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1D90000004A80BFCAF2C.wmf"/>
  <manifest:file-entry manifest:media-type="" manifest:full-path="Pictures/2000000700001D5B000004A8D2094553.wm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Arial Narrow1" svg:font-family="'Arial Narrow'" style:font-family-generic="swiss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</office:font-face-decls>
  <office:automatic-styles>
    <style:style style:name="Tabla1" style:family="table">
      <style:table-properties style:width="16.828cm" fo:margin-left="0.637cm" table:align="left" style:writing-mode="lr-tb"/>
    </style:style>
    <style:style style:name="Tabla1.A" style:family="table-column">
      <style:table-column-properties style:column-width="5.999cm"/>
    </style:style>
    <style:style style:name="Tabla1.B" style:family="table-column">
      <style:table-column-properties style:column-width="10.829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a1.B2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2" style:family="table">
      <style:table-properties style:width="17.383cm" fo:margin-left="-0.004cm" fo:margin-right="0.03cm" table:align="margins" style:writing-mode="lr-tb"/>
    </style:style>
    <style:style style:name="Tabla2.A" style:family="table-column">
      <style:table-column-properties style:column-width="4.39cm" style:rel-column-width="16551*"/>
    </style:style>
    <style:style style:name="Tabla2.B" style:family="table-column">
      <style:table-column-properties style:column-width="12.993cm" style:rel-column-width="48984*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2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2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2.B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2.3" style:family="table-row">
      <style:table-row-properties style:min-row-height="0.344cm" style:keep-together="true" fo:keep-together="auto"/>
    </style:style>
    <style:style style:name="Tabla7" style:family="table">
      <style:table-properties style:width="17.436cm" fo:margin-left="-0.004cm" fo:margin-right="-0.023cm" table:align="margins" style:writing-mode="lr-tb"/>
    </style:style>
    <style:style style:name="Tabla7.A" style:family="table-column">
      <style:table-column-properties style:column-width="4.392cm" style:rel-column-width="16508*"/>
    </style:style>
    <style:style style:name="Tabla7.B" style:family="table-column">
      <style:table-column-properties style:column-width="8.546cm" style:rel-column-width="32121*"/>
    </style:style>
    <style:style style:name="Tabla7.C" style:family="table-column">
      <style:table-column-properties style:column-width="2.223cm" style:rel-column-width="8353*"/>
    </style:style>
    <style:style style:name="Tabla7.D" style:family="table-column">
      <style:table-column-properties style:column-width="2.275cm" style:rel-column-width="8553*"/>
    </style:style>
    <style:style style:name="Tabla7.1" style:family="table-row">
      <style:table-row-properties style:keep-together="true" fo:keep-together="auto"/>
    </style:style>
    <style:style style:name="Tabla7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7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7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7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7.3" style:family="table-row">
      <style:table-row-properties style:min-row-height="0.399cm" style:keep-together="true" fo:keep-together="auto"/>
    </style:style>
    <style:style style:name="Tabla7.19" style:family="table-row">
      <style:table-row-properties style:min-row-height="0.601cm" style:keep-together="true" fo:keep-together="auto"/>
    </style:style>
    <style:style style:name="Tabla8" style:family="table">
      <style:table-properties style:width="17.436cm" fo:margin-left="-0.004cm" fo:margin-right="-0.023cm" table:align="margins" style:writing-mode="lr-tb"/>
    </style:style>
    <style:style style:name="Tabla8.A" style:family="table-column">
      <style:table-column-properties style:column-width="4.392cm" style:rel-column-width="16508*"/>
    </style:style>
    <style:style style:name="Tabla8.B" style:family="table-column">
      <style:table-column-properties style:column-width="8.546cm" style:rel-column-width="32121*"/>
    </style:style>
    <style:style style:name="Tabla8.C" style:family="table-column">
      <style:table-column-properties style:column-width="2.223cm" style:rel-column-width="8353*"/>
    </style:style>
    <style:style style:name="Tabla8.D" style:family="table-column">
      <style:table-column-properties style:column-width="2.275cm" style:rel-column-width="8553*"/>
    </style:style>
    <style:style style:name="Tabla8.1" style:family="table-row">
      <style:table-row-properties style:keep-together="true" fo:keep-together="auto"/>
    </style:style>
    <style:style style:name="Tabla8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8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8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8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8.3" style:family="table-row">
      <style:table-row-properties style:min-row-height="0.399cm" style:keep-together="true" fo:keep-together="auto"/>
    </style:style>
    <style:style style:name="Tabla8.22" style:family="table-row">
      <style:table-row-properties style:min-row-height="0.601cm" style:keep-together="true" fo:keep-together="auto"/>
    </style:style>
    <style:style style:name="Tabla9" style:family="table">
      <style:table-properties style:width="17.436cm" fo:margin-left="-0.004cm" fo:margin-right="-0.023cm" table:align="margins" style:writing-mode="lr-tb"/>
    </style:style>
    <style:style style:name="Tabla9.A" style:family="table-column">
      <style:table-column-properties style:column-width="4.392cm" style:rel-column-width="16508*"/>
    </style:style>
    <style:style style:name="Tabla9.B" style:family="table-column">
      <style:table-column-properties style:column-width="8.546cm" style:rel-column-width="32121*"/>
    </style:style>
    <style:style style:name="Tabla9.C" style:family="table-column">
      <style:table-column-properties style:column-width="2.223cm" style:rel-column-width="8353*"/>
    </style:style>
    <style:style style:name="Tabla9.D" style:family="table-column">
      <style:table-column-properties style:column-width="2.275cm" style:rel-column-width="8553*"/>
    </style:style>
    <style:style style:name="Tabla9.1" style:family="table-row">
      <style:table-row-properties style:keep-together="true" fo:keep-together="auto"/>
    </style:style>
    <style:style style:name="Tabla9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9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9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9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9.3" style:family="table-row">
      <style:table-row-properties style:min-row-height="0.399cm" style:keep-together="true" fo:keep-together="auto"/>
    </style:style>
    <style:style style:name="Tabla9.22" style:family="table-row">
      <style:table-row-properties style:min-row-height="0.601cm" style:keep-together="true" fo:keep-together="auto"/>
    </style:style>
    <style:style style:name="Tabla10" style:family="table">
      <style:table-properties style:width="17.436cm" fo:margin-left="-0.004cm" fo:margin-right="-0.023cm" table:align="margins" style:writing-mode="lr-tb"/>
    </style:style>
    <style:style style:name="Tabla10.A" style:family="table-column">
      <style:table-column-properties style:column-width="4.392cm" style:rel-column-width="16508*"/>
    </style:style>
    <style:style style:name="Tabla10.B" style:family="table-column">
      <style:table-column-properties style:column-width="8.546cm" style:rel-column-width="32121*"/>
    </style:style>
    <style:style style:name="Tabla10.C" style:family="table-column">
      <style:table-column-properties style:column-width="2.223cm" style:rel-column-width="8353*"/>
    </style:style>
    <style:style style:name="Tabla10.D" style:family="table-column">
      <style:table-column-properties style:column-width="2.275cm" style:rel-column-width="8553*"/>
    </style:style>
    <style:style style:name="Tabla10.1" style:family="table-row">
      <style:table-row-properties style:keep-together="true" fo:keep-together="auto"/>
    </style:style>
    <style:style style:name="Tabla10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10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10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10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10.3" style:family="table-row">
      <style:table-row-properties style:min-row-height="0.399cm" style:keep-together="true" fo:keep-together="auto"/>
    </style:style>
    <style:style style:name="Tabla10.7" style:family="table-row">
      <style:table-row-properties style:min-row-height="0.132cm" style:keep-together="true" fo:keep-together="auto"/>
    </style:style>
    <style:style style:name="Tabla10.26" style:family="table-row">
      <style:table-row-properties style:min-row-height="0.601cm" style:keep-together="true" fo:keep-together="auto"/>
    </style:style>
    <style:style style:name="Tabla11" style:family="table">
      <style:table-properties style:width="17.436cm" fo:margin-left="-0.004cm" fo:margin-right="-0.023cm" table:align="margins" style:writing-mode="lr-tb"/>
    </style:style>
    <style:style style:name="Tabla11.A" style:family="table-column">
      <style:table-column-properties style:column-width="4.392cm" style:rel-column-width="16508*"/>
    </style:style>
    <style:style style:name="Tabla11.B" style:family="table-column">
      <style:table-column-properties style:column-width="8.546cm" style:rel-column-width="32121*"/>
    </style:style>
    <style:style style:name="Tabla11.C" style:family="table-column">
      <style:table-column-properties style:column-width="2.223cm" style:rel-column-width="8353*"/>
    </style:style>
    <style:style style:name="Tabla11.D" style:family="table-column">
      <style:table-column-properties style:column-width="2.275cm" style:rel-column-width="8553*"/>
    </style:style>
    <style:style style:name="Tabla11.1" style:family="table-row">
      <style:table-row-properties style:keep-together="true" fo:keep-together="auto"/>
    </style:style>
    <style:style style:name="Tabla11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11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11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11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11.3" style:family="table-row">
      <style:table-row-properties style:min-row-height="0.399cm" style:keep-together="true" fo:keep-together="auto"/>
    </style:style>
    <style:style style:name="Tabla11.24" style:family="table-row">
      <style:table-row-properties style:min-row-height="0.601cm" style:keep-together="true" fo:keep-together="auto"/>
    </style:style>
    <style:style style:name="Tabla12" style:family="table">
      <style:table-properties style:width="17.436cm" fo:margin-left="-0.004cm" fo:margin-right="-0.023cm" table:align="margins" style:writing-mode="lr-tb"/>
    </style:style>
    <style:style style:name="Tabla12.A" style:family="table-column">
      <style:table-column-properties style:column-width="4.392cm" style:rel-column-width="16508*"/>
    </style:style>
    <style:style style:name="Tabla12.B" style:family="table-column">
      <style:table-column-properties style:column-width="8.546cm" style:rel-column-width="32121*"/>
    </style:style>
    <style:style style:name="Tabla12.C" style:family="table-column">
      <style:table-column-properties style:column-width="2.223cm" style:rel-column-width="8353*"/>
    </style:style>
    <style:style style:name="Tabla12.D" style:family="table-column">
      <style:table-column-properties style:column-width="2.275cm" style:rel-column-width="8553*"/>
    </style:style>
    <style:style style:name="Tabla12.1" style:family="table-row">
      <style:table-row-properties style:keep-together="true" fo:keep-together="auto"/>
    </style:style>
    <style:style style:name="Tabla12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12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12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12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12.3" style:family="table-row">
      <style:table-row-properties style:min-row-height="0.399cm" style:keep-together="true" fo:keep-together="auto"/>
    </style:style>
    <style:style style:name="Tabla12.62" style:family="table-row">
      <style:table-row-properties style:min-row-height="0.601cm" style:keep-together="true" fo:keep-together="auto"/>
    </style:style>
    <style:style style:name="Tabla44" style:family="table">
      <style:table-properties style:width="17.436cm" fo:margin-left="-0.004cm" fo:margin-right="-0.023cm" table:align="margins" style:writing-mode="lr-tb"/>
    </style:style>
    <style:style style:name="Tabla44.A" style:family="table-column">
      <style:table-column-properties style:column-width="4.392cm" style:rel-column-width="16508*"/>
    </style:style>
    <style:style style:name="Tabla44.B" style:family="table-column">
      <style:table-column-properties style:column-width="8.546cm" style:rel-column-width="32121*"/>
    </style:style>
    <style:style style:name="Tabla44.C" style:family="table-column">
      <style:table-column-properties style:column-width="2.223cm" style:rel-column-width="8353*"/>
    </style:style>
    <style:style style:name="Tabla44.D" style:family="table-column">
      <style:table-column-properties style:column-width="2.275cm" style:rel-column-width="8553*"/>
    </style:style>
    <style:style style:name="Tabla44.1" style:family="table-row">
      <style:table-row-properties style:keep-together="true" fo:keep-together="auto"/>
    </style:style>
    <style:style style:name="Tabla44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44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44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44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44.3" style:family="table-row">
      <style:table-row-properties style:min-row-height="0.399cm" style:keep-together="true" fo:keep-together="auto"/>
    </style:style>
    <style:style style:name="Tabla44.61" style:family="table-row">
      <style:table-row-properties style:min-row-height="0.601cm" style:keep-together="true" fo:keep-together="auto"/>
    </style:style>
    <style:style style:name="Tabla45" style:family="table">
      <style:table-properties style:width="17.436cm" fo:margin-left="-0.004cm" fo:margin-right="-0.023cm" table:align="margins" style:writing-mode="lr-tb"/>
    </style:style>
    <style:style style:name="Tabla45.A" style:family="table-column">
      <style:table-column-properties style:column-width="4.392cm" style:rel-column-width="16508*"/>
    </style:style>
    <style:style style:name="Tabla45.B" style:family="table-column">
      <style:table-column-properties style:column-width="8.546cm" style:rel-column-width="32121*"/>
    </style:style>
    <style:style style:name="Tabla45.C" style:family="table-column">
      <style:table-column-properties style:column-width="2.223cm" style:rel-column-width="8353*"/>
    </style:style>
    <style:style style:name="Tabla45.D" style:family="table-column">
      <style:table-column-properties style:column-width="2.275cm" style:rel-column-width="8553*"/>
    </style:style>
    <style:style style:name="Tabla45.1" style:family="table-row">
      <style:table-row-properties style:keep-together="true" fo:keep-together="auto"/>
    </style:style>
    <style:style style:name="Tabla45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45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45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45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45.3" style:family="table-row">
      <style:table-row-properties style:min-row-height="0.399cm" style:keep-together="true" fo:keep-together="auto"/>
    </style:style>
    <style:style style:name="Tabla45.58" style:family="table-row">
      <style:table-row-properties style:min-row-height="0.601cm" style:keep-together="true" fo:keep-together="auto"/>
    </style:style>
    <style:style style:name="Tabla13" style:family="table">
      <style:table-properties style:width="17.436cm" fo:margin-left="-0.004cm" fo:margin-right="-0.023cm" table:align="margins" style:writing-mode="lr-tb"/>
    </style:style>
    <style:style style:name="Tabla13.A" style:family="table-column">
      <style:table-column-properties style:column-width="4.392cm" style:rel-column-width="16508*"/>
    </style:style>
    <style:style style:name="Tabla13.B" style:family="table-column">
      <style:table-column-properties style:column-width="8.546cm" style:rel-column-width="32121*"/>
    </style:style>
    <style:style style:name="Tabla13.C" style:family="table-column">
      <style:table-column-properties style:column-width="2.223cm" style:rel-column-width="8353*"/>
    </style:style>
    <style:style style:name="Tabla13.D" style:family="table-column">
      <style:table-column-properties style:column-width="2.275cm" style:rel-column-width="8553*"/>
    </style:style>
    <style:style style:name="Tabla13.1" style:family="table-row">
      <style:table-row-properties style:keep-together="true" fo:keep-together="auto"/>
    </style:style>
    <style:style style:name="Tabla13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13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13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13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13.3" style:family="table-row">
      <style:table-row-properties style:min-row-height="0.399cm" style:keep-together="true" fo:keep-together="auto"/>
    </style:style>
    <style:style style:name="Tabla13.56" style:family="table-row">
      <style:table-row-properties style:min-row-height="0.601cm" style:keep-together="true" fo:keep-together="auto"/>
    </style:style>
    <style:style style:name="Tabla46" style:family="table">
      <style:table-properties style:width="17.436cm" fo:margin-left="-0.004cm" fo:margin-right="-0.023cm" table:align="margins" style:writing-mode="lr-tb"/>
    </style:style>
    <style:style style:name="Tabla46.A" style:family="table-column">
      <style:table-column-properties style:column-width="4.392cm" style:rel-column-width="16508*"/>
    </style:style>
    <style:style style:name="Tabla46.B" style:family="table-column">
      <style:table-column-properties style:column-width="8.546cm" style:rel-column-width="32121*"/>
    </style:style>
    <style:style style:name="Tabla46.C" style:family="table-column">
      <style:table-column-properties style:column-width="2.223cm" style:rel-column-width="8353*"/>
    </style:style>
    <style:style style:name="Tabla46.D" style:family="table-column">
      <style:table-column-properties style:column-width="2.275cm" style:rel-column-width="8553*"/>
    </style:style>
    <style:style style:name="Tabla46.1" style:family="table-row">
      <style:table-row-properties style:keep-together="true" fo:keep-together="auto"/>
    </style:style>
    <style:style style:name="Tabla46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46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46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46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46.3" style:family="table-row">
      <style:table-row-properties style:min-row-height="0.399cm" style:keep-together="true" fo:keep-together="auto"/>
    </style:style>
    <style:style style:name="Tabla46.55" style:family="table-row">
      <style:table-row-properties style:min-row-height="0.601cm" style:keep-together="true" fo:keep-together="auto"/>
    </style:style>
    <style:style style:name="Tabla47" style:family="table">
      <style:table-properties style:width="17.436cm" fo:margin-left="-0.004cm" fo:margin-right="-0.023cm" table:align="margins" style:writing-mode="lr-tb"/>
    </style:style>
    <style:style style:name="Tabla47.A" style:family="table-column">
      <style:table-column-properties style:column-width="4.392cm" style:rel-column-width="16508*"/>
    </style:style>
    <style:style style:name="Tabla47.B" style:family="table-column">
      <style:table-column-properties style:column-width="8.546cm" style:rel-column-width="32121*"/>
    </style:style>
    <style:style style:name="Tabla47.C" style:family="table-column">
      <style:table-column-properties style:column-width="2.223cm" style:rel-column-width="8353*"/>
    </style:style>
    <style:style style:name="Tabla47.D" style:family="table-column">
      <style:table-column-properties style:column-width="2.275cm" style:rel-column-width="8553*"/>
    </style:style>
    <style:style style:name="Tabla47.1" style:family="table-row">
      <style:table-row-properties style:keep-together="true" fo:keep-together="auto"/>
    </style:style>
    <style:style style:name="Tabla47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47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47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47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47.3" style:family="table-row">
      <style:table-row-properties style:min-row-height="0.399cm" style:keep-together="true" fo:keep-together="auto"/>
    </style:style>
    <style:style style:name="Tabla47.52" style:family="table-row">
      <style:table-row-properties style:min-row-height="0.601cm" style:keep-together="true" fo:keep-together="auto"/>
    </style:style>
    <style:style style:name="Tabla14" style:family="table">
      <style:table-properties style:width="17.436cm" fo:margin-left="-0.004cm" fo:margin-right="-0.023cm" table:align="margins" style:writing-mode="lr-tb"/>
    </style:style>
    <style:style style:name="Tabla14.A" style:family="table-column">
      <style:table-column-properties style:column-width="4.392cm" style:rel-column-width="16508*"/>
    </style:style>
    <style:style style:name="Tabla14.B" style:family="table-column">
      <style:table-column-properties style:column-width="8.546cm" style:rel-column-width="32121*"/>
    </style:style>
    <style:style style:name="Tabla14.C" style:family="table-column">
      <style:table-column-properties style:column-width="2.223cm" style:rel-column-width="8353*"/>
    </style:style>
    <style:style style:name="Tabla14.D" style:family="table-column">
      <style:table-column-properties style:column-width="2.275cm" style:rel-column-width="8553*"/>
    </style:style>
    <style:style style:name="Tabla14.1" style:family="table-row">
      <style:table-row-properties style:keep-together="true" fo:keep-together="auto"/>
    </style:style>
    <style:style style:name="Tabla14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14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14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14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14.3" style:family="table-row">
      <style:table-row-properties style:min-row-height="0.399cm" style:keep-together="true" fo:keep-together="auto"/>
    </style:style>
    <style:style style:name="Tabla14.50" style:family="table-row">
      <style:table-row-properties style:min-row-height="0.601cm" style:keep-together="true" fo:keep-together="auto"/>
    </style:style>
    <style:style style:name="Tabla15" style:family="table">
      <style:table-properties style:width="17.436cm" fo:margin-left="-0.004cm" fo:margin-right="-0.023cm" table:align="margins" style:writing-mode="lr-tb"/>
    </style:style>
    <style:style style:name="Tabla15.A" style:family="table-column">
      <style:table-column-properties style:column-width="4.392cm" style:rel-column-width="16508*"/>
    </style:style>
    <style:style style:name="Tabla15.B" style:family="table-column">
      <style:table-column-properties style:column-width="8.546cm" style:rel-column-width="32121*"/>
    </style:style>
    <style:style style:name="Tabla15.C" style:family="table-column">
      <style:table-column-properties style:column-width="2.223cm" style:rel-column-width="8353*"/>
    </style:style>
    <style:style style:name="Tabla15.D" style:family="table-column">
      <style:table-column-properties style:column-width="2.275cm" style:rel-column-width="8553*"/>
    </style:style>
    <style:style style:name="Tabla15.1" style:family="table-row">
      <style:table-row-properties style:keep-together="true" fo:keep-together="auto"/>
    </style:style>
    <style:style style:name="Tabla15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15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15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15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15.3" style:family="table-row">
      <style:table-row-properties style:min-row-height="0.399cm" style:keep-together="true" fo:keep-together="auto"/>
    </style:style>
    <style:style style:name="Tabla15.47" style:family="table-row">
      <style:table-row-properties style:min-row-height="0.601cm" style:keep-together="true" fo:keep-together="auto"/>
    </style:style>
    <style:style style:name="Tabla16" style:family="table">
      <style:table-properties style:width="17.436cm" fo:margin-left="-0.004cm" fo:margin-right="-0.023cm" table:align="margins" style:writing-mode="lr-tb"/>
    </style:style>
    <style:style style:name="Tabla16.A" style:family="table-column">
      <style:table-column-properties style:column-width="4.392cm" style:rel-column-width="16508*"/>
    </style:style>
    <style:style style:name="Tabla16.B" style:family="table-column">
      <style:table-column-properties style:column-width="8.546cm" style:rel-column-width="32121*"/>
    </style:style>
    <style:style style:name="Tabla16.C" style:family="table-column">
      <style:table-column-properties style:column-width="2.223cm" style:rel-column-width="8353*"/>
    </style:style>
    <style:style style:name="Tabla16.D" style:family="table-column">
      <style:table-column-properties style:column-width="2.275cm" style:rel-column-width="8553*"/>
    </style:style>
    <style:style style:name="Tabla16.1" style:family="table-row">
      <style:table-row-properties style:keep-together="true" fo:keep-together="auto"/>
    </style:style>
    <style:style style:name="Tabla16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16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16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16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16.3" style:family="table-row">
      <style:table-row-properties style:min-row-height="0.399cm" style:keep-together="true" fo:keep-together="auto"/>
    </style:style>
    <style:style style:name="Tabla16.29" style:family="table-row">
      <style:table-row-properties style:min-row-height="0.601cm" style:keep-together="true" fo:keep-together="auto"/>
    </style:style>
    <style:style style:name="Tabla17" style:family="table">
      <style:table-properties style:width="17.436cm" fo:margin-left="-0.004cm" fo:margin-right="-0.023cm" table:align="margins" style:writing-mode="lr-tb"/>
    </style:style>
    <style:style style:name="Tabla17.A" style:family="table-column">
      <style:table-column-properties style:column-width="4.392cm" style:rel-column-width="16508*"/>
    </style:style>
    <style:style style:name="Tabla17.B" style:family="table-column">
      <style:table-column-properties style:column-width="8.546cm" style:rel-column-width="32121*"/>
    </style:style>
    <style:style style:name="Tabla17.C" style:family="table-column">
      <style:table-column-properties style:column-width="2.223cm" style:rel-column-width="8353*"/>
    </style:style>
    <style:style style:name="Tabla17.D" style:family="table-column">
      <style:table-column-properties style:column-width="2.275cm" style:rel-column-width="8553*"/>
    </style:style>
    <style:style style:name="Tabla17.1" style:family="table-row">
      <style:table-row-properties style:keep-together="true" fo:keep-together="auto"/>
    </style:style>
    <style:style style:name="Tabla17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17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17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17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17.3" style:family="table-row">
      <style:table-row-properties style:min-row-height="0.399cm" style:keep-together="true" fo:keep-together="auto"/>
    </style:style>
    <style:style style:name="Tabla17.29" style:family="table-row">
      <style:table-row-properties style:min-row-height="0.601cm" style:keep-together="true" fo:keep-together="auto"/>
    </style:style>
    <style:style style:name="Tabla18" style:family="table">
      <style:table-properties style:width="17.436cm" fo:margin-left="-0.004cm" fo:margin-right="-0.023cm" table:align="margins" style:writing-mode="lr-tb"/>
    </style:style>
    <style:style style:name="Tabla18.A" style:family="table-column">
      <style:table-column-properties style:column-width="4.392cm" style:rel-column-width="16508*"/>
    </style:style>
    <style:style style:name="Tabla18.B" style:family="table-column">
      <style:table-column-properties style:column-width="8.546cm" style:rel-column-width="32121*"/>
    </style:style>
    <style:style style:name="Tabla18.C" style:family="table-column">
      <style:table-column-properties style:column-width="2.223cm" style:rel-column-width="8353*"/>
    </style:style>
    <style:style style:name="Tabla18.D" style:family="table-column">
      <style:table-column-properties style:column-width="2.275cm" style:rel-column-width="8553*"/>
    </style:style>
    <style:style style:name="Tabla18.1" style:family="table-row">
      <style:table-row-properties style:keep-together="true" fo:keep-together="auto"/>
    </style:style>
    <style:style style:name="Tabla18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18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18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18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18.3" style:family="table-row">
      <style:table-row-properties style:min-row-height="0.399cm" style:keep-together="true" fo:keep-together="auto"/>
    </style:style>
    <style:style style:name="Tabla18.28" style:family="table-row">
      <style:table-row-properties style:min-row-height="0.601cm" style:keep-together="true" fo:keep-together="auto"/>
    </style:style>
    <style:style style:name="Tabla19" style:family="table">
      <style:table-properties style:width="17.436cm" fo:margin-left="-0.004cm" fo:margin-right="-0.023cm" table:align="margins" style:writing-mode="lr-tb"/>
    </style:style>
    <style:style style:name="Tabla19.A" style:family="table-column">
      <style:table-column-properties style:column-width="4.392cm" style:rel-column-width="16508*"/>
    </style:style>
    <style:style style:name="Tabla19.B" style:family="table-column">
      <style:table-column-properties style:column-width="8.546cm" style:rel-column-width="32121*"/>
    </style:style>
    <style:style style:name="Tabla19.C" style:family="table-column">
      <style:table-column-properties style:column-width="2.223cm" style:rel-column-width="8353*"/>
    </style:style>
    <style:style style:name="Tabla19.D" style:family="table-column">
      <style:table-column-properties style:column-width="2.275cm" style:rel-column-width="8553*"/>
    </style:style>
    <style:style style:name="Tabla19.1" style:family="table-row">
      <style:table-row-properties style:keep-together="true" fo:keep-together="auto"/>
    </style:style>
    <style:style style:name="Tabla19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19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19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19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19.3" style:family="table-row">
      <style:table-row-properties style:min-row-height="0.399cm" style:keep-together="true" fo:keep-together="auto"/>
    </style:style>
    <style:style style:name="Tabla19.24" style:family="table-row">
      <style:table-row-properties style:min-row-height="0.601cm" style:keep-together="true" fo:keep-together="auto"/>
    </style:style>
    <style:style style:name="Tabla20" style:family="table">
      <style:table-properties style:width="17.436cm" fo:margin-left="-0.004cm" fo:margin-right="-0.023cm" table:align="margins" style:writing-mode="lr-tb"/>
    </style:style>
    <style:style style:name="Tabla20.A" style:family="table-column">
      <style:table-column-properties style:column-width="4.392cm" style:rel-column-width="16508*"/>
    </style:style>
    <style:style style:name="Tabla20.B" style:family="table-column">
      <style:table-column-properties style:column-width="8.546cm" style:rel-column-width="32121*"/>
    </style:style>
    <style:style style:name="Tabla20.C" style:family="table-column">
      <style:table-column-properties style:column-width="2.223cm" style:rel-column-width="8353*"/>
    </style:style>
    <style:style style:name="Tabla20.D" style:family="table-column">
      <style:table-column-properties style:column-width="2.275cm" style:rel-column-width="8553*"/>
    </style:style>
    <style:style style:name="Tabla20.1" style:family="table-row">
      <style:table-row-properties style:keep-together="true" fo:keep-together="auto"/>
    </style:style>
    <style:style style:name="Tabla20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20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20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20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20.3" style:family="table-row">
      <style:table-row-properties style:min-row-height="0.399cm" style:keep-together="true" fo:keep-together="auto"/>
    </style:style>
    <style:style style:name="Tabla20.21" style:family="table-row">
      <style:table-row-properties style:min-row-height="0.601cm" style:keep-together="true" fo:keep-together="auto"/>
    </style:style>
    <style:style style:name="Tabla21" style:family="table">
      <style:table-properties style:width="17.436cm" fo:margin-left="-0.004cm" fo:margin-right="-0.023cm" table:align="margins" style:writing-mode="lr-tb"/>
    </style:style>
    <style:style style:name="Tabla21.A" style:family="table-column">
      <style:table-column-properties style:column-width="4.392cm" style:rel-column-width="16508*"/>
    </style:style>
    <style:style style:name="Tabla21.B" style:family="table-column">
      <style:table-column-properties style:column-width="8.546cm" style:rel-column-width="32121*"/>
    </style:style>
    <style:style style:name="Tabla21.C" style:family="table-column">
      <style:table-column-properties style:column-width="2.223cm" style:rel-column-width="8353*"/>
    </style:style>
    <style:style style:name="Tabla21.D" style:family="table-column">
      <style:table-column-properties style:column-width="2.275cm" style:rel-column-width="8553*"/>
    </style:style>
    <style:style style:name="Tabla21.1" style:family="table-row">
      <style:table-row-properties style:keep-together="true" fo:keep-together="auto"/>
    </style:style>
    <style:style style:name="Tabla21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21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21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21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21.3" style:family="table-row">
      <style:table-row-properties style:min-row-height="0.399cm" style:keep-together="true" fo:keep-together="auto"/>
    </style:style>
    <style:style style:name="Tabla21.23" style:family="table-row">
      <style:table-row-properties style:min-row-height="0.601cm" style:keep-together="true" fo:keep-together="auto"/>
    </style:style>
    <style:style style:name="Tabla22" style:family="table">
      <style:table-properties style:width="17.436cm" fo:margin-left="-0.004cm" fo:margin-right="-0.023cm" table:align="margins" style:writing-mode="lr-tb"/>
    </style:style>
    <style:style style:name="Tabla22.A" style:family="table-column">
      <style:table-column-properties style:column-width="4.392cm" style:rel-column-width="16508*"/>
    </style:style>
    <style:style style:name="Tabla22.B" style:family="table-column">
      <style:table-column-properties style:column-width="8.546cm" style:rel-column-width="32121*"/>
    </style:style>
    <style:style style:name="Tabla22.C" style:family="table-column">
      <style:table-column-properties style:column-width="2.223cm" style:rel-column-width="8353*"/>
    </style:style>
    <style:style style:name="Tabla22.D" style:family="table-column">
      <style:table-column-properties style:column-width="2.275cm" style:rel-column-width="8553*"/>
    </style:style>
    <style:style style:name="Tabla22.1" style:family="table-row">
      <style:table-row-properties style:keep-together="true" fo:keep-together="auto"/>
    </style:style>
    <style:style style:name="Tabla22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22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22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22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22.3" style:family="table-row">
      <style:table-row-properties style:min-row-height="0.399cm" style:keep-together="true" fo:keep-together="auto"/>
    </style:style>
    <style:style style:name="Tabla22.19" style:family="table-row">
      <style:table-row-properties style:min-row-height="0.591cm" style:keep-together="true" fo:keep-together="auto"/>
    </style:style>
    <style:style style:name="Tabla22.21" style:family="table-row">
      <style:table-row-properties style:min-row-height="0.601cm" style:keep-together="true" fo:keep-together="auto"/>
    </style:style>
    <style:style style:name="Tabla23" style:family="table">
      <style:table-properties style:width="17.436cm" fo:margin-left="-0.004cm" fo:margin-right="-0.023cm" table:align="margins" style:writing-mode="lr-tb"/>
    </style:style>
    <style:style style:name="Tabla23.A" style:family="table-column">
      <style:table-column-properties style:column-width="4.392cm" style:rel-column-width="16508*"/>
    </style:style>
    <style:style style:name="Tabla23.B" style:family="table-column">
      <style:table-column-properties style:column-width="8.546cm" style:rel-column-width="32121*"/>
    </style:style>
    <style:style style:name="Tabla23.C" style:family="table-column">
      <style:table-column-properties style:column-width="2.223cm" style:rel-column-width="8353*"/>
    </style:style>
    <style:style style:name="Tabla23.D" style:family="table-column">
      <style:table-column-properties style:column-width="2.275cm" style:rel-column-width="8553*"/>
    </style:style>
    <style:style style:name="Tabla23.1" style:family="table-row">
      <style:table-row-properties style:keep-together="true" fo:keep-together="auto"/>
    </style:style>
    <style:style style:name="Tabla23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23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23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23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23.3" style:family="table-row">
      <style:table-row-properties style:min-row-height="0.399cm" style:keep-together="true" fo:keep-together="auto"/>
    </style:style>
    <style:style style:name="Tabla23.13" style:family="table-row">
      <style:table-row-properties style:min-row-height="2.882cm" style:keep-together="true" fo:keep-together="auto"/>
    </style:style>
    <style:style style:name="Tabla23.21" style:family="table-row">
      <style:table-row-properties style:min-row-height="0.601cm" style:keep-together="true" fo:keep-together="auto"/>
    </style:style>
    <style:style style:name="Tabla24" style:family="table">
      <style:table-properties style:width="17.436cm" fo:margin-left="-0.004cm" fo:margin-right="-0.023cm" table:align="margins" style:writing-mode="lr-tb"/>
    </style:style>
    <style:style style:name="Tabla24.A" style:family="table-column">
      <style:table-column-properties style:column-width="4.392cm" style:rel-column-width="16508*"/>
    </style:style>
    <style:style style:name="Tabla24.B" style:family="table-column">
      <style:table-column-properties style:column-width="8.546cm" style:rel-column-width="32121*"/>
    </style:style>
    <style:style style:name="Tabla24.C" style:family="table-column">
      <style:table-column-properties style:column-width="2.223cm" style:rel-column-width="8353*"/>
    </style:style>
    <style:style style:name="Tabla24.D" style:family="table-column">
      <style:table-column-properties style:column-width="2.275cm" style:rel-column-width="8553*"/>
    </style:style>
    <style:style style:name="Tabla24.1" style:family="table-row">
      <style:table-row-properties style:keep-together="true" fo:keep-together="auto"/>
    </style:style>
    <style:style style:name="Tabla24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24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24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24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24.3" style:family="table-row">
      <style:table-row-properties style:min-row-height="0.399cm" style:keep-together="true" fo:keep-together="auto"/>
    </style:style>
    <style:style style:name="Tabla24.21" style:family="table-row">
      <style:table-row-properties style:min-row-height="0.601cm" style:keep-together="true" fo:keep-together="auto"/>
    </style:style>
    <style:style style:name="Tabla25" style:family="table">
      <style:table-properties style:width="17.436cm" fo:margin-left="-0.004cm" fo:margin-right="-0.023cm" table:align="margins" style:writing-mode="lr-tb"/>
    </style:style>
    <style:style style:name="Tabla25.A" style:family="table-column">
      <style:table-column-properties style:column-width="4.392cm" style:rel-column-width="16508*"/>
    </style:style>
    <style:style style:name="Tabla25.B" style:family="table-column">
      <style:table-column-properties style:column-width="8.546cm" style:rel-column-width="32121*"/>
    </style:style>
    <style:style style:name="Tabla25.C" style:family="table-column">
      <style:table-column-properties style:column-width="2.223cm" style:rel-column-width="8353*"/>
    </style:style>
    <style:style style:name="Tabla25.D" style:family="table-column">
      <style:table-column-properties style:column-width="2.275cm" style:rel-column-width="8553*"/>
    </style:style>
    <style:style style:name="Tabla25.1" style:family="table-row">
      <style:table-row-properties style:keep-together="true" fo:keep-together="auto"/>
    </style:style>
    <style:style style:name="Tabla25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25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25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25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25.3" style:family="table-row">
      <style:table-row-properties style:min-row-height="0.399cm" style:keep-together="true" fo:keep-together="auto"/>
    </style:style>
    <style:style style:name="Tabla25.24" style:family="table-row">
      <style:table-row-properties style:min-row-height="0.601cm" style:keep-together="true" fo:keep-together="auto"/>
    </style:style>
    <style:style style:name="Tabla26" style:family="table">
      <style:table-properties style:width="17.436cm" fo:margin-left="-0.004cm" fo:margin-right="-0.023cm" table:align="margins" style:writing-mode="lr-tb"/>
    </style:style>
    <style:style style:name="Tabla26.A" style:family="table-column">
      <style:table-column-properties style:column-width="4.392cm" style:rel-column-width="16508*"/>
    </style:style>
    <style:style style:name="Tabla26.B" style:family="table-column">
      <style:table-column-properties style:column-width="8.546cm" style:rel-column-width="32121*"/>
    </style:style>
    <style:style style:name="Tabla26.C" style:family="table-column">
      <style:table-column-properties style:column-width="2.223cm" style:rel-column-width="8353*"/>
    </style:style>
    <style:style style:name="Tabla26.D" style:family="table-column">
      <style:table-column-properties style:column-width="2.275cm" style:rel-column-width="8553*"/>
    </style:style>
    <style:style style:name="Tabla26.1" style:family="table-row">
      <style:table-row-properties style:keep-together="true" fo:keep-together="auto"/>
    </style:style>
    <style:style style:name="Tabla26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26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26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26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26.3" style:family="table-row">
      <style:table-row-properties style:min-row-height="0.399cm" style:keep-together="true" fo:keep-together="auto"/>
    </style:style>
    <style:style style:name="Tabla26.24" style:family="table-row">
      <style:table-row-properties style:min-row-height="0.601cm" style:keep-together="true" fo:keep-together="auto"/>
    </style:style>
    <style:style style:name="Tabla27" style:family="table">
      <style:table-properties style:width="17.436cm" fo:margin-left="-0.004cm" fo:margin-right="-0.023cm" table:align="margins" style:writing-mode="lr-tb"/>
    </style:style>
    <style:style style:name="Tabla27.A" style:family="table-column">
      <style:table-column-properties style:column-width="4.392cm" style:rel-column-width="16508*"/>
    </style:style>
    <style:style style:name="Tabla27.B" style:family="table-column">
      <style:table-column-properties style:column-width="8.546cm" style:rel-column-width="32121*"/>
    </style:style>
    <style:style style:name="Tabla27.C" style:family="table-column">
      <style:table-column-properties style:column-width="2.223cm" style:rel-column-width="8353*"/>
    </style:style>
    <style:style style:name="Tabla27.D" style:family="table-column">
      <style:table-column-properties style:column-width="2.275cm" style:rel-column-width="8553*"/>
    </style:style>
    <style:style style:name="Tabla27.1" style:family="table-row">
      <style:table-row-properties style:keep-together="true" fo:keep-together="auto"/>
    </style:style>
    <style:style style:name="Tabla27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27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27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27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27.3" style:family="table-row">
      <style:table-row-properties style:min-row-height="0.399cm" style:keep-together="true" fo:keep-together="auto"/>
    </style:style>
    <style:style style:name="Tabla27.18" style:family="table-row">
      <style:table-row-properties style:min-row-height="1.279cm" style:keep-together="true" fo:keep-together="auto"/>
    </style:style>
    <style:style style:name="Tabla27.20" style:family="table-row">
      <style:table-row-properties style:min-row-height="0.601cm" style:keep-together="true" fo:keep-together="auto"/>
    </style:style>
    <style:style style:name="Tabla32" style:family="table">
      <style:table-properties style:width="17.436cm" fo:margin-left="-0.004cm" fo:margin-right="-0.023cm" table:align="margins" style:writing-mode="lr-tb"/>
    </style:style>
    <style:style style:name="Tabla32.A" style:family="table-column">
      <style:table-column-properties style:column-width="4.392cm" style:rel-column-width="16508*"/>
    </style:style>
    <style:style style:name="Tabla32.B" style:family="table-column">
      <style:table-column-properties style:column-width="8.546cm" style:rel-column-width="32121*"/>
    </style:style>
    <style:style style:name="Tabla32.C" style:family="table-column">
      <style:table-column-properties style:column-width="2.223cm" style:rel-column-width="8353*"/>
    </style:style>
    <style:style style:name="Tabla32.D" style:family="table-column">
      <style:table-column-properties style:column-width="2.275cm" style:rel-column-width="8553*"/>
    </style:style>
    <style:style style:name="Tabla32.1" style:family="table-row">
      <style:table-row-properties style:keep-together="true" fo:keep-together="auto"/>
    </style:style>
    <style:style style:name="Tabla32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32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32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32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32.3" style:family="table-row">
      <style:table-row-properties style:min-row-height="0.399cm" style:keep-together="true" fo:keep-together="auto"/>
    </style:style>
    <style:style style:name="Tabla32.21" style:family="table-row">
      <style:table-row-properties style:min-row-height="0.601cm" style:keep-together="true" fo:keep-together="auto"/>
    </style:style>
    <style:style style:name="Tabla38" style:family="table">
      <style:table-properties style:width="17.436cm" fo:margin-left="-0.004cm" fo:margin-right="-0.023cm" table:align="margins" style:writing-mode="lr-tb"/>
    </style:style>
    <style:style style:name="Tabla38.A" style:family="table-column">
      <style:table-column-properties style:column-width="4.392cm" style:rel-column-width="16508*"/>
    </style:style>
    <style:style style:name="Tabla38.B" style:family="table-column">
      <style:table-column-properties style:column-width="8.546cm" style:rel-column-width="32121*"/>
    </style:style>
    <style:style style:name="Tabla38.C" style:family="table-column">
      <style:table-column-properties style:column-width="2.223cm" style:rel-column-width="8353*"/>
    </style:style>
    <style:style style:name="Tabla38.D" style:family="table-column">
      <style:table-column-properties style:column-width="2.275cm" style:rel-column-width="8553*"/>
    </style:style>
    <style:style style:name="Tabla38.1" style:family="table-row">
      <style:table-row-properties style:keep-together="true" fo:keep-together="auto"/>
    </style:style>
    <style:style style:name="Tabla38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38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38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38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38.3" style:family="table-row">
      <style:table-row-properties style:min-row-height="0.399cm" style:keep-together="true" fo:keep-together="auto"/>
    </style:style>
    <style:style style:name="Tabla38.16" style:family="table-row">
      <style:table-row-properties style:min-row-height="1.621cm" style:keep-together="true" fo:keep-together="auto"/>
    </style:style>
    <style:style style:name="Tabla38.21" style:family="table-row">
      <style:table-row-properties style:min-row-height="0.601cm" style:keep-together="true" fo:keep-together="auto"/>
    </style:style>
    <style:style style:name="Tabla33" style:family="table">
      <style:table-properties style:width="17.436cm" fo:margin-left="-0.004cm" fo:margin-right="-0.023cm" table:align="margins" style:writing-mode="lr-tb"/>
    </style:style>
    <style:style style:name="Tabla33.A" style:family="table-column">
      <style:table-column-properties style:column-width="4.392cm" style:rel-column-width="16508*"/>
    </style:style>
    <style:style style:name="Tabla33.B" style:family="table-column">
      <style:table-column-properties style:column-width="8.546cm" style:rel-column-width="32121*"/>
    </style:style>
    <style:style style:name="Tabla33.C" style:family="table-column">
      <style:table-column-properties style:column-width="2.223cm" style:rel-column-width="8353*"/>
    </style:style>
    <style:style style:name="Tabla33.D" style:family="table-column">
      <style:table-column-properties style:column-width="2.275cm" style:rel-column-width="8553*"/>
    </style:style>
    <style:style style:name="Tabla33.1" style:family="table-row">
      <style:table-row-properties style:keep-together="true" fo:keep-together="auto"/>
    </style:style>
    <style:style style:name="Tabla33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33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33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33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33.3" style:family="table-row">
      <style:table-row-properties style:min-row-height="0.399cm" style:keep-together="true" fo:keep-together="auto"/>
    </style:style>
    <style:style style:name="Tabla33.21" style:family="table-row">
      <style:table-row-properties style:min-row-height="0.601cm" style:keep-together="true" fo:keep-together="auto"/>
    </style:style>
    <style:style style:name="Tabla28" style:family="table">
      <style:table-properties style:width="17.436cm" fo:margin-left="-0.004cm" fo:margin-right="-0.023cm" table:align="margins" style:writing-mode="lr-tb"/>
    </style:style>
    <style:style style:name="Tabla28.A" style:family="table-column">
      <style:table-column-properties style:column-width="4.392cm" style:rel-column-width="16508*"/>
    </style:style>
    <style:style style:name="Tabla28.B" style:family="table-column">
      <style:table-column-properties style:column-width="8.546cm" style:rel-column-width="32121*"/>
    </style:style>
    <style:style style:name="Tabla28.C" style:family="table-column">
      <style:table-column-properties style:column-width="2.223cm" style:rel-column-width="8353*"/>
    </style:style>
    <style:style style:name="Tabla28.D" style:family="table-column">
      <style:table-column-properties style:column-width="2.275cm" style:rel-column-width="8553*"/>
    </style:style>
    <style:style style:name="Tabla28.1" style:family="table-row">
      <style:table-row-properties style:keep-together="true" fo:keep-together="auto"/>
    </style:style>
    <style:style style:name="Tabla28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28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28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28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28.3" style:family="table-row">
      <style:table-row-properties style:min-row-height="0.399cm" style:keep-together="true" fo:keep-together="auto"/>
    </style:style>
    <style:style style:name="Tabla28.22" style:family="table-row">
      <style:table-row-properties style:min-row-height="0.601cm" style:keep-together="true" fo:keep-together="auto"/>
    </style:style>
    <style:style style:name="Tabla29" style:family="table">
      <style:table-properties style:width="17.436cm" fo:margin-left="-0.004cm" fo:margin-right="-0.023cm" table:align="margins" style:writing-mode="lr-tb"/>
    </style:style>
    <style:style style:name="Tabla29.A" style:family="table-column">
      <style:table-column-properties style:column-width="4.392cm" style:rel-column-width="16508*"/>
    </style:style>
    <style:style style:name="Tabla29.B" style:family="table-column">
      <style:table-column-properties style:column-width="8.546cm" style:rel-column-width="32121*"/>
    </style:style>
    <style:style style:name="Tabla29.C" style:family="table-column">
      <style:table-column-properties style:column-width="2.223cm" style:rel-column-width="8353*"/>
    </style:style>
    <style:style style:name="Tabla29.D" style:family="table-column">
      <style:table-column-properties style:column-width="2.275cm" style:rel-column-width="8553*"/>
    </style:style>
    <style:style style:name="Tabla29.1" style:family="table-row">
      <style:table-row-properties style:keep-together="true" fo:keep-together="auto"/>
    </style:style>
    <style:style style:name="Tabla29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29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29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29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29.3" style:family="table-row">
      <style:table-row-properties style:min-row-height="0.399cm" style:keep-together="true" fo:keep-together="auto"/>
    </style:style>
    <style:style style:name="Tabla29.24" style:family="table-row">
      <style:table-row-properties style:min-row-height="0.601cm" style:keep-together="true" fo:keep-together="auto"/>
    </style:style>
    <style:style style:name="Tabla30" style:family="table">
      <style:table-properties style:width="17.436cm" fo:margin-left="-0.004cm" fo:margin-right="-0.023cm" table:align="margins" style:writing-mode="lr-tb"/>
    </style:style>
    <style:style style:name="Tabla30.A" style:family="table-column">
      <style:table-column-properties style:column-width="4.392cm" style:rel-column-width="16508*"/>
    </style:style>
    <style:style style:name="Tabla30.B" style:family="table-column">
      <style:table-column-properties style:column-width="8.546cm" style:rel-column-width="32121*"/>
    </style:style>
    <style:style style:name="Tabla30.C" style:family="table-column">
      <style:table-column-properties style:column-width="2.223cm" style:rel-column-width="8353*"/>
    </style:style>
    <style:style style:name="Tabla30.D" style:family="table-column">
      <style:table-column-properties style:column-width="2.275cm" style:rel-column-width="8553*"/>
    </style:style>
    <style:style style:name="Tabla30.1" style:family="table-row">
      <style:table-row-properties style:keep-together="true" fo:keep-together="auto"/>
    </style:style>
    <style:style style:name="Tabla30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30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30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30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30.3" style:family="table-row">
      <style:table-row-properties style:min-row-height="0.399cm" style:keep-together="true" fo:keep-together="auto"/>
    </style:style>
    <style:style style:name="Tabla30.27" style:family="table-row">
      <style:table-row-properties style:min-row-height="0.601cm" style:keep-together="true" fo:keep-together="auto"/>
    </style:style>
    <style:style style:name="Tabla34" style:family="table">
      <style:table-properties style:width="17.436cm" fo:margin-left="-0.004cm" fo:margin-right="-0.023cm" table:align="margins" style:writing-mode="lr-tb"/>
    </style:style>
    <style:style style:name="Tabla34.A" style:family="table-column">
      <style:table-column-properties style:column-width="4.392cm" style:rel-column-width="16508*"/>
    </style:style>
    <style:style style:name="Tabla34.B" style:family="table-column">
      <style:table-column-properties style:column-width="8.546cm" style:rel-column-width="32121*"/>
    </style:style>
    <style:style style:name="Tabla34.C" style:family="table-column">
      <style:table-column-properties style:column-width="2.223cm" style:rel-column-width="8353*"/>
    </style:style>
    <style:style style:name="Tabla34.D" style:family="table-column">
      <style:table-column-properties style:column-width="2.275cm" style:rel-column-width="8553*"/>
    </style:style>
    <style:style style:name="Tabla34.1" style:family="table-row">
      <style:table-row-properties style:keep-together="true" fo:keep-together="auto"/>
    </style:style>
    <style:style style:name="Tabla34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34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34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34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34.3" style:family="table-row">
      <style:table-row-properties style:min-row-height="0.399cm" style:keep-together="true" fo:keep-together="auto"/>
    </style:style>
    <style:style style:name="Tabla34.18" style:family="table-row">
      <style:table-row-properties style:min-row-height="0.601cm" style:keep-together="true" fo:keep-together="auto"/>
    </style:style>
    <style:style style:name="Tabla31" style:family="table">
      <style:table-properties style:width="17.436cm" fo:margin-left="-0.004cm" fo:margin-right="-0.023cm" table:align="margins" style:writing-mode="lr-tb"/>
    </style:style>
    <style:style style:name="Tabla31.A" style:family="table-column">
      <style:table-column-properties style:column-width="4.392cm" style:rel-column-width="16508*"/>
    </style:style>
    <style:style style:name="Tabla31.B" style:family="table-column">
      <style:table-column-properties style:column-width="8.546cm" style:rel-column-width="32121*"/>
    </style:style>
    <style:style style:name="Tabla31.C" style:family="table-column">
      <style:table-column-properties style:column-width="2.223cm" style:rel-column-width="8353*"/>
    </style:style>
    <style:style style:name="Tabla31.D" style:family="table-column">
      <style:table-column-properties style:column-width="2.275cm" style:rel-column-width="8553*"/>
    </style:style>
    <style:style style:name="Tabla31.1" style:family="table-row">
      <style:table-row-properties style:keep-together="true" fo:keep-together="auto"/>
    </style:style>
    <style:style style:name="Tabla31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31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31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31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31.3" style:family="table-row">
      <style:table-row-properties style:min-row-height="0.399cm" style:keep-together="true" fo:keep-together="auto"/>
    </style:style>
    <style:style style:name="Tabla31.24" style:family="table-row">
      <style:table-row-properties style:min-row-height="0.601cm" style:keep-together="true" fo:keep-together="auto"/>
    </style:style>
    <style:style style:name="Tabla37" style:family="table">
      <style:table-properties style:width="17.436cm" fo:margin-left="-0.004cm" fo:margin-right="-0.023cm" table:align="margins" style:writing-mode="lr-tb"/>
    </style:style>
    <style:style style:name="Tabla37.A" style:family="table-column">
      <style:table-column-properties style:column-width="4.392cm" style:rel-column-width="16508*"/>
    </style:style>
    <style:style style:name="Tabla37.B" style:family="table-column">
      <style:table-column-properties style:column-width="8.546cm" style:rel-column-width="32121*"/>
    </style:style>
    <style:style style:name="Tabla37.C" style:family="table-column">
      <style:table-column-properties style:column-width="2.223cm" style:rel-column-width="8353*"/>
    </style:style>
    <style:style style:name="Tabla37.D" style:family="table-column">
      <style:table-column-properties style:column-width="2.275cm" style:rel-column-width="8553*"/>
    </style:style>
    <style:style style:name="Tabla37.1" style:family="table-row">
      <style:table-row-properties style:keep-together="true" fo:keep-together="auto"/>
    </style:style>
    <style:style style:name="Tabla37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37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37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37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37.3" style:family="table-row">
      <style:table-row-properties style:min-row-height="0.399cm" style:keep-together="true" fo:keep-together="auto"/>
    </style:style>
    <style:style style:name="Tabla36" style:family="table">
      <style:table-properties style:width="17.436cm" fo:margin-left="-0.004cm" fo:margin-right="-0.023cm" table:align="margins" style:writing-mode="lr-tb"/>
    </style:style>
    <style:style style:name="Tabla36.A" style:family="table-column">
      <style:table-column-properties style:column-width="4.392cm" style:rel-column-width="16508*"/>
    </style:style>
    <style:style style:name="Tabla36.B" style:family="table-column">
      <style:table-column-properties style:column-width="8.546cm" style:rel-column-width="32121*"/>
    </style:style>
    <style:style style:name="Tabla36.C" style:family="table-column">
      <style:table-column-properties style:column-width="2.223cm" style:rel-column-width="8353*"/>
    </style:style>
    <style:style style:name="Tabla36.D" style:family="table-column">
      <style:table-column-properties style:column-width="2.275cm" style:rel-column-width="8553*"/>
    </style:style>
    <style:style style:name="Tabla36.1" style:family="table-row">
      <style:table-row-properties style:keep-together="true" fo:keep-together="auto"/>
    </style:style>
    <style:style style:name="Tabla36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36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36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36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36.3" style:family="table-row">
      <style:table-row-properties style:min-row-height="0.399cm" style:keep-together="true" fo:keep-together="auto"/>
    </style:style>
    <style:style style:name="Tabla35" style:family="table">
      <style:table-properties style:width="17.436cm" fo:margin-left="-0.004cm" fo:margin-right="-0.023cm" table:align="margins" style:writing-mode="lr-tb"/>
    </style:style>
    <style:style style:name="Tabla35.A" style:family="table-column">
      <style:table-column-properties style:column-width="4.392cm" style:rel-column-width="16508*"/>
    </style:style>
    <style:style style:name="Tabla35.B" style:family="table-column">
      <style:table-column-properties style:column-width="8.546cm" style:rel-column-width="32121*"/>
    </style:style>
    <style:style style:name="Tabla35.C" style:family="table-column">
      <style:table-column-properties style:column-width="2.223cm" style:rel-column-width="8353*"/>
    </style:style>
    <style:style style:name="Tabla35.D" style:family="table-column">
      <style:table-column-properties style:column-width="2.275cm" style:rel-column-width="8553*"/>
    </style:style>
    <style:style style:name="Tabla35.1" style:family="table-row">
      <style:table-row-properties style:keep-together="true" fo:keep-together="auto"/>
    </style:style>
    <style:style style:name="Tabla35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35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35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35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35.3" style:family="table-row">
      <style:table-row-properties style:min-row-height="0.399cm" style:keep-together="true" fo:keep-together="auto"/>
    </style:style>
    <style:style style:name="Tabla39" style:family="table">
      <style:table-properties style:width="17.436cm" fo:margin-left="-0.004cm" fo:margin-right="-0.023cm" table:align="margins" style:writing-mode="lr-tb"/>
    </style:style>
    <style:style style:name="Tabla39.A" style:family="table-column">
      <style:table-column-properties style:column-width="4.392cm" style:rel-column-width="16508*"/>
    </style:style>
    <style:style style:name="Tabla39.B" style:family="table-column">
      <style:table-column-properties style:column-width="8.546cm" style:rel-column-width="32121*"/>
    </style:style>
    <style:style style:name="Tabla39.C" style:family="table-column">
      <style:table-column-properties style:column-width="2.223cm" style:rel-column-width="8353*"/>
    </style:style>
    <style:style style:name="Tabla39.D" style:family="table-column">
      <style:table-column-properties style:column-width="2.275cm" style:rel-column-width="8553*"/>
    </style:style>
    <style:style style:name="Tabla39.1" style:family="table-row">
      <style:table-row-properties style:keep-together="true" fo:keep-together="auto"/>
    </style:style>
    <style:style style:name="Tabla39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39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39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39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39.3" style:family="table-row">
      <style:table-row-properties style:min-row-height="0.399cm" style:keep-together="true" fo:keep-together="auto"/>
    </style:style>
    <style:style style:name="Tabla40" style:family="table">
      <style:table-properties style:width="17.436cm" fo:margin-left="-0.004cm" fo:margin-right="-0.023cm" table:align="margins" style:writing-mode="lr-tb"/>
    </style:style>
    <style:style style:name="Tabla40.A" style:family="table-column">
      <style:table-column-properties style:column-width="4.392cm" style:rel-column-width="16508*"/>
    </style:style>
    <style:style style:name="Tabla40.B" style:family="table-column">
      <style:table-column-properties style:column-width="8.546cm" style:rel-column-width="32121*"/>
    </style:style>
    <style:style style:name="Tabla40.C" style:family="table-column">
      <style:table-column-properties style:column-width="2.223cm" style:rel-column-width="8353*"/>
    </style:style>
    <style:style style:name="Tabla40.D" style:family="table-column">
      <style:table-column-properties style:column-width="2.275cm" style:rel-column-width="8553*"/>
    </style:style>
    <style:style style:name="Tabla40.1" style:family="table-row">
      <style:table-row-properties style:keep-together="true" fo:keep-together="auto"/>
    </style:style>
    <style:style style:name="Tabla40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40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40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40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40.3" style:family="table-row">
      <style:table-row-properties style:min-row-height="0.399cm" style:keep-together="true" fo:keep-together="auto"/>
    </style:style>
    <style:style style:name="Tabla41" style:family="table">
      <style:table-properties style:width="17.436cm" fo:margin-left="-0.004cm" fo:margin-right="-0.023cm" table:align="margins" style:writing-mode="lr-tb"/>
    </style:style>
    <style:style style:name="Tabla41.A" style:family="table-column">
      <style:table-column-properties style:column-width="4.392cm" style:rel-column-width="16508*"/>
    </style:style>
    <style:style style:name="Tabla41.B" style:family="table-column">
      <style:table-column-properties style:column-width="8.546cm" style:rel-column-width="32121*"/>
    </style:style>
    <style:style style:name="Tabla41.C" style:family="table-column">
      <style:table-column-properties style:column-width="2.223cm" style:rel-column-width="8353*"/>
    </style:style>
    <style:style style:name="Tabla41.D" style:family="table-column">
      <style:table-column-properties style:column-width="2.275cm" style:rel-column-width="8553*"/>
    </style:style>
    <style:style style:name="Tabla41.1" style:family="table-row">
      <style:table-row-properties style:keep-together="true" fo:keep-together="auto"/>
    </style:style>
    <style:style style:name="Tabla41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41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41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41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41.3" style:family="table-row">
      <style:table-row-properties style:min-row-height="0.399cm" style:keep-together="true" fo:keep-together="auto"/>
    </style:style>
    <style:style style:name="Tabla42" style:family="table">
      <style:table-properties style:width="17.436cm" fo:margin-left="-0.004cm" fo:margin-right="-0.023cm" table:align="margins" style:writing-mode="lr-tb"/>
    </style:style>
    <style:style style:name="Tabla42.A" style:family="table-column">
      <style:table-column-properties style:column-width="4.392cm" style:rel-column-width="16508*"/>
    </style:style>
    <style:style style:name="Tabla42.B" style:family="table-column">
      <style:table-column-properties style:column-width="8.546cm" style:rel-column-width="32121*"/>
    </style:style>
    <style:style style:name="Tabla42.C" style:family="table-column">
      <style:table-column-properties style:column-width="2.223cm" style:rel-column-width="8353*"/>
    </style:style>
    <style:style style:name="Tabla42.D" style:family="table-column">
      <style:table-column-properties style:column-width="2.275cm" style:rel-column-width="8553*"/>
    </style:style>
    <style:style style:name="Tabla42.1" style:family="table-row">
      <style:table-row-properties style:keep-together="true" fo:keep-together="auto"/>
    </style:style>
    <style:style style:name="Tabla42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42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42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42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42.3" style:family="table-row">
      <style:table-row-properties style:min-row-height="0.399cm" style:keep-together="true" fo:keep-together="auto"/>
    </style:style>
    <style:style style:name="Tabla43" style:family="table">
      <style:table-properties style:width="17.436cm" fo:margin-left="-0.004cm" fo:margin-right="-0.023cm" table:align="margins" style:writing-mode="lr-tb"/>
    </style:style>
    <style:style style:name="Tabla43.A" style:family="table-column">
      <style:table-column-properties style:column-width="4.392cm" style:rel-column-width="16508*"/>
    </style:style>
    <style:style style:name="Tabla43.B" style:family="table-column">
      <style:table-column-properties style:column-width="8.546cm" style:rel-column-width="32121*"/>
    </style:style>
    <style:style style:name="Tabla43.C" style:family="table-column">
      <style:table-column-properties style:column-width="2.223cm" style:rel-column-width="8353*"/>
    </style:style>
    <style:style style:name="Tabla43.D" style:family="table-column">
      <style:table-column-properties style:column-width="2.275cm" style:rel-column-width="8553*"/>
    </style:style>
    <style:style style:name="Tabla43.1" style:family="table-row">
      <style:table-row-properties style:keep-together="true" fo:keep-together="auto"/>
    </style:style>
    <style:style style:name="Tabla43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43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43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43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43.3" style:family="table-row">
      <style:table-row-properties style:min-row-height="0.399cm" style:keep-together="true" fo:keep-together="auto"/>
    </style:style>
    <style:style style:name="P1" style:family="paragraph" style:parent-style-name="Standard">
      <style:paragraph-properties style:snap-to-layout-grid="false"/>
      <style:text-properties style:use-window-font-color="true" style:font-name="Arial Narrow" fo:font-size="11pt" fo:language="es" fo:country="ES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P2" style:family="paragraph" style:parent-style-name="Standard">
      <style:paragraph-properties style:snap-to-layout-grid="false"/>
      <style:text-properties style:use-window-font-color="true" style:font-name="Arial Narrow" fo:font-size="11pt" fo:language="es" fo:country="ES" fo:font-weight="normal" style:font-name-asian="Times New Roman" style:font-size-asian="11pt" style:language-asian="zxx" style:country-asian="none" style:font-weight-asian="normal" style:font-name-complex="Times New Roman" style:font-size-complex="11pt" style:language-complex="ar" style:country-complex="SA" style:font-weight-complex="normal"/>
    </style:style>
    <style:style style:name="P3" style:family="paragraph" style:parent-style-name="Standard">
      <style:paragraph-properties fo:text-align="center" style:justify-single-word="false" style:snap-to-layout-grid="false"/>
      <style:text-properties style:use-window-font-color="true" fo:font-size="10pt" fo:language="es" fo:country="E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4" style:family="paragraph" style:parent-style-name="Standard">
      <style:paragraph-properties style:text-autospace="none" style:snap-to-layout-grid="false"/>
      <style:text-properties style:use-window-font-color="true" style:font-name="Arial Narrow1" fo:font-size="10pt" fo:language="es" fo:country="ES" fo:font-weight="bold" style:font-name-asian="Times New Roman" style:font-size-asian="10pt" style:language-asian="zxx" style:country-asian="none" style:font-weight-asian="bold" style:font-name-complex="Arial Narrow" style:font-size-complex="10pt" style:language-complex="ar" style:country-complex="SA" style:font-weight-complex="bold"/>
    </style:style>
    <style:style style:name="P5" style:family="paragraph" style:parent-style-name="Standard">
      <style:paragraph-properties fo:text-align="justify" style:justify-single-word="false" style:text-autospace="none" style:snap-to-layout-grid="false"/>
      <style:text-properties style:use-window-font-color="true" style:font-name="Arial Narrow1" fo:font-size="10pt" fo:language="es" fo:country="ES" style:font-name-asian="Times New Roman" style:font-size-asian="10pt" style:language-asian="zxx" style:country-asian="none" style:font-name-complex="Arial Narrow" style:font-size-complex="10pt" style:language-complex="ar" style:country-complex="SA"/>
    </style:style>
    <style:style style:name="P6" style:family="paragraph" style:parent-style-name="Standard">
      <style:paragraph-properties style:text-autospace="none" style:snap-to-layout-grid="false"/>
      <style:text-properties style:use-window-font-color="true" style:font-name="Arial Narrow1" fo:font-size="10pt" fo:language="es" fo:country="ES" style:font-name-asian="Times New Roman" style:font-size-asian="10pt" style:language-asian="zxx" style:country-asian="none" style:font-name-complex="Arial Narrow" style:font-size-complex="10pt" style:language-complex="ar" style:country-complex="SA"/>
    </style:style>
    <style:style style:name="P7" style:family="paragraph" style:parent-style-name="Standard">
      <style:text-properties style:use-window-font-color="true" style:font-name="Arial Narrow1" fo:font-size="12pt" fo:language="es" fo:country="ES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P8" style:family="paragraph" style:parent-style-name="Standard">
      <style:paragraph-properties fo:line-height="150%" fo:text-align="justify" style:justify-single-word="false" style:text-autospace="none">
        <style:tab-stops>
          <style:tab-stop style:position="3.81cm"/>
          <style:tab-stop style:position="4.424cm"/>
        </style:tab-stops>
      </style:paragraph-properties>
      <style:text-properties style:use-window-font-color="true" style:font-name="Arial Narrow1" fo:font-size="12pt" fo:language="es" fo:country="ES" style:font-name-asian="Times New Roman" style:font-size-asian="12pt" style:language-asian="zxx" style:country-asian="none" style:font-name-complex="Arial Narrow" style:font-size-complex="12pt" style:language-complex="ar" style:country-complex="SA"/>
    </style:style>
    <style:style style:name="P9" style:family="paragraph" style:parent-style-name="Standard">
      <style:paragraph-properties style:text-autospace="none" style:snap-to-layout-grid="false"/>
      <style:text-properties style:use-window-font-color="true" style:font-name="Arial Narrow1" fo:font-size="11pt" fo:language="es" fo:country="ES" fo:font-weight="bold" style:font-name-asian="Times New Roman" style:font-size-asian="11pt" style:language-asian="zxx" style:country-asian="none" style:font-weight-asian="bold" style:font-name-complex="Arial Narrow" style:font-size-complex="11pt" style:language-complex="ar" style:country-complex="SA" style:font-weight-complex="bold"/>
    </style:style>
    <style:style style:name="P10" style:family="paragraph" style:parent-style-name="Standard">
      <style:paragraph-properties fo:text-align="start" style:justify-single-word="false" style:text-autospace="none" style:snap-to-layout-grid="false"/>
      <style:text-properties style:use-window-font-color="true" style:font-name="Arial Narrow1" fo:font-size="11pt" fo:language="es" fo:country="ES" fo:font-weight="bold" style:font-name-asian="Times New Roman" style:font-size-asian="11pt" style:language-asian="zxx" style:country-asian="none" style:font-weight-asian="bold" style:font-name-complex="Arial Narrow" style:font-size-complex="11pt" style:language-complex="ar" style:country-complex="SA" style:font-weight-complex="bold"/>
    </style:style>
    <style:style style:name="P11" style:family="paragraph" style:parent-style-name="Standard">
      <style:paragraph-properties fo:text-align="justify" style:justify-single-word="false" style:text-autospace="none" style:snap-to-layout-grid="false"/>
      <style:text-properties style:use-window-font-color="true" style:font-name="Arial Narrow1" fo:font-size="11pt" fo:language="es" fo:country="ES" style:font-name-asian="Times New Roman" style:font-size-asian="11pt" style:language-asian="zxx" style:country-asian="none" style:font-name-complex="Arial Narrow" style:font-size-complex="11pt" style:language-complex="ar" style:country-complex="SA"/>
    </style:style>
    <style:style style:name="P12" style:family="paragraph" style:parent-style-name="Standard">
      <style:paragraph-properties fo:text-align="justify" style:justify-single-word="false" style:text-autospace="none" style:snap-to-layout-grid="false"/>
      <style:text-properties style:use-window-font-color="true" style:font-name="Arial Narrow1" fo:font-size="11pt" fo:language="es" fo:country="ES" style:font-name-asian="Times New Roman" style:font-size-asian="11pt" style:language-asian="zxx" style:country-asian="none" style:font-name-complex="Arial Narrow" style:font-size-complex="11pt" style:language-complex="ar" style:country-complex="SA" style:font-weight-complex="bold"/>
    </style:style>
    <style:style style:name="P13" style:family="paragraph" style:parent-style-name="Standard">
      <style:paragraph-properties fo:text-align="end" style:justify-single-word="false" fo:orphans="0" fo:widows="0"/>
      <style:text-properties style:use-window-font-color="true" style:font-name="Arial Narrow1" fo:font-size="22pt" fo:language="es" fo:country="ES" style:font-name-asian="Times New Roman" style:font-size-asian="22pt" style:language-asian="en" style:country-asian="US" style:font-name-complex="Arial" style:font-size-complex="22pt" style:language-complex="ar" style:country-complex="SA"/>
    </style:style>
    <style:style style:name="P14" style:family="paragraph" style:parent-style-name="Standard">
      <style:paragraph-properties fo:text-align="end" style:justify-single-word="false" fo:orphans="0" fo:widows="0"/>
      <style:text-properties style:use-window-font-color="true" style:font-name="Arial Narrow1" fo:font-size="22pt" fo:letter-spacing="0.035cm" fo:language="es" fo:country="ES" fo:font-weight="bold" style:letter-kerning="true" style:font-name-asian="Times New Roman" style:font-size-asian="22pt" style:language-asian="en" style:country-asian="US" style:font-weight-asian="bold" style:font-name-complex="Arial" style:font-size-complex="22pt" style:language-complex="ar" style:country-complex="SA" style:font-weight-complex="bold"/>
    </style:style>
    <style:style style:name="P15" style:family="paragraph" style:parent-style-name="Standard">
      <style:text-properties style:font-name="Arial Narrow1"/>
    </style:style>
    <style:style style:name="P16" style:family="paragraph" style:parent-style-name="Standard">
      <style:paragraph-properties fo:line-height="150%" fo:text-align="justify" style:justify-single-word="false" style:text-autospace="none"/>
      <style:text-properties style:font-name="Arial Narrow1"/>
    </style:style>
    <style:style style:name="P17" style:family="paragraph" style:parent-style-name="Standard">
      <style:paragraph-properties style:text-autospace="none" style:snap-to-layout-grid="false"/>
      <style:text-properties style:font-name="Arial Narrow1" fo:font-size="11pt" style:font-size-asian="11pt" style:font-size-complex="11pt"/>
    </style:style>
    <style:style style:name="P18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line-height="150%" fo:text-align="justify" style:justify-single-word="false" style:text-autospace="none"/>
    </style:style>
    <style:style style:name="P21" style:family="paragraph" style:parent-style-name="Standard">
      <style:text-properties fo:font-weight="bold" style:font-weight-asian="bold" style:font-weight-complex="bold"/>
    </style:style>
    <style:style style:name="P22" style:family="paragraph" style:parent-style-name="Footer">
      <style:paragraph-properties style:snap-to-layout-grid="false"/>
      <style:text-properties style:use-window-font-color="true" style:font-name="Arial Narrow" fo:font-size="11pt" fo:language="es" fo:country="E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P23" style:family="paragraph" style:parent-style-name="Footer">
      <style:paragraph-properties fo:text-align="end" style:justify-single-word="false"/>
      <style:text-properties style:use-window-font-color="true" style:font-name="Arial Narrow" fo:font-size="10pt" fo:language="en" fo:country="U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24" style:family="paragraph" style:parent-style-name="Footer">
      <style:paragraph-properties fo:text-align="end" style:justify-single-word="false" style:snap-to-layout-grid="false"/>
      <style:text-properties style:use-window-font-color="true" fo:font-size="11pt" fo:language="es" fo:country="E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P25" style:family="paragraph" style:parent-style-name="Footer">
      <style:paragraph-properties fo:text-align="end" style:justify-single-word="false" style:snap-to-layout-grid="false"/>
    </style:style>
    <style:style style:name="P26" style:family="paragraph" style:parent-style-name="Header">
      <style:paragraph-properties fo:text-align="end" style:justify-single-word="false"/>
      <style:text-properties style:use-window-font-color="true" fo:font-size="10pt" fo:language="es" fo:country="E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27" style:family="paragraph" style:parent-style-name="Text_20_body_20_indent">
      <style:paragraph-properties fo:margin-left="0cm" fo:margin-right="0cm" fo:margin-top="0cm" fo:margin-bottom="0cm" fo:text-align="center" style:justify-single-word="false" fo:text-indent="0cm" style:auto-text-indent="false" style:snap-to-layout-grid="false"/>
      <style:text-properties style:use-window-font-color="true" style:font-name="Arial Narrow1" fo:font-size="10pt" fo:letter-spacing="0.035cm" fo:language="es" fo:country="ES" fo:font-weight="bold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/>
    </style:style>
    <style:style style:name="P28" style:family="paragraph" style:parent-style-name="Text_20_body_20_indent">
      <style:paragraph-properties fo:margin-left="0cm" fo:margin-right="0cm" fo:margin-top="0cm" fo:margin-bottom="0cm" fo:text-align="start" style:justify-single-word="false" fo:text-indent="0cm" style:auto-text-indent="false" style:snap-to-layout-grid="false"/>
      <style:text-properties style:use-window-font-color="true" style:font-name="Arial Narrow1" fo:font-size="10pt" fo:letter-spacing="0.035cm" fo:language="es" fo:country="E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29" style:family="paragraph" style:parent-style-name="Text_20_body_20_indent">
      <style:paragraph-properties fo:margin-left="0cm" fo:margin-right="0cm" fo:margin-top="0cm" fo:margin-bottom="0cm" fo:text-indent="0cm" style:auto-text-indent="false" style:snap-to-layout-grid="false"/>
      <style:text-properties style:font-name="Arial Narrow1"/>
    </style:style>
    <style:style style:name="P30" style:family="paragraph" style:parent-style-name="Standard">
      <style:paragraph-properties fo:margin-left="0cm" fo:margin-right="0cm" fo:text-align="justify" style:justify-single-word="false" fo:text-indent="0cm" style:auto-text-indent="false" style:text-autospace="none" style:snap-to-layout-grid="false">
        <style:tab-stops>
          <style:tab-stop style:position="1.921cm"/>
        </style:tab-stops>
      </style:paragraph-properties>
      <style:text-properties style:use-window-font-color="true" style:font-name="Arial Narrow1" fo:font-size="11pt" fo:language="es" fo:country="ES" style:font-name-asian="Times New Roman" style:font-size-asian="11pt" style:language-asian="zxx" style:country-asian="none" style:font-name-complex="Arial Narrow" style:font-size-complex="11pt" style:language-complex="ar" style:country-complex="SA"/>
    </style:style>
    <style:style style:name="P31" style:family="paragraph" style:parent-style-name="Standard">
      <style:paragraph-properties fo:margin-left="0cm" fo:margin-right="0cm" fo:line-height="150%" fo:text-align="center" style:justify-single-word="false" fo:text-indent="0cm" style:auto-text-indent="false" style:text-autospace="none">
        <style:tab-stops>
          <style:tab-stop style:position="10.864cm"/>
          <style:tab-stop style:position="12.682cm"/>
        </style:tab-stops>
      </style:paragraph-properties>
      <style:text-properties style:use-window-font-color="true" style:font-name="Arial Narrow1" fo:font-size="12pt" fo:language="es" fo:country="ES" fo:font-weight="normal" style:font-name-asian="Times New Roman" style:font-size-asian="12pt" style:language-asian="zxx" style:country-asian="none" style:font-weight-asian="normal" style:font-name-complex="Arial Narrow" style:font-size-complex="12pt" style:language-complex="ar" style:country-complex="SA" style:font-weight-complex="normal"/>
    </style:style>
    <style:style style:name="P32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snap-to-layout-grid="false">
        <style:tab-stops>
          <style:tab-stop style:position="10.864cm"/>
          <style:tab-stop style:position="12.682cm"/>
        </style:tab-stops>
      </style:paragraph-properties>
      <style:text-properties style:use-window-font-color="true" style:font-name="Arial Narrow" fo:font-size="11pt" fo:language="es" fo:country="ES" fo:font-weight="normal" style:font-name-asian="Times New Roman" style:font-size-asian="11pt" style:language-asian="zxx" style:country-asian="none" style:font-weight-asian="normal" style:font-name-complex="Times New Roman" style:font-size-complex="11pt" style:language-complex="ar" style:country-complex="SA" style:font-weight-complex="normal"/>
    </style:style>
    <style:style style:name="P33" style:family="paragraph" style:parent-style-name="Standard">
      <style:paragraph-properties fo:margin-top="0.212cm" fo:margin-bottom="0.212cm">
        <style:tab-stops>
          <style:tab-stop style:position="0.85cm"/>
          <style:tab-stop style:position="17.395cm" style:type="right" style:leader-style="dotted" style:leader-text="."/>
        </style:tab-stops>
      </style:paragraph-properties>
      <style:text-properties style:use-window-font-color="true" style:font-name="Arial Narrow1" fo:font-size="12pt" fo:language="es" fo:country="ES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P34" style:family="paragraph" style:parent-style-name="Standard">
      <style:paragraph-properties fo:margin-left="1.249cm" fo:margin-right="0cm" fo:line-height="150%" fo:text-align="justify" style:justify-single-word="false" fo:orphans="0" fo:widows="0" fo:text-indent="0cm" style:auto-text-indent="false" style:text-autospace="none"/>
      <style:text-properties style:font-name="Arial Narrow1"/>
    </style:style>
    <style:style style:name="P35" style:family="paragraph" style:parent-style-name="Standard">
      <style:paragraph-properties fo:margin-left="2.14cm" fo:margin-right="0cm" fo:line-height="150%" fo:text-align="justify" style:justify-single-word="false" fo:text-indent="-0.889cm" style:auto-text-indent="false" style:text-autospace="none">
        <style:tab-stops>
          <style:tab-stop style:position="6.419cm"/>
          <style:tab-stop style:position="6.78cm"/>
        </style:tab-stops>
      </style:paragraph-properties>
      <style:text-properties style:use-window-font-color="true" style:font-name="Arial Narrow1" fo:font-size="12pt" fo:language="es" fo:country="ES" style:font-name-asian="Times New Roman" style:font-size-asian="12pt" style:language-asian="zxx" style:country-asian="none" style:font-name-complex="Arial Narrow" style:font-size-complex="12pt" style:language-complex="ar" style:country-complex="SA"/>
    </style:style>
    <style:style style:name="P36" style:family="paragraph" style:parent-style-name="Standard">
      <style:paragraph-properties fo:margin-left="2.498cm" fo:margin-right="0cm" fo:line-height="150%" fo:text-indent="0cm" style:auto-text-indent="false" style:text-autospace="none"/>
      <style:text-properties style:use-window-font-color="true" style:font-name="Arial Narrow1" fo:font-size="12pt" fo:language="es" fo:country="ES" style:font-name-asian="Times New Roman" style:font-size-asian="12pt" style:language-asian="zxx" style:country-asian="none" style:font-name-complex="Arial Narrow" style:font-size-complex="12pt" style:language-complex="ar" style:country-complex="SA"/>
    </style:style>
    <style:style style:name="P37" style:family="paragraph" style:parent-style-name="Standard">
      <style:paragraph-properties fo:margin-left="2.498cm" fo:margin-right="0cm" fo:line-height="150%" fo:text-indent="0cm" style:auto-text-indent="false" style:text-autospace="none"/>
      <style:text-properties style:use-window-font-color="true" style:font-name="Arial Narrow1" fo:font-size="12pt" fo:language="es" fo:country="ES" fo:font-weight="bold" style:font-name-asian="Times New Roman" style:font-size-asian="12pt" style:language-asian="zxx" style:country-asian="none" style:font-weight-asian="bold" style:font-name-complex="Arial Narrow" style:font-size-complex="12pt" style:language-complex="ar" style:country-complex="SA" style:font-weight-complex="bold"/>
    </style:style>
    <style:style style:name="P38" style:family="paragraph" style:parent-style-name="Contents_20_2">
      <style:paragraph-properties>
        <style:tab-stops>
          <style:tab-stop style:position="16.99cm" style:type="right" style:leader-style="dotted" style:leader-text="."/>
        </style:tab-stops>
      </style:paragraph-properties>
      <style:text-properties style:font-name="Arial Narrow1"/>
    </style:style>
    <style:style style:name="P39" style:family="paragraph" style:parent-style-name="Contents_20_1">
      <style:paragraph-properties>
        <style:tab-stops>
          <style:tab-stop style:position="17.41cm" style:type="right" style:leader-style="dotted" style:leader-text="."/>
        </style:tab-stops>
      </style:paragraph-properties>
      <style:text-properties style:font-name="Arial Narrow1"/>
    </style:style>
    <style:style style:name="P40" style:family="paragraph" style:parent-style-name="Text_20_body_20_indent">
      <style:paragraph-properties fo:margin-left="1.482cm" fo:margin-right="0cm" fo:text-indent="0cm" style:auto-text-indent="false"/>
      <style:text-properties fo:color="#333333" style:font-name="Arial Narrow1" fo:font-size="12pt" fo:letter-spacing="0.035cm" fo:language="es" fo:country="ES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41" style:family="paragraph" style:parent-style-name="Subtitle">
      <style:paragraph-properties fo:text-align="end" style:justify-single-word="false"/>
      <style:text-properties style:use-window-font-color="true" style:font-name="Arial Narrow1" fo:font-size="12pt" fo:language="en" fo:country="US" fo:font-weight="bold" style:font-name-asian="Times New Roman" style:font-size-asian="12pt" style:language-asian="zxx" style:country-asian="none" style:font-weight-asian="bold" style:font-name-complex="Times New Roman" style:font-size-complex="10pt" style:language-complex="ar" style:country-complex="SA"/>
    </style:style>
    <style:style style:name="P42" style:family="paragraph" style:parent-style-name="Subtitle">
      <style:paragraph-properties fo:text-align="end" style:justify-single-word="false" fo:orphans="0" fo:widows="0"/>
      <style:text-properties style:use-window-font-color="true" style:font-name="Arial Narrow1" fo:font-size="22pt" fo:letter-spacing="0.035cm" fo:language="es" fo:country="ES" fo:font-weight="bold" style:letter-kerning="true" style:font-name-asian="Times New Roman" style:font-size-asian="22pt" style:language-asian="en" style:country-asian="US" style:font-weight-asian="bold" style:font-name-complex="Arial" style:font-size-complex="22pt" style:language-complex="ar" style:country-complex="SA" style:font-weight-complex="bold"/>
    </style:style>
    <style:style style:name="P43" style:family="paragraph" style:parent-style-name="Subtitle">
      <style:paragraph-properties fo:text-align="end" style:justify-single-word="false" fo:orphans="0" fo:widows="0"/>
      <style:text-properties style:use-window-font-color="true" style:font-name="Arial Narrow1" fo:font-size="22pt" fo:language="es" fo:country="ES" style:font-name-asian="Times New Roman" style:font-size-asian="22pt" style:language-asian="en" style:country-asian="US" style:font-name-complex="Arial" style:font-size-complex="22pt" style:language-complex="ar" style:country-complex="SA"/>
    </style:style>
    <style:style style:name="P44" style:family="paragraph" style:parent-style-name="Title">
      <style:paragraph-properties fo:text-align="end" style:justify-single-word="false"/>
      <style:text-properties style:use-window-font-color="true" style:font-name="Arial Narrow1" fo:font-size="12pt" fo:letter-spacing="0.035cm" fo:language="es" fo:country="ES" fo:font-weight="bold" style:font-name-asian="Times New Roman" style:font-size-asian="12pt" style:language-asian="zxx" style:country-asian="none" style:font-weight-asian="bold" style:font-name-complex="Times New Roman" style:font-size-complex="10pt" style:language-complex="ar" style:country-complex="SA"/>
    </style:style>
    <style:style style:name="P45" style:family="paragraph" style:parent-style-name="Title">
      <style:paragraph-properties fo:orphans="0" fo:widows="0"/>
      <style:text-properties style:use-window-font-color="true" style:font-name="Arial Narrow1" fo:font-size="18pt" fo:letter-spacing="0.035cm" fo:language="es" fo:country="ES" fo:font-weight="bold" style:font-name-asian="Times New Roman" style:font-size-asian="18pt" style:language-asian="zxx" style:country-asian="none" style:font-weight-asian="bold" style:font-name-complex="Times New Roman" style:font-size-complex="10pt" style:language-complex="ar" style:country-complex="SA"/>
    </style:style>
    <style:style style:name="P46" style:family="paragraph" style:parent-style-name="Title">
      <style:paragraph-properties fo:text-align="start" style:justify-single-word="false" fo:orphans="0" fo:widows="0">
        <style:tab-stops>
          <style:tab-stop style:position="15.478cm"/>
        </style:tab-stops>
      </style:paragraph-properties>
      <style:text-properties style:use-window-font-color="true" style:font-name="Arial Narrow1" fo:font-size="18pt" fo:letter-spacing="0.035cm" fo:language="es" fo:country="ES" fo:font-weight="bold" style:font-name-asian="Times New Roman" style:font-size-asian="18pt" style:language-asian="zxx" style:country-asian="none" style:font-weight-asian="bold" style:font-name-complex="Times New Roman" style:font-size-complex="10pt" style:language-complex="ar" style:country-complex="SA"/>
    </style:style>
    <style:style style:name="P47" style:family="paragraph" style:parent-style-name="Title">
      <style:paragraph-properties fo:orphans="0" fo:widows="0"/>
      <style:text-properties style:use-window-font-color="true" style:font-name="Arial Narrow1" fo:font-size="18pt" fo:letter-spacing="0.035cm" fo:language="es" fo:country="ES" fo:font-weight="bold" style:letter-kerning="true" style:font-name-asian="Times New Roman" style:font-size-asian="18pt" style:language-asian="en" style:country-asian="US" style:font-weight-asian="bold" style:font-name-complex="Arial" style:font-size-complex="10pt" style:language-complex="ar" style:country-complex="SA" style:font-weight-complex="bold"/>
    </style:style>
    <style:style style:name="P48" style:family="paragraph" style:parent-style-name="Title" style:master-page-name="First_20_Page">
      <style:paragraph-properties fo:text-align="end" style:justify-single-word="false" style:page-number="auto"/>
      <style:text-properties style:use-window-font-color="true" fo:font-size="12pt" fo:letter-spacing="0.035cm" fo:language="es" fo:country="ES" fo:font-weight="bold" style:font-name-asian="Times New Roman" style:font-size-asian="12pt" style:language-asian="zxx" style:country-asian="none" style:font-weight-asian="bold" style:font-name-complex="Times New Roman" style:font-size-complex="10pt" style:language-complex="ar" style:country-complex="SA"/>
    </style:style>
    <style:style style:name="P49" style:family="paragraph" style:parent-style-name="Title" style:master-page-name="Convertir_20_4">
      <style:paragraph-properties fo:orphans="0" fo:widows="0" style:page-number="auto" fo:break-before="page"/>
      <style:text-properties style:use-window-font-color="true" style:font-name="Arial Narrow1" fo:font-size="18pt" fo:letter-spacing="0.035cm" fo:language="es" fo:country="ES" fo:font-weight="bold" style:letter-kerning="true" style:font-name-asian="Times New Roman" style:font-size-asian="18pt" style:language-asian="en" style:country-asian="US" style:font-weight-asian="bold" style:font-name-complex="Arial" style:font-size-complex="10pt" style:language-complex="ar" style:country-complex="SA" style:font-weight-complex="bold"/>
    </style:style>
    <style:style style:name="P50" style:family="paragraph" style:parent-style-name="Heading_20_2" style:list-style-name="WW8Num2">
      <style:paragraph-properties fo:margin-top="0.318cm" fo:margin-bottom="0.106cm" fo:text-align="justify" style:justify-single-word="false">
        <style:tab-stops>
          <style:tab-stop style:position="5.588cm"/>
        </style:tab-stops>
      </style:paragraph-properties>
      <style:text-properties style:use-window-font-color="true" style:font-name="Arial Narrow1" fo:font-size="12pt" fo:letter-spacing="0.035cm" fo:language="es" fo:country="ES" fo:font-weight="bold" style:font-name-asian="Times New Roman" style:font-size-asian="12pt" style:language-asian="zxx" style:country-asian="none" style:font-weight-asian="bold" style:font-name-complex="Times New Roman" style:font-size-complex="10pt" style:language-complex="ar" style:country-complex="SA"/>
    </style:style>
    <style:style style:name="P51" style:family="paragraph" style:parent-style-name="Heading_20_1" style:list-style-name="WW8Num2">
      <style:paragraph-properties fo:margin-top="0.847cm" fo:margin-bottom="0cm" fo:line-height="150%">
        <style:tab-stops>
          <style:tab-stop style:position="2.54cm"/>
        </style:tab-stops>
      </style:paragraph-properties>
      <style:text-properties style:use-window-font-color="true" style:font-name="Arial Narrow1" fo:font-size="12pt" fo:letter-spacing="0.035cm" fo:language="es" fo:country="ES" fo:font-weight="bold" style:font-name-asian="Times New Roman" style:font-size-asian="12pt" style:language-asian="zxx" style:country-asian="none" style:font-weight-asian="bold" style:font-name-complex="Times New Roman" style:font-size-complex="10pt" style:language-complex="ar" style:country-complex="SA"/>
    </style:style>
    <style:style style:name="P52" style:family="paragraph" style:parent-style-name="Heading_20_1" style:list-style-name="WW8Num2">
      <style:paragraph-properties fo:margin-top="0.847cm" fo:margin-bottom="0cm" fo:line-height="150%">
        <style:tab-stops>
          <style:tab-stop style:position="5.588cm"/>
        </style:tab-stops>
      </style:paragraph-properties>
      <style:text-properties style:use-window-font-color="true" style:font-name="Arial Narrow1" fo:font-size="12pt" fo:letter-spacing="0.035cm" fo:language="es" fo:country="ES" fo:font-weight="bold" style:font-name-asian="Times New Roman" style:font-size-asian="12pt" style:language-asian="zxx" style:country-asian="none" style:font-weight-asian="bold" style:font-name-complex="Times New Roman" style:font-size-complex="10pt" style:language-complex="ar" style:country-complex="SA"/>
    </style:style>
    <style:style style:name="P53" style:family="paragraph" style:parent-style-name="Heading_20_1" style:list-style-name="WW8Num2">
      <style:paragraph-properties fo:margin-top="0.423cm" fo:margin-bottom="0.212cm" fo:text-align="justify" style:justify-single-word="false" fo:break-before="page">
        <style:tab-stops>
          <style:tab-stop style:position="2.54cm"/>
        </style:tab-stops>
      </style:paragraph-properties>
      <style:text-properties style:use-window-font-color="true" style:font-name="Arial Narrow1" fo:font-size="12pt" fo:letter-spacing="0.035cm" fo:language="es" fo:country="ES" fo:font-weight="bold" style:font-name-asian="Times New Roman" style:font-size-asian="12pt" style:language-asian="zxx" style:country-asian="none" style:font-weight-asian="bold" style:font-name-complex="Times New Roman" style:font-size-complex="10pt" style:language-complex="ar" style:country-complex="SA"/>
    </style:style>
    <style:style style:name="P54" style:family="paragraph" style:parent-style-name="Standard" style:list-style-name="WW8Num6">
      <style:paragraph-properties fo:line-height="150%" fo:text-align="justify" style:justify-single-word="false" style:text-autospace="none">
        <style:tab-stops>
          <style:tab-stop style:position="8.636cm"/>
        </style:tab-stops>
      </style:paragraph-properties>
      <style:text-properties style:use-window-font-color="true" style:font-name="Arial Narrow1" fo:font-size="12pt" fo:language="es" fo:country="ES" style:font-name-asian="Times New Roman" style:font-size-asian="12pt" style:language-asian="zxx" style:country-asian="none" style:font-name-complex="Arial Narrow" style:font-size-complex="12pt" style:language-complex="ar" style:country-complex="SA"/>
    </style:style>
    <style:style style:name="P55" style:family="paragraph" style:parent-style-name="Standard">
      <style:paragraph-properties style:text-autospace="none" style:snap-to-layout-grid="false"/>
      <style:text-properties style:use-window-font-color="true" style:font-name="Arial Narrow1" fo:font-size="10pt" fo:language="es" fo:country="ES" style:font-name-asian="Times New Roman" style:font-size-asian="10pt" style:language-asian="zxx" style:country-asian="none" style:font-name-complex="Arial Narrow" style:font-size-complex="10pt" style:language-complex="ar" style:country-complex="SA"/>
    </style:style>
    <style:style style:name="P56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57" style:family="paragraph" style:parent-style-name="Standard" style:list-style-name="L1">
      <style:paragraph-properties fo:margin-left="1.928cm" fo:margin-right="0cm" fo:line-height="150%" fo:text-indent="0cm" style:auto-text-indent="false" style:text-autospace="none">
        <style:tab-stops>
          <style:tab-stop style:position="10.864cm"/>
          <style:tab-stop style:position="12.682cm"/>
        </style:tab-stops>
      </style:paragraph-properties>
      <style:text-properties style:use-window-font-color="true" style:font-name="Arial Narrow1" fo:font-size="12pt" fo:language="en" fo:country="US" fo:font-weight="normal" style:font-name-asian="Times New Roman" style:font-size-asian="12pt" style:language-asian="zxx" style:country-asian="none" style:font-weight-asian="normal" style:font-name-complex="Arial Narrow" style:font-size-complex="12pt" style:language-complex="ar" style:country-complex="SA" style:font-weight-complex="normal"/>
    </style:style>
    <style:style style:name="P58" style:family="paragraph" style:parent-style-name="Standard" style:list-style-name="L1">
      <style:paragraph-properties fo:margin-left="1.928cm" fo:margin-right="0cm" fo:line-height="150%" fo:text-indent="0cm" style:auto-text-indent="false" style:text-autospace="none">
        <style:tab-stops>
          <style:tab-stop style:position="10.864cm"/>
          <style:tab-stop style:position="12.682cm"/>
        </style:tab-stops>
      </style:paragraph-properties>
      <style:text-properties style:use-window-font-color="true" style:font-name="Arial Narrow1" fo:font-size="12pt" fo:language="en" fo:country="US" style:font-name-asian="Times New Roman" style:font-size-asian="12pt" style:language-asian="zxx" style:country-asian="none" style:font-name-complex="Arial Narrow" style:font-size-complex="12pt" style:language-complex="ar" style:country-complex="SA"/>
    </style:style>
    <style:style style:name="P59" style:family="paragraph" style:parent-style-name="Standard" style:list-style-name="L1">
      <style:paragraph-properties fo:margin-left="1.928cm" fo:margin-right="0cm" fo:line-height="150%" fo:text-indent="0cm" style:auto-text-indent="false" style:text-autospace="none">
        <style:tab-stops>
          <style:tab-stop style:position="10.864cm"/>
          <style:tab-stop style:position="12.682cm"/>
        </style:tab-stops>
      </style:paragraph-properties>
      <style:text-properties style:use-window-font-color="true" style:font-name="Arial Narrow1" fo:font-size="12pt" fo:language="es" fo:country="ES" fo:font-weight="normal" style:font-name-asian="Times New Roman" style:font-size-asian="12pt" style:language-asian="zxx" style:country-asian="none" style:font-weight-asian="normal" style:font-name-complex="Arial Narrow" style:font-size-complex="12pt" style:language-complex="ar" style:country-complex="SA" style:font-weight-complex="normal"/>
    </style:style>
    <style:style style:name="P60" style:family="paragraph" style:parent-style-name="Standard" style:list-style-name="L1">
      <style:paragraph-properties fo:margin-left="0cm" fo:margin-right="0cm" fo:line-height="150%" fo:text-indent="0cm" style:auto-text-indent="false" style:text-autospace="none">
        <style:tab-stops>
          <style:tab-stop style:position="10.864cm"/>
          <style:tab-stop style:position="12.682cm"/>
        </style:tab-stops>
      </style:paragraph-properties>
      <style:text-properties style:use-window-font-color="true" style:font-name="Arial Narrow1" fo:font-size="12pt" fo:language="es" fo:country="ES" fo:font-weight="bold" style:font-name-asian="Times New Roman" style:font-size-asian="12pt" style:language-asian="zxx" style:country-asian="none" style:font-weight-asian="bold" style:font-name-complex="Arial Narrow" style:font-size-complex="12pt" style:language-complex="ar" style:country-complex="SA" style:font-weight-complex="bold"/>
    </style:style>
    <style:style style:name="P61" style:family="paragraph" style:parent-style-name="Standard" style:list-style-name="L1">
      <style:paragraph-properties fo:margin-left="0cm" fo:margin-right="0cm" fo:line-height="150%" fo:text-indent="0cm" style:auto-text-indent="false" style:text-autospace="none">
        <style:tab-stops>
          <style:tab-stop style:position="10.864cm"/>
          <style:tab-stop style:position="12.682cm"/>
        </style:tab-stops>
      </style:paragraph-properties>
      <style:text-properties style:use-window-font-color="true" style:font-name="Arial Narrow1" fo:font-size="12pt" fo:language="es" fo:country="ES" fo:font-weight="bold" style:font-name-asian="Times New Roman" style:font-size-asian="12pt" style:language-asian="zxx" style:country-asian="none" style:font-weight-asian="bold" style:font-name-complex="Arial Narrow" style:font-size-complex="12pt" style:language-complex="ar" style:country-complex="SA"/>
    </style:style>
    <style:style style:name="P62" style:family="paragraph" style:parent-style-name="Standard">
      <style:paragraph-properties fo:margin-left="0cm" fo:margin-right="0cm" fo:line-height="150%" fo:text-align="center" style:justify-single-word="false" fo:text-indent="0cm" style:auto-text-indent="false" style:text-autospace="none">
        <style:tab-stops>
          <style:tab-stop style:position="10.864cm"/>
          <style:tab-stop style:position="12.682cm"/>
        </style:tab-stops>
      </style:paragraph-properties>
      <style:text-properties style:use-window-font-color="true" style:font-name="Arial Narrow1" fo:font-size="12pt" fo:language="es" fo:country="ES" fo:font-weight="normal" style:font-name-asian="Times New Roman" style:font-size-asian="12pt" style:language-asian="zxx" style:country-asian="none" style:font-weight-asian="normal" style:font-name-complex="Arial Narrow" style:font-size-complex="12pt" style:language-complex="ar" style:country-complex="SA" style:font-weight-complex="normal"/>
    </style:style>
    <style:style style:name="P63" style:family="paragraph" style:parent-style-name="Standard" style:list-style-name="WW8Num6">
      <style:paragraph-properties fo:line-height="150%" fo:text-align="justify" style:justify-single-word="false" fo:break-before="page" style:text-autospace="none">
        <style:tab-stops>
          <style:tab-stop style:position="5.588cm"/>
          <style:tab-stop style:position="6.216cm"/>
        </style:tab-stops>
      </style:paragraph-properties>
      <style:text-properties style:use-window-font-color="true" style:font-name="Arial Narrow1" fo:font-size="12pt" fo:language="es" fo:country="ES" fo:font-weight="bold" style:font-name-asian="Times New Roman" style:font-size-asian="12pt" style:language-asian="zxx" style:country-asian="none" style:font-weight-asian="bold" style:font-name-complex="Arial Narrow" style:font-size-complex="12pt" style:language-complex="ar" style:country-complex="SA"/>
    </style:style>
    <style:style style:name="T1" style:family="text">
      <style:text-properties fo:letter-spacing="0.035cm" style:letter-kerning="true"/>
    </style:style>
    <style:style style:name="T2" style:family="text">
      <style:text-properties fo:letter-spacing="0.035cm" fo:font-weight="normal" style:letter-kerning="true" style:font-weight-asian="normal" style:font-weight-complex="normal"/>
    </style:style>
    <style:style style:name="T3" style:family="text">
      <style:text-properties style:use-window-font-color="true" style:font-name="Arial Narrow" fo:font-size="11pt" fo:language="es" fo:country="E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T4" style:family="text">
      <style:text-properties style:use-window-font-color="true" style:font-name="Arial Narrow" fo:font-size="14pt" fo:letter-spacing="0.035cm" fo:language="es" fo:country="ES" fo:font-weight="bold" style:font-name-asian="Times New Roman" style:font-size-asian="14pt" style:language-asian="zxx" style:country-asian="none" style:font-weight-asian="bold" style:font-name-complex="Times New Roman" style:font-size-complex="14pt" style:language-complex="ar" style:country-complex="SA" style:font-weight-complex="bold"/>
    </style:style>
    <style:style style:name="T5" style:family="text">
      <style:text-properties style:use-window-font-color="true" fo:font-size="11pt" fo:language="es" fo:country="E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T6" style:family="text">
      <style:text-properties style:use-window-font-color="true" fo:font-size="10pt" fo:letter-spacing="0.035cm" fo:language="es" fo:country="E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T7" style:family="text">
      <style:text-properties style:use-window-font-color="true" fo:font-size="10pt" fo:letter-spacing="0.035cm" fo:language="es" fo:country="ES" fo:font-weight="bold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 style:font-weight-complex="bold"/>
    </style:style>
    <style:style style:name="T8" style:family="text">
      <style:text-properties style:use-window-font-color="true" fo:language="es" fo:country="ES" fo:font-weight="bold" style:font-name-asian="Times New Roman" style:language-asian="zxx" style:country-asian="none" style:font-weight-asian="bold" style:font-name-complex="Arial Narrow" style:language-complex="ar" style:country-complex="SA" style:font-weight-complex="bold"/>
    </style:style>
    <style:style style:name="T9" style:family="text">
      <style:text-properties style:use-window-font-color="true" fo:language="es" fo:country="ES" style:font-name-asian="Times New Roman" style:language-asian="zxx" style:country-asian="none" style:font-name-complex="Arial Narrow" style:language-complex="ar" style:country-complex="SA"/>
    </style:style>
    <style:style style:name="T10" style:family="text">
      <style:text-properties fo:color="#333333" fo:font-size="12pt" fo:letter-spacing="0.035cm" fo:language="es" fo:country="ES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T11" style:family="text">
      <style:text-properties fo:color="#333333" fo:font-size="12pt" fo:letter-spacing="0.035cm" fo:language="es" fo:country="ES" style:font-name-asian="Times New Roman" style:font-size-asian="12pt" style:language-asian="zxx" style:country-asian="none" style:font-name-complex="Times New Roman" style:font-size-complex="12pt" style:language-complex="ar" style:country-complex="SA" style:font-weight-complex="bold"/>
    </style:style>
    <style:style style:name="T12" style:family="text">
      <style:text-properties fo:color="#333333" fo:font-size="14pt" fo:letter-spacing="0.035cm" fo:language="es" fo:country="ES" fo:font-weight="bold" style:font-name-asian="Times New Roman" style:font-size-asian="14pt" style:language-asian="zxx" style:country-asian="none" style:font-weight-asian="bold" style:font-name-complex="Times New Roman" style:font-size-complex="14pt" style:language-complex="ar" style:country-complex="SA" style:font-weight-complex="bold"/>
    </style:style>
    <style:style style:name="T13" style:family="text">
      <style:text-properties fo:color="#333333" fo:font-size="16pt" fo:letter-spacing="0.035cm" fo:language="es" fo:country="ES" fo:font-weight="bold" style:font-name-asian="Times New Roman" style:font-size-asian="16pt" style:language-asian="zxx" style:country-asian="none" style:font-weight-asian="bold" style:font-name-complex="Times New Roman" style:font-size-complex="16pt" style:language-complex="ar" style:country-complex="SA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language="en" fo:country="US" fo:font-weight="normal" style:font-weight-asian="normal" style:font-weight-complex="normal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writing-mode="lr-tb" style:editable="false">
        <style:columns fo:column-count="1" fo:column-gap="0cm"/>
        <text:notes-configuration text:note-class="footnote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/>
      <text:p text:style-name="P44"/>
      <text:p text:style-name="P44"/>
      <text:p text:style-name="P44"/>
      <text:p text:style-name="P41"/>
      <text:p text:style-name="P43"><text:s/>PCU-CapturarAbono</text:p>
      <text:p text:style-name="P43">20101116.1456</text:p>
      <text:p text:style-name="P42"><text:s text:c="25"/></text:p>
      <text:p text:style-name="P42"/>
      <text:p text:style-name="P42">Documento de Caso de Prueba</text:p>
      <text:p text:style-name="P14">CP-0005-ImprimirReciboAbono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text:s/></text:p>
      <text:p text:style-name="P14"/>
      <text:p text:style-name="P14"/>
      <text:p text:style-name="P13"/>
      <text:p text:style-name="P13"/>
      <text:p text:style-name="P45"/>
      <text:p text:style-name="P46"/>
      <text:p text:style-name="P47">Tabla de Contenidos</text:p>
      <text:p text:style-name="P47"/>
      <text:p text:style-name="P47"/>
      <text:table-of-content text:style-name="Sect1" text:name="Índice de contenido1">
        <text:table-of-content-source text:outline-level="9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26.575cm" style:leader-char="." style:with-tab="false"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  <text:index-source-style text:style-name="ViñetaNegra1"/>
          </text:index-source-styles>
          <text:index-source-styles text:outline-level="3">
            <text:index-source-style text:style-name="Heading_20_3"/>
            <text:index-source-style text:style-name="ViñetaNegra2"/>
            <text:index-source-style text:style-name="ViñetaNegra3"/>
            <text:index-source-style text:style-name="ViñetaBlanca3"/>
          </text:index-source-styles>
        </text:table-of-content-source>
        <text:index-body>
          <text:p text:style-name="P39">1.Introducción <text:tab/><text:span text:style-name="T14">3</text:span></text:p>
          <text:p text:style-name="P39">1.1.Propósito<text:tab/>3</text:p>
          <text:p text:style-name="P39">1.2.Alcance<text:tab/>3</text:p>
          <text:p text:style-name="P39">1.3.Audiencia<text:tab/>3</text:p>
          <text:p text:style-name="P39">2.Generación de Casos de Prueba a partir de Casos de Uso<text:tab/>4</text:p>
          <text:p text:style-name="P38">2.1. Justificación Generación del Grafo de Caminos de Prueba:<text:tab/><text:span text:style-name="T14">4</text:span></text:p>
        </text:index-body>
      </text:table-of-content>
      <text:section text:style-name="Sect2" text:name="Área2">
        <text:p text:style-name="P33"/>
        <text:p text:style-name="P7"/>
      </text:section>
      <text:section text:style-name="Sect3" text:name="Área3">
        <text:p text:style-name="P15"/>
      </text:section>
      <text:p text:style-name="P49"><text:s/>Documento de Diseño de Caso de Prueba</text:p>
      <text:list xml:id="list29160828" text:style-name="WW8Num2">
        <text:list-item>
          <text:p text:style-name="P51">Introducción </text:p>
          <text:list>
            <text:list-item>
              <text:p text:style-name="P52">Propósito</text:p>
            </text:list-item>
          </text:list>
        </text:list-item>
      </text:list>
      <text:p text:style-name="P34"><text:span text:style-name="T10">El propósito del </text:span><text:span text:style-name="T11">Documento de Casos de Pruebas para</text:span><text:span text:style-name="T12"> </text:span><text:span text:style-name="T13">ImprimirReciboAbono</text:span><text:span text:style-name="T4"> </text:span><text:span text:style-name="T10">es definir un formato para la elaboración de los caso de pruebas.</text:span></text:p>
      <text:list xml:id="list29278021" text:continue-numbering="true" text:style-name="WW8Num2">
        <text:list-item>
          <text:list>
            <text:list-item>
              <text:p text:style-name="P52">Alcance</text:p>
            </text:list-item>
          </text:list>
        </text:list-item>
      </text:list>
      <text:p text:style-name="P40">Este documento provee la definición del problema a resolver, los afectados y la solución. No contempla una descripción detallada de los aspectos funcionales y técnicos que se desarrollarán en las fases posteriores.</text:p>
      <text:list xml:id="list29271294" text:continue-numbering="true" text:style-name="WW8Num2">
        <text:list-item>
          <text:list>
            <text:list-item>
              <text:p text:style-name="P52">Audiencia</text:p>
            </text:list-item>
          </text:list>
        </text:list-item>
      </text:list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7">Nivel de Participación</text:p>
          </table:table-cell>
          <table:table-cell table:style-name="Tabla1.B1" office:value-type="string">
            <text:p text:style-name="P27">Rol</text:p>
          </table:table-cell>
        </table:table-row>
        <table:table-row table:style-name="Tabla1.1">
          <table:table-cell table:style-name="Tabla1.A2" office:value-type="string">
            <text:p text:style-name="P29"><text:span text:style-name="T6">Responsable de Elaboración </text:span><text:span text:style-name="T7">(RE)</text:span></text:p>
          </table:table-cell>
          <table:table-cell table:style-name="Tabla1.B2" office:value-type="string">
            <text:p text:style-name="P28">Analista de Pruebas (AP)</text:p>
          </table:table-cell>
        </table:table-row>
        <table:table-row table:style-name="Tabla1.1">
          <table:table-cell table:style-name="Tabla1.A2" office:value-type="string">
            <text:p text:style-name="P29"><text:span text:style-name="T6">Usuario Directo </text:span><text:span text:style-name="T7">(UD)</text:span></text:p>
          </table:table-cell>
          <table:table-cell table:style-name="Tabla1.B2" office:value-type="string">
            <text:p text:style-name="P28">Analista de Pruebas (AP)</text:p>
          </table:table-cell>
        </table:table-row>
        <table:table-row table:style-name="Tabla1.1">
          <table:table-cell table:style-name="Tabla1.A2" office:value-type="string">
            <text:p text:style-name="P29"><text:span text:style-name="T6">Notificado </text:span><text:span text:style-name="T7">(NT)</text:span></text:p>
          </table:table-cell>
          <table:table-cell table:style-name="Tabla1.B2" office:value-type="string">
            <text:p text:style-name="P28">Gerente de Pruebas</text:p>
            <text:p text:style-name="P28"/>
            <text:p text:style-name="P28">Líder de Proyecto</text:p>
          </table:table-cell>
        </table:table-row>
      </table:table>
      <text:list xml:id="list29287557" text:continue-numbering="true" text:style-name="WW8Num2">
        <text:list-item>
          <text:p text:style-name="P53">Generación de Casos de Prueba a partir de Casos de Uso</text:p>
          <text:list>
            <text:list-item>
              <text:p text:style-name="P50">Justificación Generación del Grafo de Caminos de Prueba:</text:p>
            </text:list-item>
          </text:list>
        </text:list-item>
      </text:list>
      <text:p text:style-name="P35"/>
      <text:p text:style-name="P36">Caminos de Prueba:</text:p>
      <text:p text:style-name="P37"><text:s/>Caminos Positivos:</text:p>
      <text:list xml:id="list29146596" text:style-name="L1">
        <text:list-item>
          <text:p text:style-name="P57">S1,S2,S3,S4,S5,S6,S7,S8,S9,S10,S11,S12,S13,S14,S15,S16,S17,S18,S19,20</text:p>
        </text:list-item>
        <text:list-item>
          <text:p text:style-name="P57">S1,S2,SE.2.a,SE.2.a.1,SE.2.a.2,S3,S4,S5,S6,S7,S8,S9,S10,S11,S12,S13,S14,S15,S16,S17,S18,S19,20</text:p>
        </text:list-item>
        <text:list-item>
          <text:p text:style-name="P57">S1,S2,SE.2.b,SE.2.b.1,S3,S4,S5,S6,S7,S8,S9,S10,S11,S12,S13,S14,S15,S16,S17,S18,S19,20.</text:p>
        </text:list-item>
        <text:list-item>
          <text:p text:style-name="P57">S1,S2,S3,SE.3.a,SE.3.a.1,SE.3.a.2,SE.3.a.3,SE.3.a.4,SE.3.a.5,S4,S5,S6,S7,S8,S9,S10,S11,S12,S13,S14,S15,S16,S17,S18,S19,20</text:p>
        </text:list-item>
        <text:list-item>
          <text:p text:style-name="P57">S1,S2,S3,SE.3.b,SE.3.b.1,SE.3.b.2,SE.3.b.3,S4,S5,S6,S7,S8,S9,S10,S11,S12,S13,S14,S15,S16,S17,S18,S19,20</text:p>
        </text:list-item>
        <text:list-item>
          <text:p text:style-name="P57">S1,S2,S3,S4,S5,SE.5.1,SE.5.1.a,SE.5.1.a.1,SE.5.1.a.2,SE.5.1.a.2.a,SE.5.1.a.2.a.1,SE.5.1.a.2.a.1.a,SE.5.1.a.2.a.1.a.1,SE.5.1.a.2.a.1.a.2,SE.5.2,SE.5.2.a,SE.5.2.a.1,SE.5.2.a.2,SE.5.2.a.2.a,SE.5.2.a.2.a.1,SE.5.2.a.2.a.1.a,SE.5.2.a.2.a.1.a.1,SE.5.2.a.2.a.1.a.2,SE.5.3,SE.5.3.a,SE.5.3.a.1,SE.5.3.a.2,SE.5.4,SE.5.4.a,SE.5.4.a.1,SE.5.4.a.2,SE.5.5,SE.5.5.a,SE.5.5.a.1,SE.5.5.a.2,SE.5.6,SE.5.6.a,SE.5.6.a.1,SE.5.6.a.2,SE5.7.a,SE5.7.a.1,SE5.7.a.2,SE5.7.a.2.a,SE5.7.a.2.a.1,SE5.7.a.2.a.1.a,SE5.7.a.2.a.1.a.1,SE5.7.a.2.a.1.a.2,S6,S7,S8,S9,S10,S11,S12,S13,S14,S15,S16,S17,S18,S19,20</text:p>
        </text:list-item>
        <text:list-item>
          <text:p text:style-name="P57">S1,S2,S3,S4,S5,SE.5.1,SE.5.1.a,SE.5.1.a.1,SE.5.1.a.2,SE.5.1.a.2.a,SE.5.1.a.2.a.1,SE.5.1.a.2.a.1.a,SE.5.1.a.2.a.1.a.1,SE.5.1.a.2.a.1.a.2,SE.5.2,SE.5.2.a,SE.5.2.a.1,SE.5.2.a.2,SE.5.2.a.2.a,SE.5.2.a.2.a.1,SE.5.2.a.2.a.1.a,SE.5.2.a.2.a.1.a.1,SE.5.2.a.2.a.1.a.2,SE.5.3,SE.5.3.a,SE.5.3.a.1,SE.5.3.a.2,SE.5.4,SE.5.4.a,SE.5.4.a.1,SE.5.4.a.2,SE.5.5,SE.5.5.a,SE.5.5.a.1,SE.5.5.a.2,SE.5.6,SE.5.6.a,SE.5.6.a.1,SE.5.6.a.2,SE5.7.a,SE5.7.a.1,SE5.7.a.2,SE5.7.a.2.a,SE5.7.a.2.a.1,SE5.7.a.2.a.2,SE5.7.a.2.a.3,S6,S7,S8,S9,S10,S11,S12,S13,S14,S15,S16,S17,S18,S19,20</text:p>
        </text:list-item>
        <text:list-item>
          <text:p text:style-name="P57">S1,S2,S3,S4,S5,SE.5.1,SE.5.1.a,SE.5.1.a.1,SE.5.1.a.2,SE.5.1.a.2.a,SE.5.1.a.2.a.1,SE.5.1.a.2.a.1.a,SE.5.1.a.2.a.1.a.1,SE.5.1.a.2.a.1.a.2,SE.5.2,SE.5.2.a,SE.5.2.a.1,SE.5.2.a.2,SE.5.2.a.2.a,SE.5.2.a.2.a.1,SE.5.2.a.2.a.1.a,SE.5.2.a.2.a.1.a.1,SE.5.2.a.2.a.1.a.2,SE.5.3,SE.5.3.<text:soft-page-break/>a,SE.5.3.a.1,SE.5.3.a.2,SE.5.4,SE.5.4.a,SE.5.4.a.1,SE.5.4.a.2,SE.5.5,SE.5.5.a,SE.5.5.a.1,SE.5.5.a.2,SE.5.6,SE.5.6.a,SE.5.6.a.1,SE.5.6.a.2,SE5.7.a,SE5.7.a.1,SE5.7.a.2,SE5.7.a.2,S6,S7,S8,S9,S10,S11,S12,S13,S14,S15,S16,S17,S18,S19,20</text:p>
        </text:list-item>
        <text:list-item>
          <text:p text:style-name="P57">S1,S2,S3,S4,S5,SE.5.1,SE.5.1.a,SE.5.1.a.1,SE.5.1.a.2,SE.5.1.a.2.a,SE.5.1.a.2.a.1,SE.5.1.a.2.a.2,SE.5.1.a.2.a.3,SE.5.2,SE.5.2.a,SE.5.2.a.1,SE.5.2.a.2,SE.5.2.a.2.a,SE.5.2.a.2.a.1,SE.5.2.a.2.a.2,SE.5.2.a.2.a.3,SE.5.3,SE.5.3.b,SE.5.3.b.1,SE.5.4,SE.5.4.b,SE.5.4.b.1,SE.5.5,SE.5.5.b,SE.5.5.b.1,SE.5.6,SE.5.6.b,SE.5.6.b.1,SE5.7.a,SE5.7.a.1,SE5.7.a.2,SE5.7.a.2.a,SE5.7.a.2.a.1,SE5.7.a.2.a.1.a,SE5.7.a.2.a.1.a.1,SE5.7.a.2.a.1.a.2,S6,S7,S8,S9,S10,S11,S12,S13,S14,S15,S16,S17,S18,S19,20</text:p>
        </text:list-item>
        <text:list-item>
          <text:p text:style-name="P57">S1,S2,S3,S4,S5,SE.5.1,SE.5.1.a,SE.5.1.a.1,SE.5.1.a.2,SE.5.1.a.2.a,SE.5.1.a.2.a.1,SE.5.1.a.2.a.2,SE.5.1.a.2.a.3,SE.5.2,SE.5.2.a,SE.5.2.a.1,SE.5.2.a.2,SE.5.2.a.2.a,SE.5.2.a.2.a.1,SE.5.2.a.2.a.2,SE.5.2.a.2.a.3,SE.5.3,SE.5.3.b,SE.5.3.b.1,SE.5.4,SE.5.4.b,SE.5.4.b.1,SE.5.5,SE.5.5.b,SE.5.5.b.1,SE.5.6,SE.5.6.b,SE.5.6.b.1,SE5.7.a,SE5.7.a.1,SE5.7.a.2,SE5.7.a.2.a,SE5.7.a.2.a.1,SE5.7.a.2.a.2,SE5.7.a.2.a.3,S6,S7,S8,S9,S10,S11,S12,S13,S14,S15,S16,S17,S18,S19,20</text:p>
        </text:list-item>
        <text:list-item>
          <text:p text:style-name="P57">S1,S2,S3,S4,S5,SE.5.1,SE.5.1.a,SE.5.1.a.1,SE.5.1.a.2,SE.5.1.a.2.a,SE.5.1.a.2.a.1,SE.5.1.a.2.a.2,SE.5.1.a.2.a.3,SE.5.2,SE.5.2.a,SE.5.2.a.1,SE.5.2.a.2,SE.5.2.a.2.a,SE.5.2.a.2.a.1,SE.5.2.a.2.a.2,SE.5.2.a.2.a.3,SE.5.3,SE.5.3.b,SE.5.3.b.1,SE.5.4,SE.5.4.b,SE.5.4.b.1,SE.5.5,SE.5.5.b,SE.5.5.b.1,SE.5.6,SE.5.6.b,SE.5.6.b.1,SE5.7.a,SE5.7.a.1,SE5.7.a.2,SE5.7.a.2,S6,S7,S8,S9,S10,S11,S12,S13,S14,S15,S16,S17,S18,S19,20</text:p>
        </text:list-item>
        <text:list-item>
          <text:p text:style-name="P57">S1,S2,S3,S4,S5,SE.5.1,SE.5.1.a,SE.5.1.a.1,SE.5.1.a.2,SE.5.1.a.3,SE.5.2,SE.5.2.a,SE.5.2.a.1,SE.5.2.a.2,SE.5.2.a.3,SE.5.3,SE.5.3.a,SE.5.3.a.1,SE.5.3.a.2,SE.5.4,SE.5.4.a,SE.5.4.a.1,SE.5.4.a.2,SE.5.5,SE.5.5.a,SE.5.5.a.1,SE.5.5.a.2,SE.5.6,SE.5.6.a,SE.5.6.a.1,SE.5.6.a.2,SE5.7.a,SE5.7.a.1,SE5.7.a.2,SE5.7.a.2,S6,S7,S8,S9,S10,S11,S12,S13,S14,S15,S16,S17,S18,S19,20.</text:p>
        </text:list-item>
        <text:list-item>
          <text:p text:style-name="P57">S1,S2,S3,S4,S5,SE.5.1,SE.5.1.a,SE.5.1.b,SE.5.1.b.1,SE.5.2,SE.5.2.b,SE.5.2.b.1,SE.5.3,SE.5.3.a,SE.5.3.a.1,SE.5.3.a.2,SE.5.4,SE.5.4.a,SE.5.4.a.1,SE.5.4.a.2,SE.5.5,SE.5.5.a,SE.5.5.a.1,SE.5.5.a.2,SE.5.6,SE.5.6.a,SE.5.6.a.1,SE.5.6.a.2,SE5.7.a,SE5.7.a.1,SE5.7.a.2,SE5.7.a.2,S6,S7,S8,S9,S10,S11,S12,S13,S14,S15,S16,S17,S18,S19,20</text:p>
        </text:list-item>
        <text:list-item>
          <text:p text:style-name="P57">S1,S2,S3,S4,S5,S6,S7,S8,S9,S10,SE.9.a,SE.9.a.1,SE.9.a.1.a,SE.9.a.1.a.1,SE.9.a.1.a.2,SE.9.a.1.a.3,SE.9.a.1.a.3.a,SE.9.a.1.a.3.a.1,SE.9.a.1.a.3.a.2,S11,S12,S13,S14,S15,S16,S17,S18,S19,20</text:p>
        </text:list-item>
        <text:list-item>
          <text:p text:style-name="P57"><text:soft-page-break/>S1,S2,S3,S4,S5,S6,S7,S8,S9,S10,SE.9.a,SE.9.a.1,SE.9.a.1.a,SE.9.a.1.a.1,SE.9.a.1.a.2,SE.9.a.1.a.3,SE.9.a.1.a.4,SE.9.a.1.a.4.a,SE.9.a.1.a.4.a.1,SE.9.a.1.a.4.a.2,S11,S12,S13,S14,S15,S16,S17,S18,S19,20</text:p>
        </text:list-item>
        <text:list-item>
          <text:p text:style-name="P57">S1,S2,S3,S4,S5,S6,S7,S8,S9,S10,SE.9.a,SE.9.a.1,SE.9.a.1.a,SE.9.a.1.a.1,SE.9.a.1.a.2,SE.9.a.1.a.3,SE.9.a.1.a.4,SE.9.a.1.a.5,SE.9.a.1.a.6,S11,S12,S13,S14,S15,S16,S17,S18,S19</text:p>
        </text:list-item>
        <text:list-item>
          <text:p text:style-name="P57">S1,S2,S3,S4,S5,S6,S7,S8,S9,S10,SE.9.a,SE.9.a.1,SE.9.a.1.a,SE.9.a.1.b,SE.9.a.1.b.1,S11,S12,S13,S14,S15,S16,S17,S18,S19,20</text:p>
        </text:list-item>
        <text:list-item>
          <text:p text:style-name="P57">S1,S2,S3,S4,S5,S6,S7,S8,S9,S10,SE.9.b,SE.9.b.1,S11,S12,S13,S14,S15,S16,S17,S18,S19,20</text:p>
        </text:list-item>
        <text:list-item>
          <text:p text:style-name="P57">S1,S2,S3,S4,S5,S6,S7,S8,S9,S10,S11,SE.10.a,SE.10.a.1,SE.10.a.2,S12,S13,S14,S15,S16,S17,S18,S19,20</text:p>
        </text:list-item>
        <text:list-item>
          <text:p text:style-name="P57">S1,S2,S3,S5,S6,S7,S8,S9,S10,S11,SE.10.b,SE.10.b.1,S12,S13,S14,S15,S16,S17,S18,S19</text:p>
        </text:list-item>
        <text:list-item>
          <text:p text:style-name="P57">S1,S2,S3,S5,S6,S7,S8,S9,S10,S11,S12,SE.11.a,SE.11.a.1,SE.11.a.2,S13,S14,S15,S16,S17,S18,S19,20</text:p>
        </text:list-item>
        <text:list-item>
          <text:p text:style-name="P57">S1,S2,S3,S5,S6,S7,S8,S9,S10,S11,S12,SE.11.b,SE.11.b.1,S13,S14,S15,S16,S17,S18,S19</text:p>
        </text:list-item>
        <text:list-item>
          <text:p text:style-name="P57">S1,S2,S3,S5,S6,S7,S8,S9,S10,S11,S12,S13,SE.12.a,SE.12.a.1,SE.12.a.1.a,SE.12.a.1.a.1,SE.12.a.1.a.2,S14,S15,S16,S17,S18,S19,20</text:p>
        </text:list-item>
        <text:list-item>
          <text:p text:style-name="P57">S1,S2,S3,S5,S6,S7,S8,S9,S10,S11,S12,S13,SE.12.a,SE.12.a.1,SE.12.a.1.a,SE.12.a.1.b,SE.12.a.1.b.1,SE.12.a.1.b.2,S14,S15,S16,S17,S18,S19,20</text:p>
        </text:list-item>
        <text:list-item>
          <text:p text:style-name="P57">S1,S2,S3,S5,S6,S7,S8,S9,S10,S11,S12,S13,SE.12.b,SE.12.b.1,S14,S15,S16,S17,S18,S19</text:p>
        </text:list-item>
        <text:list-item>
          <text:p text:style-name="P57">S1,S2,S3,S5,S6,S7,S8,S9,S10,S11,S12,S13,S14,S15,SE.14.a,SE.14.a.1,SE.14.a.2,S16,S17,S18,S19,20</text:p>
        </text:list-item>
        <text:list-item>
          <text:p text:style-name="P57">S1,S2,S3,S5,S6,S7,S8,S9,S10,S11,S12,S13,S14,S15,SE.14.b,SE.14.b.1,SE.14.b.2,S16,S17,S18,S19,20</text:p>
        </text:list-item>
        <text:list-item>
          <text:p text:style-name="P57">S1,S2,S3,S5,S6,S7,S8,S9,S10,S11,S12,S13,S14,S15,SE.14.c,SE.14.c.1,SE.14.c.2,S16,S17,S18,S19,20</text:p>
        </text:list-item>
        <text:list-item>
          <text:p text:style-name="P57">S1,S2,S3,S5,S6,S7,S8,S9,S10,S11,S12,S13,S14,SE.13.a,SE.13.a.1,SE.13.a.1.a,SE.13.a.1.a.1,S15,S16,S17,S18,S19,20</text:p>
        </text:list-item>
        <text:list-item>
          <text:p text:style-name="P57">S1,S2,S3,S5,S6,S7,S8,S9,S10,S11,S12,S13,S14,SE.13.a,SE.13.a.1,SE.13.a.2,SE.13.a.2.a,SE.13.a.2.a.1,S15,S16,S17,S18,S19,20</text:p>
        </text:list-item>
        <text:list-item>
          <text:p text:style-name="P57">S1,S2,S3,S5,S6,S7,S8,S9,S10,S11,S12,S13,S14,SE.13.a,SE.13.a.1,SE.13.a.2,SE.13.a.3,SE.13.a.4,SE.13.a.5,SE.13.a.6,SE.13.a.7,S15,S16,S17,S18,S19,20</text:p>
        </text:list-item>
        <text:list-item>
          <text:p text:style-name="P57"><text:soft-page-break/>S1,S2,S3,S5,S6,S7,S8,S9,S10,S11,S12,S13,S14,S15,S16,S17,SE.16.a,SE.16.a.1,SE.16.a.2,SE.16.a.3,S18,S19,20</text:p>
        </text:list-item>
        <text:list-item>
          <text:p text:style-name="P57">S1,S2,S3,S5,S6,S7,S8,S9,S10,S11,S12,S13,S14,SE.13.a,SE.13.a.1,SE.13.a.2,SE.13.a.3.a,SE.13.a.3.a.1,S15,S16,S17,S18,S19,20</text:p>
        </text:list-item>
        <text:list-item>
          <text:p text:style-name="P57">S1,S2,S3,S5,S6,S7,S8,S9,S10,S11,S12,S13,S14,SE.13.a,SE.13.a.1,SE.13.a.2,SE.13.a.3,SE.13.a.4,SE.13.a.5.a,SE.13.a.5.a.1,SE.13.a.5.a.2,SE.13.a.6,SE.13.a.7,S15,S16,S17,S18,S19,20</text:p>
        </text:list-item>
        <text:list-item>
          <text:p text:style-name="P57">S1,S2,S3,SE4A,SE4.a.1,SE4.a.2,SE4.a.3,SE4.a.4,SE4.a.5,SE4.a.6,SE4.a.7,SE4.a.8,SE4.a.9,SE4.a.10,SE4.a.11,SE4.a.12,SE4.a.13,SE4.a.14,S16,S17,S18,S19,20</text:p>
        </text:list-item>
        <text:list-item>
          <text:p text:style-name="P57">S1,S2,S3,SE4A,SE4.a.1,SE4.a.2,SE4.a.3,SE4.a.4,SE4.a.5,SE4.a.6,SE4.a.7.a,SE4.a.7.a.1.a,SE4.a.7.a.1.a.1,SE4.a.7.a.1.a.2,SE4.a.7.a.1.a.3,SE4.a.7.a.1.a.4,SE4.a.7.a.1.a.5,SE4.a.7.a.1.a.6,SE4.a.8,SE4.a.9,SE4.a.10,SE4.a.11,SE4.a.12,SE4.a.13,SE4.a.14,S16,S17,S18,S19</text:p>
        </text:list-item>
        <text:list-item>
          <text:p text:style-name="P57">S1,S2,S3,SE4A,SE4.a.1,SE4.a.2,SE4.a.3,SE4.a.4,SE4.a.5,SE4.a.6,SE4.a.7.a,SE4.a.7.a.1.a,SE4.a.7.a.1.a.1,SE4.a.7.a.1.a.2,SE4.a.7.a.1.a.3,SE4.a.7.a.1.a.4,SE4.a.7.a.1.a.5,SE4.a.7.a.1.a.6,SE4.a.8,SE4.a.9.a,SE4.a.9.a.1,SE4.a.9.a.2,SE4.a.10,SE4.a.11,SE4.a.12,SE4.a.13,SE4.a.14,S16,S17,S18,S19,20</text:p>
        </text:list-item>
        <text:list-item>
          <text:p text:style-name="P57">S1,S2,S3,SE4A,SE4.a.1,SE4.a.2,SE4.a.3,SE4.a.4,SE4.a.5,SE4.a.6,SE4.a.7.a,SE4.a.7.a.1.a,SE4.a.7.a.1.a.1,SE4.a.7.a.1.a.2,SE4.a.7.a.1.a.3,SE4.a.7.a.1.a.4,SE4.a.7.a.1.a.5,SE4.a.7.a.1.a.6,SE4.a.8,SE4.a.9,SE4.a.10,SE4.a.10.a.1,SE4.a.10.a.2,SE4.a.10.a.3,SE4.a.12,SE4.a.13,SE4.a.14,S16,S17,S18,S19,20</text:p>
        </text:list-item>
        <text:list-item>
          <text:p text:style-name="P57">S1,S2,S3,SE4A,SE4.a.1,SE4.a.2,SE4.a.3,SE4.a.4,SE4.a.5,SE4.a.6,SE4.a.7.a,SE4.a.7.a.1.a,SE4.a.7.a.1.a.1,SE4.a.7.a.1.a.2,SE4.a.7.a.1.a.3,SE4.a.7.a.1.a.4,SE4.a.7.a.1.a.5,SE4.a.7.a.1.a.6,SE4.a.8,SE4.a.9,SE4.a.10,SE4.a.10.a.1,SE4.a.10.a.2,SE4.a.10.a.3,SE4.a.12.a,SE4.a.12.a.1,SE4.a.12.a.2,SE4.a.13,SE4.a.14,S16,S17,S18,S19,20</text:p>
        </text:list-item>
        <text:list-item>
          <text:p text:style-name="P57">S1,S2,S3,SE4A,SE4.a.1,SE4.a.2,SE4.a.3,SE4.a.4,SE4.a.5,SE4.a.6,SE4.a.7.a,SE4.a.7.a.1.a,SE4.a.7.a.1.a.1,SE4.a.7.a.1.a.2,SE4.a.7.a.1.a.3,SE4.a.7.a.1.a.4,SE4.a.7.a.1.a.5,SE4.a.7.a.1.a.6,SE4.a.8,SE4.a.9,SE4.a.10,SE4.a.11,SE4.a.12,SE4.a.13.a,SE4.a.13.a.1,SE4.a.13.a.2,SE4.a.13.a.3,SE4.a.13.a.4,SE4.a.13.a.5,SE4.a.13.a.6,SE4.a.13.a.7,S16,S17,S18,S19,20</text:p>
        </text:list-item>
        <text:list-item>
          <text:p text:style-name="P57">S1,S2,S3,SE4A,SE4.a.1,SE4.a.2,SE4.a.3,SE4.a.4,SE4.a.5,SE4.a.6,SE4.a.7.a,SE4.a.7.a.1.a,SE4.a.7.a.1.a.1,SE4.a.7.a.1.a.2,SE4.a.7.a.1.a.3,SE4.a.7.a.1.a.4,SE4.a.7.a.1.a.5,SE4.a.7.a.1.a.6,SE4.a.8,SE4.a.9,SE4.a.10,SE4.a.11,SE4.a.12,SE4.a.13.a,SE4.a.13.a.1,SE4.a.13.a.<text:soft-page-break/>2,SE4.a.13.a.3,SE4.a.13.a.4,SE4.a.13.a.5.a,SE4.a.13.a.5.a.1,SE4.a.13.a.5.a.2,SE4.a.13.a.6,SE4.a.13.a.7,S16,S17,S18,S19,20</text:p>
          <text:p text:style-name="P57"/>
          <text:p text:style-name="P60"><text:s text:c="15"/><text:span text:style-name="T15"><text:s text:c="11"/></text:span></text:p>
          <text:p text:style-name="P59"/>
          <text:p text:style-name="P60"><text:s text:c="5"/></text:p>
          <text:p text:style-name="P60"/>
          <text:p text:style-name="P58"/>
          <text:p text:style-name="P60"/>
          <text:p text:style-name="P61"/>
        </text:list-item>
      </text:list>
      <text:list xml:id="list29143403" text:style-name="WW8Num6">
        <text:list-item>
          <text:list>
            <text:list-item>
              <text:p text:style-name="P63">Generación del Caso de Prueba:</text:p>
              <text:list>
                <text:list-item>
                  <text:p text:style-name="P54">Información general del Caso Prueba.</text:p>
                </text:list-item>
              </text:list>
            </text:list-item>
          </text:list>
        </text:list-item>
      </text:list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0">Nombre del Caso de Prueba:</text:p>
          </table:table-cell>
          <table:table-cell table:style-name="Tabla2.B1" office:value-type="string">
            <text:p text:style-name="P32">CP-0005-ImprimirReciboAbono</text:p>
          </table:table-cell>
        </table:table-row>
        <table:table-row table:style-name="Tabla2.1">
          <table:table-cell table:style-name="Tabla2.A2" office:value-type="string">
            <text:p text:style-name="P9">Prioridad:</text:p>
          </table:table-cell>
          <table:table-cell table:style-name="Tabla2.B2" office:value-type="string">
            <text:p text:style-name="P11">Esencial <text:s/></text:p>
          </table:table-cell>
        </table:table-row>
        <table:table-row table:style-name="Tabla2.3">
          <table:table-cell table:style-name="Tabla2.A2" office:value-type="string">
            <text:p text:style-name="P9">Precondiciones:</text:p>
          </table:table-cell>
          <table:table-cell table:style-name="Tabla2.B2" office:value-type="string">
            <text:p text:style-name="P11">1.- Se debe haber capturado abono a 1 o mas cuentas del cliente.</text:p>
          </table:table-cell>
        </table:table-row>
        <table:table-row table:style-name="Tabla2.1">
          <table:table-cell table:style-name="Tabla2.A2" office:value-type="string">
            <text:p text:style-name="P9">PostCondiciones:</text:p>
          </table:table-cell>
          <table:table-cell table:style-name="Tabla2.B2" office:value-type="string">
            <text:p text:style-name="P30">1.- Se imprime comprobante de pago de los abonos capturados.</text:p>
          </table:table-cell>
        </table:table-row>
        <table:table-row table:style-name="Tabla2.1">
          <table:table-cell table:style-name="Tabla2.A2" office:value-type="string">
            <text:p text:style-name="P17"><text:span text:style-name="T8">Fecha de Llenado</text:span><text:span text:style-name="T9">:</text:span></text:p>
          </table:table-cell>
          <table:table-cell table:style-name="Tabla2.B2" office:value-type="string">
            <text:p text:style-name="P12">2011/04/11</text:p>
            <text:p text:style-name="P12"/>
          </table:table-cell>
        </table:table-row>
        <table:table-row table:style-name="Tabla2.1">
          <table:table-cell table:style-name="Tabla2.A2" office:value-type="string">
            <text:p text:style-name="P9">Observaciones:</text:p>
          </table:table-cell>
          <table:table-cell table:style-name="Tabla2.B2" office:value-type="string">
            <text:p text:style-name="P12">NO APLICA</text:p>
          </table:table-cell>
        </table:table-row>
      </table:table>
      <text:p text:style-name="P16"/>
      <text:p text:style-name="P8">La siguiente tabla se puede repetir tantos caminos <text:s/>surjan en el Caso de Prueba.</text:p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 table:style-name="Tabla7.1">
          <table:table-cell table:style-name="Tabla7.A1" office:value-type="string">
            <text:p text:style-name="P4">Juego de Prueba:</text:p>
          </table:table-cell>
          <table:table-cell table:style-name="Tabla7.B1" table:number-columns-spanned="3" office:value-type="string">
            <text:p text:style-name="P32">CP-0005-01</text:p>
          </table:table-cell>
          <table:covered-table-cell/>
          <table:covered-table-cell/>
        </table:table-row>
        <table:table-row table:style-name="Tabla7.1">
          <table:table-cell table:style-name="Tabla7.A2" office:value-type="string">
            <text:p text:style-name="P4">Paso</text:p>
          </table:table-cell>
          <table:table-cell table:style-name="Tabla7.A2" office:value-type="string">
            <text:p text:style-name="P4">Descripción</text:p>
          </table:table-cell>
          <table:table-cell table:style-name="Tabla7.A2" office:value-type="string">
            <text:p text:style-name="P4">Resultado</text:p>
          </table:table-cell>
          <table:table-cell table:style-name="Tabla7.D2" office:value-type="string">
            <text:p text:style-name="P4">ID Problema</text:p>
          </table:table-cell>
        </table:table-row>
        <table:table-row table:style-name="Tabla7.3">
          <table:table-cell table:style-name="Tabla7.A2" office:value-type="string">
            <text:p text:style-name="P31">S1</text:p>
          </table:table-cell>
          <table:table-cell table:style-name="Tabla7.A2" office:value-type="string">
            <text:p text:style-name="P18">El caso de uso inicia cuando el sistema requiere imprimir el recibo de abono.</text:p>
          </table:table-cell>
          <table:table-cell table:style-name="Tabla7.A2" office:value-type="string">
            <text:p text:style-name="P6"/>
          </table:table-cell>
          <table:table-cell table:style-name="Tabla7.D2" office:value-type="string">
            <text:p text:style-name="P6"/>
          </table:table-cell>
        </table:table-row>
        <table:table-row table:style-name="Tabla7.3">
          <table:table-cell table:style-name="Tabla7.A2" office:value-type="string">
            <text:p text:style-name="P31">S2</text:p>
          </table:table-cell>
          <table:table-cell table:style-name="Tabla7.A2" office:value-type="string">
            <text:p text:style-name="P18">El sistema identifica si hay que imprimir la documentación del seguro de vida. <text:s text:c="6"/></text:p>
          </table:table-cell>
          <table:table-cell table:style-name="Tabla7.A2" office:value-type="string">
            <text:p text:style-name="P6"/>
          </table:table-cell>
          <table:table-cell table:style-name="Tabla7.D2" office:value-type="string">
            <text:p text:style-name="P6"/>
          </table:table-cell>
        </table:table-row>
        <table:table-row table:style-name="Tabla7.3">
          <table:table-cell table:style-name="Tabla7.A2" office:value-type="string">
            <text:p text:style-name="P31">S3</text:p>
          </table:table-cell>
          <table:table-cell table:style-name="Tabla7.A2" office:value-type="string">
            <text:p text:style-name="P18">El sistema verifica si la tienda esta trabajando como tienda local o si está accesando a una cartera regional o por ciudad. <text:s text:c="8"/></text:p>
          </table:table-cell>
          <table:table-cell table:style-name="Tabla7.A2" office:value-type="string">
            <text:p text:style-name="P6"/>
          </table:table-cell>
          <table:table-cell table:style-name="Tabla7.D2" office:value-type="string">
            <text:p text:style-name="P6"/>
          </table:table-cell>
        </table:table-row>
        <table:table-row table:style-name="Tabla7.3">
          <table:table-cell table:style-name="Tabla7.A2" office:value-type="string">
            <text:p text:style-name="P31">S4</text:p>
          </table:table-cell>
          <table:table-cell table:style-name="Tabla7.A2" office:value-type="string">
            <text:p text:style-name="P18"><text:s/>El sistema valida que el tipo de impresora es matricial.</text:p>
          </table:table-cell>
          <table:table-cell table:style-name="Tabla7.A2" office:value-type="string">
            <text:p text:style-name="P6"/>
          </table:table-cell>
          <table:table-cell table:style-name="Tabla7.D2" office:value-type="string">
            <text:p text:style-name="P6"/>
          </table:table-cell>
        </table:table-row>
        <table:table-row table:style-name="Tabla7.3">
          <table:table-cell table:style-name="Tabla7.A2" office:value-type="string">
            <text:p text:style-name="P31">S5</text:p>
          </table:table-cell>
          <table:table-cell table:style-name="Tabla7.A2" office:value-type="string">
            <text:p text:style-name="P18">El sistema identifica el mensaje a imprimir para el cliente del recibo de abono según sea su puntualidad y estado de las cuentas e imprime dicho mensaje. <text:s text:c="4"/>Crédito y Casa. <text:s text:c="25"/></text:p>
          </table:table-cell>
          <table:table-cell table:style-name="Tabla7.A2" office:value-type="string">
            <text:p text:style-name="P6"/>
          </table:table-cell>
          <table:table-cell table:style-name="Tabla7.D2" office:value-type="string">
            <text:p text:style-name="P6"/>
          </table:table-cell>
        </table:table-row>
        <table:table-row table:style-name="Tabla7.3">
          <table:table-cell table:style-name="Tabla7.A2" office:value-type="string">
            <text:p text:style-name="P31">S6</text:p>
          </table:table-cell>
          <table:table-cell table:style-name="Tabla7.A2" office:value-type="string">
            <text:p text:style-name="P18">El sistema imprime las leyendas( TOTALES, ENTREGO, SU CAMBIO ) en el recibo del abono.</text:p>
          </table:table-cell>
          <table:table-cell table:style-name="Tabla7.A2" office:value-type="string">
            <text:p text:style-name="P6"/>
          </table:table-cell>
          <table:table-cell table:style-name="Tabla7.D2" office:value-type="string">
            <text:p text:style-name="P6"/>
          </table:table-cell>
        </table:table-row>
        <table:table-row table:style-name="Tabla7.3">
          <table:table-cell table:style-name="Tabla7.A2" office:value-type="string">
            <text:p text:style-name="P31">S7</text:p>
          </table:table-cell>
          <table:table-cell table:style-name="Tabla7.A2" office:value-type="string">
            <text:p text:style-name="P18">El sistema imprime la cantidad con la que pago el cliente, el total a pagar del abono del cliente y el cambio del cliente.</text:p>
          </table:table-cell>
          <table:table-cell table:style-name="Tabla7.A2" office:value-type="string">
            <text:p text:style-name="P6"/>
          </table:table-cell>
          <table:table-cell table:style-name="Tabla7.D2" office:value-type="string">
            <text:p text:style-name="P6"/>
          </table:table-cell>
        </table:table-row>
        <table:table-row table:style-name="Tabla7.3">
          <table:table-cell table:style-name="Tabla7.A2" office:value-type="string">
            <text:p text:style-name="P31">S8</text:p>
          </table:table-cell>
          <table:table-cell table:style-name="Tabla7.A2" office:value-type="string">
            <text:p text:style-name="P18">El sistema imprime el numero y nombre del cliente en el recibo del abono.</text:p>
          </table:table-cell>
          <table:table-cell table:style-name="Tabla7.A2" office:value-type="string">
            <text:p text:style-name="P6"/>
          </table:table-cell>
          <table:table-cell table:style-name="Tabla7.D2" office:value-type="string">
            <text:p text:style-name="P6"/>
          </table:table-cell>
        </table:table-row>
        <table:table-row table:style-name="Tabla7.3">
          <table:table-cell table:style-name="Tabla7.A2" office:value-type="string">
            <text:p text:style-name="P31">S9</text:p>
          </table:table-cell>
          <table:table-cell table:style-name="Tabla7.A2" office:value-type="string">
            <text:p text:style-name="P18">El sistema imprime la fecha actual, el numero de tienda, número de caja, número de recibo, el teléfono de la tienda.</text:p>
          </table:table-cell>
          <table:table-cell table:style-name="Tabla7.A2" office:value-type="string">
            <text:p text:style-name="P6"/>
          </table:table-cell>
          <table:table-cell table:style-name="Tabla7.D2" office:value-type="string">
            <text:p text:style-name="P6"/>
          </table:table-cell>
        </table:table-row>
        <table:table-row table:style-name="Tabla7.3">
          <table:table-cell table:style-name="Tabla7.A2" office:value-type="string">
            <text:p text:style-name="P31">S10</text:p>
          </table:table-cell>
          <table:table-cell table:style-name="Tabla7.A2" office:value-type="string">
            <text:p text:style-name="P18">El sistema verifica si el sorteo esta activo. <text:s text:c="23"/></text:p>
          </table:table-cell>
          <table:table-cell table:style-name="Tabla7.A2" office:value-type="string">
            <text:p text:style-name="P6"/>
          </table:table-cell>
          <table:table-cell table:style-name="Tabla7.D2" office:value-type="string">
            <text:p text:style-name="P6"/>
          </table:table-cell>
        </table:table-row>
        <table:table-row table:style-name="Tabla7.3">
          <table:table-cell table:style-name="Tabla7.A2" office:value-type="string">
            <text:p text:style-name="P31">S11</text:p>
          </table:table-cell>
          <table:table-cell table:style-name="Tabla7.A2" office:value-type="string">
            <text:p text:style-name="P18">El sistema identifica si se generó un cupón de dinero electrónico <text:s text:c="2"/></text:p>
          </table:table-cell>
          <table:table-cell table:style-name="Tabla7.A2" office:value-type="string">
            <text:p text:style-name="P6"/>
          </table:table-cell>
          <table:table-cell table:style-name="Tabla7.D2" office:value-type="string">
            <text:p text:style-name="P6"/>
          </table:table-cell>
        </table:table-row>
        <table:table-row table:style-name="Tabla7.3">
          <table:table-cell table:style-name="Tabla7.A2" office:value-type="string">
            <text:p text:style-name="P31">S12</text:p>
          </table:table-cell>
          <table:table-cell table:style-name="Tabla7.A2" office:value-type="string">
            <text:p text:style-name="P18">El sistema verifica si la tienda tiene estacionamiento. <text:s text:c="23"/></text:p>
          </table:table-cell>
          <table:table-cell table:style-name="Tabla7.A2" office:value-type="string">
            <text:p text:style-name="P6"/>
          </table:table-cell>
          <table:table-cell table:style-name="Tabla7.D2" office:value-type="string">
            <text:p text:style-name="P6"/>
          </table:table-cell>
        </table:table-row>
        <table:table-row table:style-name="Tabla7.3">
          <table:table-cell table:style-name="Tabla7.A2" office:value-type="string">
            <text:p text:style-name="P31">S13</text:p>
          </table:table-cell>
          <table:table-cell table:style-name="Tabla7.A2" office:value-type="string">
            <text:p text:style-name="P18">El sistema verifica si a la cuenta a imprimir se le capturó convenio. <text:s text:c="23"/></text:p>
          </table:table-cell>
          <table:table-cell table:style-name="Tabla7.A2" office:value-type="string">
            <text:p text:style-name="P6"/>
          </table:table-cell>
          <table:table-cell table:style-name="Tabla7.D2" office:value-type="string">
            <text:p text:style-name="P6"/>
          </table:table-cell>
        </table:table-row>
        <table:table-row table:style-name="Tabla7.3">
          <table:table-cell table:style-name="Tabla7.A2" office:value-type="string">
            <text:p text:style-name="P31">S14</text:p>
          </table:table-cell>
          <table:table-cell table:style-name="Tabla7.A2" office:value-type="string">
            <text:p text:style-name="P18">El sistema verifica que el sorteo instantáneo no <text:soft-page-break/>esta activo.</text:p>
          </table:table-cell>
          <table:table-cell table:style-name="Tabla7.A2" office:value-type="string">
            <text:p text:style-name="P6"/>
          </table:table-cell>
          <table:table-cell table:style-name="Tabla7.D2" office:value-type="string">
            <text:p text:style-name="P6"/>
          </table:table-cell>
        </table:table-row>
        <table:table-row table:style-name="Tabla7.3">
          <table:table-cell table:style-name="Tabla7.A2" office:value-type="string">
            <text:p text:style-name="P31">S15</text:p>
          </table:table-cell>
          <table:table-cell table:style-name="Tabla7.A2" office:value-type="string">
            <text:p text:style-name="P18">El sistema verifica en que área de la tienda se imprime el recibo <text:s text:c="2"/></text:p>
          </table:table-cell>
          <table:table-cell table:style-name="Tabla7.A2" office:value-type="string">
            <text:p text:style-name="P6"/>
          </table:table-cell>
          <table:table-cell table:style-name="Tabla7.D2" office:value-type="string">
            <text:p text:style-name="P6"/>
          </table:table-cell>
        </table:table-row>
        <table:table-row table:style-name="Tabla7.3">
          <table:table-cell table:style-name="Tabla7.A2" office:value-type="string">
            <text:p text:style-name="P31">S16</text:p>
          </table:table-cell>
          <table:table-cell table:style-name="Tabla7.A2" office:value-type="string">
            <text:p text:style-name="P18">El sistema graba la imagen del recibo de abono.</text:p>
          </table:table-cell>
          <table:table-cell table:style-name="Tabla7.A2" office:value-type="string">
            <text:p text:style-name="P6"/>
          </table:table-cell>
          <table:table-cell table:style-name="Tabla7.D2" office:value-type="string">
            <text:p text:style-name="P6"/>
          </table:table-cell>
        </table:table-row>
        <table:table-row table:style-name="Tabla7.19">
          <table:table-cell table:style-name="Tabla7.A2" office:value-type="string">
            <text:p text:style-name="P31">S17</text:p>
          </table:table-cell>
          <table:table-cell table:style-name="Tabla7.A2" office:value-type="string">
            <text:p text:style-name="P18">El sistema determina si el cliente cumple con los datos requeridos y muestra el tipo de encuesta que se le aplicará al cliente.</text:p>
          </table:table-cell>
          <table:table-cell table:style-name="Tabla7.A2" office:value-type="string">
            <text:p text:style-name="P6"/>
          </table:table-cell>
          <table:table-cell table:style-name="Tabla7.D2" office:value-type="string">
            <text:p text:style-name="P6"/>
          </table:table-cell>
        </table:table-row>
        <table:table-row table:style-name="Tabla7.19">
          <table:table-cell table:style-name="Tabla7.A2" office:value-type="string">
            <text:p text:style-name="P31">S18</text:p>
          </table:table-cell>
          <table:table-cell table:style-name="Tabla7.A2" office:value-type="string">
            <text:p text:style-name="P18"><text:s/>El sistema verifica que no se capturo el pago de servicios.</text:p>
          </table:table-cell>
          <table:table-cell table:style-name="Tabla7.A2" office:value-type="string">
            <text:p text:style-name="P6"/>
          </table:table-cell>
          <table:table-cell table:style-name="Tabla7.D2" office:value-type="string">
            <text:p text:style-name="P6"/>
          </table:table-cell>
        </table:table-row>
        <table:table-row table:style-name="Tabla7.19">
          <table:table-cell table:style-name="Tabla7.A2" office:value-type="string">
            <text:p text:style-name="P31">S19</text:p>
          </table:table-cell>
          <table:table-cell table:style-name="Tabla7.A2" office:value-type="string">
            <text:p text:style-name="P18"><text:s/>El sistema manda llamar el caso de uso CU-0011-Invitacion Prestamo.</text:p>
          </table:table-cell>
          <table:table-cell table:style-name="Tabla7.A2" office:value-type="string">
            <text:p text:style-name="P6"/>
          </table:table-cell>
          <table:table-cell table:style-name="Tabla7.D2" office:value-type="string">
            <text:p text:style-name="P6"/>
          </table:table-cell>
        </table:table-row>
        <table:table-row table:style-name="Tabla7.19">
          <table:table-cell table:style-name="Tabla7.A2" office:value-type="string">
            <text:p text:style-name="P31">S20</text:p>
          </table:table-cell>
          <table:table-cell table:style-name="Tabla7.A2" office:value-type="string">
            <text:p text:style-name="P18">Fin de caso de uso</text:p>
          </table:table-cell>
          <table:table-cell table:style-name="Tabla7.A2" office:value-type="string">
            <text:p text:style-name="P6"/>
          </table:table-cell>
          <table:table-cell table:style-name="Tabla7.D2" office:value-type="string">
            <text:p text:style-name="P6"/>
          </table:table-cell>
        </table:table-row>
        <table:table-row table:style-name="Tabla7.3">
          <table:table-cell table:style-name="Tabla7.A2" office:value-type="string">
            <text:p text:style-name="P4">Estado el Caso de Prueba </text:p>
          </table:table-cell>
          <table:table-cell table:style-name="Tabla7.A2" office:value-type="string">
            <text:p text:style-name="P18">En preparación</text:p>
          </table:table-cell>
          <table:table-cell table:style-name="Tabla7.A2" office:value-type="string">
            <text:p text:style-name="P5"/>
          </table:table-cell>
          <table:table-cell table:style-name="Tabla7.D2" office:value-type="string">
            <text:p text:style-name="P6"/>
          </table:table-cell>
        </table:table-row>
      </table:table>
      <text:p text:style-name="P20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row table:style-name="Tabla8.1">
          <table:table-cell table:style-name="Tabla8.A1" office:value-type="string">
            <text:p text:style-name="P4">Juego de Prueba:</text:p>
          </table:table-cell>
          <table:table-cell table:style-name="Tabla8.B1" table:number-columns-spanned="3" office:value-type="string">
            <text:p text:style-name="P32">CP-0005-02</text:p>
          </table:table-cell>
          <table:covered-table-cell/>
          <table:covered-table-cell/>
        </table:table-row>
        <table:table-row table:style-name="Tabla8.1">
          <table:table-cell table:style-name="Tabla8.A2" office:value-type="string">
            <text:p text:style-name="P4">Paso</text:p>
          </table:table-cell>
          <table:table-cell table:style-name="Tabla8.A2" office:value-type="string">
            <text:p text:style-name="P4">Descripción</text:p>
          </table:table-cell>
          <table:table-cell table:style-name="Tabla8.A2" office:value-type="string">
            <text:p text:style-name="P4">Resultado</text:p>
          </table:table-cell>
          <table:table-cell table:style-name="Tabla8.D2" office:value-type="string">
            <text:p text:style-name="P4">ID Problema</text:p>
          </table:table-cell>
        </table:table-row>
        <table:table-row table:style-name="Tabla8.3">
          <table:table-cell table:style-name="Tabla8.A2" office:value-type="string">
            <text:p text:style-name="P31">S1</text:p>
          </table:table-cell>
          <table:table-cell table:style-name="Tabla8.A2" office:value-type="string">
            <text:p text:style-name="P18">El caso de uso inicia cuando el sistema requiere imprimir el recibo de abono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31">S2</text:p>
          </table:table-cell>
          <table:table-cell table:style-name="Tabla8.A2" office:value-type="string">
            <text:p text:style-name="P18">El sistema identifica si hay que imprimir la documentación del seguro de vida. <text:s text:c="7"/>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31">SE.2.a</text:p>
          </table:table-cell>
          <table:table-cell table:style-name="Tabla8.A2" office:value-type="string">
            <text:p text:style-name="P18">El sistema identificó que si hay que imprimir la documentacion del seguro de vida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31">SE.2.a.1</text:p>
          </table:table-cell>
          <table:table-cell table:style-name="Tabla8.A2" office:value-type="string">
            <text:p text:style-name="P18">El sistema manda llamar al CU-0013-ImprimirPolizaSeguroClub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31">SE.2.a.2</text:p>
          </table:table-cell>
          <table:table-cell table:style-name="Tabla8.A2" office:value-type="string">
            <text:p text:style-name="P18">El flujo continúa en el paso 3 del flujo básico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31">S3</text:p>
          </table:table-cell>
          <table:table-cell table:style-name="Tabla8.A2" office:value-type="string">
            <text:p text:style-name="P18">El sistema verifica si la tienda esta trabajando como tienda local o si está accesando a una cartera regional o por ciudad. <text:s text:c="23"/></text:p>
            <text:p text:style-name="P18">3.a.- El sistema verificó que la tienda si esta trabajando como local o que si está accesando a una cartera regional o por ciudad. <text:s text:c="22"/></text:p>
            <text:p text:style-name="P18">3.b.- El sistema verificó que la tienda no esta trabajando como local y que no está accesando a una cartera regional o por ciudad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31">S4</text:p>
          </table:table-cell>
          <table:table-cell table:style-name="Tabla8.A2" office:value-type="string">
            <text:p text:style-name="P18"><text:s/>El sistema valida que el tipo de impresora es matricial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31">S5</text:p>
          </table:table-cell>
          <table:table-cell table:style-name="Tabla8.A2" office:value-type="string">
            <text:p text:style-name="P18">El sistema identifica el mensaje a imprimir para el cliente del recibo de abono según sea su puntualidad y estado de las cuentas e imprime dicho mensaje. <text:s text:c="2"/>deuda Bancoppel. <text:s text:c="78"/>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31">S6</text:p>
          </table:table-cell>
          <table:table-cell table:style-name="Tabla8.A2" office:value-type="string">
            <text:p text:style-name="P18">El sistema imprime las leyendas( TOTALES, ENTREGO, SU CAMBIO ) en el recibo del abono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31">S7</text:p>
          </table:table-cell>
          <table:table-cell table:style-name="Tabla8.A2" office:value-type="string">
            <text:p text:style-name="P18">El sistema imprime la cantidad con la que pago el cliente, el total a pagar del abono del cliente y el cambio del cliente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31">S8</text:p>
          </table:table-cell>
          <table:table-cell table:style-name="Tabla8.A2" office:value-type="string">
            <text:p text:style-name="P18">El sistema imprime el numero y nombre del <text:soft-page-break/>cliente en el recibo del abono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31">S9</text:p>
          </table:table-cell>
          <table:table-cell table:style-name="Tabla8.A2" office:value-type="string">
            <text:p text:style-name="P18">El sistema imprime la fecha actual, el numero de tienda, número de caja, número de recibo, el teléfono de la tienda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31">S10</text:p>
          </table:table-cell>
          <table:table-cell table:style-name="Tabla8.A2" office:value-type="string">
            <text:p text:style-name="P18">El sistema verifica si el sorteo esta activo. <text:s text:c="23"/>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31">S11</text:p>
          </table:table-cell>
          <table:table-cell table:style-name="Tabla8.A2" office:value-type="string">
            <text:p text:style-name="P18">El sistema identifica si se generó un cupón de dinero electrónico <text:s text:c="5"/>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31">S12</text:p>
          </table:table-cell>
          <table:table-cell table:style-name="Tabla8.A2" office:value-type="string">
            <text:p text:style-name="P18">El sistema verifica si la tienda tiene estacionamiento. 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31">S13</text:p>
          </table:table-cell>
          <table:table-cell table:style-name="Tabla8.A2" office:value-type="string">
            <text:p text:style-name="P18">El sistema verifica si a la cuenta a imprimir se le capturó convenio. <text:s/>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31">S14</text:p>
          </table:table-cell>
          <table:table-cell table:style-name="Tabla8.A2" office:value-type="string">
            <text:p text:style-name="P18">El sistema verifica que el sorteo instantáneo no esta activo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31">S15</text:p>
          </table:table-cell>
          <table:table-cell table:style-name="Tabla8.A2" office:value-type="string">
            <text:p text:style-name="P18">El sistema verifica en que área de la tienda se imprime el recibo <text:s/>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31">S16</text:p>
          </table:table-cell>
          <table:table-cell table:style-name="Tabla8.A2" office:value-type="string">
            <text:p text:style-name="P18">El sistema graba la imagen del recibo de abono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22">
          <table:table-cell table:style-name="Tabla8.A2" office:value-type="string">
            <text:p text:style-name="P31">S17</text:p>
          </table:table-cell>
          <table:table-cell table:style-name="Tabla8.A2" office:value-type="string">
            <text:p text:style-name="P18">El sistema determina si el cliente cumple con los datos requeridos y muestra el tipo de encuesta que se le aplicará al cliente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22">
          <table:table-cell table:style-name="Tabla8.A2" office:value-type="string">
            <text:p text:style-name="P31">S18</text:p>
          </table:table-cell>
          <table:table-cell table:style-name="Tabla8.A2" office:value-type="string">
            <text:p text:style-name="P18"><text:s/>El sistema verifica que no se capturo el pago de servicios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22">
          <table:table-cell table:style-name="Tabla8.A2" office:value-type="string">
            <text:p text:style-name="P31">S19</text:p>
          </table:table-cell>
          <table:table-cell table:style-name="Tabla8.A2" office:value-type="string">
            <text:p text:style-name="P18"><text:s/>El sistema manda llamar el caso de uso CU-0011-Invitacion Prestamo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22">
          <table:table-cell table:style-name="Tabla8.A2" office:value-type="string">
            <text:p text:style-name="P31">S20</text:p>
          </table:table-cell>
          <table:table-cell table:style-name="Tabla8.A2" office:value-type="string">
            <text:p text:style-name="P18">Fin de caso de uso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4">Estado el Caso de Prueba </text:p>
          </table:table-cell>
          <table:table-cell table:style-name="Tabla8.A2" office:value-type="string">
            <text:p text:style-name="P18">En preparación</text:p>
          </table:table-cell>
          <table:table-cell table:style-name="Tabla8.A2" office:value-type="string">
            <text:p text:style-name="P5"/>
          </table:table-cell>
          <table:table-cell table:style-name="Tabla8.D2" office:value-type="string">
            <text:p text:style-name="P6"/>
          </table:table-cell>
        </table:table-row>
      </table:table>
      <text:p text:style-name="Standard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row table:style-name="Tabla9.1">
          <table:table-cell table:style-name="Tabla9.A1" office:value-type="string">
            <text:p text:style-name="P4">Juego de Prueba:</text:p>
          </table:table-cell>
          <table:table-cell table:style-name="Tabla9.B1" table:number-columns-spanned="3" office:value-type="string">
            <text:p text:style-name="P32">CP-0005-03</text:p>
          </table:table-cell>
          <table:covered-table-cell/>
          <table:covered-table-cell/>
        </table:table-row>
        <table:table-row table:style-name="Tabla9.1">
          <table:table-cell table:style-name="Tabla9.A2" office:value-type="string">
            <text:p text:style-name="P4">Paso</text:p>
          </table:table-cell>
          <table:table-cell table:style-name="Tabla9.A2" office:value-type="string">
            <text:p text:style-name="P4">Descripción</text:p>
          </table:table-cell>
          <table:table-cell table:style-name="Tabla9.A2" office:value-type="string">
            <text:p text:style-name="P4">Resultado</text:p>
          </table:table-cell>
          <table:table-cell table:style-name="Tabla9.D2" office:value-type="string">
            <text:p text:style-name="P4">ID Problema</text:p>
          </table:table-cell>
        </table:table-row>
        <table:table-row table:style-name="Tabla9.3">
          <table:table-cell table:style-name="Tabla9.A2" office:value-type="string">
            <text:p text:style-name="P31">S1</text:p>
          </table:table-cell>
          <table:table-cell table:style-name="Tabla9.A2" office:value-type="string">
            <text:p text:style-name="P18">El caso de uso inicia cuando el sistema requiere imprimir el recibo de abono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31">S2</text:p>
          </table:table-cell>
          <table:table-cell table:style-name="Tabla9.A2" office:value-type="string">
            <text:p text:style-name="P18">El sistema identifica si hay que imprimir la documentación del seguro de vida. <text:s text:c="21"/></text:p>
            <text:p text:style-name="P18">2.a.- El sistema identificó que si hay que imprimir la documentación del seguro de vida <text:s text:c="23"/></text:p>
            <text:p text:style-name="P18">2.b.- El sistema identificó que no hay que imprimir la documentación del seguro de vida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31">SE.2.b</text:p>
          </table:table-cell>
          <table:table-cell table:style-name="Tabla9.A2" office:value-type="string">
            <text:p text:style-name="P18">El sistema identificó que no hay que imprimir la documentacion del seguro de vida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31">SE.2.b.1</text:p>
          </table:table-cell>
          <table:table-cell table:style-name="Tabla9.A2" office:value-type="string">
            <text:p text:style-name="P18"><text:s/>El flujo continúa en el paso 3 del flujo básico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31">S3</text:p>
          </table:table-cell>
          <table:table-cell table:style-name="Tabla9.A2" office:value-type="string">
            <text:p text:style-name="P18">El sistema verifica si la tienda esta trabajando como tienda local o si está accesando a una cartera regional o por ciudad. <text:s text:c="23"/></text:p>
            <text:p text:style-name="P18">3.a.- El sistema verificó que la tienda si esta trabajando como local o que si está accesando a una cartera regional o por ciudad. <text:s text:c="22"/></text:p>
            <text:p text:style-name="P18">3.b.- El sistema verificó que la tienda no esta trabajando como local y que no está accesando a <text:soft-page-break/>una cartera regional o por ciudad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31">S4</text:p>
          </table:table-cell>
          <table:table-cell table:style-name="Tabla9.A2" office:value-type="string">
            <text:p text:style-name="P18"><text:s/>El sistema valida que el tipo de impresora es matricial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31">S5</text:p>
          </table:table-cell>
          <table:table-cell table:style-name="Tabla9.A2" office:value-type="string">
            <text:p text:style-name="P18">El sistema identifica el mensaje a imprimir para el cliente del recibo de abono según sea su puntualidad y estado de las cuentas e imprime dicho mensaje. <text:s text:c="26"/>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31">S6</text:p>
          </table:table-cell>
          <table:table-cell table:style-name="Tabla9.A2" office:value-type="string">
            <text:p text:style-name="P18">El sistema imprime las leyendas( TOTALES, ENTREGO, SU CAMBIO ) en el recibo del abono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31">S7</text:p>
          </table:table-cell>
          <table:table-cell table:style-name="Tabla9.A2" office:value-type="string">
            <text:p text:style-name="P18">El sistema imprime la cantidad con la que pago el cliente, el total a pagar del abono del cliente y el cambio del cliente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31">S8</text:p>
          </table:table-cell>
          <table:table-cell table:style-name="Tabla9.A2" office:value-type="string">
            <text:p text:style-name="P18">El sistema imprime el numero y nombre del cliente en el recibo del abono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31">S9</text:p>
          </table:table-cell>
          <table:table-cell table:style-name="Tabla9.A2" office:value-type="string">
            <text:p text:style-name="P18">El sistema imprime la fecha actual, el numero de tienda, número de caja, número de recibo, el teléfono de la tienda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31">S10</text:p>
          </table:table-cell>
          <table:table-cell table:style-name="Tabla9.A2" office:value-type="string">
            <text:p text:style-name="P18">El sistema verifica si el sorteo esta activo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31">S11</text:p>
          </table:table-cell>
          <table:table-cell table:style-name="Tabla9.A2" office:value-type="string">
            <text:p text:style-name="P18">El sistema identifica si se generó un cupón de dinero electrónico <text:s text:c="8"/>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31">S12</text:p>
          </table:table-cell>
          <table:table-cell table:style-name="Tabla9.A2" office:value-type="string">
            <text:p text:style-name="P18">El sistema verifica si la tienda tiene estacionamiento. <text:s text:c="3"/>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31">S13</text:p>
          </table:table-cell>
          <table:table-cell table:style-name="Tabla9.A2" office:value-type="string">
            <text:p text:style-name="P18">El sistema verifica si a la cuenta a imprimir se le capturó convenio. <text:s text:c="8"/>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31">S14</text:p>
          </table:table-cell>
          <table:table-cell table:style-name="Tabla9.A2" office:value-type="string">
            <text:p text:style-name="P18">El sistema verifica que el sorteo instantáneo no esta activo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31">S15</text:p>
          </table:table-cell>
          <table:table-cell table:style-name="Tabla9.A2" office:value-type="string">
            <text:p text:style-name="P18">El sistema verifica en que área de la tienda se imprime el recibo 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31">S16</text:p>
          </table:table-cell>
          <table:table-cell table:style-name="Tabla9.A2" office:value-type="string">
            <text:p text:style-name="P18">El sistema graba la imagen del recibo de abono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31">S17</text:p>
          </table:table-cell>
          <table:table-cell table:style-name="Tabla9.A2" office:value-type="string">
            <text:p text:style-name="P18">El sistema determina si el cliente cumple con los datos requeridos y muestra el tipo de encuesta que se le aplicará al cliente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22">
          <table:table-cell table:style-name="Tabla9.A2" office:value-type="string">
            <text:p text:style-name="P31">S18</text:p>
          </table:table-cell>
          <table:table-cell table:style-name="Tabla9.A2" office:value-type="string">
            <text:p text:style-name="P18"><text:s/>El sistema verifica que no se capturo el pago de servicios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22">
          <table:table-cell table:style-name="Tabla9.A2" office:value-type="string">
            <text:p text:style-name="P31">S19</text:p>
          </table:table-cell>
          <table:table-cell table:style-name="Tabla9.A2" office:value-type="string">
            <text:p text:style-name="P18"><text:s/>El sistema manda llamar el caso de uso CU-0011-Invitacion Prestamo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22">
          <table:table-cell table:style-name="Tabla9.A2" office:value-type="string">
            <text:p text:style-name="P31">S20</text:p>
          </table:table-cell>
          <table:table-cell table:style-name="Tabla9.A2" office:value-type="string">
            <text:p text:style-name="P18">Fin de caso de uso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4">Estado el Caso de Prueba </text:p>
          </table:table-cell>
          <table:table-cell table:style-name="Tabla9.A2" office:value-type="string">
            <text:p text:style-name="P18">En preparación</text:p>
          </table:table-cell>
          <table:table-cell table:style-name="Tabla9.A2" office:value-type="string">
            <text:p text:style-name="P5"/>
          </table:table-cell>
          <table:table-cell table:style-name="Tabla9.D2" office:value-type="string">
            <text:p text:style-name="P6"/>
          </table:table-cell>
        </table:table-row>
      </table:table>
      <text:p text:style-name="Standard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row table:style-name="Tabla10.1">
          <table:table-cell table:style-name="Tabla10.A1" office:value-type="string">
            <text:p text:style-name="P4">Juego de Prueba:</text:p>
          </table:table-cell>
          <table:table-cell table:style-name="Tabla10.B1" table:number-columns-spanned="3" office:value-type="string">
            <text:p text:style-name="P32">CP-0005-04</text:p>
          </table:table-cell>
          <table:covered-table-cell/>
          <table:covered-table-cell/>
        </table:table-row>
        <table:table-row table:style-name="Tabla10.1">
          <table:table-cell table:style-name="Tabla10.A2" office:value-type="string">
            <text:p text:style-name="P4">Paso</text:p>
          </table:table-cell>
          <table:table-cell table:style-name="Tabla10.A2" office:value-type="string">
            <text:p text:style-name="P4">Descripción</text:p>
          </table:table-cell>
          <table:table-cell table:style-name="Tabla10.A2" office:value-type="string">
            <text:p text:style-name="P4">Resultado</text:p>
          </table:table-cell>
          <table:table-cell table:style-name="Tabla10.D2" office:value-type="string">
            <text:p text:style-name="P4">ID Problema</text:p>
          </table:table-cell>
        </table:table-row>
        <table:table-row table:style-name="Tabla10.3">
          <table:table-cell table:style-name="Tabla10.A2" office:value-type="string">
            <text:p text:style-name="P31">S1</text:p>
          </table:table-cell>
          <table:table-cell table:style-name="Tabla10.A2" office:value-type="string">
            <text:p text:style-name="P18">El caso de uso inicia cuando el sistema requiere imprimir el recibo de abono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1">S2</text:p>
          </table:table-cell>
          <table:table-cell table:style-name="Tabla10.A2" office:value-type="string">
            <text:p text:style-name="P18">El sistema identifica si hay que imprimir la documentación del seguro de vida. <text:s text:c="21"/></text:p>
            <text:p text:style-name="P18">2.a.- El sistema identificó que si hay que <text:soft-page-break/>imprimir la documentación del seguro de vida <text:s text:c="23"/></text:p>
            <text:p text:style-name="P18">2.b.- El sistema identificó que no hay que imprimir la documentación del seguro de vida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1">S3</text:p>
          </table:table-cell>
          <table:table-cell table:style-name="Tabla10.A2" office:value-type="string">
            <text:p text:style-name="P18">El sistema verifica si la tienda esta trabajando como tienda local o si está accesando a una cartera regional o por ciudad. <text:s text:c="23"/></text:p>
            <text:p text:style-name="P18">3.a.- El sistema verificó que la tienda si esta trabajando como local o que si está accesando a una cartera regional o por ciudad. <text:s text:c="22"/></text:p>
            <text:p text:style-name="P18">3.b.- El sistema verificó que la tienda no esta trabajando como local y que no está accesando a una cartera regional o por ciudad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1">SE.3.a</text:p>
          </table:table-cell>
          <table:table-cell table:style-name="Tabla10.A2" office:value-type="string">
            <text:p text:style-name="P18">El sistema verificó que la tienda si esta trabajando como local o que si está accesando a una cartera regional o por ciudad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7">
          <table:table-cell table:style-name="Tabla10.A2" office:value-type="string">
            <text:p text:style-name="P31">SE.3.a.1</text:p>
          </table:table-cell>
          <table:table-cell table:style-name="Tabla10.A2" office:value-type="string">
            <text:p text:style-name="P18">El sistema imprime los datos( Articulo, Fecha de compra, factura numero, usted debía, Abono a cuenta, Abono a intereses, Usted debe hoy, Atrasado <text:s/>) de las cuentas del cliente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1">SE.3.a.2</text:p>
          </table:table-cell>
          <table:table-cell table:style-name="Tabla10.A2" office:value-type="string">
            <text:p text:style-name="P18">El sistema imprime los datos de los totales( Usted debía total, Abono a cuenta total, Abono a intereses total, Usted debe hoy total, Atrasado total ) en el recibo del abono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1">SE.3.a.3</text:p>
          </table:table-cell>
          <table:table-cell table:style-name="Tabla10.A2" office:value-type="string">
            <text:p text:style-name="P18">El sistema imprime la leyenda "SUS MOVIMIENTOS ESTAN ACTUALIZADOS AL: <text:s text:c="4"/>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1">SE.3.a.4</text:p>
          </table:table-cell>
          <table:table-cell table:style-name="Tabla10.A2" office:value-type="string">
            <text:p text:style-name="P18">El sistema imprime la fecha de corte de la cartera en el recibo de abono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1">SE.3.a.5</text:p>
          </table:table-cell>
          <table:table-cell table:style-name="Tabla10.A2" office:value-type="string">
            <text:p text:style-name="P18">El flujo continúa en el paso 4 del flujo básico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1">S4</text:p>
          </table:table-cell>
          <table:table-cell table:style-name="Tabla10.A2" office:value-type="string">
            <text:p text:style-name="P18"><text:s/>El sistema valida que el tipo de impresora es matricial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1">S5</text:p>
          </table:table-cell>
          <table:table-cell table:style-name="Tabla10.A2" office:value-type="string">
            <text:p text:style-name="P18">El sistema identifica el mensaje a imprimir para el cliente del recibo de abono según sea su puntualidad y estado de las cuentas e imprime dicho mensaje. <text:s text:c="3"/>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1">S6</text:p>
          </table:table-cell>
          <table:table-cell table:style-name="Tabla10.A2" office:value-type="string">
            <text:p text:style-name="P18">El sistema imprime las leyendas( TOTALES, ENTREGO, SU CAMBIO ) en el recibo del abono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1">S7</text:p>
          </table:table-cell>
          <table:table-cell table:style-name="Tabla10.A2" office:value-type="string">
            <text:p text:style-name="P18">El sistema imprime la cantidad con la que pago el cliente, el total a pagar del abono del cliente y el cambio del cliente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1">S8</text:p>
          </table:table-cell>
          <table:table-cell table:style-name="Tabla10.A2" office:value-type="string">
            <text:p text:style-name="P18">El sistema imprime el numero y nombre del cliente en el recibo del abono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1">S9</text:p>
          </table:table-cell>
          <table:table-cell table:style-name="Tabla10.A2" office:value-type="string">
            <text:p text:style-name="P18">El sistema imprime la fecha actual, el numero de tienda, número de caja, número de recibo, el teléfono de la tienda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1">S10</text:p>
          </table:table-cell>
          <table:table-cell table:style-name="Tabla10.A2" office:value-type="string">
            <text:p text:style-name="P18">El sistema verifica si el sorteo esta activo. <text:s text:c="23"/></text:p>
            <text:p text:style-name="P18"><text:soft-page-break/>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1">S11</text:p>
          </table:table-cell>
          <table:table-cell table:style-name="Tabla10.A2" office:value-type="string">
            <text:p text:style-name="P18">El sistema identifica si se generó un cupón de dinero electrónico <text:s text:c="9"/>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1">S12</text:p>
          </table:table-cell>
          <table:table-cell table:style-name="Tabla10.A2" office:value-type="string">
            <text:p text:style-name="P18">El sistema verifica si la tienda tiene estacionamiento. <text:s text:c="23"/></text:p>
            <text:p text:style-name="P18">11.a.- El sistema verificó que la tienda si tiene estacionamiento. <text:s text:c="23"/></text:p>
            <text:p text:style-name="P18">11.b.- El sistema verificó que la tienda no tiene estacionamiento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1">S13</text:p>
          </table:table-cell>
          <table:table-cell table:style-name="Tabla10.A2" office:value-type="string">
            <text:p text:style-name="P18">El sistema verifica si a la cuenta a imprimir se le capturó convenio. <text:s text:c="23"/></text:p>
            <text:p text:style-name="P18">12.a.- El sistema verificó que la cuenta a imprimir sí se le capturó convenio. <text:s text:c="23"/></text:p>
            <text:p text:style-name="P18">12.b.- El sistema verificó que la cuenta a imprimir no se le capturó convenio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1">S14</text:p>
          </table:table-cell>
          <table:table-cell table:style-name="Tabla10.A2" office:value-type="string">
            <text:p text:style-name="P18">El sistema verifica que el sorteo instantaneo no esta activo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1">S15</text:p>
          </table:table-cell>
          <table:table-cell table:style-name="Tabla10.A2" office:value-type="string">
            <text:p text:style-name="P18">El sistema verifica en que área de la tienda se imprime el recibo <text:s text:c="23"/></text:p>
            <text:p text:style-name="P18">14.a.- El sistema verifica que se encuentra en el área de ropa. <text:s text:c="23"/></text:p>
            <text:p text:style-name="P18">14.b.- El sistema verifica que se encuentra en el área de muebles. <text:s text:c="23"/></text:p>
            <text:p text:style-name="P18">14.c.- El sistema verifica que se encuentra en el área de cajas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1">S16</text:p>
          </table:table-cell>
          <table:table-cell table:style-name="Tabla10.A2" office:value-type="string">
            <text:p text:style-name="P18">El sistema graba la imagen del recibo de abono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1">S17</text:p>
          </table:table-cell>
          <table:table-cell table:style-name="Tabla10.A2" office:value-type="string">
            <text:p text:style-name="P18">El sistema determina si el cliente cumple con los datos requeridos y muestra el tipo de encuesta que se le aplicará al cliente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26">
          <table:table-cell table:style-name="Tabla10.A2" office:value-type="string">
            <text:p text:style-name="P31">S18</text:p>
          </table:table-cell>
          <table:table-cell table:style-name="Tabla10.A2" office:value-type="string">
            <text:p text:style-name="P18"><text:s/>El sistema verifica que no se capturo el pago de servicios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26">
          <table:table-cell table:style-name="Tabla10.A2" office:value-type="string">
            <text:p text:style-name="P31">S19</text:p>
          </table:table-cell>
          <table:table-cell table:style-name="Tabla10.A2" office:value-type="string">
            <text:p text:style-name="P18"><text:s/>El sistema manda llamar el caso de uso CU-0011-Invitacion Prestamo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26">
          <table:table-cell table:style-name="Tabla10.A2" office:value-type="string">
            <text:p text:style-name="P31">S20</text:p>
          </table:table-cell>
          <table:table-cell table:style-name="Tabla10.A2" office:value-type="string">
            <text:p text:style-name="P18">Fin de caso de uso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4">Estado el Caso de Prueba </text:p>
          </table:table-cell>
          <table:table-cell table:style-name="Tabla10.A2" office:value-type="string">
            <text:p text:style-name="P18">En preparación</text:p>
          </table:table-cell>
          <table:table-cell table:style-name="Tabla10.A2" office:value-type="string">
            <text:p text:style-name="P5"/>
          </table:table-cell>
          <table:table-cell table:style-name="Tabla10.D2" office:value-type="string">
            <text:p text:style-name="P6"/>
          </table:table-cell>
        </table:table-row>
      </table:table>
      <text:p text:style-name="Standard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row table:style-name="Tabla11.1">
          <table:table-cell table:style-name="Tabla11.A1" office:value-type="string">
            <text:p text:style-name="P4">Juego de Prueba:</text:p>
          </table:table-cell>
          <table:table-cell table:style-name="Tabla11.B1" table:number-columns-spanned="3" office:value-type="string">
            <text:p text:style-name="P32">CP-0005-05</text:p>
          </table:table-cell>
          <table:covered-table-cell/>
          <table:covered-table-cell/>
        </table:table-row>
        <table:table-row table:style-name="Tabla11.1">
          <table:table-cell table:style-name="Tabla11.A2" office:value-type="string">
            <text:p text:style-name="P4">Paso</text:p>
          </table:table-cell>
          <table:table-cell table:style-name="Tabla11.A2" office:value-type="string">
            <text:p text:style-name="P4">Descripción</text:p>
          </table:table-cell>
          <table:table-cell table:style-name="Tabla11.A2" office:value-type="string">
            <text:p text:style-name="P4">Resultado</text:p>
          </table:table-cell>
          <table:table-cell table:style-name="Tabla11.D2" office:value-type="string">
            <text:p text:style-name="P4">ID Problema</text:p>
          </table:table-cell>
        </table:table-row>
        <table:table-row table:style-name="Tabla11.3">
          <table:table-cell table:style-name="Tabla11.A2" office:value-type="string">
            <text:p text:style-name="P31">S1</text:p>
          </table:table-cell>
          <table:table-cell table:style-name="Tabla11.A2" office:value-type="string">
            <text:p text:style-name="P18">El caso de uso inicia cuando el sistema requiere imprimir el recibo de abono.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3">
          <table:table-cell table:style-name="Tabla11.A2" office:value-type="string">
            <text:p text:style-name="P31">S2</text:p>
          </table:table-cell>
          <table:table-cell table:style-name="Tabla11.A2" office:value-type="string">
            <text:p text:style-name="P18">El sistema identifica si hay que imprimir la documentación del seguro de vida. <text:s text:c="21"/></text:p>
            <text:p text:style-name="P18">2.a.- El sistema identificó que si hay que imprimir la documentación del seguro de vida <text:s text:c="23"/></text:p>
            <text:p text:style-name="P18">2.b.- El sistema identificó que no hay que imprimir la documentación del seguro de vida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3">
          <table:table-cell table:style-name="Tabla11.A2" office:value-type="string">
            <text:p text:style-name="P31">S3</text:p>
          </table:table-cell>
          <table:table-cell table:style-name="Tabla11.A2" office:value-type="string">
            <text:p text:style-name="P18">El sistema verifica si la tienda esta trabajando <text:soft-page-break/>como tienda local o si está accesando a una cartera regional o por ciudad. <text:s text:c="23"/></text:p>
            <text:p text:style-name="P18">3.a.- El sistema verificó que la tienda si esta trabajando como local o que si está accesando a una cartera regional o por ciudad. <text:s text:c="22"/></text:p>
            <text:p text:style-name="P18">3.b.- El sistema verificó que la tienda no esta trabajando como local y que no está accesando a una cartera regional o por ciudad.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3">
          <table:table-cell table:style-name="Tabla11.A2" office:value-type="string">
            <text:p text:style-name="P31">SE.3.b</text:p>
          </table:table-cell>
          <table:table-cell table:style-name="Tabla11.A2" office:value-type="string">
            <text:p text:style-name="P18">El sistema verificó que la tienda no esta trabajando como local y que no está accesando a una cartera regional o por ciudad.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3">
          <table:table-cell table:style-name="Tabla11.A2" office:value-type="string">
            <text:p text:style-name="P31">SE.3.b.1</text:p>
          </table:table-cell>
          <table:table-cell table:style-name="Tabla11.A2" office:value-type="string">
            <text:p text:style-name="P18">El sistema imprime los datos( Articulo, Fecha de compra, factura numero, usted debía, Abono a cuenta, Abono a intereses,Usted debe hoy, Atrasado, Salda con, Fecha Salda con ) de las cuentas del cliente.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3">
          <table:table-cell table:style-name="Tabla11.A2" office:value-type="string">
            <text:p text:style-name="P31">SE.3.b.2</text:p>
          </table:table-cell>
          <table:table-cell table:style-name="Tabla11.A2" office:value-type="string">
            <text:p text:style-name="P18">El sistema imprime los datos de los totales( Usted debia total, Abono a cuenta total, Abono a intereses total, Usted debe hoy total,Atrasado total, Salda Con total, Fecha Salda Con Total) en el recibo del abono.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3">
          <table:table-cell table:style-name="Tabla11.A2" office:value-type="string">
            <text:p text:style-name="P31">SE.3.b.3</text:p>
          </table:table-cell>
          <table:table-cell table:style-name="Tabla11.A2" office:value-type="string">
            <text:p text:style-name="P18">El flujo continúa en el paso 4 del flujo básico.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3">
          <table:table-cell table:style-name="Tabla11.A2" office:value-type="string">
            <text:p text:style-name="P31">S4</text:p>
          </table:table-cell>
          <table:table-cell table:style-name="Tabla11.A2" office:value-type="string">
            <text:p text:style-name="P18"><text:s/>El sistema valida que el tipo de impresora es matricial.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3">
          <table:table-cell table:style-name="Tabla11.A2" office:value-type="string">
            <text:p text:style-name="P31">S5</text:p>
          </table:table-cell>
          <table:table-cell table:style-name="Tabla11.A2" office:value-type="string">
            <text:p text:style-name="P18">El sistema identifica el mensaje a imprimir para el cliente del recibo de abono según sea su puntualidad y estado de las cuentas e imprime dicho mensaje. <text:s text:c="23"/>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3">
          <table:table-cell table:style-name="Tabla11.A2" office:value-type="string">
            <text:p text:style-name="P31">S6</text:p>
          </table:table-cell>
          <table:table-cell table:style-name="Tabla11.A2" office:value-type="string">
            <text:p text:style-name="P18">El sistema imprime las leyendas( TOTALES, ENTREGO, SU CAMBIO ) en el recibo del abono.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3">
          <table:table-cell table:style-name="Tabla11.A2" office:value-type="string">
            <text:p text:style-name="P31">S7</text:p>
          </table:table-cell>
          <table:table-cell table:style-name="Tabla11.A2" office:value-type="string">
            <text:p text:style-name="P18">El sistema imprime la cantidad con la que pago el cliente, el total a pagar del abono del cliente y el cambio del cliente.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3">
          <table:table-cell table:style-name="Tabla11.A2" office:value-type="string">
            <text:p text:style-name="P31">S8</text:p>
          </table:table-cell>
          <table:table-cell table:style-name="Tabla11.A2" office:value-type="string">
            <text:p text:style-name="P18">El sistema imprime el numero y nombre del cliente en el recibo del abono.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3">
          <table:table-cell table:style-name="Tabla11.A2" office:value-type="string">
            <text:p text:style-name="P31">S9</text:p>
          </table:table-cell>
          <table:table-cell table:style-name="Tabla11.A2" office:value-type="string">
            <text:p text:style-name="P18">El sistema imprime la fecha actual, el numero de tienda, número de caja, número de recibo, el teléfono de la tienda.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3">
          <table:table-cell table:style-name="Tabla11.A2" office:value-type="string">
            <text:p text:style-name="P31">S10</text:p>
          </table:table-cell>
          <table:table-cell table:style-name="Tabla11.A2" office:value-type="string">
            <text:p text:style-name="P18">El sistema verifica si el sorteo esta activo.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3">
          <table:table-cell table:style-name="Tabla11.A2" office:value-type="string">
            <text:p text:style-name="P31">S11</text:p>
          </table:table-cell>
          <table:table-cell table:style-name="Tabla11.A2" office:value-type="string">
            <text:p text:style-name="P18">El sistema identifica si se generó un cupón de dinero electrónico 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3">
          <table:table-cell table:style-name="Tabla11.A2" office:value-type="string">
            <text:p text:style-name="P31">S12</text:p>
          </table:table-cell>
          <table:table-cell table:style-name="Tabla11.A2" office:value-type="string">
            <text:p text:style-name="P18">El sistema verifica si la tienda tiene estacionamiento. <text:s text:c="4"/>ne estacionamiento.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3">
          <table:table-cell table:style-name="Tabla11.A2" office:value-type="string">
            <text:p text:style-name="P31">S13</text:p>
          </table:table-cell>
          <table:table-cell table:style-name="Tabla11.A2" office:value-type="string">
            <text:p text:style-name="P18">El sistema verifica si a la cuenta a imprimir se le capturó convenio. imprimir sí se le capturó convenio. <text:s text:c="23"/></text:p>
            <text:p text:style-name="P18"><text:soft-page-break/>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3">
          <table:table-cell table:style-name="Tabla11.A2" office:value-type="string">
            <text:p text:style-name="P31">S14</text:p>
          </table:table-cell>
          <table:table-cell table:style-name="Tabla11.A2" office:value-type="string">
            <text:p text:style-name="P18">El sistema verifica que el sorteo instantaneo no esta activo.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3">
          <table:table-cell table:style-name="Tabla11.A2" office:value-type="string">
            <text:p text:style-name="P31">S15</text:p>
          </table:table-cell>
          <table:table-cell table:style-name="Tabla11.A2" office:value-type="string">
            <text:p text:style-name="P18">El sistema verifica en que área de la tienda se imprime el recibo <text:s text:c="6"/>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3">
          <table:table-cell table:style-name="Tabla11.A2" office:value-type="string">
            <text:p text:style-name="P31">S16</text:p>
          </table:table-cell>
          <table:table-cell table:style-name="Tabla11.A2" office:value-type="string">
            <text:p text:style-name="P18">El sistema graba la imagen del recibo de abono.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3">
          <table:table-cell table:style-name="Tabla11.A2" office:value-type="string">
            <text:p text:style-name="P31">S17</text:p>
          </table:table-cell>
          <table:table-cell table:style-name="Tabla11.A2" office:value-type="string">
            <text:p text:style-name="P18">El sistema determina si el cliente cumple con los datos requeridos y muestra el tipo de encuesta que se le aplicará al cliente.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24">
          <table:table-cell table:style-name="Tabla11.A2" office:value-type="string">
            <text:p text:style-name="P31">S18</text:p>
          </table:table-cell>
          <table:table-cell table:style-name="Tabla11.A2" office:value-type="string">
            <text:p text:style-name="P18"><text:s/>El sistema verifica que no se capturo el pago de servicios.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24">
          <table:table-cell table:style-name="Tabla11.A2" office:value-type="string">
            <text:p text:style-name="P31">S19</text:p>
          </table:table-cell>
          <table:table-cell table:style-name="Tabla11.A2" office:value-type="string">
            <text:p text:style-name="P18"><text:s/>El sistema manda llamar el caso de uso CU-0011-Invitacion Prestamo.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24">
          <table:table-cell table:style-name="Tabla11.A2" office:value-type="string">
            <text:p text:style-name="P31">S20</text:p>
          </table:table-cell>
          <table:table-cell table:style-name="Tabla11.A2" office:value-type="string">
            <text:p text:style-name="P18">Fin de caso de uso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3">
          <table:table-cell table:style-name="Tabla11.A2" office:value-type="string">
            <text:p text:style-name="P4">Estado el Caso de Prueba </text:p>
          </table:table-cell>
          <table:table-cell table:style-name="Tabla11.A2" office:value-type="string">
            <text:p text:style-name="P18">En preparación</text:p>
          </table:table-cell>
          <table:table-cell table:style-name="Tabla11.A2" office:value-type="string">
            <text:p text:style-name="P5"/>
          </table:table-cell>
          <table:table-cell table:style-name="Tabla11.D2" office:value-type="string">
            <text:p text:style-name="P6"/>
          </table:table-cell>
        </table:table-row>
      </table:table>
      <text:p text:style-name="Standard"/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row table:style-name="Tabla12.1">
          <table:table-cell table:style-name="Tabla12.A1" office:value-type="string">
            <text:p text:style-name="P4">Juego de Prueba:</text:p>
          </table:table-cell>
          <table:table-cell table:style-name="Tabla12.B1" table:number-columns-spanned="3" office:value-type="string">
            <text:p text:style-name="P32">CP-0005-06</text:p>
          </table:table-cell>
          <table:covered-table-cell/>
          <table:covered-table-cell/>
        </table:table-row>
        <table:table-row table:style-name="Tabla12.1">
          <table:table-cell table:style-name="Tabla12.A2" office:value-type="string">
            <text:p text:style-name="P4">Paso</text:p>
          </table:table-cell>
          <table:table-cell table:style-name="Tabla12.A2" office:value-type="string">
            <text:p text:style-name="P4">Descripción</text:p>
          </table:table-cell>
          <table:table-cell table:style-name="Tabla12.A2" office:value-type="string">
            <text:p text:style-name="P4">Resultado</text:p>
          </table:table-cell>
          <table:table-cell table:style-name="Tabla12.D2" office:value-type="string">
            <text:p text:style-name="P4">ID Problema</text:p>
          </table:table-cell>
        </table:table-row>
        <table:table-row table:style-name="Tabla12.3">
          <table:table-cell table:style-name="Tabla12.A2" office:value-type="string">
            <text:p text:style-name="P31">S1</text:p>
          </table:table-cell>
          <table:table-cell table:style-name="Tabla12.A2" office:value-type="string">
            <text:p text:style-name="P18">El caso de uso inicia cuando el sistema requiere imprimir el recibo de abono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1">S2</text:p>
          </table:table-cell>
          <table:table-cell table:style-name="Tabla12.A2" office:value-type="string">
            <text:p text:style-name="P18">El sistema identifica si hay que imprimir la documentación del seguro de vida. 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1">S3</text:p>
          </table:table-cell>
          <table:table-cell table:style-name="Tabla12.A2" office:value-type="string">
            <text:p text:style-name="P18">El sistema verifica si la tienda esta trabajando como tienda local o si está accesando a una cartera regional o por ciudad. <text:s text:c="8"/>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1">S4</text:p>
          </table:table-cell>
          <table:table-cell table:style-name="Tabla12.A2" office:value-type="string">
            <text:p text:style-name="P18"><text:s/>El sistema valida que el tipo de impresora es matricial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1">S5</text:p>
          </table:table-cell>
          <table:table-cell table:style-name="Tabla12.A2" office:value-type="string">
            <text:p text:style-name="P18">El sistema identifica el mensaje a imprimir para el cliente del recibo de abono según sea su puntualidad y estado de las cuentas e imprime dicho mensaje. <text:s text:c="27"/>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1">SE.5.1</text:p>
          </table:table-cell>
          <table:table-cell table:style-name="Tabla12.A2" office:value-type="string">
            <text:p text:style-name="P18">El sistema verifica si se realizo abono a muebles. <text:s text:c="5"/>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1">SE.5.1.a</text:p>
          </table:table-cell>
          <table:table-cell table:style-name="Tabla12.A2" office:value-type="string">
            <text:p text:style-name="P18">El sistema identifica que se realizo un abono a muebles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1">SE.5.1.a.1</text:p>
          </table:table-cell>
          <table:table-cell table:style-name="Tabla12.A2" office:value-type="string">
            <text:p text:style-name="P18">El sistema imprime el desglose del abono a muebles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1">SE.5.1.a.2</text:p>
          </table:table-cell>
          <table:table-cell table:style-name="Tabla12.A2" office:value-type="string">
            <text:p text:style-name="P18">El sistema identifica que el cliente no tenia abono vencido de muebles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1">SE.5.1.a.2.a</text:p>
          </table:table-cell>
          <table:table-cell table:style-name="Tabla12.A2" office:value-type="string">
            <text:p text:style-name="P18">El sistema identifica que el cliente tenia abono vencido de muebles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1">SE.5.1.a.2.a.1</text:p>
          </table:table-cell>
          <table:table-cell table:style-name="Tabla12.A2" office:value-type="string">
            <text:p text:style-name="P18">El sistema identifica que el cliente se puso al corriente con el vencido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1">SE.5.1.a.2.a.1.a</text:p>
          </table:table-cell>
          <table:table-cell table:style-name="Tabla12.A2" office:value-type="string">
            <text:p text:style-name="P18">El sistema identifica que el cliente no se puso al corriente con el vencido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1">SE.5.1.a.2.a.1.a.1</text:p>
          </table:table-cell>
          <table:table-cell table:style-name="Tabla12.A2" office:value-type="string">
            <text:p text:style-name="P18">El sistema imprime interés adicional primer mes de la cuenta de muebles como informativo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ext:soft-page-break/>
        <table:table-row table:style-name="Tabla12.3">
          <table:table-cell table:style-name="Tabla12.A2" office:value-type="string">
            <text:p text:style-name="P31">SE.5.1.a.2.a.1.a.2</text:p>
          </table:table-cell>
          <table:table-cell table:style-name="Tabla12.A2" office:value-type="string">
            <text:p text:style-name="P18">El flujo continua en el paso 4.2 del flujo alternativo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1">SE.5.2</text:p>
          </table:table-cell>
          <table:table-cell table:style-name="Tabla12.A2" office:value-type="string">
            <text:p text:style-name="P18">El sistema verifica si se realizo abono a ropa. <text:s text:c="12"/>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1">SE.5.2.a</text:p>
          </table:table-cell>
          <table:table-cell table:style-name="Tabla12.A2" office:value-type="string">
            <text:p text:style-name="P18">El sistema identifica que se realizo un abono a ropa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1">SE.5.2.a.1</text:p>
          </table:table-cell>
          <table:table-cell table:style-name="Tabla12.A2" office:value-type="string">
            <text:p text:style-name="P18">El sistema imprime el desglose del abono a ropa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1">SE.5.2.a.2</text:p>
          </table:table-cell>
          <table:table-cell table:style-name="Tabla12.A2" office:value-type="string">
            <text:p text:style-name="P18">El sistema identifica que el cliente no tenia abono vencido de ropa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1">SE.5.2.a.2.a</text:p>
          </table:table-cell>
          <table:table-cell table:style-name="Tabla12.A2" office:value-type="string">
            <text:p text:style-name="P18">El sistema identifica que el cliente tenia abono vencido de ropa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1">SE.5.2.a.2.a.1</text:p>
          </table:table-cell>
          <table:table-cell table:style-name="Tabla12.A2" office:value-type="string">
            <text:p text:style-name="P18">El sistema identifica que el cliente se puso al corriente con el vencido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1">SE.5.2.a.2.a.1.a</text:p>
          </table:table-cell>
          <table:table-cell table:style-name="Tabla12.A2" office:value-type="string">
            <text:p text:style-name="P18">El sistema identifica que el cliente no se puso al corriente con el vencido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1">SE.5.2.a.2.a.1.a.1</text:p>
          </table:table-cell>
          <table:table-cell table:style-name="Tabla12.A2" office:value-type="string">
            <text:p text:style-name="P18">El sistema imprime interés adicional primer mes de la cuenta de ropa como informativo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1">SE.5.2.a.2.a.1.a.2</text:p>
          </table:table-cell>
          <table:table-cell table:style-name="Tabla12.A2" office:value-type="string">
            <text:p text:style-name="P18">El flujo continua en el paso 4.3 del flujo alternativo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1">SE.5.3</text:p>
          </table:table-cell>
          <table:table-cell table:style-name="Tabla12.A2" office:value-type="string">
            <text:p text:style-name="P18">El sistema verifica si se realizo abono a préstamo. <text:s text:c="10"/>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1">SE.5.3.a</text:p>
          </table:table-cell>
          <table:table-cell table:style-name="Tabla12.A2" office:value-type="string">
            <text:p text:style-name="P18">El sistema identifica que se realizo un abono a préstamo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1">SE.5.3.a.1</text:p>
          </table:table-cell>
          <table:table-cell table:style-name="Tabla12.A2" office:value-type="string">
            <text:p text:style-name="P18">El sistema imprime el desglose del abono a préstamo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1">SE.5.3.a.2</text:p>
          </table:table-cell>
          <table:table-cell table:style-name="Tabla12.A2" office:value-type="string">
            <text:p text:style-name="P18">El flujo continua en el paso 4.4 del flujo básico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1">SE.5.4</text:p>
          </table:table-cell>
          <table:table-cell table:style-name="Tabla12.A2" office:value-type="string">
            <text:p text:style-name="P18">El sistema verifica si se realizo abono a deuda Bancoppel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1">SE.5.4.a</text:p>
          </table:table-cell>
          <table:table-cell table:style-name="Tabla12.A2" office:value-type="string">
            <text:p text:style-name="P18">El sistema identifica que se realizo un abono a deuda Bancoppel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1">SE.5.4.a.1</text:p>
          </table:table-cell>
          <table:table-cell table:style-name="Tabla12.A2" office:value-type="string">
            <text:p text:style-name="P18">El sistema imprime el desglose del abono a deuda Bancoppel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1">SE.5.4.a.2</text:p>
          </table:table-cell>
          <table:table-cell table:style-name="Tabla12.A2" office:value-type="string">
            <text:p text:style-name="P18">El flujo continua en el paso 4.5 del flujo básico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1">SE.5.5</text:p>
          </table:table-cell>
          <table:table-cell table:style-name="Tabla12.A2" office:value-type="string">
            <text:p text:style-name="P18">El sistema verifica si se realizo abono a Crédito y Casa. <text:s text:c="5"/>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1">SE.5.5.a</text:p>
          </table:table-cell>
          <table:table-cell table:style-name="Tabla12.A2" office:value-type="string">
            <text:p text:style-name="P18">El sistema identifica que se realizo un abono a Crédito y Casa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1">SE.5.5.a.1</text:p>
          </table:table-cell>
          <table:table-cell table:style-name="Tabla12.A2" office:value-type="string">
            <text:p text:style-name="P18">El sistema imprime el desglose del abono a Crédito y Casa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1">SE.5.5.a.2</text:p>
          </table:table-cell>
          <table:table-cell table:style-name="Tabla12.A2" office:value-type="string">
            <text:p text:style-name="P18">El flujo continua en el paso 4.6 del flujo básico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1">SE.5.6</text:p>
          </table:table-cell>
          <table:table-cell table:style-name="Tabla12.A2" office:value-type="string">
            <text:p text:style-name="P18">El sistema verifica si se realizo abono a Tiempo Aire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1">SE.5.6.a</text:p>
          </table:table-cell>
          <table:table-cell table:style-name="Tabla12.A2" office:value-type="string">
            <text:p text:style-name="P18">El sistema identifica que se realizo un abono a Tiempo Aire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1">SE.5.6.a.1</text:p>
          </table:table-cell>
          <table:table-cell table:style-name="Tabla12.A2" office:value-type="string">
            <text:p text:style-name="P18">El sistema imprime el desglose del abono a Crédito y Casa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1">SE.5.6.a.2</text:p>
          </table:table-cell>
          <table:table-cell table:style-name="Tabla12.A2" office:value-type="string">
            <text:p text:style-name="P18">El flujo continua en el paso 5 del flujo básico.El flujo continua en el paso 5.7.a del flujo basico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ext:soft-page-break/>
        <table:table-row table:style-name="Tabla12.3">
          <table:table-cell table:style-name="Tabla12.A2" office:value-type="string">
            <text:p text:style-name="P31">SE5.7.a</text:p>
          </table:table-cell>
          <table:table-cell table:style-name="Tabla12.A2" office:value-type="string">
            <text:p text:style-name="P18">El sistema verifica que se realizo abono a cuenta revolvente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1">SE5.7.a.1</text:p>
          </table:table-cell>
          <table:table-cell table:style-name="Tabla12.A2" office:value-type="string">
            <text:p text:style-name="P18">El sistema imprime el desglose del abono a cuenta revolvente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1">SE5.7.a.2</text:p>
          </table:table-cell>
          <table:table-cell table:style-name="Tabla12.A2" office:value-type="string">
            <text:p text:style-name="P18">El sistema identifica que el cliente no tenia abono vencido de cuenta revolvente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1">SE5.7.a.2.a</text:p>
          </table:table-cell>
          <table:table-cell table:style-name="Tabla12.A2" office:value-type="string">
            <text:p text:style-name="P18">El sistema identifica que el cliente tenia abono vencido de cuenta revolvente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1">SE5.7.a.2.a.1</text:p>
          </table:table-cell>
          <table:table-cell table:style-name="Tabla12.A2" office:value-type="string">
            <text:p text:style-name="P18">El sistema identifica que el cliente se puso al corriente con el vencido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1">SE5.7.a.2.a.1.a</text:p>
          </table:table-cell>
          <table:table-cell table:style-name="Tabla12.A2" office:value-type="string">
            <text:p text:style-name="P18">El sistema identifica que el cliente no se puso al corriente con el vencido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1">SE5.7.a.2.a.1.a.1</text:p>
          </table:table-cell>
          <table:table-cell table:style-name="Tabla12.A2" office:value-type="string">
            <text:p text:style-name="P18">El sistema imprime interes adicional primer mes de la cuenta revolvente como informativo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1">SE5.7.a.2.a.1.a.2</text:p>
          </table:table-cell>
          <table:table-cell table:style-name="Tabla12.A2" office:value-type="string">
            <text:p text:style-name="P18">El flujo continua en el paso 6 del flujo basico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1">S6</text:p>
          </table:table-cell>
          <table:table-cell table:style-name="Tabla12.A2" office:value-type="string">
            <text:p text:style-name="P18">El sistema imprime las leyendas( TOTALES, ENTREGO, SU CAMBIO ) en el recibo del abono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1">S7</text:p>
          </table:table-cell>
          <table:table-cell table:style-name="Tabla12.A2" office:value-type="string">
            <text:p text:style-name="P18">El sistema imprime la cantidad con la que pago el cliente, el total a pagar del abono del cliente y el cambio del cliente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1">S8</text:p>
          </table:table-cell>
          <table:table-cell table:style-name="Tabla12.A2" office:value-type="string">
            <text:p text:style-name="P18">El sistema imprime el numero y nombre del cliente en el recibo del abono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1">S9</text:p>
          </table:table-cell>
          <table:table-cell table:style-name="Tabla12.A2" office:value-type="string">
            <text:p text:style-name="P18">El sistema imprime la fecha actual, el numero de tienda, número de caja, número de recibo, el teléfono de la tienda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1">S10</text:p>
          </table:table-cell>
          <table:table-cell table:style-name="Tabla12.A2" office:value-type="string">
            <text:p text:style-name="P18">El sistema verifica si el sorteo esta activo. <text:s text:c="23"/></text:p>
            <text:p text:style-name="P18">9.a.- El sistema verificó que el sorteo si esta activo. <text:s text:c="23"/></text:p>
            <text:p text:style-name="P18">9.b.- El sistema verificó que el sorteo no esta activo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1">S11</text:p>
          </table:table-cell>
          <table:table-cell table:style-name="Tabla12.A2" office:value-type="string">
            <text:p text:style-name="P18">El sistema identifica si se generó un cupón de dinero electrónico <text:s text:c="23"/></text:p>
            <text:p text:style-name="P18">10.a.- El sistema identificó que si se generó un cupón de dinero electrónico <text:s text:c="23"/></text:p>
            <text:p text:style-name="P18">10.b.- El sistema identificó que no se generó un cupón de dinero electrónico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1">S12</text:p>
          </table:table-cell>
          <table:table-cell table:style-name="Tabla12.A2" office:value-type="string">
            <text:p text:style-name="P18">El sistema verifica si la tienda tiene estacionamiento. <text:s text:c="23"/></text:p>
            <text:p text:style-name="P18">11.a.- El sistema verificó que la tienda si tiene estacionamiento. <text:s text:c="23"/></text:p>
            <text:p text:style-name="P18">11.b.- El sistema verificó que la tienda no tiene estacionamiento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1">S13</text:p>
          </table:table-cell>
          <table:table-cell table:style-name="Tabla12.A2" office:value-type="string">
            <text:p text:style-name="P18">El sistema verifica si a la cuenta a imprimir se le capturó convenio. <text:s text:c="23"/></text:p>
            <text:p text:style-name="P18">12.a.- El sistema verificó que la cuenta a imprimir sí se le capturó convenio. <text:s text:c="23"/></text:p>
            <text:p text:style-name="P18"><text:soft-page-break/>12.b.- El sistema verificó que la cuenta a imprimir no se le capturó convenio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1">S14</text:p>
          </table:table-cell>
          <table:table-cell table:style-name="Tabla12.A2" office:value-type="string">
            <text:p text:style-name="P18">El sistema verifica que el sorteo instantáneo no esta activo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1">S15</text:p>
          </table:table-cell>
          <table:table-cell table:style-name="Tabla12.A2" office:value-type="string">
            <text:p text:style-name="P18">El sistema verifica en que área de la tienda se imprime el recibo <text:s text:c="23"/></text:p>
            <text:p text:style-name="P18">14.a.- El sistema verifica que se encuentra en el área de ropa. <text:s text:c="23"/></text:p>
            <text:p text:style-name="P18">14.b.- El sistema verifica que se encuentra en el área de muebles. <text:s text:c="23"/></text:p>
            <text:p text:style-name="P18">14.c.- El sistema verifica que se encuentra en el área de cajas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1">S16</text:p>
          </table:table-cell>
          <table:table-cell table:style-name="Tabla12.A2" office:value-type="string">
            <text:p text:style-name="P18">El sistema graba la imagen del recibo de abono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1">S17</text:p>
          </table:table-cell>
          <table:table-cell table:style-name="Tabla12.A2" office:value-type="string">
            <text:p text:style-name="P18">El sistema determina si el cliente cumple con los datos requeridos y muestra el tipo de encuesta que se le aplicará al cliente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62">
          <table:table-cell table:style-name="Tabla12.A2" office:value-type="string">
            <text:p text:style-name="P31">S18</text:p>
          </table:table-cell>
          <table:table-cell table:style-name="Tabla12.A2" office:value-type="string">
            <text:p text:style-name="P18"><text:s/>El sistema verifica que no se capturo el pago de servicios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62">
          <table:table-cell table:style-name="Tabla12.A2" office:value-type="string">
            <text:p text:style-name="P31">S19</text:p>
          </table:table-cell>
          <table:table-cell table:style-name="Tabla12.A2" office:value-type="string">
            <text:p text:style-name="P18"><text:s/>El sistema manda llamar el caso de uso CU-0011-Invitación Préstamo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62">
          <table:table-cell table:style-name="Tabla12.A2" office:value-type="string">
            <text:p text:style-name="P31">S20</text:p>
          </table:table-cell>
          <table:table-cell table:style-name="Tabla12.A2" office:value-type="string">
            <text:p text:style-name="P18">Fin de caso de uso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4">Estado el Caso de Prueba </text:p>
          </table:table-cell>
          <table:table-cell table:style-name="Tabla12.A2" office:value-type="string">
            <text:p text:style-name="P18">En preparación</text:p>
          </table:table-cell>
          <table:table-cell table:style-name="Tabla12.A2" office:value-type="string">
            <text:p text:style-name="P5"/>
          </table:table-cell>
          <table:table-cell table:style-name="Tabla12.D2" office:value-type="string">
            <text:p text:style-name="P6"/>
          </table:table-cell>
        </table:table-row>
      </table:table>
      <text:p text:style-name="Standard"/>
      <text:p text:style-name="Standard"/>
      <table:table table:name="Tabla44" table:style-name="Tabla44">
        <table:table-column table:style-name="Tabla44.A"/>
        <table:table-column table:style-name="Tabla44.B"/>
        <table:table-column table:style-name="Tabla44.C"/>
        <table:table-column table:style-name="Tabla44.D"/>
        <table:table-row table:style-name="Tabla44.1">
          <table:table-cell table:style-name="Tabla44.A1" office:value-type="string">
            <text:p text:style-name="P4">Juego de Prueba:</text:p>
          </table:table-cell>
          <table:table-cell table:style-name="Tabla44.B1" table:number-columns-spanned="3" office:value-type="string">
            <text:p text:style-name="P32">CP-0005-07</text:p>
          </table:table-cell>
          <table:covered-table-cell/>
          <table:covered-table-cell/>
        </table:table-row>
        <table:table-row table:style-name="Tabla44.1">
          <table:table-cell table:style-name="Tabla44.A2" office:value-type="string">
            <text:p text:style-name="P4">Paso</text:p>
          </table:table-cell>
          <table:table-cell table:style-name="Tabla44.A2" office:value-type="string">
            <text:p text:style-name="P4">Descripción</text:p>
          </table:table-cell>
          <table:table-cell table:style-name="Tabla44.A2" office:value-type="string">
            <text:p text:style-name="P4">Resultado</text:p>
          </table:table-cell>
          <table:table-cell table:style-name="Tabla44.D2" office:value-type="string">
            <text:p text:style-name="P4">ID Problema</text:p>
          </table:table-cell>
        </table:table-row>
        <table:table-row table:style-name="Tabla44.3">
          <table:table-cell table:style-name="Tabla44.A2" office:value-type="string">
            <text:p text:style-name="P31">S1</text:p>
          </table:table-cell>
          <table:table-cell table:style-name="Tabla44.A2" office:value-type="string">
            <text:p text:style-name="P18">El caso de uso inicia cuando el sistema requiere imprimir el recibo de abono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1">S2</text:p>
          </table:table-cell>
          <table:table-cell table:style-name="Tabla44.A2" office:value-type="string">
            <text:p text:style-name="P18">El sistema identifica si hay que imprimir la documentación del seguro de vida. <text:s text:c="21"/></text:p>
            <text:p text:style-name="P18">2.a.- El sistema identificó que si hay que imprimir la documentación del seguro de vida <text:s text:c="23"/></text:p>
            <text:p text:style-name="P18">2.b.- El sistema identificó que no hay que imprimir la documentación del seguro de vida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1">S3</text:p>
          </table:table-cell>
          <table:table-cell table:style-name="Tabla44.A2" office:value-type="string">
            <text:p text:style-name="P18">El sistema verifica si la tienda esta trabajando como tienda local o si está accesando a una cartera regional o por ciudad. <text:s text:c="23"/></text:p>
            <text:p text:style-name="P18">3.a.- El sistema verificó que la tienda si esta trabajando como local o que si está accesando a una cartera regional o por ciudad. <text:s text:c="22"/></text:p>
            <text:p text:style-name="P18">3.b.- El sistema verificó que la tienda no esta trabajando como local y que no está accesando a una cartera regional o por ciudad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1">S4</text:p>
          </table:table-cell>
          <table:table-cell table:style-name="Tabla44.A2" office:value-type="string">
            <text:p text:style-name="P18"><text:s/>El sistema valida que el tipo de impresora es matricial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1">S5</text:p>
          </table:table-cell>
          <table:table-cell table:style-name="Tabla44.A2" office:value-type="string">
            <text:p text:style-name="P18">El sistema identifica el mensaje a imprimir para el cliente del recibo de abono según sea su puntualidad y estado de las cuentas e imprime <text:soft-page-break/>dicho mensaje. <text:s text:c="23"/></text:p>
            <text:p text:style-name="P18">4.1.- El sistema verifica si se realizo abono a muebles. <text:s text:c="44"/></text:p>
            <text:p text:style-name="P18">4.2.- El sistema verifica si se realizo abono a ropa. <text:s text:c="39"/></text:p>
            <text:p text:style-name="P18">4.3.- El sistema verifica si se realizo abono a préstamo. <text:s text:c="50"/></text:p>
            <text:p text:style-name="P18">4.4.- El sistema verifica si se realizo abono a deuda Bancoppel. <text:s text:c="51"/></text:p>
            <text:p text:style-name="P18">4.5.- El sistema verifica si se realizo abono a Crédito y Casa. <text:s text:c="43"/></text:p>
            <text:p text:style-name="P18">4.6.- El sistema verifica si se realizo abono a Tiempo Aire. <text:s text:c="29"/>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1">SE.5.1</text:p>
          </table:table-cell>
          <table:table-cell table:style-name="Tabla44.A2" office:value-type="string">
            <text:p text:style-name="P18">El sistema verifica si se realizo abono a muebles. <text:s text:c="5"/>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1">SE.5.1.a</text:p>
          </table:table-cell>
          <table:table-cell table:style-name="Tabla44.A2" office:value-type="string">
            <text:p text:style-name="P18">El sistema identifica que se realizo un abono a muebles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1">SE.5.1.a.1</text:p>
          </table:table-cell>
          <table:table-cell table:style-name="Tabla44.A2" office:value-type="string">
            <text:p text:style-name="P18">El sistema imprime el desglose del abono a muebles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1">SE.5.1.a.2</text:p>
          </table:table-cell>
          <table:table-cell table:style-name="Tabla44.A2" office:value-type="string">
            <text:p text:style-name="P18">El sistema identifica que el cliente no tenia abono vencido de muebles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1">SE.5.1.a.2.a</text:p>
          </table:table-cell>
          <table:table-cell table:style-name="Tabla44.A2" office:value-type="string">
            <text:p text:style-name="P18">El sistema identifica que el cliente tenia abono vencido de muebles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1">SE.5.1.a.2.a.1</text:p>
          </table:table-cell>
          <table:table-cell table:style-name="Tabla44.A2" office:value-type="string">
            <text:p text:style-name="P18">El sistema identifica que el cliente se puso al corriente con el vencido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1">SE.5.1.a.2.a.1.a</text:p>
          </table:table-cell>
          <table:table-cell table:style-name="Tabla44.A2" office:value-type="string">
            <text:p text:style-name="P18">El sistema identifica que el cliente no se puso al corriente con el vencido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1">SE.5.1.a.2.a.1.a.1</text:p>
          </table:table-cell>
          <table:table-cell table:style-name="Tabla44.A2" office:value-type="string">
            <text:p text:style-name="P18">El sistema imprime interés adicional primer mes de la cuenta de muebles como informativo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1">SE.5.1.a.2.a.1.a.2</text:p>
          </table:table-cell>
          <table:table-cell table:style-name="Tabla44.A2" office:value-type="string">
            <text:p text:style-name="P18">El flujo continua en el paso 4.2 del flujo alternativo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1">SE.5.2</text:p>
          </table:table-cell>
          <table:table-cell table:style-name="Tabla44.A2" office:value-type="string">
            <text:p text:style-name="P18">El sistema verifica si se realizo abono a ropa. <text:s text:c="12"/>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1">SE.5.2.a</text:p>
          </table:table-cell>
          <table:table-cell table:style-name="Tabla44.A2" office:value-type="string">
            <text:p text:style-name="P18">El sistema identifica que se realizo un abono a ropa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1">SE.5.2.a.1</text:p>
          </table:table-cell>
          <table:table-cell table:style-name="Tabla44.A2" office:value-type="string">
            <text:p text:style-name="P18">El sistema imprime el desglose del abono a ropa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1">SE.5.2.a.2</text:p>
          </table:table-cell>
          <table:table-cell table:style-name="Tabla44.A2" office:value-type="string">
            <text:p text:style-name="P18">El sistema identifica que el cliente no tenia abono vencido de ropa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1">SE.5.2.a.2.a</text:p>
          </table:table-cell>
          <table:table-cell table:style-name="Tabla44.A2" office:value-type="string">
            <text:p text:style-name="P18">El sistema identifica que el cliente tenia abono vencido de ropa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1">SE.5.2.a.2.a.1</text:p>
          </table:table-cell>
          <table:table-cell table:style-name="Tabla44.A2" office:value-type="string">
            <text:p text:style-name="P18">El sistema identifica que el cliente se puso al corriente con el vencido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1">SE.5.2.a.2.a.1.a</text:p>
          </table:table-cell>
          <table:table-cell table:style-name="Tabla44.A2" office:value-type="string">
            <text:p text:style-name="P18">El sistema identifica que el cliente no se puso al corriente con el vencido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1">SE.5.2.a.2.a.1.a.1</text:p>
          </table:table-cell>
          <table:table-cell table:style-name="Tabla44.A2" office:value-type="string">
            <text:p text:style-name="P18">El sistema imprime interés adicional primer mes de la cuenta de ropa como informativo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1">SE.5.2.a.2.a.1.a.2</text:p>
          </table:table-cell>
          <table:table-cell table:style-name="Tabla44.A2" office:value-type="string">
            <text:p text:style-name="P18">El flujo continua en el paso 4.3 del flujo alternativo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ext:soft-page-break/>
        <table:table-row table:style-name="Tabla44.3">
          <table:table-cell table:style-name="Tabla44.A2" office:value-type="string">
            <text:p text:style-name="P31">SE.5.3</text:p>
          </table:table-cell>
          <table:table-cell table:style-name="Tabla44.A2" office:value-type="string">
            <text:p text:style-name="P18">El sistema verifica si se realizo abono a préstamo. <text:s text:c="10"/>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1">SE.5.3.a</text:p>
          </table:table-cell>
          <table:table-cell table:style-name="Tabla44.A2" office:value-type="string">
            <text:p text:style-name="P18">El sistema identifica que se realizo un abono a préstamo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1">SE.5.3.a.1</text:p>
          </table:table-cell>
          <table:table-cell table:style-name="Tabla44.A2" office:value-type="string">
            <text:p text:style-name="P18">El sistema imprime el desglose del abono a préstamo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1">SE.5.3.a.2</text:p>
          </table:table-cell>
          <table:table-cell table:style-name="Tabla44.A2" office:value-type="string">
            <text:p text:style-name="P18">El flujo continua en el paso 4.4 del flujo básico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1">SE.5.4</text:p>
          </table:table-cell>
          <table:table-cell table:style-name="Tabla44.A2" office:value-type="string">
            <text:p text:style-name="P18">El sistema verifica si se realizo abono a deuda Bancoppel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1">SE.5.4.a</text:p>
          </table:table-cell>
          <table:table-cell table:style-name="Tabla44.A2" office:value-type="string">
            <text:p text:style-name="P18">El sistema identifica que se realizo un abono a deuda Bancoppel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1">SE.5.4.a.1</text:p>
          </table:table-cell>
          <table:table-cell table:style-name="Tabla44.A2" office:value-type="string">
            <text:p text:style-name="P18">El sistema imprime el desglose del abono a deuda Bancoppel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1">SE.5.4.a.2</text:p>
          </table:table-cell>
          <table:table-cell table:style-name="Tabla44.A2" office:value-type="string">
            <text:p text:style-name="P18">El flujo continua en el paso 4.5 del flujo básico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1">SE.5.5</text:p>
          </table:table-cell>
          <table:table-cell table:style-name="Tabla44.A2" office:value-type="string">
            <text:p text:style-name="P18">El sistema verifica si se realizo abono a Crédito y Casa. <text:s text:c="5"/>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1">SE.5.5.a</text:p>
          </table:table-cell>
          <table:table-cell table:style-name="Tabla44.A2" office:value-type="string">
            <text:p text:style-name="P18">El sistema identifica que se realizo un abono a Crédito y Casa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1">SE.5.5.a.1</text:p>
          </table:table-cell>
          <table:table-cell table:style-name="Tabla44.A2" office:value-type="string">
            <text:p text:style-name="P18">El sistema imprime el desglose del abono a Crédito y Casa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1">SE.5.5.a.2</text:p>
          </table:table-cell>
          <table:table-cell table:style-name="Tabla44.A2" office:value-type="string">
            <text:p text:style-name="P18">El flujo continua en el paso 4.6 del flujo básico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1">SE.5.6</text:p>
          </table:table-cell>
          <table:table-cell table:style-name="Tabla44.A2" office:value-type="string">
            <text:p text:style-name="P18">El sistema verifica si se realizo abono a Tiempo Aire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1">SE.5.6.a</text:p>
          </table:table-cell>
          <table:table-cell table:style-name="Tabla44.A2" office:value-type="string">
            <text:p text:style-name="P18">El sistema identifica que se realizo un abono a Tiempo Aire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1">SE.5.6.a.1</text:p>
          </table:table-cell>
          <table:table-cell table:style-name="Tabla44.A2" office:value-type="string">
            <text:p text:style-name="P18">El sistema imprime el desglose del abono a Crédito y Casa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1">SE.5.6.a.2</text:p>
          </table:table-cell>
          <table:table-cell table:style-name="Tabla44.A2" office:value-type="string">
            <text:p text:style-name="P18">El flujo continua en el paso 5 del flujo básico.El flujo continua en el paso 5.7.a del flujo basico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1">SE5.7.a</text:p>
          </table:table-cell>
          <table:table-cell table:style-name="Tabla44.A2" office:value-type="string">
            <text:p text:style-name="P18">El sistema verifica que se realizo abono a cuenta revolvente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1">SE5.7.a.1</text:p>
          </table:table-cell>
          <table:table-cell table:style-name="Tabla44.A2" office:value-type="string">
            <text:p text:style-name="P18">El sistema imprime el desglose del abono a cuenta revolvente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1">SE5.7.a.2</text:p>
          </table:table-cell>
          <table:table-cell table:style-name="Tabla44.A2" office:value-type="string">
            <text:p text:style-name="P18">El sistema identifica que el cliente no tenia abono vencido de cuenta revolvente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1">SE5.7.a.2.a</text:p>
          </table:table-cell>
          <table:table-cell table:style-name="Tabla44.A2" office:value-type="string">
            <text:p text:style-name="P18">El sistema identifica que el cliente tenia abono vencido de cuenta revolvente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1">SE5.7.a.2.a.1</text:p>
          </table:table-cell>
          <table:table-cell table:style-name="Tabla44.A2" office:value-type="string">
            <text:p text:style-name="P18">El sistema identifica que el cliente se puso al corriente con el vencido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1">SE5.7.a.2.a.2</text:p>
          </table:table-cell>
          <table:table-cell table:style-name="Tabla44.A2" office:value-type="string">
            <text:p text:style-name="P18">El sistema imprime interes adicional primer mes de la cuenta revolvente como bonificacion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1">SE5.7.a.2.a.3</text:p>
          </table:table-cell>
          <table:table-cell table:style-name="Tabla44.A2" office:value-type="string">
            <text:p text:style-name="P18">El flujo continua en el paso 6 del flujo basico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1">S6</text:p>
          </table:table-cell>
          <table:table-cell table:style-name="Tabla44.A2" office:value-type="string">
            <text:p text:style-name="P18">El sistema imprime las leyendas( TOTALES, ENTREGO, SU CAMBIO ) en el recibo del abono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1">S7</text:p>
          </table:table-cell>
          <table:table-cell table:style-name="Tabla44.A2" office:value-type="string">
            <text:p text:style-name="P18">El sistema imprime la cantidad con la que pago el cliente, el total a pagar del abono del cliente y <text:soft-page-break/>el cambio del cliente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1">S8</text:p>
          </table:table-cell>
          <table:table-cell table:style-name="Tabla44.A2" office:value-type="string">
            <text:p text:style-name="P18">El sistema imprime el numero y nombre del cliente en el recibo del abono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1">S9</text:p>
          </table:table-cell>
          <table:table-cell table:style-name="Tabla44.A2" office:value-type="string">
            <text:p text:style-name="P18">El sistema imprime la fecha actual, el numero de tienda, número de caja, número de recibo, el teléfono de la tienda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1">S10</text:p>
          </table:table-cell>
          <table:table-cell table:style-name="Tabla44.A2" office:value-type="string">
            <text:p text:style-name="P18">El sistema verifica si el sorteo esta activo. <text:s text:c="23"/></text:p>
            <text:p text:style-name="P18">9.a.- El sistema verificó que el sorteo si esta activo. <text:s text:c="23"/></text:p>
            <text:p text:style-name="P18">9.b.- El sistema verificó que el sorteo no esta activo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1">S11</text:p>
          </table:table-cell>
          <table:table-cell table:style-name="Tabla44.A2" office:value-type="string">
            <text:p text:style-name="P18">El sistema identifica si se generó un cupón de dinero electrónico <text:s text:c="23"/></text:p>
            <text:p text:style-name="P18">10.a.- El sistema identificó que si se generó un cupón de dinero electrónico <text:s text:c="23"/></text:p>
            <text:p text:style-name="P18">10.b.- El sistema identificó que no se generó un cupón de dinero electrónico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1">S12</text:p>
          </table:table-cell>
          <table:table-cell table:style-name="Tabla44.A2" office:value-type="string">
            <text:p text:style-name="P18">El sistema verifica si la tienda tiene estacionamiento. <text:s text:c="23"/></text:p>
            <text:p text:style-name="P18">11.a.- El sistema verificó que la tienda si tiene estacionamiento. <text:s text:c="23"/></text:p>
            <text:p text:style-name="P18">11.b.- El sistema verificó que la tienda no tiene estacionamiento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1">S13</text:p>
          </table:table-cell>
          <table:table-cell table:style-name="Tabla44.A2" office:value-type="string">
            <text:p text:style-name="P18">El sistema verifica si a la cuenta a imprimir se le capturó convenio. <text:s text:c="23"/></text:p>
            <text:p text:style-name="P18">12.a.- El sistema verificó que la cuenta a imprimir sí se le capturó convenio. <text:s text:c="23"/></text:p>
            <text:p text:style-name="P18">12.b.- El sistema verificó que la cuenta a imprimir no se le capturó convenio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1">S14</text:p>
          </table:table-cell>
          <table:table-cell table:style-name="Tabla44.A2" office:value-type="string">
            <text:p text:style-name="P18">El sistema verifica que el sorteo instantaneo no esta activo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1">S15</text:p>
          </table:table-cell>
          <table:table-cell table:style-name="Tabla44.A2" office:value-type="string">
            <text:p text:style-name="P18">El sistema verifica en que área de la tienda se imprime el recibo <text:s text:c="23"/></text:p>
            <text:p text:style-name="P18">14.a.- El sistema verifica que se encuentra en el área de ropa. <text:s text:c="23"/></text:p>
            <text:p text:style-name="P18">14.b.- El sistema verifica que se encuentra en el área de muebles. <text:s text:c="23"/></text:p>
            <text:p text:style-name="P18">14.c.- El sistema verifica que se encuentra en el área de cajas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1">S16</text:p>
          </table:table-cell>
          <table:table-cell table:style-name="Tabla44.A2" office:value-type="string">
            <text:p text:style-name="P18">El sistema graba la imagen del recibo de abono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1">S17</text:p>
          </table:table-cell>
          <table:table-cell table:style-name="Tabla44.A2" office:value-type="string">
            <text:p text:style-name="P18">El sistema determina si el cliente cumple con los datos requeridos y muestra el tipo de encuesta que se le aplicará al cliente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61">
          <table:table-cell table:style-name="Tabla44.A2" office:value-type="string">
            <text:p text:style-name="P31">S18</text:p>
          </table:table-cell>
          <table:table-cell table:style-name="Tabla44.A2" office:value-type="string">
            <text:p text:style-name="P18"><text:s/>El sistema verifica que no se capturo el pago de servicios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61">
          <table:table-cell table:style-name="Tabla44.A2" office:value-type="string">
            <text:p text:style-name="P31">S19</text:p>
          </table:table-cell>
          <table:table-cell table:style-name="Tabla44.A2" office:value-type="string">
            <text:p text:style-name="P18"><text:s/>El sistema manda llamar el caso de uso CU-0011-Invitacion Prestamo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ext:soft-page-break/>
        <table:table-row table:style-name="Tabla44.61">
          <table:table-cell table:style-name="Tabla44.A2" office:value-type="string">
            <text:p text:style-name="P31">S20</text:p>
          </table:table-cell>
          <table:table-cell table:style-name="Tabla44.A2" office:value-type="string">
            <text:p text:style-name="P18">Fin de caso de uso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4">Estado el Caso de Prueba </text:p>
          </table:table-cell>
          <table:table-cell table:style-name="Tabla44.A2" office:value-type="string">
            <text:p text:style-name="P18">En preparación</text:p>
          </table:table-cell>
          <table:table-cell table:style-name="Tabla44.A2" office:value-type="string">
            <text:p text:style-name="P5"/>
          </table:table-cell>
          <table:table-cell table:style-name="Tabla44.D2" office:value-type="string">
            <text:p text:style-name="P6"/>
          </table:table-cell>
        </table:table-row>
      </table:table>
      <text:p text:style-name="Standard"/>
      <text:p text:style-name="Standard"/>
      <table:table table:name="Tabla45" table:style-name="Tabla45">
        <table:table-column table:style-name="Tabla45.A"/>
        <table:table-column table:style-name="Tabla45.B"/>
        <table:table-column table:style-name="Tabla45.C"/>
        <table:table-column table:style-name="Tabla45.D"/>
        <table:table-row table:style-name="Tabla45.1">
          <table:table-cell table:style-name="Tabla45.A1" office:value-type="string">
            <text:p text:style-name="P4">Juego de Prueba:</text:p>
          </table:table-cell>
          <table:table-cell table:style-name="Tabla45.B1" table:number-columns-spanned="3" office:value-type="string">
            <text:p text:style-name="P32">CP-0005-09</text:p>
          </table:table-cell>
          <table:covered-table-cell/>
          <table:covered-table-cell/>
        </table:table-row>
        <table:table-row table:style-name="Tabla45.1">
          <table:table-cell table:style-name="Tabla45.A2" office:value-type="string">
            <text:p text:style-name="P4">Paso</text:p>
          </table:table-cell>
          <table:table-cell table:style-name="Tabla45.A2" office:value-type="string">
            <text:p text:style-name="P4">Descripción</text:p>
          </table:table-cell>
          <table:table-cell table:style-name="Tabla45.A2" office:value-type="string">
            <text:p text:style-name="P4">Resultado</text:p>
          </table:table-cell>
          <table:table-cell table:style-name="Tabla45.D2" office:value-type="string">
            <text:p text:style-name="P4">ID Problema</text:p>
          </table:table-cell>
        </table:table-row>
        <table:table-row table:style-name="Tabla45.3">
          <table:table-cell table:style-name="Tabla45.A2" office:value-type="string">
            <text:p text:style-name="P31">S1</text:p>
          </table:table-cell>
          <table:table-cell table:style-name="Tabla45.A2" office:value-type="string">
            <text:p text:style-name="P18">El caso de uso inicia cuando el sistema requiere imprimir el recibo de abono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1">S2</text:p>
          </table:table-cell>
          <table:table-cell table:style-name="Tabla45.A2" office:value-type="string">
            <text:p text:style-name="P18">El sistema identifica si hay que imprimir la documentación del seguro de vida. <text:s text:c="21"/></text:p>
            <text:p text:style-name="P18">2.a.- El sistema identificó que si hay que imprimir la documentación del seguro de vida <text:s text:c="23"/></text:p>
            <text:p text:style-name="P18">2.b.- El sistema identificó que no hay que imprimir la documentación del seguro de vida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1">S3</text:p>
          </table:table-cell>
          <table:table-cell table:style-name="Tabla45.A2" office:value-type="string">
            <text:p text:style-name="P18">El sistema verifica si la tienda esta trabajando como tienda local o si está accesando a una cartera regional o por ciudad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1">S4</text:p>
          </table:table-cell>
          <table:table-cell table:style-name="Tabla45.A2" office:value-type="string">
            <text:p text:style-name="P18"><text:s/>El sistema valida que el tipo de impresora es matricial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1">S5</text:p>
          </table:table-cell>
          <table:table-cell table:style-name="Tabla45.A2" office:value-type="string">
            <text:p text:style-name="P18">El sistema identifica el mensaje a imprimir para el cliente del recibo de abono según sea su puntualidad y estado de las cuentas e imprime dicho mensaje. <text:s text:c="24"/>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1">SE.5.1</text:p>
          </table:table-cell>
          <table:table-cell table:style-name="Tabla45.A2" office:value-type="string">
            <text:p text:style-name="P18">El sistema verifica si se realizo abono a muebles. <text:s text:c="5"/>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1">SE.5.1.a</text:p>
          </table:table-cell>
          <table:table-cell table:style-name="Tabla45.A2" office:value-type="string">
            <text:p text:style-name="P18">El sistema identifica que se realizo un abono a muebles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1">SE.5.1.a.1</text:p>
          </table:table-cell>
          <table:table-cell table:style-name="Tabla45.A2" office:value-type="string">
            <text:p text:style-name="P18">El sistema imprime el desglose del abono a muebles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1">SE.5.1.a.2</text:p>
          </table:table-cell>
          <table:table-cell table:style-name="Tabla45.A2" office:value-type="string">
            <text:p text:style-name="P18">El sistema identifica que el cliente no tenia abono vencido de muebles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1">SE.5.1.a.2.a</text:p>
          </table:table-cell>
          <table:table-cell table:style-name="Tabla45.A2" office:value-type="string">
            <text:p text:style-name="P18">El sistema identifica que el cliente tenia abono vencido de muebles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1">SE.5.1.a.2.a.1</text:p>
          </table:table-cell>
          <table:table-cell table:style-name="Tabla45.A2" office:value-type="string">
            <text:p text:style-name="P18">El sistema identifica que el cliente se puso al corriente con el vencido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1">SE.5.1.a.2.a.1.a</text:p>
          </table:table-cell>
          <table:table-cell table:style-name="Tabla45.A2" office:value-type="string">
            <text:p text:style-name="P18">El sistema identifica que el cliente no se puso al corriente con el vencido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1">SE.5.1.a.2.a.1.a.1</text:p>
          </table:table-cell>
          <table:table-cell table:style-name="Tabla45.A2" office:value-type="string">
            <text:p text:style-name="P18">El sistema imprime interés adicional primer mes de la cuenta de muebles como informativo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1">SE.5.1.a.2.a.1.a.2</text:p>
          </table:table-cell>
          <table:table-cell table:style-name="Tabla45.A2" office:value-type="string">
            <text:p text:style-name="P18">El flujo continua en el paso 4.2 del flujo alternativo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1">SE.5.2</text:p>
          </table:table-cell>
          <table:table-cell table:style-name="Tabla45.A2" office:value-type="string">
            <text:p text:style-name="P18">El sistema verifica si se realizo abono a ropa. <text:s text:c="12"/>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1">SE.5.2.a</text:p>
          </table:table-cell>
          <table:table-cell table:style-name="Tabla45.A2" office:value-type="string">
            <text:p text:style-name="P18">El sistema identifica que se realizo un abono a ropa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1">SE.5.2.a.1</text:p>
          </table:table-cell>
          <table:table-cell table:style-name="Tabla45.A2" office:value-type="string">
            <text:p text:style-name="P18">El sistema imprime el desglose del abono a ropa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1">SE.5.2.a.2</text:p>
          </table:table-cell>
          <table:table-cell table:style-name="Tabla45.A2" office:value-type="string">
            <text:p text:style-name="P18">El sistema identifica que el cliente no tenia abono vencido de ropa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ext:soft-page-break/>
        <table:table-row table:style-name="Tabla45.3">
          <table:table-cell table:style-name="Tabla45.A2" office:value-type="string">
            <text:p text:style-name="P31">SE.5.2.a.2.a</text:p>
          </table:table-cell>
          <table:table-cell table:style-name="Tabla45.A2" office:value-type="string">
            <text:p text:style-name="P18">El sistema identifica que el cliente tenia abono vencido de ropa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1">SE.5.2.a.2.a.1</text:p>
          </table:table-cell>
          <table:table-cell table:style-name="Tabla45.A2" office:value-type="string">
            <text:p text:style-name="P18">El sistema identifica que el cliente se puso al corriente con el vencido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1">SE.5.2.a.2.a.1.a</text:p>
          </table:table-cell>
          <table:table-cell table:style-name="Tabla45.A2" office:value-type="string">
            <text:p text:style-name="P18">El sistema identifica que el cliente no se puso al corriente con el vencido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1">SE.5.2.a.2.a.1.a.1</text:p>
          </table:table-cell>
          <table:table-cell table:style-name="Tabla45.A2" office:value-type="string">
            <text:p text:style-name="P18">El sistema imprime interés adicional primer mes de la cuenta de ropa como informativo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1">SE.5.2.a.2.a.1.a.2</text:p>
          </table:table-cell>
          <table:table-cell table:style-name="Tabla45.A2" office:value-type="string">
            <text:p text:style-name="P18">El flujo continua en el paso 4.3 del flujo alternativo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1">SE.5.3</text:p>
          </table:table-cell>
          <table:table-cell table:style-name="Tabla45.A2" office:value-type="string">
            <text:p text:style-name="P18">El sistema verifica si se realizo abono a préstamo. <text:s text:c="10"/>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1">SE.5.3.a</text:p>
          </table:table-cell>
          <table:table-cell table:style-name="Tabla45.A2" office:value-type="string">
            <text:p text:style-name="P18">El sistema identifica que se realizo un abono a préstamo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1">SE.5.3.a.1</text:p>
          </table:table-cell>
          <table:table-cell table:style-name="Tabla45.A2" office:value-type="string">
            <text:p text:style-name="P18">El sistema imprime el desglose del abono a préstamo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1">SE.5.3.a.2</text:p>
          </table:table-cell>
          <table:table-cell table:style-name="Tabla45.A2" office:value-type="string">
            <text:p text:style-name="P18">El flujo continua en el paso 4.4 del flujo básico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1">SE.5.4</text:p>
          </table:table-cell>
          <table:table-cell table:style-name="Tabla45.A2" office:value-type="string">
            <text:p text:style-name="P18">El sistema verifica si se realizo abono a deuda Bancoppel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1">SE.5.4.a</text:p>
          </table:table-cell>
          <table:table-cell table:style-name="Tabla45.A2" office:value-type="string">
            <text:p text:style-name="P18">El sistema identifica que se realizo un abono a deuda Bancoppel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1">SE.5.4.a.1</text:p>
          </table:table-cell>
          <table:table-cell table:style-name="Tabla45.A2" office:value-type="string">
            <text:p text:style-name="P18">El sistema imprime el desglose del abono a deuda Bancoppel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1">SE.5.4.a.2</text:p>
          </table:table-cell>
          <table:table-cell table:style-name="Tabla45.A2" office:value-type="string">
            <text:p text:style-name="P18">El flujo continua en el paso 4.5 del flujo básico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1">SE.5.5</text:p>
          </table:table-cell>
          <table:table-cell table:style-name="Tabla45.A2" office:value-type="string">
            <text:p text:style-name="P18">El sistema verifica si se realizo abono a Crédito y Casa. <text:s text:c="5"/>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1">SE.5.5.a</text:p>
          </table:table-cell>
          <table:table-cell table:style-name="Tabla45.A2" office:value-type="string">
            <text:p text:style-name="P18">El sistema identifica que se realizo un abono a Crédito y Casa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1">SE.5.5.a.1</text:p>
          </table:table-cell>
          <table:table-cell table:style-name="Tabla45.A2" office:value-type="string">
            <text:p text:style-name="P18">El sistema imprime el desglose del abono a Crédito y Casa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1">SE.5.5.a.2</text:p>
          </table:table-cell>
          <table:table-cell table:style-name="Tabla45.A2" office:value-type="string">
            <text:p text:style-name="P18">El flujo continua en el paso 4.6 del flujo básico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1">SE.5.6</text:p>
          </table:table-cell>
          <table:table-cell table:style-name="Tabla45.A2" office:value-type="string">
            <text:p text:style-name="P18">El sistema verifica si se realizo abono a Tiempo Aire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1">SE.5.6.a</text:p>
          </table:table-cell>
          <table:table-cell table:style-name="Tabla45.A2" office:value-type="string">
            <text:p text:style-name="P18">El sistema identifica que se realizo un abono a Tiempo Aire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1">SE.5.6.a.1</text:p>
          </table:table-cell>
          <table:table-cell table:style-name="Tabla45.A2" office:value-type="string">
            <text:p text:style-name="P18">El sistema imprime el desglose del abono a Crédito y Casa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1">SE.5.6.a.2</text:p>
          </table:table-cell>
          <table:table-cell table:style-name="Tabla45.A2" office:value-type="string">
            <text:p text:style-name="P18">El flujo continua en el paso 5 del flujo básico.El flujo continua en el paso 5.7.a del flujo basico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1">SE5.7.a</text:p>
          </table:table-cell>
          <table:table-cell table:style-name="Tabla45.A2" office:value-type="string">
            <text:p text:style-name="P18">El sistema verifica que se realizo abono a cuenta revolvente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1">SE5.7.a.1</text:p>
          </table:table-cell>
          <table:table-cell table:style-name="Tabla45.A2" office:value-type="string">
            <text:p text:style-name="P18">El sistema imprime el desglose del abono a cuenta revolvente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1">SE5.7.a.2</text:p>
          </table:table-cell>
          <table:table-cell table:style-name="Tabla45.A2" office:value-type="string">
            <text:p text:style-name="P18">El sistema identifica que el cliente no tenia abono vencido de cuenta revolvente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1">SE5.7.a.2</text:p>
          </table:table-cell>
          <table:table-cell table:style-name="Tabla45.A2" office:value-type="string">
            <text:p text:style-name="P18">El flujo continua en el paso 6 del flujo basico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1">S6</text:p>
          </table:table-cell>
          <table:table-cell table:style-name="Tabla45.A2" office:value-type="string">
            <text:p text:style-name="P18">El sistema imprime las leyendas( TOTALES, <text:soft-page-break/>ENTREGO, SU CAMBIO ) en el recibo del abono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1">S7</text:p>
          </table:table-cell>
          <table:table-cell table:style-name="Tabla45.A2" office:value-type="string">
            <text:p text:style-name="P18">El sistema imprime la cantidad con la que pago el cliente, el total a pagar del abono del cliente y el cambio del cliente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1">S8</text:p>
          </table:table-cell>
          <table:table-cell table:style-name="Tabla45.A2" office:value-type="string">
            <text:p text:style-name="P18">El sistema imprime el numero y nombre del cliente en el recibo del abono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1">S9</text:p>
          </table:table-cell>
          <table:table-cell table:style-name="Tabla45.A2" office:value-type="string">
            <text:p text:style-name="P18">El sistema imprime la fecha actual, el numero de tienda, número de caja, número de recibo, el teléfono de la tienda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1">S10</text:p>
          </table:table-cell>
          <table:table-cell table:style-name="Tabla45.A2" office:value-type="string">
            <text:p text:style-name="P18">El sistema verifica si el sorteo esta activo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1">S11</text:p>
          </table:table-cell>
          <table:table-cell table:style-name="Tabla45.A2" office:value-type="string">
            <text:p text:style-name="P18">El sistema identifica si se generó un cupón de dinero electrónico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1">S12</text:p>
          </table:table-cell>
          <table:table-cell table:style-name="Tabla45.A2" office:value-type="string">
            <text:p text:style-name="P18">El sistema verifica si la tienda tiene estacionamiento. <text:s text:c="3"/>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1">S13</text:p>
          </table:table-cell>
          <table:table-cell table:style-name="Tabla45.A2" office:value-type="string">
            <text:p text:style-name="P18">El sistema verifica si a la cuenta a imprimir se le capturó convenio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1">S14</text:p>
          </table:table-cell>
          <table:table-cell table:style-name="Tabla45.A2" office:value-type="string">
            <text:p text:style-name="P18">El sistema verifica que el sorteo instantáneo no esta activo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1">S15</text:p>
          </table:table-cell>
          <table:table-cell table:style-name="Tabla45.A2" office:value-type="string">
            <text:p text:style-name="P18">El sistema verifica en que área de la tienda se imprime el recibo <text:s text:c="3"/>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1">S16</text:p>
          </table:table-cell>
          <table:table-cell table:style-name="Tabla45.A2" office:value-type="string">
            <text:p text:style-name="P18">El sistema graba la imagen del recibo de abono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1">S17</text:p>
          </table:table-cell>
          <table:table-cell table:style-name="Tabla45.A2" office:value-type="string">
            <text:p text:style-name="P18">El sistema determina si el cliente cumple con los datos requeridos y muestra el tipo de encuesta que se le aplicará al cliente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58">
          <table:table-cell table:style-name="Tabla45.A2" office:value-type="string">
            <text:p text:style-name="P31">S18</text:p>
          </table:table-cell>
          <table:table-cell table:style-name="Tabla45.A2" office:value-type="string">
            <text:p text:style-name="P18"><text:s/>El sistema verifica que no se capturo el pago de servicios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58">
          <table:table-cell table:style-name="Tabla45.A2" office:value-type="string">
            <text:p text:style-name="P31">S19</text:p>
          </table:table-cell>
          <table:table-cell table:style-name="Tabla45.A2" office:value-type="string">
            <text:p text:style-name="P18"><text:s/>El sistema manda llamar el caso de uso CU-0011-Invitacion Prestamo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58">
          <table:table-cell table:style-name="Tabla45.A2" office:value-type="string">
            <text:p text:style-name="P31">S20</text:p>
          </table:table-cell>
          <table:table-cell table:style-name="Tabla45.A2" office:value-type="string">
            <text:p text:style-name="P18">Fin de caso de uso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4">Estado el Caso de Prueba </text:p>
          </table:table-cell>
          <table:table-cell table:style-name="Tabla45.A2" office:value-type="string">
            <text:p text:style-name="P18">En preparación</text:p>
          </table:table-cell>
          <table:table-cell table:style-name="Tabla45.A2" office:value-type="string">
            <text:p text:style-name="P5"/>
          </table:table-cell>
          <table:table-cell table:style-name="Tabla45.D2" office:value-type="string">
            <text:p text:style-name="P6"/>
          </table:table-cell>
        </table:table-row>
      </table:table>
      <text:p text:style-name="Standard"/>
      <text:p text:style-name="Standard"/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row table:style-name="Tabla13.1">
          <table:table-cell table:style-name="Tabla13.A1" office:value-type="string">
            <text:p text:style-name="P4">Juego de Prueba:</text:p>
          </table:table-cell>
          <table:table-cell table:style-name="Tabla13.B1" table:number-columns-spanned="3" office:value-type="string">
            <text:p text:style-name="P32">CP-0005-10</text:p>
          </table:table-cell>
          <table:covered-table-cell/>
          <table:covered-table-cell/>
        </table:table-row>
        <table:table-row table:style-name="Tabla13.1">
          <table:table-cell table:style-name="Tabla13.A2" office:value-type="string">
            <text:p text:style-name="P4">Paso</text:p>
          </table:table-cell>
          <table:table-cell table:style-name="Tabla13.A2" office:value-type="string">
            <text:p text:style-name="P4">Descripción</text:p>
          </table:table-cell>
          <table:table-cell table:style-name="Tabla13.A2" office:value-type="string">
            <text:p text:style-name="P4">Resultado</text:p>
          </table:table-cell>
          <table:table-cell table:style-name="Tabla13.D2" office:value-type="string">
            <text:p text:style-name="P4">ID Problema</text:p>
          </table:table-cell>
        </table:table-row>
        <table:table-row table:style-name="Tabla13.3">
          <table:table-cell table:style-name="Tabla13.A2" office:value-type="string">
            <text:p text:style-name="P31">S1</text:p>
          </table:table-cell>
          <table:table-cell table:style-name="Tabla13.A2" office:value-type="string">
            <text:p text:style-name="P18">El caso de uso inicia cuando el sistema requiere imprimir el recibo de abono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1">S2</text:p>
          </table:table-cell>
          <table:table-cell table:style-name="Tabla13.A2" office:value-type="string">
            <text:p text:style-name="P18">El sistema identifica si hay que imprimir la documentación del seguro de vida. <text:s text:c="5"/>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1">S3</text:p>
          </table:table-cell>
          <table:table-cell table:style-name="Tabla13.A2" office:value-type="string">
            <text:p text:style-name="P18">El sistema verifica si la tienda esta trabajando como tienda local o si está accesando a una cartera regional o por ciudad. <text:s text:c="3"/>una cartera regional o por ciudad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1">S4</text:p>
          </table:table-cell>
          <table:table-cell table:style-name="Tabla13.A2" office:value-type="string">
            <text:p text:style-name="P18"><text:s/>El sistema valida que el tipo de impresora es matricial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1">S5</text:p>
          </table:table-cell>
          <table:table-cell table:style-name="Tabla13.A2" office:value-type="string">
            <text:p text:style-name="P18">El sistema identifica el mensaje a imprimir para el cliente del recibo de abono según sea su <text:soft-page-break/>puntualidad y estado de las cuentas e imprime dicho mensaje. <text:s text:c="32"/>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1">SE.5.1</text:p>
          </table:table-cell>
          <table:table-cell table:style-name="Tabla13.A2" office:value-type="string">
            <text:p text:style-name="P18">El sistema verifica si se realizo abono a muebles. <text:s text:c="5"/>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1">SE.5.1.a</text:p>
          </table:table-cell>
          <table:table-cell table:style-name="Tabla13.A2" office:value-type="string">
            <text:p text:style-name="P18">El sistema identifica que se realizo un abono a muebles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1">SE.5.1.a.1</text:p>
          </table:table-cell>
          <table:table-cell table:style-name="Tabla13.A2" office:value-type="string">
            <text:p text:style-name="P18">El sistema imprime el desglose del abono a muebles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1">SE.5.1.a.2</text:p>
          </table:table-cell>
          <table:table-cell table:style-name="Tabla13.A2" office:value-type="string">
            <text:p text:style-name="P18">El sistema identifica que el cliente no tenia abono vencido de muebles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1">SE.5.1.a.2.a</text:p>
          </table:table-cell>
          <table:table-cell table:style-name="Tabla13.A2" office:value-type="string">
            <text:p text:style-name="P18">El sistema identifica que el cliente tenia abono vencido de muebles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1">SE.5.1.a.2.a.1</text:p>
          </table:table-cell>
          <table:table-cell table:style-name="Tabla13.A2" office:value-type="string">
            <text:p text:style-name="P18">El sistema identifica que el cliente se puso al corriente con el vencido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1">SE.5.1.a.2.a.2</text:p>
          </table:table-cell>
          <table:table-cell table:style-name="Tabla13.A2" office:value-type="string">
            <text:p text:style-name="P18">El sistema imprime interés adicional primer mes de la cuenta de muebles como bonificacion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1">SE.5.1.a.2.a.3</text:p>
          </table:table-cell>
          <table:table-cell table:style-name="Tabla13.A2" office:value-type="string">
            <text:p text:style-name="P18">El flujo continua en el paso 4.2 del flujo alternativo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1">SE.5.2</text:p>
          </table:table-cell>
          <table:table-cell table:style-name="Tabla13.A2" office:value-type="string">
            <text:p text:style-name="P18">El sistema verifica si se realizo abono a ropa. <text:s text:c="12"/>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1">SE.5.2.a</text:p>
          </table:table-cell>
          <table:table-cell table:style-name="Tabla13.A2" office:value-type="string">
            <text:p text:style-name="P18">El sistema identifica que se realizo un abono a ropa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1">SE.5.2.a.1</text:p>
          </table:table-cell>
          <table:table-cell table:style-name="Tabla13.A2" office:value-type="string">
            <text:p text:style-name="P18">El sistema imprime el desglose del abono a ropa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1">SE.5.2.a.2</text:p>
          </table:table-cell>
          <table:table-cell table:style-name="Tabla13.A2" office:value-type="string">
            <text:p text:style-name="P18">El sistema identifica que el cliente no tenia abono vencido de ropa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1">SE.5.2.a.2.a</text:p>
          </table:table-cell>
          <table:table-cell table:style-name="Tabla13.A2" office:value-type="string">
            <text:p text:style-name="P18">El sistema identifica que el cliente tenia abono vencido de ropa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1">SE.5.2.a.2.a.1</text:p>
          </table:table-cell>
          <table:table-cell table:style-name="Tabla13.A2" office:value-type="string">
            <text:p text:style-name="P18">El sistema identifica que el cliente se puso al corriente con el vencido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1">SE.5.2.a.2.a.2</text:p>
          </table:table-cell>
          <table:table-cell table:style-name="Tabla13.A2" office:value-type="string">
            <text:p text:style-name="P18">El sistema imprime interes adicional primer mes de la cuenta de ropa como bonificacion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1">SE.5.2.a.2.a.3</text:p>
          </table:table-cell>
          <table:table-cell table:style-name="Tabla13.A2" office:value-type="string">
            <text:p text:style-name="P18">El flujo continua en el paso 4.3 del flujo alternativo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1">SE.5.3</text:p>
          </table:table-cell>
          <table:table-cell table:style-name="Tabla13.A2" office:value-type="string">
            <text:p text:style-name="P18">El sistema verifica si se realizo abono a préstamo. <text:s text:c="7"/>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1">SE.5.3.b</text:p>
          </table:table-cell>
          <table:table-cell table:style-name="Tabla13.A2" office:value-type="string">
            <text:p text:style-name="P18">El sistema identifica que no se realizo abono a préstamo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1">SE.5.3.b.1</text:p>
          </table:table-cell>
          <table:table-cell table:style-name="Tabla13.A2" office:value-type="string">
            <text:p text:style-name="P18">El flujo continua en el paso 4.4 del flujo básico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1">SE.5.4</text:p>
          </table:table-cell>
          <table:table-cell table:style-name="Tabla13.A2" office:value-type="string">
            <text:p text:style-name="P18">El sistema verifica si se realizo abono a deuda Bancoppel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1">SE.5.4.b</text:p>
          </table:table-cell>
          <table:table-cell table:style-name="Tabla13.A2" office:value-type="string">
            <text:p text:style-name="P18">El sistema identifica que no se realizo abono a deuda Bancoppel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1">SE.5.4.b.1</text:p>
          </table:table-cell>
          <table:table-cell table:style-name="Tabla13.A2" office:value-type="string">
            <text:p text:style-name="P18">El flujo continua en el paso 4.5 del flujo básico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1">SE.5.5</text:p>
          </table:table-cell>
          <table:table-cell table:style-name="Tabla13.A2" office:value-type="string">
            <text:p text:style-name="P18">El sistema verifica si se realizo abono a Crédito y Casa. <text:s text:c="7"/>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1">SE.5.5.b</text:p>
          </table:table-cell>
          <table:table-cell table:style-name="Tabla13.A2" office:value-type="string">
            <text:p text:style-name="P18">El sistema identifica que no se realizo abono a Crédito y Casa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1">SE.5.5.b.1</text:p>
          </table:table-cell>
          <table:table-cell table:style-name="Tabla13.A2" office:value-type="string">
            <text:p text:style-name="P18">El flujo continua en el paso 4.6 del flujo básico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ext:soft-page-break/>
        <table:table-row table:style-name="Tabla13.3">
          <table:table-cell table:style-name="Tabla13.A2" office:value-type="string">
            <text:p text:style-name="P31">SE.5.6</text:p>
          </table:table-cell>
          <table:table-cell table:style-name="Tabla13.A2" office:value-type="string">
            <text:p text:style-name="P18">El sistema verifica si se realizo abono a Tiempo Aire. <text:s text:c="6"/>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1">SE.5.6.b</text:p>
          </table:table-cell>
          <table:table-cell table:style-name="Tabla13.A2" office:value-type="string">
            <text:p text:style-name="P18">El sistema identifica que no se realizo abono a Tiempo Aire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1">SE.5.6.b.1</text:p>
          </table:table-cell>
          <table:table-cell table:style-name="Tabla13.A2" office:value-type="string">
            <text:p text:style-name="P18">El flujo continua en el paso 5.7.a del flujo basico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1">SE5.7.a</text:p>
          </table:table-cell>
          <table:table-cell table:style-name="Tabla13.A2" office:value-type="string">
            <text:p text:style-name="P18">El sistema verifica que se realizo abono a cuenta revolvente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1">SE5.7.a.1</text:p>
          </table:table-cell>
          <table:table-cell table:style-name="Tabla13.A2" office:value-type="string">
            <text:p text:style-name="P18">El sistema imprime el desglose del abono a cuenta revolvente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1">SE5.7.a.2</text:p>
          </table:table-cell>
          <table:table-cell table:style-name="Tabla13.A2" office:value-type="string">
            <text:p text:style-name="P18">El sistema identifica que el cliente no tenia abono vencido de cuenta revolvente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1">SE5.7.a.2.a</text:p>
          </table:table-cell>
          <table:table-cell table:style-name="Tabla13.A2" office:value-type="string">
            <text:p text:style-name="P18">El sistema identifica que el cliente tenia abono vencido de cuenta revolvente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1">SE5.7.a.2.a.1</text:p>
          </table:table-cell>
          <table:table-cell table:style-name="Tabla13.A2" office:value-type="string">
            <text:p text:style-name="P18">El sistema identifica que el cliente se puso al corriente con el vencido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1">SE5.7.a.2.a.1.a</text:p>
          </table:table-cell>
          <table:table-cell table:style-name="Tabla13.A2" office:value-type="string">
            <text:p text:style-name="P18">El sistema identifica que el cliente no se puso al corriente con el vencido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1">SE5.7.a.2.a.1.a.1</text:p>
          </table:table-cell>
          <table:table-cell table:style-name="Tabla13.A2" office:value-type="string">
            <text:p text:style-name="P18">El sistema imprime interes adicional primer mes de la cuenta revolvente como informativo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1">SE5.7.a.2.a.1.a.2</text:p>
          </table:table-cell>
          <table:table-cell table:style-name="Tabla13.A2" office:value-type="string">
            <text:p text:style-name="P18">El flujo continua en el paso 6 del flujo basico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1">S6</text:p>
          </table:table-cell>
          <table:table-cell table:style-name="Tabla13.A2" office:value-type="string">
            <text:p text:style-name="P18">El sistema imprime las leyendas( TOTALES, ENTREGO, SU CAMBIO ) en el recibo del abono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1">S7</text:p>
          </table:table-cell>
          <table:table-cell table:style-name="Tabla13.A2" office:value-type="string">
            <text:p text:style-name="P18">El sistema imprime la cantidad con la que pago el cliente, el total a pagar del abono del cliente y el cambio del cliente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1">S8</text:p>
          </table:table-cell>
          <table:table-cell table:style-name="Tabla13.A2" office:value-type="string">
            <text:p text:style-name="P18">El sistema imprime el numero y nombre del cliente en el recibo del abono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1">S9</text:p>
          </table:table-cell>
          <table:table-cell table:style-name="Tabla13.A2" office:value-type="string">
            <text:p text:style-name="P18">El sistema imprime la fecha actual, el numero de tienda, número de caja, número de recibo, el teléfono de la tienda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1">S10</text:p>
          </table:table-cell>
          <table:table-cell table:style-name="Tabla13.A2" office:value-type="string">
            <text:p text:style-name="P18">El sistema verifica si el sorteo esta activo. <text:s text:c="23"/></text:p>
            <text:p text:style-name="P18">9.a.- El sistema verificó que el sorteo si esta activo. <text:s text:c="23"/></text:p>
            <text:p text:style-name="P18">9.b.- El sistema verificó que el sorteo no esta activo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1">S11</text:p>
          </table:table-cell>
          <table:table-cell table:style-name="Tabla13.A2" office:value-type="string">
            <text:p text:style-name="P18">El sistema identifica si se generó un cupón de dinero electrónico <text:s/>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1">S12</text:p>
          </table:table-cell>
          <table:table-cell table:style-name="Tabla13.A2" office:value-type="string">
            <text:p text:style-name="P18">El sistema verifica si la tienda tiene estacionamiento. 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1">S13</text:p>
          </table:table-cell>
          <table:table-cell table:style-name="Tabla13.A2" office:value-type="string">
            <text:p text:style-name="P18">El sistema verifica si a la cuenta a imprimir se le capturó convenio. 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1">S14</text:p>
          </table:table-cell>
          <table:table-cell table:style-name="Tabla13.A2" office:value-type="string">
            <text:p text:style-name="P18">El sistema verifica que el sorteo instantaneo no esta activo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1">S15</text:p>
          </table:table-cell>
          <table:table-cell table:style-name="Tabla13.A2" office:value-type="string">
            <text:p text:style-name="P18">El sistema verifica en que área de la tienda se imprime el recibo <text:s text:c="23"/></text:p>
            <text:p text:style-name="P18"><text:soft-page-break/>14.a.- El sistema verifica que se encuentra en el área de ropa. <text:s text:c="23"/></text:p>
            <text:p text:style-name="P18">14.b.- El sistema verifica que se encuentra en el área de muebles. <text:s text:c="23"/></text:p>
            <text:p text:style-name="P18">14.c.- El sistema verifica que se encuentra en el área de cajas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1">S16</text:p>
          </table:table-cell>
          <table:table-cell table:style-name="Tabla13.A2" office:value-type="string">
            <text:p text:style-name="P18">El sistema graba la imagen del recibo de abono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1">S17</text:p>
          </table:table-cell>
          <table:table-cell table:style-name="Tabla13.A2" office:value-type="string">
            <text:p text:style-name="P18">El sistema determina si el cliente cumple con los datos requeridos y muestra el tipo de encuesta que se le aplicará al cliente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56">
          <table:table-cell table:style-name="Tabla13.A2" office:value-type="string">
            <text:p text:style-name="P31">S18</text:p>
          </table:table-cell>
          <table:table-cell table:style-name="Tabla13.A2" office:value-type="string">
            <text:p text:style-name="P18"><text:s/>El sistema verifica que no se capturo el pago de servicios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56">
          <table:table-cell table:style-name="Tabla13.A2" office:value-type="string">
            <text:p text:style-name="P31">S19</text:p>
          </table:table-cell>
          <table:table-cell table:style-name="Tabla13.A2" office:value-type="string">
            <text:p text:style-name="P18"><text:s/>El sistema manda llamar el caso de uso CU-0011-Invitacion Prestamo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56">
          <table:table-cell table:style-name="Tabla13.A2" office:value-type="string">
            <text:p text:style-name="P31">S20</text:p>
          </table:table-cell>
          <table:table-cell table:style-name="Tabla13.A2" office:value-type="string">
            <text:p text:style-name="P18">Fin de caso de uso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4">Estado el Caso de Prueba </text:p>
          </table:table-cell>
          <table:table-cell table:style-name="Tabla13.A2" office:value-type="string">
            <text:p text:style-name="P18">En preparación</text:p>
          </table:table-cell>
          <table:table-cell table:style-name="Tabla13.A2" office:value-type="string">
            <text:p text:style-name="P5"/>
          </table:table-cell>
          <table:table-cell table:style-name="Tabla13.D2" office:value-type="string">
            <text:p text:style-name="P6"/>
          </table:table-cell>
        </table:table-row>
      </table:table>
      <text:p text:style-name="Standard"/>
      <text:p text:style-name="Standard"/>
      <table:table table:name="Tabla46" table:style-name="Tabla46">
        <table:table-column table:style-name="Tabla46.A"/>
        <table:table-column table:style-name="Tabla46.B"/>
        <table:table-column table:style-name="Tabla46.C"/>
        <table:table-column table:style-name="Tabla46.D"/>
        <table:table-row table:style-name="Tabla46.1">
          <table:table-cell table:style-name="Tabla46.A1" office:value-type="string">
            <text:p text:style-name="P4">Juego de Prueba:</text:p>
          </table:table-cell>
          <table:table-cell table:style-name="Tabla46.B1" table:number-columns-spanned="3" office:value-type="string">
            <text:p text:style-name="P32">CP-0005-11</text:p>
          </table:table-cell>
          <table:covered-table-cell/>
          <table:covered-table-cell/>
        </table:table-row>
        <table:table-row table:style-name="Tabla46.1">
          <table:table-cell table:style-name="Tabla46.A2" office:value-type="string">
            <text:p text:style-name="P4">Paso</text:p>
          </table:table-cell>
          <table:table-cell table:style-name="Tabla46.A2" office:value-type="string">
            <text:p text:style-name="P4">Descripción</text:p>
          </table:table-cell>
          <table:table-cell table:style-name="Tabla46.A2" office:value-type="string">
            <text:p text:style-name="P4">Resultado</text:p>
          </table:table-cell>
          <table:table-cell table:style-name="Tabla46.D2" office:value-type="string">
            <text:p text:style-name="P4">ID Problema</text:p>
          </table:table-cell>
        </table:table-row>
        <table:table-row table:style-name="Tabla46.3">
          <table:table-cell table:style-name="Tabla46.A2" office:value-type="string">
            <text:p text:style-name="P31">S1</text:p>
          </table:table-cell>
          <table:table-cell table:style-name="Tabla46.A2" office:value-type="string">
            <text:p text:style-name="P18">El caso de uso inicia cuando el sistema requiere imprimir el recibo de abono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1">S2</text:p>
          </table:table-cell>
          <table:table-cell table:style-name="Tabla46.A2" office:value-type="string">
            <text:p text:style-name="P18">El sistema identifica si hay que imprimir la documentación del seguro de vida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1">S3</text:p>
          </table:table-cell>
          <table:table-cell table:style-name="Tabla46.A2" office:value-type="string">
            <text:p text:style-name="P18">El sistema verifica si la tienda esta trabajando como tienda local o si está accesando a una cartera regional o por ciudad. <text:s text:c="3"/>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1">S4</text:p>
          </table:table-cell>
          <table:table-cell table:style-name="Tabla46.A2" office:value-type="string">
            <text:p text:style-name="P18"><text:s/>El sistema valida que el tipo de impresora es matricial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1">S5</text:p>
          </table:table-cell>
          <table:table-cell table:style-name="Tabla46.A2" office:value-type="string">
            <text:p text:style-name="P18">El sistema identifica el mensaje a imprimir para el cliente del recibo de abono según sea su puntualidad y estado de las cuentas e imprime dicho mensaje. <text:s text:c="28"/>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1">SE.5.1</text:p>
          </table:table-cell>
          <table:table-cell table:style-name="Tabla46.A2" office:value-type="string">
            <text:p text:style-name="P18">El sistema verifica si se realizo abono a muebles. <text:s text:c="5"/>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1">SE.5.1.a</text:p>
          </table:table-cell>
          <table:table-cell table:style-name="Tabla46.A2" office:value-type="string">
            <text:p text:style-name="P18">El sistema identifica que se realizo un abono a muebles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1">SE.5.1.a.1</text:p>
          </table:table-cell>
          <table:table-cell table:style-name="Tabla46.A2" office:value-type="string">
            <text:p text:style-name="P18">El sistema imprime el desglose del abono a muebles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1">SE.5.1.a.2</text:p>
          </table:table-cell>
          <table:table-cell table:style-name="Tabla46.A2" office:value-type="string">
            <text:p text:style-name="P18">El sistema identifica que el cliente no tenia abono vencido de muebles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1">SE.5.1.a.2.a</text:p>
          </table:table-cell>
          <table:table-cell table:style-name="Tabla46.A2" office:value-type="string">
            <text:p text:style-name="P18">El sistema identifica que el cliente tenia abono vencido de muebles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1">SE.5.1.a.2.a.1</text:p>
          </table:table-cell>
          <table:table-cell table:style-name="Tabla46.A2" office:value-type="string">
            <text:p text:style-name="P18">El sistema identifica que el cliente se puso al corriente con el vencido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1">SE.5.1.a.2.a.2</text:p>
          </table:table-cell>
          <table:table-cell table:style-name="Tabla46.A2" office:value-type="string">
            <text:p text:style-name="P18">El sistema imprime interés adicional primer mes de la cuenta de muebles como bonificacion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ext:soft-page-break/>
        <table:table-row table:style-name="Tabla46.3">
          <table:table-cell table:style-name="Tabla46.A2" office:value-type="string">
            <text:p text:style-name="P31">SE.5.1.a.2.a.3</text:p>
          </table:table-cell>
          <table:table-cell table:style-name="Tabla46.A2" office:value-type="string">
            <text:p text:style-name="P18">El flujo continua en el paso 4.2 del flujo alternativo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1">SE.5.2</text:p>
          </table:table-cell>
          <table:table-cell table:style-name="Tabla46.A2" office:value-type="string">
            <text:p text:style-name="P18">El sistema verifica si se realizo abono a ropa. <text:s text:c="12"/>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1">SE.5.2.a</text:p>
          </table:table-cell>
          <table:table-cell table:style-name="Tabla46.A2" office:value-type="string">
            <text:p text:style-name="P18">El sistema identifica que se realizo un abono a ropa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1">SE.5.2.a.1</text:p>
          </table:table-cell>
          <table:table-cell table:style-name="Tabla46.A2" office:value-type="string">
            <text:p text:style-name="P18">El sistema imprime el desglose del abono a ropa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1">SE.5.2.a.2</text:p>
          </table:table-cell>
          <table:table-cell table:style-name="Tabla46.A2" office:value-type="string">
            <text:p text:style-name="P18">El sistema identifica que el cliente no tenia abono vencido de ropa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1">SE.5.2.a.2.a</text:p>
          </table:table-cell>
          <table:table-cell table:style-name="Tabla46.A2" office:value-type="string">
            <text:p text:style-name="P18">El sistema identifica que el cliente tenia abono vencido de ropa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1">SE.5.2.a.2.a.1</text:p>
          </table:table-cell>
          <table:table-cell table:style-name="Tabla46.A2" office:value-type="string">
            <text:p text:style-name="P18">El sistema identifica que el cliente se puso al corriente con el vencido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1">SE.5.2.a.2.a.2</text:p>
          </table:table-cell>
          <table:table-cell table:style-name="Tabla46.A2" office:value-type="string">
            <text:p text:style-name="P18">El sistema imprime interes adicional primer mes de la cuenta de ropa como bonificacion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1">SE.5.2.a.2.a.3</text:p>
          </table:table-cell>
          <table:table-cell table:style-name="Tabla46.A2" office:value-type="string">
            <text:p text:style-name="P18">El flujo continua en el paso 4.3 del flujo alternativo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1">SE.5.3</text:p>
          </table:table-cell>
          <table:table-cell table:style-name="Tabla46.A2" office:value-type="string">
            <text:p text:style-name="P18">El sistema verifica si se realizo abono a préstamo. <text:s text:c="7"/>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1">SE.5.3.b</text:p>
          </table:table-cell>
          <table:table-cell table:style-name="Tabla46.A2" office:value-type="string">
            <text:p text:style-name="P18">El sistema identifica que no se realizo abono a préstamo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1">SE.5.3.b.1</text:p>
          </table:table-cell>
          <table:table-cell table:style-name="Tabla46.A2" office:value-type="string">
            <text:p text:style-name="P18">El flujo continua en el paso 4.4 del flujo básico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1">SE.5.4</text:p>
          </table:table-cell>
          <table:table-cell table:style-name="Tabla46.A2" office:value-type="string">
            <text:p text:style-name="P18">El sistema verifica si se realizo abono a deuda Bancoppel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1">SE.5.4.b</text:p>
          </table:table-cell>
          <table:table-cell table:style-name="Tabla46.A2" office:value-type="string">
            <text:p text:style-name="P18">El sistema identifica que no se realizo abono a deuda Bancoppel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1">SE.5.4.b.1</text:p>
          </table:table-cell>
          <table:table-cell table:style-name="Tabla46.A2" office:value-type="string">
            <text:p text:style-name="P18">El flujo continua en el paso 4.5 del flujo básico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1">SE.5.5</text:p>
          </table:table-cell>
          <table:table-cell table:style-name="Tabla46.A2" office:value-type="string">
            <text:p text:style-name="P18">El sistema verifica si se realizo abono a Crédito y Casa. <text:s text:c="7"/>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1">SE.5.5.b</text:p>
          </table:table-cell>
          <table:table-cell table:style-name="Tabla46.A2" office:value-type="string">
            <text:p text:style-name="P18">El sistema identifica que no se realizo abono a Crédito y Casa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1">SE.5.5.b.1</text:p>
          </table:table-cell>
          <table:table-cell table:style-name="Tabla46.A2" office:value-type="string">
            <text:p text:style-name="P18">El flujo continua en el paso 4.6 del flujo básico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1">SE.5.6</text:p>
          </table:table-cell>
          <table:table-cell table:style-name="Tabla46.A2" office:value-type="string">
            <text:p text:style-name="P18">El sistema verifica si se realizo abono a Tiempo Aire. <text:s text:c="6"/>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1">SE.5.6.b</text:p>
          </table:table-cell>
          <table:table-cell table:style-name="Tabla46.A2" office:value-type="string">
            <text:p text:style-name="P18">El sistema identifica que no se realizo abono a Tiempo Aire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1">SE.5.6.b.1</text:p>
          </table:table-cell>
          <table:table-cell table:style-name="Tabla46.A2" office:value-type="string">
            <text:p text:style-name="P18">El flujo continua en el paso 5.7.a del flujo basico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1">SE5.7.a</text:p>
          </table:table-cell>
          <table:table-cell table:style-name="Tabla46.A2" office:value-type="string">
            <text:p text:style-name="P18">El sistema verifica que se realizo abono a cuenta revolvente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1">SE5.7.a.1</text:p>
          </table:table-cell>
          <table:table-cell table:style-name="Tabla46.A2" office:value-type="string">
            <text:p text:style-name="P18">El sistema imprime el desglose del abono a cuenta revolvente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1">SE5.7.a.2</text:p>
          </table:table-cell>
          <table:table-cell table:style-name="Tabla46.A2" office:value-type="string">
            <text:p text:style-name="P18">El sistema identifica que el cliente no tenia abono vencido de cuenta revolvente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1">SE5.7.a.2.a</text:p>
          </table:table-cell>
          <table:table-cell table:style-name="Tabla46.A2" office:value-type="string">
            <text:p text:style-name="P18">El sistema identifica que el cliente tenia abono vencido de cuenta revolvente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1">SE5.7.a.2.a.1</text:p>
          </table:table-cell>
          <table:table-cell table:style-name="Tabla46.A2" office:value-type="string">
            <text:p text:style-name="P18">El sistema identifica que el cliente se puso al corriente con el vencido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ext:soft-page-break/>
        <table:table-row table:style-name="Tabla46.3">
          <table:table-cell table:style-name="Tabla46.A2" office:value-type="string">
            <text:p text:style-name="P31">SE5.7.a.2.a.2</text:p>
          </table:table-cell>
          <table:table-cell table:style-name="Tabla46.A2" office:value-type="string">
            <text:p text:style-name="P18">El sistema imprime interes adicional primer mes de la cuenta revolvente como bonificacion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1">SE5.7.a.2.a.3</text:p>
          </table:table-cell>
          <table:table-cell table:style-name="Tabla46.A2" office:value-type="string">
            <text:p text:style-name="P18">El flujo continua en el paso 6 del flujo basico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1">S6</text:p>
          </table:table-cell>
          <table:table-cell table:style-name="Tabla46.A2" office:value-type="string">
            <text:p text:style-name="P18">El sistema imprime las leyendas( TOTALES, ENTREGO, SU CAMBIO ) en el recibo del abono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1">S7</text:p>
          </table:table-cell>
          <table:table-cell table:style-name="Tabla46.A2" office:value-type="string">
            <text:p text:style-name="P18">El sistema imprime la cantidad con la que pago el cliente, el total a pagar del abono del cliente y el cambio del cliente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1">S8</text:p>
          </table:table-cell>
          <table:table-cell table:style-name="Tabla46.A2" office:value-type="string">
            <text:p text:style-name="P18">El sistema imprime el numero y nombre del cliente en el recibo del abono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1">S9</text:p>
          </table:table-cell>
          <table:table-cell table:style-name="Tabla46.A2" office:value-type="string">
            <text:p text:style-name="P18">El sistema imprime la fecha actual, el numero de tienda, número de caja, número de recibo, el teléfono de la tienda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1">S10</text:p>
          </table:table-cell>
          <table:table-cell table:style-name="Tabla46.A2" office:value-type="string">
            <text:p text:style-name="P18">El sistema verifica si el sorteo esta activo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1">S11</text:p>
          </table:table-cell>
          <table:table-cell table:style-name="Tabla46.A2" office:value-type="string">
            <text:p text:style-name="P18">El sistema identifica si se generó un cupón de dinero electrónico <text:s text:c="3"/>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1">S12</text:p>
          </table:table-cell>
          <table:table-cell table:style-name="Tabla46.A2" office:value-type="string">
            <text:p text:style-name="P18">El sistema verifica si la tienda tiene estacionamiento. <text:s/>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1">S13</text:p>
          </table:table-cell>
          <table:table-cell table:style-name="Tabla46.A2" office:value-type="string">
            <text:p text:style-name="P18">El sistema verifica si a la cuenta a imprimir se le capturó convenio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1">S14</text:p>
          </table:table-cell>
          <table:table-cell table:style-name="Tabla46.A2" office:value-type="string">
            <text:p text:style-name="P18">El sistema verifica que el sorteo instantáneo no esta activo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1">S15</text:p>
          </table:table-cell>
          <table:table-cell table:style-name="Tabla46.A2" office:value-type="string">
            <text:p text:style-name="P18">El sistema verifica en que área de la tienda se imprime el recibo <text:s text:c="3"/>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1">S16</text:p>
          </table:table-cell>
          <table:table-cell table:style-name="Tabla46.A2" office:value-type="string">
            <text:p text:style-name="P18">El sistema graba la imagen del recibo de abono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1">S17</text:p>
          </table:table-cell>
          <table:table-cell table:style-name="Tabla46.A2" office:value-type="string">
            <text:p text:style-name="P18">El sistema determina si el cliente cumple con los datos requeridos y muestra el tipo de encuesta que se le aplicará al cliente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55">
          <table:table-cell table:style-name="Tabla46.A2" office:value-type="string">
            <text:p text:style-name="P31">S18</text:p>
          </table:table-cell>
          <table:table-cell table:style-name="Tabla46.A2" office:value-type="string">
            <text:p text:style-name="P18"><text:s/>El sistema verifica que no se capturo el pago de servicios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55">
          <table:table-cell table:style-name="Tabla46.A2" office:value-type="string">
            <text:p text:style-name="P31">S19</text:p>
          </table:table-cell>
          <table:table-cell table:style-name="Tabla46.A2" office:value-type="string">
            <text:p text:style-name="P18"><text:s/>El sistema manda llamar el caso de uso CU-0011-Invitacion Prestamo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55">
          <table:table-cell table:style-name="Tabla46.A2" office:value-type="string">
            <text:p text:style-name="P31">S20</text:p>
          </table:table-cell>
          <table:table-cell table:style-name="Tabla46.A2" office:value-type="string">
            <text:p text:style-name="P18">Fin de caso de uso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4">Estado el Caso de Prueba </text:p>
          </table:table-cell>
          <table:table-cell table:style-name="Tabla46.A2" office:value-type="string">
            <text:p text:style-name="P18">En preparación</text:p>
          </table:table-cell>
          <table:table-cell table:style-name="Tabla46.A2" office:value-type="string">
            <text:p text:style-name="P5"/>
          </table:table-cell>
          <table:table-cell table:style-name="Tabla46.D2" office:value-type="string">
            <text:p text:style-name="P6"/>
          </table:table-cell>
        </table:table-row>
      </table:table>
      <text:p text:style-name="Standard"/>
      <text:p text:style-name="Standard"/>
      <table:table table:name="Tabla47" table:style-name="Tabla47">
        <table:table-column table:style-name="Tabla47.A"/>
        <table:table-column table:style-name="Tabla47.B"/>
        <table:table-column table:style-name="Tabla47.C"/>
        <table:table-column table:style-name="Tabla47.D"/>
        <table:table-row table:style-name="Tabla47.1">
          <table:table-cell table:style-name="Tabla47.A1" office:value-type="string">
            <text:p text:style-name="P4">Juego de Prueba:</text:p>
          </table:table-cell>
          <table:table-cell table:style-name="Tabla47.B1" table:number-columns-spanned="3" office:value-type="string">
            <text:p text:style-name="P32">CP-0005-12</text:p>
          </table:table-cell>
          <table:covered-table-cell/>
          <table:covered-table-cell/>
        </table:table-row>
        <table:table-row table:style-name="Tabla47.1">
          <table:table-cell table:style-name="Tabla47.A2" office:value-type="string">
            <text:p text:style-name="P4">Paso</text:p>
          </table:table-cell>
          <table:table-cell table:style-name="Tabla47.A2" office:value-type="string">
            <text:p text:style-name="P4">Descripción</text:p>
          </table:table-cell>
          <table:table-cell table:style-name="Tabla47.A2" office:value-type="string">
            <text:p text:style-name="P4">Resultado</text:p>
          </table:table-cell>
          <table:table-cell table:style-name="Tabla47.D2" office:value-type="string">
            <text:p text:style-name="P4">ID Problema</text:p>
          </table:table-cell>
        </table:table-row>
        <table:table-row table:style-name="Tabla47.3">
          <table:table-cell table:style-name="Tabla47.A2" office:value-type="string">
            <text:p text:style-name="P31">S1</text:p>
          </table:table-cell>
          <table:table-cell table:style-name="Tabla47.A2" office:value-type="string">
            <text:p text:style-name="P18">El caso de uso inicia cuando el sistema requiere imprimir el recibo de abono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1">S2</text:p>
          </table:table-cell>
          <table:table-cell table:style-name="Tabla47.A2" office:value-type="string">
            <text:p text:style-name="P18">El sistema identifica si hay que imprimir la documentación del seguro de vida. <text:s text:c="2"/>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1">S3</text:p>
          </table:table-cell>
          <table:table-cell table:style-name="Tabla47.A2" office:value-type="string">
            <text:p text:style-name="P18">El sistema verifica si la tienda esta trabajando como tienda local o si está accesando a una cartera regional o por ciudad. <text:s text:c="3"/>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1">S4</text:p>
          </table:table-cell>
          <table:table-cell table:style-name="Tabla47.A2" office:value-type="string">
            <text:p text:style-name="P18"><text:s/>El sistema valida que el tipo de impresora es <text:soft-page-break/>matricial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1">S5</text:p>
          </table:table-cell>
          <table:table-cell table:style-name="Tabla47.A2" office:value-type="string">
            <text:p text:style-name="P18">El sistema identifica el mensaje a imprimir para el cliente del recibo de abono según sea su puntualidad y estado de las cuentas e imprime dicho mensaje. <text:s text:c="28"/>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1">SE.5.1</text:p>
          </table:table-cell>
          <table:table-cell table:style-name="Tabla47.A2" office:value-type="string">
            <text:p text:style-name="P18">El sistema verifica si se realizo abono a muebles. <text:s text:c="5"/>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1">SE.5.1.a</text:p>
          </table:table-cell>
          <table:table-cell table:style-name="Tabla47.A2" office:value-type="string">
            <text:p text:style-name="P18">El sistema identifica que se realizo un abono a muebles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1">SE.5.1.a.1</text:p>
          </table:table-cell>
          <table:table-cell table:style-name="Tabla47.A2" office:value-type="string">
            <text:p text:style-name="P18">El sistema imprime el desglose del abono a muebles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1">SE.5.1.a.2</text:p>
          </table:table-cell>
          <table:table-cell table:style-name="Tabla47.A2" office:value-type="string">
            <text:p text:style-name="P18">El sistema identifica que el cliente no tenia abono vencido de muebles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1">SE.5.1.a.2.a</text:p>
          </table:table-cell>
          <table:table-cell table:style-name="Tabla47.A2" office:value-type="string">
            <text:p text:style-name="P18">El sistema identifica que el cliente tenia abono vencido de muebles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1">SE.5.1.a.2.a.1</text:p>
          </table:table-cell>
          <table:table-cell table:style-name="Tabla47.A2" office:value-type="string">
            <text:p text:style-name="P18">El sistema identifica que el cliente se puso al corriente con el vencido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1">SE.5.1.a.2.a.2</text:p>
          </table:table-cell>
          <table:table-cell table:style-name="Tabla47.A2" office:value-type="string">
            <text:p text:style-name="P18">El sistema imprime interés adicional primer mes de la cuenta de muebles como bonificacion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1">SE.5.1.a.2.a.3</text:p>
          </table:table-cell>
          <table:table-cell table:style-name="Tabla47.A2" office:value-type="string">
            <text:p text:style-name="P18">El flujo continua en el paso 4.2 del flujo alternativo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1">SE.5.2</text:p>
          </table:table-cell>
          <table:table-cell table:style-name="Tabla47.A2" office:value-type="string">
            <text:p text:style-name="P18">El sistema verifica si se realizo abono a ropa. <text:s text:c="12"/>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1">SE.5.2.a</text:p>
          </table:table-cell>
          <table:table-cell table:style-name="Tabla47.A2" office:value-type="string">
            <text:p text:style-name="P18">El sistema identifica que se realizo un abono a ropa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1">SE.5.2.a.1</text:p>
          </table:table-cell>
          <table:table-cell table:style-name="Tabla47.A2" office:value-type="string">
            <text:p text:style-name="P18">El sistema imprime el desglose del abono a ropa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1">SE.5.2.a.2</text:p>
          </table:table-cell>
          <table:table-cell table:style-name="Tabla47.A2" office:value-type="string">
            <text:p text:style-name="P18">El sistema identifica que el cliente no tenia abono vencido de ropa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1">SE.5.2.a.2.a</text:p>
          </table:table-cell>
          <table:table-cell table:style-name="Tabla47.A2" office:value-type="string">
            <text:p text:style-name="P18">El sistema identifica que el cliente tenia abono vencido de ropa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1">SE.5.2.a.2.a.1</text:p>
          </table:table-cell>
          <table:table-cell table:style-name="Tabla47.A2" office:value-type="string">
            <text:p text:style-name="P18">El sistema identifica que el cliente se puso al corriente con el vencido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1">SE.5.2.a.2.a.2</text:p>
          </table:table-cell>
          <table:table-cell table:style-name="Tabla47.A2" office:value-type="string">
            <text:p text:style-name="P18">El sistema imprime interes adicional primer mes de la cuenta de ropa como bonificacion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1">SE.5.2.a.2.a.3</text:p>
          </table:table-cell>
          <table:table-cell table:style-name="Tabla47.A2" office:value-type="string">
            <text:p text:style-name="P18">El flujo continua en el paso 4.3 del flujo alternativo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1">SE.5.3</text:p>
          </table:table-cell>
          <table:table-cell table:style-name="Tabla47.A2" office:value-type="string">
            <text:p text:style-name="P18">El sistema verifica si se realizo abono a préstamo. <text:s text:c="7"/>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1">SE.5.3.b</text:p>
          </table:table-cell>
          <table:table-cell table:style-name="Tabla47.A2" office:value-type="string">
            <text:p text:style-name="P18">El sistema identifica que no se realizo abono a préstamo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1">SE.5.3.b.1</text:p>
          </table:table-cell>
          <table:table-cell table:style-name="Tabla47.A2" office:value-type="string">
            <text:p text:style-name="P18">El flujo continua en el paso 4.4 del flujo básico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1">SE.5.4</text:p>
          </table:table-cell>
          <table:table-cell table:style-name="Tabla47.A2" office:value-type="string">
            <text:p text:style-name="P18">El sistema verifica si se realizo abono a deuda Bancoppel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1">SE.5.4.b</text:p>
          </table:table-cell>
          <table:table-cell table:style-name="Tabla47.A2" office:value-type="string">
            <text:p text:style-name="P18">El sistema identifica que no se realizo abono a deuda Bancoppel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1">SE.5.4.b.1</text:p>
          </table:table-cell>
          <table:table-cell table:style-name="Tabla47.A2" office:value-type="string">
            <text:p text:style-name="P18">El flujo continua en el paso 4.5 del flujo básico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1">SE.5.5</text:p>
          </table:table-cell>
          <table:table-cell table:style-name="Tabla47.A2" office:value-type="string">
            <text:p text:style-name="P18">El sistema verifica si se realizo abono a Crédito y Casa. <text:s text:c="7"/>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ext:soft-page-break/>
        <table:table-row table:style-name="Tabla47.3">
          <table:table-cell table:style-name="Tabla47.A2" office:value-type="string">
            <text:p text:style-name="P31">SE.5.5.b</text:p>
          </table:table-cell>
          <table:table-cell table:style-name="Tabla47.A2" office:value-type="string">
            <text:p text:style-name="P18">El sistema identifica que no se realizo abono a Crédito y Casa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1">SE.5.5.b.1</text:p>
          </table:table-cell>
          <table:table-cell table:style-name="Tabla47.A2" office:value-type="string">
            <text:p text:style-name="P18">El flujo continua en el paso 4.6 del flujo básico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1">SE.5.6</text:p>
          </table:table-cell>
          <table:table-cell table:style-name="Tabla47.A2" office:value-type="string">
            <text:p text:style-name="P18">El sistema verifica si se realizo abono a Tiempo Aire. <text:s text:c="6"/>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1">SE.5.6.b</text:p>
          </table:table-cell>
          <table:table-cell table:style-name="Tabla47.A2" office:value-type="string">
            <text:p text:style-name="P18">El sistema identifica que no se realizo abono a Tiempo Aire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1">SE.5.6.b.1</text:p>
          </table:table-cell>
          <table:table-cell table:style-name="Tabla47.A2" office:value-type="string">
            <text:p text:style-name="P18">El flujo continua en el paso 5.7.a del flujo basico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1">SE5.7.a</text:p>
          </table:table-cell>
          <table:table-cell table:style-name="Tabla47.A2" office:value-type="string">
            <text:p text:style-name="P18">El sistema verifica que se realizo abono a cuenta revolvente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1">SE5.7.a.1</text:p>
          </table:table-cell>
          <table:table-cell table:style-name="Tabla47.A2" office:value-type="string">
            <text:p text:style-name="P18">El sistema imprime el desglose del abono a cuenta revolvente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1">SE5.7.a.2</text:p>
          </table:table-cell>
          <table:table-cell table:style-name="Tabla47.A2" office:value-type="string">
            <text:p text:style-name="P18">El sistema identifica que el cliente no tenia abono vencido de cuenta revolvente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1">SE5.7.a.2</text:p>
          </table:table-cell>
          <table:table-cell table:style-name="Tabla47.A2" office:value-type="string">
            <text:p text:style-name="P18">El flujo continua en el paso 6 del flujo basico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1">S6</text:p>
          </table:table-cell>
          <table:table-cell table:style-name="Tabla47.A2" office:value-type="string">
            <text:p text:style-name="P18">El sistema imprime las leyendas( TOTALES, ENTREGO, SU CAMBIO ) en el recibo del abono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1">S7</text:p>
          </table:table-cell>
          <table:table-cell table:style-name="Tabla47.A2" office:value-type="string">
            <text:p text:style-name="P18">El sistema imprime la cantidad con la que pago el cliente, el total a pagar del abono del cliente y el cambio del cliente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1">S8</text:p>
          </table:table-cell>
          <table:table-cell table:style-name="Tabla47.A2" office:value-type="string">
            <text:p text:style-name="P18">El sistema imprime el numero y nombre del cliente en el recibo del abono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1">S9</text:p>
          </table:table-cell>
          <table:table-cell table:style-name="Tabla47.A2" office:value-type="string">
            <text:p text:style-name="P18">El sistema imprime la fecha actual, el numero de tienda, número de caja, número de recibo, el teléfono de la tienda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1">S10</text:p>
          </table:table-cell>
          <table:table-cell table:style-name="Tabla47.A2" office:value-type="string">
            <text:p text:style-name="P18">El sistema verifica si el sorteo esta activo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1">S11</text:p>
          </table:table-cell>
          <table:table-cell table:style-name="Tabla47.A2" office:value-type="string">
            <text:p text:style-name="P18">El sistema identifica si se generó un cupón de dinero electrónico <text:s text:c="9"/>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1">S12</text:p>
          </table:table-cell>
          <table:table-cell table:style-name="Tabla47.A2" office:value-type="string">
            <text:p text:style-name="P18">El sistema verifica si la tienda tiene estacionamiento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1">S13</text:p>
          </table:table-cell>
          <table:table-cell table:style-name="Tabla47.A2" office:value-type="string">
            <text:p text:style-name="P18">El sistema verifica si a la cuenta a imprimir se le capturó convenio. <text:s text:c="7"/>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1">S14</text:p>
          </table:table-cell>
          <table:table-cell table:style-name="Tabla47.A2" office:value-type="string">
            <text:p text:style-name="P18">El sistema verifica que el sorteo instantáneo no esta activo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1">S15</text:p>
          </table:table-cell>
          <table:table-cell table:style-name="Tabla47.A2" office:value-type="string">
            <text:p text:style-name="P18">El sistema verifica en que área de la tienda se imprime el recibo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1">S16</text:p>
          </table:table-cell>
          <table:table-cell table:style-name="Tabla47.A2" office:value-type="string">
            <text:p text:style-name="P18">El sistema graba la imagen del recibo de abono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1">S17</text:p>
          </table:table-cell>
          <table:table-cell table:style-name="Tabla47.A2" office:value-type="string">
            <text:p text:style-name="P18">El sistema determina si el cliente cumple con los datos requeridos y muestra el tipo de encuesta que se le aplicará al cliente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52">
          <table:table-cell table:style-name="Tabla47.A2" office:value-type="string">
            <text:p text:style-name="P31">S18</text:p>
          </table:table-cell>
          <table:table-cell table:style-name="Tabla47.A2" office:value-type="string">
            <text:p text:style-name="P18"><text:s/>El sistema verifica que no se capturo el pago de servicios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52">
          <table:table-cell table:style-name="Tabla47.A2" office:value-type="string">
            <text:p text:style-name="P31">S19</text:p>
          </table:table-cell>
          <table:table-cell table:style-name="Tabla47.A2" office:value-type="string">
            <text:p text:style-name="P18"><text:s/>El sistema manda llamar el caso de uso CU-0011-Invitacion Prestamo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52">
          <table:table-cell table:style-name="Tabla47.A2" office:value-type="string">
            <text:p text:style-name="P31">S20</text:p>
          </table:table-cell>
          <table:table-cell table:style-name="Tabla47.A2" office:value-type="string">
            <text:p text:style-name="P18">Fin de caso de uso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ext:soft-page-break/>
        <table:table-row table:style-name="Tabla47.3">
          <table:table-cell table:style-name="Tabla47.A2" office:value-type="string">
            <text:p text:style-name="P4">Estado el Caso de Prueba </text:p>
          </table:table-cell>
          <table:table-cell table:style-name="Tabla47.A2" office:value-type="string">
            <text:p text:style-name="P18">En preparación</text:p>
          </table:table-cell>
          <table:table-cell table:style-name="Tabla47.A2" office:value-type="string">
            <text:p text:style-name="P5"/>
          </table:table-cell>
          <table:table-cell table:style-name="Tabla47.D2" office:value-type="string">
            <text:p text:style-name="P6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row table:style-name="Tabla14.1">
          <table:table-cell table:style-name="Tabla14.A1" office:value-type="string">
            <text:p text:style-name="P4">Juego de Prueba:</text:p>
          </table:table-cell>
          <table:table-cell table:style-name="Tabla14.B1" table:number-columns-spanned="3" office:value-type="string">
            <text:p text:style-name="P32">CP-0005-13</text:p>
          </table:table-cell>
          <table:covered-table-cell/>
          <table:covered-table-cell/>
        </table:table-row>
        <table:table-row table:style-name="Tabla14.1">
          <table:table-cell table:style-name="Tabla14.A2" office:value-type="string">
            <text:p text:style-name="P4">Paso</text:p>
          </table:table-cell>
          <table:table-cell table:style-name="Tabla14.A2" office:value-type="string">
            <text:p text:style-name="P4">Descripción</text:p>
          </table:table-cell>
          <table:table-cell table:style-name="Tabla14.A2" office:value-type="string">
            <text:p text:style-name="P4">Resultado</text:p>
          </table:table-cell>
          <table:table-cell table:style-name="Tabla14.D2" office:value-type="string">
            <text:p text:style-name="P4">ID Problema</text:p>
          </table:table-cell>
        </table:table-row>
        <table:table-row table:style-name="Tabla14.3">
          <table:table-cell table:style-name="Tabla14.A2" office:value-type="string">
            <text:p text:style-name="P31">S1</text:p>
          </table:table-cell>
          <table:table-cell table:style-name="Tabla14.A2" office:value-type="string">
            <text:p text:style-name="P18">El caso de uso inicia cuando el sistema requiere imprimir el recibo de abono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1">S2</text:p>
          </table:table-cell>
          <table:table-cell table:style-name="Tabla14.A2" office:value-type="string">
            <text:p text:style-name="P18">El sistema identifica si hay que imprimir la documentación del seguro de vida. <text:s text:c="3"/>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1">S3</text:p>
          </table:table-cell>
          <table:table-cell table:style-name="Tabla14.A2" office:value-type="string">
            <text:p text:style-name="P18">El sistema verifica si la tienda esta trabajando como tienda local o si está accesando a una cartera regional o por ciudad. <text:s text:c="8"/>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1">S4</text:p>
          </table:table-cell>
          <table:table-cell table:style-name="Tabla14.A2" office:value-type="string">
            <text:p text:style-name="P18"><text:s/>El sistema valida que el tipo de impresora es matricial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1">S5</text:p>
          </table:table-cell>
          <table:table-cell table:style-name="Tabla14.A2" office:value-type="string">
            <text:p text:style-name="P18">El sistema identifica el mensaje a imprimir para el cliente del recibo de abono según sea su puntualidad y estado de las cuentas e imprime dicho mensaje. <text:s text:c="22"/>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1">SE.5.1</text:p>
          </table:table-cell>
          <table:table-cell table:style-name="Tabla14.A2" office:value-type="string">
            <text:p text:style-name="P18">El sistema verifica si se realizo abono a muebles. <text:s text:c="5"/>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1">SE.5.1.a</text:p>
          </table:table-cell>
          <table:table-cell table:style-name="Tabla14.A2" office:value-type="string">
            <text:p text:style-name="P18">El sistema identifica que se realizo un abono a muebles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1">SE.5.1.a.1</text:p>
          </table:table-cell>
          <table:table-cell table:style-name="Tabla14.A2" office:value-type="string">
            <text:p text:style-name="P18">El sistema imprime el desglose del abono a muebles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1">SE.5.1.a.2</text:p>
          </table:table-cell>
          <table:table-cell table:style-name="Tabla14.A2" office:value-type="string">
            <text:p text:style-name="P18">El sistema identifica que el cliente no tenia abono vencido de muebles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1">SE.5.1.a.3</text:p>
          </table:table-cell>
          <table:table-cell table:style-name="Tabla14.A2" office:value-type="string">
            <text:p text:style-name="P18">El flujo continua en el paso 4.2 del flujo básico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1">SE.5.2</text:p>
          </table:table-cell>
          <table:table-cell table:style-name="Tabla14.A2" office:value-type="string">
            <text:p text:style-name="P18">El sistema verifica si se realizo abono a ropa. <text:s text:c="12"/>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1">SE.5.2.a</text:p>
          </table:table-cell>
          <table:table-cell table:style-name="Tabla14.A2" office:value-type="string">
            <text:p text:style-name="P18">El sistema identifica que se realizo un abono a ropa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1">SE.5.2.a.1</text:p>
          </table:table-cell>
          <table:table-cell table:style-name="Tabla14.A2" office:value-type="string">
            <text:p text:style-name="P18">El sistema imprime el desglose del abono a ropa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1">SE.5.2.a.2</text:p>
          </table:table-cell>
          <table:table-cell table:style-name="Tabla14.A2" office:value-type="string">
            <text:p text:style-name="P18">El sistema identifica que el cliente no tenia abono vencido de ropa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1">SE.5.2.a.3</text:p>
          </table:table-cell>
          <table:table-cell table:style-name="Tabla14.A2" office:value-type="string">
            <text:p text:style-name="P18">El flujo continua en el paso 4.3 del flujo básico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1">SE.5.3</text:p>
          </table:table-cell>
          <table:table-cell table:style-name="Tabla14.A2" office:value-type="string">
            <text:p text:style-name="P18">El sistema verifica si se realizo abono a préstamo. 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1">SE.5.3.a</text:p>
          </table:table-cell>
          <table:table-cell table:style-name="Tabla14.A2" office:value-type="string">
            <text:p text:style-name="P18">El sistema identifica que se realizo un abono a préstamo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1">SE.5.3.a.1</text:p>
          </table:table-cell>
          <table:table-cell table:style-name="Tabla14.A2" office:value-type="string">
            <text:p text:style-name="P18">El sistema imprime el desglose del abono a préstamo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1">SE.5.3.a.2</text:p>
          </table:table-cell>
          <table:table-cell table:style-name="Tabla14.A2" office:value-type="string">
            <text:p text:style-name="P18">El flujo continua en el paso 4.4 del flujo básico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1">SE.5.4</text:p>
          </table:table-cell>
          <table:table-cell table:style-name="Tabla14.A2" office:value-type="string">
            <text:p text:style-name="P18">El sistema verifica si se realizo abono a deuda Bancoppel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1">SE.5.4.a</text:p>
          </table:table-cell>
          <table:table-cell table:style-name="Tabla14.A2" office:value-type="string">
            <text:p text:style-name="P18">El sistema identifica que se realizo un abono a deuda Bancoppel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ext:soft-page-break/>
        <table:table-row table:style-name="Tabla14.3">
          <table:table-cell table:style-name="Tabla14.A2" office:value-type="string">
            <text:p text:style-name="P31">SE.5.4.a.1</text:p>
          </table:table-cell>
          <table:table-cell table:style-name="Tabla14.A2" office:value-type="string">
            <text:p text:style-name="P18">El sistema imprime el desglose del abono a deuda Bancoppel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1">SE.5.4.a.2</text:p>
          </table:table-cell>
          <table:table-cell table:style-name="Tabla14.A2" office:value-type="string">
            <text:p text:style-name="P18">El flujo continua en el paso 4.5 del flujo básico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1">SE.5.5</text:p>
          </table:table-cell>
          <table:table-cell table:style-name="Tabla14.A2" office:value-type="string">
            <text:p text:style-name="P18">El sistema verifica si se realizo abono a Crédito y Casa. <text:s/>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1">SE.5.5.a</text:p>
          </table:table-cell>
          <table:table-cell table:style-name="Tabla14.A2" office:value-type="string">
            <text:p text:style-name="P18">El sistema identifica que se realizo un abono a Crédito y Casa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1">SE.5.5.a.1</text:p>
          </table:table-cell>
          <table:table-cell table:style-name="Tabla14.A2" office:value-type="string">
            <text:p text:style-name="P18">El sistema imprime el desglose del abono a Crédito y Casa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1">SE.5.5.a.2</text:p>
          </table:table-cell>
          <table:table-cell table:style-name="Tabla14.A2" office:value-type="string">
            <text:p text:style-name="P18">El flujo continua en el paso 4.6 del flujo básico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1">SE.5.6</text:p>
          </table:table-cell>
          <table:table-cell table:style-name="Tabla14.A2" office:value-type="string">
            <text:p text:style-name="P18">El sistema verifica si se realizo abono a Tiempo Aire. <text:s text:c="4"/>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1">SE.5.6.a</text:p>
          </table:table-cell>
          <table:table-cell table:style-name="Tabla14.A2" office:value-type="string">
            <text:p text:style-name="P18">El sistema identifica que se realizo un abono a Tiempo Aire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1">SE.5.6.a.1</text:p>
          </table:table-cell>
          <table:table-cell table:style-name="Tabla14.A2" office:value-type="string">
            <text:p text:style-name="P18">El sistema imprime el desglose del abono a Crédito y Casa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1">SE.5.6.a.2</text:p>
          </table:table-cell>
          <table:table-cell table:style-name="Tabla14.A2" office:value-type="string">
            <text:p text:style-name="P18">El flujo continua en el paso 5 del flujo básico. El flujo continua en el paso 5.7.a del flujo basico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1">SE5.7.a</text:p>
          </table:table-cell>
          <table:table-cell table:style-name="Tabla14.A2" office:value-type="string">
            <text:p text:style-name="P18">El sistema verifica que se realizo abono a cuenta revolvente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1">SE5.7.a.1</text:p>
          </table:table-cell>
          <table:table-cell table:style-name="Tabla14.A2" office:value-type="string">
            <text:p text:style-name="P18">El sistema imprime el desglose del abono a cuenta revolvente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1">SE5.7.a.2</text:p>
          </table:table-cell>
          <table:table-cell table:style-name="Tabla14.A2" office:value-type="string">
            <text:p text:style-name="P18">El sistema identifica que el cliente no tenia abono vencido de cuenta revolvente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1">SE5.7.a.2</text:p>
          </table:table-cell>
          <table:table-cell table:style-name="Tabla14.A2" office:value-type="string">
            <text:p text:style-name="P18">El flujo continua en el paso 6 del flujo basico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1">S6</text:p>
          </table:table-cell>
          <table:table-cell table:style-name="Tabla14.A2" office:value-type="string">
            <text:p text:style-name="P18">El sistema imprime las leyendas( TOTALES, ENTREGO, SU CAMBIO ) en el recibo del abono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1">S7</text:p>
          </table:table-cell>
          <table:table-cell table:style-name="Tabla14.A2" office:value-type="string">
            <text:p text:style-name="P18">El sistema imprime la cantidad con la que pago el cliente, el total a pagar del abono del cliente y el cambio del cliente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1">S8</text:p>
          </table:table-cell>
          <table:table-cell table:style-name="Tabla14.A2" office:value-type="string">
            <text:p text:style-name="P18">El sistema imprime el numero y nombre del cliente en el recibo del abono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1">S9</text:p>
          </table:table-cell>
          <table:table-cell table:style-name="Tabla14.A2" office:value-type="string">
            <text:p text:style-name="P18">El sistema imprime la fecha actual, el numero de tienda, número de caja, número de recibo, el teléfono de la tienda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1">S10</text:p>
          </table:table-cell>
          <table:table-cell table:style-name="Tabla14.A2" office:value-type="string">
            <text:p text:style-name="P18">El sistema verifica si el sorteo esta activo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1">S11</text:p>
          </table:table-cell>
          <table:table-cell table:style-name="Tabla14.A2" office:value-type="string">
            <text:p text:style-name="P18">El sistema identifica si se generó un cupón de dinero electrónico 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1">S12</text:p>
          </table:table-cell>
          <table:table-cell table:style-name="Tabla14.A2" office:value-type="string">
            <text:p text:style-name="P18">El sistema verifica si la tienda tiene estacionamiento. 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1">S13</text:p>
          </table:table-cell>
          <table:table-cell table:style-name="Tabla14.A2" office:value-type="string">
            <text:p text:style-name="P18">El sistema verifica si a la cuenta a imprimir se le capturó convenio. <text:s text:c="4"/>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1">S14</text:p>
          </table:table-cell>
          <table:table-cell table:style-name="Tabla14.A2" office:value-type="string">
            <text:p text:style-name="P18">El sistema verifica que el sorteo instantaneo no esta activo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1">S15</text:p>
          </table:table-cell>
          <table:table-cell table:style-name="Tabla14.A2" office:value-type="string">
            <text:p text:style-name="P18">El sistema verifica en que área de la tienda se imprime el recibo <text:s text:c="23"/></text:p>
            <text:p text:style-name="P18"><text:soft-page-break/>14.a.- El sistema verifica que se encuentra en el área de ropa. <text:s text:c="23"/></text:p>
            <text:p text:style-name="P18">14.b.- El sistema verifica que se encuentra en el área de muebles. <text:s text:c="23"/></text:p>
            <text:p text:style-name="P18">14.c.- El sistema verifica que se encuentra en el área de cajas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1">S16</text:p>
          </table:table-cell>
          <table:table-cell table:style-name="Tabla14.A2" office:value-type="string">
            <text:p text:style-name="P18">El sistema graba la imagen del recibo de abono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1">S17</text:p>
          </table:table-cell>
          <table:table-cell table:style-name="Tabla14.A2" office:value-type="string">
            <text:p text:style-name="P18">El sistema determina si el cliente cumple con los datos requeridos y muestra el tipo de encuesta que se le aplicará al cliente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50">
          <table:table-cell table:style-name="Tabla14.A2" office:value-type="string">
            <text:p text:style-name="P31">S18</text:p>
          </table:table-cell>
          <table:table-cell table:style-name="Tabla14.A2" office:value-type="string">
            <text:p text:style-name="P18"><text:s/>El sistema verifica que no se capturo el pago de servicios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50">
          <table:table-cell table:style-name="Tabla14.A2" office:value-type="string">
            <text:p text:style-name="P31">S19</text:p>
          </table:table-cell>
          <table:table-cell table:style-name="Tabla14.A2" office:value-type="string">
            <text:p text:style-name="P18"><text:s/>El sistema manda llamar el caso de uso CU-0011-Invitacion Prestamo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50">
          <table:table-cell table:style-name="Tabla14.A2" office:value-type="string">
            <text:p text:style-name="P31">S20</text:p>
          </table:table-cell>
          <table:table-cell table:style-name="Tabla14.A2" office:value-type="string">
            <text:p text:style-name="P18">Fin de caso de uso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4">Estado el Caso de Prueba </text:p>
          </table:table-cell>
          <table:table-cell table:style-name="Tabla14.A2" office:value-type="string">
            <text:p text:style-name="P18">En preparación</text:p>
          </table:table-cell>
          <table:table-cell table:style-name="Tabla14.A2" office:value-type="string">
            <text:p text:style-name="P5"/>
          </table:table-cell>
          <table:table-cell table:style-name="Tabla14.D2" office:value-type="string">
            <text:p text:style-name="P6"/>
          </table:table-cell>
        </table:table-row>
      </table:table>
      <text:p text:style-name="Standard"/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row table:style-name="Tabla15.1">
          <table:table-cell table:style-name="Tabla15.A1" office:value-type="string">
            <text:p text:style-name="P4">Juego de Prueba:</text:p>
          </table:table-cell>
          <table:table-cell table:style-name="Tabla15.B1" table:number-columns-spanned="3" office:value-type="string">
            <text:p text:style-name="P32">CP-0005-14</text:p>
          </table:table-cell>
          <table:covered-table-cell/>
          <table:covered-table-cell/>
        </table:table-row>
        <table:table-row table:style-name="Tabla15.1">
          <table:table-cell table:style-name="Tabla15.A2" office:value-type="string">
            <text:p text:style-name="P4">Paso</text:p>
          </table:table-cell>
          <table:table-cell table:style-name="Tabla15.A2" office:value-type="string">
            <text:p text:style-name="P4">Descripción</text:p>
          </table:table-cell>
          <table:table-cell table:style-name="Tabla15.A2" office:value-type="string">
            <text:p text:style-name="P4">Resultado</text:p>
          </table:table-cell>
          <table:table-cell table:style-name="Tabla15.D2" office:value-type="string">
            <text:p text:style-name="P4">ID Problema</text:p>
          </table:table-cell>
        </table:table-row>
        <table:table-row table:style-name="Tabla15.3">
          <table:table-cell table:style-name="Tabla15.A2" office:value-type="string">
            <text:p text:style-name="P31">S1</text:p>
          </table:table-cell>
          <table:table-cell table:style-name="Tabla15.A2" office:value-type="string">
            <text:p text:style-name="P18">El caso de uso inicia cuando el sistema requiere imprimir el recibo de abono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1">S2</text:p>
          </table:table-cell>
          <table:table-cell table:style-name="Tabla15.A2" office:value-type="string">
            <text:p text:style-name="P18">El sistema identifica si hay que imprimir la documentación del seguro de vida. <text:s text:c="8"/>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1">S3</text:p>
          </table:table-cell>
          <table:table-cell table:style-name="Tabla15.A2" office:value-type="string">
            <text:p text:style-name="P18">El sistema verifica si la tienda esta trabajando como tienda local o si está accesando a una cartera regional o por ciudad. <text:s/>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1">S4</text:p>
          </table:table-cell>
          <table:table-cell table:style-name="Tabla15.A2" office:value-type="string">
            <text:p text:style-name="P18"><text:s/>El sistema valida que el tipo de impresora es matricial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1">S5</text:p>
          </table:table-cell>
          <table:table-cell table:style-name="Tabla15.A2" office:value-type="string">
            <text:p text:style-name="P18">El sistema identifica el mensaje a imprimir para el cliente del recibo de abono según sea su puntualidad y estado de las cuentas e imprime dicho mensaje. <text:s text:c="25"/>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1">SE.5.1</text:p>
          </table:table-cell>
          <table:table-cell table:style-name="Tabla15.A2" office:value-type="string">
            <text:p text:style-name="P18">El sistema verifica si se realizo abono a muebles. <text:s text:c="5"/>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1">SE.5.1.a</text:p>
          </table:table-cell>
          <table:table-cell table:style-name="Tabla15.A2" office:value-type="string">
            <text:p text:style-name="P18">El sistema identifica que se realizo un abono a muebles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1">SE.5.1.b</text:p>
          </table:table-cell>
          <table:table-cell table:style-name="Tabla15.A2" office:value-type="string">
            <text:p text:style-name="P18">El sistema identifica que no se realizo un abono a muebles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1">SE.5.1.b.1</text:p>
          </table:table-cell>
          <table:table-cell table:style-name="Tabla15.A2" office:value-type="string">
            <text:p text:style-name="P18">El flujo continua en el paso 4.2 del flujo básico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1">SE.5.2</text:p>
          </table:table-cell>
          <table:table-cell table:style-name="Tabla15.A2" office:value-type="string">
            <text:p text:style-name="P18">El sistema verifica si se realizo abono a ropa. <text:s text:c="9"/>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1">SE.5.2.b</text:p>
          </table:table-cell>
          <table:table-cell table:style-name="Tabla15.A2" office:value-type="string">
            <text:p text:style-name="P18">El sistema identifica que no se realizo abono a ropa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1">SE.5.2.b.1</text:p>
          </table:table-cell>
          <table:table-cell table:style-name="Tabla15.A2" office:value-type="string">
            <text:p text:style-name="P18">El flujo continua en el paso 4.3 del flujo básico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1">SE.5.3</text:p>
          </table:table-cell>
          <table:table-cell table:style-name="Tabla15.A2" office:value-type="string">
            <text:p text:style-name="P18">El sistema verifica si se realizo abono a préstamo. 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1">SE.5.3.a</text:p>
          </table:table-cell>
          <table:table-cell table:style-name="Tabla15.A2" office:value-type="string">
            <text:p text:style-name="P18">El sistema identifica que se realizo un abono a préstamo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ext:soft-page-break/>
        <table:table-row table:style-name="Tabla15.3">
          <table:table-cell table:style-name="Tabla15.A2" office:value-type="string">
            <text:p text:style-name="P31">SE.5.3.a.1</text:p>
          </table:table-cell>
          <table:table-cell table:style-name="Tabla15.A2" office:value-type="string">
            <text:p text:style-name="P18">El sistema imprime el desglose del abono a préstamo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1">SE.5.3.a.2</text:p>
          </table:table-cell>
          <table:table-cell table:style-name="Tabla15.A2" office:value-type="string">
            <text:p text:style-name="P18">El flujo continua en el paso 4.4 del flujo básico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1">SE.5.4</text:p>
          </table:table-cell>
          <table:table-cell table:style-name="Tabla15.A2" office:value-type="string">
            <text:p text:style-name="P18">El sistema verifica si se realizo abono a deuda Bancoppel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1">SE.5.4.a</text:p>
          </table:table-cell>
          <table:table-cell table:style-name="Tabla15.A2" office:value-type="string">
            <text:p text:style-name="P18">El sistema identifica que se realizo un abono a deuda Bancoppel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1">SE.5.4.a.1</text:p>
          </table:table-cell>
          <table:table-cell table:style-name="Tabla15.A2" office:value-type="string">
            <text:p text:style-name="P18">El sistema imprime el desglose del abono a deuda Bancoppel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1">SE.5.4.a.2</text:p>
          </table:table-cell>
          <table:table-cell table:style-name="Tabla15.A2" office:value-type="string">
            <text:p text:style-name="P18">El flujo continua en el paso 4.5 del flujo básico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1">SE.5.5</text:p>
          </table:table-cell>
          <table:table-cell table:style-name="Tabla15.A2" office:value-type="string">
            <text:p text:style-name="P18">El sistema verifica si se realizo abono a Crédito y Casa. <text:s/>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1">SE.5.5.a</text:p>
          </table:table-cell>
          <table:table-cell table:style-name="Tabla15.A2" office:value-type="string">
            <text:p text:style-name="P18"><text:s/>El sistema identifica que se realizo un abono a Crédito y Casa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1">SE.5.5.a.1</text:p>
          </table:table-cell>
          <table:table-cell table:style-name="Tabla15.A2" office:value-type="string">
            <text:p text:style-name="P18">El sistema imprime el desglose del abono a Crédito y Casa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1">SE.5.5.a.2</text:p>
          </table:table-cell>
          <table:table-cell table:style-name="Tabla15.A2" office:value-type="string">
            <text:p text:style-name="P18">El flujo continua en el paso 4.6 del flujo básico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1">SE.5.6</text:p>
          </table:table-cell>
          <table:table-cell table:style-name="Tabla15.A2" office:value-type="string">
            <text:p text:style-name="P18">El sistema verifica si se realizo abono a Tiempo Aire. <text:s text:c="4"/>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1">SE.5.6.a</text:p>
          </table:table-cell>
          <table:table-cell table:style-name="Tabla15.A2" office:value-type="string">
            <text:p text:style-name="P18">El sistema identifica que se realizo un abono a Tiempo Aire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1">SE.5.6.a.1</text:p>
          </table:table-cell>
          <table:table-cell table:style-name="Tabla15.A2" office:value-type="string">
            <text:p text:style-name="P18">El sistema imprime el desglose del abono a Crédito y Casa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1">SE.5.6.a.2</text:p>
          </table:table-cell>
          <table:table-cell table:style-name="Tabla15.A2" office:value-type="string">
            <text:p text:style-name="P18">El flujo continua en el paso 5.7.a del flujo basico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1">SE5.7.a</text:p>
          </table:table-cell>
          <table:table-cell table:style-name="Tabla15.A2" office:value-type="string">
            <text:p text:style-name="P18">El sistema verifica que se realizo abono a cuenta revolvente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1">SE5.7.a.1</text:p>
          </table:table-cell>
          <table:table-cell table:style-name="Tabla15.A2" office:value-type="string">
            <text:p text:style-name="P18">El sistema imprime el desglose del abono a cuenta revolvente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1">SE5.7.a.2</text:p>
          </table:table-cell>
          <table:table-cell table:style-name="Tabla15.A2" office:value-type="string">
            <text:p text:style-name="P18">El sistema identifica que el cliente no tenia abono vencido de cuenta revolvente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1">SE5.7.a.2</text:p>
          </table:table-cell>
          <table:table-cell table:style-name="Tabla15.A2" office:value-type="string">
            <text:p text:style-name="P18">El flujo continua en el paso 6 del flujo basico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1">S6</text:p>
          </table:table-cell>
          <table:table-cell table:style-name="Tabla15.A2" office:value-type="string">
            <text:p text:style-name="P18">El sistema imprime las leyendas( TOTALES, ENTREGO, SU CAMBIO ) en el recibo del abono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1">S7</text:p>
          </table:table-cell>
          <table:table-cell table:style-name="Tabla15.A2" office:value-type="string">
            <text:p text:style-name="P18">El sistema imprime la cantidad con la que pago el cliente, el total a pagar del abono del cliente y el cambio del cliente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1">S8</text:p>
          </table:table-cell>
          <table:table-cell table:style-name="Tabla15.A2" office:value-type="string">
            <text:p text:style-name="P18">El sistema imprime el numero y nombre del cliente en el recibo del abono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1">S9</text:p>
          </table:table-cell>
          <table:table-cell table:style-name="Tabla15.A2" office:value-type="string">
            <text:p text:style-name="P18">El sistema imprime la fecha actual, el numero de tienda, número de caja, número de recibo, el teléfono de la tienda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1">S10</text:p>
          </table:table-cell>
          <table:table-cell table:style-name="Tabla15.A2" office:value-type="string">
            <text:p text:style-name="P18">El sistema verifica si el sorteo esta activo. <text:s text:c="23"/>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1">S11</text:p>
          </table:table-cell>
          <table:table-cell table:style-name="Tabla15.A2" office:value-type="string">
            <text:p text:style-name="P18">El sistema identifica si se generó un cupón de dinero electrónico <text:s text:c="2"/>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1">S12</text:p>
          </table:table-cell>
          <table:table-cell table:style-name="Tabla15.A2" office:value-type="string">
            <text:p text:style-name="P18">El sistema verifica si la tienda tiene <text:soft-page-break/>estacionamiento. 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1">S13</text:p>
          </table:table-cell>
          <table:table-cell table:style-name="Tabla15.A2" office:value-type="string">
            <text:p text:style-name="P18">El sistema verifica si a la cuenta a imprimir se le capturó convenio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1">S14</text:p>
          </table:table-cell>
          <table:table-cell table:style-name="Tabla15.A2" office:value-type="string">
            <text:p text:style-name="P18">El sistema verifica que el sorteo instantaneo no esta activo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1">S15</text:p>
          </table:table-cell>
          <table:table-cell table:style-name="Tabla15.A2" office:value-type="string">
            <text:p text:style-name="P18">El sistema verifica en que área de la tienda se imprime el recibo <text:s text:c="4"/>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1">S16</text:p>
          </table:table-cell>
          <table:table-cell table:style-name="Tabla15.A2" office:value-type="string">
            <text:p text:style-name="P18">El sistema graba la imagen del recibo de abono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1">S17</text:p>
          </table:table-cell>
          <table:table-cell table:style-name="Tabla15.A2" office:value-type="string">
            <text:p text:style-name="P18">El sistema determina si el cliente cumple con los datos requeridos y muestra el tipo de encuesta que se le aplicará al cliente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47">
          <table:table-cell table:style-name="Tabla15.A2" office:value-type="string">
            <text:p text:style-name="P31">S18</text:p>
          </table:table-cell>
          <table:table-cell table:style-name="Tabla15.A2" office:value-type="string">
            <text:p text:style-name="P18"><text:s/>El sistema verifica que no se capturo el pago de servicios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47">
          <table:table-cell table:style-name="Tabla15.A2" office:value-type="string">
            <text:p text:style-name="P31">S19</text:p>
          </table:table-cell>
          <table:table-cell table:style-name="Tabla15.A2" office:value-type="string">
            <text:p text:style-name="P18"><text:s/>El sistema manda llamar el caso de uso CU-0011-Invitacion Prestamo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47">
          <table:table-cell table:style-name="Tabla15.A2" office:value-type="string">
            <text:p text:style-name="P31">S20</text:p>
          </table:table-cell>
          <table:table-cell table:style-name="Tabla15.A2" office:value-type="string">
            <text:p text:style-name="P18">Fin de caso de uso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4">Estado el Caso de Prueba </text:p>
          </table:table-cell>
          <table:table-cell table:style-name="Tabla15.A2" office:value-type="string">
            <text:p text:style-name="P18">En preparación</text:p>
          </table:table-cell>
          <table:table-cell table:style-name="Tabla15.A2" office:value-type="string">
            <text:p text:style-name="P5"/>
          </table:table-cell>
          <table:table-cell table:style-name="Tabla15.D2" office:value-type="string">
            <text:p text:style-name="P6"/>
          </table:table-cell>
        </table:table-row>
      </table:table>
      <text:p text:style-name="Standard"/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row table:style-name="Tabla16.1">
          <table:table-cell table:style-name="Tabla16.A1" office:value-type="string">
            <text:p text:style-name="P4">Juego de Prueba:</text:p>
          </table:table-cell>
          <table:table-cell table:style-name="Tabla16.B1" table:number-columns-spanned="3" office:value-type="string">
            <text:p text:style-name="P32">CP-0005-15</text:p>
          </table:table-cell>
          <table:covered-table-cell/>
          <table:covered-table-cell/>
        </table:table-row>
        <table:table-row table:style-name="Tabla16.1">
          <table:table-cell table:style-name="Tabla16.A2" office:value-type="string">
            <text:p text:style-name="P4">Paso</text:p>
          </table:table-cell>
          <table:table-cell table:style-name="Tabla16.A2" office:value-type="string">
            <text:p text:style-name="P4">Descripción</text:p>
          </table:table-cell>
          <table:table-cell table:style-name="Tabla16.A2" office:value-type="string">
            <text:p text:style-name="P4">Resultado</text:p>
          </table:table-cell>
          <table:table-cell table:style-name="Tabla16.D2" office:value-type="string">
            <text:p text:style-name="P4">ID Problema</text:p>
          </table:table-cell>
        </table:table-row>
        <table:table-row table:style-name="Tabla16.3">
          <table:table-cell table:style-name="Tabla16.A2" office:value-type="string">
            <text:p text:style-name="P31">S1</text:p>
          </table:table-cell>
          <table:table-cell table:style-name="Tabla16.A2" office:value-type="string">
            <text:p text:style-name="P18">El caso de uso inicia cuando el sistema requiere imprimir el recibo de abono.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3">
          <table:table-cell table:style-name="Tabla16.A2" office:value-type="string">
            <text:p text:style-name="P31">S2</text:p>
          </table:table-cell>
          <table:table-cell table:style-name="Tabla16.A2" office:value-type="string">
            <text:p text:style-name="P18">El sistema identifica si hay que imprimir la documentación del seguro de vida. <text:s text:c="14"/>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3">
          <table:table-cell table:style-name="Tabla16.A2" office:value-type="string">
            <text:p text:style-name="P31">S3</text:p>
          </table:table-cell>
          <table:table-cell table:style-name="Tabla16.A2" office:value-type="string">
            <text:p text:style-name="P18">El sistema verifica si la tienda esta trabajando como tienda local o si está accesando a una cartera regional o por ciudad. <text:s text:c="5"/>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3">
          <table:table-cell table:style-name="Tabla16.A2" office:value-type="string">
            <text:p text:style-name="P31">S4</text:p>
          </table:table-cell>
          <table:table-cell table:style-name="Tabla16.A2" office:value-type="string">
            <text:p text:style-name="P18"><text:s/>El sistema valida que el tipo de impresora es matricial.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3">
          <table:table-cell table:style-name="Tabla16.A2" office:value-type="string">
            <text:p text:style-name="P31">S5</text:p>
          </table:table-cell>
          <table:table-cell table:style-name="Tabla16.A2" office:value-type="string">
            <text:p text:style-name="P18">El sistema identifica el mensaje a imprimir para el cliente del recibo de abono según sea su puntualidad y estado de las cuentas e imprime dicho mensaje. <text:s text:c="20"/>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3">
          <table:table-cell table:style-name="Tabla16.A2" office:value-type="string">
            <text:p text:style-name="P31">S6</text:p>
          </table:table-cell>
          <table:table-cell table:style-name="Tabla16.A2" office:value-type="string">
            <text:p text:style-name="P18">El sistema imprime las leyendas( TOTALES, ENTREGO, SU CAMBIO ) en el recibo del abono.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3">
          <table:table-cell table:style-name="Tabla16.A2" office:value-type="string">
            <text:p text:style-name="P31">S7</text:p>
          </table:table-cell>
          <table:table-cell table:style-name="Tabla16.A2" office:value-type="string">
            <text:p text:style-name="P18">El sistema imprime la cantidad con la que pago el cliente, el total a pagar del abono del cliente y el cambio del cliente.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3">
          <table:table-cell table:style-name="Tabla16.A2" office:value-type="string">
            <text:p text:style-name="P31">S8</text:p>
          </table:table-cell>
          <table:table-cell table:style-name="Tabla16.A2" office:value-type="string">
            <text:p text:style-name="P18">El sistema imprime el numero y nombre del cliente en el recibo del abono.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3">
          <table:table-cell table:style-name="Tabla16.A2" office:value-type="string">
            <text:p text:style-name="P31">S9</text:p>
          </table:table-cell>
          <table:table-cell table:style-name="Tabla16.A2" office:value-type="string">
            <text:p text:style-name="P18">El sistema imprime la fecha actual, el numero de tienda, número de caja, número de recibo, el teléfono de la tienda.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3">
          <table:table-cell table:style-name="Tabla16.A2" office:value-type="string">
            <text:p text:style-name="P31">S10</text:p>
          </table:table-cell>
          <table:table-cell table:style-name="Tabla16.A2" office:value-type="string">
            <text:p text:style-name="P18">El sistema verifica si el sorteo esta activo. <text:s text:c="23"/></text:p>
            <text:p text:style-name="P18">9.a.- El sistema verificó que el sorteo si esta activo. <text:s text:c="23"/></text:p>
            <text:p text:style-name="P18"><text:soft-page-break/>9.b.- El sistema verificó que el sorteo no esta activo.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3">
          <table:table-cell table:style-name="Tabla16.A2" office:value-type="string">
            <text:p text:style-name="P31">SE.9.a</text:p>
          </table:table-cell>
          <table:table-cell table:style-name="Tabla16.A2" office:value-type="string">
            <text:p text:style-name="P18">El sistema verificó que el sorteo si esta activo.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3">
          <table:table-cell table:style-name="Tabla16.A2" office:value-type="string">
            <text:p text:style-name="P31">SE.9.a.1</text:p>
          </table:table-cell>
          <table:table-cell table:style-name="Tabla16.A2" office:value-type="string">
            <text:p text:style-name="P18">El sistema verifica si el importe del abono amerita boletos del sorteo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3">
          <table:table-cell table:style-name="Tabla16.A2" office:value-type="string">
            <text:p text:style-name="P31">SE.9.a.1.a</text:p>
          </table:table-cell>
          <table:table-cell table:style-name="Tabla16.A2" office:value-type="string">
            <text:p text:style-name="P18">El sistema verificó que el importe del abono si amerita boletos del sorteo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3">
          <table:table-cell table:style-name="Tabla16.A2" office:value-type="string">
            <text:p text:style-name="P31">SE.9.a.1.a.1</text:p>
          </table:table-cell>
          <table:table-cell table:style-name="Tabla16.A2" office:value-type="string">
            <text:p text:style-name="P18">El sistema manda llamar al CU-0001-Boletos.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3">
          <table:table-cell table:style-name="Tabla16.A2" office:value-type="string">
            <text:p text:style-name="P31">SE.9.a.1.a.2</text:p>
          </table:table-cell>
          <table:table-cell table:style-name="Tabla16.A2" office:value-type="string">
            <text:p text:style-name="P18">El sistema obtiene la cantidad de boletos a entregar del caso de uso anterior.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3">
          <table:table-cell table:style-name="Tabla16.A2" office:value-type="string">
            <text:p text:style-name="P31">SE.9.a.1.a.3</text:p>
          </table:table-cell>
          <table:table-cell table:style-name="Tabla16.A2" office:value-type="string">
            <text:p text:style-name="P18">El sistema identifica que se obtuvierón boletos.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3">
          <table:table-cell table:style-name="Tabla16.A2" office:value-type="string">
            <text:p text:style-name="P31">SE.9.a.1.a.3.a</text:p>
          </table:table-cell>
          <table:table-cell table:style-name="Tabla16.A2" office:value-type="string">
            <text:p text:style-name="P18">El sistema identifica que no se obtuvieron boletos.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3">
          <table:table-cell table:style-name="Tabla16.A2" office:value-type="string">
            <text:p text:style-name="P31">SE.9.a.1.a.3.a.1</text:p>
          </table:table-cell>
          <table:table-cell table:style-name="Tabla16.A2" office:value-type="string">
            <text:p text:style-name="P18">El sistema presenta en el recibo de abono la leyenda "USTED TIENE DERECHO A N BOLETOS,PASE MAS TARDE AL AREA DE CAJAS A RECOGERLOS ANTES DEL <text:s text:c="8"/>."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3">
          <table:table-cell table:style-name="Tabla16.A2" office:value-type="string">
            <text:p text:style-name="P31">SE.9.a.1.a.3.a.2</text:p>
          </table:table-cell>
          <table:table-cell table:style-name="Tabla16.A2" office:value-type="string">
            <text:p text:style-name="P18">El flujo continúa en el paso 10 del flujo básico.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3">
          <table:table-cell table:style-name="Tabla16.A2" office:value-type="string">
            <text:p text:style-name="P31">S11</text:p>
          </table:table-cell>
          <table:table-cell table:style-name="Tabla16.A2" office:value-type="string">
            <text:p text:style-name="P18">El sistema identifica si se generó un cupón de dinero electrónico <text:s text:c="3"/>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3">
          <table:table-cell table:style-name="Tabla16.A2" office:value-type="string">
            <text:p text:style-name="P31">S12</text:p>
          </table:table-cell>
          <table:table-cell table:style-name="Tabla16.A2" office:value-type="string">
            <text:p text:style-name="P18">El sistema verifica si la tienda tiene estacionamiento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3">
          <table:table-cell table:style-name="Tabla16.A2" office:value-type="string">
            <text:p text:style-name="P31">S13</text:p>
          </table:table-cell>
          <table:table-cell table:style-name="Tabla16.A2" office:value-type="string">
            <text:p text:style-name="P18">El sistema verifica si a la cuenta a imprimir se le capturó convenio. <text:s text:c="6"/>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3">
          <table:table-cell table:style-name="Tabla16.A2" office:value-type="string">
            <text:p text:style-name="P31">S14</text:p>
          </table:table-cell>
          <table:table-cell table:style-name="Tabla16.A2" office:value-type="string">
            <text:p text:style-name="P18">El sistema verifica que el sorteo instantaneo no esta activo.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3">
          <table:table-cell table:style-name="Tabla16.A2" office:value-type="string">
            <text:p text:style-name="P31">S15</text:p>
          </table:table-cell>
          <table:table-cell table:style-name="Tabla16.A2" office:value-type="string">
            <text:p text:style-name="P18">El sistema verifica en que área de la tienda se imprime el recibo <text:s text:c="2"/>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3">
          <table:table-cell table:style-name="Tabla16.A2" office:value-type="string">
            <text:p text:style-name="P31">S16</text:p>
          </table:table-cell>
          <table:table-cell table:style-name="Tabla16.A2" office:value-type="string">
            <text:p text:style-name="P18">El sistema graba la imagen del recibo de abono.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3">
          <table:table-cell table:style-name="Tabla16.A2" office:value-type="string">
            <text:p text:style-name="P31">S17</text:p>
          </table:table-cell>
          <table:table-cell table:style-name="Tabla16.A2" office:value-type="string">
            <text:p text:style-name="P18">El sistema determina si el cliente cumple con los datos requeridos y muestra el tipo de encuesta que se le aplicará al cliente.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29">
          <table:table-cell table:style-name="Tabla16.A2" office:value-type="string">
            <text:p text:style-name="P31">S18</text:p>
          </table:table-cell>
          <table:table-cell table:style-name="Tabla16.A2" office:value-type="string">
            <text:p text:style-name="P18"><text:s/>El sistema verifica que no se capturo el pago de servicios.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29">
          <table:table-cell table:style-name="Tabla16.A2" office:value-type="string">
            <text:p text:style-name="P31">S19</text:p>
          </table:table-cell>
          <table:table-cell table:style-name="Tabla16.A2" office:value-type="string">
            <text:p text:style-name="P18"><text:s/>El sistema manda llamar el caso de uso CU-0011-Invitacion Prestamo.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29">
          <table:table-cell table:style-name="Tabla16.A2" office:value-type="string">
            <text:p text:style-name="P31">S20</text:p>
          </table:table-cell>
          <table:table-cell table:style-name="Tabla16.A2" office:value-type="string">
            <text:p text:style-name="P18">Fin de caso de uso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3">
          <table:table-cell table:style-name="Tabla16.A2" office:value-type="string">
            <text:p text:style-name="P4">Estado el Caso de Prueba </text:p>
          </table:table-cell>
          <table:table-cell table:style-name="Tabla16.A2" office:value-type="string">
            <text:p text:style-name="P18">En preparación</text:p>
          </table:table-cell>
          <table:table-cell table:style-name="Tabla16.A2" office:value-type="string">
            <text:p text:style-name="P5"/>
          </table:table-cell>
          <table:table-cell table:style-name="Tabla16.D2" office:value-type="string">
            <text:p text:style-name="P6"/>
          </table:table-cell>
        </table:table-row>
      </table:table>
      <text:p text:style-name="Standard"/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row table:style-name="Tabla17.1">
          <table:table-cell table:style-name="Tabla17.A1" office:value-type="string">
            <text:p text:style-name="P4">Juego de Prueba:</text:p>
          </table:table-cell>
          <table:table-cell table:style-name="Tabla17.B1" table:number-columns-spanned="3" office:value-type="string">
            <text:p text:style-name="P32">CP-0005-16</text:p>
          </table:table-cell>
          <table:covered-table-cell/>
          <table:covered-table-cell/>
        </table:table-row>
        <table:table-row table:style-name="Tabla17.1">
          <table:table-cell table:style-name="Tabla17.A2" office:value-type="string">
            <text:p text:style-name="P4">Paso</text:p>
          </table:table-cell>
          <table:table-cell table:style-name="Tabla17.A2" office:value-type="string">
            <text:p text:style-name="P4">Descripción</text:p>
          </table:table-cell>
          <table:table-cell table:style-name="Tabla17.A2" office:value-type="string">
            <text:p text:style-name="P4">Resultado</text:p>
          </table:table-cell>
          <table:table-cell table:style-name="Tabla17.D2" office:value-type="string">
            <text:p text:style-name="P4">ID Problema</text:p>
          </table:table-cell>
        </table:table-row>
        <table:table-row table:style-name="Tabla17.3">
          <table:table-cell table:style-name="Tabla17.A2" office:value-type="string">
            <text:p text:style-name="P31">S1</text:p>
          </table:table-cell>
          <table:table-cell table:style-name="Tabla17.A2" office:value-type="string">
            <text:p text:style-name="P18">El caso de uso inicia cuando el sistema requiere imprimir el recibo de abono.</text:p>
          </table:table-cell>
          <table:table-cell table:style-name="Tabla17.A2" office:value-type="string">
            <text:p text:style-name="P6"/>
          </table:table-cell>
          <table:table-cell table:style-name="Tabla17.D2" office:value-type="string">
            <text:p text:style-name="P6"/>
          </table:table-cell>
        </table:table-row>
        <table:table-row table:style-name="Tabla17.3">
          <table:table-cell table:style-name="Tabla17.A2" office:value-type="string">
            <text:p text:style-name="P31">S2</text:p>
          </table:table-cell>
          <table:table-cell table:style-name="Tabla17.A2" office:value-type="string">
            <text:p text:style-name="P18">El sistema identifica si hay que imprimir la documentación del seguro de vida.</text:p>
          </table:table-cell>
          <table:table-cell table:style-name="Tabla17.A2" office:value-type="string">
            <text:p text:style-name="P6"/>
          </table:table-cell>
          <table:table-cell table:style-name="Tabla17.D2" office:value-type="string">
            <text:p text:style-name="P6"/>
          </table:table-cell>
        </table:table-row>
        <table:table-row table:style-name="Tabla17.3">
          <table:table-cell table:style-name="Tabla17.A2" office:value-type="string">
            <text:p text:style-name="P31">S3</text:p>
          </table:table-cell>
          <table:table-cell table:style-name="Tabla17.A2" office:value-type="string">
            <text:p text:style-name="P18">El sistema verifica si la tienda esta trabajando como tienda local o si está accesando a una <text:soft-page-break/>cartera regional o por ciudad. <text:s text:c="23"/></text:p>
          </table:table-cell>
          <table:table-cell table:style-name="Tabla17.A2" office:value-type="string">
            <text:p text:style-name="P6"/>
          </table:table-cell>
          <table:table-cell table:style-name="Tabla17.D2" office:value-type="string">
            <text:p text:style-name="P6"/>
          </table:table-cell>
        </table:table-row>
        <table:table-row table:style-name="Tabla17.3">
          <table:table-cell table:style-name="Tabla17.A2" office:value-type="string">
            <text:p text:style-name="P31">S4</text:p>
          </table:table-cell>
          <table:table-cell table:style-name="Tabla17.A2" office:value-type="string">
            <text:p text:style-name="P18"><text:s/>El sistema valida que el tipo de impresora es matricial.</text:p>
          </table:table-cell>
          <table:table-cell table:style-name="Tabla17.A2" office:value-type="string">
            <text:p text:style-name="P6"/>
          </table:table-cell>
          <table:table-cell table:style-name="Tabla17.D2" office:value-type="string">
            <text:p text:style-name="P6"/>
          </table:table-cell>
        </table:table-row>
        <table:table-row table:style-name="Tabla17.3">
          <table:table-cell table:style-name="Tabla17.A2" office:value-type="string">
            <text:p text:style-name="P31">S5</text:p>
          </table:table-cell>
          <table:table-cell table:style-name="Tabla17.A2" office:value-type="string">
            <text:p text:style-name="P18">El sistema identifica el mensaje a imprimir para el cliente del recibo de abono según sea su puntualidad y estado de las cuentas e imprime dicho mensaje. <text:s text:c="5"/></text:p>
          </table:table-cell>
          <table:table-cell table:style-name="Tabla17.A2" office:value-type="string">
            <text:p text:style-name="P6"/>
          </table:table-cell>
          <table:table-cell table:style-name="Tabla17.D2" office:value-type="string">
            <text:p text:style-name="P6"/>
          </table:table-cell>
        </table:table-row>
        <table:table-row table:style-name="Tabla17.3">
          <table:table-cell table:style-name="Tabla17.A2" office:value-type="string">
            <text:p text:style-name="P31">S6</text:p>
          </table:table-cell>
          <table:table-cell table:style-name="Tabla17.A2" office:value-type="string">
            <text:p text:style-name="P18">El sistema imprime las leyendas( TOTALES, ENTREGO, SU CAMBIO ) en el recibo del abono.</text:p>
          </table:table-cell>
          <table:table-cell table:style-name="Tabla17.A2" office:value-type="string">
            <text:p text:style-name="P6"/>
          </table:table-cell>
          <table:table-cell table:style-name="Tabla17.D2" office:value-type="string">
            <text:p text:style-name="P6"/>
          </table:table-cell>
        </table:table-row>
        <table:table-row table:style-name="Tabla17.3">
          <table:table-cell table:style-name="Tabla17.A2" office:value-type="string">
            <text:p text:style-name="P31">S7</text:p>
          </table:table-cell>
          <table:table-cell table:style-name="Tabla17.A2" office:value-type="string">
            <text:p text:style-name="P18">El sistema imprime la cantidad con la que pago el cliente, el total a pagar del abono del cliente y el cambio del cliente.</text:p>
          </table:table-cell>
          <table:table-cell table:style-name="Tabla17.A2" office:value-type="string">
            <text:p text:style-name="P6"/>
          </table:table-cell>
          <table:table-cell table:style-name="Tabla17.D2" office:value-type="string">
            <text:p text:style-name="P6"/>
          </table:table-cell>
        </table:table-row>
        <table:table-row table:style-name="Tabla17.3">
          <table:table-cell table:style-name="Tabla17.A2" office:value-type="string">
            <text:p text:style-name="P31">S8</text:p>
          </table:table-cell>
          <table:table-cell table:style-name="Tabla17.A2" office:value-type="string">
            <text:p text:style-name="P18">El sistema imprime el numero y nombre del cliente en el recibo del abono.</text:p>
          </table:table-cell>
          <table:table-cell table:style-name="Tabla17.A2" office:value-type="string">
            <text:p text:style-name="P6"/>
          </table:table-cell>
          <table:table-cell table:style-name="Tabla17.D2" office:value-type="string">
            <text:p text:style-name="P6"/>
          </table:table-cell>
        </table:table-row>
        <table:table-row table:style-name="Tabla17.3">
          <table:table-cell table:style-name="Tabla17.A2" office:value-type="string">
            <text:p text:style-name="P31">S9</text:p>
          </table:table-cell>
          <table:table-cell table:style-name="Tabla17.A2" office:value-type="string">
            <text:p text:style-name="P18">El sistema imprime la fecha actual, el numero de tienda, número de caja, número de recibo, el teléfono de la tienda.</text:p>
          </table:table-cell>
          <table:table-cell table:style-name="Tabla17.A2" office:value-type="string">
            <text:p text:style-name="P6"/>
          </table:table-cell>
          <table:table-cell table:style-name="Tabla17.D2" office:value-type="string">
            <text:p text:style-name="P6"/>
          </table:table-cell>
        </table:table-row>
        <table:table-row table:style-name="Tabla17.3">
          <table:table-cell table:style-name="Tabla17.A2" office:value-type="string">
            <text:p text:style-name="P31">S10</text:p>
          </table:table-cell>
          <table:table-cell table:style-name="Tabla17.A2" office:value-type="string">
            <text:p text:style-name="P18">El sistema verifica si el sorteo esta activo. <text:s text:c="23"/></text:p>
          </table:table-cell>
          <table:table-cell table:style-name="Tabla17.A2" office:value-type="string">
            <text:p text:style-name="P6"/>
          </table:table-cell>
          <table:table-cell table:style-name="Tabla17.D2" office:value-type="string">
            <text:p text:style-name="P6"/>
          </table:table-cell>
        </table:table-row>
        <table:table-row table:style-name="Tabla17.3">
          <table:table-cell table:style-name="Tabla17.A2" office:value-type="string">
            <text:p text:style-name="P31">SE.9.a</text:p>
          </table:table-cell>
          <table:table-cell table:style-name="Tabla17.A2" office:value-type="string">
            <text:p text:style-name="P18">El sistema verificó que el sorteo si esta activo.</text:p>
          </table:table-cell>
          <table:table-cell table:style-name="Tabla17.A2" office:value-type="string">
            <text:p text:style-name="P6"/>
          </table:table-cell>
          <table:table-cell table:style-name="Tabla17.D2" office:value-type="string">
            <text:p text:style-name="P6"/>
          </table:table-cell>
        </table:table-row>
        <table:table-row table:style-name="Tabla17.3">
          <table:table-cell table:style-name="Tabla17.A2" office:value-type="string">
            <text:p text:style-name="P31">SE.9.a.1</text:p>
          </table:table-cell>
          <table:table-cell table:style-name="Tabla17.A2" office:value-type="string">
            <text:p text:style-name="P18">El sistema verifica si el importe del abono amerita boletos del sorteo</text:p>
          </table:table-cell>
          <table:table-cell table:style-name="Tabla17.A2" office:value-type="string">
            <text:p text:style-name="P6"/>
          </table:table-cell>
          <table:table-cell table:style-name="Tabla17.D2" office:value-type="string">
            <text:p text:style-name="P6"/>
          </table:table-cell>
        </table:table-row>
        <table:table-row table:style-name="Tabla17.3">
          <table:table-cell table:style-name="Tabla17.A2" office:value-type="string">
            <text:p text:style-name="P31">SE.9.a.1.a</text:p>
          </table:table-cell>
          <table:table-cell table:style-name="Tabla17.A2" office:value-type="string">
            <text:p text:style-name="P18">El sistema verificó que el importe del abono si amerita boletos del sorteo</text:p>
          </table:table-cell>
          <table:table-cell table:style-name="Tabla17.A2" office:value-type="string">
            <text:p text:style-name="P6"/>
          </table:table-cell>
          <table:table-cell table:style-name="Tabla17.D2" office:value-type="string">
            <text:p text:style-name="P6"/>
          </table:table-cell>
        </table:table-row>
        <table:table-row table:style-name="Tabla17.3">
          <table:table-cell table:style-name="Tabla17.A2" office:value-type="string">
            <text:p text:style-name="P31">SE.9.a.1.a.1</text:p>
          </table:table-cell>
          <table:table-cell table:style-name="Tabla17.A2" office:value-type="string">
            <text:p text:style-name="P18">El sistema manda llamar al CU-0001-Boletos.</text:p>
          </table:table-cell>
          <table:table-cell table:style-name="Tabla17.A2" office:value-type="string">
            <text:p text:style-name="P6"/>
          </table:table-cell>
          <table:table-cell table:style-name="Tabla17.D2" office:value-type="string">
            <text:p text:style-name="P6"/>
          </table:table-cell>
        </table:table-row>
        <table:table-row table:style-name="Tabla17.3">
          <table:table-cell table:style-name="Tabla17.A2" office:value-type="string">
            <text:p text:style-name="P31">SE.9.a.1.a.2</text:p>
          </table:table-cell>
          <table:table-cell table:style-name="Tabla17.A2" office:value-type="string">
            <text:p text:style-name="P18">El sistema obtiene la cantidad de boletos a entregar del caso de uso anterior.</text:p>
          </table:table-cell>
          <table:table-cell table:style-name="Tabla17.A2" office:value-type="string">
            <text:p text:style-name="P6"/>
          </table:table-cell>
          <table:table-cell table:style-name="Tabla17.D2" office:value-type="string">
            <text:p text:style-name="P6"/>
          </table:table-cell>
        </table:table-row>
        <table:table-row table:style-name="Tabla17.3">
          <table:table-cell table:style-name="Tabla17.A2" office:value-type="string">
            <text:p text:style-name="P31">SE.9.a.1.a.3</text:p>
          </table:table-cell>
          <table:table-cell table:style-name="Tabla17.A2" office:value-type="string">
            <text:p text:style-name="P18">El sistema identifica que se obtuvierón boletos.</text:p>
          </table:table-cell>
          <table:table-cell table:style-name="Tabla17.A2" office:value-type="string">
            <text:p text:style-name="P6"/>
          </table:table-cell>
          <table:table-cell table:style-name="Tabla17.D2" office:value-type="string">
            <text:p text:style-name="P6"/>
          </table:table-cell>
        </table:table-row>
        <table:table-row table:style-name="Tabla17.3">
          <table:table-cell table:style-name="Tabla17.A2" office:value-type="string">
            <text:p text:style-name="P31">SE.9.a.1.a.4</text:p>
          </table:table-cell>
          <table:table-cell table:style-name="Tabla17.A2" office:value-type="string">
            <text:p text:style-name="P18">El sistema identifica que es un cliente registrado.</text:p>
          </table:table-cell>
          <table:table-cell table:style-name="Tabla17.A2" office:value-type="string">
            <text:p text:style-name="P6"/>
          </table:table-cell>
          <table:table-cell table:style-name="Tabla17.D2" office:value-type="string">
            <text:p text:style-name="P6"/>
          </table:table-cell>
        </table:table-row>
        <table:table-row table:style-name="Tabla17.3">
          <table:table-cell table:style-name="Tabla17.A2" office:value-type="string">
            <text:p text:style-name="P31">SE.9.a.1.a.4.a</text:p>
          </table:table-cell>
          <table:table-cell table:style-name="Tabla17.A2" office:value-type="string">
            <text:p text:style-name="P18">El sistema identifica que es un cliente de contado (90001).</text:p>
          </table:table-cell>
          <table:table-cell table:style-name="Tabla17.A2" office:value-type="string">
            <text:p text:style-name="P6"/>
          </table:table-cell>
          <table:table-cell table:style-name="Tabla17.D2" office:value-type="string">
            <text:p text:style-name="P6"/>
          </table:table-cell>
        </table:table-row>
        <table:table-row table:style-name="Tabla17.3">
          <table:table-cell table:style-name="Tabla17.A2" office:value-type="string">
            <text:p text:style-name="P31">SE.9.a.1.a.4.a.1</text:p>
          </table:table-cell>
          <table:table-cell table:style-name="Tabla17.A2" office:value-type="string">
            <text:p text:style-name="P18">El sistema presenta en el recibo de abono la leyenda "USTED TIENE DERECHO A N BOLETOS,PASE MAS TARDE AL AREA DE CAJAS A RECOGERLOS ANTES DEL <text:s text:c="4"/></text:p>
          </table:table-cell>
          <table:table-cell table:style-name="Tabla17.A2" office:value-type="string">
            <text:p text:style-name="P6"/>
          </table:table-cell>
          <table:table-cell table:style-name="Tabla17.D2" office:value-type="string">
            <text:p text:style-name="P6"/>
          </table:table-cell>
        </table:table-row>
        <table:table-row table:style-name="Tabla17.3">
          <table:table-cell table:style-name="Tabla17.A2" office:value-type="string">
            <text:p text:style-name="P31">SE.9.a.1.a.4.a.2</text:p>
          </table:table-cell>
          <table:table-cell table:style-name="Tabla17.A2" office:value-type="string">
            <text:p text:style-name="P18"><text:s/>El flujo continúa en el paso 10 del flujo básico.</text:p>
          </table:table-cell>
          <table:table-cell table:style-name="Tabla17.A2" office:value-type="string">
            <text:p text:style-name="P6"/>
          </table:table-cell>
          <table:table-cell table:style-name="Tabla17.D2" office:value-type="string">
            <text:p text:style-name="P6"/>
          </table:table-cell>
        </table:table-row>
        <table:table-row table:style-name="Tabla17.3">
          <table:table-cell table:style-name="Tabla17.A2" office:value-type="string">
            <text:p text:style-name="P31">S11</text:p>
          </table:table-cell>
          <table:table-cell table:style-name="Tabla17.A2" office:value-type="string">
            <text:p text:style-name="P18">El sistema identifica si se generó un cupón de dinero electrónico <text:s text:c="6"/></text:p>
          </table:table-cell>
          <table:table-cell table:style-name="Tabla17.A2" office:value-type="string">
            <text:p text:style-name="P6"/>
          </table:table-cell>
          <table:table-cell table:style-name="Tabla17.D2" office:value-type="string">
            <text:p text:style-name="P6"/>
          </table:table-cell>
        </table:table-row>
        <table:table-row table:style-name="Tabla17.3">
          <table:table-cell table:style-name="Tabla17.A2" office:value-type="string">
            <text:p text:style-name="P31">S12</text:p>
          </table:table-cell>
          <table:table-cell table:style-name="Tabla17.A2" office:value-type="string">
            <text:p text:style-name="P18">El sistema verifica si la tienda tiene estacionamiento. <text:s/></text:p>
          </table:table-cell>
          <table:table-cell table:style-name="Tabla17.A2" office:value-type="string">
            <text:p text:style-name="P6"/>
          </table:table-cell>
          <table:table-cell table:style-name="Tabla17.D2" office:value-type="string">
            <text:p text:style-name="P6"/>
          </table:table-cell>
        </table:table-row>
        <table:table-row table:style-name="Tabla17.3">
          <table:table-cell table:style-name="Tabla17.A2" office:value-type="string">
            <text:p text:style-name="P31">S13</text:p>
          </table:table-cell>
          <table:table-cell table:style-name="Tabla17.A2" office:value-type="string">
            <text:p text:style-name="P18">El sistema verifica si a la cuenta a imprimir se le capturó convenio. <text:s/></text:p>
          </table:table-cell>
          <table:table-cell table:style-name="Tabla17.A2" office:value-type="string">
            <text:p text:style-name="P6"/>
          </table:table-cell>
          <table:table-cell table:style-name="Tabla17.D2" office:value-type="string">
            <text:p text:style-name="P6"/>
          </table:table-cell>
        </table:table-row>
        <table:table-row table:style-name="Tabla17.3">
          <table:table-cell table:style-name="Tabla17.A2" office:value-type="string">
            <text:p text:style-name="P31">S14</text:p>
          </table:table-cell>
          <table:table-cell table:style-name="Tabla17.A2" office:value-type="string">
            <text:p text:style-name="P18">El sistema verifica que el sorteo instantaneo no esta activo.</text:p>
          </table:table-cell>
          <table:table-cell table:style-name="Tabla17.A2" office:value-type="string">
            <text:p text:style-name="P6"/>
          </table:table-cell>
          <table:table-cell table:style-name="Tabla17.D2" office:value-type="string">
            <text:p text:style-name="P6"/>
          </table:table-cell>
        </table:table-row>
        <table:table-row table:style-name="Tabla17.3">
          <table:table-cell table:style-name="Tabla17.A2" office:value-type="string">
            <text:p text:style-name="P31">S15</text:p>
          </table:table-cell>
          <table:table-cell table:style-name="Tabla17.A2" office:value-type="string">
            <text:p text:style-name="P18">El sistema verifica en que área de la tienda se imprime el recibo <text:s text:c="23"/></text:p>
            <text:p text:style-name="P18"/>
          </table:table-cell>
          <table:table-cell table:style-name="Tabla17.A2" office:value-type="string">
            <text:p text:style-name="P6"/>
          </table:table-cell>
          <table:table-cell table:style-name="Tabla17.D2" office:value-type="string">
            <text:p text:style-name="P6"/>
          </table:table-cell>
        </table:table-row>
        <text:soft-page-break/>
        <table:table-row table:style-name="Tabla17.3">
          <table:table-cell table:style-name="Tabla17.A2" office:value-type="string">
            <text:p text:style-name="P31">S16</text:p>
          </table:table-cell>
          <table:table-cell table:style-name="Tabla17.A2" office:value-type="string">
            <text:p text:style-name="P18">El sistema graba la imagen del recibo de abono.</text:p>
          </table:table-cell>
          <table:table-cell table:style-name="Tabla17.A2" office:value-type="string">
            <text:p text:style-name="P6"/>
          </table:table-cell>
          <table:table-cell table:style-name="Tabla17.D2" office:value-type="string">
            <text:p text:style-name="P6"/>
          </table:table-cell>
        </table:table-row>
        <table:table-row table:style-name="Tabla17.29">
          <table:table-cell table:style-name="Tabla17.A2" office:value-type="string">
            <text:p text:style-name="P31">S17</text:p>
          </table:table-cell>
          <table:table-cell table:style-name="Tabla17.A2" office:value-type="string">
            <text:p text:style-name="P18">El sistema determina si el cliente cumple con los datos requeridos y muestra el tipo de encuesta que se le aplicará al cliente.</text:p>
          </table:table-cell>
          <table:table-cell table:style-name="Tabla17.A2" office:value-type="string">
            <text:p text:style-name="P6"/>
          </table:table-cell>
          <table:table-cell table:style-name="Tabla17.D2" office:value-type="string">
            <text:p text:style-name="P6"/>
          </table:table-cell>
        </table:table-row>
        <table:table-row table:style-name="Tabla17.29">
          <table:table-cell table:style-name="Tabla17.A2" office:value-type="string">
            <text:p text:style-name="P31">S18</text:p>
          </table:table-cell>
          <table:table-cell table:style-name="Tabla17.A2" office:value-type="string">
            <text:p text:style-name="P18"><text:s/>El sistema verifica que no se capturo el pago de servicios.</text:p>
          </table:table-cell>
          <table:table-cell table:style-name="Tabla17.A2" office:value-type="string">
            <text:p text:style-name="P6"/>
          </table:table-cell>
          <table:table-cell table:style-name="Tabla17.D2" office:value-type="string">
            <text:p text:style-name="P6"/>
          </table:table-cell>
        </table:table-row>
        <table:table-row table:style-name="Tabla17.29">
          <table:table-cell table:style-name="Tabla17.A2" office:value-type="string">
            <text:p text:style-name="P31">S19</text:p>
          </table:table-cell>
          <table:table-cell table:style-name="Tabla17.A2" office:value-type="string">
            <text:p text:style-name="P18"><text:s/>El sistema manda llamar el caso de uso CU-0011-Invitacion Prestamo.</text:p>
          </table:table-cell>
          <table:table-cell table:style-name="Tabla17.A2" office:value-type="string">
            <text:p text:style-name="P6"/>
          </table:table-cell>
          <table:table-cell table:style-name="Tabla17.D2" office:value-type="string">
            <text:p text:style-name="P6"/>
          </table:table-cell>
        </table:table-row>
        <table:table-row table:style-name="Tabla17.29">
          <table:table-cell table:style-name="Tabla17.A2" office:value-type="string">
            <text:p text:style-name="P31">S20</text:p>
          </table:table-cell>
          <table:table-cell table:style-name="Tabla17.A2" office:value-type="string">
            <text:p text:style-name="P18">Fin de caso de uso</text:p>
          </table:table-cell>
          <table:table-cell table:style-name="Tabla17.A2" office:value-type="string">
            <text:p text:style-name="P6"/>
          </table:table-cell>
          <table:table-cell table:style-name="Tabla17.D2" office:value-type="string">
            <text:p text:style-name="P6"/>
          </table:table-cell>
        </table:table-row>
        <table:table-row table:style-name="Tabla17.3">
          <table:table-cell table:style-name="Tabla17.A2" office:value-type="string">
            <text:p text:style-name="P4">Estado el Caso de Prueba </text:p>
          </table:table-cell>
          <table:table-cell table:style-name="Tabla17.A2" office:value-type="string">
            <text:p text:style-name="P18">En preparación</text:p>
          </table:table-cell>
          <table:table-cell table:style-name="Tabla17.A2" office:value-type="string">
            <text:p text:style-name="P5"/>
          </table:table-cell>
          <table:table-cell table:style-name="Tabla17.D2" office:value-type="string">
            <text:p text:style-name="P6"/>
          </table:table-cell>
        </table:table-row>
      </table:table>
      <text:p text:style-name="Standard"/>
      <table:table table:name="Tabla18" table:style-name="Tabla18">
        <table:table-column table:style-name="Tabla18.A"/>
        <table:table-column table:style-name="Tabla18.B"/>
        <table:table-column table:style-name="Tabla18.C"/>
        <table:table-column table:style-name="Tabla18.D"/>
        <table:table-row table:style-name="Tabla18.1">
          <table:table-cell table:style-name="Tabla18.A1" office:value-type="string">
            <text:p text:style-name="P4">Juego de Prueba:</text:p>
          </table:table-cell>
          <table:table-cell table:style-name="Tabla18.B1" table:number-columns-spanned="3" office:value-type="string">
            <text:p text:style-name="P32">CP-0005-17</text:p>
          </table:table-cell>
          <table:covered-table-cell/>
          <table:covered-table-cell/>
        </table:table-row>
        <table:table-row table:style-name="Tabla18.1">
          <table:table-cell table:style-name="Tabla18.A2" office:value-type="string">
            <text:p text:style-name="P4">Paso</text:p>
          </table:table-cell>
          <table:table-cell table:style-name="Tabla18.A2" office:value-type="string">
            <text:p text:style-name="P4">Descripción</text:p>
          </table:table-cell>
          <table:table-cell table:style-name="Tabla18.A2" office:value-type="string">
            <text:p text:style-name="P4">Resultado</text:p>
          </table:table-cell>
          <table:table-cell table:style-name="Tabla18.D2" office:value-type="string">
            <text:p text:style-name="P4">ID Problema</text:p>
          </table:table-cell>
        </table:table-row>
        <table:table-row table:style-name="Tabla18.3">
          <table:table-cell table:style-name="Tabla18.A2" office:value-type="string">
            <text:p text:style-name="P31">S1</text:p>
          </table:table-cell>
          <table:table-cell table:style-name="Tabla18.A2" office:value-type="string">
            <text:p text:style-name="P18">El caso de uso inicia cuando el sistema requiere imprimir el recibo de abono.</text:p>
          </table:table-cell>
          <table:table-cell table:style-name="Tabla18.A2" office:value-type="string">
            <text:p text:style-name="P6"/>
          </table:table-cell>
          <table:table-cell table:style-name="Tabla18.D2" office:value-type="string">
            <text:p text:style-name="P6"/>
          </table:table-cell>
        </table:table-row>
        <table:table-row table:style-name="Tabla18.3">
          <table:table-cell table:style-name="Tabla18.A2" office:value-type="string">
            <text:p text:style-name="P31">S2</text:p>
          </table:table-cell>
          <table:table-cell table:style-name="Tabla18.A2" office:value-type="string">
            <text:p text:style-name="P18">El sistema identifica si hay que imprimir la documentación del seguro de vida. <text:s text:c="3"/></text:p>
          </table:table-cell>
          <table:table-cell table:style-name="Tabla18.A2" office:value-type="string">
            <text:p text:style-name="P6"/>
          </table:table-cell>
          <table:table-cell table:style-name="Tabla18.D2" office:value-type="string">
            <text:p text:style-name="P6"/>
          </table:table-cell>
        </table:table-row>
        <table:table-row table:style-name="Tabla18.3">
          <table:table-cell table:style-name="Tabla18.A2" office:value-type="string">
            <text:p text:style-name="P31">S3</text:p>
          </table:table-cell>
          <table:table-cell table:style-name="Tabla18.A2" office:value-type="string">
            <text:p text:style-name="P18">El sistema verifica si la tienda esta trabajando como tienda local o si está accesando a una cartera regional o por ciudad. <text:s text:c="23"/></text:p>
          </table:table-cell>
          <table:table-cell table:style-name="Tabla18.A2" office:value-type="string">
            <text:p text:style-name="P6"/>
          </table:table-cell>
          <table:table-cell table:style-name="Tabla18.D2" office:value-type="string">
            <text:p text:style-name="P6"/>
          </table:table-cell>
        </table:table-row>
        <table:table-row table:style-name="Tabla18.3">
          <table:table-cell table:style-name="Tabla18.A2" office:value-type="string">
            <text:p text:style-name="P31">S4</text:p>
          </table:table-cell>
          <table:table-cell table:style-name="Tabla18.A2" office:value-type="string">
            <text:p text:style-name="P18"><text:s/>El sistema valida que el tipo de impresora es matricial.</text:p>
          </table:table-cell>
          <table:table-cell table:style-name="Tabla18.A2" office:value-type="string">
            <text:p text:style-name="P6"/>
          </table:table-cell>
          <table:table-cell table:style-name="Tabla18.D2" office:value-type="string">
            <text:p text:style-name="P6"/>
          </table:table-cell>
        </table:table-row>
        <table:table-row table:style-name="Tabla18.3">
          <table:table-cell table:style-name="Tabla18.A2" office:value-type="string">
            <text:p text:style-name="P31">S5</text:p>
          </table:table-cell>
          <table:table-cell table:style-name="Tabla18.A2" office:value-type="string">
            <text:p text:style-name="P18">El sistema identifica el mensaje a imprimir para el cliente del recibo de abono según sea su puntualidad y estado de las cuentas e imprime dicho mensaje. <text:s/></text:p>
          </table:table-cell>
          <table:table-cell table:style-name="Tabla18.A2" office:value-type="string">
            <text:p text:style-name="P6"/>
          </table:table-cell>
          <table:table-cell table:style-name="Tabla18.D2" office:value-type="string">
            <text:p text:style-name="P6"/>
          </table:table-cell>
        </table:table-row>
        <table:table-row table:style-name="Tabla18.3">
          <table:table-cell table:style-name="Tabla18.A2" office:value-type="string">
            <text:p text:style-name="P31">S6</text:p>
          </table:table-cell>
          <table:table-cell table:style-name="Tabla18.A2" office:value-type="string">
            <text:p text:style-name="P18">El sistema imprime las leyendas( TOTALES, ENTREGO, SU CAMBIO ) en el recibo del abono.</text:p>
          </table:table-cell>
          <table:table-cell table:style-name="Tabla18.A2" office:value-type="string">
            <text:p text:style-name="P6"/>
          </table:table-cell>
          <table:table-cell table:style-name="Tabla18.D2" office:value-type="string">
            <text:p text:style-name="P6"/>
          </table:table-cell>
        </table:table-row>
        <table:table-row table:style-name="Tabla18.3">
          <table:table-cell table:style-name="Tabla18.A2" office:value-type="string">
            <text:p text:style-name="P31">S7</text:p>
          </table:table-cell>
          <table:table-cell table:style-name="Tabla18.A2" office:value-type="string">
            <text:p text:style-name="P18">El sistema imprime la cantidad con la que pago el cliente, el total a pagar del abono del cliente y el cambio del cliente.</text:p>
          </table:table-cell>
          <table:table-cell table:style-name="Tabla18.A2" office:value-type="string">
            <text:p text:style-name="P6"/>
          </table:table-cell>
          <table:table-cell table:style-name="Tabla18.D2" office:value-type="string">
            <text:p text:style-name="P6"/>
          </table:table-cell>
        </table:table-row>
        <table:table-row table:style-name="Tabla18.3">
          <table:table-cell table:style-name="Tabla18.A2" office:value-type="string">
            <text:p text:style-name="P31">S8</text:p>
          </table:table-cell>
          <table:table-cell table:style-name="Tabla18.A2" office:value-type="string">
            <text:p text:style-name="P18">El sistema imprime el numero y nombre del cliente en el recibo del abono.</text:p>
          </table:table-cell>
          <table:table-cell table:style-name="Tabla18.A2" office:value-type="string">
            <text:p text:style-name="P6"/>
          </table:table-cell>
          <table:table-cell table:style-name="Tabla18.D2" office:value-type="string">
            <text:p text:style-name="P6"/>
          </table:table-cell>
        </table:table-row>
        <table:table-row table:style-name="Tabla18.3">
          <table:table-cell table:style-name="Tabla18.A2" office:value-type="string">
            <text:p text:style-name="P31">S9</text:p>
          </table:table-cell>
          <table:table-cell table:style-name="Tabla18.A2" office:value-type="string">
            <text:p text:style-name="P18">El sistema imprime la fecha actual, el numero de tienda, número de caja, número de recibo, el teléfono de la tienda.</text:p>
          </table:table-cell>
          <table:table-cell table:style-name="Tabla18.A2" office:value-type="string">
            <text:p text:style-name="P6"/>
          </table:table-cell>
          <table:table-cell table:style-name="Tabla18.D2" office:value-type="string">
            <text:p text:style-name="P6"/>
          </table:table-cell>
        </table:table-row>
        <table:table-row table:style-name="Tabla18.3">
          <table:table-cell table:style-name="Tabla18.A2" office:value-type="string">
            <text:p text:style-name="P31">S10</text:p>
          </table:table-cell>
          <table:table-cell table:style-name="Tabla18.A2" office:value-type="string">
            <text:p text:style-name="P18">El sistema verifica si el sorteo esta activo. <text:s text:c="23"/></text:p>
            <text:p text:style-name="P18">9.a.- El sistema verificó que el sorteo si esta activo. <text:s text:c="23"/></text:p>
            <text:p text:style-name="P18">9.b.- El sistema verificó que el sorteo no esta activo.</text:p>
          </table:table-cell>
          <table:table-cell table:style-name="Tabla18.A2" office:value-type="string">
            <text:p text:style-name="P6"/>
          </table:table-cell>
          <table:table-cell table:style-name="Tabla18.D2" office:value-type="string">
            <text:p text:style-name="P6"/>
          </table:table-cell>
        </table:table-row>
        <table:table-row table:style-name="Tabla18.3">
          <table:table-cell table:style-name="Tabla18.A2" office:value-type="string">
            <text:p text:style-name="P31">SE.9.a</text:p>
          </table:table-cell>
          <table:table-cell table:style-name="Tabla18.A2" office:value-type="string">
            <text:p text:style-name="P18">El sistema verificó que el sorteo si esta activo.</text:p>
          </table:table-cell>
          <table:table-cell table:style-name="Tabla18.A2" office:value-type="string">
            <text:p text:style-name="P6"/>
          </table:table-cell>
          <table:table-cell table:style-name="Tabla18.D2" office:value-type="string">
            <text:p text:style-name="P6"/>
          </table:table-cell>
        </table:table-row>
        <table:table-row table:style-name="Tabla18.3">
          <table:table-cell table:style-name="Tabla18.A2" office:value-type="string">
            <text:p text:style-name="P31">SE.9.a.1</text:p>
          </table:table-cell>
          <table:table-cell table:style-name="Tabla18.A2" office:value-type="string">
            <text:p text:style-name="P18">El sistema verifica si el importe del abono amerita boletos del sorteo</text:p>
          </table:table-cell>
          <table:table-cell table:style-name="Tabla18.A2" office:value-type="string">
            <text:p text:style-name="P6"/>
          </table:table-cell>
          <table:table-cell table:style-name="Tabla18.D2" office:value-type="string">
            <text:p text:style-name="P6"/>
          </table:table-cell>
        </table:table-row>
        <table:table-row table:style-name="Tabla18.3">
          <table:table-cell table:style-name="Tabla18.A2" office:value-type="string">
            <text:p text:style-name="P31">SE.9.a.1.a</text:p>
          </table:table-cell>
          <table:table-cell table:style-name="Tabla18.A2" office:value-type="string">
            <text:p text:style-name="P18">El sistema verificó que el importe del abono si amerita boletos del sorteo</text:p>
          </table:table-cell>
          <table:table-cell table:style-name="Tabla18.A2" office:value-type="string">
            <text:p text:style-name="P6"/>
          </table:table-cell>
          <table:table-cell table:style-name="Tabla18.D2" office:value-type="string">
            <text:p text:style-name="P6"/>
          </table:table-cell>
        </table:table-row>
        <text:soft-page-break/>
        <table:table-row table:style-name="Tabla18.3">
          <table:table-cell table:style-name="Tabla18.A2" office:value-type="string">
            <text:p text:style-name="P31">SE.9.a.1.a.1</text:p>
          </table:table-cell>
          <table:table-cell table:style-name="Tabla18.A2" office:value-type="string">
            <text:p text:style-name="P18">El sistema manda llamar al CU-0001-Boletos.</text:p>
          </table:table-cell>
          <table:table-cell table:style-name="Tabla18.A2" office:value-type="string">
            <text:p text:style-name="P6"/>
          </table:table-cell>
          <table:table-cell table:style-name="Tabla18.D2" office:value-type="string">
            <text:p text:style-name="P6"/>
          </table:table-cell>
        </table:table-row>
        <table:table-row table:style-name="Tabla18.3">
          <table:table-cell table:style-name="Tabla18.A2" office:value-type="string">
            <text:p text:style-name="P31">SE.9.a.1.a.2</text:p>
          </table:table-cell>
          <table:table-cell table:style-name="Tabla18.A2" office:value-type="string">
            <text:p text:style-name="P18">El sistema obtiene la cantidad de boletos a entregar del caso de uso anterior.</text:p>
          </table:table-cell>
          <table:table-cell table:style-name="Tabla18.A2" office:value-type="string">
            <text:p text:style-name="P6"/>
          </table:table-cell>
          <table:table-cell table:style-name="Tabla18.D2" office:value-type="string">
            <text:p text:style-name="P6"/>
          </table:table-cell>
        </table:table-row>
        <table:table-row table:style-name="Tabla18.3">
          <table:table-cell table:style-name="Tabla18.A2" office:value-type="string">
            <text:p text:style-name="P31">SE.9.a.1.a.3</text:p>
          </table:table-cell>
          <table:table-cell table:style-name="Tabla18.A2" office:value-type="string">
            <text:p text:style-name="P18">El sistema identifica que se obtuvierón boletos.</text:p>
          </table:table-cell>
          <table:table-cell table:style-name="Tabla18.A2" office:value-type="string">
            <text:p text:style-name="P6"/>
          </table:table-cell>
          <table:table-cell table:style-name="Tabla18.D2" office:value-type="string">
            <text:p text:style-name="P6"/>
          </table:table-cell>
        </table:table-row>
        <table:table-row table:style-name="Tabla18.3">
          <table:table-cell table:style-name="Tabla18.A2" office:value-type="string">
            <text:p text:style-name="P31">SE.9.a.1.a.4</text:p>
          </table:table-cell>
          <table:table-cell table:style-name="Tabla18.A2" office:value-type="string">
            <text:p text:style-name="P18">El sistema identifica que es un cliente registrado.</text:p>
          </table:table-cell>
          <table:table-cell table:style-name="Tabla18.A2" office:value-type="string">
            <text:p text:style-name="P6"/>
          </table:table-cell>
          <table:table-cell table:style-name="Tabla18.D2" office:value-type="string">
            <text:p text:style-name="P6"/>
          </table:table-cell>
        </table:table-row>
        <table:table-row table:style-name="Tabla18.3">
          <table:table-cell table:style-name="Tabla18.A2" office:value-type="string">
            <text:p text:style-name="P31">SE.9.a.1.a.5</text:p>
          </table:table-cell>
          <table:table-cell table:style-name="Tabla18.A2" office:value-type="string">
            <text:p text:style-name="P18">El sistema imprime la cantidad de boletos a entregar y la fecha limite para reclamarlos en el recibo de abonos.</text:p>
          </table:table-cell>
          <table:table-cell table:style-name="Tabla18.A2" office:value-type="string">
            <text:p text:style-name="P6"/>
          </table:table-cell>
          <table:table-cell table:style-name="Tabla18.D2" office:value-type="string">
            <text:p text:style-name="P6"/>
          </table:table-cell>
        </table:table-row>
        <table:table-row table:style-name="Tabla18.3">
          <table:table-cell table:style-name="Tabla18.A2" office:value-type="string">
            <text:p text:style-name="P31">SE.9.a.1.a.6</text:p>
          </table:table-cell>
          <table:table-cell table:style-name="Tabla18.A2" office:value-type="string">
            <text:p text:style-name="P18">El flujo continúa en el paso 10 del flujo básico.</text:p>
          </table:table-cell>
          <table:table-cell table:style-name="Tabla18.A2" office:value-type="string">
            <text:p text:style-name="P6"/>
          </table:table-cell>
          <table:table-cell table:style-name="Tabla18.D2" office:value-type="string">
            <text:p text:style-name="P6"/>
          </table:table-cell>
        </table:table-row>
        <table:table-row table:style-name="Tabla18.3">
          <table:table-cell table:style-name="Tabla18.A2" office:value-type="string">
            <text:p text:style-name="P31">S11</text:p>
          </table:table-cell>
          <table:table-cell table:style-name="Tabla18.A2" office:value-type="string">
            <text:p text:style-name="P18">El sistema identifica si se generó un cupón de dinero electrónico <text:s text:c="6"/></text:p>
          </table:table-cell>
          <table:table-cell table:style-name="Tabla18.A2" office:value-type="string">
            <text:p text:style-name="P6"/>
          </table:table-cell>
          <table:table-cell table:style-name="Tabla18.D2" office:value-type="string">
            <text:p text:style-name="P6"/>
          </table:table-cell>
        </table:table-row>
        <table:table-row table:style-name="Tabla18.3">
          <table:table-cell table:style-name="Tabla18.A2" office:value-type="string">
            <text:p text:style-name="P31">S12</text:p>
          </table:table-cell>
          <table:table-cell table:style-name="Tabla18.A2" office:value-type="string">
            <text:p text:style-name="P18">El sistema verifica si la tienda tiene estacionamiento.</text:p>
          </table:table-cell>
          <table:table-cell table:style-name="Tabla18.A2" office:value-type="string">
            <text:p text:style-name="P6"/>
          </table:table-cell>
          <table:table-cell table:style-name="Tabla18.D2" office:value-type="string">
            <text:p text:style-name="P6"/>
          </table:table-cell>
        </table:table-row>
        <table:table-row table:style-name="Tabla18.3">
          <table:table-cell table:style-name="Tabla18.A2" office:value-type="string">
            <text:p text:style-name="P31">S13</text:p>
          </table:table-cell>
          <table:table-cell table:style-name="Tabla18.A2" office:value-type="string">
            <text:p text:style-name="P18">El sistema verifica si a la cuenta a imprimir se le capturó convenio. <text:s text:c="2"/></text:p>
          </table:table-cell>
          <table:table-cell table:style-name="Tabla18.A2" office:value-type="string">
            <text:p text:style-name="P6"/>
          </table:table-cell>
          <table:table-cell table:style-name="Tabla18.D2" office:value-type="string">
            <text:p text:style-name="P6"/>
          </table:table-cell>
        </table:table-row>
        <table:table-row table:style-name="Tabla18.3">
          <table:table-cell table:style-name="Tabla18.A2" office:value-type="string">
            <text:p text:style-name="P31">S14</text:p>
          </table:table-cell>
          <table:table-cell table:style-name="Tabla18.A2" office:value-type="string">
            <text:p text:style-name="P18">El sistema verifica que el sorteo instantaneo no esta activo.</text:p>
          </table:table-cell>
          <table:table-cell table:style-name="Tabla18.A2" office:value-type="string">
            <text:p text:style-name="P6"/>
          </table:table-cell>
          <table:table-cell table:style-name="Tabla18.D2" office:value-type="string">
            <text:p text:style-name="P6"/>
          </table:table-cell>
        </table:table-row>
        <table:table-row table:style-name="Tabla18.3">
          <table:table-cell table:style-name="Tabla18.A2" office:value-type="string">
            <text:p text:style-name="P31">S15</text:p>
          </table:table-cell>
          <table:table-cell table:style-name="Tabla18.A2" office:value-type="string">
            <text:p text:style-name="P18">El sistema verifica en que área de la tienda se imprime el recibo</text:p>
          </table:table-cell>
          <table:table-cell table:style-name="Tabla18.A2" office:value-type="string">
            <text:p text:style-name="P6"/>
          </table:table-cell>
          <table:table-cell table:style-name="Tabla18.D2" office:value-type="string">
            <text:p text:style-name="P6"/>
          </table:table-cell>
        </table:table-row>
        <table:table-row table:style-name="Tabla18.3">
          <table:table-cell table:style-name="Tabla18.A2" office:value-type="string">
            <text:p text:style-name="P31">S16</text:p>
          </table:table-cell>
          <table:table-cell table:style-name="Tabla18.A2" office:value-type="string">
            <text:p text:style-name="P18">El sistema graba la imagen del recibo de abono.</text:p>
          </table:table-cell>
          <table:table-cell table:style-name="Tabla18.A2" office:value-type="string">
            <text:p text:style-name="P6"/>
          </table:table-cell>
          <table:table-cell table:style-name="Tabla18.D2" office:value-type="string">
            <text:p text:style-name="P6"/>
          </table:table-cell>
        </table:table-row>
        <table:table-row table:style-name="Tabla18.28">
          <table:table-cell table:style-name="Tabla18.A2" office:value-type="string">
            <text:p text:style-name="P31">S17</text:p>
          </table:table-cell>
          <table:table-cell table:style-name="Tabla18.A2" office:value-type="string">
            <text:p text:style-name="P18">El sistema determina si el cliente cumple con los datos requeridos y muestra el tipo de encuesta que se le aplicará al cliente.</text:p>
          </table:table-cell>
          <table:table-cell table:style-name="Tabla18.A2" office:value-type="string">
            <text:p text:style-name="P6"/>
          </table:table-cell>
          <table:table-cell table:style-name="Tabla18.D2" office:value-type="string">
            <text:p text:style-name="P6"/>
          </table:table-cell>
        </table:table-row>
        <table:table-row table:style-name="Tabla18.28">
          <table:table-cell table:style-name="Tabla18.A2" office:value-type="string">
            <text:p text:style-name="P31">S18</text:p>
          </table:table-cell>
          <table:table-cell table:style-name="Tabla18.A2" office:value-type="string">
            <text:p text:style-name="P18"><text:s/>El sistema verifica que no se capturo el pago de servicios.</text:p>
          </table:table-cell>
          <table:table-cell table:style-name="Tabla18.A2" office:value-type="string">
            <text:p text:style-name="P6"/>
          </table:table-cell>
          <table:table-cell table:style-name="Tabla18.D2" office:value-type="string">
            <text:p text:style-name="P6"/>
          </table:table-cell>
        </table:table-row>
        <table:table-row table:style-name="Tabla18.28">
          <table:table-cell table:style-name="Tabla18.A2" office:value-type="string">
            <text:p text:style-name="P31">S19</text:p>
          </table:table-cell>
          <table:table-cell table:style-name="Tabla18.A2" office:value-type="string">
            <text:p text:style-name="P18"><text:s/>El sistema manda llamar el caso de uso CU-0011-Invitacion Prestamo.</text:p>
          </table:table-cell>
          <table:table-cell table:style-name="Tabla18.A2" office:value-type="string">
            <text:p text:style-name="P6"/>
          </table:table-cell>
          <table:table-cell table:style-name="Tabla18.D2" office:value-type="string">
            <text:p text:style-name="P6"/>
          </table:table-cell>
        </table:table-row>
        <table:table-row table:style-name="Tabla18.28">
          <table:table-cell table:style-name="Tabla18.A2" office:value-type="string">
            <text:p text:style-name="P31">S20</text:p>
          </table:table-cell>
          <table:table-cell table:style-name="Tabla18.A2" office:value-type="string">
            <text:p text:style-name="P18">Fin de caso de uso</text:p>
          </table:table-cell>
          <table:table-cell table:style-name="Tabla18.A2" office:value-type="string">
            <text:p text:style-name="P6"/>
          </table:table-cell>
          <table:table-cell table:style-name="Tabla18.D2" office:value-type="string">
            <text:p text:style-name="P6"/>
          </table:table-cell>
        </table:table-row>
        <table:table-row table:style-name="Tabla18.3">
          <table:table-cell table:style-name="Tabla18.A2" office:value-type="string">
            <text:p text:style-name="P4">Estado el Caso de Prueba </text:p>
          </table:table-cell>
          <table:table-cell table:style-name="Tabla18.A2" office:value-type="string">
            <text:p text:style-name="P18">En preparación</text:p>
          </table:table-cell>
          <table:table-cell table:style-name="Tabla18.A2" office:value-type="string">
            <text:p text:style-name="P5"/>
          </table:table-cell>
          <table:table-cell table:style-name="Tabla18.D2" office:value-type="string">
            <text:p text:style-name="P6"/>
          </table:table-cell>
        </table:table-row>
      </table:table>
      <text:p text:style-name="Standard"/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row table:style-name="Tabla19.1">
          <table:table-cell table:style-name="Tabla19.A1" office:value-type="string">
            <text:p text:style-name="P4">Juego de Prueba:</text:p>
          </table:table-cell>
          <table:table-cell table:style-name="Tabla19.B1" table:number-columns-spanned="3" office:value-type="string">
            <text:p text:style-name="P32">CP-0005-18</text:p>
          </table:table-cell>
          <table:covered-table-cell/>
          <table:covered-table-cell/>
        </table:table-row>
        <table:table-row table:style-name="Tabla19.1">
          <table:table-cell table:style-name="Tabla19.A2" office:value-type="string">
            <text:p text:style-name="P4">Paso</text:p>
          </table:table-cell>
          <table:table-cell table:style-name="Tabla19.A2" office:value-type="string">
            <text:p text:style-name="P4">Descripción</text:p>
          </table:table-cell>
          <table:table-cell table:style-name="Tabla19.A2" office:value-type="string">
            <text:p text:style-name="P4">Resultado</text:p>
          </table:table-cell>
          <table:table-cell table:style-name="Tabla19.D2" office:value-type="string">
            <text:p text:style-name="P4">ID Problema</text:p>
          </table:table-cell>
        </table:table-row>
        <table:table-row table:style-name="Tabla19.3">
          <table:table-cell table:style-name="Tabla19.A2" office:value-type="string">
            <text:p text:style-name="P31">S1</text:p>
          </table:table-cell>
          <table:table-cell table:style-name="Tabla19.A2" office:value-type="string">
            <text:p text:style-name="P18">El caso de uso inicia cuando el sistema requiere imprimir el recibo de abono.</text:p>
          </table:table-cell>
          <table:table-cell table:style-name="Tabla19.A2" office:value-type="string">
            <text:p text:style-name="P6"/>
          </table:table-cell>
          <table:table-cell table:style-name="Tabla19.D2" office:value-type="string">
            <text:p text:style-name="P6"/>
          </table:table-cell>
        </table:table-row>
        <table:table-row table:style-name="Tabla19.3">
          <table:table-cell table:style-name="Tabla19.A2" office:value-type="string">
            <text:p text:style-name="P31">S2</text:p>
          </table:table-cell>
          <table:table-cell table:style-name="Tabla19.A2" office:value-type="string">
            <text:p text:style-name="P18">El sistema identifica si hay que imprimir la documentación del seguro de vida. <text:s text:c="6"/></text:p>
          </table:table-cell>
          <table:table-cell table:style-name="Tabla19.A2" office:value-type="string">
            <text:p text:style-name="P6"/>
          </table:table-cell>
          <table:table-cell table:style-name="Tabla19.D2" office:value-type="string">
            <text:p text:style-name="P6"/>
          </table:table-cell>
        </table:table-row>
        <table:table-row table:style-name="Tabla19.3">
          <table:table-cell table:style-name="Tabla19.A2" office:value-type="string">
            <text:p text:style-name="P31">S3</text:p>
          </table:table-cell>
          <table:table-cell table:style-name="Tabla19.A2" office:value-type="string">
            <text:p text:style-name="P18">El sistema verifica si la tienda esta trabajando como tienda local o si está accesando a una cartera regional o por ciudad. <text:s text:c="10"/></text:p>
          </table:table-cell>
          <table:table-cell table:style-name="Tabla19.A2" office:value-type="string">
            <text:p text:style-name="P6"/>
          </table:table-cell>
          <table:table-cell table:style-name="Tabla19.D2" office:value-type="string">
            <text:p text:style-name="P6"/>
          </table:table-cell>
        </table:table-row>
        <table:table-row table:style-name="Tabla19.3">
          <table:table-cell table:style-name="Tabla19.A2" office:value-type="string">
            <text:p text:style-name="P31">S4</text:p>
          </table:table-cell>
          <table:table-cell table:style-name="Tabla19.A2" office:value-type="string">
            <text:p text:style-name="P18"><text:s/>El sistema valida que el tipo de impresora es matricial.</text:p>
          </table:table-cell>
          <table:table-cell table:style-name="Tabla19.A2" office:value-type="string">
            <text:p text:style-name="P6"/>
          </table:table-cell>
          <table:table-cell table:style-name="Tabla19.D2" office:value-type="string">
            <text:p text:style-name="P6"/>
          </table:table-cell>
        </table:table-row>
        <table:table-row table:style-name="Tabla19.3">
          <table:table-cell table:style-name="Tabla19.A2" office:value-type="string">
            <text:p text:style-name="P31">S5</text:p>
          </table:table-cell>
          <table:table-cell table:style-name="Tabla19.A2" office:value-type="string">
            <text:p text:style-name="P18">El sistema identifica el mensaje a imprimir para el cliente del recibo de abono según sea su puntualidad y estado de las cuentas e imprime dicho mensaje. <text:s text:c="23"/></text:p>
          </table:table-cell>
          <table:table-cell table:style-name="Tabla19.A2" office:value-type="string">
            <text:p text:style-name="P6"/>
          </table:table-cell>
          <table:table-cell table:style-name="Tabla19.D2" office:value-type="string">
            <text:p text:style-name="P6"/>
          </table:table-cell>
        </table:table-row>
        <table:table-row table:style-name="Tabla19.3">
          <table:table-cell table:style-name="Tabla19.A2" office:value-type="string">
            <text:p text:style-name="P31">S6</text:p>
          </table:table-cell>
          <table:table-cell table:style-name="Tabla19.A2" office:value-type="string">
            <text:p text:style-name="P18">El sistema imprime las leyendas( TOTALES, ENTREGO, SU CAMBIO ) en el recibo del <text:soft-page-break/>abono.</text:p>
          </table:table-cell>
          <table:table-cell table:style-name="Tabla19.A2" office:value-type="string">
            <text:p text:style-name="P6"/>
          </table:table-cell>
          <table:table-cell table:style-name="Tabla19.D2" office:value-type="string">
            <text:p text:style-name="P6"/>
          </table:table-cell>
        </table:table-row>
        <table:table-row table:style-name="Tabla19.3">
          <table:table-cell table:style-name="Tabla19.A2" office:value-type="string">
            <text:p text:style-name="P31">S7</text:p>
          </table:table-cell>
          <table:table-cell table:style-name="Tabla19.A2" office:value-type="string">
            <text:p text:style-name="P18">El sistema imprime la cantidad con la que pago el cliente, el total a pagar del abono del cliente y el cambio del cliente.</text:p>
          </table:table-cell>
          <table:table-cell table:style-name="Tabla19.A2" office:value-type="string">
            <text:p text:style-name="P6"/>
          </table:table-cell>
          <table:table-cell table:style-name="Tabla19.D2" office:value-type="string">
            <text:p text:style-name="P6"/>
          </table:table-cell>
        </table:table-row>
        <table:table-row table:style-name="Tabla19.3">
          <table:table-cell table:style-name="Tabla19.A2" office:value-type="string">
            <text:p text:style-name="P31">S8</text:p>
          </table:table-cell>
          <table:table-cell table:style-name="Tabla19.A2" office:value-type="string">
            <text:p text:style-name="P18">El sistema imprime el numero y nombre del cliente en el recibo del abono.</text:p>
          </table:table-cell>
          <table:table-cell table:style-name="Tabla19.A2" office:value-type="string">
            <text:p text:style-name="P6"/>
          </table:table-cell>
          <table:table-cell table:style-name="Tabla19.D2" office:value-type="string">
            <text:p text:style-name="P6"/>
          </table:table-cell>
        </table:table-row>
        <table:table-row table:style-name="Tabla19.3">
          <table:table-cell table:style-name="Tabla19.A2" office:value-type="string">
            <text:p text:style-name="P31">S9</text:p>
          </table:table-cell>
          <table:table-cell table:style-name="Tabla19.A2" office:value-type="string">
            <text:p text:style-name="P18">El sistema imprime la fecha actual, el numero de tienda, número de caja, número de recibo, el teléfono de la tienda.</text:p>
          </table:table-cell>
          <table:table-cell table:style-name="Tabla19.A2" office:value-type="string">
            <text:p text:style-name="P6"/>
          </table:table-cell>
          <table:table-cell table:style-name="Tabla19.D2" office:value-type="string">
            <text:p text:style-name="P6"/>
          </table:table-cell>
        </table:table-row>
        <table:table-row table:style-name="Tabla19.3">
          <table:table-cell table:style-name="Tabla19.A2" office:value-type="string">
            <text:p text:style-name="P31">S10</text:p>
          </table:table-cell>
          <table:table-cell table:style-name="Tabla19.A2" office:value-type="string">
            <text:p text:style-name="P18">El sistema verifica si el sorteo esta activo. <text:s text:c="23"/></text:p>
            <text:p text:style-name="P18">9.a.- El sistema verificó que el sorteo si esta activo. <text:s text:c="23"/></text:p>
            <text:p text:style-name="P18">9.b.- El sistema verificó que el sorteo no esta activo.</text:p>
          </table:table-cell>
          <table:table-cell table:style-name="Tabla19.A2" office:value-type="string">
            <text:p text:style-name="P6"/>
          </table:table-cell>
          <table:table-cell table:style-name="Tabla19.D2" office:value-type="string">
            <text:p text:style-name="P6"/>
          </table:table-cell>
        </table:table-row>
        <table:table-row table:style-name="Tabla19.3">
          <table:table-cell table:style-name="Tabla19.A2" office:value-type="string">
            <text:p text:style-name="P31">SE.9.a</text:p>
          </table:table-cell>
          <table:table-cell table:style-name="Tabla19.A2" office:value-type="string">
            <text:p text:style-name="P18">El sistema verificó que el sorteo si esta activo.</text:p>
          </table:table-cell>
          <table:table-cell table:style-name="Tabla19.A2" office:value-type="string">
            <text:p text:style-name="P6"/>
          </table:table-cell>
          <table:table-cell table:style-name="Tabla19.D2" office:value-type="string">
            <text:p text:style-name="P6"/>
          </table:table-cell>
        </table:table-row>
        <table:table-row table:style-name="Tabla19.3">
          <table:table-cell table:style-name="Tabla19.A2" office:value-type="string">
            <text:p text:style-name="P31">SE.9.a.1</text:p>
          </table:table-cell>
          <table:table-cell table:style-name="Tabla19.A2" office:value-type="string">
            <text:p text:style-name="P18">El sistema verifica si el importe del abono amerita boletos del sorteo</text:p>
          </table:table-cell>
          <table:table-cell table:style-name="Tabla19.A2" office:value-type="string">
            <text:p text:style-name="P6"/>
          </table:table-cell>
          <table:table-cell table:style-name="Tabla19.D2" office:value-type="string">
            <text:p text:style-name="P6"/>
          </table:table-cell>
        </table:table-row>
        <table:table-row table:style-name="Tabla19.3">
          <table:table-cell table:style-name="Tabla19.A2" office:value-type="string">
            <text:p text:style-name="P31">SE.9.a.1.a</text:p>
          </table:table-cell>
          <table:table-cell table:style-name="Tabla19.A2" office:value-type="string">
            <text:p text:style-name="P18">El sistema verificó que el importe del abono si amerita boletos del sorteo</text:p>
          </table:table-cell>
          <table:table-cell table:style-name="Tabla19.A2" office:value-type="string">
            <text:p text:style-name="P6"/>
          </table:table-cell>
          <table:table-cell table:style-name="Tabla19.D2" office:value-type="string">
            <text:p text:style-name="P6"/>
          </table:table-cell>
        </table:table-row>
        <table:table-row table:style-name="Tabla19.3">
          <table:table-cell table:style-name="Tabla19.A2" office:value-type="string">
            <text:p text:style-name="P31">SE.9.a.1.b</text:p>
          </table:table-cell>
          <table:table-cell table:style-name="Tabla19.A2" office:value-type="string">
            <text:p text:style-name="P18">El sistema verificó que el importe del abono no amerita boletos del sorteo</text:p>
          </table:table-cell>
          <table:table-cell table:style-name="Tabla19.A2" office:value-type="string">
            <text:p text:style-name="P6"/>
          </table:table-cell>
          <table:table-cell table:style-name="Tabla19.D2" office:value-type="string">
            <text:p text:style-name="P6"/>
          </table:table-cell>
        </table:table-row>
        <table:table-row table:style-name="Tabla19.3">
          <table:table-cell table:style-name="Tabla19.A2" office:value-type="string">
            <text:p text:style-name="P31">SE.9.a.1.b.1</text:p>
          </table:table-cell>
          <table:table-cell table:style-name="Tabla19.A2" office:value-type="string">
            <text:p text:style-name="P18">El flujo continúa en el paso 10 del flujo básico.</text:p>
          </table:table-cell>
          <table:table-cell table:style-name="Tabla19.A2" office:value-type="string">
            <text:p text:style-name="P6"/>
          </table:table-cell>
          <table:table-cell table:style-name="Tabla19.D2" office:value-type="string">
            <text:p text:style-name="P6"/>
          </table:table-cell>
        </table:table-row>
        <table:table-row table:style-name="Tabla19.3">
          <table:table-cell table:style-name="Tabla19.A2" office:value-type="string">
            <text:p text:style-name="P31">S11</text:p>
          </table:table-cell>
          <table:table-cell table:style-name="Tabla19.A2" office:value-type="string">
            <text:p text:style-name="P18">El sistema identifica si se generó un cupón de dinero electrónico <text:s text:c="13"/></text:p>
          </table:table-cell>
          <table:table-cell table:style-name="Tabla19.A2" office:value-type="string">
            <text:p text:style-name="P6"/>
          </table:table-cell>
          <table:table-cell table:style-name="Tabla19.D2" office:value-type="string">
            <text:p text:style-name="P6"/>
          </table:table-cell>
        </table:table-row>
        <table:table-row table:style-name="Tabla19.3">
          <table:table-cell table:style-name="Tabla19.A2" office:value-type="string">
            <text:p text:style-name="P31">S12</text:p>
          </table:table-cell>
          <table:table-cell table:style-name="Tabla19.A2" office:value-type="string">
            <text:p text:style-name="P18">El sistema verifica si la tienda tiene estacionamiento. <text:s text:c="23"/></text:p>
            <text:p text:style-name="P18">11.a.- El sistema verificó que la tienda si tiene estacionamiento. <text:s text:c="23"/></text:p>
            <text:p text:style-name="P18">11.b.- El sistema verificó que la tienda no tiene estacionamiento.</text:p>
          </table:table-cell>
          <table:table-cell table:style-name="Tabla19.A2" office:value-type="string">
            <text:p text:style-name="P6"/>
          </table:table-cell>
          <table:table-cell table:style-name="Tabla19.D2" office:value-type="string">
            <text:p text:style-name="P6"/>
          </table:table-cell>
        </table:table-row>
        <table:table-row table:style-name="Tabla19.3">
          <table:table-cell table:style-name="Tabla19.A2" office:value-type="string">
            <text:p text:style-name="P31">S13</text:p>
          </table:table-cell>
          <table:table-cell table:style-name="Tabla19.A2" office:value-type="string">
            <text:p text:style-name="P18">El sistema verifica si a la cuenta a imprimir se le capturó convenio. </text:p>
          </table:table-cell>
          <table:table-cell table:style-name="Tabla19.A2" office:value-type="string">
            <text:p text:style-name="P6"/>
          </table:table-cell>
          <table:table-cell table:style-name="Tabla19.D2" office:value-type="string">
            <text:p text:style-name="P6"/>
          </table:table-cell>
        </table:table-row>
        <table:table-row table:style-name="Tabla19.3">
          <table:table-cell table:style-name="Tabla19.A2" office:value-type="string">
            <text:p text:style-name="P31">S14</text:p>
          </table:table-cell>
          <table:table-cell table:style-name="Tabla19.A2" office:value-type="string">
            <text:p text:style-name="P18">El sistema verifica que el sorteo instantaneo no esta activo.</text:p>
          </table:table-cell>
          <table:table-cell table:style-name="Tabla19.A2" office:value-type="string">
            <text:p text:style-name="P6"/>
          </table:table-cell>
          <table:table-cell table:style-name="Tabla19.D2" office:value-type="string">
            <text:p text:style-name="P6"/>
          </table:table-cell>
        </table:table-row>
        <table:table-row table:style-name="Tabla19.3">
          <table:table-cell table:style-name="Tabla19.A2" office:value-type="string">
            <text:p text:style-name="P31">S15</text:p>
          </table:table-cell>
          <table:table-cell table:style-name="Tabla19.A2" office:value-type="string">
            <text:p text:style-name="P18">El sistema verifica en que área de la tienda se imprime el recibo <text:s/></text:p>
          </table:table-cell>
          <table:table-cell table:style-name="Tabla19.A2" office:value-type="string">
            <text:p text:style-name="P6"/>
          </table:table-cell>
          <table:table-cell table:style-name="Tabla19.D2" office:value-type="string">
            <text:p text:style-name="P6"/>
          </table:table-cell>
        </table:table-row>
        <table:table-row table:style-name="Tabla19.3">
          <table:table-cell table:style-name="Tabla19.A2" office:value-type="string">
            <text:p text:style-name="P31">S16</text:p>
          </table:table-cell>
          <table:table-cell table:style-name="Tabla19.A2" office:value-type="string">
            <text:p text:style-name="P18">El sistema graba la imagen del recibo de abono.</text:p>
          </table:table-cell>
          <table:table-cell table:style-name="Tabla19.A2" office:value-type="string">
            <text:p text:style-name="P6"/>
          </table:table-cell>
          <table:table-cell table:style-name="Tabla19.D2" office:value-type="string">
            <text:p text:style-name="P6"/>
          </table:table-cell>
        </table:table-row>
        <table:table-row table:style-name="Tabla19.24">
          <table:table-cell table:style-name="Tabla19.A2" office:value-type="string">
            <text:p text:style-name="P31">S17</text:p>
          </table:table-cell>
          <table:table-cell table:style-name="Tabla19.A2" office:value-type="string">
            <text:p text:style-name="P18">El sistema determina si el cliente cumple con los datos requeridos y muestra el tipo de encuesta que se le aplicará al cliente.</text:p>
          </table:table-cell>
          <table:table-cell table:style-name="Tabla19.A2" office:value-type="string">
            <text:p text:style-name="P6"/>
          </table:table-cell>
          <table:table-cell table:style-name="Tabla19.D2" office:value-type="string">
            <text:p text:style-name="P6"/>
          </table:table-cell>
        </table:table-row>
        <table:table-row table:style-name="Tabla19.24">
          <table:table-cell table:style-name="Tabla19.A2" office:value-type="string">
            <text:p text:style-name="P31">S18</text:p>
          </table:table-cell>
          <table:table-cell table:style-name="Tabla19.A2" office:value-type="string">
            <text:p text:style-name="P18"><text:s/>El sistema verifica que no se capturo el pago de servicios.</text:p>
          </table:table-cell>
          <table:table-cell table:style-name="Tabla19.A2" office:value-type="string">
            <text:p text:style-name="P6"/>
          </table:table-cell>
          <table:table-cell table:style-name="Tabla19.D2" office:value-type="string">
            <text:p text:style-name="P6"/>
          </table:table-cell>
        </table:table-row>
        <table:table-row table:style-name="Tabla19.24">
          <table:table-cell table:style-name="Tabla19.A2" office:value-type="string">
            <text:p text:style-name="P31">S19</text:p>
          </table:table-cell>
          <table:table-cell table:style-name="Tabla19.A2" office:value-type="string">
            <text:p text:style-name="P18"><text:s/>El sistema manda llamar el caso de uso CU-0011-Invitacion Prestamo.</text:p>
          </table:table-cell>
          <table:table-cell table:style-name="Tabla19.A2" office:value-type="string">
            <text:p text:style-name="P6"/>
          </table:table-cell>
          <table:table-cell table:style-name="Tabla19.D2" office:value-type="string">
            <text:p text:style-name="P6"/>
          </table:table-cell>
        </table:table-row>
        <table:table-row table:style-name="Tabla19.24">
          <table:table-cell table:style-name="Tabla19.A2" office:value-type="string">
            <text:p text:style-name="P31">S20</text:p>
          </table:table-cell>
          <table:table-cell table:style-name="Tabla19.A2" office:value-type="string">
            <text:p text:style-name="P18">Fin de caso de uso</text:p>
          </table:table-cell>
          <table:table-cell table:style-name="Tabla19.A2" office:value-type="string">
            <text:p text:style-name="P6"/>
          </table:table-cell>
          <table:table-cell table:style-name="Tabla19.D2" office:value-type="string">
            <text:p text:style-name="P6"/>
          </table:table-cell>
        </table:table-row>
        <table:table-row table:style-name="Tabla19.3">
          <table:table-cell table:style-name="Tabla19.A2" office:value-type="string">
            <text:p text:style-name="P4">Estado el Caso de Prueba </text:p>
          </table:table-cell>
          <table:table-cell table:style-name="Tabla19.A2" office:value-type="string">
            <text:p text:style-name="P18">En preparación</text:p>
          </table:table-cell>
          <table:table-cell table:style-name="Tabla19.A2" office:value-type="string">
            <text:p text:style-name="P5"/>
          </table:table-cell>
          <table:table-cell table:style-name="Tabla19.D2" office:value-type="string">
            <text:p text:style-name="P6"/>
          </table:table-cell>
        </table:table-row>
      </table:table>
      <text:p text:style-name="Standard"/>
      <table:table table:name="Tabla20" table:style-name="Tabla20">
        <table:table-column table:style-name="Tabla20.A"/>
        <table:table-column table:style-name="Tabla20.B"/>
        <table:table-column table:style-name="Tabla20.C"/>
        <table:table-column table:style-name="Tabla20.D"/>
        <text:soft-page-break/>
        <table:table-row table:style-name="Tabla20.1">
          <table:table-cell table:style-name="Tabla20.A1" office:value-type="string">
            <text:p text:style-name="P4">Juego de Prueba:</text:p>
          </table:table-cell>
          <table:table-cell table:style-name="Tabla20.B1" table:number-columns-spanned="3" office:value-type="string">
            <text:p text:style-name="P32">CP-0005-19</text:p>
          </table:table-cell>
          <table:covered-table-cell/>
          <table:covered-table-cell/>
        </table:table-row>
        <table:table-row table:style-name="Tabla20.1">
          <table:table-cell table:style-name="Tabla20.A2" office:value-type="string">
            <text:p text:style-name="P4">Paso</text:p>
          </table:table-cell>
          <table:table-cell table:style-name="Tabla20.A2" office:value-type="string">
            <text:p text:style-name="P4">Descripción</text:p>
          </table:table-cell>
          <table:table-cell table:style-name="Tabla20.A2" office:value-type="string">
            <text:p text:style-name="P4">Resultado</text:p>
          </table:table-cell>
          <table:table-cell table:style-name="Tabla20.D2" office:value-type="string">
            <text:p text:style-name="P4">ID Problema</text:p>
          </table:table-cell>
        </table:table-row>
        <table:table-row table:style-name="Tabla20.3">
          <table:table-cell table:style-name="Tabla20.A2" office:value-type="string">
            <text:p text:style-name="P31">S1</text:p>
          </table:table-cell>
          <table:table-cell table:style-name="Tabla20.A2" office:value-type="string">
            <text:p text:style-name="P18">El caso de uso inicia cuando el sistema requiere imprimir el recibo de abono.</text:p>
          </table:table-cell>
          <table:table-cell table:style-name="Tabla20.A2" office:value-type="string">
            <text:p text:style-name="P6"/>
          </table:table-cell>
          <table:table-cell table:style-name="Tabla20.D2" office:value-type="string">
            <text:p text:style-name="P6"/>
          </table:table-cell>
        </table:table-row>
        <table:table-row table:style-name="Tabla20.3">
          <table:table-cell table:style-name="Tabla20.A2" office:value-type="string">
            <text:p text:style-name="P31">S2</text:p>
          </table:table-cell>
          <table:table-cell table:style-name="Tabla20.A2" office:value-type="string">
            <text:p text:style-name="P18">El sistema identifica si hay que imprimir la documentación del seguro de vida.</text:p>
          </table:table-cell>
          <table:table-cell table:style-name="Tabla20.A2" office:value-type="string">
            <text:p text:style-name="P6"/>
          </table:table-cell>
          <table:table-cell table:style-name="Tabla20.D2" office:value-type="string">
            <text:p text:style-name="P6"/>
          </table:table-cell>
        </table:table-row>
        <table:table-row table:style-name="Tabla20.3">
          <table:table-cell table:style-name="Tabla20.A2" office:value-type="string">
            <text:p text:style-name="P31">S3</text:p>
          </table:table-cell>
          <table:table-cell table:style-name="Tabla20.A2" office:value-type="string">
            <text:p text:style-name="P18">El sistema verifica si la tienda esta trabajando como tienda local o si está accesando a una cartera regional o por ciudad. <text:s text:c="5"/></text:p>
          </table:table-cell>
          <table:table-cell table:style-name="Tabla20.A2" office:value-type="string">
            <text:p text:style-name="P6"/>
          </table:table-cell>
          <table:table-cell table:style-name="Tabla20.D2" office:value-type="string">
            <text:p text:style-name="P6"/>
          </table:table-cell>
        </table:table-row>
        <table:table-row table:style-name="Tabla20.3">
          <table:table-cell table:style-name="Tabla20.A2" office:value-type="string">
            <text:p text:style-name="P31">S4</text:p>
          </table:table-cell>
          <table:table-cell table:style-name="Tabla20.A2" office:value-type="string">
            <text:p text:style-name="P18"><text:s/>El sistema valida que el tipo de impresora es matricial.</text:p>
          </table:table-cell>
          <table:table-cell table:style-name="Tabla20.A2" office:value-type="string">
            <text:p text:style-name="P6"/>
          </table:table-cell>
          <table:table-cell table:style-name="Tabla20.D2" office:value-type="string">
            <text:p text:style-name="P6"/>
          </table:table-cell>
        </table:table-row>
        <table:table-row table:style-name="Tabla20.3">
          <table:table-cell table:style-name="Tabla20.A2" office:value-type="string">
            <text:p text:style-name="P31">S5</text:p>
          </table:table-cell>
          <table:table-cell table:style-name="Tabla20.A2" office:value-type="string">
            <text:p text:style-name="P18">El sistema identifica el mensaje a imprimir para el cliente del recibo de abono según sea su puntualidad y estado de las cuentas e imprime dicho mensaje. <text:s text:c="28"/></text:p>
          </table:table-cell>
          <table:table-cell table:style-name="Tabla20.A2" office:value-type="string">
            <text:p text:style-name="P6"/>
          </table:table-cell>
          <table:table-cell table:style-name="Tabla20.D2" office:value-type="string">
            <text:p text:style-name="P6"/>
          </table:table-cell>
        </table:table-row>
        <table:table-row table:style-name="Tabla20.3">
          <table:table-cell table:style-name="Tabla20.A2" office:value-type="string">
            <text:p text:style-name="P31">S6</text:p>
          </table:table-cell>
          <table:table-cell table:style-name="Tabla20.A2" office:value-type="string">
            <text:p text:style-name="P18">El sistema imprime las leyendas( TOTALES, ENTREGO, SU CAMBIO ) en el recibo del abono.</text:p>
          </table:table-cell>
          <table:table-cell table:style-name="Tabla20.A2" office:value-type="string">
            <text:p text:style-name="P6"/>
          </table:table-cell>
          <table:table-cell table:style-name="Tabla20.D2" office:value-type="string">
            <text:p text:style-name="P6"/>
          </table:table-cell>
        </table:table-row>
        <table:table-row table:style-name="Tabla20.3">
          <table:table-cell table:style-name="Tabla20.A2" office:value-type="string">
            <text:p text:style-name="P31">S7</text:p>
          </table:table-cell>
          <table:table-cell table:style-name="Tabla20.A2" office:value-type="string">
            <text:p text:style-name="P18">El sistema imprime la cantidad con la que pago el cliente, el total a pagar del abono del cliente y el cambio del cliente.</text:p>
          </table:table-cell>
          <table:table-cell table:style-name="Tabla20.A2" office:value-type="string">
            <text:p text:style-name="P6"/>
          </table:table-cell>
          <table:table-cell table:style-name="Tabla20.D2" office:value-type="string">
            <text:p text:style-name="P6"/>
          </table:table-cell>
        </table:table-row>
        <table:table-row table:style-name="Tabla20.3">
          <table:table-cell table:style-name="Tabla20.A2" office:value-type="string">
            <text:p text:style-name="P31">S8</text:p>
          </table:table-cell>
          <table:table-cell table:style-name="Tabla20.A2" office:value-type="string">
            <text:p text:style-name="P18">El sistema imprime el numero y nombre del cliente en el recibo del abono.</text:p>
          </table:table-cell>
          <table:table-cell table:style-name="Tabla20.A2" office:value-type="string">
            <text:p text:style-name="P6"/>
          </table:table-cell>
          <table:table-cell table:style-name="Tabla20.D2" office:value-type="string">
            <text:p text:style-name="P6"/>
          </table:table-cell>
        </table:table-row>
        <table:table-row table:style-name="Tabla20.3">
          <table:table-cell table:style-name="Tabla20.A2" office:value-type="string">
            <text:p text:style-name="P31">S9</text:p>
          </table:table-cell>
          <table:table-cell table:style-name="Tabla20.A2" office:value-type="string">
            <text:p text:style-name="P18">El sistema imprime la fecha actual, el numero de tienda, número de caja, número de recibo, el teléfono de la tienda.</text:p>
          </table:table-cell>
          <table:table-cell table:style-name="Tabla20.A2" office:value-type="string">
            <text:p text:style-name="P6"/>
          </table:table-cell>
          <table:table-cell table:style-name="Tabla20.D2" office:value-type="string">
            <text:p text:style-name="P6"/>
          </table:table-cell>
        </table:table-row>
        <table:table-row table:style-name="Tabla20.3">
          <table:table-cell table:style-name="Tabla20.A2" office:value-type="string">
            <text:p text:style-name="P31">S10</text:p>
          </table:table-cell>
          <table:table-cell table:style-name="Tabla20.A2" office:value-type="string">
            <text:p text:style-name="P18">El sistema verifica si el sorteo esta activo.</text:p>
          </table:table-cell>
          <table:table-cell table:style-name="Tabla20.A2" office:value-type="string">
            <text:p text:style-name="P6"/>
          </table:table-cell>
          <table:table-cell table:style-name="Tabla20.D2" office:value-type="string">
            <text:p text:style-name="P6"/>
          </table:table-cell>
        </table:table-row>
        <table:table-row table:style-name="Tabla20.3">
          <table:table-cell table:style-name="Tabla20.A2" office:value-type="string">
            <text:p text:style-name="P31">SE.9.b</text:p>
          </table:table-cell>
          <table:table-cell table:style-name="Tabla20.A2" office:value-type="string">
            <text:p text:style-name="P18">El sistema verificó que el sorteo no esta activo.</text:p>
          </table:table-cell>
          <table:table-cell table:style-name="Tabla20.A2" office:value-type="string">
            <text:p text:style-name="P6"/>
          </table:table-cell>
          <table:table-cell table:style-name="Tabla20.D2" office:value-type="string">
            <text:p text:style-name="P6"/>
          </table:table-cell>
        </table:table-row>
        <table:table-row table:style-name="Tabla20.3">
          <table:table-cell table:style-name="Tabla20.A2" office:value-type="string">
            <text:p text:style-name="P31">SE.9.b.1</text:p>
          </table:table-cell>
          <table:table-cell table:style-name="Tabla20.A2" office:value-type="string">
            <text:p text:style-name="P18">El flujo continúa en el paso 10 del flujo básico.</text:p>
          </table:table-cell>
          <table:table-cell table:style-name="Tabla20.A2" office:value-type="string">
            <text:p text:style-name="P6"/>
          </table:table-cell>
          <table:table-cell table:style-name="Tabla20.D2" office:value-type="string">
            <text:p text:style-name="P6"/>
          </table:table-cell>
        </table:table-row>
        <table:table-row table:style-name="Tabla20.3">
          <table:table-cell table:style-name="Tabla20.A2" office:value-type="string">
            <text:p text:style-name="P31">S11</text:p>
          </table:table-cell>
          <table:table-cell table:style-name="Tabla20.A2" office:value-type="string">
            <text:p text:style-name="P18">El sistema identifica si se generó un cupón de dinero electrónico </text:p>
          </table:table-cell>
          <table:table-cell table:style-name="Tabla20.A2" office:value-type="string">
            <text:p text:style-name="P6"/>
          </table:table-cell>
          <table:table-cell table:style-name="Tabla20.D2" office:value-type="string">
            <text:p text:style-name="P6"/>
          </table:table-cell>
        </table:table-row>
        <table:table-row table:style-name="Tabla20.3">
          <table:table-cell table:style-name="Tabla20.A2" office:value-type="string">
            <text:p text:style-name="P31">S12</text:p>
          </table:table-cell>
          <table:table-cell table:style-name="Tabla20.A2" office:value-type="string">
            <text:p text:style-name="P18">El sistema verifica si la tienda tiene estacionamiento. <text:s text:c="3"/></text:p>
          </table:table-cell>
          <table:table-cell table:style-name="Tabla20.A2" office:value-type="string">
            <text:p text:style-name="P6"/>
          </table:table-cell>
          <table:table-cell table:style-name="Tabla20.D2" office:value-type="string">
            <text:p text:style-name="P6"/>
          </table:table-cell>
        </table:table-row>
        <table:table-row table:style-name="Tabla20.3">
          <table:table-cell table:style-name="Tabla20.A2" office:value-type="string">
            <text:p text:style-name="P31">S13</text:p>
          </table:table-cell>
          <table:table-cell table:style-name="Tabla20.A2" office:value-type="string">
            <text:p text:style-name="P18">El sistema verifica si a la cuenta a imprimir se le capturó convenio. <text:s text:c="6"/></text:p>
          </table:table-cell>
          <table:table-cell table:style-name="Tabla20.A2" office:value-type="string">
            <text:p text:style-name="P6"/>
          </table:table-cell>
          <table:table-cell table:style-name="Tabla20.D2" office:value-type="string">
            <text:p text:style-name="P6"/>
          </table:table-cell>
        </table:table-row>
        <table:table-row table:style-name="Tabla20.3">
          <table:table-cell table:style-name="Tabla20.A2" office:value-type="string">
            <text:p text:style-name="P31">S14</text:p>
          </table:table-cell>
          <table:table-cell table:style-name="Tabla20.A2" office:value-type="string">
            <text:p text:style-name="P18">El sistema verifica que el sorteo instantaneo no esta activo.</text:p>
          </table:table-cell>
          <table:table-cell table:style-name="Tabla20.A2" office:value-type="string">
            <text:p text:style-name="P6"/>
          </table:table-cell>
          <table:table-cell table:style-name="Tabla20.D2" office:value-type="string">
            <text:p text:style-name="P6"/>
          </table:table-cell>
        </table:table-row>
        <table:table-row table:style-name="Tabla20.3">
          <table:table-cell table:style-name="Tabla20.A2" office:value-type="string">
            <text:p text:style-name="P31">S15</text:p>
          </table:table-cell>
          <table:table-cell table:style-name="Tabla20.A2" office:value-type="string">
            <text:p text:style-name="P18">El sistema verifica en que área de la tienda se imprime el recibo <text:s text:c="2"/></text:p>
          </table:table-cell>
          <table:table-cell table:style-name="Tabla20.A2" office:value-type="string">
            <text:p text:style-name="P6"/>
          </table:table-cell>
          <table:table-cell table:style-name="Tabla20.D2" office:value-type="string">
            <text:p text:style-name="P6"/>
          </table:table-cell>
        </table:table-row>
        <table:table-row table:style-name="Tabla20.3">
          <table:table-cell table:style-name="Tabla20.A2" office:value-type="string">
            <text:p text:style-name="P31">S16</text:p>
          </table:table-cell>
          <table:table-cell table:style-name="Tabla20.A2" office:value-type="string">
            <text:p text:style-name="P18">El sistema graba la imagen del recibo de abono.</text:p>
          </table:table-cell>
          <table:table-cell table:style-name="Tabla20.A2" office:value-type="string">
            <text:p text:style-name="P6"/>
          </table:table-cell>
          <table:table-cell table:style-name="Tabla20.D2" office:value-type="string">
            <text:p text:style-name="P6"/>
          </table:table-cell>
        </table:table-row>
        <table:table-row table:style-name="Tabla20.21">
          <table:table-cell table:style-name="Tabla20.A2" office:value-type="string">
            <text:p text:style-name="P31">S17</text:p>
          </table:table-cell>
          <table:table-cell table:style-name="Tabla20.A2" office:value-type="string">
            <text:p text:style-name="P18">El sistema determina si el cliente cumple con los datos requeridos y muestra el tipo de encuesta que se le aplicará al cliente.</text:p>
          </table:table-cell>
          <table:table-cell table:style-name="Tabla20.A2" office:value-type="string">
            <text:p text:style-name="P6"/>
          </table:table-cell>
          <table:table-cell table:style-name="Tabla20.D2" office:value-type="string">
            <text:p text:style-name="P6"/>
          </table:table-cell>
        </table:table-row>
        <table:table-row table:style-name="Tabla20.21">
          <table:table-cell table:style-name="Tabla20.A2" office:value-type="string">
            <text:p text:style-name="P31">S18</text:p>
          </table:table-cell>
          <table:table-cell table:style-name="Tabla20.A2" office:value-type="string">
            <text:p text:style-name="P18"><text:s/>El sistema verifica que no se capturo el pago de servicios.</text:p>
          </table:table-cell>
          <table:table-cell table:style-name="Tabla20.A2" office:value-type="string">
            <text:p text:style-name="P6"/>
          </table:table-cell>
          <table:table-cell table:style-name="Tabla20.D2" office:value-type="string">
            <text:p text:style-name="P6"/>
          </table:table-cell>
        </table:table-row>
        <table:table-row table:style-name="Tabla20.21">
          <table:table-cell table:style-name="Tabla20.A2" office:value-type="string">
            <text:p text:style-name="P31">S19</text:p>
          </table:table-cell>
          <table:table-cell table:style-name="Tabla20.A2" office:value-type="string">
            <text:p text:style-name="P18"><text:s/>El sistema manda llamar el caso de uso CU-0011-Invitacion Prestamo.</text:p>
          </table:table-cell>
          <table:table-cell table:style-name="Tabla20.A2" office:value-type="string">
            <text:p text:style-name="P6"/>
          </table:table-cell>
          <table:table-cell table:style-name="Tabla20.D2" office:value-type="string">
            <text:p text:style-name="P6"/>
          </table:table-cell>
        </table:table-row>
        <text:soft-page-break/>
        <table:table-row table:style-name="Tabla20.21">
          <table:table-cell table:style-name="Tabla20.A2" office:value-type="string">
            <text:p text:style-name="P31">S20</text:p>
          </table:table-cell>
          <table:table-cell table:style-name="Tabla20.A2" office:value-type="string">
            <text:p text:style-name="P18">Fin de caso de uso</text:p>
          </table:table-cell>
          <table:table-cell table:style-name="Tabla20.A2" office:value-type="string">
            <text:p text:style-name="P6"/>
          </table:table-cell>
          <table:table-cell table:style-name="Tabla20.D2" office:value-type="string">
            <text:p text:style-name="P6"/>
          </table:table-cell>
        </table:table-row>
        <table:table-row table:style-name="Tabla20.3">
          <table:table-cell table:style-name="Tabla20.A2" office:value-type="string">
            <text:p text:style-name="P4">Estado el Caso de Prueba </text:p>
          </table:table-cell>
          <table:table-cell table:style-name="Tabla20.A2" office:value-type="string">
            <text:p text:style-name="P18">En preparación</text:p>
          </table:table-cell>
          <table:table-cell table:style-name="Tabla20.A2" office:value-type="string">
            <text:p text:style-name="P5"/>
          </table:table-cell>
          <table:table-cell table:style-name="Tabla20.D2" office:value-type="string">
            <text:p text:style-name="P6"/>
          </table:table-cell>
        </table:table-row>
      </table:table>
      <text:p text:style-name="Standard"/>
      <table:table table:name="Tabla21" table:style-name="Tabla21">
        <table:table-column table:style-name="Tabla21.A"/>
        <table:table-column table:style-name="Tabla21.B"/>
        <table:table-column table:style-name="Tabla21.C"/>
        <table:table-column table:style-name="Tabla21.D"/>
        <table:table-row table:style-name="Tabla21.1">
          <table:table-cell table:style-name="Tabla21.A1" office:value-type="string">
            <text:p text:style-name="P4">Juego de Prueba:</text:p>
          </table:table-cell>
          <table:table-cell table:style-name="Tabla21.B1" table:number-columns-spanned="3" office:value-type="string">
            <text:p text:style-name="P32">CP-0005-20</text:p>
          </table:table-cell>
          <table:covered-table-cell/>
          <table:covered-table-cell/>
        </table:table-row>
        <table:table-row table:style-name="Tabla21.1">
          <table:table-cell table:style-name="Tabla21.A2" office:value-type="string">
            <text:p text:style-name="P4">Paso</text:p>
          </table:table-cell>
          <table:table-cell table:style-name="Tabla21.A2" office:value-type="string">
            <text:p text:style-name="P4">Descripción</text:p>
          </table:table-cell>
          <table:table-cell table:style-name="Tabla21.A2" office:value-type="string">
            <text:p text:style-name="P4">Resultado</text:p>
          </table:table-cell>
          <table:table-cell table:style-name="Tabla21.D2" office:value-type="string">
            <text:p text:style-name="P4">ID Problema</text:p>
          </table:table-cell>
        </table:table-row>
        <table:table-row table:style-name="Tabla21.3">
          <table:table-cell table:style-name="Tabla21.A2" office:value-type="string">
            <text:p text:style-name="P31">S1</text:p>
          </table:table-cell>
          <table:table-cell table:style-name="Tabla21.A2" office:value-type="string">
            <text:p text:style-name="P18">El caso de uso inicia cuando el sistema requiere imprimir el recibo de abono.</text:p>
          </table:table-cell>
          <table:table-cell table:style-name="Tabla21.A2" office:value-type="string">
            <text:p text:style-name="P6"/>
          </table:table-cell>
          <table:table-cell table:style-name="Tabla21.D2" office:value-type="string">
            <text:p text:style-name="P6"/>
          </table:table-cell>
        </table:table-row>
        <table:table-row table:style-name="Tabla21.3">
          <table:table-cell table:style-name="Tabla21.A2" office:value-type="string">
            <text:p text:style-name="P31">S2</text:p>
          </table:table-cell>
          <table:table-cell table:style-name="Tabla21.A2" office:value-type="string">
            <text:p text:style-name="P18">El sistema identifica si hay que imprimir la documentación del seguro de vida. <text:s text:c="21"/></text:p>
            <text:p text:style-name="P18">2.a.- El sistema identificó que si hay que imprimir la documentación del seguro de vida <text:s text:c="23"/></text:p>
            <text:p text:style-name="P18">2.b.- El sistema identificó que no hay que imprimir la documentación del seguro de vida</text:p>
          </table:table-cell>
          <table:table-cell table:style-name="Tabla21.A2" office:value-type="string">
            <text:p text:style-name="P6"/>
          </table:table-cell>
          <table:table-cell table:style-name="Tabla21.D2" office:value-type="string">
            <text:p text:style-name="P6"/>
          </table:table-cell>
        </table:table-row>
        <table:table-row table:style-name="Tabla21.3">
          <table:table-cell table:style-name="Tabla21.A2" office:value-type="string">
            <text:p text:style-name="P31">S3</text:p>
          </table:table-cell>
          <table:table-cell table:style-name="Tabla21.A2" office:value-type="string">
            <text:p text:style-name="P18">El sistema verifica si la tienda esta trabajando como tienda local o si está accesando a una cartera regional o por ciudad. <text:s text:c="23"/></text:p>
            <text:p text:style-name="P18">3.a.- El sistema verificó que la tienda si esta trabajando como local o que si está accesando a una cartera regional o por ciudad. <text:s text:c="22"/></text:p>
            <text:p text:style-name="P18">3.b.- El sistema verificó que la tienda no esta trabajando como local y que no está accesando a una cartera regional o por ciudad.</text:p>
          </table:table-cell>
          <table:table-cell table:style-name="Tabla21.A2" office:value-type="string">
            <text:p text:style-name="P6"/>
          </table:table-cell>
          <table:table-cell table:style-name="Tabla21.D2" office:value-type="string">
            <text:p text:style-name="P6"/>
          </table:table-cell>
        </table:table-row>
        <table:table-row table:style-name="Tabla21.3">
          <table:table-cell table:style-name="Tabla21.A2" office:value-type="string">
            <text:p text:style-name="P31">S4</text:p>
          </table:table-cell>
          <table:table-cell table:style-name="Tabla21.A2" office:value-type="string">
            <text:p text:style-name="P18"><text:s/>El sistema valida que el tipo de impresora es matricial.</text:p>
          </table:table-cell>
          <table:table-cell table:style-name="Tabla21.A2" office:value-type="string">
            <text:p text:style-name="P6"/>
          </table:table-cell>
          <table:table-cell table:style-name="Tabla21.D2" office:value-type="string">
            <text:p text:style-name="P6"/>
          </table:table-cell>
        </table:table-row>
        <table:table-row table:style-name="Tabla21.3">
          <table:table-cell table:style-name="Tabla21.A2" office:value-type="string">
            <text:p text:style-name="P31">S5</text:p>
          </table:table-cell>
          <table:table-cell table:style-name="Tabla21.A2" office:value-type="string">
            <text:p text:style-name="P18">El sistema identifica el mensaje a imprimir para el cliente del recibo de abono según sea su puntualidad y estado de las cuentas e imprime dicho mensaje. <text:s text:c="27"/></text:p>
          </table:table-cell>
          <table:table-cell table:style-name="Tabla21.A2" office:value-type="string">
            <text:p text:style-name="P6"/>
          </table:table-cell>
          <table:table-cell table:style-name="Tabla21.D2" office:value-type="string">
            <text:p text:style-name="P6"/>
          </table:table-cell>
        </table:table-row>
        <table:table-row table:style-name="Tabla21.3">
          <table:table-cell table:style-name="Tabla21.A2" office:value-type="string">
            <text:p text:style-name="P31">S6</text:p>
          </table:table-cell>
          <table:table-cell table:style-name="Tabla21.A2" office:value-type="string">
            <text:p text:style-name="P18">El sistema imprime las leyendas( TOTALES, ENTREGO, SU CAMBIO ) en el recibo del abono.</text:p>
          </table:table-cell>
          <table:table-cell table:style-name="Tabla21.A2" office:value-type="string">
            <text:p text:style-name="P6"/>
          </table:table-cell>
          <table:table-cell table:style-name="Tabla21.D2" office:value-type="string">
            <text:p text:style-name="P6"/>
          </table:table-cell>
        </table:table-row>
        <table:table-row table:style-name="Tabla21.3">
          <table:table-cell table:style-name="Tabla21.A2" office:value-type="string">
            <text:p text:style-name="P31">S7</text:p>
          </table:table-cell>
          <table:table-cell table:style-name="Tabla21.A2" office:value-type="string">
            <text:p text:style-name="P18">El sistema imprime la cantidad con la que pago el cliente, el total a pagar del abono del cliente y el cambio del cliente.</text:p>
          </table:table-cell>
          <table:table-cell table:style-name="Tabla21.A2" office:value-type="string">
            <text:p text:style-name="P6"/>
          </table:table-cell>
          <table:table-cell table:style-name="Tabla21.D2" office:value-type="string">
            <text:p text:style-name="P6"/>
          </table:table-cell>
        </table:table-row>
        <table:table-row table:style-name="Tabla21.3">
          <table:table-cell table:style-name="Tabla21.A2" office:value-type="string">
            <text:p text:style-name="P31">S8</text:p>
          </table:table-cell>
          <table:table-cell table:style-name="Tabla21.A2" office:value-type="string">
            <text:p text:style-name="P18">El sistema imprime el numero y nombre del cliente en el recibo del abono.</text:p>
          </table:table-cell>
          <table:table-cell table:style-name="Tabla21.A2" office:value-type="string">
            <text:p text:style-name="P6"/>
          </table:table-cell>
          <table:table-cell table:style-name="Tabla21.D2" office:value-type="string">
            <text:p text:style-name="P6"/>
          </table:table-cell>
        </table:table-row>
        <table:table-row table:style-name="Tabla21.3">
          <table:table-cell table:style-name="Tabla21.A2" office:value-type="string">
            <text:p text:style-name="P31">S9</text:p>
          </table:table-cell>
          <table:table-cell table:style-name="Tabla21.A2" office:value-type="string">
            <text:p text:style-name="P18">El sistema imprime la fecha actual, el numero de tienda, número de caja, número de recibo, el teléfono de la tienda.</text:p>
          </table:table-cell>
          <table:table-cell table:style-name="Tabla21.A2" office:value-type="string">
            <text:p text:style-name="P6"/>
          </table:table-cell>
          <table:table-cell table:style-name="Tabla21.D2" office:value-type="string">
            <text:p text:style-name="P6"/>
          </table:table-cell>
        </table:table-row>
        <table:table-row table:style-name="Tabla21.3">
          <table:table-cell table:style-name="Tabla21.A2" office:value-type="string">
            <text:p text:style-name="P31">S10</text:p>
          </table:table-cell>
          <table:table-cell table:style-name="Tabla21.A2" office:value-type="string">
            <text:p text:style-name="P18">El sistema verifica si el sorteo esta activo. <text:s text:c="23"/></text:p>
            <text:p text:style-name="P18"/>
          </table:table-cell>
          <table:table-cell table:style-name="Tabla21.A2" office:value-type="string">
            <text:p text:style-name="P6"/>
          </table:table-cell>
          <table:table-cell table:style-name="Tabla21.D2" office:value-type="string">
            <text:p text:style-name="P6"/>
          </table:table-cell>
        </table:table-row>
        <table:table-row table:style-name="Tabla21.3">
          <table:table-cell table:style-name="Tabla21.A2" office:value-type="string">
            <text:p text:style-name="P31">S11</text:p>
          </table:table-cell>
          <table:table-cell table:style-name="Tabla21.A2" office:value-type="string">
            <text:p text:style-name="P18">El sistema identifica si se generó un cupón de dinero electrónico <text:s text:c="23"/></text:p>
          </table:table-cell>
          <table:table-cell table:style-name="Tabla21.A2" office:value-type="string">
            <text:p text:style-name="P6"/>
          </table:table-cell>
          <table:table-cell table:style-name="Tabla21.D2" office:value-type="string">
            <text:p text:style-name="P6"/>
          </table:table-cell>
        </table:table-row>
        <table:table-row table:style-name="Tabla21.3">
          <table:table-cell table:style-name="Tabla21.A2" office:value-type="string">
            <text:p text:style-name="P31">SE.10.a</text:p>
          </table:table-cell>
          <table:table-cell table:style-name="Tabla21.A2" office:value-type="string">
            <text:p text:style-name="P18">El sistema identificó que si se generó un cupon de dinero electrónico</text:p>
          </table:table-cell>
          <table:table-cell table:style-name="Tabla21.A2" office:value-type="string">
            <text:p text:style-name="P6"/>
          </table:table-cell>
          <table:table-cell table:style-name="Tabla21.D2" office:value-type="string">
            <text:p text:style-name="P6"/>
          </table:table-cell>
        </table:table-row>
        <table:table-row table:style-name="Tabla21.3">
          <table:table-cell table:style-name="Tabla21.A2" office:value-type="string">
            <text:p text:style-name="P31">SE.10.a.1</text:p>
          </table:table-cell>
          <table:table-cell table:style-name="Tabla21.A2" office:value-type="string">
            <text:p text:style-name="P18">El sistema imprime las leyendas:</text:p>
            <text:p text:style-name="P18">"COPPEL LE REGALA $%ld EN DINERO <text:soft-page-break/>ELECTRONICO"</text:p>
            <text:p text:style-name="P18">"COPPEL PREMIA A SUS CLIENTES PUNTUALES, POR ELLO AL SALDAR SU CUENTA COPPEL LE REGALA DINERO ELECTRONICO." <text:s text:c="32"/></text:p>
            <text:p text:style-name="P18">"UTILICE HOY MISMO SU DINERO ELECTRONICO Y COMPRE ROPA, ZAPATOS Y MUEBLES" <text:s text:c="32"/></text:p>
            <text:p text:style-name="P18">"DE CREDITO O DE CONTADO EN CUALQUIER TIENDA COPPEL O ZAPATERIA COPPEL CANADA" <text:s text:c="31"/></text:p>
            <text:p text:style-name="P18">"FECHA LIMITE DE CANJE: <text:s text:c="6"/>­RECUERDE QUE ES ACUMULABLE!" <text:s text:c="32"/></text:p>
            <text:p text:style-name="P18">"NO ES VALIDO PARA ABONAR O PAGAR SERVICIOS. NO HAY DEVOLUCIONES DE EFECTIVO"</text:p>
          </table:table-cell>
          <table:table-cell table:style-name="Tabla21.A2" office:value-type="string">
            <text:p text:style-name="P6"/>
          </table:table-cell>
          <table:table-cell table:style-name="Tabla21.D2" office:value-type="string">
            <text:p text:style-name="P6"/>
          </table:table-cell>
        </table:table-row>
        <table:table-row table:style-name="Tabla21.3">
          <table:table-cell table:style-name="Tabla21.A2" office:value-type="string">
            <text:p text:style-name="P31">SE.10.a.2</text:p>
          </table:table-cell>
          <table:table-cell table:style-name="Tabla21.A2" office:value-type="string">
            <text:p text:style-name="P18">El flujo continúa en el paso 11 del flujo básico.</text:p>
          </table:table-cell>
          <table:table-cell table:style-name="Tabla21.A2" office:value-type="string">
            <text:p text:style-name="P6"/>
          </table:table-cell>
          <table:table-cell table:style-name="Tabla21.D2" office:value-type="string">
            <text:p text:style-name="P6"/>
          </table:table-cell>
        </table:table-row>
        <table:table-row table:style-name="Tabla21.3">
          <table:table-cell table:style-name="Tabla21.A2" office:value-type="string">
            <text:p text:style-name="P31">S12</text:p>
          </table:table-cell>
          <table:table-cell table:style-name="Tabla21.A2" office:value-type="string">
            <text:p text:style-name="P18">El sistema verifica si la tienda tiene estacionamiento. <text:s text:c="4"/></text:p>
          </table:table-cell>
          <table:table-cell table:style-name="Tabla21.A2" office:value-type="string">
            <text:p text:style-name="P6"/>
          </table:table-cell>
          <table:table-cell table:style-name="Tabla21.D2" office:value-type="string">
            <text:p text:style-name="P6"/>
          </table:table-cell>
        </table:table-row>
        <table:table-row table:style-name="Tabla21.3">
          <table:table-cell table:style-name="Tabla21.A2" office:value-type="string">
            <text:p text:style-name="P31">S13</text:p>
          </table:table-cell>
          <table:table-cell table:style-name="Tabla21.A2" office:value-type="string">
            <text:p text:style-name="P18">El sistema verifica si a la cuenta a imprimir se le capturó convenio. <text:s text:c="2"/></text:p>
          </table:table-cell>
          <table:table-cell table:style-name="Tabla21.A2" office:value-type="string">
            <text:p text:style-name="P6"/>
          </table:table-cell>
          <table:table-cell table:style-name="Tabla21.D2" office:value-type="string">
            <text:p text:style-name="P6"/>
          </table:table-cell>
        </table:table-row>
        <table:table-row table:style-name="Tabla21.3">
          <table:table-cell table:style-name="Tabla21.A2" office:value-type="string">
            <text:p text:style-name="P31">S14</text:p>
          </table:table-cell>
          <table:table-cell table:style-name="Tabla21.A2" office:value-type="string">
            <text:p text:style-name="P18">El sistema verifica que el sorteo instantaneo no esta activo.</text:p>
          </table:table-cell>
          <table:table-cell table:style-name="Tabla21.A2" office:value-type="string">
            <text:p text:style-name="P6"/>
          </table:table-cell>
          <table:table-cell table:style-name="Tabla21.D2" office:value-type="string">
            <text:p text:style-name="P6"/>
          </table:table-cell>
        </table:table-row>
        <table:table-row table:style-name="Tabla21.3">
          <table:table-cell table:style-name="Tabla21.A2" office:value-type="string">
            <text:p text:style-name="P31">S15</text:p>
          </table:table-cell>
          <table:table-cell table:style-name="Tabla21.A2" office:value-type="string">
            <text:p text:style-name="P18">El sistema verifica en que área de la tienda se imprime el recibo</text:p>
          </table:table-cell>
          <table:table-cell table:style-name="Tabla21.A2" office:value-type="string">
            <text:p text:style-name="P6"/>
          </table:table-cell>
          <table:table-cell table:style-name="Tabla21.D2" office:value-type="string">
            <text:p text:style-name="P6"/>
          </table:table-cell>
        </table:table-row>
        <table:table-row table:style-name="Tabla21.3">
          <table:table-cell table:style-name="Tabla21.A2" office:value-type="string">
            <text:p text:style-name="P31">S16</text:p>
          </table:table-cell>
          <table:table-cell table:style-name="Tabla21.A2" office:value-type="string">
            <text:p text:style-name="P18">El sistema graba la imagen del recibo de abono.</text:p>
          </table:table-cell>
          <table:table-cell table:style-name="Tabla21.A2" office:value-type="string">
            <text:p text:style-name="P6"/>
          </table:table-cell>
          <table:table-cell table:style-name="Tabla21.D2" office:value-type="string">
            <text:p text:style-name="P6"/>
          </table:table-cell>
        </table:table-row>
        <table:table-row table:style-name="Tabla21.3">
          <table:table-cell table:style-name="Tabla21.A2" office:value-type="string">
            <text:p text:style-name="P31">S17</text:p>
          </table:table-cell>
          <table:table-cell table:style-name="Tabla21.A2" office:value-type="string">
            <text:p text:style-name="P18">El sistema determina si el cliente cumple con los datos requeridos y muestra el tipo de encuesta que se le aplicará al cliente.</text:p>
          </table:table-cell>
          <table:table-cell table:style-name="Tabla21.A2" office:value-type="string">
            <text:p text:style-name="P6"/>
          </table:table-cell>
          <table:table-cell table:style-name="Tabla21.D2" office:value-type="string">
            <text:p text:style-name="P6"/>
          </table:table-cell>
        </table:table-row>
        <table:table-row table:style-name="Tabla21.23">
          <table:table-cell table:style-name="Tabla21.A2" office:value-type="string">
            <text:p text:style-name="P31">S18</text:p>
          </table:table-cell>
          <table:table-cell table:style-name="Tabla21.A2" office:value-type="string">
            <text:p text:style-name="P18"><text:s/>El sistema verifica que no se capturo el pago de servicios.</text:p>
          </table:table-cell>
          <table:table-cell table:style-name="Tabla21.A2" office:value-type="string">
            <text:p text:style-name="P6"/>
          </table:table-cell>
          <table:table-cell table:style-name="Tabla21.D2" office:value-type="string">
            <text:p text:style-name="P6"/>
          </table:table-cell>
        </table:table-row>
        <table:table-row table:style-name="Tabla21.23">
          <table:table-cell table:style-name="Tabla21.A2" office:value-type="string">
            <text:p text:style-name="P31">S19</text:p>
          </table:table-cell>
          <table:table-cell table:style-name="Tabla21.A2" office:value-type="string">
            <text:p text:style-name="P18"><text:s/>El sistema manda llamar el caso de uso CU-0011-Invitacion Prestamo.</text:p>
          </table:table-cell>
          <table:table-cell table:style-name="Tabla21.A2" office:value-type="string">
            <text:p text:style-name="P6"/>
          </table:table-cell>
          <table:table-cell table:style-name="Tabla21.D2" office:value-type="string">
            <text:p text:style-name="P6"/>
          </table:table-cell>
        </table:table-row>
        <table:table-row table:style-name="Tabla21.23">
          <table:table-cell table:style-name="Tabla21.A2" office:value-type="string">
            <text:p text:style-name="P31">S20</text:p>
          </table:table-cell>
          <table:table-cell table:style-name="Tabla21.A2" office:value-type="string">
            <text:p text:style-name="P18">Fin de caso de uso</text:p>
          </table:table-cell>
          <table:table-cell table:style-name="Tabla21.A2" office:value-type="string">
            <text:p text:style-name="P6"/>
          </table:table-cell>
          <table:table-cell table:style-name="Tabla21.D2" office:value-type="string">
            <text:p text:style-name="P6"/>
          </table:table-cell>
        </table:table-row>
        <table:table-row table:style-name="Tabla21.3">
          <table:table-cell table:style-name="Tabla21.A2" office:value-type="string">
            <text:p text:style-name="P4">Estado el Caso de Prueba </text:p>
          </table:table-cell>
          <table:table-cell table:style-name="Tabla21.A2" office:value-type="string">
            <text:p text:style-name="P18">En preparación</text:p>
          </table:table-cell>
          <table:table-cell table:style-name="Tabla21.A2" office:value-type="string">
            <text:p text:style-name="P5"/>
          </table:table-cell>
          <table:table-cell table:style-name="Tabla21.D2" office:value-type="string">
            <text:p text:style-name="P6"/>
          </table:table-cell>
        </table:table-row>
      </table:table>
      <text:p text:style-name="Standard"/>
      <table:table table:name="Tabla22" table:style-name="Tabla22">
        <table:table-column table:style-name="Tabla22.A"/>
        <table:table-column table:style-name="Tabla22.B"/>
        <table:table-column table:style-name="Tabla22.C"/>
        <table:table-column table:style-name="Tabla22.D"/>
        <table:table-row table:style-name="Tabla22.1">
          <table:table-cell table:style-name="Tabla22.A1" office:value-type="string">
            <text:p text:style-name="P4">Juego de Prueba:</text:p>
          </table:table-cell>
          <table:table-cell table:style-name="Tabla22.B1" table:number-columns-spanned="3" office:value-type="string">
            <text:p text:style-name="P32">CP-0005-21</text:p>
          </table:table-cell>
          <table:covered-table-cell/>
          <table:covered-table-cell/>
        </table:table-row>
        <table:table-row table:style-name="Tabla22.1">
          <table:table-cell table:style-name="Tabla22.A2" office:value-type="string">
            <text:p text:style-name="P4">Paso</text:p>
          </table:table-cell>
          <table:table-cell table:style-name="Tabla22.A2" office:value-type="string">
            <text:p text:style-name="P4">Descripción</text:p>
          </table:table-cell>
          <table:table-cell table:style-name="Tabla22.A2" office:value-type="string">
            <text:p text:style-name="P4">Resultado</text:p>
          </table:table-cell>
          <table:table-cell table:style-name="Tabla22.D2" office:value-type="string">
            <text:p text:style-name="P4">ID Problema</text:p>
          </table:table-cell>
        </table:table-row>
        <table:table-row table:style-name="Tabla22.3">
          <table:table-cell table:style-name="Tabla22.A2" office:value-type="string">
            <text:p text:style-name="P31">S1</text:p>
          </table:table-cell>
          <table:table-cell table:style-name="Tabla22.A2" office:value-type="string">
            <text:p text:style-name="P18">El caso de uso inicia cuando el sistema requiere imprimir el recibo de abono.</text:p>
          </table:table-cell>
          <table:table-cell table:style-name="Tabla22.A2" office:value-type="string">
            <text:p text:style-name="P6"/>
          </table:table-cell>
          <table:table-cell table:style-name="Tabla22.D2" office:value-type="string">
            <text:p text:style-name="P6"/>
          </table:table-cell>
        </table:table-row>
        <table:table-row table:style-name="Tabla22.3">
          <table:table-cell table:style-name="Tabla22.A2" office:value-type="string">
            <text:p text:style-name="P31">S2</text:p>
          </table:table-cell>
          <table:table-cell table:style-name="Tabla22.A2" office:value-type="string">
            <text:p text:style-name="P18">El sistema identifica si hay que imprimir la documentación del seguro de vida. <text:s text:c="3"/></text:p>
          </table:table-cell>
          <table:table-cell table:style-name="Tabla22.A2" office:value-type="string">
            <text:p text:style-name="P6"/>
          </table:table-cell>
          <table:table-cell table:style-name="Tabla22.D2" office:value-type="string">
            <text:p text:style-name="P6"/>
          </table:table-cell>
        </table:table-row>
        <table:table-row table:style-name="Tabla22.3">
          <table:table-cell table:style-name="Tabla22.A2" office:value-type="string">
            <text:p text:style-name="P31">S3</text:p>
          </table:table-cell>
          <table:table-cell table:style-name="Tabla22.A2" office:value-type="string">
            <text:p text:style-name="P18">El sistema verifica si la tienda esta trabajando como tienda local o si está accesando a una cartera regional o por ciudad. <text:s text:c="3"/></text:p>
          </table:table-cell>
          <table:table-cell table:style-name="Tabla22.A2" office:value-type="string">
            <text:p text:style-name="P6"/>
          </table:table-cell>
          <table:table-cell table:style-name="Tabla22.D2" office:value-type="string">
            <text:p text:style-name="P6"/>
          </table:table-cell>
        </table:table-row>
        <table:table-row table:style-name="Tabla22.3">
          <table:table-cell table:style-name="Tabla22.A2" office:value-type="string">
            <text:p text:style-name="P31">S5</text:p>
          </table:table-cell>
          <table:table-cell table:style-name="Tabla22.A2" office:value-type="string">
            <text:p text:style-name="P18">El sistema identifica el mensaje a imprimir para el cliente del recibo de abono según sea su <text:soft-page-break/>puntualidad y estado de las cuentas e imprime dicho mensaje. <text:s text:c="29"/></text:p>
          </table:table-cell>
          <table:table-cell table:style-name="Tabla22.A2" office:value-type="string">
            <text:p text:style-name="P6"/>
          </table:table-cell>
          <table:table-cell table:style-name="Tabla22.D2" office:value-type="string">
            <text:p text:style-name="P6"/>
          </table:table-cell>
        </table:table-row>
        <table:table-row table:style-name="Tabla22.3">
          <table:table-cell table:style-name="Tabla22.A2" office:value-type="string">
            <text:p text:style-name="P31">S6</text:p>
          </table:table-cell>
          <table:table-cell table:style-name="Tabla22.A2" office:value-type="string">
            <text:p text:style-name="P18">El sistema imprime las leyendas( TOTALES, ENTREGO, SU CAMBIO ) en el recibo del abono.</text:p>
          </table:table-cell>
          <table:table-cell table:style-name="Tabla22.A2" office:value-type="string">
            <text:p text:style-name="P6"/>
          </table:table-cell>
          <table:table-cell table:style-name="Tabla22.D2" office:value-type="string">
            <text:p text:style-name="P6"/>
          </table:table-cell>
        </table:table-row>
        <table:table-row table:style-name="Tabla22.3">
          <table:table-cell table:style-name="Tabla22.A2" office:value-type="string">
            <text:p text:style-name="P31">S7</text:p>
          </table:table-cell>
          <table:table-cell table:style-name="Tabla22.A2" office:value-type="string">
            <text:p text:style-name="P18">El sistema imprime la cantidad con la que pago el cliente, el total a pagar del abono del cliente y el cambio del cliente.</text:p>
          </table:table-cell>
          <table:table-cell table:style-name="Tabla22.A2" office:value-type="string">
            <text:p text:style-name="P6"/>
          </table:table-cell>
          <table:table-cell table:style-name="Tabla22.D2" office:value-type="string">
            <text:p text:style-name="P6"/>
          </table:table-cell>
        </table:table-row>
        <table:table-row table:style-name="Tabla22.3">
          <table:table-cell table:style-name="Tabla22.A2" office:value-type="string">
            <text:p text:style-name="P31">S8</text:p>
          </table:table-cell>
          <table:table-cell table:style-name="Tabla22.A2" office:value-type="string">
            <text:p text:style-name="P18">El sistema imprime el numero y nombre del cliente en el recibo del abono.</text:p>
          </table:table-cell>
          <table:table-cell table:style-name="Tabla22.A2" office:value-type="string">
            <text:p text:style-name="P6"/>
          </table:table-cell>
          <table:table-cell table:style-name="Tabla22.D2" office:value-type="string">
            <text:p text:style-name="P6"/>
          </table:table-cell>
        </table:table-row>
        <table:table-row table:style-name="Tabla22.3">
          <table:table-cell table:style-name="Tabla22.A2" office:value-type="string">
            <text:p text:style-name="P31">S9</text:p>
          </table:table-cell>
          <table:table-cell table:style-name="Tabla22.A2" office:value-type="string">
            <text:p text:style-name="P18">El sistema imprime la fecha actual, el numero de tienda, número de caja, número de recibo, el teléfono de la tienda.</text:p>
          </table:table-cell>
          <table:table-cell table:style-name="Tabla22.A2" office:value-type="string">
            <text:p text:style-name="P6"/>
          </table:table-cell>
          <table:table-cell table:style-name="Tabla22.D2" office:value-type="string">
            <text:p text:style-name="P6"/>
          </table:table-cell>
        </table:table-row>
        <table:table-row table:style-name="Tabla22.3">
          <table:table-cell table:style-name="Tabla22.A2" office:value-type="string">
            <text:p text:style-name="P31">S10</text:p>
          </table:table-cell>
          <table:table-cell table:style-name="Tabla22.A2" office:value-type="string">
            <text:p text:style-name="P18">El sistema verifica si el sorteo esta activo. <text:s text:c="23"/></text:p>
            <text:p text:style-name="P18">9.a.- El sistema verificó que el sorteo si esta activo. <text:s text:c="23"/></text:p>
            <text:p text:style-name="P18">9.b.- El sistema verificó que el sorteo no esta activo.</text:p>
          </table:table-cell>
          <table:table-cell table:style-name="Tabla22.A2" office:value-type="string">
            <text:p text:style-name="P6"/>
          </table:table-cell>
          <table:table-cell table:style-name="Tabla22.D2" office:value-type="string">
            <text:p text:style-name="P6"/>
          </table:table-cell>
        </table:table-row>
        <table:table-row table:style-name="Tabla22.3">
          <table:table-cell table:style-name="Tabla22.A2" office:value-type="string">
            <text:p text:style-name="P31">S11</text:p>
          </table:table-cell>
          <table:table-cell table:style-name="Tabla22.A2" office:value-type="string">
            <text:p text:style-name="P18">El sistema identifica si se generó un cupón de dinero electrónico <text:s text:c="11"/></text:p>
          </table:table-cell>
          <table:table-cell table:style-name="Tabla22.A2" office:value-type="string">
            <text:p text:style-name="P6"/>
          </table:table-cell>
          <table:table-cell table:style-name="Tabla22.D2" office:value-type="string">
            <text:p text:style-name="P6"/>
          </table:table-cell>
        </table:table-row>
        <table:table-row table:style-name="Tabla22.3">
          <table:table-cell table:style-name="Tabla22.A2" office:value-type="string">
            <text:p text:style-name="P31">SE.10.b</text:p>
          </table:table-cell>
          <table:table-cell table:style-name="Tabla22.A2" office:value-type="string">
            <text:p text:style-name="P18">El sistema identificó que no se generó un cupon de dinero electrónico</text:p>
          </table:table-cell>
          <table:table-cell table:style-name="Tabla22.A2" office:value-type="string">
            <text:p text:style-name="P6"/>
          </table:table-cell>
          <table:table-cell table:style-name="Tabla22.D2" office:value-type="string">
            <text:p text:style-name="P6"/>
          </table:table-cell>
        </table:table-row>
        <table:table-row table:style-name="Tabla22.3">
          <table:table-cell table:style-name="Tabla22.A2" office:value-type="string">
            <text:p text:style-name="P31">SE.10.b.1</text:p>
          </table:table-cell>
          <table:table-cell table:style-name="Tabla22.A2" office:value-type="string">
            <text:p text:style-name="P18">El flujo continúa en el paso 11 del flujo básico.</text:p>
          </table:table-cell>
          <table:table-cell table:style-name="Tabla22.A2" office:value-type="string">
            <text:p text:style-name="P6"/>
          </table:table-cell>
          <table:table-cell table:style-name="Tabla22.D2" office:value-type="string">
            <text:p text:style-name="P6"/>
          </table:table-cell>
        </table:table-row>
        <table:table-row table:style-name="Tabla22.3">
          <table:table-cell table:style-name="Tabla22.A2" office:value-type="string">
            <text:p text:style-name="P31">S12</text:p>
          </table:table-cell>
          <table:table-cell table:style-name="Tabla22.A2" office:value-type="string">
            <text:p text:style-name="P18">El sistema verifica si la tienda tiene estacionamiento.</text:p>
          </table:table-cell>
          <table:table-cell table:style-name="Tabla22.A2" office:value-type="string">
            <text:p text:style-name="P6"/>
          </table:table-cell>
          <table:table-cell table:style-name="Tabla22.D2" office:value-type="string">
            <text:p text:style-name="P6"/>
          </table:table-cell>
        </table:table-row>
        <table:table-row table:style-name="Tabla22.3">
          <table:table-cell table:style-name="Tabla22.A2" office:value-type="string">
            <text:p text:style-name="P31">S13</text:p>
          </table:table-cell>
          <table:table-cell table:style-name="Tabla22.A2" office:value-type="string">
            <text:p text:style-name="P18">El sistema verifica si a la cuenta a imprimir se le capturó convenio. <text:s text:c="8"/></text:p>
          </table:table-cell>
          <table:table-cell table:style-name="Tabla22.A2" office:value-type="string">
            <text:p text:style-name="P6"/>
          </table:table-cell>
          <table:table-cell table:style-name="Tabla22.D2" office:value-type="string">
            <text:p text:style-name="P6"/>
          </table:table-cell>
        </table:table-row>
        <table:table-row table:style-name="Tabla22.3">
          <table:table-cell table:style-name="Tabla22.A2" office:value-type="string">
            <text:p text:style-name="P31">S14</text:p>
          </table:table-cell>
          <table:table-cell table:style-name="Tabla22.A2" office:value-type="string">
            <text:p text:style-name="P18">El sistema verifica que el sorteo instantaneo no esta activo.</text:p>
          </table:table-cell>
          <table:table-cell table:style-name="Tabla22.A2" office:value-type="string">
            <text:p text:style-name="P6"/>
          </table:table-cell>
          <table:table-cell table:style-name="Tabla22.D2" office:value-type="string">
            <text:p text:style-name="P6"/>
          </table:table-cell>
        </table:table-row>
        <table:table-row table:style-name="Tabla22.3">
          <table:table-cell table:style-name="Tabla22.A2" office:value-type="string">
            <text:p text:style-name="P31">S15</text:p>
          </table:table-cell>
          <table:table-cell table:style-name="Tabla22.A2" office:value-type="string">
            <text:p text:style-name="P18">El sistema verifica en que área de la tienda se imprime el recibo <text:s/></text:p>
          </table:table-cell>
          <table:table-cell table:style-name="Tabla22.A2" office:value-type="string">
            <text:p text:style-name="P6"/>
          </table:table-cell>
          <table:table-cell table:style-name="Tabla22.D2" office:value-type="string">
            <text:p text:style-name="P6"/>
          </table:table-cell>
        </table:table-row>
        <table:table-row table:style-name="Tabla22.19">
          <table:table-cell table:style-name="Tabla22.A2" office:value-type="string">
            <text:p text:style-name="P31">S16</text:p>
          </table:table-cell>
          <table:table-cell table:style-name="Tabla22.A2" office:value-type="string">
            <text:p text:style-name="P18">El sistema graba la imagen del recibo de abono.</text:p>
          </table:table-cell>
          <table:table-cell table:style-name="Tabla22.A2" office:value-type="string">
            <text:p text:style-name="P6"/>
          </table:table-cell>
          <table:table-cell table:style-name="Tabla22.D2" office:value-type="string">
            <text:p text:style-name="P6"/>
          </table:table-cell>
        </table:table-row>
        <table:table-row table:style-name="Tabla22.19">
          <table:table-cell table:style-name="Tabla22.A2" office:value-type="string">
            <text:p text:style-name="P31">S17</text:p>
          </table:table-cell>
          <table:table-cell table:style-name="Tabla22.A2" office:value-type="string">
            <text:p text:style-name="P18">El sistema determina si el cliente cumple con los datos requeridos y muestra el tipo de encuesta que se le aplicará al cliente.</text:p>
          </table:table-cell>
          <table:table-cell table:style-name="Tabla22.A2" office:value-type="string">
            <text:p text:style-name="P6"/>
          </table:table-cell>
          <table:table-cell table:style-name="Tabla22.D2" office:value-type="string">
            <text:p text:style-name="P6"/>
          </table:table-cell>
        </table:table-row>
        <table:table-row table:style-name="Tabla22.21">
          <table:table-cell table:style-name="Tabla22.A2" office:value-type="string">
            <text:p text:style-name="P31">S18</text:p>
          </table:table-cell>
          <table:table-cell table:style-name="Tabla22.A2" office:value-type="string">
            <text:p text:style-name="P18"><text:s/>El sistema verifica que no se capturo el pago de servicios.</text:p>
          </table:table-cell>
          <table:table-cell table:style-name="Tabla22.A2" office:value-type="string">
            <text:p text:style-name="P6"/>
          </table:table-cell>
          <table:table-cell table:style-name="Tabla22.D2" office:value-type="string">
            <text:p text:style-name="P6"/>
          </table:table-cell>
        </table:table-row>
        <table:table-row table:style-name="Tabla22.21">
          <table:table-cell table:style-name="Tabla22.A2" office:value-type="string">
            <text:p text:style-name="P31">S19</text:p>
          </table:table-cell>
          <table:table-cell table:style-name="Tabla22.A2" office:value-type="string">
            <text:p text:style-name="P18"><text:s/>El sistema manda llamar el caso de uso CU-0011-Invitacion Prestamo.</text:p>
          </table:table-cell>
          <table:table-cell table:style-name="Tabla22.A2" office:value-type="string">
            <text:p text:style-name="P6"/>
          </table:table-cell>
          <table:table-cell table:style-name="Tabla22.D2" office:value-type="string">
            <text:p text:style-name="P6"/>
          </table:table-cell>
        </table:table-row>
        <table:table-row table:style-name="Tabla22.21">
          <table:table-cell table:style-name="Tabla22.A2" office:value-type="string">
            <text:p text:style-name="P31">S20</text:p>
          </table:table-cell>
          <table:table-cell table:style-name="Tabla22.A2" office:value-type="string">
            <text:p text:style-name="P18">Fin de caso de uso</text:p>
          </table:table-cell>
          <table:table-cell table:style-name="Tabla22.A2" office:value-type="string">
            <text:p text:style-name="P6"/>
          </table:table-cell>
          <table:table-cell table:style-name="Tabla22.D2" office:value-type="string">
            <text:p text:style-name="P6"/>
          </table:table-cell>
        </table:table-row>
        <table:table-row table:style-name="Tabla22.3">
          <table:table-cell table:style-name="Tabla22.A2" office:value-type="string">
            <text:p text:style-name="P4">Estado el Caso de Prueba </text:p>
          </table:table-cell>
          <table:table-cell table:style-name="Tabla22.A2" office:value-type="string">
            <text:p text:style-name="P18">En preparación</text:p>
          </table:table-cell>
          <table:table-cell table:style-name="Tabla22.A2" office:value-type="string">
            <text:p text:style-name="P5"/>
          </table:table-cell>
          <table:table-cell table:style-name="Tabla22.D2" office:value-type="string">
            <text:p text:style-name="P6"/>
          </table:table-cell>
        </table:table-row>
      </table:table>
      <text:p text:style-name="Standard"/>
      <table:table table:name="Tabla23" table:style-name="Tabla23">
        <table:table-column table:style-name="Tabla23.A"/>
        <table:table-column table:style-name="Tabla23.B"/>
        <table:table-column table:style-name="Tabla23.C"/>
        <table:table-column table:style-name="Tabla23.D"/>
        <table:table-row table:style-name="Tabla23.1">
          <table:table-cell table:style-name="Tabla23.A1" office:value-type="string">
            <text:p text:style-name="P4">Juego de Prueba:</text:p>
          </table:table-cell>
          <table:table-cell table:style-name="Tabla23.B1" table:number-columns-spanned="3" office:value-type="string">
            <text:p text:style-name="P32">CP-0005-22</text:p>
          </table:table-cell>
          <table:covered-table-cell/>
          <table:covered-table-cell/>
        </table:table-row>
        <table:table-row table:style-name="Tabla23.1">
          <table:table-cell table:style-name="Tabla23.A2" office:value-type="string">
            <text:p text:style-name="P4">Paso</text:p>
          </table:table-cell>
          <table:table-cell table:style-name="Tabla23.A2" office:value-type="string">
            <text:p text:style-name="P4">Descripción</text:p>
          </table:table-cell>
          <table:table-cell table:style-name="Tabla23.A2" office:value-type="string">
            <text:p text:style-name="P4">Resultado</text:p>
          </table:table-cell>
          <table:table-cell table:style-name="Tabla23.D2" office:value-type="string">
            <text:p text:style-name="P4">ID Problema</text:p>
          </table:table-cell>
        </table:table-row>
        <table:table-row table:style-name="Tabla23.3">
          <table:table-cell table:style-name="Tabla23.A2" office:value-type="string">
            <text:p text:style-name="P31">S1</text:p>
          </table:table-cell>
          <table:table-cell table:style-name="Tabla23.A2" office:value-type="string">
            <text:p text:style-name="P18">El caso de uso inicia cuando el sistema requiere imprimir el recibo de abono.</text:p>
          </table:table-cell>
          <table:table-cell table:style-name="Tabla23.A2" office:value-type="string">
            <text:p text:style-name="P6"/>
          </table:table-cell>
          <table:table-cell table:style-name="Tabla23.D2" office:value-type="string">
            <text:p text:style-name="P6"/>
          </table:table-cell>
        </table:table-row>
        <table:table-row table:style-name="Tabla23.3">
          <table:table-cell table:style-name="Tabla23.A2" office:value-type="string">
            <text:p text:style-name="P31">S2</text:p>
          </table:table-cell>
          <table:table-cell table:style-name="Tabla23.A2" office:value-type="string">
            <text:p text:style-name="P18">El sistema identifica si hay que imprimir la <text:soft-page-break/>documentación del seguro de vida. </text:p>
          </table:table-cell>
          <table:table-cell table:style-name="Tabla23.A2" office:value-type="string">
            <text:p text:style-name="P6"/>
          </table:table-cell>
          <table:table-cell table:style-name="Tabla23.D2" office:value-type="string">
            <text:p text:style-name="P6"/>
          </table:table-cell>
        </table:table-row>
        <table:table-row table:style-name="Tabla23.3">
          <table:table-cell table:style-name="Tabla23.A2" office:value-type="string">
            <text:p text:style-name="P31">S3</text:p>
          </table:table-cell>
          <table:table-cell table:style-name="Tabla23.A2" office:value-type="string">
            <text:p text:style-name="P18">El sistema verifica si la tienda esta trabajando como tienda local o si está accesando a una cartera regional o por ciudad. </text:p>
          </table:table-cell>
          <table:table-cell table:style-name="Tabla23.A2" office:value-type="string">
            <text:p text:style-name="P6"/>
          </table:table-cell>
          <table:table-cell table:style-name="Tabla23.D2" office:value-type="string">
            <text:p text:style-name="P6"/>
          </table:table-cell>
        </table:table-row>
        <table:table-row table:style-name="Tabla23.3">
          <table:table-cell table:style-name="Tabla23.A2" office:value-type="string">
            <text:p text:style-name="P31">S5</text:p>
          </table:table-cell>
          <table:table-cell table:style-name="Tabla23.A2" office:value-type="string">
            <text:p text:style-name="P18">El sistema identifica el mensaje a imprimir para el cliente del recibo de abono según sea su puntualidad y estado de las cuentas e imprime dicho mensaje. <text:s text:c="24"/></text:p>
          </table:table-cell>
          <table:table-cell table:style-name="Tabla23.A2" office:value-type="string">
            <text:p text:style-name="P6"/>
          </table:table-cell>
          <table:table-cell table:style-name="Tabla23.D2" office:value-type="string">
            <text:p text:style-name="P6"/>
          </table:table-cell>
        </table:table-row>
        <table:table-row table:style-name="Tabla23.3">
          <table:table-cell table:style-name="Tabla23.A2" office:value-type="string">
            <text:p text:style-name="P31">S6</text:p>
          </table:table-cell>
          <table:table-cell table:style-name="Tabla23.A2" office:value-type="string">
            <text:p text:style-name="P18">El sistema imprime las leyendas( TOTALES, ENTREGO, SU CAMBIO ) en el recibo del abono.</text:p>
          </table:table-cell>
          <table:table-cell table:style-name="Tabla23.A2" office:value-type="string">
            <text:p text:style-name="P6"/>
          </table:table-cell>
          <table:table-cell table:style-name="Tabla23.D2" office:value-type="string">
            <text:p text:style-name="P6"/>
          </table:table-cell>
        </table:table-row>
        <table:table-row table:style-name="Tabla23.3">
          <table:table-cell table:style-name="Tabla23.A2" office:value-type="string">
            <text:p text:style-name="P31">S7</text:p>
          </table:table-cell>
          <table:table-cell table:style-name="Tabla23.A2" office:value-type="string">
            <text:p text:style-name="P18">El sistema imprime la cantidad con la que pago el cliente, el total a pagar del abono del cliente y el cambio del cliente.</text:p>
          </table:table-cell>
          <table:table-cell table:style-name="Tabla23.A2" office:value-type="string">
            <text:p text:style-name="P6"/>
          </table:table-cell>
          <table:table-cell table:style-name="Tabla23.D2" office:value-type="string">
            <text:p text:style-name="P6"/>
          </table:table-cell>
        </table:table-row>
        <table:table-row table:style-name="Tabla23.3">
          <table:table-cell table:style-name="Tabla23.A2" office:value-type="string">
            <text:p text:style-name="P31">S8</text:p>
          </table:table-cell>
          <table:table-cell table:style-name="Tabla23.A2" office:value-type="string">
            <text:p text:style-name="P18">El sistema imprime el numero y nombre del cliente en el recibo del abono.</text:p>
          </table:table-cell>
          <table:table-cell table:style-name="Tabla23.A2" office:value-type="string">
            <text:p text:style-name="P6"/>
          </table:table-cell>
          <table:table-cell table:style-name="Tabla23.D2" office:value-type="string">
            <text:p text:style-name="P6"/>
          </table:table-cell>
        </table:table-row>
        <table:table-row table:style-name="Tabla23.3">
          <table:table-cell table:style-name="Tabla23.A2" office:value-type="string">
            <text:p text:style-name="P31">S9</text:p>
          </table:table-cell>
          <table:table-cell table:style-name="Tabla23.A2" office:value-type="string">
            <text:p text:style-name="P18">El sistema imprime la fecha actual, el numero de tienda, número de caja, número de recibo, el teléfono de la tienda.</text:p>
          </table:table-cell>
          <table:table-cell table:style-name="Tabla23.A2" office:value-type="string">
            <text:p text:style-name="P6"/>
          </table:table-cell>
          <table:table-cell table:style-name="Tabla23.D2" office:value-type="string">
            <text:p text:style-name="P6"/>
          </table:table-cell>
        </table:table-row>
        <table:table-row table:style-name="Tabla23.3">
          <table:table-cell table:style-name="Tabla23.A2" office:value-type="string">
            <text:p text:style-name="P31">S10</text:p>
          </table:table-cell>
          <table:table-cell table:style-name="Tabla23.A2" office:value-type="string">
            <text:p text:style-name="P18">El sistema verifica si el sorteo esta activo.</text:p>
          </table:table-cell>
          <table:table-cell table:style-name="Tabla23.A2" office:value-type="string">
            <text:p text:style-name="P6"/>
          </table:table-cell>
          <table:table-cell table:style-name="Tabla23.D2" office:value-type="string">
            <text:p text:style-name="P6"/>
          </table:table-cell>
        </table:table-row>
        <table:table-row table:style-name="Tabla23.3">
          <table:table-cell table:style-name="Tabla23.A2" office:value-type="string">
            <text:p text:style-name="P31">S11</text:p>
          </table:table-cell>
          <table:table-cell table:style-name="Tabla23.A2" office:value-type="string">
            <text:p text:style-name="P18">El sistema identifica si se generó un cupón de dinero electrónico <text:s text:c="12"/></text:p>
          </table:table-cell>
          <table:table-cell table:style-name="Tabla23.A2" office:value-type="string">
            <text:p text:style-name="P6"/>
          </table:table-cell>
          <table:table-cell table:style-name="Tabla23.D2" office:value-type="string">
            <text:p text:style-name="P6"/>
          </table:table-cell>
        </table:table-row>
        <table:table-row table:style-name="Tabla23.13">
          <table:table-cell table:style-name="Tabla23.A2" office:value-type="string">
            <text:p text:style-name="P31">S12</text:p>
          </table:table-cell>
          <table:table-cell table:style-name="Tabla23.A2" office:value-type="string">
            <text:p text:style-name="P18">El sistema verifica si la tienda tiene estacionamiento. <text:s text:c="5"/></text:p>
          </table:table-cell>
          <table:table-cell table:style-name="Tabla23.A2" office:value-type="string">
            <text:p text:style-name="P6"/>
          </table:table-cell>
          <table:table-cell table:style-name="Tabla23.D2" office:value-type="string">
            <text:p text:style-name="P6"/>
          </table:table-cell>
        </table:table-row>
        <table:table-row table:style-name="Tabla23.3">
          <table:table-cell table:style-name="Tabla23.A2" office:value-type="string">
            <text:p text:style-name="P31">SE.11.a</text:p>
          </table:table-cell>
          <table:table-cell table:style-name="Tabla23.A2" office:value-type="string">
            <text:p text:style-name="P18">El sistema verificó que la tienda si tiene estacionamiento.</text:p>
          </table:table-cell>
          <table:table-cell table:style-name="Tabla23.A2" office:value-type="string">
            <text:p text:style-name="P6"/>
          </table:table-cell>
          <table:table-cell table:style-name="Tabla23.D2" office:value-type="string">
            <text:p text:style-name="P6"/>
          </table:table-cell>
        </table:table-row>
        <table:table-row table:style-name="Tabla23.3">
          <table:table-cell table:style-name="Tabla23.A2" office:value-type="string">
            <text:p text:style-name="P31">SE.11.a.1</text:p>
          </table:table-cell>
          <table:table-cell table:style-name="Tabla23.A2" office:value-type="string">
            <text:p text:style-name="P18">El sistema imprime la leyenda "ESTACIONAMIENTO EXCLUSIVO PARA CLIENTES."</text:p>
          </table:table-cell>
          <table:table-cell table:style-name="Tabla23.A2" office:value-type="string">
            <text:p text:style-name="P6"/>
          </table:table-cell>
          <table:table-cell table:style-name="Tabla23.D2" office:value-type="string">
            <text:p text:style-name="P6"/>
          </table:table-cell>
        </table:table-row>
        <table:table-row table:style-name="Tabla23.3">
          <table:table-cell table:style-name="Tabla23.A2" office:value-type="string">
            <text:p text:style-name="P31">SE.11.a.2</text:p>
          </table:table-cell>
          <table:table-cell table:style-name="Tabla23.A2" office:value-type="string">
            <text:p text:style-name="P18"><text:s/>El flujo continúa en el paso 12 del flujo básico,</text:p>
          </table:table-cell>
          <table:table-cell table:style-name="Tabla23.A2" office:value-type="string">
            <text:p text:style-name="P6"/>
          </table:table-cell>
          <table:table-cell table:style-name="Tabla23.D2" office:value-type="string">
            <text:p text:style-name="P6"/>
          </table:table-cell>
        </table:table-row>
        <table:table-row table:style-name="Tabla23.3">
          <table:table-cell table:style-name="Tabla23.A2" office:value-type="string">
            <text:p text:style-name="P31">S13</text:p>
          </table:table-cell>
          <table:table-cell table:style-name="Tabla23.A2" office:value-type="string">
            <text:p text:style-name="P18">El sistema verifica si a la cuenta a imprimir se le capturó convenio. <text:s text:c="6"/></text:p>
          </table:table-cell>
          <table:table-cell table:style-name="Tabla23.A2" office:value-type="string">
            <text:p text:style-name="P6"/>
          </table:table-cell>
          <table:table-cell table:style-name="Tabla23.D2" office:value-type="string">
            <text:p text:style-name="P6"/>
          </table:table-cell>
        </table:table-row>
        <table:table-row table:style-name="Tabla23.3">
          <table:table-cell table:style-name="Tabla23.A2" office:value-type="string">
            <text:p text:style-name="P31">S14</text:p>
          </table:table-cell>
          <table:table-cell table:style-name="Tabla23.A2" office:value-type="string">
            <text:p text:style-name="P18">El sistema verifica que el sorteo instantáneo no esta activo.</text:p>
          </table:table-cell>
          <table:table-cell table:style-name="Tabla23.A2" office:value-type="string">
            <text:p text:style-name="P6"/>
          </table:table-cell>
          <table:table-cell table:style-name="Tabla23.D2" office:value-type="string">
            <text:p text:style-name="P6"/>
          </table:table-cell>
        </table:table-row>
        <table:table-row table:style-name="Tabla23.3">
          <table:table-cell table:style-name="Tabla23.A2" office:value-type="string">
            <text:p text:style-name="P31">S15</text:p>
          </table:table-cell>
          <table:table-cell table:style-name="Tabla23.A2" office:value-type="string">
            <text:p text:style-name="P18">El sistema verifica en que área de la tienda se imprime el recibo <text:s text:c="6"/></text:p>
          </table:table-cell>
          <table:table-cell table:style-name="Tabla23.A2" office:value-type="string">
            <text:p text:style-name="P6"/>
          </table:table-cell>
          <table:table-cell table:style-name="Tabla23.D2" office:value-type="string">
            <text:p text:style-name="P6"/>
          </table:table-cell>
        </table:table-row>
        <table:table-row table:style-name="Tabla23.3">
          <table:table-cell table:style-name="Tabla23.A2" office:value-type="string">
            <text:p text:style-name="P31">S16</text:p>
          </table:table-cell>
          <table:table-cell table:style-name="Tabla23.A2" office:value-type="string">
            <text:p text:style-name="P18">El sistema graba la imagen del recibo de abono.</text:p>
          </table:table-cell>
          <table:table-cell table:style-name="Tabla23.A2" office:value-type="string">
            <text:p text:style-name="P6"/>
          </table:table-cell>
          <table:table-cell table:style-name="Tabla23.D2" office:value-type="string">
            <text:p text:style-name="P6"/>
          </table:table-cell>
        </table:table-row>
        <table:table-row table:style-name="Tabla23.21">
          <table:table-cell table:style-name="Tabla23.A2" office:value-type="string">
            <text:p text:style-name="P31">S17</text:p>
          </table:table-cell>
          <table:table-cell table:style-name="Tabla23.A2" office:value-type="string">
            <text:p text:style-name="P18">El sistema determina si el cliente cumple con los datos requeridos y muestra el tipo de encuesta que se le aplicará al cliente.</text:p>
          </table:table-cell>
          <table:table-cell table:style-name="Tabla23.A2" office:value-type="string">
            <text:p text:style-name="P6"/>
          </table:table-cell>
          <table:table-cell table:style-name="Tabla23.D2" office:value-type="string">
            <text:p text:style-name="P6"/>
          </table:table-cell>
        </table:table-row>
        <table:table-row table:style-name="Tabla23.21">
          <table:table-cell table:style-name="Tabla23.A2" office:value-type="string">
            <text:p text:style-name="P31">S18</text:p>
          </table:table-cell>
          <table:table-cell table:style-name="Tabla23.A2" office:value-type="string">
            <text:p text:style-name="P18"><text:s/>El sistema verifica que no se capturo el pago de servicios.</text:p>
          </table:table-cell>
          <table:table-cell table:style-name="Tabla23.A2" office:value-type="string">
            <text:p text:style-name="P6"/>
          </table:table-cell>
          <table:table-cell table:style-name="Tabla23.D2" office:value-type="string">
            <text:p text:style-name="P6"/>
          </table:table-cell>
        </table:table-row>
        <table:table-row table:style-name="Tabla23.21">
          <table:table-cell table:style-name="Tabla23.A2" office:value-type="string">
            <text:p text:style-name="P31">S19</text:p>
          </table:table-cell>
          <table:table-cell table:style-name="Tabla23.A2" office:value-type="string">
            <text:p text:style-name="P18"><text:s/>El sistema manda llamar el caso de uso CU-<text:soft-page-break/>0011-Invitacion Prestamo.</text:p>
          </table:table-cell>
          <table:table-cell table:style-name="Tabla23.A2" office:value-type="string">
            <text:p text:style-name="P6"/>
          </table:table-cell>
          <table:table-cell table:style-name="Tabla23.D2" office:value-type="string">
            <text:p text:style-name="P6"/>
          </table:table-cell>
        </table:table-row>
        <table:table-row table:style-name="Tabla23.21">
          <table:table-cell table:style-name="Tabla23.A2" office:value-type="string">
            <text:p text:style-name="P31">S20</text:p>
          </table:table-cell>
          <table:table-cell table:style-name="Tabla23.A2" office:value-type="string">
            <text:p text:style-name="P18">Fin de caso de uso</text:p>
          </table:table-cell>
          <table:table-cell table:style-name="Tabla23.A2" office:value-type="string">
            <text:p text:style-name="P6"/>
          </table:table-cell>
          <table:table-cell table:style-name="Tabla23.D2" office:value-type="string">
            <text:p text:style-name="P6"/>
          </table:table-cell>
        </table:table-row>
        <table:table-row table:style-name="Tabla23.3">
          <table:table-cell table:style-name="Tabla23.A2" office:value-type="string">
            <text:p text:style-name="P4">Estado el Caso de Prueba </text:p>
          </table:table-cell>
          <table:table-cell table:style-name="Tabla23.A2" office:value-type="string">
            <text:p text:style-name="P18">En preparación</text:p>
          </table:table-cell>
          <table:table-cell table:style-name="Tabla23.A2" office:value-type="string">
            <text:p text:style-name="P5"/>
          </table:table-cell>
          <table:table-cell table:style-name="Tabla23.D2" office:value-type="string">
            <text:p text:style-name="P6"/>
          </table:table-cell>
        </table:table-row>
      </table:table>
      <text:p text:style-name="Standard"/>
      <table:table table:name="Tabla24" table:style-name="Tabla24">
        <table:table-column table:style-name="Tabla24.A"/>
        <table:table-column table:style-name="Tabla24.B"/>
        <table:table-column table:style-name="Tabla24.C"/>
        <table:table-column table:style-name="Tabla24.D"/>
        <table:table-row table:style-name="Tabla24.1">
          <table:table-cell table:style-name="Tabla24.A1" office:value-type="string">
            <text:p text:style-name="P4">Juego de Prueba:</text:p>
          </table:table-cell>
          <table:table-cell table:style-name="Tabla24.B1" table:number-columns-spanned="3" office:value-type="string">
            <text:p text:style-name="P32">CP-0005-23</text:p>
          </table:table-cell>
          <table:covered-table-cell/>
          <table:covered-table-cell/>
        </table:table-row>
        <table:table-row table:style-name="Tabla24.1">
          <table:table-cell table:style-name="Tabla24.A2" office:value-type="string">
            <text:p text:style-name="P4">Paso</text:p>
          </table:table-cell>
          <table:table-cell table:style-name="Tabla24.A2" office:value-type="string">
            <text:p text:style-name="P4">Descripción</text:p>
          </table:table-cell>
          <table:table-cell table:style-name="Tabla24.A2" office:value-type="string">
            <text:p text:style-name="P4">Resultado</text:p>
          </table:table-cell>
          <table:table-cell table:style-name="Tabla24.D2" office:value-type="string">
            <text:p text:style-name="P4">ID Problema</text:p>
          </table:table-cell>
        </table:table-row>
        <table:table-row table:style-name="Tabla24.3">
          <table:table-cell table:style-name="Tabla24.A2" office:value-type="string">
            <text:p text:style-name="P31">S1</text:p>
          </table:table-cell>
          <table:table-cell table:style-name="Tabla24.A2" office:value-type="string">
            <text:p text:style-name="P18">El caso de uso inicia cuando el sistema requiere imprimir el recibo de abono.</text:p>
          </table:table-cell>
          <table:table-cell table:style-name="Tabla24.A2" office:value-type="string">
            <text:p text:style-name="P6"/>
          </table:table-cell>
          <table:table-cell table:style-name="Tabla24.D2" office:value-type="string">
            <text:p text:style-name="P6"/>
          </table:table-cell>
        </table:table-row>
        <table:table-row table:style-name="Tabla24.3">
          <table:table-cell table:style-name="Tabla24.A2" office:value-type="string">
            <text:p text:style-name="P31">S2</text:p>
          </table:table-cell>
          <table:table-cell table:style-name="Tabla24.A2" office:value-type="string">
            <text:p text:style-name="P18">El sistema identifica si hay que imprimir la documentación del seguro de vida. <text:s text:c="11"/></text:p>
          </table:table-cell>
          <table:table-cell table:style-name="Tabla24.A2" office:value-type="string">
            <text:p text:style-name="P6"/>
          </table:table-cell>
          <table:table-cell table:style-name="Tabla24.D2" office:value-type="string">
            <text:p text:style-name="P6"/>
          </table:table-cell>
        </table:table-row>
        <table:table-row table:style-name="Tabla24.3">
          <table:table-cell table:style-name="Tabla24.A2" office:value-type="string">
            <text:p text:style-name="P31">S3</text:p>
          </table:table-cell>
          <table:table-cell table:style-name="Tabla24.A2" office:value-type="string">
            <text:p text:style-name="P18">El sistema verifica si la tienda esta trabajando como tienda local o si está accesando a una cartera regional o por ciudad. <text:s text:c="4"/></text:p>
          </table:table-cell>
          <table:table-cell table:style-name="Tabla24.A2" office:value-type="string">
            <text:p text:style-name="P6"/>
          </table:table-cell>
          <table:table-cell table:style-name="Tabla24.D2" office:value-type="string">
            <text:p text:style-name="P6"/>
          </table:table-cell>
        </table:table-row>
        <table:table-row table:style-name="Tabla24.3">
          <table:table-cell table:style-name="Tabla24.A2" office:value-type="string">
            <text:p text:style-name="P31">S5</text:p>
          </table:table-cell>
          <table:table-cell table:style-name="Tabla24.A2" office:value-type="string">
            <text:p text:style-name="P18">El sistema identifica el mensaje a imprimir para el cliente del recibo de abono según sea su puntualidad y estado de las cuentas e imprime dicho mensaje. <text:s text:c="31"/></text:p>
          </table:table-cell>
          <table:table-cell table:style-name="Tabla24.A2" office:value-type="string">
            <text:p text:style-name="P6"/>
          </table:table-cell>
          <table:table-cell table:style-name="Tabla24.D2" office:value-type="string">
            <text:p text:style-name="P6"/>
          </table:table-cell>
        </table:table-row>
        <table:table-row table:style-name="Tabla24.3">
          <table:table-cell table:style-name="Tabla24.A2" office:value-type="string">
            <text:p text:style-name="P31">S6</text:p>
          </table:table-cell>
          <table:table-cell table:style-name="Tabla24.A2" office:value-type="string">
            <text:p text:style-name="P18">El sistema imprime las leyendas( TOTALES, ENTREGO, SU CAMBIO ) en el recibo del abono.</text:p>
          </table:table-cell>
          <table:table-cell table:style-name="Tabla24.A2" office:value-type="string">
            <text:p text:style-name="P6"/>
          </table:table-cell>
          <table:table-cell table:style-name="Tabla24.D2" office:value-type="string">
            <text:p text:style-name="P6"/>
          </table:table-cell>
        </table:table-row>
        <table:table-row table:style-name="Tabla24.3">
          <table:table-cell table:style-name="Tabla24.A2" office:value-type="string">
            <text:p text:style-name="P31">S7</text:p>
          </table:table-cell>
          <table:table-cell table:style-name="Tabla24.A2" office:value-type="string">
            <text:p text:style-name="P18">El sistema imprime la cantidad con la que pago el cliente, el total a pagar del abono del cliente y el cambio del cliente.</text:p>
          </table:table-cell>
          <table:table-cell table:style-name="Tabla24.A2" office:value-type="string">
            <text:p text:style-name="P6"/>
          </table:table-cell>
          <table:table-cell table:style-name="Tabla24.D2" office:value-type="string">
            <text:p text:style-name="P6"/>
          </table:table-cell>
        </table:table-row>
        <table:table-row table:style-name="Tabla24.3">
          <table:table-cell table:style-name="Tabla24.A2" office:value-type="string">
            <text:p text:style-name="P31">S8</text:p>
          </table:table-cell>
          <table:table-cell table:style-name="Tabla24.A2" office:value-type="string">
            <text:p text:style-name="P18">El sistema imprime el numero y nombre del cliente en el recibo del abono.</text:p>
          </table:table-cell>
          <table:table-cell table:style-name="Tabla24.A2" office:value-type="string">
            <text:p text:style-name="P6"/>
          </table:table-cell>
          <table:table-cell table:style-name="Tabla24.D2" office:value-type="string">
            <text:p text:style-name="P6"/>
          </table:table-cell>
        </table:table-row>
        <table:table-row table:style-name="Tabla24.3">
          <table:table-cell table:style-name="Tabla24.A2" office:value-type="string">
            <text:p text:style-name="P31">S9</text:p>
          </table:table-cell>
          <table:table-cell table:style-name="Tabla24.A2" office:value-type="string">
            <text:p text:style-name="P18">El sistema imprime la fecha actual, el numero de tienda, número de caja, número de recibo, el teléfono de la tienda.</text:p>
          </table:table-cell>
          <table:table-cell table:style-name="Tabla24.A2" office:value-type="string">
            <text:p text:style-name="P6"/>
          </table:table-cell>
          <table:table-cell table:style-name="Tabla24.D2" office:value-type="string">
            <text:p text:style-name="P6"/>
          </table:table-cell>
        </table:table-row>
        <table:table-row table:style-name="Tabla24.3">
          <table:table-cell table:style-name="Tabla24.A2" office:value-type="string">
            <text:p text:style-name="P31">S10</text:p>
          </table:table-cell>
          <table:table-cell table:style-name="Tabla24.A2" office:value-type="string">
            <text:p text:style-name="P18">El sistema verifica si el sorteo esta activo. <text:s text:c="23"/></text:p>
          </table:table-cell>
          <table:table-cell table:style-name="Tabla24.A2" office:value-type="string">
            <text:p text:style-name="P6"/>
          </table:table-cell>
          <table:table-cell table:style-name="Tabla24.D2" office:value-type="string">
            <text:p text:style-name="P6"/>
          </table:table-cell>
        </table:table-row>
        <table:table-row table:style-name="Tabla24.3">
          <table:table-cell table:style-name="Tabla24.A2" office:value-type="string">
            <text:p text:style-name="P31">S11</text:p>
          </table:table-cell>
          <table:table-cell table:style-name="Tabla24.A2" office:value-type="string">
            <text:p text:style-name="P18">El sistema identifica si se generó un cupón de dinero electrónico <text:s text:c="5"/></text:p>
          </table:table-cell>
          <table:table-cell table:style-name="Tabla24.A2" office:value-type="string">
            <text:p text:style-name="P6"/>
          </table:table-cell>
          <table:table-cell table:style-name="Tabla24.D2" office:value-type="string">
            <text:p text:style-name="P6"/>
          </table:table-cell>
        </table:table-row>
        <table:table-row table:style-name="Tabla24.3">
          <table:table-cell table:style-name="Tabla24.A2" office:value-type="string">
            <text:p text:style-name="P31">S12</text:p>
          </table:table-cell>
          <table:table-cell table:style-name="Tabla24.A2" office:value-type="string">
            <text:p text:style-name="P18">El sistema verifica si la tienda tiene estacionamiento. <text:s/></text:p>
          </table:table-cell>
          <table:table-cell table:style-name="Tabla24.A2" office:value-type="string">
            <text:p text:style-name="P6"/>
          </table:table-cell>
          <table:table-cell table:style-name="Tabla24.D2" office:value-type="string">
            <text:p text:style-name="P6"/>
          </table:table-cell>
        </table:table-row>
        <table:table-row table:style-name="Tabla24.3">
          <table:table-cell table:style-name="Tabla24.A2" office:value-type="string">
            <text:p text:style-name="P31">SE.11.b</text:p>
          </table:table-cell>
          <table:table-cell table:style-name="Tabla24.A2" office:value-type="string">
            <text:p text:style-name="P18">El sistema verificó que la tienda no tiene estacionamiento.</text:p>
          </table:table-cell>
          <table:table-cell table:style-name="Tabla24.A2" office:value-type="string">
            <text:p text:style-name="P6"/>
          </table:table-cell>
          <table:table-cell table:style-name="Tabla24.D2" office:value-type="string">
            <text:p text:style-name="P6"/>
          </table:table-cell>
        </table:table-row>
        <table:table-row table:style-name="Tabla24.3">
          <table:table-cell table:style-name="Tabla24.A2" office:value-type="string">
            <text:p text:style-name="P31">SE.11.b.1</text:p>
          </table:table-cell>
          <table:table-cell table:style-name="Tabla24.A2" office:value-type="string">
            <text:p text:style-name="P18">El flujo continúa en el paso 12 del flujo básico,</text:p>
          </table:table-cell>
          <table:table-cell table:style-name="Tabla24.A2" office:value-type="string">
            <text:p text:style-name="P6"/>
          </table:table-cell>
          <table:table-cell table:style-name="Tabla24.D2" office:value-type="string">
            <text:p text:style-name="P6"/>
          </table:table-cell>
        </table:table-row>
        <table:table-row table:style-name="Tabla24.3">
          <table:table-cell table:style-name="Tabla24.A2" office:value-type="string">
            <text:p text:style-name="P31">S13</text:p>
          </table:table-cell>
          <table:table-cell table:style-name="Tabla24.A2" office:value-type="string">
            <text:p text:style-name="P18">El sistema verifica si a la cuenta a imprimir se le capturó convenio. <text:s/></text:p>
          </table:table-cell>
          <table:table-cell table:style-name="Tabla24.A2" office:value-type="string">
            <text:p text:style-name="P6"/>
          </table:table-cell>
          <table:table-cell table:style-name="Tabla24.D2" office:value-type="string">
            <text:p text:style-name="P6"/>
          </table:table-cell>
        </table:table-row>
        <table:table-row table:style-name="Tabla24.3">
          <table:table-cell table:style-name="Tabla24.A2" office:value-type="string">
            <text:p text:style-name="P31">S14</text:p>
          </table:table-cell>
          <table:table-cell table:style-name="Tabla24.A2" office:value-type="string">
            <text:p text:style-name="P18">El sistema verifica que el sorteo instantaneo no esta activo.</text:p>
          </table:table-cell>
          <table:table-cell table:style-name="Tabla24.A2" office:value-type="string">
            <text:p text:style-name="P6"/>
          </table:table-cell>
          <table:table-cell table:style-name="Tabla24.D2" office:value-type="string">
            <text:p text:style-name="P6"/>
          </table:table-cell>
        </table:table-row>
        <table:table-row table:style-name="Tabla24.3">
          <table:table-cell table:style-name="Tabla24.A2" office:value-type="string">
            <text:p text:style-name="P31">S15</text:p>
          </table:table-cell>
          <table:table-cell table:style-name="Tabla24.A2" office:value-type="string">
            <text:p text:style-name="P18">El sistema verifica en que área de la tienda se imprime el recibo <text:s/></text:p>
          </table:table-cell>
          <table:table-cell table:style-name="Tabla24.A2" office:value-type="string">
            <text:p text:style-name="P6"/>
          </table:table-cell>
          <table:table-cell table:style-name="Tabla24.D2" office:value-type="string">
            <text:p text:style-name="P6"/>
          </table:table-cell>
        </table:table-row>
        <table:table-row table:style-name="Tabla24.3">
          <table:table-cell table:style-name="Tabla24.A2" office:value-type="string">
            <text:p text:style-name="P31">S16</text:p>
          </table:table-cell>
          <table:table-cell table:style-name="Tabla24.A2" office:value-type="string">
            <text:p text:style-name="P18">El sistema graba la imagen del recibo de abono.</text:p>
          </table:table-cell>
          <table:table-cell table:style-name="Tabla24.A2" office:value-type="string">
            <text:p text:style-name="P6"/>
          </table:table-cell>
          <table:table-cell table:style-name="Tabla24.D2" office:value-type="string">
            <text:p text:style-name="P6"/>
          </table:table-cell>
        </table:table-row>
        <table:table-row table:style-name="Tabla24.3">
          <table:table-cell table:style-name="Tabla24.A2" office:value-type="string">
            <text:p text:style-name="P31">S17</text:p>
          </table:table-cell>
          <table:table-cell table:style-name="Tabla24.A2" office:value-type="string">
            <text:p text:style-name="P18">El sistema determina si el cliente cumple con los datos requeridos y muestra el tipo de encuesta que se le aplicará al cliente.</text:p>
          </table:table-cell>
          <table:table-cell table:style-name="Tabla24.A2" office:value-type="string">
            <text:p text:style-name="P6"/>
          </table:table-cell>
          <table:table-cell table:style-name="Tabla24.D2" office:value-type="string">
            <text:p text:style-name="P6"/>
          </table:table-cell>
        </table:table-row>
        <table:table-row table:style-name="Tabla24.21">
          <table:table-cell table:style-name="Tabla24.A2" office:value-type="string">
            <text:p text:style-name="P31">S18</text:p>
          </table:table-cell>
          <table:table-cell table:style-name="Tabla24.A2" office:value-type="string">
            <text:p text:style-name="P18"><text:s/>El sistema verifica que no se capturo el pago de <text:soft-page-break/>servicios.</text:p>
          </table:table-cell>
          <table:table-cell table:style-name="Tabla24.A2" office:value-type="string">
            <text:p text:style-name="P6"/>
          </table:table-cell>
          <table:table-cell table:style-name="Tabla24.D2" office:value-type="string">
            <text:p text:style-name="P6"/>
          </table:table-cell>
        </table:table-row>
        <table:table-row table:style-name="Tabla24.21">
          <table:table-cell table:style-name="Tabla24.A2" office:value-type="string">
            <text:p text:style-name="P31">S19</text:p>
          </table:table-cell>
          <table:table-cell table:style-name="Tabla24.A2" office:value-type="string">
            <text:p text:style-name="P18"><text:s/>El sistema manda llamar el caso de uso CU-0011-Invitacion Prestamo.</text:p>
          </table:table-cell>
          <table:table-cell table:style-name="Tabla24.A2" office:value-type="string">
            <text:p text:style-name="P6"/>
          </table:table-cell>
          <table:table-cell table:style-name="Tabla24.D2" office:value-type="string">
            <text:p text:style-name="P6"/>
          </table:table-cell>
        </table:table-row>
        <table:table-row table:style-name="Tabla24.21">
          <table:table-cell table:style-name="Tabla24.A2" office:value-type="string">
            <text:p text:style-name="P31">S20</text:p>
          </table:table-cell>
          <table:table-cell table:style-name="Tabla24.A2" office:value-type="string">
            <text:p text:style-name="P18">Fin de caso de uso</text:p>
          </table:table-cell>
          <table:table-cell table:style-name="Tabla24.A2" office:value-type="string">
            <text:p text:style-name="P6"/>
          </table:table-cell>
          <table:table-cell table:style-name="Tabla24.D2" office:value-type="string">
            <text:p text:style-name="P6"/>
          </table:table-cell>
        </table:table-row>
        <table:table-row table:style-name="Tabla24.3">
          <table:table-cell table:style-name="Tabla24.A2" office:value-type="string">
            <text:p text:style-name="P4">Estado el Caso de Prueba </text:p>
          </table:table-cell>
          <table:table-cell table:style-name="Tabla24.A2" office:value-type="string">
            <text:p text:style-name="P18">En preparación</text:p>
          </table:table-cell>
          <table:table-cell table:style-name="Tabla24.A2" office:value-type="string">
            <text:p text:style-name="P5"/>
          </table:table-cell>
          <table:table-cell table:style-name="Tabla24.D2" office:value-type="string">
            <text:p text:style-name="P6"/>
          </table:table-cell>
        </table:table-row>
      </table:table>
      <text:p text:style-name="Standard"/>
      <table:table table:name="Tabla25" table:style-name="Tabla25">
        <table:table-column table:style-name="Tabla25.A"/>
        <table:table-column table:style-name="Tabla25.B"/>
        <table:table-column table:style-name="Tabla25.C"/>
        <table:table-column table:style-name="Tabla25.D"/>
        <table:table-row table:style-name="Tabla25.1">
          <table:table-cell table:style-name="Tabla25.A1" office:value-type="string">
            <text:p text:style-name="P4">Juego de Prueba:</text:p>
          </table:table-cell>
          <table:table-cell table:style-name="Tabla25.B1" table:number-columns-spanned="3" office:value-type="string">
            <text:p text:style-name="P32">CP-0005-24</text:p>
          </table:table-cell>
          <table:covered-table-cell/>
          <table:covered-table-cell/>
        </table:table-row>
        <table:table-row table:style-name="Tabla25.1">
          <table:table-cell table:style-name="Tabla25.A2" office:value-type="string">
            <text:p text:style-name="P4">Paso</text:p>
          </table:table-cell>
          <table:table-cell table:style-name="Tabla25.A2" office:value-type="string">
            <text:p text:style-name="P4">Descripción</text:p>
          </table:table-cell>
          <table:table-cell table:style-name="Tabla25.A2" office:value-type="string">
            <text:p text:style-name="P4">Resultado</text:p>
          </table:table-cell>
          <table:table-cell table:style-name="Tabla25.D2" office:value-type="string">
            <text:p text:style-name="P4">ID Problema</text:p>
          </table:table-cell>
        </table:table-row>
        <table:table-row table:style-name="Tabla25.3">
          <table:table-cell table:style-name="Tabla25.A2" office:value-type="string">
            <text:p text:style-name="P31">S1</text:p>
          </table:table-cell>
          <table:table-cell table:style-name="Tabla25.A2" office:value-type="string">
            <text:p text:style-name="P18">El caso de uso inicia cuando el sistema requiere imprimir el recibo de abono.</text:p>
          </table:table-cell>
          <table:table-cell table:style-name="Tabla25.A2" office:value-type="string">
            <text:p text:style-name="P6"/>
          </table:table-cell>
          <table:table-cell table:style-name="Tabla25.D2" office:value-type="string">
            <text:p text:style-name="P6"/>
          </table:table-cell>
        </table:table-row>
        <table:table-row table:style-name="Tabla25.3">
          <table:table-cell table:style-name="Tabla25.A2" office:value-type="string">
            <text:p text:style-name="P31">S2</text:p>
          </table:table-cell>
          <table:table-cell table:style-name="Tabla25.A2" office:value-type="string">
            <text:p text:style-name="P18">El sistema identifica si hay que imprimir la documentación del seguro de vida. <text:s text:c="3"/></text:p>
          </table:table-cell>
          <table:table-cell table:style-name="Tabla25.A2" office:value-type="string">
            <text:p text:style-name="P6"/>
          </table:table-cell>
          <table:table-cell table:style-name="Tabla25.D2" office:value-type="string">
            <text:p text:style-name="P6"/>
          </table:table-cell>
        </table:table-row>
        <table:table-row table:style-name="Tabla25.3">
          <table:table-cell table:style-name="Tabla25.A2" office:value-type="string">
            <text:p text:style-name="P31">S3</text:p>
          </table:table-cell>
          <table:table-cell table:style-name="Tabla25.A2" office:value-type="string">
            <text:p text:style-name="P18">El sistema verifica si la tienda esta trabajando como tienda local o si está accesando a una cartera regional o por ciudad. <text:s text:c="7"/></text:p>
          </table:table-cell>
          <table:table-cell table:style-name="Tabla25.A2" office:value-type="string">
            <text:p text:style-name="P6"/>
          </table:table-cell>
          <table:table-cell table:style-name="Tabla25.D2" office:value-type="string">
            <text:p text:style-name="P6"/>
          </table:table-cell>
        </table:table-row>
        <table:table-row table:style-name="Tabla25.3">
          <table:table-cell table:style-name="Tabla25.A2" office:value-type="string">
            <text:p text:style-name="P31">S5</text:p>
          </table:table-cell>
          <table:table-cell table:style-name="Tabla25.A2" office:value-type="string">
            <text:p text:style-name="P18">El sistema identifica el mensaje a imprimir para el cliente del recibo de abono según sea su puntualidad y estado de las cuentas e imprime dicho mensaje. <text:s text:c="25"/></text:p>
          </table:table-cell>
          <table:table-cell table:style-name="Tabla25.A2" office:value-type="string">
            <text:p text:style-name="P6"/>
          </table:table-cell>
          <table:table-cell table:style-name="Tabla25.D2" office:value-type="string">
            <text:p text:style-name="P6"/>
          </table:table-cell>
        </table:table-row>
        <table:table-row table:style-name="Tabla25.3">
          <table:table-cell table:style-name="Tabla25.A2" office:value-type="string">
            <text:p text:style-name="P31">S6</text:p>
          </table:table-cell>
          <table:table-cell table:style-name="Tabla25.A2" office:value-type="string">
            <text:p text:style-name="P18">El sistema imprime las leyendas( TOTALES, ENTREGO, SU CAMBIO ) en el recibo del abono.</text:p>
          </table:table-cell>
          <table:table-cell table:style-name="Tabla25.A2" office:value-type="string">
            <text:p text:style-name="P6"/>
          </table:table-cell>
          <table:table-cell table:style-name="Tabla25.D2" office:value-type="string">
            <text:p text:style-name="P6"/>
          </table:table-cell>
        </table:table-row>
        <table:table-row table:style-name="Tabla25.3">
          <table:table-cell table:style-name="Tabla25.A2" office:value-type="string">
            <text:p text:style-name="P31">S7</text:p>
          </table:table-cell>
          <table:table-cell table:style-name="Tabla25.A2" office:value-type="string">
            <text:p text:style-name="P18">El sistema imprime la cantidad con la que pago el cliente, el total a pagar del abono del cliente y el cambio del cliente.</text:p>
          </table:table-cell>
          <table:table-cell table:style-name="Tabla25.A2" office:value-type="string">
            <text:p text:style-name="P6"/>
          </table:table-cell>
          <table:table-cell table:style-name="Tabla25.D2" office:value-type="string">
            <text:p text:style-name="P6"/>
          </table:table-cell>
        </table:table-row>
        <table:table-row table:style-name="Tabla25.3">
          <table:table-cell table:style-name="Tabla25.A2" office:value-type="string">
            <text:p text:style-name="P31">S8</text:p>
          </table:table-cell>
          <table:table-cell table:style-name="Tabla25.A2" office:value-type="string">
            <text:p text:style-name="P18">El sistema imprime el numero y nombre del cliente en el recibo del abono.</text:p>
          </table:table-cell>
          <table:table-cell table:style-name="Tabla25.A2" office:value-type="string">
            <text:p text:style-name="P6"/>
          </table:table-cell>
          <table:table-cell table:style-name="Tabla25.D2" office:value-type="string">
            <text:p text:style-name="P6"/>
          </table:table-cell>
        </table:table-row>
        <table:table-row table:style-name="Tabla25.3">
          <table:table-cell table:style-name="Tabla25.A2" office:value-type="string">
            <text:p text:style-name="P31">S9</text:p>
          </table:table-cell>
          <table:table-cell table:style-name="Tabla25.A2" office:value-type="string">
            <text:p text:style-name="P18">El sistema imprime la fecha actual, el numero de tienda, número de caja, número de recibo, el teléfono de la tienda.</text:p>
          </table:table-cell>
          <table:table-cell table:style-name="Tabla25.A2" office:value-type="string">
            <text:p text:style-name="P6"/>
          </table:table-cell>
          <table:table-cell table:style-name="Tabla25.D2" office:value-type="string">
            <text:p text:style-name="P6"/>
          </table:table-cell>
        </table:table-row>
        <table:table-row table:style-name="Tabla25.3">
          <table:table-cell table:style-name="Tabla25.A2" office:value-type="string">
            <text:p text:style-name="P31">S10</text:p>
          </table:table-cell>
          <table:table-cell table:style-name="Tabla25.A2" office:value-type="string">
            <text:p text:style-name="P18">El sistema verifica si el sorteo esta activo.</text:p>
          </table:table-cell>
          <table:table-cell table:style-name="Tabla25.A2" office:value-type="string">
            <text:p text:style-name="P6"/>
          </table:table-cell>
          <table:table-cell table:style-name="Tabla25.D2" office:value-type="string">
            <text:p text:style-name="P6"/>
          </table:table-cell>
        </table:table-row>
        <table:table-row table:style-name="Tabla25.3">
          <table:table-cell table:style-name="Tabla25.A2" office:value-type="string">
            <text:p text:style-name="P31">S11</text:p>
          </table:table-cell>
          <table:table-cell table:style-name="Tabla25.A2" office:value-type="string">
            <text:p text:style-name="P18">El sistema identifica si se generó un cupón de dinero electrónico <text:s text:c="7"/></text:p>
          </table:table-cell>
          <table:table-cell table:style-name="Tabla25.A2" office:value-type="string">
            <text:p text:style-name="P6"/>
          </table:table-cell>
          <table:table-cell table:style-name="Tabla25.D2" office:value-type="string">
            <text:p text:style-name="P6"/>
          </table:table-cell>
        </table:table-row>
        <table:table-row table:style-name="Tabla25.3">
          <table:table-cell table:style-name="Tabla25.A2" office:value-type="string">
            <text:p text:style-name="P31">S12</text:p>
          </table:table-cell>
          <table:table-cell table:style-name="Tabla25.A2" office:value-type="string">
            <text:p text:style-name="P18">El sistema verifica si la tienda tiene estacionamiento. <text:s text:c="3"/></text:p>
          </table:table-cell>
          <table:table-cell table:style-name="Tabla25.A2" office:value-type="string">
            <text:p text:style-name="P6"/>
          </table:table-cell>
          <table:table-cell table:style-name="Tabla25.D2" office:value-type="string">
            <text:p text:style-name="P6"/>
          </table:table-cell>
        </table:table-row>
        <table:table-row table:style-name="Tabla25.3">
          <table:table-cell table:style-name="Tabla25.A2" office:value-type="string">
            <text:p text:style-name="P31">S13</text:p>
          </table:table-cell>
          <table:table-cell table:style-name="Tabla25.A2" office:value-type="string">
            <text:p text:style-name="P18">El sistema verifica si a la cuenta a imprimir se le capturó convenio. <text:s/></text:p>
          </table:table-cell>
          <table:table-cell table:style-name="Tabla25.A2" office:value-type="string">
            <text:p text:style-name="P6"/>
          </table:table-cell>
          <table:table-cell table:style-name="Tabla25.D2" office:value-type="string">
            <text:p text:style-name="P6"/>
          </table:table-cell>
        </table:table-row>
        <table:table-row table:style-name="Tabla25.3">
          <table:table-cell table:style-name="Tabla25.A2" office:value-type="string">
            <text:p text:style-name="P31">SE.12.a</text:p>
          </table:table-cell>
          <table:table-cell table:style-name="Tabla25.A2" office:value-type="string">
            <text:p text:style-name="P18">El sistema verificó que la cuenta a imprimir sí se le capturó convenio.</text:p>
          </table:table-cell>
          <table:table-cell table:style-name="Tabla25.A2" office:value-type="string">
            <text:p text:style-name="P6"/>
          </table:table-cell>
          <table:table-cell table:style-name="Tabla25.D2" office:value-type="string">
            <text:p text:style-name="P6"/>
          </table:table-cell>
        </table:table-row>
        <table:table-row table:style-name="Tabla25.3">
          <table:table-cell table:style-name="Tabla25.A2" office:value-type="string">
            <text:p text:style-name="P31">SE.12.a.1</text:p>
          </table:table-cell>
          <table:table-cell table:style-name="Tabla25.A2" office:value-type="string">
            <text:p text:style-name="P18">El sistema verifica el tipo de convenio que se le hizo a la cuenta.</text:p>
          </table:table-cell>
          <table:table-cell table:style-name="Tabla25.A2" office:value-type="string">
            <text:p text:style-name="P6"/>
          </table:table-cell>
          <table:table-cell table:style-name="Tabla25.D2" office:value-type="string">
            <text:p text:style-name="P6"/>
          </table:table-cell>
        </table:table-row>
        <table:table-row table:style-name="Tabla25.3">
          <table:table-cell table:style-name="Tabla25.A2" office:value-type="string">
            <text:p text:style-name="P31">SE.12.a.1.a</text:p>
          </table:table-cell>
          <table:table-cell table:style-name="Tabla25.A2" office:value-type="string">
            <text:p text:style-name="P18">El sistema verificó que el convenio es único</text:p>
          </table:table-cell>
          <table:table-cell table:style-name="Tabla25.A2" office:value-type="string">
            <text:p text:style-name="P6"/>
          </table:table-cell>
          <table:table-cell table:style-name="Tabla25.D2" office:value-type="string">
            <text:p text:style-name="P6"/>
          </table:table-cell>
        </table:table-row>
        <table:table-row table:style-name="Tabla25.3">
          <table:table-cell table:style-name="Tabla25.A2" office:value-type="string">
            <text:p text:style-name="P31">SE.12.a.1.a.1</text:p>
          </table:table-cell>
          <table:table-cell table:style-name="Tabla25.A2" office:value-type="string">
            <text:p text:style-name="P18">El sistema imprime mensaje: "USTED PROMETE PAGAR $ <text:s/>DENTRO DE <text:s/>DIAS" en el recibo de abonos.</text:p>
          </table:table-cell>
          <table:table-cell table:style-name="Tabla25.A2" office:value-type="string">
            <text:p text:style-name="P6"/>
          </table:table-cell>
          <table:table-cell table:style-name="Tabla25.D2" office:value-type="string">
            <text:p text:style-name="P6"/>
          </table:table-cell>
        </table:table-row>
        <table:table-row table:style-name="Tabla25.3">
          <table:table-cell table:style-name="Tabla25.A2" office:value-type="string">
            <text:p text:style-name="P31">SE.12.a.1.a.2</text:p>
          </table:table-cell>
          <table:table-cell table:style-name="Tabla25.A2" office:value-type="string">
            <text:p text:style-name="P18">El flujo continúa en el paso 13 del flujo básico.</text:p>
          </table:table-cell>
          <table:table-cell table:style-name="Tabla25.A2" office:value-type="string">
            <text:p text:style-name="P6"/>
          </table:table-cell>
          <table:table-cell table:style-name="Tabla25.D2" office:value-type="string">
            <text:p text:style-name="P6"/>
          </table:table-cell>
        </table:table-row>
        <table:table-row table:style-name="Tabla25.3">
          <table:table-cell table:style-name="Tabla25.A2" office:value-type="string">
            <text:p text:style-name="P31">S14</text:p>
          </table:table-cell>
          <table:table-cell table:style-name="Tabla25.A2" office:value-type="string">
            <text:p text:style-name="P18">El sistema verifica que el sorteo instantaneo no <text:soft-page-break/>esta activo.</text:p>
          </table:table-cell>
          <table:table-cell table:style-name="Tabla25.A2" office:value-type="string">
            <text:p text:style-name="P6"/>
          </table:table-cell>
          <table:table-cell table:style-name="Tabla25.D2" office:value-type="string">
            <text:p text:style-name="P6"/>
          </table:table-cell>
        </table:table-row>
        <table:table-row table:style-name="Tabla25.3">
          <table:table-cell table:style-name="Tabla25.A2" office:value-type="string">
            <text:p text:style-name="P31">S15</text:p>
          </table:table-cell>
          <table:table-cell table:style-name="Tabla25.A2" office:value-type="string">
            <text:p text:style-name="P18">El sistema verifica en que área de la tienda se imprime el recibo</text:p>
          </table:table-cell>
          <table:table-cell table:style-name="Tabla25.A2" office:value-type="string">
            <text:p text:style-name="P6"/>
          </table:table-cell>
          <table:table-cell table:style-name="Tabla25.D2" office:value-type="string">
            <text:p text:style-name="P6"/>
          </table:table-cell>
        </table:table-row>
        <table:table-row table:style-name="Tabla25.3">
          <table:table-cell table:style-name="Tabla25.A2" office:value-type="string">
            <text:p text:style-name="P31">S16</text:p>
          </table:table-cell>
          <table:table-cell table:style-name="Tabla25.A2" office:value-type="string">
            <text:p text:style-name="P18">El sistema graba la imagen del recibo de abono.</text:p>
          </table:table-cell>
          <table:table-cell table:style-name="Tabla25.A2" office:value-type="string">
            <text:p text:style-name="P6"/>
          </table:table-cell>
          <table:table-cell table:style-name="Tabla25.D2" office:value-type="string">
            <text:p text:style-name="P6"/>
          </table:table-cell>
        </table:table-row>
        <table:table-row table:style-name="Tabla25.3">
          <table:table-cell table:style-name="Tabla25.A2" office:value-type="string">
            <text:p text:style-name="P31">S17</text:p>
          </table:table-cell>
          <table:table-cell table:style-name="Tabla25.A2" office:value-type="string">
            <text:p text:style-name="P18">El sistema determina si el cliente cumple con los datos requeridos y muestra el tipo de encuesta que se le aplicará al cliente.</text:p>
          </table:table-cell>
          <table:table-cell table:style-name="Tabla25.A2" office:value-type="string">
            <text:p text:style-name="P6"/>
          </table:table-cell>
          <table:table-cell table:style-name="Tabla25.D2" office:value-type="string">
            <text:p text:style-name="P6"/>
          </table:table-cell>
        </table:table-row>
        <table:table-row table:style-name="Tabla25.24">
          <table:table-cell table:style-name="Tabla25.A2" office:value-type="string">
            <text:p text:style-name="P31">S18</text:p>
          </table:table-cell>
          <table:table-cell table:style-name="Tabla25.A2" office:value-type="string">
            <text:p text:style-name="P18"><text:s/>El sistema verifica que no se capturo el pago de servicios.</text:p>
          </table:table-cell>
          <table:table-cell table:style-name="Tabla25.A2" office:value-type="string">
            <text:p text:style-name="P6"/>
          </table:table-cell>
          <table:table-cell table:style-name="Tabla25.D2" office:value-type="string">
            <text:p text:style-name="P6"/>
          </table:table-cell>
        </table:table-row>
        <table:table-row table:style-name="Tabla25.24">
          <table:table-cell table:style-name="Tabla25.A2" office:value-type="string">
            <text:p text:style-name="P31">S19</text:p>
          </table:table-cell>
          <table:table-cell table:style-name="Tabla25.A2" office:value-type="string">
            <text:p text:style-name="P18"><text:s/>El sistema manda llamar el caso de uso CU-0011-Invitacion Prestamo.</text:p>
          </table:table-cell>
          <table:table-cell table:style-name="Tabla25.A2" office:value-type="string">
            <text:p text:style-name="P6"/>
          </table:table-cell>
          <table:table-cell table:style-name="Tabla25.D2" office:value-type="string">
            <text:p text:style-name="P6"/>
          </table:table-cell>
        </table:table-row>
        <table:table-row table:style-name="Tabla25.24">
          <table:table-cell table:style-name="Tabla25.A2" office:value-type="string">
            <text:p text:style-name="P31">S20</text:p>
          </table:table-cell>
          <table:table-cell table:style-name="Tabla25.A2" office:value-type="string">
            <text:p text:style-name="P18">Fin de caso de uso</text:p>
          </table:table-cell>
          <table:table-cell table:style-name="Tabla25.A2" office:value-type="string">
            <text:p text:style-name="P6"/>
          </table:table-cell>
          <table:table-cell table:style-name="Tabla25.D2" office:value-type="string">
            <text:p text:style-name="P6"/>
          </table:table-cell>
        </table:table-row>
        <table:table-row table:style-name="Tabla25.3">
          <table:table-cell table:style-name="Tabla25.A2" office:value-type="string">
            <text:p text:style-name="P4">Estado el Caso de Prueba </text:p>
          </table:table-cell>
          <table:table-cell table:style-name="Tabla25.A2" office:value-type="string">
            <text:p text:style-name="P18">En preparación</text:p>
          </table:table-cell>
          <table:table-cell table:style-name="Tabla25.A2" office:value-type="string">
            <text:p text:style-name="P5"/>
          </table:table-cell>
          <table:table-cell table:style-name="Tabla25.D2" office:value-type="string">
            <text:p text:style-name="P6"/>
          </table:table-cell>
        </table:table-row>
      </table:table>
      <text:p text:style-name="Standard"/>
      <table:table table:name="Tabla26" table:style-name="Tabla26">
        <table:table-column table:style-name="Tabla26.A"/>
        <table:table-column table:style-name="Tabla26.B"/>
        <table:table-column table:style-name="Tabla26.C"/>
        <table:table-column table:style-name="Tabla26.D"/>
        <table:table-row table:style-name="Tabla26.1">
          <table:table-cell table:style-name="Tabla26.A1" office:value-type="string">
            <text:p text:style-name="P4">Juego de Prueba:</text:p>
          </table:table-cell>
          <table:table-cell table:style-name="Tabla26.B1" table:number-columns-spanned="3" office:value-type="string">
            <text:p text:style-name="P32">CP-0005-25</text:p>
          </table:table-cell>
          <table:covered-table-cell/>
          <table:covered-table-cell/>
        </table:table-row>
        <table:table-row table:style-name="Tabla26.1">
          <table:table-cell table:style-name="Tabla26.A2" office:value-type="string">
            <text:p text:style-name="P4">Paso</text:p>
          </table:table-cell>
          <table:table-cell table:style-name="Tabla26.A2" office:value-type="string">
            <text:p text:style-name="P4">Descripción</text:p>
          </table:table-cell>
          <table:table-cell table:style-name="Tabla26.A2" office:value-type="string">
            <text:p text:style-name="P4">Resultado</text:p>
          </table:table-cell>
          <table:table-cell table:style-name="Tabla26.D2" office:value-type="string">
            <text:p text:style-name="P4">ID Problema</text:p>
          </table:table-cell>
        </table:table-row>
        <table:table-row table:style-name="Tabla26.3">
          <table:table-cell table:style-name="Tabla26.A2" office:value-type="string">
            <text:p text:style-name="P31">S1</text:p>
          </table:table-cell>
          <table:table-cell table:style-name="Tabla26.A2" office:value-type="string">
            <text:p text:style-name="P18">El caso de uso inicia cuando el sistema requiere imprimir el recibo de abono.</text:p>
          </table:table-cell>
          <table:table-cell table:style-name="Tabla26.A2" office:value-type="string">
            <text:p text:style-name="P6"/>
          </table:table-cell>
          <table:table-cell table:style-name="Tabla26.D2" office:value-type="string">
            <text:p text:style-name="P6"/>
          </table:table-cell>
        </table:table-row>
        <table:table-row table:style-name="Tabla26.3">
          <table:table-cell table:style-name="Tabla26.A2" office:value-type="string">
            <text:p text:style-name="P31">S2</text:p>
          </table:table-cell>
          <table:table-cell table:style-name="Tabla26.A2" office:value-type="string">
            <text:p text:style-name="P18">El sistema identifica si hay que imprimir la documentación del seguro de vida. <text:s text:c="5"/></text:p>
          </table:table-cell>
          <table:table-cell table:style-name="Tabla26.A2" office:value-type="string">
            <text:p text:style-name="P6"/>
          </table:table-cell>
          <table:table-cell table:style-name="Tabla26.D2" office:value-type="string">
            <text:p text:style-name="P6"/>
          </table:table-cell>
        </table:table-row>
        <table:table-row table:style-name="Tabla26.3">
          <table:table-cell table:style-name="Tabla26.A2" office:value-type="string">
            <text:p text:style-name="P31">S3</text:p>
          </table:table-cell>
          <table:table-cell table:style-name="Tabla26.A2" office:value-type="string">
            <text:p text:style-name="P18">El sistema verifica si la tienda esta trabajando como tienda local o si está accesando a una cartera regional o por ciudad. <text:s text:c="12"/></text:p>
          </table:table-cell>
          <table:table-cell table:style-name="Tabla26.A2" office:value-type="string">
            <text:p text:style-name="P6"/>
          </table:table-cell>
          <table:table-cell table:style-name="Tabla26.D2" office:value-type="string">
            <text:p text:style-name="P6"/>
          </table:table-cell>
        </table:table-row>
        <table:table-row table:style-name="Tabla26.3">
          <table:table-cell table:style-name="Tabla26.A2" office:value-type="string">
            <text:p text:style-name="P31">S5</text:p>
          </table:table-cell>
          <table:table-cell table:style-name="Tabla26.A2" office:value-type="string">
            <text:p text:style-name="P18">El sistema identifica el mensaje a imprimir para el cliente del recibo de abono según sea su puntualidad y estado de las cuentas e imprime dicho mensaje. <text:s text:c="29"/></text:p>
          </table:table-cell>
          <table:table-cell table:style-name="Tabla26.A2" office:value-type="string">
            <text:p text:style-name="P6"/>
          </table:table-cell>
          <table:table-cell table:style-name="Tabla26.D2" office:value-type="string">
            <text:p text:style-name="P6"/>
          </table:table-cell>
        </table:table-row>
        <table:table-row table:style-name="Tabla26.3">
          <table:table-cell table:style-name="Tabla26.A2" office:value-type="string">
            <text:p text:style-name="P31">S6</text:p>
          </table:table-cell>
          <table:table-cell table:style-name="Tabla26.A2" office:value-type="string">
            <text:p text:style-name="P18">El sistema imprime las leyendas( TOTALES, ENTREGO, SU CAMBIO ) en el recibo del abono.</text:p>
          </table:table-cell>
          <table:table-cell table:style-name="Tabla26.A2" office:value-type="string">
            <text:p text:style-name="P6"/>
          </table:table-cell>
          <table:table-cell table:style-name="Tabla26.D2" office:value-type="string">
            <text:p text:style-name="P6"/>
          </table:table-cell>
        </table:table-row>
        <table:table-row table:style-name="Tabla26.3">
          <table:table-cell table:style-name="Tabla26.A2" office:value-type="string">
            <text:p text:style-name="P31">S7</text:p>
          </table:table-cell>
          <table:table-cell table:style-name="Tabla26.A2" office:value-type="string">
            <text:p text:style-name="P18">El sistema imprime la cantidad con la que pago el cliente, el total a pagar del abono del cliente y el cambio del cliente.</text:p>
          </table:table-cell>
          <table:table-cell table:style-name="Tabla26.A2" office:value-type="string">
            <text:p text:style-name="P6"/>
          </table:table-cell>
          <table:table-cell table:style-name="Tabla26.D2" office:value-type="string">
            <text:p text:style-name="P6"/>
          </table:table-cell>
        </table:table-row>
        <table:table-row table:style-name="Tabla26.3">
          <table:table-cell table:style-name="Tabla26.A2" office:value-type="string">
            <text:p text:style-name="P31">S8</text:p>
          </table:table-cell>
          <table:table-cell table:style-name="Tabla26.A2" office:value-type="string">
            <text:p text:style-name="P18">El sistema imprime el numero y nombre del cliente en el recibo del abono.</text:p>
          </table:table-cell>
          <table:table-cell table:style-name="Tabla26.A2" office:value-type="string">
            <text:p text:style-name="P6"/>
          </table:table-cell>
          <table:table-cell table:style-name="Tabla26.D2" office:value-type="string">
            <text:p text:style-name="P6"/>
          </table:table-cell>
        </table:table-row>
        <table:table-row table:style-name="Tabla26.3">
          <table:table-cell table:style-name="Tabla26.A2" office:value-type="string">
            <text:p text:style-name="P31">S9</text:p>
          </table:table-cell>
          <table:table-cell table:style-name="Tabla26.A2" office:value-type="string">
            <text:p text:style-name="P18">El sistema imprime la fecha actual, el numero de tienda, número de caja, número de recibo, el teléfono de la tienda.</text:p>
          </table:table-cell>
          <table:table-cell table:style-name="Tabla26.A2" office:value-type="string">
            <text:p text:style-name="P6"/>
          </table:table-cell>
          <table:table-cell table:style-name="Tabla26.D2" office:value-type="string">
            <text:p text:style-name="P6"/>
          </table:table-cell>
        </table:table-row>
        <table:table-row table:style-name="Tabla26.3">
          <table:table-cell table:style-name="Tabla26.A2" office:value-type="string">
            <text:p text:style-name="P31">S10</text:p>
          </table:table-cell>
          <table:table-cell table:style-name="Tabla26.A2" office:value-type="string">
            <text:p text:style-name="P18">El sistema verifica si el sorteo esta activo. esta activo.</text:p>
          </table:table-cell>
          <table:table-cell table:style-name="Tabla26.A2" office:value-type="string">
            <text:p text:style-name="P6"/>
          </table:table-cell>
          <table:table-cell table:style-name="Tabla26.D2" office:value-type="string">
            <text:p text:style-name="P6"/>
          </table:table-cell>
        </table:table-row>
        <table:table-row table:style-name="Tabla26.3">
          <table:table-cell table:style-name="Tabla26.A2" office:value-type="string">
            <text:p text:style-name="P31">S11</text:p>
          </table:table-cell>
          <table:table-cell table:style-name="Tabla26.A2" office:value-type="string">
            <text:p text:style-name="P18">El sistema identifica si se generó un cupón de dinero electrónico <text:s text:c="12"/></text:p>
          </table:table-cell>
          <table:table-cell table:style-name="Tabla26.A2" office:value-type="string">
            <text:p text:style-name="P6"/>
          </table:table-cell>
          <table:table-cell table:style-name="Tabla26.D2" office:value-type="string">
            <text:p text:style-name="P6"/>
          </table:table-cell>
        </table:table-row>
        <table:table-row table:style-name="Tabla26.3">
          <table:table-cell table:style-name="Tabla26.A2" office:value-type="string">
            <text:p text:style-name="P31">S12</text:p>
          </table:table-cell>
          <table:table-cell table:style-name="Tabla26.A2" office:value-type="string">
            <text:p text:style-name="P18">El sistema verifica si la tienda tiene estacionamiento. <text:s text:c="3"/></text:p>
          </table:table-cell>
          <table:table-cell table:style-name="Tabla26.A2" office:value-type="string">
            <text:p text:style-name="P6"/>
          </table:table-cell>
          <table:table-cell table:style-name="Tabla26.D2" office:value-type="string">
            <text:p text:style-name="P6"/>
          </table:table-cell>
        </table:table-row>
        <table:table-row table:style-name="Tabla26.3">
          <table:table-cell table:style-name="Tabla26.A2" office:value-type="string">
            <text:p text:style-name="P31">S13</text:p>
          </table:table-cell>
          <table:table-cell table:style-name="Tabla26.A2" office:value-type="string">
            <text:p text:style-name="P18">El sistema verifica si a la cuenta a imprimir se le capturó convenio. <text:s text:c="21"/></text:p>
          </table:table-cell>
          <table:table-cell table:style-name="Tabla26.A2" office:value-type="string">
            <text:p text:style-name="P6"/>
          </table:table-cell>
          <table:table-cell table:style-name="Tabla26.D2" office:value-type="string">
            <text:p text:style-name="P6"/>
          </table:table-cell>
        </table:table-row>
        <table:table-row table:style-name="Tabla26.3">
          <table:table-cell table:style-name="Tabla26.A2" office:value-type="string">
            <text:p text:style-name="P31">SE.12.a</text:p>
          </table:table-cell>
          <table:table-cell table:style-name="Tabla26.A2" office:value-type="string">
            <text:p text:style-name="P18">El sistema verificó que la cuenta a imprimir sí se <text:soft-page-break/>le capturó convenio.</text:p>
          </table:table-cell>
          <table:table-cell table:style-name="Tabla26.A2" office:value-type="string">
            <text:p text:style-name="P6"/>
          </table:table-cell>
          <table:table-cell table:style-name="Tabla26.D2" office:value-type="string">
            <text:p text:style-name="P6"/>
          </table:table-cell>
        </table:table-row>
        <table:table-row table:style-name="Tabla26.3">
          <table:table-cell table:style-name="Tabla26.A2" office:value-type="string">
            <text:p text:style-name="P31">SE.12.a.1</text:p>
          </table:table-cell>
          <table:table-cell table:style-name="Tabla26.A2" office:value-type="string">
            <text:p text:style-name="P18">El sistema verifica el tipo de convenio que se le hizo a la cuenta.</text:p>
          </table:table-cell>
          <table:table-cell table:style-name="Tabla26.A2" office:value-type="string">
            <text:p text:style-name="P6"/>
          </table:table-cell>
          <table:table-cell table:style-name="Tabla26.D2" office:value-type="string">
            <text:p text:style-name="P6"/>
          </table:table-cell>
        </table:table-row>
        <table:table-row table:style-name="Tabla26.3">
          <table:table-cell table:style-name="Tabla26.A2" office:value-type="string">
            <text:p text:style-name="P31">SE.12.a.1.a</text:p>
          </table:table-cell>
          <table:table-cell table:style-name="Tabla26.A2" office:value-type="string">
            <text:p text:style-name="P18">El sistema verificó que el convenio es único</text:p>
          </table:table-cell>
          <table:table-cell table:style-name="Tabla26.A2" office:value-type="string">
            <text:p text:style-name="P6"/>
          </table:table-cell>
          <table:table-cell table:style-name="Tabla26.D2" office:value-type="string">
            <text:p text:style-name="P6"/>
          </table:table-cell>
        </table:table-row>
        <table:table-row table:style-name="Tabla26.3">
          <table:table-cell table:style-name="Tabla26.A2" office:value-type="string">
            <text:p text:style-name="P31">SE.12.a.1.b</text:p>
          </table:table-cell>
          <table:table-cell table:style-name="Tabla26.A2" office:value-type="string">
            <text:p text:style-name="P18">El sistema verificó que el convenio es de palabra.</text:p>
          </table:table-cell>
          <table:table-cell table:style-name="Tabla26.A2" office:value-type="string">
            <text:p text:style-name="P6"/>
          </table:table-cell>
          <table:table-cell table:style-name="Tabla26.D2" office:value-type="string">
            <text:p text:style-name="P6"/>
          </table:table-cell>
        </table:table-row>
        <table:table-row table:style-name="Tabla26.3">
          <table:table-cell table:style-name="Tabla26.A2" office:value-type="string">
            <text:p text:style-name="P31">SE.12.a.1.b.1</text:p>
          </table:table-cell>
          <table:table-cell table:style-name="Tabla26.A2" office:value-type="string">
            <text:p text:style-name="P18">El sistema imprime mensaje: "LE RECORDAMOS PAGAR $ <text:s/>DENTRO DE <text:s/>DIAS" en el recibo de abonos.</text:p>
          </table:table-cell>
          <table:table-cell table:style-name="Tabla26.A2" office:value-type="string">
            <text:p text:style-name="P6"/>
          </table:table-cell>
          <table:table-cell table:style-name="Tabla26.D2" office:value-type="string">
            <text:p text:style-name="P6"/>
          </table:table-cell>
        </table:table-row>
        <table:table-row table:style-name="Tabla26.3">
          <table:table-cell table:style-name="Tabla26.A2" office:value-type="string">
            <text:p text:style-name="P31">SE.12.a.1.b.2</text:p>
          </table:table-cell>
          <table:table-cell table:style-name="Tabla26.A2" office:value-type="string">
            <text:p text:style-name="P18">El flujo continúa en el paso 13 del flujo básico.</text:p>
          </table:table-cell>
          <table:table-cell table:style-name="Tabla26.A2" office:value-type="string">
            <text:p text:style-name="P6"/>
          </table:table-cell>
          <table:table-cell table:style-name="Tabla26.D2" office:value-type="string">
            <text:p text:style-name="P6"/>
          </table:table-cell>
        </table:table-row>
        <table:table-row table:style-name="Tabla26.3">
          <table:table-cell table:style-name="Tabla26.A2" office:value-type="string">
            <text:p text:style-name="P31">S14</text:p>
          </table:table-cell>
          <table:table-cell table:style-name="Tabla26.A2" office:value-type="string">
            <text:p text:style-name="P18">El sistema verifica que el sorteo instantaneo no esta activo.</text:p>
          </table:table-cell>
          <table:table-cell table:style-name="Tabla26.A2" office:value-type="string">
            <text:p text:style-name="P6"/>
          </table:table-cell>
          <table:table-cell table:style-name="Tabla26.D2" office:value-type="string">
            <text:p text:style-name="P6"/>
          </table:table-cell>
        </table:table-row>
        <table:table-row table:style-name="Tabla26.3">
          <table:table-cell table:style-name="Tabla26.A2" office:value-type="string">
            <text:p text:style-name="P31">S15</text:p>
          </table:table-cell>
          <table:table-cell table:style-name="Tabla26.A2" office:value-type="string">
            <text:p text:style-name="P18">El sistema verifica en que área de la tienda se imprime el recibo <text:s text:c="2"/></text:p>
          </table:table-cell>
          <table:table-cell table:style-name="Tabla26.A2" office:value-type="string">
            <text:p text:style-name="P6"/>
          </table:table-cell>
          <table:table-cell table:style-name="Tabla26.D2" office:value-type="string">
            <text:p text:style-name="P6"/>
          </table:table-cell>
        </table:table-row>
        <table:table-row table:style-name="Tabla26.3">
          <table:table-cell table:style-name="Tabla26.A2" office:value-type="string">
            <text:p text:style-name="P31">S16</text:p>
          </table:table-cell>
          <table:table-cell table:style-name="Tabla26.A2" office:value-type="string">
            <text:p text:style-name="P18">El sistema graba la imagen del recibo de abono.</text:p>
          </table:table-cell>
          <table:table-cell table:style-name="Tabla26.A2" office:value-type="string">
            <text:p text:style-name="P6"/>
          </table:table-cell>
          <table:table-cell table:style-name="Tabla26.D2" office:value-type="string">
            <text:p text:style-name="P6"/>
          </table:table-cell>
        </table:table-row>
        <table:table-row table:style-name="Tabla26.24">
          <table:table-cell table:style-name="Tabla26.A2" office:value-type="string">
            <text:p text:style-name="P31">S17</text:p>
          </table:table-cell>
          <table:table-cell table:style-name="Tabla26.A2" office:value-type="string">
            <text:p text:style-name="P18">El sistema determina si el cliente cumple con los datos requeridos y muestra el tipo de encuesta que se le aplicará al cliente.</text:p>
          </table:table-cell>
          <table:table-cell table:style-name="Tabla26.A2" office:value-type="string">
            <text:p text:style-name="P6"/>
          </table:table-cell>
          <table:table-cell table:style-name="Tabla26.D2" office:value-type="string">
            <text:p text:style-name="P6"/>
          </table:table-cell>
        </table:table-row>
        <table:table-row table:style-name="Tabla26.24">
          <table:table-cell table:style-name="Tabla26.A2" office:value-type="string">
            <text:p text:style-name="P31">S18</text:p>
          </table:table-cell>
          <table:table-cell table:style-name="Tabla26.A2" office:value-type="string">
            <text:p text:style-name="P18"><text:s/>El sistema verifica que no se capturo el pago de servicios.</text:p>
          </table:table-cell>
          <table:table-cell table:style-name="Tabla26.A2" office:value-type="string">
            <text:p text:style-name="P6"/>
          </table:table-cell>
          <table:table-cell table:style-name="Tabla26.D2" office:value-type="string">
            <text:p text:style-name="P6"/>
          </table:table-cell>
        </table:table-row>
        <table:table-row table:style-name="Tabla26.24">
          <table:table-cell table:style-name="Tabla26.A2" office:value-type="string">
            <text:p text:style-name="P31">S19</text:p>
          </table:table-cell>
          <table:table-cell table:style-name="Tabla26.A2" office:value-type="string">
            <text:p text:style-name="P18"><text:s/>El sistema manda llamar el caso de uso CU-0011-Invitacion Prestamo.</text:p>
          </table:table-cell>
          <table:table-cell table:style-name="Tabla26.A2" office:value-type="string">
            <text:p text:style-name="P6"/>
          </table:table-cell>
          <table:table-cell table:style-name="Tabla26.D2" office:value-type="string">
            <text:p text:style-name="P6"/>
          </table:table-cell>
        </table:table-row>
        <table:table-row table:style-name="Tabla26.3">
          <table:table-cell table:style-name="Tabla26.A2" office:value-type="string">
            <text:p text:style-name="P31">S20</text:p>
          </table:table-cell>
          <table:table-cell table:style-name="Tabla26.A2" office:value-type="string">
            <text:p text:style-name="P18">Fin de caso de uso</text:p>
          </table:table-cell>
          <table:table-cell table:style-name="Tabla26.A2" office:value-type="string">
            <text:p text:style-name="P5"/>
          </table:table-cell>
          <table:table-cell table:style-name="Tabla26.D2" office:value-type="string">
            <text:p text:style-name="P6"/>
          </table:table-cell>
        </table:table-row>
      </table:table>
      <text:p text:style-name="Standard"/>
      <table:table table:name="Tabla27" table:style-name="Tabla27">
        <table:table-column table:style-name="Tabla27.A"/>
        <table:table-column table:style-name="Tabla27.B"/>
        <table:table-column table:style-name="Tabla27.C"/>
        <table:table-column table:style-name="Tabla27.D"/>
        <table:table-row table:style-name="Tabla27.1">
          <table:table-cell table:style-name="Tabla27.A1" office:value-type="string">
            <text:p text:style-name="P4">Juego de Prueba:</text:p>
          </table:table-cell>
          <table:table-cell table:style-name="Tabla27.B1" table:number-columns-spanned="3" office:value-type="string">
            <text:p text:style-name="P32">CP-0005-26</text:p>
          </table:table-cell>
          <table:covered-table-cell/>
          <table:covered-table-cell/>
        </table:table-row>
        <table:table-row table:style-name="Tabla27.1">
          <table:table-cell table:style-name="Tabla27.A2" office:value-type="string">
            <text:p text:style-name="P4">Paso</text:p>
          </table:table-cell>
          <table:table-cell table:style-name="Tabla27.A2" office:value-type="string">
            <text:p text:style-name="P4">Descripción</text:p>
          </table:table-cell>
          <table:table-cell table:style-name="Tabla27.A2" office:value-type="string">
            <text:p text:style-name="P4">Resultado</text:p>
          </table:table-cell>
          <table:table-cell table:style-name="Tabla27.D2" office:value-type="string">
            <text:p text:style-name="P4">ID Problema</text:p>
          </table:table-cell>
        </table:table-row>
        <table:table-row table:style-name="Tabla27.3">
          <table:table-cell table:style-name="Tabla27.A2" office:value-type="string">
            <text:p text:style-name="P31">S1</text:p>
          </table:table-cell>
          <table:table-cell table:style-name="Tabla27.A2" office:value-type="string">
            <text:p text:style-name="P18">El caso de uso inicia cuando el sistema requiere imprimir el recibo de abono.</text:p>
          </table:table-cell>
          <table:table-cell table:style-name="Tabla27.A2" office:value-type="string">
            <text:p text:style-name="P6"/>
          </table:table-cell>
          <table:table-cell table:style-name="Tabla27.D2" office:value-type="string">
            <text:p text:style-name="P6"/>
          </table:table-cell>
        </table:table-row>
        <table:table-row table:style-name="Tabla27.3">
          <table:table-cell table:style-name="Tabla27.A2" office:value-type="string">
            <text:p text:style-name="P31">S2</text:p>
          </table:table-cell>
          <table:table-cell table:style-name="Tabla27.A2" office:value-type="string">
            <text:p text:style-name="P18">El sistema identifica si hay que imprimir la documentación del seguro de vida. <text:s text:c="7"/></text:p>
          </table:table-cell>
          <table:table-cell table:style-name="Tabla27.A2" office:value-type="string">
            <text:p text:style-name="P6"/>
          </table:table-cell>
          <table:table-cell table:style-name="Tabla27.D2" office:value-type="string">
            <text:p text:style-name="P6"/>
          </table:table-cell>
        </table:table-row>
        <table:table-row table:style-name="Tabla27.3">
          <table:table-cell table:style-name="Tabla27.A2" office:value-type="string">
            <text:p text:style-name="P31">S3</text:p>
          </table:table-cell>
          <table:table-cell table:style-name="Tabla27.A2" office:value-type="string">
            <text:p text:style-name="P18">El sistema verifica si la tienda esta trabajando como tienda local o si está accesando a una cartera regional o por ciudad. <text:s text:c="3"/></text:p>
          </table:table-cell>
          <table:table-cell table:style-name="Tabla27.A2" office:value-type="string">
            <text:p text:style-name="P6"/>
          </table:table-cell>
          <table:table-cell table:style-name="Tabla27.D2" office:value-type="string">
            <text:p text:style-name="P6"/>
          </table:table-cell>
        </table:table-row>
        <table:table-row table:style-name="Tabla27.3">
          <table:table-cell table:style-name="Tabla27.A2" office:value-type="string">
            <text:p text:style-name="P31">S5</text:p>
          </table:table-cell>
          <table:table-cell table:style-name="Tabla27.A2" office:value-type="string">
            <text:p text:style-name="P18">El sistema identifica el mensaje a imprimir para el cliente del recibo de abono según sea su puntualidad y estado de las cuentas e imprime dicho mensaje.a si se realizo abono a Tiempo Aire. <text:s text:c="29"/></text:p>
          </table:table-cell>
          <table:table-cell table:style-name="Tabla27.A2" office:value-type="string">
            <text:p text:style-name="P6"/>
          </table:table-cell>
          <table:table-cell table:style-name="Tabla27.D2" office:value-type="string">
            <text:p text:style-name="P6"/>
          </table:table-cell>
        </table:table-row>
        <table:table-row table:style-name="Tabla27.3">
          <table:table-cell table:style-name="Tabla27.A2" office:value-type="string">
            <text:p text:style-name="P31">S6</text:p>
          </table:table-cell>
          <table:table-cell table:style-name="Tabla27.A2" office:value-type="string">
            <text:p text:style-name="P18">El sistema imprime las leyendas( TOTALES, ENTREGO, SU CAMBIO ) en el recibo del abono.</text:p>
          </table:table-cell>
          <table:table-cell table:style-name="Tabla27.A2" office:value-type="string">
            <text:p text:style-name="P6"/>
          </table:table-cell>
          <table:table-cell table:style-name="Tabla27.D2" office:value-type="string">
            <text:p text:style-name="P6"/>
          </table:table-cell>
        </table:table-row>
        <table:table-row table:style-name="Tabla27.3">
          <table:table-cell table:style-name="Tabla27.A2" office:value-type="string">
            <text:p text:style-name="P31">S7</text:p>
          </table:table-cell>
          <table:table-cell table:style-name="Tabla27.A2" office:value-type="string">
            <text:p text:style-name="P18">El sistema imprime la cantidad con la que pago el cliente, el total a pagar del abono del cliente y el cambio del cliente.</text:p>
          </table:table-cell>
          <table:table-cell table:style-name="Tabla27.A2" office:value-type="string">
            <text:p text:style-name="P6"/>
          </table:table-cell>
          <table:table-cell table:style-name="Tabla27.D2" office:value-type="string">
            <text:p text:style-name="P6"/>
          </table:table-cell>
        </table:table-row>
        <table:table-row table:style-name="Tabla27.3">
          <table:table-cell table:style-name="Tabla27.A2" office:value-type="string">
            <text:p text:style-name="P31">S8</text:p>
          </table:table-cell>
          <table:table-cell table:style-name="Tabla27.A2" office:value-type="string">
            <text:p text:style-name="P18">El sistema imprime el numero y nombre del cliente en el recibo del abono.</text:p>
          </table:table-cell>
          <table:table-cell table:style-name="Tabla27.A2" office:value-type="string">
            <text:p text:style-name="P6"/>
          </table:table-cell>
          <table:table-cell table:style-name="Tabla27.D2" office:value-type="string">
            <text:p text:style-name="P6"/>
          </table:table-cell>
        </table:table-row>
        <table:table-row table:style-name="Tabla27.3">
          <table:table-cell table:style-name="Tabla27.A2" office:value-type="string">
            <text:p text:style-name="P31">S9</text:p>
          </table:table-cell>
          <table:table-cell table:style-name="Tabla27.A2" office:value-type="string">
            <text:p text:style-name="P18">El sistema imprime la fecha actual, el numero de <text:soft-page-break/>tienda, número de caja, número de recibo, el teléfono de la tienda.</text:p>
          </table:table-cell>
          <table:table-cell table:style-name="Tabla27.A2" office:value-type="string">
            <text:p text:style-name="P6"/>
          </table:table-cell>
          <table:table-cell table:style-name="Tabla27.D2" office:value-type="string">
            <text:p text:style-name="P6"/>
          </table:table-cell>
        </table:table-row>
        <table:table-row table:style-name="Tabla27.3">
          <table:table-cell table:style-name="Tabla27.A2" office:value-type="string">
            <text:p text:style-name="P31">S10</text:p>
          </table:table-cell>
          <table:table-cell table:style-name="Tabla27.A2" office:value-type="string">
            <text:p text:style-name="P18">El sistema verifica si el sorteo esta activo. <text:s text:c="23"/></text:p>
          </table:table-cell>
          <table:table-cell table:style-name="Tabla27.A2" office:value-type="string">
            <text:p text:style-name="P6"/>
          </table:table-cell>
          <table:table-cell table:style-name="Tabla27.D2" office:value-type="string">
            <text:p text:style-name="P6"/>
          </table:table-cell>
        </table:table-row>
        <table:table-row table:style-name="Tabla27.3">
          <table:table-cell table:style-name="Tabla27.A2" office:value-type="string">
            <text:p text:style-name="P31">S11</text:p>
          </table:table-cell>
          <table:table-cell table:style-name="Tabla27.A2" office:value-type="string">
            <text:p text:style-name="P18">El sistema identifica si se generó un cupón de dinero electrónico <text:s text:c="4"/></text:p>
          </table:table-cell>
          <table:table-cell table:style-name="Tabla27.A2" office:value-type="string">
            <text:p text:style-name="P6"/>
          </table:table-cell>
          <table:table-cell table:style-name="Tabla27.D2" office:value-type="string">
            <text:p text:style-name="P6"/>
          </table:table-cell>
        </table:table-row>
        <table:table-row table:style-name="Tabla27.3">
          <table:table-cell table:style-name="Tabla27.A2" office:value-type="string">
            <text:p text:style-name="P31">S12</text:p>
          </table:table-cell>
          <table:table-cell table:style-name="Tabla27.A2" office:value-type="string">
            <text:p text:style-name="P18">El sistema verifica si la tienda tiene estacionamiento. <text:s/></text:p>
          </table:table-cell>
          <table:table-cell table:style-name="Tabla27.A2" office:value-type="string">
            <text:p text:style-name="P6"/>
          </table:table-cell>
          <table:table-cell table:style-name="Tabla27.D2" office:value-type="string">
            <text:p text:style-name="P6"/>
          </table:table-cell>
        </table:table-row>
        <table:table-row table:style-name="Tabla27.3">
          <table:table-cell table:style-name="Tabla27.A2" office:value-type="string">
            <text:p text:style-name="P31">S13</text:p>
          </table:table-cell>
          <table:table-cell table:style-name="Tabla27.A2" office:value-type="string">
            <text:p text:style-name="P18">El sistema verifica si a la cuenta a imprimir se le capturó convenio. </text:p>
          </table:table-cell>
          <table:table-cell table:style-name="Tabla27.A2" office:value-type="string">
            <text:p text:style-name="P6"/>
          </table:table-cell>
          <table:table-cell table:style-name="Tabla27.D2" office:value-type="string">
            <text:p text:style-name="P6"/>
          </table:table-cell>
        </table:table-row>
        <table:table-row table:style-name="Tabla27.3">
          <table:table-cell table:style-name="Tabla27.A2" office:value-type="string">
            <text:p text:style-name="P31">SE.12.b</text:p>
          </table:table-cell>
          <table:table-cell table:style-name="Tabla27.A2" office:value-type="string">
            <text:p text:style-name="P18">El sistema verificó que la cuenta a imprimir no se le capturó convenio.</text:p>
          </table:table-cell>
          <table:table-cell table:style-name="Tabla27.A2" office:value-type="string">
            <text:p text:style-name="P6"/>
          </table:table-cell>
          <table:table-cell table:style-name="Tabla27.D2" office:value-type="string">
            <text:p text:style-name="P6"/>
          </table:table-cell>
        </table:table-row>
        <table:table-row table:style-name="Tabla27.3">
          <table:table-cell table:style-name="Tabla27.A2" office:value-type="string">
            <text:p text:style-name="P31">SE.12.b.1</text:p>
          </table:table-cell>
          <table:table-cell table:style-name="Tabla27.A2" office:value-type="string">
            <text:p text:style-name="P18">El flujo continúa en el paso 13 del flujo básico.</text:p>
          </table:table-cell>
          <table:table-cell table:style-name="Tabla27.A2" office:value-type="string">
            <text:p text:style-name="P6"/>
          </table:table-cell>
          <table:table-cell table:style-name="Tabla27.D2" office:value-type="string">
            <text:p text:style-name="P6"/>
          </table:table-cell>
        </table:table-row>
        <table:table-row table:style-name="Tabla27.3">
          <table:table-cell table:style-name="Tabla27.A2" office:value-type="string">
            <text:p text:style-name="P31">S14</text:p>
          </table:table-cell>
          <table:table-cell table:style-name="Tabla27.A2" office:value-type="string">
            <text:p text:style-name="P18">El sistema verifica que el sorteo instantaneo no esta activo.</text:p>
          </table:table-cell>
          <table:table-cell table:style-name="Tabla27.A2" office:value-type="string">
            <text:p text:style-name="P6"/>
          </table:table-cell>
          <table:table-cell table:style-name="Tabla27.D2" office:value-type="string">
            <text:p text:style-name="P6"/>
          </table:table-cell>
        </table:table-row>
        <table:table-row table:style-name="Tabla27.18">
          <table:table-cell table:style-name="Tabla27.A2" office:value-type="string">
            <text:p text:style-name="P31">S15</text:p>
          </table:table-cell>
          <table:table-cell table:style-name="Tabla27.A2" office:value-type="string">
            <text:p text:style-name="P18">El sistema verifica en que área de la tienda se imprime el recibo <text:s text:c="2"/></text:p>
          </table:table-cell>
          <table:table-cell table:style-name="Tabla27.A2" office:value-type="string">
            <text:p text:style-name="P6"/>
          </table:table-cell>
          <table:table-cell table:style-name="Tabla27.D2" office:value-type="string">
            <text:p text:style-name="P6"/>
          </table:table-cell>
        </table:table-row>
        <table:table-row table:style-name="Tabla27.3">
          <table:table-cell table:style-name="Tabla27.A2" office:value-type="string">
            <text:p text:style-name="P31">S16</text:p>
          </table:table-cell>
          <table:table-cell table:style-name="Tabla27.A2" office:value-type="string">
            <text:p text:style-name="P18">El sistema graba la imagen del recibo de abono.</text:p>
          </table:table-cell>
          <table:table-cell table:style-name="Tabla27.A2" office:value-type="string">
            <text:p text:style-name="P6"/>
          </table:table-cell>
          <table:table-cell table:style-name="Tabla27.D2" office:value-type="string">
            <text:p text:style-name="P6"/>
          </table:table-cell>
        </table:table-row>
        <table:table-row table:style-name="Tabla27.20">
          <table:table-cell table:style-name="Tabla27.A2" office:value-type="string">
            <text:p text:style-name="P31">S17</text:p>
          </table:table-cell>
          <table:table-cell table:style-name="Tabla27.A2" office:value-type="string">
            <text:p text:style-name="P18">El sistema determina si el cliente cumple con los datos requeridos y muestra el tipo de encuesta que se le aplicará al cliente.</text:p>
          </table:table-cell>
          <table:table-cell table:style-name="Tabla27.A2" office:value-type="string">
            <text:p text:style-name="P6"/>
          </table:table-cell>
          <table:table-cell table:style-name="Tabla27.D2" office:value-type="string">
            <text:p text:style-name="P6"/>
          </table:table-cell>
        </table:table-row>
        <table:table-row table:style-name="Tabla27.20">
          <table:table-cell table:style-name="Tabla27.A2" office:value-type="string">
            <text:p text:style-name="P31">S18</text:p>
          </table:table-cell>
          <table:table-cell table:style-name="Tabla27.A2" office:value-type="string">
            <text:p text:style-name="P18"><text:s/>El sistema verifica que no se capturo el pago de servicios.</text:p>
          </table:table-cell>
          <table:table-cell table:style-name="Tabla27.A2" office:value-type="string">
            <text:p text:style-name="P6"/>
          </table:table-cell>
          <table:table-cell table:style-name="Tabla27.D2" office:value-type="string">
            <text:p text:style-name="P6"/>
          </table:table-cell>
        </table:table-row>
        <table:table-row table:style-name="Tabla27.20">
          <table:table-cell table:style-name="Tabla27.A2" office:value-type="string">
            <text:p text:style-name="P31">S19</text:p>
          </table:table-cell>
          <table:table-cell table:style-name="Tabla27.A2" office:value-type="string">
            <text:p text:style-name="P18"><text:s/>El sistema manda llamar el caso de uso CU-0011-Invitacion Prestamo.</text:p>
          </table:table-cell>
          <table:table-cell table:style-name="Tabla27.A2" office:value-type="string">
            <text:p text:style-name="P6"/>
          </table:table-cell>
          <table:table-cell table:style-name="Tabla27.D2" office:value-type="string">
            <text:p text:style-name="P6"/>
          </table:table-cell>
        </table:table-row>
        <table:table-row table:style-name="Tabla27.20">
          <table:table-cell table:style-name="Tabla27.A2" office:value-type="string">
            <text:p text:style-name="P31">S20</text:p>
          </table:table-cell>
          <table:table-cell table:style-name="Tabla27.A2" office:value-type="string">
            <text:p text:style-name="P18">Fin de caso de uso</text:p>
          </table:table-cell>
          <table:table-cell table:style-name="Tabla27.A2" office:value-type="string">
            <text:p text:style-name="P6"/>
          </table:table-cell>
          <table:table-cell table:style-name="Tabla27.D2" office:value-type="string">
            <text:p text:style-name="P6"/>
          </table:table-cell>
        </table:table-row>
        <table:table-row table:style-name="Tabla27.3">
          <table:table-cell table:style-name="Tabla27.A2" office:value-type="string">
            <text:p text:style-name="P4">Estado el Caso de Prueba </text:p>
          </table:table-cell>
          <table:table-cell table:style-name="Tabla27.A2" office:value-type="string">
            <text:p text:style-name="P18">En preparación</text:p>
          </table:table-cell>
          <table:table-cell table:style-name="Tabla27.A2" office:value-type="string">
            <text:p text:style-name="P5"/>
          </table:table-cell>
          <table:table-cell table:style-name="Tabla27.D2" office:value-type="string">
            <text:p text:style-name="P6"/>
          </table:table-cell>
        </table:table-row>
      </table:table>
      <text:p text:style-name="Standard"/>
      <text:p text:style-name="Standard"/>
      <table:table table:name="Tabla32" table:style-name="Tabla32">
        <table:table-column table:style-name="Tabla32.A"/>
        <table:table-column table:style-name="Tabla32.B"/>
        <table:table-column table:style-name="Tabla32.C"/>
        <table:table-column table:style-name="Tabla32.D"/>
        <table:table-row table:style-name="Tabla32.1">
          <table:table-cell table:style-name="Tabla32.A1" office:value-type="string">
            <text:p text:style-name="P4">Juego de Prueba:</text:p>
          </table:table-cell>
          <table:table-cell table:style-name="Tabla32.B1" table:number-columns-spanned="3" office:value-type="string">
            <text:p text:style-name="P32">CP-0005-27</text:p>
          </table:table-cell>
          <table:covered-table-cell/>
          <table:covered-table-cell/>
        </table:table-row>
        <table:table-row table:style-name="Tabla32.1">
          <table:table-cell table:style-name="Tabla32.A2" office:value-type="string">
            <text:p text:style-name="P4">Paso</text:p>
          </table:table-cell>
          <table:table-cell table:style-name="Tabla32.A2" office:value-type="string">
            <text:p text:style-name="P4">Descripción</text:p>
          </table:table-cell>
          <table:table-cell table:style-name="Tabla32.A2" office:value-type="string">
            <text:p text:style-name="P4">Resultado</text:p>
          </table:table-cell>
          <table:table-cell table:style-name="Tabla32.D2" office:value-type="string">
            <text:p text:style-name="P4">ID Problema</text:p>
          </table:table-cell>
        </table:table-row>
        <table:table-row table:style-name="Tabla32.3">
          <table:table-cell table:style-name="Tabla32.A2" office:value-type="string">
            <text:p text:style-name="P31">S1</text:p>
          </table:table-cell>
          <table:table-cell table:style-name="Tabla32.A2" office:value-type="string">
            <text:p text:style-name="P18">El caso de uso inicia cuando el sistema requiere imprimir el recibo de abono.</text:p>
          </table:table-cell>
          <table:table-cell table:style-name="Tabla32.A2" office:value-type="string">
            <text:p text:style-name="P6"/>
          </table:table-cell>
          <table:table-cell table:style-name="Tabla32.D2" office:value-type="string">
            <text:p text:style-name="P6"/>
          </table:table-cell>
        </table:table-row>
        <table:table-row table:style-name="Tabla32.3">
          <table:table-cell table:style-name="Tabla32.A2" office:value-type="string">
            <text:p text:style-name="P31">S2</text:p>
          </table:table-cell>
          <table:table-cell table:style-name="Tabla32.A2" office:value-type="string">
            <text:p text:style-name="P18">El sistema identifica si hay que imprimir la documentación del seguro de vida. <text:s/></text:p>
          </table:table-cell>
          <table:table-cell table:style-name="Tabla32.A2" office:value-type="string">
            <text:p text:style-name="P6"/>
          </table:table-cell>
          <table:table-cell table:style-name="Tabla32.D2" office:value-type="string">
            <text:p text:style-name="P6"/>
          </table:table-cell>
        </table:table-row>
        <table:table-row table:style-name="Tabla32.3">
          <table:table-cell table:style-name="Tabla32.A2" office:value-type="string">
            <text:p text:style-name="P31">S3</text:p>
          </table:table-cell>
          <table:table-cell table:style-name="Tabla32.A2" office:value-type="string">
            <text:p text:style-name="P18">El sistema verifica si la tienda esta trabajando como tienda local o si está accesando a una cartera regional o por ciudad. <text:s text:c="8"/></text:p>
          </table:table-cell>
          <table:table-cell table:style-name="Tabla32.A2" office:value-type="string">
            <text:p text:style-name="P6"/>
          </table:table-cell>
          <table:table-cell table:style-name="Tabla32.D2" office:value-type="string">
            <text:p text:style-name="P6"/>
          </table:table-cell>
        </table:table-row>
        <table:table-row table:style-name="Tabla32.3">
          <table:table-cell table:style-name="Tabla32.A2" office:value-type="string">
            <text:p text:style-name="P31">S5</text:p>
          </table:table-cell>
          <table:table-cell table:style-name="Tabla32.A2" office:value-type="string">
            <text:p text:style-name="P18">El sistema identifica el mensaje a imprimir para el cliente del recibo de abono según sea su puntualidad y estado de las cuentas e imprime dicho mensaje. <text:s text:c="30"/></text:p>
          </table:table-cell>
          <table:table-cell table:style-name="Tabla32.A2" office:value-type="string">
            <text:p text:style-name="P6"/>
          </table:table-cell>
          <table:table-cell table:style-name="Tabla32.D2" office:value-type="string">
            <text:p text:style-name="P6"/>
          </table:table-cell>
        </table:table-row>
        <table:table-row table:style-name="Tabla32.3">
          <table:table-cell table:style-name="Tabla32.A2" office:value-type="string">
            <text:p text:style-name="P31">S6</text:p>
          </table:table-cell>
          <table:table-cell table:style-name="Tabla32.A2" office:value-type="string">
            <text:p text:style-name="P18">El sistema imprime las leyendas( TOTALES, ENTREGO, SU CAMBIO ) en el recibo del abono.</text:p>
          </table:table-cell>
          <table:table-cell table:style-name="Tabla32.A2" office:value-type="string">
            <text:p text:style-name="P6"/>
          </table:table-cell>
          <table:table-cell table:style-name="Tabla32.D2" office:value-type="string">
            <text:p text:style-name="P6"/>
          </table:table-cell>
        </table:table-row>
        <table:table-row table:style-name="Tabla32.3">
          <table:table-cell table:style-name="Tabla32.A2" office:value-type="string">
            <text:p text:style-name="P31">S7</text:p>
          </table:table-cell>
          <table:table-cell table:style-name="Tabla32.A2" office:value-type="string">
            <text:p text:style-name="P18">El sistema imprime la cantidad con la que pago el cliente, el total a pagar del abono del cliente y el cambio del cliente.</text:p>
          </table:table-cell>
          <table:table-cell table:style-name="Tabla32.A2" office:value-type="string">
            <text:p text:style-name="P6"/>
          </table:table-cell>
          <table:table-cell table:style-name="Tabla32.D2" office:value-type="string">
            <text:p text:style-name="P6"/>
          </table:table-cell>
        </table:table-row>
        <text:soft-page-break/>
        <table:table-row table:style-name="Tabla32.3">
          <table:table-cell table:style-name="Tabla32.A2" office:value-type="string">
            <text:p text:style-name="P31">S8</text:p>
          </table:table-cell>
          <table:table-cell table:style-name="Tabla32.A2" office:value-type="string">
            <text:p text:style-name="P18">El sistema imprime el numero y nombre del cliente en el recibo del abono.</text:p>
          </table:table-cell>
          <table:table-cell table:style-name="Tabla32.A2" office:value-type="string">
            <text:p text:style-name="P6"/>
          </table:table-cell>
          <table:table-cell table:style-name="Tabla32.D2" office:value-type="string">
            <text:p text:style-name="P6"/>
          </table:table-cell>
        </table:table-row>
        <table:table-row table:style-name="Tabla32.3">
          <table:table-cell table:style-name="Tabla32.A2" office:value-type="string">
            <text:p text:style-name="P31">S9</text:p>
          </table:table-cell>
          <table:table-cell table:style-name="Tabla32.A2" office:value-type="string">
            <text:p text:style-name="P18">El sistema imprime la fecha actual, el numero de tienda, número de caja, número de recibo, el teléfono de la tienda.</text:p>
          </table:table-cell>
          <table:table-cell table:style-name="Tabla32.A2" office:value-type="string">
            <text:p text:style-name="P6"/>
          </table:table-cell>
          <table:table-cell table:style-name="Tabla32.D2" office:value-type="string">
            <text:p text:style-name="P6"/>
          </table:table-cell>
        </table:table-row>
        <table:table-row table:style-name="Tabla32.3">
          <table:table-cell table:style-name="Tabla32.A2" office:value-type="string">
            <text:p text:style-name="P31">S10</text:p>
          </table:table-cell>
          <table:table-cell table:style-name="Tabla32.A2" office:value-type="string">
            <text:p text:style-name="P18">El sistema verifica si el sorteo esta activo.</text:p>
          </table:table-cell>
          <table:table-cell table:style-name="Tabla32.A2" office:value-type="string">
            <text:p text:style-name="P6"/>
          </table:table-cell>
          <table:table-cell table:style-name="Tabla32.D2" office:value-type="string">
            <text:p text:style-name="P6"/>
          </table:table-cell>
        </table:table-row>
        <table:table-row table:style-name="Tabla32.3">
          <table:table-cell table:style-name="Tabla32.A2" office:value-type="string">
            <text:p text:style-name="P31">S11</text:p>
          </table:table-cell>
          <table:table-cell table:style-name="Tabla32.A2" office:value-type="string">
            <text:p text:style-name="P18">El sistema identifica si se generó un cupón de dinero electrónico <text:s/></text:p>
          </table:table-cell>
          <table:table-cell table:style-name="Tabla32.A2" office:value-type="string">
            <text:p text:style-name="P6"/>
          </table:table-cell>
          <table:table-cell table:style-name="Tabla32.D2" office:value-type="string">
            <text:p text:style-name="P6"/>
          </table:table-cell>
        </table:table-row>
        <table:table-row table:style-name="Tabla32.3">
          <table:table-cell table:style-name="Tabla32.A2" office:value-type="string">
            <text:p text:style-name="P31">S12</text:p>
          </table:table-cell>
          <table:table-cell table:style-name="Tabla32.A2" office:value-type="string">
            <text:p text:style-name="P18">El sistema verifica si la tienda tiene estacionamiento. <text:s text:c="4"/></text:p>
          </table:table-cell>
          <table:table-cell table:style-name="Tabla32.A2" office:value-type="string">
            <text:p text:style-name="P6"/>
          </table:table-cell>
          <table:table-cell table:style-name="Tabla32.D2" office:value-type="string">
            <text:p text:style-name="P6"/>
          </table:table-cell>
        </table:table-row>
        <table:table-row table:style-name="Tabla32.3">
          <table:table-cell table:style-name="Tabla32.A2" office:value-type="string">
            <text:p text:style-name="P31">S13</text:p>
          </table:table-cell>
          <table:table-cell table:style-name="Tabla32.A2" office:value-type="string">
            <text:p text:style-name="P18">El sistema verifica si a la cuenta a imprimir se le capturó convenio. <text:s text:c="9"/></text:p>
          </table:table-cell>
          <table:table-cell table:style-name="Tabla32.A2" office:value-type="string">
            <text:p text:style-name="P6"/>
          </table:table-cell>
          <table:table-cell table:style-name="Tabla32.D2" office:value-type="string">
            <text:p text:style-name="P6"/>
          </table:table-cell>
        </table:table-row>
        <table:table-row table:style-name="Tabla32.3">
          <table:table-cell table:style-name="Tabla32.A2" office:value-type="string">
            <text:p text:style-name="P31">S14</text:p>
          </table:table-cell>
          <table:table-cell table:style-name="Tabla32.A2" office:value-type="string">
            <text:p text:style-name="P18">El sistema verifica que el sorteo instantaneo no esta activo.</text:p>
          </table:table-cell>
          <table:table-cell table:style-name="Tabla32.A2" office:value-type="string">
            <text:p text:style-name="P6"/>
          </table:table-cell>
          <table:table-cell table:style-name="Tabla32.D2" office:value-type="string">
            <text:p text:style-name="P6"/>
          </table:table-cell>
        </table:table-row>
        <table:table-row table:style-name="Tabla32.3">
          <table:table-cell table:style-name="Tabla32.A2" office:value-type="string">
            <text:p text:style-name="P31">S15</text:p>
          </table:table-cell>
          <table:table-cell table:style-name="Tabla32.A2" office:value-type="string">
            <text:p text:style-name="P18">El sistema verifica en que área de la tienda se imprime el recibo <text:s text:c="2"/></text:p>
          </table:table-cell>
          <table:table-cell table:style-name="Tabla32.A2" office:value-type="string">
            <text:p text:style-name="P6"/>
          </table:table-cell>
          <table:table-cell table:style-name="Tabla32.D2" office:value-type="string">
            <text:p text:style-name="P6"/>
          </table:table-cell>
        </table:table-row>
        <table:table-row table:style-name="Tabla32.3">
          <table:table-cell table:style-name="Tabla32.A2" office:value-type="string">
            <text:p text:style-name="P31">SE.14.a</text:p>
          </table:table-cell>
          <table:table-cell table:style-name="Tabla32.A2" office:value-type="string">
            <text:p text:style-name="P18">El sistema verifica que se encuentra en el área de ropa.</text:p>
          </table:table-cell>
          <table:table-cell table:style-name="Tabla32.A2" office:value-type="string">
            <text:p text:style-name="P6"/>
          </table:table-cell>
          <table:table-cell table:style-name="Tabla32.D2" office:value-type="string">
            <text:p text:style-name="P6"/>
          </table:table-cell>
        </table:table-row>
        <table:table-row table:style-name="Tabla32.3">
          <table:table-cell table:style-name="Tabla32.A2" office:value-type="string">
            <text:p text:style-name="P31">SE.14.a.1</text:p>
          </table:table-cell>
          <table:table-cell table:style-name="Tabla32.A2" office:value-type="string">
            <text:p text:style-name="P18">El sistema imprime solo un recibo para el cliente.</text:p>
          </table:table-cell>
          <table:table-cell table:style-name="Tabla32.A2" office:value-type="string">
            <text:p text:style-name="P6"/>
          </table:table-cell>
          <table:table-cell table:style-name="Tabla32.D2" office:value-type="string">
            <text:p text:style-name="P6"/>
          </table:table-cell>
        </table:table-row>
        <table:table-row table:style-name="Tabla32.3">
          <table:table-cell table:style-name="Tabla32.A2" office:value-type="string">
            <text:p text:style-name="P31">SE.14.a.2</text:p>
          </table:table-cell>
          <table:table-cell table:style-name="Tabla32.A2" office:value-type="string">
            <text:p text:style-name="P18"><text:s/>El flujo continúa en el paso 15 del flujo básico.</text:p>
          </table:table-cell>
          <table:table-cell table:style-name="Tabla32.A2" office:value-type="string">
            <text:p text:style-name="P6"/>
          </table:table-cell>
          <table:table-cell table:style-name="Tabla32.D2" office:value-type="string">
            <text:p text:style-name="P6"/>
          </table:table-cell>
        </table:table-row>
        <table:table-row table:style-name="Tabla32.3">
          <table:table-cell table:style-name="Tabla32.A2" office:value-type="string">
            <text:p text:style-name="P31">S16</text:p>
          </table:table-cell>
          <table:table-cell table:style-name="Tabla32.A2" office:value-type="string">
            <text:p text:style-name="P18">El sistema graba la imagen del recibo de abono.</text:p>
          </table:table-cell>
          <table:table-cell table:style-name="Tabla32.A2" office:value-type="string">
            <text:p text:style-name="P6"/>
          </table:table-cell>
          <table:table-cell table:style-name="Tabla32.D2" office:value-type="string">
            <text:p text:style-name="P6"/>
          </table:table-cell>
        </table:table-row>
        <table:table-row table:style-name="Tabla32.21">
          <table:table-cell table:style-name="Tabla32.A2" office:value-type="string">
            <text:p text:style-name="P31">S17</text:p>
          </table:table-cell>
          <table:table-cell table:style-name="Tabla32.A2" office:value-type="string">
            <text:p text:style-name="P18">El sistema determina si el cliente cumple con los datos requeridos y muestra el tipo de encuesta que se le aplicará al cliente.</text:p>
          </table:table-cell>
          <table:table-cell table:style-name="Tabla32.A2" office:value-type="string">
            <text:p text:style-name="P6"/>
          </table:table-cell>
          <table:table-cell table:style-name="Tabla32.D2" office:value-type="string">
            <text:p text:style-name="P6"/>
          </table:table-cell>
        </table:table-row>
        <table:table-row table:style-name="Tabla32.21">
          <table:table-cell table:style-name="Tabla32.A2" office:value-type="string">
            <text:p text:style-name="P31">S18</text:p>
          </table:table-cell>
          <table:table-cell table:style-name="Tabla32.A2" office:value-type="string">
            <text:p text:style-name="P18"><text:s/>El sistema verifica que no se capturo el pago de servicios.</text:p>
          </table:table-cell>
          <table:table-cell table:style-name="Tabla32.A2" office:value-type="string">
            <text:p text:style-name="P6"/>
          </table:table-cell>
          <table:table-cell table:style-name="Tabla32.D2" office:value-type="string">
            <text:p text:style-name="P6"/>
          </table:table-cell>
        </table:table-row>
        <table:table-row table:style-name="Tabla32.21">
          <table:table-cell table:style-name="Tabla32.A2" office:value-type="string">
            <text:p text:style-name="P31">S19</text:p>
          </table:table-cell>
          <table:table-cell table:style-name="Tabla32.A2" office:value-type="string">
            <text:p text:style-name="P18"><text:s/>El sistema manda llamar el caso de uso CU-0011-Invitacion Prestamo.</text:p>
          </table:table-cell>
          <table:table-cell table:style-name="Tabla32.A2" office:value-type="string">
            <text:p text:style-name="P6"/>
          </table:table-cell>
          <table:table-cell table:style-name="Tabla32.D2" office:value-type="string">
            <text:p text:style-name="P6"/>
          </table:table-cell>
        </table:table-row>
        <table:table-row table:style-name="Tabla32.21">
          <table:table-cell table:style-name="Tabla32.A2" office:value-type="string">
            <text:p text:style-name="P31">S20</text:p>
          </table:table-cell>
          <table:table-cell table:style-name="Tabla32.A2" office:value-type="string">
            <text:p text:style-name="P18">Fin de caso de uso</text:p>
          </table:table-cell>
          <table:table-cell table:style-name="Tabla32.A2" office:value-type="string">
            <text:p text:style-name="P6"/>
          </table:table-cell>
          <table:table-cell table:style-name="Tabla32.D2" office:value-type="string">
            <text:p text:style-name="P6"/>
          </table:table-cell>
        </table:table-row>
        <table:table-row table:style-name="Tabla32.3">
          <table:table-cell table:style-name="Tabla32.A2" office:value-type="string">
            <text:p text:style-name="P4">Estado el Caso de Prueba </text:p>
          </table:table-cell>
          <table:table-cell table:style-name="Tabla32.A2" office:value-type="string">
            <text:p text:style-name="P18">En preparación</text:p>
          </table:table-cell>
          <table:table-cell table:style-name="Tabla32.A2" office:value-type="string">
            <text:p text:style-name="P5"/>
          </table:table-cell>
          <table:table-cell table:style-name="Tabla32.D2" office:value-type="string">
            <text:p text:style-name="P6"/>
          </table:table-cell>
        </table:table-row>
      </table:table>
      <text:p text:style-name="Standard"/>
      <text:p text:style-name="Standard"/>
      <table:table table:name="Tabla38" table:style-name="Tabla38">
        <table:table-column table:style-name="Tabla38.A"/>
        <table:table-column table:style-name="Tabla38.B"/>
        <table:table-column table:style-name="Tabla38.C"/>
        <table:table-column table:style-name="Tabla38.D"/>
        <table:table-row table:style-name="Tabla38.1">
          <table:table-cell table:style-name="Tabla38.A1" office:value-type="string">
            <text:p text:style-name="P4">Juego de Prueba:</text:p>
          </table:table-cell>
          <table:table-cell table:style-name="Tabla38.B1" table:number-columns-spanned="3" office:value-type="string">
            <text:p text:style-name="P32">CP-0005-28</text:p>
          </table:table-cell>
          <table:covered-table-cell/>
          <table:covered-table-cell/>
        </table:table-row>
        <table:table-row table:style-name="Tabla38.1">
          <table:table-cell table:style-name="Tabla38.A2" office:value-type="string">
            <text:p text:style-name="P4">Paso</text:p>
          </table:table-cell>
          <table:table-cell table:style-name="Tabla38.A2" office:value-type="string">
            <text:p text:style-name="P4">Descripción</text:p>
          </table:table-cell>
          <table:table-cell table:style-name="Tabla38.A2" office:value-type="string">
            <text:p text:style-name="P4">Resultado</text:p>
          </table:table-cell>
          <table:table-cell table:style-name="Tabla38.D2" office:value-type="string">
            <text:p text:style-name="P4">ID Problema</text:p>
          </table:table-cell>
        </table:table-row>
        <table:table-row table:style-name="Tabla38.3">
          <table:table-cell table:style-name="Tabla38.A2" office:value-type="string">
            <text:p text:style-name="P31">S1</text:p>
          </table:table-cell>
          <table:table-cell table:style-name="Tabla38.A2" office:value-type="string">
            <text:p text:style-name="P18">El caso de uso inicia cuando el sistema requiere imprimir el recibo de abono.</text:p>
          </table:table-cell>
          <table:table-cell table:style-name="Tabla38.A2" office:value-type="string">
            <text:p text:style-name="P6"/>
          </table:table-cell>
          <table:table-cell table:style-name="Tabla38.D2" office:value-type="string">
            <text:p text:style-name="P6"/>
          </table:table-cell>
        </table:table-row>
        <table:table-row table:style-name="Tabla38.3">
          <table:table-cell table:style-name="Tabla38.A2" office:value-type="string">
            <text:p text:style-name="P31">S2</text:p>
          </table:table-cell>
          <table:table-cell table:style-name="Tabla38.A2" office:value-type="string">
            <text:p text:style-name="P18">El sistema identifica si hay que imprimir la documentación del seguro de vida. <text:s text:c="7"/></text:p>
          </table:table-cell>
          <table:table-cell table:style-name="Tabla38.A2" office:value-type="string">
            <text:p text:style-name="P6"/>
          </table:table-cell>
          <table:table-cell table:style-name="Tabla38.D2" office:value-type="string">
            <text:p text:style-name="P6"/>
          </table:table-cell>
        </table:table-row>
        <table:table-row table:style-name="Tabla38.3">
          <table:table-cell table:style-name="Tabla38.A2" office:value-type="string">
            <text:p text:style-name="P31">S3</text:p>
          </table:table-cell>
          <table:table-cell table:style-name="Tabla38.A2" office:value-type="string">
            <text:p text:style-name="P18">El sistema verifica si la tienda esta trabajando como tienda local o si está accesando a una cartera regional o por ciudad. una cartera regional o por ciudad.</text:p>
          </table:table-cell>
          <table:table-cell table:style-name="Tabla38.A2" office:value-type="string">
            <text:p text:style-name="P6"/>
          </table:table-cell>
          <table:table-cell table:style-name="Tabla38.D2" office:value-type="string">
            <text:p text:style-name="P6"/>
          </table:table-cell>
        </table:table-row>
        <table:table-row table:style-name="Tabla38.3">
          <table:table-cell table:style-name="Tabla38.A2" office:value-type="string">
            <text:p text:style-name="P31">S5</text:p>
          </table:table-cell>
          <table:table-cell table:style-name="Tabla38.A2" office:value-type="string">
            <text:p text:style-name="P18">El sistema identifica el mensaje a imprimir para el cliente del recibo de abono según sea su puntualidad y estado de las cuentas e imprime dicho mensaje. <text:s text:c="44"/></text:p>
          </table:table-cell>
          <table:table-cell table:style-name="Tabla38.A2" office:value-type="string">
            <text:p text:style-name="P6"/>
          </table:table-cell>
          <table:table-cell table:style-name="Tabla38.D2" office:value-type="string">
            <text:p text:style-name="P6"/>
          </table:table-cell>
        </table:table-row>
        <text:soft-page-break/>
        <table:table-row table:style-name="Tabla38.3">
          <table:table-cell table:style-name="Tabla38.A2" office:value-type="string">
            <text:p text:style-name="P31">S6</text:p>
          </table:table-cell>
          <table:table-cell table:style-name="Tabla38.A2" office:value-type="string">
            <text:p text:style-name="P18">El sistema imprime las leyendas( TOTALES, ENTREGO, SU CAMBIO ) en el recibo del abono.</text:p>
          </table:table-cell>
          <table:table-cell table:style-name="Tabla38.A2" office:value-type="string">
            <text:p text:style-name="P6"/>
          </table:table-cell>
          <table:table-cell table:style-name="Tabla38.D2" office:value-type="string">
            <text:p text:style-name="P6"/>
          </table:table-cell>
        </table:table-row>
        <table:table-row table:style-name="Tabla38.3">
          <table:table-cell table:style-name="Tabla38.A2" office:value-type="string">
            <text:p text:style-name="P31">S7</text:p>
          </table:table-cell>
          <table:table-cell table:style-name="Tabla38.A2" office:value-type="string">
            <text:p text:style-name="P18">El sistema imprime la cantidad con la que pago el cliente, el total a pagar del abono del cliente y el cambio del cliente.</text:p>
          </table:table-cell>
          <table:table-cell table:style-name="Tabla38.A2" office:value-type="string">
            <text:p text:style-name="P6"/>
          </table:table-cell>
          <table:table-cell table:style-name="Tabla38.D2" office:value-type="string">
            <text:p text:style-name="P6"/>
          </table:table-cell>
        </table:table-row>
        <table:table-row table:style-name="Tabla38.3">
          <table:table-cell table:style-name="Tabla38.A2" office:value-type="string">
            <text:p text:style-name="P31">S8</text:p>
          </table:table-cell>
          <table:table-cell table:style-name="Tabla38.A2" office:value-type="string">
            <text:p text:style-name="P18">El sistema imprime el numero y nombre del cliente en el recibo del abono.</text:p>
          </table:table-cell>
          <table:table-cell table:style-name="Tabla38.A2" office:value-type="string">
            <text:p text:style-name="P6"/>
          </table:table-cell>
          <table:table-cell table:style-name="Tabla38.D2" office:value-type="string">
            <text:p text:style-name="P6"/>
          </table:table-cell>
        </table:table-row>
        <table:table-row table:style-name="Tabla38.3">
          <table:table-cell table:style-name="Tabla38.A2" office:value-type="string">
            <text:p text:style-name="P31">S9</text:p>
          </table:table-cell>
          <table:table-cell table:style-name="Tabla38.A2" office:value-type="string">
            <text:p text:style-name="P18">El sistema imprime la fecha actual, el numero de tienda, número de caja, número de recibo, el teléfono de la tienda.</text:p>
          </table:table-cell>
          <table:table-cell table:style-name="Tabla38.A2" office:value-type="string">
            <text:p text:style-name="P6"/>
          </table:table-cell>
          <table:table-cell table:style-name="Tabla38.D2" office:value-type="string">
            <text:p text:style-name="P6"/>
          </table:table-cell>
        </table:table-row>
        <table:table-row table:style-name="Tabla38.3">
          <table:table-cell table:style-name="Tabla38.A2" office:value-type="string">
            <text:p text:style-name="P31">S10</text:p>
          </table:table-cell>
          <table:table-cell table:style-name="Tabla38.A2" office:value-type="string">
            <text:p text:style-name="P18">El sistema verifica si el sorteo esta activo. <text:s text:c="23"/></text:p>
          </table:table-cell>
          <table:table-cell table:style-name="Tabla38.A2" office:value-type="string">
            <text:p text:style-name="P6"/>
          </table:table-cell>
          <table:table-cell table:style-name="Tabla38.D2" office:value-type="string">
            <text:p text:style-name="P6"/>
          </table:table-cell>
        </table:table-row>
        <table:table-row table:style-name="Tabla38.3">
          <table:table-cell table:style-name="Tabla38.A2" office:value-type="string">
            <text:p text:style-name="P31">S11</text:p>
          </table:table-cell>
          <table:table-cell table:style-name="Tabla38.A2" office:value-type="string">
            <text:p text:style-name="P18">El sistema identifica si se generó un cupón de dinero electrónico <text:s/></text:p>
          </table:table-cell>
          <table:table-cell table:style-name="Tabla38.A2" office:value-type="string">
            <text:p text:style-name="P6"/>
          </table:table-cell>
          <table:table-cell table:style-name="Tabla38.D2" office:value-type="string">
            <text:p text:style-name="P6"/>
          </table:table-cell>
        </table:table-row>
        <table:table-row table:style-name="Tabla38.3">
          <table:table-cell table:style-name="Tabla38.A2" office:value-type="string">
            <text:p text:style-name="P31">S12</text:p>
          </table:table-cell>
          <table:table-cell table:style-name="Tabla38.A2" office:value-type="string">
            <text:p text:style-name="P18">El sistema verifica si la tienda tiene estacionamiento. </text:p>
          </table:table-cell>
          <table:table-cell table:style-name="Tabla38.A2" office:value-type="string">
            <text:p text:style-name="P6"/>
          </table:table-cell>
          <table:table-cell table:style-name="Tabla38.D2" office:value-type="string">
            <text:p text:style-name="P6"/>
          </table:table-cell>
        </table:table-row>
        <table:table-row table:style-name="Tabla38.3">
          <table:table-cell table:style-name="Tabla38.A2" office:value-type="string">
            <text:p text:style-name="P31">S13</text:p>
          </table:table-cell>
          <table:table-cell table:style-name="Tabla38.A2" office:value-type="string">
            <text:p text:style-name="P18">El sistema verifica si a la cuenta a imprimir se le capturó convenio. <text:s text:c="9"/></text:p>
          </table:table-cell>
          <table:table-cell table:style-name="Tabla38.A2" office:value-type="string">
            <text:p text:style-name="P6"/>
          </table:table-cell>
          <table:table-cell table:style-name="Tabla38.D2" office:value-type="string">
            <text:p text:style-name="P6"/>
          </table:table-cell>
        </table:table-row>
        <table:table-row table:style-name="Tabla38.3">
          <table:table-cell table:style-name="Tabla38.A2" office:value-type="string">
            <text:p text:style-name="P31">S14</text:p>
          </table:table-cell>
          <table:table-cell table:style-name="Tabla38.A2" office:value-type="string">
            <text:p text:style-name="P18">El sistema verifica que el sorteo instantaneo no esta activo.</text:p>
          </table:table-cell>
          <table:table-cell table:style-name="Tabla38.A2" office:value-type="string">
            <text:p text:style-name="P6"/>
          </table:table-cell>
          <table:table-cell table:style-name="Tabla38.D2" office:value-type="string">
            <text:p text:style-name="P6"/>
          </table:table-cell>
        </table:table-row>
        <table:table-row table:style-name="Tabla38.16">
          <table:table-cell table:style-name="Tabla38.A2" office:value-type="string">
            <text:p text:style-name="P31">S15</text:p>
          </table:table-cell>
          <table:table-cell table:style-name="Tabla38.A2" office:value-type="string">
            <text:p text:style-name="P18">El sistema verifica en que área de la tienda se imprime el recibo <text:s text:c="2"/></text:p>
          </table:table-cell>
          <table:table-cell table:style-name="Tabla38.A2" office:value-type="string">
            <text:p text:style-name="P6"/>
          </table:table-cell>
          <table:table-cell table:style-name="Tabla38.D2" office:value-type="string">
            <text:p text:style-name="P6"/>
          </table:table-cell>
        </table:table-row>
        <table:table-row table:style-name="Tabla38.3">
          <table:table-cell table:style-name="Tabla38.A2" office:value-type="string">
            <text:p text:style-name="P31">SE.14.b</text:p>
          </table:table-cell>
          <table:table-cell table:style-name="Tabla38.A2" office:value-type="string">
            <text:p text:style-name="P18">El sistema verifica que se encuentra en el área de muebles.</text:p>
          </table:table-cell>
          <table:table-cell table:style-name="Tabla38.A2" office:value-type="string">
            <text:p text:style-name="P6"/>
          </table:table-cell>
          <table:table-cell table:style-name="Tabla38.D2" office:value-type="string">
            <text:p text:style-name="P6"/>
          </table:table-cell>
        </table:table-row>
        <table:table-row table:style-name="Tabla38.3">
          <table:table-cell table:style-name="Tabla38.A2" office:value-type="string">
            <text:p text:style-name="P31">SE.14.b.1</text:p>
          </table:table-cell>
          <table:table-cell table:style-name="Tabla38.A2" office:value-type="string">
            <text:p text:style-name="P18">El sistema imprime solo un recibo para el cliente.</text:p>
          </table:table-cell>
          <table:table-cell table:style-name="Tabla38.A2" office:value-type="string">
            <text:p text:style-name="P6"/>
          </table:table-cell>
          <table:table-cell table:style-name="Tabla38.D2" office:value-type="string">
            <text:p text:style-name="P6"/>
          </table:table-cell>
        </table:table-row>
        <table:table-row table:style-name="Tabla38.3">
          <table:table-cell table:style-name="Tabla38.A2" office:value-type="string">
            <text:p text:style-name="P31">SE.14.b.2</text:p>
          </table:table-cell>
          <table:table-cell table:style-name="Tabla38.A2" office:value-type="string">
            <text:p text:style-name="P18">El flujo continúa en el paso 15 del flujo básico.</text:p>
          </table:table-cell>
          <table:table-cell table:style-name="Tabla38.A2" office:value-type="string">
            <text:p text:style-name="P6"/>
          </table:table-cell>
          <table:table-cell table:style-name="Tabla38.D2" office:value-type="string">
            <text:p text:style-name="P6"/>
          </table:table-cell>
        </table:table-row>
        <table:table-row table:style-name="Tabla38.3">
          <table:table-cell table:style-name="Tabla38.A2" office:value-type="string">
            <text:p text:style-name="P31">S16</text:p>
          </table:table-cell>
          <table:table-cell table:style-name="Tabla38.A2" office:value-type="string">
            <text:p text:style-name="P18">El sistema graba la imagen del recibo de abono.</text:p>
          </table:table-cell>
          <table:table-cell table:style-name="Tabla38.A2" office:value-type="string">
            <text:p text:style-name="P6"/>
          </table:table-cell>
          <table:table-cell table:style-name="Tabla38.D2" office:value-type="string">
            <text:p text:style-name="P6"/>
          </table:table-cell>
        </table:table-row>
        <table:table-row table:style-name="Tabla38.21">
          <table:table-cell table:style-name="Tabla38.A2" office:value-type="string">
            <text:p text:style-name="P31">S17</text:p>
          </table:table-cell>
          <table:table-cell table:style-name="Tabla38.A2" office:value-type="string">
            <text:p text:style-name="P18">El sistema determina si el cliente cumple con los datos requeridos y muestra el tipo de encuesta que se le aplicará al cliente.</text:p>
          </table:table-cell>
          <table:table-cell table:style-name="Tabla38.A2" office:value-type="string">
            <text:p text:style-name="P6"/>
          </table:table-cell>
          <table:table-cell table:style-name="Tabla38.D2" office:value-type="string">
            <text:p text:style-name="P6"/>
          </table:table-cell>
        </table:table-row>
        <table:table-row table:style-name="Tabla38.21">
          <table:table-cell table:style-name="Tabla38.A2" office:value-type="string">
            <text:p text:style-name="P31">S18</text:p>
          </table:table-cell>
          <table:table-cell table:style-name="Tabla38.A2" office:value-type="string">
            <text:p text:style-name="P18"><text:s/>El sistema verifica que no se capturo el pago de servicios.</text:p>
          </table:table-cell>
          <table:table-cell table:style-name="Tabla38.A2" office:value-type="string">
            <text:p text:style-name="P6"/>
          </table:table-cell>
          <table:table-cell table:style-name="Tabla38.D2" office:value-type="string">
            <text:p text:style-name="P6"/>
          </table:table-cell>
        </table:table-row>
        <table:table-row table:style-name="Tabla38.21">
          <table:table-cell table:style-name="Tabla38.A2" office:value-type="string">
            <text:p text:style-name="P31">S19</text:p>
          </table:table-cell>
          <table:table-cell table:style-name="Tabla38.A2" office:value-type="string">
            <text:p text:style-name="P18"><text:s/>El sistema manda llamar el caso de uso CU-0011-Invitacion Prestamo.</text:p>
          </table:table-cell>
          <table:table-cell table:style-name="Tabla38.A2" office:value-type="string">
            <text:p text:style-name="P6"/>
          </table:table-cell>
          <table:table-cell table:style-name="Tabla38.D2" office:value-type="string">
            <text:p text:style-name="P6"/>
          </table:table-cell>
        </table:table-row>
        <table:table-row table:style-name="Tabla38.21">
          <table:table-cell table:style-name="Tabla38.A2" office:value-type="string">
            <text:p text:style-name="P31">S20</text:p>
          </table:table-cell>
          <table:table-cell table:style-name="Tabla38.A2" office:value-type="string">
            <text:p text:style-name="P18">Fin de caso de uso</text:p>
          </table:table-cell>
          <table:table-cell table:style-name="Tabla38.A2" office:value-type="string">
            <text:p text:style-name="P6"/>
          </table:table-cell>
          <table:table-cell table:style-name="Tabla38.D2" office:value-type="string">
            <text:p text:style-name="P6"/>
          </table:table-cell>
        </table:table-row>
        <table:table-row table:style-name="Tabla38.3">
          <table:table-cell table:style-name="Tabla38.A2" office:value-type="string">
            <text:p text:style-name="P4">Estado el Caso de Prueba </text:p>
          </table:table-cell>
          <table:table-cell table:style-name="Tabla38.A2" office:value-type="string">
            <text:p text:style-name="P18">En preparación</text:p>
          </table:table-cell>
          <table:table-cell table:style-name="Tabla38.A2" office:value-type="string">
            <text:p text:style-name="P5"/>
          </table:table-cell>
          <table:table-cell table:style-name="Tabla38.D2" office:value-type="string">
            <text:p text:style-name="P6"/>
          </table:table-cell>
        </table:table-row>
      </table:table>
      <text:p text:style-name="Standard"/>
      <text:p text:style-name="Standard"/>
      <table:table table:name="Tabla33" table:style-name="Tabla33">
        <table:table-column table:style-name="Tabla33.A"/>
        <table:table-column table:style-name="Tabla33.B"/>
        <table:table-column table:style-name="Tabla33.C"/>
        <table:table-column table:style-name="Tabla33.D"/>
        <table:table-row table:style-name="Tabla33.1">
          <table:table-cell table:style-name="Tabla33.A1" office:value-type="string">
            <text:p text:style-name="P4">Juego de Prueba:</text:p>
          </table:table-cell>
          <table:table-cell table:style-name="Tabla33.B1" table:number-columns-spanned="3" office:value-type="string">
            <text:p text:style-name="P32">CP-0005-29</text:p>
          </table:table-cell>
          <table:covered-table-cell/>
          <table:covered-table-cell/>
        </table:table-row>
        <table:table-row table:style-name="Tabla33.1">
          <table:table-cell table:style-name="Tabla33.A2" office:value-type="string">
            <text:p text:style-name="P4">Paso</text:p>
          </table:table-cell>
          <table:table-cell table:style-name="Tabla33.A2" office:value-type="string">
            <text:p text:style-name="P4">Descripción</text:p>
          </table:table-cell>
          <table:table-cell table:style-name="Tabla33.A2" office:value-type="string">
            <text:p text:style-name="P4">Resultado</text:p>
          </table:table-cell>
          <table:table-cell table:style-name="Tabla33.D2" office:value-type="string">
            <text:p text:style-name="P4">ID Problema</text:p>
          </table:table-cell>
        </table:table-row>
        <table:table-row table:style-name="Tabla33.3">
          <table:table-cell table:style-name="Tabla33.A2" office:value-type="string">
            <text:p text:style-name="P31">S1</text:p>
          </table:table-cell>
          <table:table-cell table:style-name="Tabla33.A2" office:value-type="string">
            <text:p text:style-name="P18">El caso de uso inicia cuando el sistema requiere imprimir el recibo de abono.</text:p>
          </table:table-cell>
          <table:table-cell table:style-name="Tabla33.A2" office:value-type="string">
            <text:p text:style-name="P6"/>
          </table:table-cell>
          <table:table-cell table:style-name="Tabla33.D2" office:value-type="string">
            <text:p text:style-name="P6"/>
          </table:table-cell>
        </table:table-row>
        <table:table-row table:style-name="Tabla33.3">
          <table:table-cell table:style-name="Tabla33.A2" office:value-type="string">
            <text:p text:style-name="P31">S2</text:p>
          </table:table-cell>
          <table:table-cell table:style-name="Tabla33.A2" office:value-type="string">
            <text:p text:style-name="P18">El sistema identifica si hay que imprimir la documentación del seguro de vida. <text:s text:c="11"/></text:p>
          </table:table-cell>
          <table:table-cell table:style-name="Tabla33.A2" office:value-type="string">
            <text:p text:style-name="P6"/>
          </table:table-cell>
          <table:table-cell table:style-name="Tabla33.D2" office:value-type="string">
            <text:p text:style-name="P6"/>
          </table:table-cell>
        </table:table-row>
        <table:table-row table:style-name="Tabla33.3">
          <table:table-cell table:style-name="Tabla33.A2" office:value-type="string">
            <text:p text:style-name="P31">S3</text:p>
          </table:table-cell>
          <table:table-cell table:style-name="Tabla33.A2" office:value-type="string">
            <text:p text:style-name="P18">El sistema verifica si la tienda esta trabajando <text:soft-page-break/>como tienda local o si está accesando a una cartera regional o por ciudad. <text:s text:c="8"/></text:p>
          </table:table-cell>
          <table:table-cell table:style-name="Tabla33.A2" office:value-type="string">
            <text:p text:style-name="P6"/>
          </table:table-cell>
          <table:table-cell table:style-name="Tabla33.D2" office:value-type="string">
            <text:p text:style-name="P6"/>
          </table:table-cell>
        </table:table-row>
        <table:table-row table:style-name="Tabla33.3">
          <table:table-cell table:style-name="Tabla33.A2" office:value-type="string">
            <text:p text:style-name="P31">S5</text:p>
          </table:table-cell>
          <table:table-cell table:style-name="Tabla33.A2" office:value-type="string">
            <text:p text:style-name="P18">El sistema identifica el mensaje a imprimir para el cliente del recibo de abono según sea su puntualidad y estado de las cuentas e imprime dicho mensaje. <text:s text:c="28"/></text:p>
          </table:table-cell>
          <table:table-cell table:style-name="Tabla33.A2" office:value-type="string">
            <text:p text:style-name="P6"/>
          </table:table-cell>
          <table:table-cell table:style-name="Tabla33.D2" office:value-type="string">
            <text:p text:style-name="P6"/>
          </table:table-cell>
        </table:table-row>
        <table:table-row table:style-name="Tabla33.3">
          <table:table-cell table:style-name="Tabla33.A2" office:value-type="string">
            <text:p text:style-name="P31">S6</text:p>
          </table:table-cell>
          <table:table-cell table:style-name="Tabla33.A2" office:value-type="string">
            <text:p text:style-name="P18">El sistema imprime las leyendas( TOTALES, ENTREGO, SU CAMBIO ) en el recibo del abono.</text:p>
          </table:table-cell>
          <table:table-cell table:style-name="Tabla33.A2" office:value-type="string">
            <text:p text:style-name="P6"/>
          </table:table-cell>
          <table:table-cell table:style-name="Tabla33.D2" office:value-type="string">
            <text:p text:style-name="P6"/>
          </table:table-cell>
        </table:table-row>
        <table:table-row table:style-name="Tabla33.3">
          <table:table-cell table:style-name="Tabla33.A2" office:value-type="string">
            <text:p text:style-name="P31">S7</text:p>
          </table:table-cell>
          <table:table-cell table:style-name="Tabla33.A2" office:value-type="string">
            <text:p text:style-name="P18">El sistema imprime la cantidad con la que pago el cliente, el total a pagar del abono del cliente y el cambio del cliente.</text:p>
          </table:table-cell>
          <table:table-cell table:style-name="Tabla33.A2" office:value-type="string">
            <text:p text:style-name="P6"/>
          </table:table-cell>
          <table:table-cell table:style-name="Tabla33.D2" office:value-type="string">
            <text:p text:style-name="P6"/>
          </table:table-cell>
        </table:table-row>
        <table:table-row table:style-name="Tabla33.3">
          <table:table-cell table:style-name="Tabla33.A2" office:value-type="string">
            <text:p text:style-name="P31">S8</text:p>
          </table:table-cell>
          <table:table-cell table:style-name="Tabla33.A2" office:value-type="string">
            <text:p text:style-name="P18">El sistema imprime el numero y nombre del cliente en el recibo del abono.</text:p>
          </table:table-cell>
          <table:table-cell table:style-name="Tabla33.A2" office:value-type="string">
            <text:p text:style-name="P6"/>
          </table:table-cell>
          <table:table-cell table:style-name="Tabla33.D2" office:value-type="string">
            <text:p text:style-name="P6"/>
          </table:table-cell>
        </table:table-row>
        <table:table-row table:style-name="Tabla33.3">
          <table:table-cell table:style-name="Tabla33.A2" office:value-type="string">
            <text:p text:style-name="P31">S9</text:p>
          </table:table-cell>
          <table:table-cell table:style-name="Tabla33.A2" office:value-type="string">
            <text:p text:style-name="P18">El sistema imprime la fecha actual, el numero de tienda, número de caja, número de recibo, el teléfono de la tienda.</text:p>
          </table:table-cell>
          <table:table-cell table:style-name="Tabla33.A2" office:value-type="string">
            <text:p text:style-name="P6"/>
          </table:table-cell>
          <table:table-cell table:style-name="Tabla33.D2" office:value-type="string">
            <text:p text:style-name="P6"/>
          </table:table-cell>
        </table:table-row>
        <table:table-row table:style-name="Tabla33.3">
          <table:table-cell table:style-name="Tabla33.A2" office:value-type="string">
            <text:p text:style-name="P31">S10</text:p>
          </table:table-cell>
          <table:table-cell table:style-name="Tabla33.A2" office:value-type="string">
            <text:p text:style-name="P18">El sistema verifica si el sorteo esta activo. <text:s text:c="23"/></text:p>
            <text:p text:style-name="P18">9.a.- El sistema verificó que el sorteo si esta activo. <text:s text:c="23"/></text:p>
            <text:p text:style-name="P18">9.b.- El sistema verificó que el sorteo no esta activo.</text:p>
          </table:table-cell>
          <table:table-cell table:style-name="Tabla33.A2" office:value-type="string">
            <text:p text:style-name="P6"/>
          </table:table-cell>
          <table:table-cell table:style-name="Tabla33.D2" office:value-type="string">
            <text:p text:style-name="P6"/>
          </table:table-cell>
        </table:table-row>
        <table:table-row table:style-name="Tabla33.3">
          <table:table-cell table:style-name="Tabla33.A2" office:value-type="string">
            <text:p text:style-name="P31">S11</text:p>
          </table:table-cell>
          <table:table-cell table:style-name="Tabla33.A2" office:value-type="string">
            <text:p text:style-name="P18">El sistema identifica si se generó un cupón de dinero electrónico <text:s text:c="6"/></text:p>
          </table:table-cell>
          <table:table-cell table:style-name="Tabla33.A2" office:value-type="string">
            <text:p text:style-name="P6"/>
          </table:table-cell>
          <table:table-cell table:style-name="Tabla33.D2" office:value-type="string">
            <text:p text:style-name="P6"/>
          </table:table-cell>
        </table:table-row>
        <table:table-row table:style-name="Tabla33.3">
          <table:table-cell table:style-name="Tabla33.A2" office:value-type="string">
            <text:p text:style-name="P31">S12</text:p>
          </table:table-cell>
          <table:table-cell table:style-name="Tabla33.A2" office:value-type="string">
            <text:p text:style-name="P18">El sistema verifica si la tienda tiene estacionamiento. <text:s/></text:p>
          </table:table-cell>
          <table:table-cell table:style-name="Tabla33.A2" office:value-type="string">
            <text:p text:style-name="P6"/>
          </table:table-cell>
          <table:table-cell table:style-name="Tabla33.D2" office:value-type="string">
            <text:p text:style-name="P6"/>
          </table:table-cell>
        </table:table-row>
        <table:table-row table:style-name="Tabla33.3">
          <table:table-cell table:style-name="Tabla33.A2" office:value-type="string">
            <text:p text:style-name="P31">S13</text:p>
          </table:table-cell>
          <table:table-cell table:style-name="Tabla33.A2" office:value-type="string">
            <text:p text:style-name="P18">El sistema verifica si a la cuenta a imprimir se le capturó convenio. <text:s text:c="9"/></text:p>
          </table:table-cell>
          <table:table-cell table:style-name="Tabla33.A2" office:value-type="string">
            <text:p text:style-name="P6"/>
          </table:table-cell>
          <table:table-cell table:style-name="Tabla33.D2" office:value-type="string">
            <text:p text:style-name="P6"/>
          </table:table-cell>
        </table:table-row>
        <table:table-row table:style-name="Tabla33.3">
          <table:table-cell table:style-name="Tabla33.A2" office:value-type="string">
            <text:p text:style-name="P31">S14</text:p>
          </table:table-cell>
          <table:table-cell table:style-name="Tabla33.A2" office:value-type="string">
            <text:p text:style-name="P18">El sistema verifica que el sorteo instantaneo no esta activo.</text:p>
          </table:table-cell>
          <table:table-cell table:style-name="Tabla33.A2" office:value-type="string">
            <text:p text:style-name="P6"/>
          </table:table-cell>
          <table:table-cell table:style-name="Tabla33.D2" office:value-type="string">
            <text:p text:style-name="P6"/>
          </table:table-cell>
        </table:table-row>
        <table:table-row table:style-name="Tabla33.3">
          <table:table-cell table:style-name="Tabla33.A2" office:value-type="string">
            <text:p text:style-name="P31">S15</text:p>
          </table:table-cell>
          <table:table-cell table:style-name="Tabla33.A2" office:value-type="string">
            <text:p text:style-name="P18">El sistema verifica en que área de la tienda se imprime el recibo</text:p>
          </table:table-cell>
          <table:table-cell table:style-name="Tabla33.A2" office:value-type="string">
            <text:p text:style-name="P6"/>
          </table:table-cell>
          <table:table-cell table:style-name="Tabla33.D2" office:value-type="string">
            <text:p text:style-name="P6"/>
          </table:table-cell>
        </table:table-row>
        <table:table-row table:style-name="Tabla33.3">
          <table:table-cell table:style-name="Tabla33.A2" office:value-type="string">
            <text:p text:style-name="P31">SE.14.c</text:p>
          </table:table-cell>
          <table:table-cell table:style-name="Tabla33.A2" office:value-type="string">
            <text:p text:style-name="P18">El sistema verifica que se encuentra en el área de cajas.</text:p>
          </table:table-cell>
          <table:table-cell table:style-name="Tabla33.A2" office:value-type="string">
            <text:p text:style-name="P6"/>
          </table:table-cell>
          <table:table-cell table:style-name="Tabla33.D2" office:value-type="string">
            <text:p text:style-name="P6"/>
          </table:table-cell>
        </table:table-row>
        <table:table-row table:style-name="Tabla33.3">
          <table:table-cell table:style-name="Tabla33.A2" office:value-type="string">
            <text:p text:style-name="P31">SE.14.c.1</text:p>
          </table:table-cell>
          <table:table-cell table:style-name="Tabla33.A2" office:value-type="string">
            <text:p text:style-name="P18">El sistema imprime dos recibos, uno para el cliente y otro para la tienda.</text:p>
          </table:table-cell>
          <table:table-cell table:style-name="Tabla33.A2" office:value-type="string">
            <text:p text:style-name="P6"/>
          </table:table-cell>
          <table:table-cell table:style-name="Tabla33.D2" office:value-type="string">
            <text:p text:style-name="P6"/>
          </table:table-cell>
        </table:table-row>
        <table:table-row table:style-name="Tabla33.3">
          <table:table-cell table:style-name="Tabla33.A2" office:value-type="string">
            <text:p text:style-name="P31">SE.14.c.2</text:p>
          </table:table-cell>
          <table:table-cell table:style-name="Tabla33.A2" office:value-type="string">
            <text:p text:style-name="P18">El flujo continúa en el paso 15 del flujo básico.</text:p>
          </table:table-cell>
          <table:table-cell table:style-name="Tabla33.A2" office:value-type="string">
            <text:p text:style-name="P6"/>
          </table:table-cell>
          <table:table-cell table:style-name="Tabla33.D2" office:value-type="string">
            <text:p text:style-name="P6"/>
          </table:table-cell>
        </table:table-row>
        <table:table-row table:style-name="Tabla33.3">
          <table:table-cell table:style-name="Tabla33.A2" office:value-type="string">
            <text:p text:style-name="P31">S16</text:p>
          </table:table-cell>
          <table:table-cell table:style-name="Tabla33.A2" office:value-type="string">
            <text:p text:style-name="P18">El sistema graba la imagen del recibo de abono.</text:p>
          </table:table-cell>
          <table:table-cell table:style-name="Tabla33.A2" office:value-type="string">
            <text:p text:style-name="P6"/>
          </table:table-cell>
          <table:table-cell table:style-name="Tabla33.D2" office:value-type="string">
            <text:p text:style-name="P6"/>
          </table:table-cell>
        </table:table-row>
        <table:table-row table:style-name="Tabla33.21">
          <table:table-cell table:style-name="Tabla33.A2" office:value-type="string">
            <text:p text:style-name="P31">S17</text:p>
          </table:table-cell>
          <table:table-cell table:style-name="Tabla33.A2" office:value-type="string">
            <text:p text:style-name="P18">El sistema determina si el cliente cumple con los datos requeridos y muestra el tipo de encuesta que se le aplicará al cliente.</text:p>
          </table:table-cell>
          <table:table-cell table:style-name="Tabla33.A2" office:value-type="string">
            <text:p text:style-name="P6"/>
          </table:table-cell>
          <table:table-cell table:style-name="Tabla33.D2" office:value-type="string">
            <text:p text:style-name="P6"/>
          </table:table-cell>
        </table:table-row>
        <table:table-row table:style-name="Tabla33.21">
          <table:table-cell table:style-name="Tabla33.A2" office:value-type="string">
            <text:p text:style-name="P31">S18</text:p>
          </table:table-cell>
          <table:table-cell table:style-name="Tabla33.A2" office:value-type="string">
            <text:p text:style-name="P18"><text:s/>El sistema verifica que no se capturo el pago de servicios.</text:p>
          </table:table-cell>
          <table:table-cell table:style-name="Tabla33.A2" office:value-type="string">
            <text:p text:style-name="P6"/>
          </table:table-cell>
          <table:table-cell table:style-name="Tabla33.D2" office:value-type="string">
            <text:p text:style-name="P6"/>
          </table:table-cell>
        </table:table-row>
        <table:table-row table:style-name="Tabla33.21">
          <table:table-cell table:style-name="Tabla33.A2" office:value-type="string">
            <text:p text:style-name="P31">S19</text:p>
          </table:table-cell>
          <table:table-cell table:style-name="Tabla33.A2" office:value-type="string">
            <text:p text:style-name="P18"><text:s/>El sistema manda llamar el caso de uso CU-0011-Invitacion Prestamo.</text:p>
          </table:table-cell>
          <table:table-cell table:style-name="Tabla33.A2" office:value-type="string">
            <text:p text:style-name="P6"/>
          </table:table-cell>
          <table:table-cell table:style-name="Tabla33.D2" office:value-type="string">
            <text:p text:style-name="P6"/>
          </table:table-cell>
        </table:table-row>
        <table:table-row table:style-name="Tabla33.21">
          <table:table-cell table:style-name="Tabla33.A2" office:value-type="string">
            <text:p text:style-name="P31">S20</text:p>
          </table:table-cell>
          <table:table-cell table:style-name="Tabla33.A2" office:value-type="string">
            <text:p text:style-name="P18">Fin de caso de uso</text:p>
          </table:table-cell>
          <table:table-cell table:style-name="Tabla33.A2" office:value-type="string">
            <text:p text:style-name="P6"/>
          </table:table-cell>
          <table:table-cell table:style-name="Tabla33.D2" office:value-type="string">
            <text:p text:style-name="P6"/>
          </table:table-cell>
        </table:table-row>
        <table:table-row table:style-name="Tabla33.3">
          <table:table-cell table:style-name="Tabla33.A2" office:value-type="string">
            <text:p text:style-name="P4">Estado el Caso de Prueba </text:p>
          </table:table-cell>
          <table:table-cell table:style-name="Tabla33.A2" office:value-type="string">
            <text:p text:style-name="P18">En preparación</text:p>
          </table:table-cell>
          <table:table-cell table:style-name="Tabla33.A2" office:value-type="string">
            <text:p text:style-name="P5"/>
          </table:table-cell>
          <table:table-cell table:style-name="Tabla33.D2" office:value-type="string">
            <text:p text:style-name="P6"/>
          </table:table-cell>
        </table:table-row>
      </table:table>
      <text:p text:style-name="P21"><text:soft-page-break/></text:p>
      <text:p text:style-name="Standard"/>
      <table:table table:name="Tabla28" table:style-name="Tabla28">
        <table:table-column table:style-name="Tabla28.A"/>
        <table:table-column table:style-name="Tabla28.B"/>
        <table:table-column table:style-name="Tabla28.C"/>
        <table:table-column table:style-name="Tabla28.D"/>
        <table:table-row table:style-name="Tabla28.1">
          <table:table-cell table:style-name="Tabla28.A1" office:value-type="string">
            <text:p text:style-name="P4">Juego de Prueba:</text:p>
          </table:table-cell>
          <table:table-cell table:style-name="Tabla28.B1" table:number-columns-spanned="3" office:value-type="string">
            <text:p text:style-name="P32">CP-0005-30</text:p>
          </table:table-cell>
          <table:covered-table-cell/>
          <table:covered-table-cell/>
        </table:table-row>
        <table:table-row table:style-name="Tabla28.1">
          <table:table-cell table:style-name="Tabla28.A2" office:value-type="string">
            <text:p text:style-name="P4">Paso</text:p>
          </table:table-cell>
          <table:table-cell table:style-name="Tabla28.A2" office:value-type="string">
            <text:p text:style-name="P4">Descripción</text:p>
          </table:table-cell>
          <table:table-cell table:style-name="Tabla28.A2" office:value-type="string">
            <text:p text:style-name="P4">Resultado</text:p>
          </table:table-cell>
          <table:table-cell table:style-name="Tabla28.D2" office:value-type="string">
            <text:p text:style-name="P4">ID Problema</text:p>
          </table:table-cell>
        </table:table-row>
        <table:table-row table:style-name="Tabla28.3">
          <table:table-cell table:style-name="Tabla28.A2" office:value-type="string">
            <text:p text:style-name="P31">S1</text:p>
          </table:table-cell>
          <table:table-cell table:style-name="Tabla28.A2" office:value-type="string">
            <text:p text:style-name="P18">El caso de uso inicia cuando el sistema requiere imprimir el recibo de abono.</text:p>
          </table:table-cell>
          <table:table-cell table:style-name="Tabla28.A2" office:value-type="string">
            <text:p text:style-name="P6"/>
          </table:table-cell>
          <table:table-cell table:style-name="Tabla28.D2" office:value-type="string">
            <text:p text:style-name="P6"/>
          </table:table-cell>
        </table:table-row>
        <table:table-row table:style-name="Tabla28.3">
          <table:table-cell table:style-name="Tabla28.A2" office:value-type="string">
            <text:p text:style-name="P31">S2</text:p>
          </table:table-cell>
          <table:table-cell table:style-name="Tabla28.A2" office:value-type="string">
            <text:p text:style-name="P18">El sistema identifica si hay que imprimir la documentación del seguro de vida. <text:s text:c="11"/></text:p>
          </table:table-cell>
          <table:table-cell table:style-name="Tabla28.A2" office:value-type="string">
            <text:p text:style-name="P6"/>
          </table:table-cell>
          <table:table-cell table:style-name="Tabla28.D2" office:value-type="string">
            <text:p text:style-name="P6"/>
          </table:table-cell>
        </table:table-row>
        <table:table-row table:style-name="Tabla28.3">
          <table:table-cell table:style-name="Tabla28.A2" office:value-type="string">
            <text:p text:style-name="P31">S3</text:p>
          </table:table-cell>
          <table:table-cell table:style-name="Tabla28.A2" office:value-type="string">
            <text:p text:style-name="P18">El sistema verifica si la tienda esta trabajando como tienda local o si está accesando a una cartera regional o por ciudad. <text:s text:c="4"/></text:p>
          </table:table-cell>
          <table:table-cell table:style-name="Tabla28.A2" office:value-type="string">
            <text:p text:style-name="P6"/>
          </table:table-cell>
          <table:table-cell table:style-name="Tabla28.D2" office:value-type="string">
            <text:p text:style-name="P6"/>
          </table:table-cell>
        </table:table-row>
        <table:table-row table:style-name="Tabla28.3">
          <table:table-cell table:style-name="Tabla28.A2" office:value-type="string">
            <text:p text:style-name="P31">S5</text:p>
          </table:table-cell>
          <table:table-cell table:style-name="Tabla28.A2" office:value-type="string">
            <text:p text:style-name="P18">El sistema identifica el mensaje a imprimir para el cliente del recibo de abono según sea su puntualidad y estado de las cuentas e imprime dicho mensaje. <text:s text:c="37"/></text:p>
          </table:table-cell>
          <table:table-cell table:style-name="Tabla28.A2" office:value-type="string">
            <text:p text:style-name="P6"/>
          </table:table-cell>
          <table:table-cell table:style-name="Tabla28.D2" office:value-type="string">
            <text:p text:style-name="P6"/>
          </table:table-cell>
        </table:table-row>
        <table:table-row table:style-name="Tabla28.3">
          <table:table-cell table:style-name="Tabla28.A2" office:value-type="string">
            <text:p text:style-name="P31">S6</text:p>
          </table:table-cell>
          <table:table-cell table:style-name="Tabla28.A2" office:value-type="string">
            <text:p text:style-name="P18">El sistema imprime las leyendas( TOTALES, ENTREGO, SU CAMBIO ) en el recibo del abono.</text:p>
          </table:table-cell>
          <table:table-cell table:style-name="Tabla28.A2" office:value-type="string">
            <text:p text:style-name="P6"/>
          </table:table-cell>
          <table:table-cell table:style-name="Tabla28.D2" office:value-type="string">
            <text:p text:style-name="P6"/>
          </table:table-cell>
        </table:table-row>
        <table:table-row table:style-name="Tabla28.3">
          <table:table-cell table:style-name="Tabla28.A2" office:value-type="string">
            <text:p text:style-name="P31">S7</text:p>
          </table:table-cell>
          <table:table-cell table:style-name="Tabla28.A2" office:value-type="string">
            <text:p text:style-name="P18">El sistema imprime la cantidad con la que pago el cliente, el total a pagar del abono del cliente y el cambio del cliente.</text:p>
          </table:table-cell>
          <table:table-cell table:style-name="Tabla28.A2" office:value-type="string">
            <text:p text:style-name="P6"/>
          </table:table-cell>
          <table:table-cell table:style-name="Tabla28.D2" office:value-type="string">
            <text:p text:style-name="P6"/>
          </table:table-cell>
        </table:table-row>
        <table:table-row table:style-name="Tabla28.3">
          <table:table-cell table:style-name="Tabla28.A2" office:value-type="string">
            <text:p text:style-name="P31">S8</text:p>
          </table:table-cell>
          <table:table-cell table:style-name="Tabla28.A2" office:value-type="string">
            <text:p text:style-name="P18">El sistema imprime el numero y nombre del cliente en el recibo del abono.</text:p>
          </table:table-cell>
          <table:table-cell table:style-name="Tabla28.A2" office:value-type="string">
            <text:p text:style-name="P6"/>
          </table:table-cell>
          <table:table-cell table:style-name="Tabla28.D2" office:value-type="string">
            <text:p text:style-name="P6"/>
          </table:table-cell>
        </table:table-row>
        <table:table-row table:style-name="Tabla28.3">
          <table:table-cell table:style-name="Tabla28.A2" office:value-type="string">
            <text:p text:style-name="P31">S9</text:p>
          </table:table-cell>
          <table:table-cell table:style-name="Tabla28.A2" office:value-type="string">
            <text:p text:style-name="P18">El sistema imprime la fecha actual, el numero de tienda, número de caja, número de recibo, el teléfono de la tienda.</text:p>
          </table:table-cell>
          <table:table-cell table:style-name="Tabla28.A2" office:value-type="string">
            <text:p text:style-name="P6"/>
          </table:table-cell>
          <table:table-cell table:style-name="Tabla28.D2" office:value-type="string">
            <text:p text:style-name="P6"/>
          </table:table-cell>
        </table:table-row>
        <table:table-row table:style-name="Tabla28.3">
          <table:table-cell table:style-name="Tabla28.A2" office:value-type="string">
            <text:p text:style-name="P31">S10</text:p>
          </table:table-cell>
          <table:table-cell table:style-name="Tabla28.A2" office:value-type="string">
            <text:p text:style-name="P18">El sistema verifica si el sorteo esta activo.</text:p>
          </table:table-cell>
          <table:table-cell table:style-name="Tabla28.A2" office:value-type="string">
            <text:p text:style-name="P6"/>
          </table:table-cell>
          <table:table-cell table:style-name="Tabla28.D2" office:value-type="string">
            <text:p text:style-name="P6"/>
          </table:table-cell>
        </table:table-row>
        <table:table-row table:style-name="Tabla28.3">
          <table:table-cell table:style-name="Tabla28.A2" office:value-type="string">
            <text:p text:style-name="P31">S11</text:p>
          </table:table-cell>
          <table:table-cell table:style-name="Tabla28.A2" office:value-type="string">
            <text:p text:style-name="P18">El sistema identifica si se generó un cupón de dinero electrónico <text:s text:c="11"/></text:p>
          </table:table-cell>
          <table:table-cell table:style-name="Tabla28.A2" office:value-type="string">
            <text:p text:style-name="P6"/>
          </table:table-cell>
          <table:table-cell table:style-name="Tabla28.D2" office:value-type="string">
            <text:p text:style-name="P6"/>
          </table:table-cell>
        </table:table-row>
        <table:table-row table:style-name="Tabla28.3">
          <table:table-cell table:style-name="Tabla28.A2" office:value-type="string">
            <text:p text:style-name="P31">S12</text:p>
          </table:table-cell>
          <table:table-cell table:style-name="Tabla28.A2" office:value-type="string">
            <text:p text:style-name="P18">El sistema verifica si la tienda tiene estacionamiento. <text:s text:c="4"/></text:p>
          </table:table-cell>
          <table:table-cell table:style-name="Tabla28.A2" office:value-type="string">
            <text:p text:style-name="P6"/>
          </table:table-cell>
          <table:table-cell table:style-name="Tabla28.D2" office:value-type="string">
            <text:p text:style-name="P6"/>
          </table:table-cell>
        </table:table-row>
        <table:table-row table:style-name="Tabla28.3">
          <table:table-cell table:style-name="Tabla28.A2" office:value-type="string">
            <text:p text:style-name="P31">S13</text:p>
          </table:table-cell>
          <table:table-cell table:style-name="Tabla28.A2" office:value-type="string">
            <text:p text:style-name="P18">El sistema verifica si a la cuenta a imprimir se le capturó convenio. <text:s text:c="10"/></text:p>
          </table:table-cell>
          <table:table-cell table:style-name="Tabla28.A2" office:value-type="string">
            <text:p text:style-name="P6"/>
          </table:table-cell>
          <table:table-cell table:style-name="Tabla28.D2" office:value-type="string">
            <text:p text:style-name="P6"/>
          </table:table-cell>
        </table:table-row>
        <table:table-row table:style-name="Tabla28.3">
          <table:table-cell table:style-name="Tabla28.A2" office:value-type="string">
            <text:p text:style-name="P31">S14</text:p>
          </table:table-cell>
          <table:table-cell table:style-name="Tabla28.A2" office:value-type="string">
            <text:p text:style-name="P18">El sistema verifica que el sorteo instantaneo no esta activo.</text:p>
          </table:table-cell>
          <table:table-cell table:style-name="Tabla28.A2" office:value-type="string">
            <text:p text:style-name="P6"/>
          </table:table-cell>
          <table:table-cell table:style-name="Tabla28.D2" office:value-type="string">
            <text:p text:style-name="P6"/>
          </table:table-cell>
        </table:table-row>
        <table:table-row table:style-name="Tabla28.3">
          <table:table-cell table:style-name="Tabla28.A2" office:value-type="string">
            <text:p text:style-name="P31">SE.13.a</text:p>
          </table:table-cell>
          <table:table-cell table:style-name="Tabla28.A2" office:value-type="string">
            <text:p text:style-name="P18">El sistema verifica que el sorteo sudafrica 2010 esta activo.</text:p>
          </table:table-cell>
          <table:table-cell table:style-name="Tabla28.A2" office:value-type="string">
            <text:p text:style-name="P6"/>
          </table:table-cell>
          <table:table-cell table:style-name="Tabla28.D2" office:value-type="string">
            <text:p text:style-name="P6"/>
          </table:table-cell>
        </table:table-row>
        <table:table-row table:style-name="Tabla28.3">
          <table:table-cell table:style-name="Tabla28.A2" office:value-type="string">
            <text:p text:style-name="P31">SE.13.a.1</text:p>
          </table:table-cell>
          <table:table-cell table:style-name="Tabla28.A2" office:value-type="string">
            <text:p text:style-name="P18">El sistema verifica que el importe de la venta es valido.</text:p>
          </table:table-cell>
          <table:table-cell table:style-name="Tabla28.A2" office:value-type="string">
            <text:p text:style-name="P6"/>
          </table:table-cell>
          <table:table-cell table:style-name="Tabla28.D2" office:value-type="string">
            <text:p text:style-name="P6"/>
          </table:table-cell>
        </table:table-row>
        <table:table-row table:style-name="Tabla28.3">
          <table:table-cell table:style-name="Tabla28.A2" office:value-type="string">
            <text:p text:style-name="P31">SE.13.a.1.a</text:p>
          </table:table-cell>
          <table:table-cell table:style-name="Tabla28.A2" office:value-type="string">
            <text:p text:style-name="P18">El sistema verifica que el importe de la venta es invalido.</text:p>
          </table:table-cell>
          <table:table-cell table:style-name="Tabla28.A2" office:value-type="string">
            <text:p text:style-name="P6"/>
          </table:table-cell>
          <table:table-cell table:style-name="Tabla28.D2" office:value-type="string">
            <text:p text:style-name="P6"/>
          </table:table-cell>
        </table:table-row>
        <table:table-row table:style-name="Tabla28.3">
          <table:table-cell table:style-name="Tabla28.A2" office:value-type="string">
            <text:p text:style-name="P31">SE.13.a.1.a.1</text:p>
          </table:table-cell>
          <table:table-cell table:style-name="Tabla28.A2" office:value-type="string">
            <text:p text:style-name="P18"><text:s/>El flujo continua en el paso 14 del flujo basico.</text:p>
          </table:table-cell>
          <table:table-cell table:style-name="Tabla28.A2" office:value-type="string">
            <text:p text:style-name="P6"/>
          </table:table-cell>
          <table:table-cell table:style-name="Tabla28.D2" office:value-type="string">
            <text:p text:style-name="P6"/>
          </table:table-cell>
        </table:table-row>
        <table:table-row table:style-name="Tabla28.3">
          <table:table-cell table:style-name="Tabla28.A2" office:value-type="string">
            <text:p text:style-name="P31">S15</text:p>
          </table:table-cell>
          <table:table-cell table:style-name="Tabla28.A2" office:value-type="string">
            <text:p text:style-name="P18">El sistema verifica en que área de la tienda se imprime el recibo <text:s/></text:p>
          </table:table-cell>
          <table:table-cell table:style-name="Tabla28.A2" office:value-type="string">
            <text:p text:style-name="P6"/>
          </table:table-cell>
          <table:table-cell table:style-name="Tabla28.D2" office:value-type="string">
            <text:p text:style-name="P6"/>
          </table:table-cell>
        </table:table-row>
        <table:table-row table:style-name="Tabla28.3">
          <table:table-cell table:style-name="Tabla28.A2" office:value-type="string">
            <text:p text:style-name="P31">S16</text:p>
          </table:table-cell>
          <table:table-cell table:style-name="Tabla28.A2" office:value-type="string">
            <text:p text:style-name="P18">El sistema graba la imagen del recibo de abono.</text:p>
          </table:table-cell>
          <table:table-cell table:style-name="Tabla28.A2" office:value-type="string">
            <text:p text:style-name="P6"/>
          </table:table-cell>
          <table:table-cell table:style-name="Tabla28.D2" office:value-type="string">
            <text:p text:style-name="P6"/>
          </table:table-cell>
        </table:table-row>
        <table:table-row table:style-name="Tabla28.22">
          <table:table-cell table:style-name="Tabla28.A2" office:value-type="string">
            <text:p text:style-name="P31">S17</text:p>
          </table:table-cell>
          <table:table-cell table:style-name="Tabla28.A2" office:value-type="string">
            <text:p text:style-name="P18">El sistema determina si el cliente cumple con los datos requeridos y muestra el tipo de encuesta que se le aplicará al cliente.</text:p>
          </table:table-cell>
          <table:table-cell table:style-name="Tabla28.A2" office:value-type="string">
            <text:p text:style-name="P6"/>
          </table:table-cell>
          <table:table-cell table:style-name="Tabla28.D2" office:value-type="string">
            <text:p text:style-name="P6"/>
          </table:table-cell>
        </table:table-row>
        <text:soft-page-break/>
        <table:table-row table:style-name="Tabla28.22">
          <table:table-cell table:style-name="Tabla28.A2" office:value-type="string">
            <text:p text:style-name="P31">S18</text:p>
          </table:table-cell>
          <table:table-cell table:style-name="Tabla28.A2" office:value-type="string">
            <text:p text:style-name="P18"><text:s/>El sistema verifica que no se capturo el pago de servicios.</text:p>
          </table:table-cell>
          <table:table-cell table:style-name="Tabla28.A2" office:value-type="string">
            <text:p text:style-name="P6"/>
          </table:table-cell>
          <table:table-cell table:style-name="Tabla28.D2" office:value-type="string">
            <text:p text:style-name="P6"/>
          </table:table-cell>
        </table:table-row>
        <table:table-row table:style-name="Tabla28.22">
          <table:table-cell table:style-name="Tabla28.A2" office:value-type="string">
            <text:p text:style-name="P31">S19</text:p>
          </table:table-cell>
          <table:table-cell table:style-name="Tabla28.A2" office:value-type="string">
            <text:p text:style-name="P18"><text:s/>El sistema manda llamar el caso de uso CU-0011-Invitacion Prestamo.</text:p>
          </table:table-cell>
          <table:table-cell table:style-name="Tabla28.A2" office:value-type="string">
            <text:p text:style-name="P6"/>
          </table:table-cell>
          <table:table-cell table:style-name="Tabla28.D2" office:value-type="string">
            <text:p text:style-name="P6"/>
          </table:table-cell>
        </table:table-row>
        <table:table-row table:style-name="Tabla28.22">
          <table:table-cell table:style-name="Tabla28.A2" office:value-type="string">
            <text:p text:style-name="P31">S20</text:p>
          </table:table-cell>
          <table:table-cell table:style-name="Tabla28.A2" office:value-type="string">
            <text:p text:style-name="P18">Fin de caso de uso</text:p>
          </table:table-cell>
          <table:table-cell table:style-name="Tabla28.A2" office:value-type="string">
            <text:p text:style-name="P6"/>
          </table:table-cell>
          <table:table-cell table:style-name="Tabla28.D2" office:value-type="string">
            <text:p text:style-name="P6"/>
          </table:table-cell>
        </table:table-row>
        <table:table-row table:style-name="Tabla28.3">
          <table:table-cell table:style-name="Tabla28.A2" office:value-type="string">
            <text:p text:style-name="P4">Estado el Caso de Prueba </text:p>
          </table:table-cell>
          <table:table-cell table:style-name="Tabla28.A2" office:value-type="string">
            <text:p text:style-name="P18">En preparación</text:p>
          </table:table-cell>
          <table:table-cell table:style-name="Tabla28.A2" office:value-type="string">
            <text:p text:style-name="P5"/>
          </table:table-cell>
          <table:table-cell table:style-name="Tabla28.D2" office:value-type="string">
            <text:p text:style-name="P6"/>
          </table:table-cell>
        </table:table-row>
      </table:table>
      <text:p text:style-name="Standard"/>
      <table:table table:name="Tabla29" table:style-name="Tabla29">
        <table:table-column table:style-name="Tabla29.A"/>
        <table:table-column table:style-name="Tabla29.B"/>
        <table:table-column table:style-name="Tabla29.C"/>
        <table:table-column table:style-name="Tabla29.D"/>
        <table:table-row table:style-name="Tabla29.1">
          <table:table-cell table:style-name="Tabla29.A1" office:value-type="string">
            <text:p text:style-name="P4">Juego de Prueba:</text:p>
          </table:table-cell>
          <table:table-cell table:style-name="Tabla29.B1" table:number-columns-spanned="3" office:value-type="string">
            <text:p text:style-name="P32">CP-0005-31</text:p>
          </table:table-cell>
          <table:covered-table-cell/>
          <table:covered-table-cell/>
        </table:table-row>
        <table:table-row table:style-name="Tabla29.1">
          <table:table-cell table:style-name="Tabla29.A2" office:value-type="string">
            <text:p text:style-name="P4">Paso</text:p>
          </table:table-cell>
          <table:table-cell table:style-name="Tabla29.A2" office:value-type="string">
            <text:p text:style-name="P4">Descripción</text:p>
          </table:table-cell>
          <table:table-cell table:style-name="Tabla29.A2" office:value-type="string">
            <text:p text:style-name="P4">Resultado</text:p>
          </table:table-cell>
          <table:table-cell table:style-name="Tabla29.D2" office:value-type="string">
            <text:p text:style-name="P4">ID Problema</text:p>
          </table:table-cell>
        </table:table-row>
        <table:table-row table:style-name="Tabla29.3">
          <table:table-cell table:style-name="Tabla29.A2" office:value-type="string">
            <text:p text:style-name="P31">S1</text:p>
          </table:table-cell>
          <table:table-cell table:style-name="Tabla29.A2" office:value-type="string">
            <text:p text:style-name="P18">El caso de uso inicia cuando el sistema requiere imprimir el recibo de abono.</text:p>
          </table:table-cell>
          <table:table-cell table:style-name="Tabla29.A2" office:value-type="string">
            <text:p text:style-name="P6"/>
          </table:table-cell>
          <table:table-cell table:style-name="Tabla29.D2" office:value-type="string">
            <text:p text:style-name="P6"/>
          </table:table-cell>
        </table:table-row>
        <table:table-row table:style-name="Tabla29.3">
          <table:table-cell table:style-name="Tabla29.A2" office:value-type="string">
            <text:p text:style-name="P31">S2</text:p>
          </table:table-cell>
          <table:table-cell table:style-name="Tabla29.A2" office:value-type="string">
            <text:p text:style-name="P18">El sistema identifica si hay que imprimir la documentación del seguro de vida. <text:s text:c="8"/></text:p>
          </table:table-cell>
          <table:table-cell table:style-name="Tabla29.A2" office:value-type="string">
            <text:p text:style-name="P6"/>
          </table:table-cell>
          <table:table-cell table:style-name="Tabla29.D2" office:value-type="string">
            <text:p text:style-name="P6"/>
          </table:table-cell>
        </table:table-row>
        <table:table-row table:style-name="Tabla29.3">
          <table:table-cell table:style-name="Tabla29.A2" office:value-type="string">
            <text:p text:style-name="P31">S3</text:p>
          </table:table-cell>
          <table:table-cell table:style-name="Tabla29.A2" office:value-type="string">
            <text:p text:style-name="P18">El sistema verifica si la tienda esta trabajando como tienda local o si está accesando a una cartera regional o por ciudad. <text:s text:c="9"/></text:p>
          </table:table-cell>
          <table:table-cell table:style-name="Tabla29.A2" office:value-type="string">
            <text:p text:style-name="P6"/>
          </table:table-cell>
          <table:table-cell table:style-name="Tabla29.D2" office:value-type="string">
            <text:p text:style-name="P6"/>
          </table:table-cell>
        </table:table-row>
        <table:table-row table:style-name="Tabla29.3">
          <table:table-cell table:style-name="Tabla29.A2" office:value-type="string">
            <text:p text:style-name="P31">S5</text:p>
          </table:table-cell>
          <table:table-cell table:style-name="Tabla29.A2" office:value-type="string">
            <text:p text:style-name="P18">El sistema identifica el mensaje a imprimir para el cliente del recibo de abono según sea su puntualidad y estado de las cuentas e imprime dicho mensaje. <text:s text:c="41"/></text:p>
          </table:table-cell>
          <table:table-cell table:style-name="Tabla29.A2" office:value-type="string">
            <text:p text:style-name="P6"/>
          </table:table-cell>
          <table:table-cell table:style-name="Tabla29.D2" office:value-type="string">
            <text:p text:style-name="P6"/>
          </table:table-cell>
        </table:table-row>
        <table:table-row table:style-name="Tabla29.3">
          <table:table-cell table:style-name="Tabla29.A2" office:value-type="string">
            <text:p text:style-name="P31">S6</text:p>
          </table:table-cell>
          <table:table-cell table:style-name="Tabla29.A2" office:value-type="string">
            <text:p text:style-name="P18">El sistema imprime las leyendas( TOTALES, ENTREGO, SU CAMBIO ) en el recibo del abono.</text:p>
          </table:table-cell>
          <table:table-cell table:style-name="Tabla29.A2" office:value-type="string">
            <text:p text:style-name="P6"/>
          </table:table-cell>
          <table:table-cell table:style-name="Tabla29.D2" office:value-type="string">
            <text:p text:style-name="P6"/>
          </table:table-cell>
        </table:table-row>
        <table:table-row table:style-name="Tabla29.3">
          <table:table-cell table:style-name="Tabla29.A2" office:value-type="string">
            <text:p text:style-name="P31">S7</text:p>
          </table:table-cell>
          <table:table-cell table:style-name="Tabla29.A2" office:value-type="string">
            <text:p text:style-name="P18">El sistema imprime la cantidad con la que pago el cliente, el total a pagar del abono del cliente y el cambio del cliente.</text:p>
          </table:table-cell>
          <table:table-cell table:style-name="Tabla29.A2" office:value-type="string">
            <text:p text:style-name="P6"/>
          </table:table-cell>
          <table:table-cell table:style-name="Tabla29.D2" office:value-type="string">
            <text:p text:style-name="P6"/>
          </table:table-cell>
        </table:table-row>
        <table:table-row table:style-name="Tabla29.3">
          <table:table-cell table:style-name="Tabla29.A2" office:value-type="string">
            <text:p text:style-name="P31">S8</text:p>
          </table:table-cell>
          <table:table-cell table:style-name="Tabla29.A2" office:value-type="string">
            <text:p text:style-name="P18">El sistema imprime el numero y nombre del cliente en el recibo del abono.</text:p>
          </table:table-cell>
          <table:table-cell table:style-name="Tabla29.A2" office:value-type="string">
            <text:p text:style-name="P6"/>
          </table:table-cell>
          <table:table-cell table:style-name="Tabla29.D2" office:value-type="string">
            <text:p text:style-name="P6"/>
          </table:table-cell>
        </table:table-row>
        <table:table-row table:style-name="Tabla29.3">
          <table:table-cell table:style-name="Tabla29.A2" office:value-type="string">
            <text:p text:style-name="P31">S9</text:p>
          </table:table-cell>
          <table:table-cell table:style-name="Tabla29.A2" office:value-type="string">
            <text:p text:style-name="P18">El sistema imprime la fecha actual, el numero de tienda, número de caja, número de recibo, el teléfono de la tienda.</text:p>
          </table:table-cell>
          <table:table-cell table:style-name="Tabla29.A2" office:value-type="string">
            <text:p text:style-name="P6"/>
          </table:table-cell>
          <table:table-cell table:style-name="Tabla29.D2" office:value-type="string">
            <text:p text:style-name="P6"/>
          </table:table-cell>
        </table:table-row>
        <table:table-row table:style-name="Tabla29.3">
          <table:table-cell table:style-name="Tabla29.A2" office:value-type="string">
            <text:p text:style-name="P31">S10</text:p>
          </table:table-cell>
          <table:table-cell table:style-name="Tabla29.A2" office:value-type="string">
            <text:p text:style-name="P18">El sistema verifica si el sorteo esta activo.</text:p>
          </table:table-cell>
          <table:table-cell table:style-name="Tabla29.A2" office:value-type="string">
            <text:p text:style-name="P6"/>
          </table:table-cell>
          <table:table-cell table:style-name="Tabla29.D2" office:value-type="string">
            <text:p text:style-name="P6"/>
          </table:table-cell>
        </table:table-row>
        <table:table-row table:style-name="Tabla29.3">
          <table:table-cell table:style-name="Tabla29.A2" office:value-type="string">
            <text:p text:style-name="P31">S11</text:p>
          </table:table-cell>
          <table:table-cell table:style-name="Tabla29.A2" office:value-type="string">
            <text:p text:style-name="P18">El sistema identifica si se generó un cupón de dinero electrónico <text:s text:c="19"/></text:p>
          </table:table-cell>
          <table:table-cell table:style-name="Tabla29.A2" office:value-type="string">
            <text:p text:style-name="P6"/>
          </table:table-cell>
          <table:table-cell table:style-name="Tabla29.D2" office:value-type="string">
            <text:p text:style-name="P6"/>
          </table:table-cell>
        </table:table-row>
        <table:table-row table:style-name="Tabla29.3">
          <table:table-cell table:style-name="Tabla29.A2" office:value-type="string">
            <text:p text:style-name="P31">S12</text:p>
          </table:table-cell>
          <table:table-cell table:style-name="Tabla29.A2" office:value-type="string">
            <text:p text:style-name="P18">El sistema verifica si la tienda tiene estacionamiento. <text:s text:c="5"/></text:p>
          </table:table-cell>
          <table:table-cell table:style-name="Tabla29.A2" office:value-type="string">
            <text:p text:style-name="P6"/>
          </table:table-cell>
          <table:table-cell table:style-name="Tabla29.D2" office:value-type="string">
            <text:p text:style-name="P6"/>
          </table:table-cell>
        </table:table-row>
        <table:table-row table:style-name="Tabla29.3">
          <table:table-cell table:style-name="Tabla29.A2" office:value-type="string">
            <text:p text:style-name="P31">S13</text:p>
          </table:table-cell>
          <table:table-cell table:style-name="Tabla29.A2" office:value-type="string">
            <text:p text:style-name="P18">El sistema verifica si a la cuenta a imprimir se le capturó convenio. <text:s text:c="16"/></text:p>
          </table:table-cell>
          <table:table-cell table:style-name="Tabla29.A2" office:value-type="string">
            <text:p text:style-name="P6"/>
          </table:table-cell>
          <table:table-cell table:style-name="Tabla29.D2" office:value-type="string">
            <text:p text:style-name="P6"/>
          </table:table-cell>
        </table:table-row>
        <table:table-row table:style-name="Tabla29.3">
          <table:table-cell table:style-name="Tabla29.A2" office:value-type="string">
            <text:p text:style-name="P31">S14</text:p>
          </table:table-cell>
          <table:table-cell table:style-name="Tabla29.A2" office:value-type="string">
            <text:p text:style-name="P18">El sistema verifica que el sorteo instantaneo no esta activo.</text:p>
          </table:table-cell>
          <table:table-cell table:style-name="Tabla29.A2" office:value-type="string">
            <text:p text:style-name="P6"/>
          </table:table-cell>
          <table:table-cell table:style-name="Tabla29.D2" office:value-type="string">
            <text:p text:style-name="P6"/>
          </table:table-cell>
        </table:table-row>
        <table:table-row table:style-name="Tabla29.3">
          <table:table-cell table:style-name="Tabla29.A2" office:value-type="string">
            <text:p text:style-name="P31">SE.13.a</text:p>
          </table:table-cell>
          <table:table-cell table:style-name="Tabla29.A2" office:value-type="string">
            <text:p text:style-name="P18">El sistema verifica que el sorteo sudafrica 2010 esta activo.</text:p>
          </table:table-cell>
          <table:table-cell table:style-name="Tabla29.A2" office:value-type="string">
            <text:p text:style-name="P6"/>
          </table:table-cell>
          <table:table-cell table:style-name="Tabla29.D2" office:value-type="string">
            <text:p text:style-name="P6"/>
          </table:table-cell>
        </table:table-row>
        <table:table-row table:style-name="Tabla29.3">
          <table:table-cell table:style-name="Tabla29.A2" office:value-type="string">
            <text:p text:style-name="P31">SE.13.a.1</text:p>
          </table:table-cell>
          <table:table-cell table:style-name="Tabla29.A2" office:value-type="string">
            <text:p text:style-name="P18">El sistema verifica que el importe de la venta es valido.</text:p>
          </table:table-cell>
          <table:table-cell table:style-name="Tabla29.A2" office:value-type="string">
            <text:p text:style-name="P6"/>
          </table:table-cell>
          <table:table-cell table:style-name="Tabla29.D2" office:value-type="string">
            <text:p text:style-name="P6"/>
          </table:table-cell>
        </table:table-row>
        <table:table-row table:style-name="Tabla29.3">
          <table:table-cell table:style-name="Tabla29.A2" office:value-type="string">
            <text:p text:style-name="P31">SE.13.a.2</text:p>
          </table:table-cell>
          <table:table-cell table:style-name="Tabla29.A2" office:value-type="string">
            <text:p text:style-name="P18">El sistema verifica que el cliente no es empleado.</text:p>
          </table:table-cell>
          <table:table-cell table:style-name="Tabla29.A2" office:value-type="string">
            <text:p text:style-name="P6"/>
          </table:table-cell>
          <table:table-cell table:style-name="Tabla29.D2" office:value-type="string">
            <text:p text:style-name="P6"/>
          </table:table-cell>
        </table:table-row>
        <table:table-row table:style-name="Tabla29.3">
          <table:table-cell table:style-name="Tabla29.A2" office:value-type="string">
            <text:p text:style-name="P31">SE.13.a.2.a</text:p>
          </table:table-cell>
          <table:table-cell table:style-name="Tabla29.A2" office:value-type="string">
            <text:p text:style-name="P18">El sistema verifica que el cliente es empleado.</text:p>
          </table:table-cell>
          <table:table-cell table:style-name="Tabla29.A2" office:value-type="string">
            <text:p text:style-name="P6"/>
          </table:table-cell>
          <table:table-cell table:style-name="Tabla29.D2" office:value-type="string">
            <text:p text:style-name="P6"/>
          </table:table-cell>
        </table:table-row>
        <text:soft-page-break/>
        <table:table-row table:style-name="Tabla29.3">
          <table:table-cell table:style-name="Tabla29.A2" office:value-type="string">
            <text:p text:style-name="P31">SE.13.a.2.a.1</text:p>
          </table:table-cell>
          <table:table-cell table:style-name="Tabla29.A2" office:value-type="string">
            <text:p text:style-name="P18">El flujo continua en el paso 14 del flujo basico.</text:p>
          </table:table-cell>
          <table:table-cell table:style-name="Tabla29.A2" office:value-type="string">
            <text:p text:style-name="P6"/>
          </table:table-cell>
          <table:table-cell table:style-name="Tabla29.D2" office:value-type="string">
            <text:p text:style-name="P6"/>
          </table:table-cell>
        </table:table-row>
        <table:table-row table:style-name="Tabla29.3">
          <table:table-cell table:style-name="Tabla29.A2" office:value-type="string">
            <text:p text:style-name="P31">S15</text:p>
          </table:table-cell>
          <table:table-cell table:style-name="Tabla29.A2" office:value-type="string">
            <text:p text:style-name="P18">El sistema verifica en que área de la tienda se imprime el recibo <text:s text:c="3"/></text:p>
          </table:table-cell>
          <table:table-cell table:style-name="Tabla29.A2" office:value-type="string">
            <text:p text:style-name="P6"/>
          </table:table-cell>
          <table:table-cell table:style-name="Tabla29.D2" office:value-type="string">
            <text:p text:style-name="P6"/>
          </table:table-cell>
        </table:table-row>
        <table:table-row table:style-name="Tabla29.3">
          <table:table-cell table:style-name="Tabla29.A2" office:value-type="string">
            <text:p text:style-name="P31">S16</text:p>
          </table:table-cell>
          <table:table-cell table:style-name="Tabla29.A2" office:value-type="string">
            <text:p text:style-name="P18">El sistema graba la imagen del recibo de abono.</text:p>
          </table:table-cell>
          <table:table-cell table:style-name="Tabla29.A2" office:value-type="string">
            <text:p text:style-name="P6"/>
          </table:table-cell>
          <table:table-cell table:style-name="Tabla29.D2" office:value-type="string">
            <text:p text:style-name="P6"/>
          </table:table-cell>
        </table:table-row>
        <table:table-row table:style-name="Tabla29.3">
          <table:table-cell table:style-name="Tabla29.A2" office:value-type="string">
            <text:p text:style-name="P31">S17</text:p>
          </table:table-cell>
          <table:table-cell table:style-name="Tabla29.A2" office:value-type="string">
            <text:p text:style-name="P18">El sistema determina si el cliente cumple con los datos requeridos y muestra el tipo de encuesta que se le aplicará al cliente.</text:p>
          </table:table-cell>
          <table:table-cell table:style-name="Tabla29.A2" office:value-type="string">
            <text:p text:style-name="P6"/>
          </table:table-cell>
          <table:table-cell table:style-name="Tabla29.D2" office:value-type="string">
            <text:p text:style-name="P6"/>
          </table:table-cell>
        </table:table-row>
        <table:table-row table:style-name="Tabla29.24">
          <table:table-cell table:style-name="Tabla29.A2" office:value-type="string">
            <text:p text:style-name="P31">S18</text:p>
          </table:table-cell>
          <table:table-cell table:style-name="Tabla29.A2" office:value-type="string">
            <text:p text:style-name="P18"><text:s/>El sistema verifica que no se capturo el pago de servicios.</text:p>
          </table:table-cell>
          <table:table-cell table:style-name="Tabla29.A2" office:value-type="string">
            <text:p text:style-name="P6"/>
          </table:table-cell>
          <table:table-cell table:style-name="Tabla29.D2" office:value-type="string">
            <text:p text:style-name="P6"/>
          </table:table-cell>
        </table:table-row>
        <table:table-row table:style-name="Tabla29.24">
          <table:table-cell table:style-name="Tabla29.A2" office:value-type="string">
            <text:p text:style-name="P31">S19</text:p>
          </table:table-cell>
          <table:table-cell table:style-name="Tabla29.A2" office:value-type="string">
            <text:p text:style-name="P18"><text:s/>El sistema manda llamar el caso de uso CU-0011-Invitacion Prestamo.</text:p>
          </table:table-cell>
          <table:table-cell table:style-name="Tabla29.A2" office:value-type="string">
            <text:p text:style-name="P6"/>
          </table:table-cell>
          <table:table-cell table:style-name="Tabla29.D2" office:value-type="string">
            <text:p text:style-name="P6"/>
          </table:table-cell>
        </table:table-row>
        <table:table-row table:style-name="Tabla29.24">
          <table:table-cell table:style-name="Tabla29.A2" office:value-type="string">
            <text:p text:style-name="P31">S20</text:p>
          </table:table-cell>
          <table:table-cell table:style-name="Tabla29.A2" office:value-type="string">
            <text:p text:style-name="P18">Fin de caso de uso</text:p>
          </table:table-cell>
          <table:table-cell table:style-name="Tabla29.A2" office:value-type="string">
            <text:p text:style-name="P6"/>
          </table:table-cell>
          <table:table-cell table:style-name="Tabla29.D2" office:value-type="string">
            <text:p text:style-name="P6"/>
          </table:table-cell>
        </table:table-row>
        <table:table-row table:style-name="Tabla29.3">
          <table:table-cell table:style-name="Tabla29.A2" office:value-type="string">
            <text:p text:style-name="P4">Estado el Caso de Prueba </text:p>
          </table:table-cell>
          <table:table-cell table:style-name="Tabla29.A2" office:value-type="string">
            <text:p text:style-name="P18">En preparación</text:p>
          </table:table-cell>
          <table:table-cell table:style-name="Tabla29.A2" office:value-type="string">
            <text:p text:style-name="P5"/>
          </table:table-cell>
          <table:table-cell table:style-name="Tabla29.D2" office:value-type="string">
            <text:p text:style-name="P6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able:table table:name="Tabla30" table:style-name="Tabla30">
        <table:table-column table:style-name="Tabla30.A"/>
        <table:table-column table:style-name="Tabla30.B"/>
        <table:table-column table:style-name="Tabla30.C"/>
        <table:table-column table:style-name="Tabla30.D"/>
        <table:table-row table:style-name="Tabla30.1">
          <table:table-cell table:style-name="Tabla30.A1" office:value-type="string">
            <text:p text:style-name="P4">Juego de Prueba:</text:p>
          </table:table-cell>
          <table:table-cell table:style-name="Tabla30.B1" table:number-columns-spanned="3" office:value-type="string">
            <text:p text:style-name="P32">CP-0005-32</text:p>
          </table:table-cell>
          <table:covered-table-cell/>
          <table:covered-table-cell/>
        </table:table-row>
        <table:table-row table:style-name="Tabla30.1">
          <table:table-cell table:style-name="Tabla30.A2" office:value-type="string">
            <text:p text:style-name="P4">Paso</text:p>
          </table:table-cell>
          <table:table-cell table:style-name="Tabla30.A2" office:value-type="string">
            <text:p text:style-name="P4">Descripción</text:p>
          </table:table-cell>
          <table:table-cell table:style-name="Tabla30.A2" office:value-type="string">
            <text:p text:style-name="P4">Resultado</text:p>
          </table:table-cell>
          <table:table-cell table:style-name="Tabla30.D2" office:value-type="string">
            <text:p text:style-name="P4">ID Problema</text:p>
          </table:table-cell>
        </table:table-row>
        <table:table-row table:style-name="Tabla30.3">
          <table:table-cell table:style-name="Tabla30.A2" office:value-type="string">
            <text:p text:style-name="P31">S1</text:p>
          </table:table-cell>
          <table:table-cell table:style-name="Tabla30.A2" office:value-type="string">
            <text:p text:style-name="P18">El caso de uso inicia cuando el sistema requiere imprimir el recibo de abono.</text:p>
          </table:table-cell>
          <table:table-cell table:style-name="Tabla30.A2" office:value-type="string">
            <text:p text:style-name="P6"/>
          </table:table-cell>
          <table:table-cell table:style-name="Tabla30.D2" office:value-type="string">
            <text:p text:style-name="P6"/>
          </table:table-cell>
        </table:table-row>
        <table:table-row table:style-name="Tabla30.3">
          <table:table-cell table:style-name="Tabla30.A2" office:value-type="string">
            <text:p text:style-name="P31">S2</text:p>
          </table:table-cell>
          <table:table-cell table:style-name="Tabla30.A2" office:value-type="string">
            <text:p text:style-name="P18">El sistema identifica si hay que imprimir la documentación del seguro de vida. <text:s text:c="6"/></text:p>
          </table:table-cell>
          <table:table-cell table:style-name="Tabla30.A2" office:value-type="string">
            <text:p text:style-name="P6"/>
          </table:table-cell>
          <table:table-cell table:style-name="Tabla30.D2" office:value-type="string">
            <text:p text:style-name="P6"/>
          </table:table-cell>
        </table:table-row>
        <table:table-row table:style-name="Tabla30.3">
          <table:table-cell table:style-name="Tabla30.A2" office:value-type="string">
            <text:p text:style-name="P31">S3</text:p>
          </table:table-cell>
          <table:table-cell table:style-name="Tabla30.A2" office:value-type="string">
            <text:p text:style-name="P18">El sistema verifica si la tienda esta trabajando como tienda local o si está accesando a una cartera regional o por ciudad. <text:s text:c="9"/></text:p>
          </table:table-cell>
          <table:table-cell table:style-name="Tabla30.A2" office:value-type="string">
            <text:p text:style-name="P6"/>
          </table:table-cell>
          <table:table-cell table:style-name="Tabla30.D2" office:value-type="string">
            <text:p text:style-name="P6"/>
          </table:table-cell>
        </table:table-row>
        <table:table-row table:style-name="Tabla30.3">
          <table:table-cell table:style-name="Tabla30.A2" office:value-type="string">
            <text:p text:style-name="P31">S5</text:p>
          </table:table-cell>
          <table:table-cell table:style-name="Tabla30.A2" office:value-type="string">
            <text:p text:style-name="P18">El sistema identifica el mensaje a imprimir para el cliente del recibo de abono según sea su puntualidad y estado de las cuentas e imprime dicho mensaje. <text:s text:c="50"/></text:p>
          </table:table-cell>
          <table:table-cell table:style-name="Tabla30.A2" office:value-type="string">
            <text:p text:style-name="P6"/>
          </table:table-cell>
          <table:table-cell table:style-name="Tabla30.D2" office:value-type="string">
            <text:p text:style-name="P6"/>
          </table:table-cell>
        </table:table-row>
        <table:table-row table:style-name="Tabla30.3">
          <table:table-cell table:style-name="Tabla30.A2" office:value-type="string">
            <text:p text:style-name="P31">S6</text:p>
          </table:table-cell>
          <table:table-cell table:style-name="Tabla30.A2" office:value-type="string">
            <text:p text:style-name="P18">El sistema imprime las leyendas( TOTALES, ENTREGO, SU CAMBIO ) en el recibo del abono.</text:p>
          </table:table-cell>
          <table:table-cell table:style-name="Tabla30.A2" office:value-type="string">
            <text:p text:style-name="P6"/>
          </table:table-cell>
          <table:table-cell table:style-name="Tabla30.D2" office:value-type="string">
            <text:p text:style-name="P6"/>
          </table:table-cell>
        </table:table-row>
        <table:table-row table:style-name="Tabla30.3">
          <table:table-cell table:style-name="Tabla30.A2" office:value-type="string">
            <text:p text:style-name="P31">S7</text:p>
          </table:table-cell>
          <table:table-cell table:style-name="Tabla30.A2" office:value-type="string">
            <text:p text:style-name="P18">El sistema imprime la cantidad con la que pago el cliente, el total a pagar del abono del cliente y el cambio del cliente.</text:p>
          </table:table-cell>
          <table:table-cell table:style-name="Tabla30.A2" office:value-type="string">
            <text:p text:style-name="P6"/>
          </table:table-cell>
          <table:table-cell table:style-name="Tabla30.D2" office:value-type="string">
            <text:p text:style-name="P6"/>
          </table:table-cell>
        </table:table-row>
        <table:table-row table:style-name="Tabla30.3">
          <table:table-cell table:style-name="Tabla30.A2" office:value-type="string">
            <text:p text:style-name="P31">S8</text:p>
          </table:table-cell>
          <table:table-cell table:style-name="Tabla30.A2" office:value-type="string">
            <text:p text:style-name="P18">El sistema imprime el numero y nombre del cliente en el recibo del abono.</text:p>
          </table:table-cell>
          <table:table-cell table:style-name="Tabla30.A2" office:value-type="string">
            <text:p text:style-name="P6"/>
          </table:table-cell>
          <table:table-cell table:style-name="Tabla30.D2" office:value-type="string">
            <text:p text:style-name="P6"/>
          </table:table-cell>
        </table:table-row>
        <table:table-row table:style-name="Tabla30.3">
          <table:table-cell table:style-name="Tabla30.A2" office:value-type="string">
            <text:p text:style-name="P31">S9</text:p>
          </table:table-cell>
          <table:table-cell table:style-name="Tabla30.A2" office:value-type="string">
            <text:p text:style-name="P18">El sistema imprime la fecha actual, el numero de tienda, número de caja, número de recibo, el teléfono de la tienda.</text:p>
          </table:table-cell>
          <table:table-cell table:style-name="Tabla30.A2" office:value-type="string">
            <text:p text:style-name="P6"/>
          </table:table-cell>
          <table:table-cell table:style-name="Tabla30.D2" office:value-type="string">
            <text:p text:style-name="P6"/>
          </table:table-cell>
        </table:table-row>
        <table:table-row table:style-name="Tabla30.3">
          <table:table-cell table:style-name="Tabla30.A2" office:value-type="string">
            <text:p text:style-name="P31">S10</text:p>
          </table:table-cell>
          <table:table-cell table:style-name="Tabla30.A2" office:value-type="string">
            <text:p text:style-name="P18">El sistema verifica si el sorteo esta activo.</text:p>
          </table:table-cell>
          <table:table-cell table:style-name="Tabla30.A2" office:value-type="string">
            <text:p text:style-name="P6"/>
          </table:table-cell>
          <table:table-cell table:style-name="Tabla30.D2" office:value-type="string">
            <text:p text:style-name="P6"/>
          </table:table-cell>
        </table:table-row>
        <table:table-row table:style-name="Tabla30.3">
          <table:table-cell table:style-name="Tabla30.A2" office:value-type="string">
            <text:p text:style-name="P31">S11</text:p>
          </table:table-cell>
          <table:table-cell table:style-name="Tabla30.A2" office:value-type="string">
            <text:p text:style-name="P18">El sistema identifica si se generó un cupón de dinero electrónico <text:s text:c="13"/></text:p>
          </table:table-cell>
          <table:table-cell table:style-name="Tabla30.A2" office:value-type="string">
            <text:p text:style-name="P6"/>
          </table:table-cell>
          <table:table-cell table:style-name="Tabla30.D2" office:value-type="string">
            <text:p text:style-name="P6"/>
          </table:table-cell>
        </table:table-row>
        <table:table-row table:style-name="Tabla30.3">
          <table:table-cell table:style-name="Tabla30.A2" office:value-type="string">
            <text:p text:style-name="P31">S12</text:p>
          </table:table-cell>
          <table:table-cell table:style-name="Tabla30.A2" office:value-type="string">
            <text:p text:style-name="P18">El sistema verifica si la tienda tiene estacionamiento. <text:s text:c="5"/></text:p>
          </table:table-cell>
          <table:table-cell table:style-name="Tabla30.A2" office:value-type="string">
            <text:p text:style-name="P6"/>
          </table:table-cell>
          <table:table-cell table:style-name="Tabla30.D2" office:value-type="string">
            <text:p text:style-name="P6"/>
          </table:table-cell>
        </table:table-row>
        <table:table-row table:style-name="Tabla30.3">
          <table:table-cell table:style-name="Tabla30.A2" office:value-type="string">
            <text:p text:style-name="P31">S13</text:p>
          </table:table-cell>
          <table:table-cell table:style-name="Tabla30.A2" office:value-type="string">
            <text:p text:style-name="P18">El sistema verifica si a la cuenta a imprimir se le capturó convenio. <text:s text:c="13"/></text:p>
          </table:table-cell>
          <table:table-cell table:style-name="Tabla30.A2" office:value-type="string">
            <text:p text:style-name="P6"/>
          </table:table-cell>
          <table:table-cell table:style-name="Tabla30.D2" office:value-type="string">
            <text:p text:style-name="P6"/>
          </table:table-cell>
        </table:table-row>
        <table:table-row table:style-name="Tabla30.3">
          <table:table-cell table:style-name="Tabla30.A2" office:value-type="string">
            <text:p text:style-name="P31">S14</text:p>
          </table:table-cell>
          <table:table-cell table:style-name="Tabla30.A2" office:value-type="string">
            <text:p text:style-name="P18">El sistema verifica que el sorteo instantaneo no esta activo.</text:p>
          </table:table-cell>
          <table:table-cell table:style-name="Tabla30.A2" office:value-type="string">
            <text:p text:style-name="P6"/>
          </table:table-cell>
          <table:table-cell table:style-name="Tabla30.D2" office:value-type="string">
            <text:p text:style-name="P6"/>
          </table:table-cell>
        </table:table-row>
        <table:table-row table:style-name="Tabla30.3">
          <table:table-cell table:style-name="Tabla30.A2" office:value-type="string">
            <text:p text:style-name="P31">SE.13.a</text:p>
          </table:table-cell>
          <table:table-cell table:style-name="Tabla30.A2" office:value-type="string">
            <text:p text:style-name="P18">El sistema verifica que el sorteo <text:s/>instantaneo esta activo.</text:p>
          </table:table-cell>
          <table:table-cell table:style-name="Tabla30.A2" office:value-type="string">
            <text:p text:style-name="P6"/>
          </table:table-cell>
          <table:table-cell table:style-name="Tabla30.D2" office:value-type="string">
            <text:p text:style-name="P6"/>
          </table:table-cell>
        </table:table-row>
        <table:table-row table:style-name="Tabla30.3">
          <table:table-cell table:style-name="Tabla30.A2" office:value-type="string">
            <text:p text:style-name="P31">SE.13.a.1</text:p>
          </table:table-cell>
          <table:table-cell table:style-name="Tabla30.A2" office:value-type="string">
            <text:p text:style-name="P18">El sistema verifica que el importe de la venta es valido.</text:p>
          </table:table-cell>
          <table:table-cell table:style-name="Tabla30.A2" office:value-type="string">
            <text:p text:style-name="P6"/>
          </table:table-cell>
          <table:table-cell table:style-name="Tabla30.D2" office:value-type="string">
            <text:p text:style-name="P6"/>
          </table:table-cell>
        </table:table-row>
        <table:table-row table:style-name="Tabla30.3">
          <table:table-cell table:style-name="Tabla30.A2" office:value-type="string">
            <text:p text:style-name="P31">SE.13.a.2</text:p>
          </table:table-cell>
          <table:table-cell table:style-name="Tabla30.A2" office:value-type="string">
            <text:p text:style-name="P18">El sistema verifica que el cliente no es empleado.</text:p>
          </table:table-cell>
          <table:table-cell table:style-name="Tabla30.A2" office:value-type="string">
            <text:p text:style-name="P6"/>
          </table:table-cell>
          <table:table-cell table:style-name="Tabla30.D2" office:value-type="string">
            <text:p text:style-name="P6"/>
          </table:table-cell>
        </table:table-row>
        <table:table-row table:style-name="Tabla30.3">
          <table:table-cell table:style-name="Tabla30.A2" office:value-type="string">
            <text:p text:style-name="P31">SE.13.a.3</text:p>
          </table:table-cell>
          <table:table-cell table:style-name="Tabla30.A2" office:value-type="string">
            <text:p text:style-name="P18"><text:s/>El sistema verifica que el cliente resulto ganador</text:p>
          </table:table-cell>
          <table:table-cell table:style-name="Tabla30.A2" office:value-type="string">
            <text:p text:style-name="P6"/>
          </table:table-cell>
          <table:table-cell table:style-name="Tabla30.D2" office:value-type="string">
            <text:p text:style-name="P6"/>
          </table:table-cell>
        </table:table-row>
        <table:table-row table:style-name="Tabla30.3">
          <table:table-cell table:style-name="Tabla30.A2" office:value-type="string">
            <text:p text:style-name="P31">SE.13.a.4</text:p>
          </table:table-cell>
          <table:table-cell table:style-name="Tabla30.A2" office:value-type="string">
            <text:p text:style-name="P18">El sistema imprime la leyenda <text:soft-page-break/>"¡FELICIDADES, ERES GANADOR", ademas muestra la descripcion del premio en el recibo.</text:p>
          </table:table-cell>
          <table:table-cell table:style-name="Tabla30.A2" office:value-type="string">
            <text:p text:style-name="P6"/>
          </table:table-cell>
          <table:table-cell table:style-name="Tabla30.D2" office:value-type="string">
            <text:p text:style-name="P6"/>
          </table:table-cell>
        </table:table-row>
        <table:table-row table:style-name="Tabla30.3">
          <table:table-cell table:style-name="Tabla30.A2" office:value-type="string">
            <text:p text:style-name="P31">SE.13.a.5</text:p>
          </table:table-cell>
          <table:table-cell table:style-name="Tabla30.A2" office:value-type="string">
            <text:p text:style-name="P18">El sistema verifica que el premio no es dinero electronico.</text:p>
          </table:table-cell>
          <table:table-cell table:style-name="Tabla30.A2" office:value-type="string">
            <text:p text:style-name="P6"/>
          </table:table-cell>
          <table:table-cell table:style-name="Tabla30.D2" office:value-type="string">
            <text:p text:style-name="P6"/>
          </table:table-cell>
        </table:table-row>
        <table:table-row table:style-name="Tabla30.3">
          <table:table-cell table:style-name="Tabla30.A2" office:value-type="string">
            <text:p text:style-name="P31">SE.13.a.6</text:p>
          </table:table-cell>
          <table:table-cell table:style-name="Tabla30.A2" office:value-type="string">
            <text:p text:style-name="P18"><text:s/>El sistema muestra mensaje de aviso.</text:p>
          </table:table-cell>
          <table:table-cell table:style-name="Tabla30.A2" office:value-type="string">
            <text:p text:style-name="P6"/>
          </table:table-cell>
          <table:table-cell table:style-name="Tabla30.D2" office:value-type="string">
            <text:p text:style-name="P6"/>
          </table:table-cell>
        </table:table-row>
        <table:table-row table:style-name="Tabla30.3">
          <table:table-cell table:style-name="Tabla30.A2" office:value-type="string">
            <text:p text:style-name="P31">SE.13.a.7</text:p>
          </table:table-cell>
          <table:table-cell table:style-name="Tabla30.A2" office:value-type="string">
            <text:p text:style-name="P18">El cajero acepta el mensaje y el flujo continua en el paso 14 del flujo basico.</text:p>
          </table:table-cell>
          <table:table-cell table:style-name="Tabla30.A2" office:value-type="string">
            <text:p text:style-name="P6"/>
          </table:table-cell>
          <table:table-cell table:style-name="Tabla30.D2" office:value-type="string">
            <text:p text:style-name="P6"/>
          </table:table-cell>
        </table:table-row>
        <table:table-row table:style-name="Tabla30.3">
          <table:table-cell table:style-name="Tabla30.A2" office:value-type="string">
            <text:p text:style-name="P31">S15</text:p>
          </table:table-cell>
          <table:table-cell table:style-name="Tabla30.A2" office:value-type="string">
            <text:p text:style-name="P18">El sistema verifica en que área de la tienda se imprime el recibo <text:s/></text:p>
          </table:table-cell>
          <table:table-cell table:style-name="Tabla30.A2" office:value-type="string">
            <text:p text:style-name="P6"/>
          </table:table-cell>
          <table:table-cell table:style-name="Tabla30.D2" office:value-type="string">
            <text:p text:style-name="P6"/>
          </table:table-cell>
        </table:table-row>
        <table:table-row table:style-name="Tabla30.3">
          <table:table-cell table:style-name="Tabla30.A2" office:value-type="string">
            <text:p text:style-name="P31">S16</text:p>
          </table:table-cell>
          <table:table-cell table:style-name="Tabla30.A2" office:value-type="string">
            <text:p text:style-name="P18">El sistema graba la imagen del recibo de abono.</text:p>
          </table:table-cell>
          <table:table-cell table:style-name="Tabla30.A2" office:value-type="string">
            <text:p text:style-name="P6"/>
          </table:table-cell>
          <table:table-cell table:style-name="Tabla30.D2" office:value-type="string">
            <text:p text:style-name="P6"/>
          </table:table-cell>
        </table:table-row>
        <table:table-row table:style-name="Tabla30.3">
          <table:table-cell table:style-name="Tabla30.A2" office:value-type="string">
            <text:p text:style-name="P31">S17</text:p>
          </table:table-cell>
          <table:table-cell table:style-name="Tabla30.A2" office:value-type="string">
            <text:p text:style-name="P18">El sistema determina si el cliente cumple con los datos requeridos y muestra el tipo de encuesta que se le aplicará al cliente.</text:p>
          </table:table-cell>
          <table:table-cell table:style-name="Tabla30.A2" office:value-type="string">
            <text:p text:style-name="P6"/>
          </table:table-cell>
          <table:table-cell table:style-name="Tabla30.D2" office:value-type="string">
            <text:p text:style-name="P6"/>
          </table:table-cell>
        </table:table-row>
        <table:table-row table:style-name="Tabla30.27">
          <table:table-cell table:style-name="Tabla30.A2" office:value-type="string">
            <text:p text:style-name="P31">S18</text:p>
          </table:table-cell>
          <table:table-cell table:style-name="Tabla30.A2" office:value-type="string">
            <text:p text:style-name="P18"><text:s/>El sistema verifica que no se capturo el pago de servicios.</text:p>
          </table:table-cell>
          <table:table-cell table:style-name="Tabla30.A2" office:value-type="string">
            <text:p text:style-name="P6"/>
          </table:table-cell>
          <table:table-cell table:style-name="Tabla30.D2" office:value-type="string">
            <text:p text:style-name="P6"/>
          </table:table-cell>
        </table:table-row>
        <table:table-row table:style-name="Tabla30.27">
          <table:table-cell table:style-name="Tabla30.A2" office:value-type="string">
            <text:p text:style-name="P31">S19</text:p>
          </table:table-cell>
          <table:table-cell table:style-name="Tabla30.A2" office:value-type="string">
            <text:p text:style-name="P18"><text:s/>El sistema manda llamar el caso de uso CU-0011-Invitacion Prestamo.</text:p>
          </table:table-cell>
          <table:table-cell table:style-name="Tabla30.A2" office:value-type="string">
            <text:p text:style-name="P6"/>
          </table:table-cell>
          <table:table-cell table:style-name="Tabla30.D2" office:value-type="string">
            <text:p text:style-name="P6"/>
          </table:table-cell>
        </table:table-row>
        <table:table-row table:style-name="Tabla30.27">
          <table:table-cell table:style-name="Tabla30.A2" office:value-type="string">
            <text:p text:style-name="P31">S20</text:p>
          </table:table-cell>
          <table:table-cell table:style-name="Tabla30.A2" office:value-type="string">
            <text:p text:style-name="P18">Fin de caso de uso</text:p>
          </table:table-cell>
          <table:table-cell table:style-name="Tabla30.A2" office:value-type="string">
            <text:p text:style-name="P6"/>
          </table:table-cell>
          <table:table-cell table:style-name="Tabla30.D2" office:value-type="string">
            <text:p text:style-name="P6"/>
          </table:table-cell>
        </table:table-row>
        <table:table-row table:style-name="Tabla30.3">
          <table:table-cell table:style-name="Tabla30.A2" office:value-type="string">
            <text:p text:style-name="P4">Estado el Caso de Prueba </text:p>
          </table:table-cell>
          <table:table-cell table:style-name="Tabla30.A2" office:value-type="string">
            <text:p text:style-name="P18">En preparación</text:p>
          </table:table-cell>
          <table:table-cell table:style-name="Tabla30.A2" office:value-type="string">
            <text:p text:style-name="P5"/>
          </table:table-cell>
          <table:table-cell table:style-name="Tabla30.D2" office:value-type="string">
            <text:p text:style-name="P6"/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a34" table:style-name="Tabla34">
        <table:table-column table:style-name="Tabla34.A"/>
        <table:table-column table:style-name="Tabla34.B"/>
        <table:table-column table:style-name="Tabla34.C"/>
        <table:table-column table:style-name="Tabla34.D"/>
        <table:table-row table:style-name="Tabla34.1">
          <table:table-cell table:style-name="Tabla34.A1" office:value-type="string">
            <text:p text:style-name="P4">Juego de Prueba:</text:p>
          </table:table-cell>
          <table:table-cell table:style-name="Tabla34.B1" table:number-columns-spanned="3" office:value-type="string">
            <text:p text:style-name="P32">CP-0005-33</text:p>
          </table:table-cell>
          <table:covered-table-cell/>
          <table:covered-table-cell/>
        </table:table-row>
        <table:table-row table:style-name="Tabla34.1">
          <table:table-cell table:style-name="Tabla34.A2" office:value-type="string">
            <text:p text:style-name="P4">Paso</text:p>
          </table:table-cell>
          <table:table-cell table:style-name="Tabla34.A2" office:value-type="string">
            <text:p text:style-name="P4">Descripción</text:p>
          </table:table-cell>
          <table:table-cell table:style-name="Tabla34.A2" office:value-type="string">
            <text:p text:style-name="P4">Resultado</text:p>
          </table:table-cell>
          <table:table-cell table:style-name="Tabla34.D2" office:value-type="string">
            <text:p text:style-name="P4">ID Problema</text:p>
          </table:table-cell>
        </table:table-row>
        <table:table-row table:style-name="Tabla34.3">
          <table:table-cell table:style-name="Tabla34.A2" office:value-type="string">
            <text:p text:style-name="P31">S1</text:p>
          </table:table-cell>
          <table:table-cell table:style-name="Tabla34.A2" office:value-type="string">
            <text:p text:style-name="P18">El caso de uso inicia cuando el sistema requiere imprimir el recibo de abono.</text:p>
          </table:table-cell>
          <table:table-cell table:style-name="Tabla34.A2" office:value-type="string">
            <text:p text:style-name="P6"/>
          </table:table-cell>
          <table:table-cell table:style-name="Tabla34.D2" office:value-type="string">
            <text:p text:style-name="P6"/>
          </table:table-cell>
        </table:table-row>
        <table:table-row table:style-name="Tabla34.3">
          <table:table-cell table:style-name="Tabla34.A2" office:value-type="string">
            <text:p text:style-name="P31">S2</text:p>
          </table:table-cell>
          <table:table-cell table:style-name="Tabla34.A2" office:value-type="string">
            <text:p text:style-name="P18">El sistema identifica si hay que imprimir la documentación del seguro de vida. <text:s text:c="7"/></text:p>
          </table:table-cell>
          <table:table-cell table:style-name="Tabla34.A2" office:value-type="string">
            <text:p text:style-name="P6"/>
          </table:table-cell>
          <table:table-cell table:style-name="Tabla34.D2" office:value-type="string">
            <text:p text:style-name="P6"/>
          </table:table-cell>
        </table:table-row>
        <table:table-row table:style-name="Tabla34.3">
          <table:table-cell table:style-name="Tabla34.A2" office:value-type="string">
            <text:p text:style-name="P31">S3</text:p>
          </table:table-cell>
          <table:table-cell table:style-name="Tabla34.A2" office:value-type="string">
            <text:p text:style-name="P18">El sistema verifica si la tienda esta trabajando como tienda local o si está accesando a una cartera regional o por ciudad. <text:s text:c="7"/></text:p>
          </table:table-cell>
          <table:table-cell table:style-name="Tabla34.A2" office:value-type="string">
            <text:p text:style-name="P6"/>
          </table:table-cell>
          <table:table-cell table:style-name="Tabla34.D2" office:value-type="string">
            <text:p text:style-name="P6"/>
          </table:table-cell>
        </table:table-row>
        <table:table-row table:style-name="Tabla34.3">
          <table:table-cell table:style-name="Tabla34.A2" office:value-type="string">
            <text:p text:style-name="P31">S5</text:p>
          </table:table-cell>
          <table:table-cell table:style-name="Tabla34.A2" office:value-type="string">
            <text:p text:style-name="P18">El sistema identifica el mensaje a imprimir para el cliente del recibo de abono según sea su puntualidad y estado de las cuentas e imprime dicho mensaje. <text:s text:c="29"/></text:p>
          </table:table-cell>
          <table:table-cell table:style-name="Tabla34.A2" office:value-type="string">
            <text:p text:style-name="P6"/>
          </table:table-cell>
          <table:table-cell table:style-name="Tabla34.D2" office:value-type="string">
            <text:p text:style-name="P6"/>
          </table:table-cell>
        </table:table-row>
        <table:table-row table:style-name="Tabla34.3">
          <table:table-cell table:style-name="Tabla34.A2" office:value-type="string">
            <text:p text:style-name="P31">S6</text:p>
          </table:table-cell>
          <table:table-cell table:style-name="Tabla34.A2" office:value-type="string">
            <text:p text:style-name="P18">El sistema imprime las leyendas( TOTALES, ENTREGO, SU CAMBIO ) en el recibo del abono.</text:p>
          </table:table-cell>
          <table:table-cell table:style-name="Tabla34.A2" office:value-type="string">
            <text:p text:style-name="P6"/>
          </table:table-cell>
          <table:table-cell table:style-name="Tabla34.D2" office:value-type="string">
            <text:p text:style-name="P6"/>
          </table:table-cell>
        </table:table-row>
        <table:table-row table:style-name="Tabla34.3">
          <table:table-cell table:style-name="Tabla34.A2" office:value-type="string">
            <text:p text:style-name="P31">S7</text:p>
          </table:table-cell>
          <table:table-cell table:style-name="Tabla34.A2" office:value-type="string">
            <text:p text:style-name="P18">El sistema imprime la cantidad con la que pago el cliente, el total a pagar del abono del cliente y el cambio del cliente.</text:p>
          </table:table-cell>
          <table:table-cell table:style-name="Tabla34.A2" office:value-type="string">
            <text:p text:style-name="P6"/>
          </table:table-cell>
          <table:table-cell table:style-name="Tabla34.D2" office:value-type="string">
            <text:p text:style-name="P6"/>
          </table:table-cell>
        </table:table-row>
        <table:table-row table:style-name="Tabla34.3">
          <table:table-cell table:style-name="Tabla34.A2" office:value-type="string">
            <text:p text:style-name="P31">S8</text:p>
          </table:table-cell>
          <table:table-cell table:style-name="Tabla34.A2" office:value-type="string">
            <text:p text:style-name="P18">El sistema imprime el numero y nombre del cliente en el recibo del abono.</text:p>
          </table:table-cell>
          <table:table-cell table:style-name="Tabla34.A2" office:value-type="string">
            <text:p text:style-name="P6"/>
          </table:table-cell>
          <table:table-cell table:style-name="Tabla34.D2" office:value-type="string">
            <text:p text:style-name="P6"/>
          </table:table-cell>
        </table:table-row>
        <table:table-row table:style-name="Tabla34.3">
          <table:table-cell table:style-name="Tabla34.A2" office:value-type="string">
            <text:p text:style-name="P31">S9</text:p>
          </table:table-cell>
          <table:table-cell table:style-name="Tabla34.A2" office:value-type="string">
            <text:p text:style-name="P18">El sistema imprime la fecha actual, el numero de tienda, número de caja, número de recibo, el teléfono de la tienda.</text:p>
          </table:table-cell>
          <table:table-cell table:style-name="Tabla34.A2" office:value-type="string">
            <text:p text:style-name="P6"/>
          </table:table-cell>
          <table:table-cell table:style-name="Tabla34.D2" office:value-type="string">
            <text:p text:style-name="P6"/>
          </table:table-cell>
        </table:table-row>
        <table:table-row table:style-name="Tabla34.3">
          <table:table-cell table:style-name="Tabla34.A2" office:value-type="string">
            <text:p text:style-name="P31">S10</text:p>
          </table:table-cell>
          <table:table-cell table:style-name="Tabla34.A2" office:value-type="string">
            <text:p text:style-name="P18">El sistema verifica si el sorteo esta activo. <text:s text:c="23"/></text:p>
          </table:table-cell>
          <table:table-cell table:style-name="Tabla34.A2" office:value-type="string">
            <text:p text:style-name="P6"/>
          </table:table-cell>
          <table:table-cell table:style-name="Tabla34.D2" office:value-type="string">
            <text:p text:style-name="P6"/>
          </table:table-cell>
        </table:table-row>
        <text:soft-page-break/>
        <table:table-row table:style-name="Tabla34.3">
          <table:table-cell table:style-name="Tabla34.A2" office:value-type="string">
            <text:p text:style-name="P31">S11</text:p>
          </table:table-cell>
          <table:table-cell table:style-name="Tabla34.A2" office:value-type="string">
            <text:p text:style-name="P18">El sistema identifica si se generó un cupón de dinero electrónico <text:s text:c="12"/></text:p>
          </table:table-cell>
          <table:table-cell table:style-name="Tabla34.A2" office:value-type="string">
            <text:p text:style-name="P6"/>
          </table:table-cell>
          <table:table-cell table:style-name="Tabla34.D2" office:value-type="string">
            <text:p text:style-name="P6"/>
          </table:table-cell>
        </table:table-row>
        <table:table-row table:style-name="Tabla34.3">
          <table:table-cell table:style-name="Tabla34.A2" office:value-type="string">
            <text:p text:style-name="P31">S12</text:p>
          </table:table-cell>
          <table:table-cell table:style-name="Tabla34.A2" office:value-type="string">
            <text:p text:style-name="P18">El sistema verifica si la tienda tiene estacionamiento. <text:s/></text:p>
          </table:table-cell>
          <table:table-cell table:style-name="Tabla34.A2" office:value-type="string">
            <text:p text:style-name="P6"/>
          </table:table-cell>
          <table:table-cell table:style-name="Tabla34.D2" office:value-type="string">
            <text:p text:style-name="P6"/>
          </table:table-cell>
        </table:table-row>
        <table:table-row table:style-name="Tabla34.3">
          <table:table-cell table:style-name="Tabla34.A2" office:value-type="string">
            <text:p text:style-name="P31">S13</text:p>
          </table:table-cell>
          <table:table-cell table:style-name="Tabla34.A2" office:value-type="string">
            <text:p text:style-name="P18">El sistema verifica si a la cuenta a imprimir se le capturó convenio. <text:s text:c="9"/></text:p>
          </table:table-cell>
          <table:table-cell table:style-name="Tabla34.A2" office:value-type="string">
            <text:p text:style-name="P6"/>
          </table:table-cell>
          <table:table-cell table:style-name="Tabla34.D2" office:value-type="string">
            <text:p text:style-name="P6"/>
          </table:table-cell>
        </table:table-row>
        <table:table-row table:style-name="Tabla34.3">
          <table:table-cell table:style-name="Tabla34.A2" office:value-type="string">
            <text:p text:style-name="P31">S14</text:p>
          </table:table-cell>
          <table:table-cell table:style-name="Tabla34.A2" office:value-type="string">
            <text:p text:style-name="P18">El sistema verifica que el sorteo instantaneo no esta activo.</text:p>
          </table:table-cell>
          <table:table-cell table:style-name="Tabla34.A2" office:value-type="string">
            <text:p text:style-name="P6"/>
          </table:table-cell>
          <table:table-cell table:style-name="Tabla34.D2" office:value-type="string">
            <text:p text:style-name="P6"/>
          </table:table-cell>
        </table:table-row>
        <table:table-row table:style-name="Tabla34.3">
          <table:table-cell table:style-name="Tabla34.A2" office:value-type="string">
            <text:p text:style-name="P31">S15</text:p>
          </table:table-cell>
          <table:table-cell table:style-name="Tabla34.A2" office:value-type="string">
            <text:p text:style-name="P18">El sistema verifica en que área de la tienda se imprime el recibo</text:p>
          </table:table-cell>
          <table:table-cell table:style-name="Tabla34.A2" office:value-type="string">
            <text:p text:style-name="P6"/>
          </table:table-cell>
          <table:table-cell table:style-name="Tabla34.D2" office:value-type="string">
            <text:p text:style-name="P6"/>
          </table:table-cell>
        </table:table-row>
        <table:table-row table:style-name="Tabla34.3">
          <table:table-cell table:style-name="Tabla34.A2" office:value-type="string">
            <text:p text:style-name="P31">S16</text:p>
          </table:table-cell>
          <table:table-cell table:style-name="Tabla34.A2" office:value-type="string">
            <text:p text:style-name="P18">El sistema graba la imagen del recibo de abono.</text:p>
          </table:table-cell>
          <table:table-cell table:style-name="Tabla34.A2" office:value-type="string">
            <text:p text:style-name="P6"/>
          </table:table-cell>
          <table:table-cell table:style-name="Tabla34.D2" office:value-type="string">
            <text:p text:style-name="P6"/>
          </table:table-cell>
        </table:table-row>
        <table:table-row table:style-name="Tabla34.18">
          <table:table-cell table:style-name="Tabla34.A2" office:value-type="string">
            <text:p text:style-name="P31">S17</text:p>
          </table:table-cell>
          <table:table-cell table:style-name="Tabla34.A2" office:value-type="string">
            <text:p text:style-name="P18">El sistema verifica que no se capturo el pago de servicios.</text:p>
          </table:table-cell>
          <table:table-cell table:style-name="Tabla34.A2" office:value-type="string">
            <text:p text:style-name="P6"/>
          </table:table-cell>
          <table:table-cell table:style-name="Tabla34.D2" office:value-type="string">
            <text:p text:style-name="P6"/>
          </table:table-cell>
        </table:table-row>
        <table:table-row table:style-name="Tabla34.18">
          <table:table-cell table:style-name="Tabla34.A2" office:value-type="string">
            <text:p text:style-name="P31">SE.16.a</text:p>
          </table:table-cell>
          <table:table-cell table:style-name="Tabla34.A2" office:value-type="string">
            <text:p text:style-name="P18">El sistema identifica que se capturo el pago de algun servicio.</text:p>
          </table:table-cell>
          <table:table-cell table:style-name="Tabla34.A2" office:value-type="string">
            <text:p text:style-name="P6"/>
          </table:table-cell>
          <table:table-cell table:style-name="Tabla34.D2" office:value-type="string">
            <text:p text:style-name="P6"/>
          </table:table-cell>
        </table:table-row>
        <table:table-row table:style-name="Tabla34.18">
          <table:table-cell table:style-name="Tabla34.A2" office:value-type="string">
            <text:p text:style-name="P31">SE.16.a.1</text:p>
          </table:table-cell>
          <table:table-cell table:style-name="Tabla34.A2" office:value-type="string">
            <text:p text:style-name="P18">El sistema manda llamar al CU-0006-ImprimirReciboPagoServicio.</text:p>
          </table:table-cell>
          <table:table-cell table:style-name="Tabla34.A2" office:value-type="string">
            <text:p text:style-name="P6"/>
          </table:table-cell>
          <table:table-cell table:style-name="Tabla34.D2" office:value-type="string">
            <text:p text:style-name="P6"/>
          </table:table-cell>
        </table:table-row>
        <table:table-row table:style-name="Tabla34.18">
          <table:table-cell table:style-name="Tabla34.A2" office:value-type="string">
            <text:p text:style-name="P31">SE.16.a.2</text:p>
          </table:table-cell>
          <table:table-cell table:style-name="Tabla34.A2" office:value-type="string">
            <text:p text:style-name="P18">El sistema graba la imagen del recibo de pago de servicio.</text:p>
          </table:table-cell>
          <table:table-cell table:style-name="Tabla34.A2" office:value-type="string">
            <text:p text:style-name="P6"/>
          </table:table-cell>
          <table:table-cell table:style-name="Tabla34.D2" office:value-type="string">
            <text:p text:style-name="P6"/>
          </table:table-cell>
        </table:table-row>
        <table:table-row table:style-name="Tabla34.18">
          <table:table-cell table:style-name="Tabla34.A2" office:value-type="string">
            <text:p text:style-name="P31">SE.16.a.3</text:p>
          </table:table-cell>
          <table:table-cell table:style-name="Tabla34.A2" office:value-type="string">
            <text:p text:style-name="P18">El flujo continua en el paso 17 del flujo basico.</text:p>
          </table:table-cell>
          <table:table-cell table:style-name="Tabla34.A2" office:value-type="string">
            <text:p text:style-name="P6"/>
          </table:table-cell>
          <table:table-cell table:style-name="Tabla34.D2" office:value-type="string">
            <text:p text:style-name="P6"/>
          </table:table-cell>
        </table:table-row>
        <table:table-row table:style-name="Tabla34.18">
          <table:table-cell table:style-name="Tabla34.A2" office:value-type="string">
            <text:p text:style-name="P31">S18</text:p>
          </table:table-cell>
          <table:table-cell table:style-name="Tabla34.A2" office:value-type="string">
            <text:p text:style-name="P18"><text:s/>El sistema verifica que no se capturo el pago de servicios.</text:p>
          </table:table-cell>
          <table:table-cell table:style-name="Tabla34.A2" office:value-type="string">
            <text:p text:style-name="P6"/>
          </table:table-cell>
          <table:table-cell table:style-name="Tabla34.D2" office:value-type="string">
            <text:p text:style-name="P6"/>
          </table:table-cell>
        </table:table-row>
        <table:table-row table:style-name="Tabla34.18">
          <table:table-cell table:style-name="Tabla34.A2" office:value-type="string">
            <text:p text:style-name="P31">S19</text:p>
          </table:table-cell>
          <table:table-cell table:style-name="Tabla34.A2" office:value-type="string">
            <text:p text:style-name="P18"><text:s/>El sistema manda llamar el caso de uso CU-0011-Invitacion Prestamo.</text:p>
          </table:table-cell>
          <table:table-cell table:style-name="Tabla34.A2" office:value-type="string">
            <text:p text:style-name="P6"/>
          </table:table-cell>
          <table:table-cell table:style-name="Tabla34.D2" office:value-type="string">
            <text:p text:style-name="P6"/>
          </table:table-cell>
        </table:table-row>
        <table:table-row table:style-name="Tabla34.18">
          <table:table-cell table:style-name="Tabla34.A2" office:value-type="string">
            <text:p text:style-name="P31">S20</text:p>
          </table:table-cell>
          <table:table-cell table:style-name="Tabla34.A2" office:value-type="string">
            <text:p text:style-name="P18">Fin de caso de uso</text:p>
          </table:table-cell>
          <table:table-cell table:style-name="Tabla34.A2" office:value-type="string">
            <text:p text:style-name="P6"/>
          </table:table-cell>
          <table:table-cell table:style-name="Tabla34.D2" office:value-type="string">
            <text:p text:style-name="P6"/>
          </table:table-cell>
        </table:table-row>
        <table:table-row table:style-name="Tabla34.3">
          <table:table-cell table:style-name="Tabla34.A2" office:value-type="string">
            <text:p text:style-name="P4">Estado el Caso de Prueba </text:p>
          </table:table-cell>
          <table:table-cell table:style-name="Tabla34.A2" office:value-type="string">
            <text:p text:style-name="P18">En preparación</text:p>
          </table:table-cell>
          <table:table-cell table:style-name="Tabla34.A2" office:value-type="string">
            <text:p text:style-name="P5"/>
          </table:table-cell>
          <table:table-cell table:style-name="Tabla34.D2" office:value-type="string">
            <text:p text:style-name="P6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31" table:style-name="Tabla31">
        <table:table-column table:style-name="Tabla31.A"/>
        <table:table-column table:style-name="Tabla31.B"/>
        <table:table-column table:style-name="Tabla31.C"/>
        <table:table-column table:style-name="Tabla31.D"/>
        <table:table-row table:style-name="Tabla31.1">
          <table:table-cell table:style-name="Tabla31.A1" office:value-type="string">
            <text:p text:style-name="P4">Juego de Prueba:</text:p>
          </table:table-cell>
          <table:table-cell table:style-name="Tabla31.B1" table:number-columns-spanned="3" office:value-type="string">
            <text:p text:style-name="P32">CP-0005-34</text:p>
          </table:table-cell>
          <table:covered-table-cell/>
          <table:covered-table-cell/>
        </table:table-row>
        <table:table-row table:style-name="Tabla31.1">
          <table:table-cell table:style-name="Tabla31.A2" office:value-type="string">
            <text:p text:style-name="P4">Paso</text:p>
          </table:table-cell>
          <table:table-cell table:style-name="Tabla31.A2" office:value-type="string">
            <text:p text:style-name="P4">Descripción</text:p>
          </table:table-cell>
          <table:table-cell table:style-name="Tabla31.A2" office:value-type="string">
            <text:p text:style-name="P4">Resultado</text:p>
          </table:table-cell>
          <table:table-cell table:style-name="Tabla31.D2" office:value-type="string">
            <text:p text:style-name="P4">ID Problema</text:p>
          </table:table-cell>
        </table:table-row>
        <table:table-row table:style-name="Tabla31.3">
          <table:table-cell table:style-name="Tabla31.A2" office:value-type="string">
            <text:p text:style-name="P31">S1</text:p>
          </table:table-cell>
          <table:table-cell table:style-name="Tabla31.A2" office:value-type="string">
            <text:p text:style-name="P18">El caso de uso inicia cuando el sistema requiere imprimir el recibo de abono.</text:p>
          </table:table-cell>
          <table:table-cell table:style-name="Tabla31.A2" office:value-type="string">
            <text:p text:style-name="P6"/>
          </table:table-cell>
          <table:table-cell table:style-name="Tabla31.D2" office:value-type="string">
            <text:p text:style-name="P6"/>
          </table:table-cell>
        </table:table-row>
        <table:table-row table:style-name="Tabla31.3">
          <table:table-cell table:style-name="Tabla31.A2" office:value-type="string">
            <text:p text:style-name="P31">S2</text:p>
          </table:table-cell>
          <table:table-cell table:style-name="Tabla31.A2" office:value-type="string">
            <text:p text:style-name="P18">El sistema identifica si hay que imprimir la documentación del seguro de vida. <text:s text:c="6"/></text:p>
          </table:table-cell>
          <table:table-cell table:style-name="Tabla31.A2" office:value-type="string">
            <text:p text:style-name="P6"/>
          </table:table-cell>
          <table:table-cell table:style-name="Tabla31.D2" office:value-type="string">
            <text:p text:style-name="P6"/>
          </table:table-cell>
        </table:table-row>
        <table:table-row table:style-name="Tabla31.3">
          <table:table-cell table:style-name="Tabla31.A2" office:value-type="string">
            <text:p text:style-name="P31">S3</text:p>
          </table:table-cell>
          <table:table-cell table:style-name="Tabla31.A2" office:value-type="string">
            <text:p text:style-name="P18">El sistema verifica si la tienda esta trabajando como tienda local o si está accesando a una cartera regional o por ciudad. <text:s text:c="14"/>trabajando como local y que no está accesando a una cartera regional o por ciudad.</text:p>
          </table:table-cell>
          <table:table-cell table:style-name="Tabla31.A2" office:value-type="string">
            <text:p text:style-name="P6"/>
          </table:table-cell>
          <table:table-cell table:style-name="Tabla31.D2" office:value-type="string">
            <text:p text:style-name="P6"/>
          </table:table-cell>
        </table:table-row>
        <table:table-row table:style-name="Tabla31.3">
          <table:table-cell table:style-name="Tabla31.A2" office:value-type="string">
            <text:p text:style-name="P31">S5</text:p>
          </table:table-cell>
          <table:table-cell table:style-name="Tabla31.A2" office:value-type="string">
            <text:p text:style-name="P18">El sistema identifica el mensaje a imprimir para el cliente del recibo de abono según sea su <text:soft-page-break/>puntualidad y estado de las cuentas e imprime dicho mensaje. <text:s text:c="27"/></text:p>
          </table:table-cell>
          <table:table-cell table:style-name="Tabla31.A2" office:value-type="string">
            <text:p text:style-name="P6"/>
          </table:table-cell>
          <table:table-cell table:style-name="Tabla31.D2" office:value-type="string">
            <text:p text:style-name="P6"/>
          </table:table-cell>
        </table:table-row>
        <table:table-row table:style-name="Tabla31.3">
          <table:table-cell table:style-name="Tabla31.A2" office:value-type="string">
            <text:p text:style-name="P31">S6</text:p>
          </table:table-cell>
          <table:table-cell table:style-name="Tabla31.A2" office:value-type="string">
            <text:p text:style-name="P18">El sistema imprime las leyendas( TOTALES, ENTREGO, SU CAMBIO ) en el recibo del abono.</text:p>
          </table:table-cell>
          <table:table-cell table:style-name="Tabla31.A2" office:value-type="string">
            <text:p text:style-name="P6"/>
          </table:table-cell>
          <table:table-cell table:style-name="Tabla31.D2" office:value-type="string">
            <text:p text:style-name="P6"/>
          </table:table-cell>
        </table:table-row>
        <table:table-row table:style-name="Tabla31.3">
          <table:table-cell table:style-name="Tabla31.A2" office:value-type="string">
            <text:p text:style-name="P31">S7</text:p>
          </table:table-cell>
          <table:table-cell table:style-name="Tabla31.A2" office:value-type="string">
            <text:p text:style-name="P18">El sistema imprime la cantidad con la que pago el cliente, el total a pagar del abono del cliente y el cambio del cliente.</text:p>
          </table:table-cell>
          <table:table-cell table:style-name="Tabla31.A2" office:value-type="string">
            <text:p text:style-name="P6"/>
          </table:table-cell>
          <table:table-cell table:style-name="Tabla31.D2" office:value-type="string">
            <text:p text:style-name="P6"/>
          </table:table-cell>
        </table:table-row>
        <table:table-row table:style-name="Tabla31.3">
          <table:table-cell table:style-name="Tabla31.A2" office:value-type="string">
            <text:p text:style-name="P31">S8</text:p>
          </table:table-cell>
          <table:table-cell table:style-name="Tabla31.A2" office:value-type="string">
            <text:p text:style-name="P18">El sistema imprime el numero y nombre del cliente en el recibo del abono.</text:p>
          </table:table-cell>
          <table:table-cell table:style-name="Tabla31.A2" office:value-type="string">
            <text:p text:style-name="P6"/>
          </table:table-cell>
          <table:table-cell table:style-name="Tabla31.D2" office:value-type="string">
            <text:p text:style-name="P6"/>
          </table:table-cell>
        </table:table-row>
        <table:table-row table:style-name="Tabla31.3">
          <table:table-cell table:style-name="Tabla31.A2" office:value-type="string">
            <text:p text:style-name="P31">S9</text:p>
          </table:table-cell>
          <table:table-cell table:style-name="Tabla31.A2" office:value-type="string">
            <text:p text:style-name="P18">El sistema imprime la fecha actual, el numero de tienda, número de caja, número de recibo, el teléfono de la tienda.</text:p>
          </table:table-cell>
          <table:table-cell table:style-name="Tabla31.A2" office:value-type="string">
            <text:p text:style-name="P6"/>
          </table:table-cell>
          <table:table-cell table:style-name="Tabla31.D2" office:value-type="string">
            <text:p text:style-name="P6"/>
          </table:table-cell>
        </table:table-row>
        <table:table-row table:style-name="Tabla31.3">
          <table:table-cell table:style-name="Tabla31.A2" office:value-type="string">
            <text:p text:style-name="P31">S10</text:p>
          </table:table-cell>
          <table:table-cell table:style-name="Tabla31.A2" office:value-type="string">
            <text:p text:style-name="P18">El sistema verifica si el sorteo esta activo. <text:s text:c="23"/></text:p>
          </table:table-cell>
          <table:table-cell table:style-name="Tabla31.A2" office:value-type="string">
            <text:p text:style-name="P6"/>
          </table:table-cell>
          <table:table-cell table:style-name="Tabla31.D2" office:value-type="string">
            <text:p text:style-name="P6"/>
          </table:table-cell>
        </table:table-row>
        <table:table-row table:style-name="Tabla31.3">
          <table:table-cell table:style-name="Tabla31.A2" office:value-type="string">
            <text:p text:style-name="P31">S11</text:p>
          </table:table-cell>
          <table:table-cell table:style-name="Tabla31.A2" office:value-type="string">
            <text:p text:style-name="P18">El sistema identifica si se generó un cupón de dinero electrónico </text:p>
          </table:table-cell>
          <table:table-cell table:style-name="Tabla31.A2" office:value-type="string">
            <text:p text:style-name="P6"/>
          </table:table-cell>
          <table:table-cell table:style-name="Tabla31.D2" office:value-type="string">
            <text:p text:style-name="P6"/>
          </table:table-cell>
        </table:table-row>
        <table:table-row table:style-name="Tabla31.3">
          <table:table-cell table:style-name="Tabla31.A2" office:value-type="string">
            <text:p text:style-name="P31">S12</text:p>
          </table:table-cell>
          <table:table-cell table:style-name="Tabla31.A2" office:value-type="string">
            <text:p text:style-name="P18">El sistema verifica si la tienda tiene estacionamiento. <text:s text:c="2"/></text:p>
          </table:table-cell>
          <table:table-cell table:style-name="Tabla31.A2" office:value-type="string">
            <text:p text:style-name="P6"/>
          </table:table-cell>
          <table:table-cell table:style-name="Tabla31.D2" office:value-type="string">
            <text:p text:style-name="P6"/>
          </table:table-cell>
        </table:table-row>
        <table:table-row table:style-name="Tabla31.3">
          <table:table-cell table:style-name="Tabla31.A2" office:value-type="string">
            <text:p text:style-name="P31">S13</text:p>
          </table:table-cell>
          <table:table-cell table:style-name="Tabla31.A2" office:value-type="string">
            <text:p text:style-name="P18">El sistema verifica si a la cuenta a imprimir se le capturó convenio. <text:s text:c="6"/></text:p>
          </table:table-cell>
          <table:table-cell table:style-name="Tabla31.A2" office:value-type="string">
            <text:p text:style-name="P6"/>
          </table:table-cell>
          <table:table-cell table:style-name="Tabla31.D2" office:value-type="string">
            <text:p text:style-name="P6"/>
          </table:table-cell>
        </table:table-row>
        <table:table-row table:style-name="Tabla31.3">
          <table:table-cell table:style-name="Tabla31.A2" office:value-type="string">
            <text:p text:style-name="P31">S14</text:p>
          </table:table-cell>
          <table:table-cell table:style-name="Tabla31.A2" office:value-type="string">
            <text:p text:style-name="P18">El sistema verifica que el sorteo instantaneo no esta activo.</text:p>
          </table:table-cell>
          <table:table-cell table:style-name="Tabla31.A2" office:value-type="string">
            <text:p text:style-name="P6"/>
          </table:table-cell>
          <table:table-cell table:style-name="Tabla31.D2" office:value-type="string">
            <text:p text:style-name="P6"/>
          </table:table-cell>
        </table:table-row>
        <table:table-row table:style-name="Tabla31.3">
          <table:table-cell table:style-name="Tabla31.A2" office:value-type="string">
            <text:p text:style-name="P31">SE.13.a</text:p>
          </table:table-cell>
          <table:table-cell table:style-name="Tabla31.A2" office:value-type="string">
            <text:p text:style-name="P18">El sistema verifica que el sorteo <text:s/>instantaneo esta activo.</text:p>
          </table:table-cell>
          <table:table-cell table:style-name="Tabla31.A2" office:value-type="string">
            <text:p text:style-name="P6"/>
          </table:table-cell>
          <table:table-cell table:style-name="Tabla31.D2" office:value-type="string">
            <text:p text:style-name="P6"/>
          </table:table-cell>
        </table:table-row>
        <table:table-row table:style-name="Tabla31.3">
          <table:table-cell table:style-name="Tabla31.A2" office:value-type="string">
            <text:p text:style-name="P31">SE.13.a.1</text:p>
          </table:table-cell>
          <table:table-cell table:style-name="Tabla31.A2" office:value-type="string">
            <text:p text:style-name="P18">El sistema verifica que el importe de la venta es valido.</text:p>
          </table:table-cell>
          <table:table-cell table:style-name="Tabla31.A2" office:value-type="string">
            <text:p text:style-name="P6"/>
          </table:table-cell>
          <table:table-cell table:style-name="Tabla31.D2" office:value-type="string">
            <text:p text:style-name="P6"/>
          </table:table-cell>
        </table:table-row>
        <table:table-row table:style-name="Tabla31.3">
          <table:table-cell table:style-name="Tabla31.A2" office:value-type="string">
            <text:p text:style-name="P31">SE.13.a.2</text:p>
          </table:table-cell>
          <table:table-cell table:style-name="Tabla31.A2" office:value-type="string">
            <text:p text:style-name="P18">El sistema verifica que el cliente no es empleado.</text:p>
          </table:table-cell>
          <table:table-cell table:style-name="Tabla31.A2" office:value-type="string">
            <text:p text:style-name="P6"/>
          </table:table-cell>
          <table:table-cell table:style-name="Tabla31.D2" office:value-type="string">
            <text:p text:style-name="P6"/>
          </table:table-cell>
        </table:table-row>
        <table:table-row table:style-name="Tabla31.3">
          <table:table-cell table:style-name="Tabla31.A2" office:value-type="string">
            <text:p text:style-name="P31">SE.13.a.3.a</text:p>
          </table:table-cell>
          <table:table-cell table:style-name="Tabla31.A2" office:value-type="string">
            <text:p text:style-name="P18">El sistema verifica que el cliente no resulto ganador</text:p>
          </table:table-cell>
          <table:table-cell table:style-name="Tabla31.A2" office:value-type="string">
            <text:p text:style-name="P6"/>
          </table:table-cell>
          <table:table-cell table:style-name="Tabla31.D2" office:value-type="string">
            <text:p text:style-name="P6"/>
          </table:table-cell>
        </table:table-row>
        <table:table-row table:style-name="Tabla31.3">
          <table:table-cell table:style-name="Tabla31.A2" office:value-type="string">
            <text:p text:style-name="P31">SE.13.a.3.a.1</text:p>
          </table:table-cell>
          <table:table-cell table:style-name="Tabla31.A2" office:value-type="string">
            <text:p text:style-name="P18">El flujo continua en el paso 14 del flujo basico.</text:p>
          </table:table-cell>
          <table:table-cell table:style-name="Tabla31.A2" office:value-type="string">
            <text:p text:style-name="P6"/>
          </table:table-cell>
          <table:table-cell table:style-name="Tabla31.D2" office:value-type="string">
            <text:p text:style-name="P6"/>
          </table:table-cell>
        </table:table-row>
        <table:table-row table:style-name="Tabla31.3">
          <table:table-cell table:style-name="Tabla31.A2" office:value-type="string">
            <text:p text:style-name="P31">S15</text:p>
          </table:table-cell>
          <table:table-cell table:style-name="Tabla31.A2" office:value-type="string">
            <text:p text:style-name="P18">El sistema verifica en que área de la tienda se imprime el recibo <text:s text:c="2"/></text:p>
          </table:table-cell>
          <table:table-cell table:style-name="Tabla31.A2" office:value-type="string">
            <text:p text:style-name="P6"/>
          </table:table-cell>
          <table:table-cell table:style-name="Tabla31.D2" office:value-type="string">
            <text:p text:style-name="P6"/>
          </table:table-cell>
        </table:table-row>
        <table:table-row table:style-name="Tabla31.3">
          <table:table-cell table:style-name="Tabla31.A2" office:value-type="string">
            <text:p text:style-name="P31">S16</text:p>
          </table:table-cell>
          <table:table-cell table:style-name="Tabla31.A2" office:value-type="string">
            <text:p text:style-name="P18">El sistema graba la imagen del recibo de abono.</text:p>
          </table:table-cell>
          <table:table-cell table:style-name="Tabla31.A2" office:value-type="string">
            <text:p text:style-name="P6"/>
          </table:table-cell>
          <table:table-cell table:style-name="Tabla31.D2" office:value-type="string">
            <text:p text:style-name="P6"/>
          </table:table-cell>
        </table:table-row>
        <table:table-row table:style-name="Tabla31.3">
          <table:table-cell table:style-name="Tabla31.A2" office:value-type="string">
            <text:p text:style-name="P31">S17</text:p>
          </table:table-cell>
          <table:table-cell table:style-name="Tabla31.A2" office:value-type="string">
            <text:p text:style-name="P18">El sistema determina si el cliente cumple con los datos requeridos y muestra el tipo de encuesta que se le aplicará al cliente.</text:p>
          </table:table-cell>
          <table:table-cell table:style-name="Tabla31.A2" office:value-type="string">
            <text:p text:style-name="P6"/>
          </table:table-cell>
          <table:table-cell table:style-name="Tabla31.D2" office:value-type="string">
            <text:p text:style-name="P6"/>
          </table:table-cell>
        </table:table-row>
        <table:table-row table:style-name="Tabla31.24">
          <table:table-cell table:style-name="Tabla31.A2" office:value-type="string">
            <text:p text:style-name="P31">S18</text:p>
          </table:table-cell>
          <table:table-cell table:style-name="Tabla31.A2" office:value-type="string">
            <text:p text:style-name="P18"><text:s/>El sistema verifica que no se capturo el pago de servicios.</text:p>
          </table:table-cell>
          <table:table-cell table:style-name="Tabla31.A2" office:value-type="string">
            <text:p text:style-name="P6"/>
          </table:table-cell>
          <table:table-cell table:style-name="Tabla31.D2" office:value-type="string">
            <text:p text:style-name="P6"/>
          </table:table-cell>
        </table:table-row>
        <table:table-row table:style-name="Tabla31.24">
          <table:table-cell table:style-name="Tabla31.A2" office:value-type="string">
            <text:p text:style-name="P31">S19</text:p>
          </table:table-cell>
          <table:table-cell table:style-name="Tabla31.A2" office:value-type="string">
            <text:p text:style-name="P18"><text:s/>El sistema manda llamar el caso de uso CU-0011-Invitacion Prestamo.</text:p>
          </table:table-cell>
          <table:table-cell table:style-name="Tabla31.A2" office:value-type="string">
            <text:p text:style-name="P6"/>
          </table:table-cell>
          <table:table-cell table:style-name="Tabla31.D2" office:value-type="string">
            <text:p text:style-name="P6"/>
          </table:table-cell>
        </table:table-row>
        <table:table-row table:style-name="Tabla31.24">
          <table:table-cell table:style-name="Tabla31.A2" office:value-type="string">
            <text:p text:style-name="P31">S20</text:p>
          </table:table-cell>
          <table:table-cell table:style-name="Tabla31.A2" office:value-type="string">
            <text:p text:style-name="P18">Fin de caso de uso</text:p>
          </table:table-cell>
          <table:table-cell table:style-name="Tabla31.A2" office:value-type="string">
            <text:p text:style-name="P6"/>
          </table:table-cell>
          <table:table-cell table:style-name="Tabla31.D2" office:value-type="string">
            <text:p text:style-name="P6"/>
          </table:table-cell>
        </table:table-row>
        <table:table-row table:style-name="Tabla31.3">
          <table:table-cell table:style-name="Tabla31.A2" office:value-type="string">
            <text:p text:style-name="P4">Estado el Caso de Prueba </text:p>
          </table:table-cell>
          <table:table-cell table:style-name="Tabla31.A2" office:value-type="string">
            <text:p text:style-name="P18">En preparación</text:p>
          </table:table-cell>
          <table:table-cell table:style-name="Tabla31.A2" office:value-type="string">
            <text:p text:style-name="P5"/>
          </table:table-cell>
          <table:table-cell table:style-name="Tabla31.D2" office:value-type="string">
            <text:p text:style-name="P6"/>
          </table:table-cell>
        </table:table-row>
      </table:table>
      <text:p text:style-name="Standard"/>
      <table:table table:name="Tabla37" table:style-name="Tabla37">
        <table:table-column table:style-name="Tabla37.A"/>
        <table:table-column table:style-name="Tabla37.B"/>
        <table:table-column table:style-name="Tabla37.C"/>
        <table:table-column table:style-name="Tabla37.D"/>
        <table:table-row table:style-name="Tabla37.1">
          <table:table-cell table:style-name="Tabla37.A1" office:value-type="string">
            <text:p text:style-name="P4">Juego de Prueba:</text:p>
          </table:table-cell>
          <table:table-cell table:style-name="Tabla37.B1" table:number-columns-spanned="3" office:value-type="string">
            <text:p text:style-name="P32">CP-0005-35</text:p>
          </table:table-cell>
          <table:covered-table-cell/>
          <table:covered-table-cell/>
        </table:table-row>
        <table:table-row table:style-name="Tabla37.1">
          <table:table-cell table:style-name="Tabla37.A2" office:value-type="string">
            <text:p text:style-name="P4">Paso</text:p>
          </table:table-cell>
          <table:table-cell table:style-name="Tabla37.A2" office:value-type="string">
            <text:p text:style-name="P4">Descripción</text:p>
          </table:table-cell>
          <table:table-cell table:style-name="Tabla37.A2" office:value-type="string">
            <text:p text:style-name="P4">Resultado</text:p>
          </table:table-cell>
          <table:table-cell table:style-name="Tabla37.D2" office:value-type="string">
            <text:p text:style-name="P4">ID Problema</text:p>
          </table:table-cell>
        </table:table-row>
        <table:table-row table:style-name="Tabla37.3">
          <table:table-cell table:style-name="Tabla37.A2" office:value-type="string">
            <text:p text:style-name="P31">S1</text:p>
          </table:table-cell>
          <table:table-cell table:style-name="Tabla37.A2" office:value-type="string">
            <text:p text:style-name="P18">El caso de uso inicia cuando el sistema requiere <text:soft-page-break/>imprimir el recibo de abono.</text:p>
          </table:table-cell>
          <table:table-cell table:style-name="Tabla37.A2" office:value-type="string">
            <text:p text:style-name="P6"/>
          </table:table-cell>
          <table:table-cell table:style-name="Tabla37.D2" office:value-type="string">
            <text:p text:style-name="P6"/>
          </table:table-cell>
        </table:table-row>
        <table:table-row table:style-name="Tabla37.3">
          <table:table-cell table:style-name="Tabla37.A2" office:value-type="string">
            <text:p text:style-name="P31">S2</text:p>
          </table:table-cell>
          <table:table-cell table:style-name="Tabla37.A2" office:value-type="string">
            <text:p text:style-name="P18">El sistema identifica si hay que imprimir la documentación del seguro de vida. <text:s text:c="9"/></text:p>
          </table:table-cell>
          <table:table-cell table:style-name="Tabla37.A2" office:value-type="string">
            <text:p text:style-name="P6"/>
          </table:table-cell>
          <table:table-cell table:style-name="Tabla37.D2" office:value-type="string">
            <text:p text:style-name="P6"/>
          </table:table-cell>
        </table:table-row>
        <table:table-row table:style-name="Tabla37.3">
          <table:table-cell table:style-name="Tabla37.A2" office:value-type="string">
            <text:p text:style-name="P31">S3</text:p>
          </table:table-cell>
          <table:table-cell table:style-name="Tabla37.A2" office:value-type="string">
            <text:p text:style-name="P18">El sistema verifica si la tienda esta trabajando como tienda local o si está accesando a una cartera regional o por ciudad. <text:s text:c="7"/></text:p>
          </table:table-cell>
          <table:table-cell table:style-name="Tabla37.A2" office:value-type="string">
            <text:p text:style-name="P6"/>
          </table:table-cell>
          <table:table-cell table:style-name="Tabla37.D2" office:value-type="string">
            <text:p text:style-name="P6"/>
          </table:table-cell>
        </table:table-row>
        <table:table-row table:style-name="Tabla37.3">
          <table:table-cell table:style-name="Tabla37.A2" office:value-type="string">
            <text:p text:style-name="P31">S5</text:p>
          </table:table-cell>
          <table:table-cell table:style-name="Tabla37.A2" office:value-type="string">
            <text:p text:style-name="P18">El sistema identifica el mensaje a imprimir para el cliente del recibo de abono según sea su puntualidad y estado de las cuentas e imprime dicho mensaje. <text:s text:c="33"/></text:p>
          </table:table-cell>
          <table:table-cell table:style-name="Tabla37.A2" office:value-type="string">
            <text:p text:style-name="P6"/>
          </table:table-cell>
          <table:table-cell table:style-name="Tabla37.D2" office:value-type="string">
            <text:p text:style-name="P6"/>
          </table:table-cell>
        </table:table-row>
        <table:table-row table:style-name="Tabla37.3">
          <table:table-cell table:style-name="Tabla37.A2" office:value-type="string">
            <text:p text:style-name="P31">S6</text:p>
          </table:table-cell>
          <table:table-cell table:style-name="Tabla37.A2" office:value-type="string">
            <text:p text:style-name="P18">El sistema imprime las leyendas( TOTALES, ENTREGO, SU CAMBIO ) en el recibo del abono.</text:p>
          </table:table-cell>
          <table:table-cell table:style-name="Tabla37.A2" office:value-type="string">
            <text:p text:style-name="P6"/>
          </table:table-cell>
          <table:table-cell table:style-name="Tabla37.D2" office:value-type="string">
            <text:p text:style-name="P6"/>
          </table:table-cell>
        </table:table-row>
        <table:table-row table:style-name="Tabla37.3">
          <table:table-cell table:style-name="Tabla37.A2" office:value-type="string">
            <text:p text:style-name="P31">S7</text:p>
          </table:table-cell>
          <table:table-cell table:style-name="Tabla37.A2" office:value-type="string">
            <text:p text:style-name="P18">El sistema imprime la cantidad con la que pago el cliente, el total a pagar del abono del cliente y el cambio del cliente.</text:p>
          </table:table-cell>
          <table:table-cell table:style-name="Tabla37.A2" office:value-type="string">
            <text:p text:style-name="P6"/>
          </table:table-cell>
          <table:table-cell table:style-name="Tabla37.D2" office:value-type="string">
            <text:p text:style-name="P6"/>
          </table:table-cell>
        </table:table-row>
        <table:table-row table:style-name="Tabla37.3">
          <table:table-cell table:style-name="Tabla37.A2" office:value-type="string">
            <text:p text:style-name="P31">S8</text:p>
          </table:table-cell>
          <table:table-cell table:style-name="Tabla37.A2" office:value-type="string">
            <text:p text:style-name="P18">El sistema imprime el numero y nombre del cliente en el recibo del abono.</text:p>
          </table:table-cell>
          <table:table-cell table:style-name="Tabla37.A2" office:value-type="string">
            <text:p text:style-name="P6"/>
          </table:table-cell>
          <table:table-cell table:style-name="Tabla37.D2" office:value-type="string">
            <text:p text:style-name="P6"/>
          </table:table-cell>
        </table:table-row>
        <table:table-row table:style-name="Tabla37.3">
          <table:table-cell table:style-name="Tabla37.A2" office:value-type="string">
            <text:p text:style-name="P31">S9</text:p>
          </table:table-cell>
          <table:table-cell table:style-name="Tabla37.A2" office:value-type="string">
            <text:p text:style-name="P18">El sistema imprime la fecha actual, el numero de tienda, número de caja, número de recibo, el teléfono de la tienda.</text:p>
          </table:table-cell>
          <table:table-cell table:style-name="Tabla37.A2" office:value-type="string">
            <text:p text:style-name="P6"/>
          </table:table-cell>
          <table:table-cell table:style-name="Tabla37.D2" office:value-type="string">
            <text:p text:style-name="P6"/>
          </table:table-cell>
        </table:table-row>
        <table:table-row table:style-name="Tabla37.3">
          <table:table-cell table:style-name="Tabla37.A2" office:value-type="string">
            <text:p text:style-name="P31">S10</text:p>
          </table:table-cell>
          <table:table-cell table:style-name="Tabla37.A2" office:value-type="string">
            <text:p text:style-name="P18">El sistema verifica si el sorteo esta activo. <text:s text:c="23"/></text:p>
          </table:table-cell>
          <table:table-cell table:style-name="Tabla37.A2" office:value-type="string">
            <text:p text:style-name="P6"/>
          </table:table-cell>
          <table:table-cell table:style-name="Tabla37.D2" office:value-type="string">
            <text:p text:style-name="P6"/>
          </table:table-cell>
        </table:table-row>
        <table:table-row table:style-name="Tabla37.3">
          <table:table-cell table:style-name="Tabla37.A2" office:value-type="string">
            <text:p text:style-name="P31">S11</text:p>
          </table:table-cell>
          <table:table-cell table:style-name="Tabla37.A2" office:value-type="string">
            <text:p text:style-name="P18">El sistema identifica si se generó un cupón de dinero electrónico <text:s text:c="4"/></text:p>
          </table:table-cell>
          <table:table-cell table:style-name="Tabla37.A2" office:value-type="string">
            <text:p text:style-name="P6"/>
          </table:table-cell>
          <table:table-cell table:style-name="Tabla37.D2" office:value-type="string">
            <text:p text:style-name="P6"/>
          </table:table-cell>
        </table:table-row>
        <table:table-row table:style-name="Tabla37.3">
          <table:table-cell table:style-name="Tabla37.A2" office:value-type="string">
            <text:p text:style-name="P31">S12</text:p>
          </table:table-cell>
          <table:table-cell table:style-name="Tabla37.A2" office:value-type="string">
            <text:p text:style-name="P18">El sistema verifica si la tienda tiene estacionamiento. <text:s/></text:p>
          </table:table-cell>
          <table:table-cell table:style-name="Tabla37.A2" office:value-type="string">
            <text:p text:style-name="P6"/>
          </table:table-cell>
          <table:table-cell table:style-name="Tabla37.D2" office:value-type="string">
            <text:p text:style-name="P6"/>
          </table:table-cell>
        </table:table-row>
        <table:table-row table:style-name="Tabla37.3">
          <table:table-cell table:style-name="Tabla37.A2" office:value-type="string">
            <text:p text:style-name="P31">S13</text:p>
          </table:table-cell>
          <table:table-cell table:style-name="Tabla37.A2" office:value-type="string">
            <text:p text:style-name="P18">El sistema verifica si a la cuenta a imprimir se le capturó convenio. <text:s text:c="5"/></text:p>
          </table:table-cell>
          <table:table-cell table:style-name="Tabla37.A2" office:value-type="string">
            <text:p text:style-name="P6"/>
          </table:table-cell>
          <table:table-cell table:style-name="Tabla37.D2" office:value-type="string">
            <text:p text:style-name="P6"/>
          </table:table-cell>
        </table:table-row>
        <table:table-row table:style-name="Tabla37.3">
          <table:table-cell table:style-name="Tabla37.A2" office:value-type="string">
            <text:p text:style-name="P31">S14</text:p>
          </table:table-cell>
          <table:table-cell table:style-name="Tabla37.A2" office:value-type="string">
            <text:p text:style-name="P18">El sistema verifica que el sorteo instantaneo no esta activo.</text:p>
          </table:table-cell>
          <table:table-cell table:style-name="Tabla37.A2" office:value-type="string">
            <text:p text:style-name="P6"/>
          </table:table-cell>
          <table:table-cell table:style-name="Tabla37.D2" office:value-type="string">
            <text:p text:style-name="P6"/>
          </table:table-cell>
        </table:table-row>
        <table:table-row table:style-name="Tabla37.3">
          <table:table-cell table:style-name="Tabla37.A2" office:value-type="string">
            <text:p text:style-name="P31">SE.13.a</text:p>
          </table:table-cell>
          <table:table-cell table:style-name="Tabla37.A2" office:value-type="string">
            <text:p text:style-name="P18">El sistema verifica que el sorteo <text:s/>instantaneo esta activo.</text:p>
          </table:table-cell>
          <table:table-cell table:style-name="Tabla37.A2" office:value-type="string">
            <text:p text:style-name="P6"/>
          </table:table-cell>
          <table:table-cell table:style-name="Tabla37.D2" office:value-type="string">
            <text:p text:style-name="P6"/>
          </table:table-cell>
        </table:table-row>
        <table:table-row table:style-name="Tabla37.3">
          <table:table-cell table:style-name="Tabla37.A2" office:value-type="string">
            <text:p text:style-name="P31">SE.13.a.1</text:p>
          </table:table-cell>
          <table:table-cell table:style-name="Tabla37.A2" office:value-type="string">
            <text:p text:style-name="P18">El sistema verifica que el importe de la venta es valido.</text:p>
          </table:table-cell>
          <table:table-cell table:style-name="Tabla37.A2" office:value-type="string">
            <text:p text:style-name="P6"/>
          </table:table-cell>
          <table:table-cell table:style-name="Tabla37.D2" office:value-type="string">
            <text:p text:style-name="P6"/>
          </table:table-cell>
        </table:table-row>
        <table:table-row table:style-name="Tabla37.3">
          <table:table-cell table:style-name="Tabla37.A2" office:value-type="string">
            <text:p text:style-name="P31">SE.13.a.2</text:p>
          </table:table-cell>
          <table:table-cell table:style-name="Tabla37.A2" office:value-type="string">
            <text:p text:style-name="P18">El sistema verifica que el cliente no es empleado.</text:p>
          </table:table-cell>
          <table:table-cell table:style-name="Tabla37.A2" office:value-type="string">
            <text:p text:style-name="P6"/>
          </table:table-cell>
          <table:table-cell table:style-name="Tabla37.D2" office:value-type="string">
            <text:p text:style-name="P6"/>
          </table:table-cell>
        </table:table-row>
        <table:table-row table:style-name="Tabla37.3">
          <table:table-cell table:style-name="Tabla37.A2" office:value-type="string">
            <text:p text:style-name="P31">SE.13.a.3</text:p>
          </table:table-cell>
          <table:table-cell table:style-name="Tabla37.A2" office:value-type="string">
            <text:p text:style-name="P18"><text:s/>El sistema verifica que el cliente resulto ganador</text:p>
          </table:table-cell>
          <table:table-cell table:style-name="Tabla37.A2" office:value-type="string">
            <text:p text:style-name="P6"/>
          </table:table-cell>
          <table:table-cell table:style-name="Tabla37.D2" office:value-type="string">
            <text:p text:style-name="P6"/>
          </table:table-cell>
        </table:table-row>
        <table:table-row table:style-name="Tabla37.3">
          <table:table-cell table:style-name="Tabla37.A2" office:value-type="string">
            <text:p text:style-name="P31">SE.13.a.4</text:p>
          </table:table-cell>
          <table:table-cell table:style-name="Tabla37.A2" office:value-type="string">
            <text:p text:style-name="P18">El sistema imprime la leyenda "¡FELICIDADES, ERES GANADOR", ademas muestra la descripcion del premio en el recibo.</text:p>
          </table:table-cell>
          <table:table-cell table:style-name="Tabla37.A2" office:value-type="string">
            <text:p text:style-name="P6"/>
          </table:table-cell>
          <table:table-cell table:style-name="Tabla37.D2" office:value-type="string">
            <text:p text:style-name="P6"/>
          </table:table-cell>
        </table:table-row>
        <table:table-row table:style-name="Tabla37.3">
          <table:table-cell table:style-name="Tabla37.A2" office:value-type="string">
            <text:p text:style-name="P31">SE.13.a.5.a</text:p>
          </table:table-cell>
          <table:table-cell table:style-name="Tabla37.A2" office:value-type="string">
            <text:p text:style-name="P19">El sistema verifica que el premio es dinero electronico.</text:p>
          </table:table-cell>
          <table:table-cell table:style-name="Tabla37.A2" office:value-type="string">
            <text:p text:style-name="P6"/>
          </table:table-cell>
          <table:table-cell table:style-name="Tabla37.D2" office:value-type="string">
            <text:p text:style-name="P6"/>
          </table:table-cell>
        </table:table-row>
        <table:table-row table:style-name="Tabla37.3">
          <table:table-cell table:style-name="Tabla37.A2" office:value-type="string">
            <text:p text:style-name="P31">SE.13.a.5.a.1</text:p>
          </table:table-cell>
          <table:table-cell table:style-name="Tabla37.A2" office:value-type="string">
            <text:p text:style-name="P19">El sistema graba o actualiza el monto de dinero electronico en la tabla crdineroelectronico</text:p>
          </table:table-cell>
          <table:table-cell table:style-name="Tabla37.A2" office:value-type="string">
            <text:p text:style-name="P6"/>
          </table:table-cell>
          <table:table-cell table:style-name="Tabla37.D2" office:value-type="string">
            <text:p text:style-name="P6"/>
          </table:table-cell>
        </table:table-row>
        <table:table-row table:style-name="Tabla37.3">
          <table:table-cell table:style-name="Tabla37.A2" office:value-type="string">
            <text:p text:style-name="P31">SE.13.a.5.a.2</text:p>
          </table:table-cell>
          <table:table-cell table:style-name="Tabla37.A2" office:value-type="string">
            <text:p text:style-name="P18">El flujo continua en el paso 13.a.6 del flujo alternativo</text:p>
          </table:table-cell>
          <table:table-cell table:style-name="Tabla37.A2" office:value-type="string">
            <text:p text:style-name="P6"/>
          </table:table-cell>
          <table:table-cell table:style-name="Tabla37.D2" office:value-type="string">
            <text:p text:style-name="P6"/>
          </table:table-cell>
        </table:table-row>
        <text:soft-page-break/>
        <table:table-row table:style-name="Tabla37.3">
          <table:table-cell table:style-name="Tabla37.A2" office:value-type="string">
            <text:p text:style-name="P31">SE.13.a.6</text:p>
          </table:table-cell>
          <table:table-cell table:style-name="Tabla37.A2" office:value-type="string">
            <text:p text:style-name="P18">El sistema muestra mensaje de aviso.</text:p>
          </table:table-cell>
          <table:table-cell table:style-name="Tabla37.A2" office:value-type="string">
            <text:p text:style-name="P6"/>
          </table:table-cell>
          <table:table-cell table:style-name="Tabla37.D2" office:value-type="string">
            <text:p text:style-name="P6"/>
          </table:table-cell>
        </table:table-row>
        <table:table-row table:style-name="Tabla37.3">
          <table:table-cell table:style-name="Tabla37.A2" office:value-type="string">
            <text:p text:style-name="P31">SE.13.a.7</text:p>
          </table:table-cell>
          <table:table-cell table:style-name="Tabla37.A2" office:value-type="string">
            <text:p text:style-name="P18"><text:s/>El cajero acepta el mensaje y el flujo continua en el paso 14 del flujo basico.</text:p>
          </table:table-cell>
          <table:table-cell table:style-name="Tabla37.A2" office:value-type="string">
            <text:p text:style-name="P6"/>
          </table:table-cell>
          <table:table-cell table:style-name="Tabla37.D2" office:value-type="string">
            <text:p text:style-name="P6"/>
          </table:table-cell>
        </table:table-row>
        <table:table-row table:style-name="Tabla37.3">
          <table:table-cell table:style-name="Tabla37.A2" office:value-type="string">
            <text:p text:style-name="P31">S15</text:p>
          </table:table-cell>
          <table:table-cell table:style-name="Tabla37.A2" office:value-type="string">
            <text:p text:style-name="P18">El sistema verifica en que área de la tienda se imprime el recibo <text:s text:c="23"/></text:p>
            <text:p text:style-name="P18">14.a.- El sistema verifica que se encuentra en el área de ropa. <text:s text:c="23"/></text:p>
            <text:p text:style-name="P18">14.b.- El sistema verifica que se encuentra en el área de muebles. <text:s text:c="23"/></text:p>
            <text:p text:style-name="P18">14.c.- El sistema verifica que se encuentra en el área de cajas.</text:p>
          </table:table-cell>
          <table:table-cell table:style-name="Tabla37.A2" office:value-type="string">
            <text:p text:style-name="P6"/>
          </table:table-cell>
          <table:table-cell table:style-name="Tabla37.D2" office:value-type="string">
            <text:p text:style-name="P6"/>
          </table:table-cell>
        </table:table-row>
        <table:table-row table:style-name="Tabla37.3">
          <table:table-cell table:style-name="Tabla37.A2" office:value-type="string">
            <text:p text:style-name="P31">S16</text:p>
          </table:table-cell>
          <table:table-cell table:style-name="Tabla37.A2" office:value-type="string">
            <text:p text:style-name="P18">El sistema graba la imagen del recibo de abono.</text:p>
          </table:table-cell>
          <table:table-cell table:style-name="Tabla37.A2" office:value-type="string">
            <text:p text:style-name="P6"/>
          </table:table-cell>
          <table:table-cell table:style-name="Tabla37.D2" office:value-type="string">
            <text:p text:style-name="P6"/>
          </table:table-cell>
        </table:table-row>
        <table:table-row table:style-name="Tabla37.3">
          <table:table-cell table:style-name="Tabla37.A2" office:value-type="string">
            <text:p text:style-name="P31">S17</text:p>
          </table:table-cell>
          <table:table-cell table:style-name="Tabla37.A2" office:value-type="string">
            <text:p text:style-name="P18">El sistema determina si el cliente cumple con los datos requeridos y muestra el tipo de encuesta que se le aplicará al cliente.</text:p>
          </table:table-cell>
          <table:table-cell table:style-name="Tabla37.A2" office:value-type="string">
            <text:p text:style-name="P6"/>
          </table:table-cell>
          <table:table-cell table:style-name="Tabla37.D2" office:value-type="string">
            <text:p text:style-name="P6"/>
          </table:table-cell>
        </table:table-row>
        <table:table-row table:style-name="Tabla37.3">
          <table:table-cell table:style-name="Tabla37.A2" office:value-type="string">
            <text:p text:style-name="P31">S18</text:p>
          </table:table-cell>
          <table:table-cell table:style-name="Tabla37.A2" office:value-type="string">
            <text:p text:style-name="P18"><text:s/>El sistema verifica que no se capturo el pago de servicios.</text:p>
          </table:table-cell>
          <table:table-cell table:style-name="Tabla37.A2" office:value-type="string">
            <text:p text:style-name="P6"/>
          </table:table-cell>
          <table:table-cell table:style-name="Tabla37.D2" office:value-type="string">
            <text:p text:style-name="P6"/>
          </table:table-cell>
        </table:table-row>
        <table:table-row table:style-name="Tabla37.3">
          <table:table-cell table:style-name="Tabla37.A2" office:value-type="string">
            <text:p text:style-name="P31">S19</text:p>
          </table:table-cell>
          <table:table-cell table:style-name="Tabla37.A2" office:value-type="string">
            <text:p text:style-name="P18"><text:s/>El sistema manda llamar el caso de uso CU-0011-Invitacion Prestamo.</text:p>
          </table:table-cell>
          <table:table-cell table:style-name="Tabla37.A2" office:value-type="string">
            <text:p text:style-name="P6"/>
          </table:table-cell>
          <table:table-cell table:style-name="Tabla37.D2" office:value-type="string">
            <text:p text:style-name="P6"/>
          </table:table-cell>
        </table:table-row>
        <table:table-row table:style-name="Tabla37.3">
          <table:table-cell table:style-name="Tabla37.A2" office:value-type="string">
            <text:p text:style-name="P31">S20</text:p>
          </table:table-cell>
          <table:table-cell table:style-name="Tabla37.A2" office:value-type="string">
            <text:p text:style-name="P18">Fin de caso de uso</text:p>
          </table:table-cell>
          <table:table-cell table:style-name="Tabla37.A2" office:value-type="string">
            <text:p text:style-name="P6"/>
          </table:table-cell>
          <table:table-cell table:style-name="Tabla37.D2" office:value-type="string">
            <text:p text:style-name="P6"/>
          </table:table-cell>
        </table:table-row>
        <table:table-row table:style-name="Tabla37.3">
          <table:table-cell table:style-name="Tabla37.A2" office:value-type="string">
            <text:p text:style-name="P4">Estado el Caso de Prueba </text:p>
          </table:table-cell>
          <table:table-cell table:style-name="Tabla37.A2" office:value-type="string">
            <text:p text:style-name="P18">En preparación</text:p>
          </table:table-cell>
          <table:table-cell table:style-name="Tabla37.A2" office:value-type="string">
            <text:p text:style-name="P5"/>
          </table:table-cell>
          <table:table-cell table:style-name="Tabla37.D2" office:value-type="string">
            <text:p text:style-name="P6"/>
          </table:table-cell>
        </table:table-row>
      </table:table>
      <text:p text:style-name="Standard"/>
      <text:p text:style-name="Standard"/>
      <text:p text:style-name="Standard"/>
      <table:table table:name="Tabla36" table:style-name="Tabla36">
        <table:table-column table:style-name="Tabla36.A"/>
        <table:table-column table:style-name="Tabla36.B"/>
        <table:table-column table:style-name="Tabla36.C"/>
        <table:table-column table:style-name="Tabla36.D"/>
        <table:table-row table:style-name="Tabla36.1">
          <table:table-cell table:style-name="Tabla36.A1" office:value-type="string">
            <text:p text:style-name="P4">Juego de Prueba:</text:p>
          </table:table-cell>
          <table:table-cell table:style-name="Tabla36.B1" table:number-columns-spanned="3" office:value-type="string">
            <text:p text:style-name="P32">CP-0005-36</text:p>
          </table:table-cell>
          <table:covered-table-cell/>
          <table:covered-table-cell/>
        </table:table-row>
        <table:table-row table:style-name="Tabla36.1">
          <table:table-cell table:style-name="Tabla36.A2" office:value-type="string">
            <text:p text:style-name="P4">Paso</text:p>
          </table:table-cell>
          <table:table-cell table:style-name="Tabla36.A2" office:value-type="string">
            <text:p text:style-name="P4">Descripción</text:p>
          </table:table-cell>
          <table:table-cell table:style-name="Tabla36.A2" office:value-type="string">
            <text:p text:style-name="P4">Resultado</text:p>
          </table:table-cell>
          <table:table-cell table:style-name="Tabla36.D2" office:value-type="string">
            <text:p text:style-name="P4">ID Problema</text:p>
          </table:table-cell>
        </table:table-row>
        <table:table-row table:style-name="Tabla36.3">
          <table:table-cell table:style-name="Tabla36.A2" office:value-type="string">
            <text:p text:style-name="P31">S1</text:p>
          </table:table-cell>
          <table:table-cell table:style-name="Tabla36.A2" office:value-type="string">
            <text:p text:style-name="P18">El caso de uso inicia cuando el sistema requiere imprimir el recibo de abono.</text:p>
          </table:table-cell>
          <table:table-cell table:style-name="Tabla36.A2" office:value-type="string">
            <text:p text:style-name="P6"/>
          </table:table-cell>
          <table:table-cell table:style-name="Tabla36.D2" office:value-type="string">
            <text:p text:style-name="P6"/>
          </table:table-cell>
        </table:table-row>
        <table:table-row table:style-name="Tabla36.3">
          <table:table-cell table:style-name="Tabla36.A2" office:value-type="string">
            <text:p text:style-name="P31">S2</text:p>
          </table:table-cell>
          <table:table-cell table:style-name="Tabla36.A2" office:value-type="string">
            <text:p text:style-name="P18">El sistema identifica si hay que imprimir la documentación del seguro de vida. <text:s text:c="8"/></text:p>
          </table:table-cell>
          <table:table-cell table:style-name="Tabla36.A2" office:value-type="string">
            <text:p text:style-name="P6"/>
          </table:table-cell>
          <table:table-cell table:style-name="Tabla36.D2" office:value-type="string">
            <text:p text:style-name="P6"/>
          </table:table-cell>
        </table:table-row>
        <table:table-row table:style-name="Tabla36.3">
          <table:table-cell table:style-name="Tabla36.A2" office:value-type="string">
            <text:p text:style-name="P31">S3</text:p>
          </table:table-cell>
          <table:table-cell table:style-name="Tabla36.A2" office:value-type="string">
            <text:p text:style-name="P18">El sistema verifica si la tienda esta trabajando como tienda local o si está accesando a una cartera regional o por ciudad. <text:s text:c="2"/></text:p>
          </table:table-cell>
          <table:table-cell table:style-name="Tabla36.A2" office:value-type="string">
            <text:p text:style-name="P6"/>
          </table:table-cell>
          <table:table-cell table:style-name="Tabla36.D2" office:value-type="string">
            <text:p text:style-name="P6"/>
          </table:table-cell>
        </table:table-row>
        <table:table-row table:style-name="Tabla36.3">
          <table:table-cell table:style-name="Tabla36.A2" office:value-type="string">
            <text:p text:style-name="P31">SE4A</text:p>
          </table:table-cell>
          <table:table-cell table:style-name="Tabla36.A2" office:value-type="string">
            <text:p text:style-name="P18">El sistema valida que el tipo de impresora es termica.</text:p>
          </table:table-cell>
          <table:table-cell table:style-name="Tabla36.A2" office:value-type="string">
            <text:p text:style-name="P6"/>
          </table:table-cell>
          <table:table-cell table:style-name="Tabla36.D2" office:value-type="string">
            <text:p text:style-name="P6"/>
          </table:table-cell>
        </table:table-row>
        <table:table-row table:style-name="Tabla36.3">
          <table:table-cell table:style-name="Tabla36.A2" office:value-type="string">
            <text:p text:style-name="P31">SE4.a.1</text:p>
          </table:table-cell>
          <table:table-cell table:style-name="Tabla36.A2" office:value-type="string">
            <text:p text:style-name="P18">El sistema imprime lo siguiente en la parte superior izquierda del recibo:</text:p>
            <text:p text:style-name="P18"><text:s/>Logo de la empresa</text:p>
            <text:p text:style-name="P18">Coppel S.A. de C.V. República 2855</text:p>
            <text:p text:style-name="P18">Culiacán, Sin. RFC: COP-920428-Q20</text:p>
          </table:table-cell>
          <table:table-cell table:style-name="Tabla36.A2" office:value-type="string">
            <text:p text:style-name="P6"/>
          </table:table-cell>
          <table:table-cell table:style-name="Tabla36.D2" office:value-type="string">
            <text:p text:style-name="P6"/>
          </table:table-cell>
        </table:table-row>
        <table:table-row table:style-name="Tabla36.3">
          <table:table-cell table:style-name="Tabla36.A2" office:value-type="string">
            <text:p text:style-name="P31">SE4.a.2</text:p>
          </table:table-cell>
          <table:table-cell table:style-name="Tabla36.A2" office:value-type="string">
            <text:p text:style-name="P18">El sistema imprime lo siguiente en la parte superior derecha del recibo:</text:p>
            <text:p text:style-name="P18"/>
            <text:p text:style-name="P18">Recibo de Abono No. #### ######</text:p>
            <text:p text:style-name="P18">Nombre: (Nombre del cliente) <text:s text:c="11"/>Cliente: (No. Cliente)</text:p>
            <text:p text:style-name="P18">Fecha: dd-mmm-aaaa <text:s text:c="24"/>Tel: (telefono tienda)</text:p>
            <text:p text:style-name="P18"><text:soft-page-break/>T-####: (nombre tienda) <text:s text:c="23"/>Caja: (area y caja)</text:p>
            <text:p text:style-name="P18">Gerente: (nombre gerente del area del sistema)</text:p>
          </table:table-cell>
          <table:table-cell table:style-name="Tabla36.A2" office:value-type="string">
            <text:p text:style-name="P6"/>
          </table:table-cell>
          <table:table-cell table:style-name="Tabla36.D2" office:value-type="string">
            <text:p text:style-name="P6"/>
          </table:table-cell>
        </table:table-row>
        <table:table-row table:style-name="Tabla36.3">
          <table:table-cell table:style-name="Tabla36.A2" office:value-type="string">
            <text:p text:style-name="P31">SE4.a.3</text:p>
          </table:table-cell>
          <table:table-cell table:style-name="Tabla36.A2" office:value-type="string">
            <text:p text:style-name="P18">El sistema imprime los siguientes datos en el recibo:</text:p>
            <text:p text:style-name="P18"><text:s text:c="31"/>Detallado</text:p>
            <text:p text:style-name="P18"><text:s text:c="32"/>Fecha de Compra:</text:p>
            <text:p text:style-name="P18"><text:s text:c="32"/>No. Factura:</text:p>
            <text:p text:style-name="P18"><text:s text:c="32"/>Usted Debía:</text:p>
            <text:p text:style-name="P18"><text:s text:c="32"/>Abono a Cuenta:</text:p>
            <text:p text:style-name="P18"><text:s text:c="32"/>Abono a Intereses:</text:p>
            <text:p text:style-name="P18"><text:s text:c="32"/>Usted Debe Hoy:</text:p>
            <text:p text:style-name="P18"><text:s text:c="32"/>Atrasado:</text:p>
            <text:p text:style-name="P18"><text:s text:c="32"/>Salda Con:</text:p>
            <text:p text:style-name="P18"><text:s text:c="32"/>Hasta el dia</text:p>
          </table:table-cell>
          <table:table-cell table:style-name="Tabla36.A2" office:value-type="string">
            <text:p text:style-name="P6"/>
          </table:table-cell>
          <table:table-cell table:style-name="Tabla36.D2" office:value-type="string">
            <text:p text:style-name="P6"/>
          </table:table-cell>
        </table:table-row>
        <table:table-row table:style-name="Tabla36.3">
          <table:table-cell table:style-name="Tabla36.A2" office:value-type="string">
            <text:p text:style-name="P31">SE4.a.4</text:p>
          </table:table-cell>
          <table:table-cell table:style-name="Tabla36.A2" office:value-type="string">
            <text:p text:style-name="P18">El sistema imprime los datos de cada una de las cuentas del cliente.</text:p>
          </table:table-cell>
          <table:table-cell table:style-name="Tabla36.A2" office:value-type="string">
            <text:p text:style-name="P6"/>
          </table:table-cell>
          <table:table-cell table:style-name="Tabla36.D2" office:value-type="string">
            <text:p text:style-name="P6"/>
          </table:table-cell>
        </table:table-row>
        <table:table-row table:style-name="Tabla36.3">
          <table:table-cell table:style-name="Tabla36.A2" office:value-type="string">
            <text:p text:style-name="P31">SE4.a.5</text:p>
          </table:table-cell>
          <table:table-cell table:style-name="Tabla36.A2" office:value-type="string">
            <text:p text:style-name="P18">El sistema imprime los totales en la parte derecha del recibo.</text:p>
          </table:table-cell>
          <table:table-cell table:style-name="Tabla36.A2" office:value-type="string">
            <text:p text:style-name="P6"/>
          </table:table-cell>
          <table:table-cell table:style-name="Tabla36.D2" office:value-type="string">
            <text:p text:style-name="P6"/>
          </table:table-cell>
        </table:table-row>
        <table:table-row table:style-name="Tabla36.3">
          <table:table-cell table:style-name="Tabla36.A2" office:value-type="string">
            <text:p text:style-name="P31">SE4.a.6</text:p>
          </table:table-cell>
          <table:table-cell table:style-name="Tabla36.A2" office:value-type="string">
            <text:p text:style-name="P18">El sistema imprime los siguientes datos en la parte inferior derecha del recibo:</text:p>
            <text:p text:style-name="P18"><text:s text:c="32"/>Total Abono: <text:s text:c="3"/>#,###.##</text:p>
            <text:p text:style-name="P18"><text:s text:c="32"/>Pago: <text:s text:c="10"/>#,###.##</text:p>
            <text:p text:style-name="P18"><text:s text:c="32"/>Cambio: <text:s text:c="8"/>#,###.##</text:p>
          </table:table-cell>
          <table:table-cell table:style-name="Tabla36.A2" office:value-type="string">
            <text:p text:style-name="P6"/>
          </table:table-cell>
          <table:table-cell table:style-name="Tabla36.D2" office:value-type="string">
            <text:p text:style-name="P6"/>
          </table:table-cell>
        </table:table-row>
        <table:table-row table:style-name="Tabla36.3">
          <table:table-cell table:style-name="Tabla36.A2" office:value-type="string">
            <text:p text:style-name="P31">SE4.a.7</text:p>
          </table:table-cell>
          <table:table-cell table:style-name="Tabla36.A2" office:value-type="string">
            <text:p text:style-name="P18">El sistema valida que el sorteo no esta activo.</text:p>
          </table:table-cell>
          <table:table-cell table:style-name="Tabla36.A2" office:value-type="string">
            <text:p text:style-name="P6"/>
          </table:table-cell>
          <table:table-cell table:style-name="Tabla36.D2" office:value-type="string">
            <text:p text:style-name="P6"/>
          </table:table-cell>
        </table:table-row>
        <table:table-row table:style-name="Tabla36.3">
          <table:table-cell table:style-name="Tabla36.A2" office:value-type="string">
            <text:p text:style-name="P31">SE4.a.8</text:p>
          </table:table-cell>
          <table:table-cell table:style-name="Tabla36.A2" office:value-type="string">
            <text:p text:style-name="P18">El sistema identifica el mensaje a imprimir para el cliente en recibo de abono segun sea su puntualidad y estado de las cuentas.</text:p>
          </table:table-cell>
          <table:table-cell table:style-name="Tabla36.A2" office:value-type="string">
            <text:p text:style-name="P6"/>
          </table:table-cell>
          <table:table-cell table:style-name="Tabla36.D2" office:value-type="string">
            <text:p text:style-name="P6"/>
          </table:table-cell>
        </table:table-row>
        <table:table-row table:style-name="Tabla36.3">
          <table:table-cell table:style-name="Tabla36.A2" office:value-type="string">
            <text:p text:style-name="P31">SE4.a.9</text:p>
          </table:table-cell>
          <table:table-cell table:style-name="Tabla36.A2" office:value-type="string">
            <text:p text:style-name="P18">El sistema valida que esta activo el sorteo y se entregaron mas de 14 boletos</text:p>
          </table:table-cell>
          <table:table-cell table:style-name="Tabla36.A2" office:value-type="string">
            <text:p text:style-name="P6"/>
          </table:table-cell>
          <table:table-cell table:style-name="Tabla36.D2" office:value-type="string">
            <text:p text:style-name="P6"/>
          </table:table-cell>
        </table:table-row>
        <table:table-row table:style-name="Tabla36.3">
          <table:table-cell table:style-name="Tabla36.A2" office:value-type="string">
            <text:p text:style-name="P31">SE4.a.10</text:p>
          </table:table-cell>
          <table:table-cell table:style-name="Tabla36.A2" office:value-type="string">
            <text:p text:style-name="P18">El sistema valida que la tienda esta trabajando como local o que está accesando a una cartera regional o por ciudad.</text:p>
          </table:table-cell>
          <table:table-cell table:style-name="Tabla36.A2" office:value-type="string">
            <text:p text:style-name="P6"/>
          </table:table-cell>
          <table:table-cell table:style-name="Tabla36.D2" office:value-type="string">
            <text:p text:style-name="P6"/>
          </table:table-cell>
        </table:table-row>
        <table:table-row table:style-name="Tabla36.3">
          <table:table-cell table:style-name="Tabla36.A2" office:value-type="string">
            <text:p text:style-name="P31">SE4.a.11</text:p>
          </table:table-cell>
          <table:table-cell table:style-name="Tabla36.A2" office:value-type="string">
            <text:p text:style-name="P18">El sistema imprime en el recibo la leyenda "Sus movimientos estan actualizados al: %s".</text:p>
          </table:table-cell>
          <table:table-cell table:style-name="Tabla36.A2" office:value-type="string">
            <text:p text:style-name="P6"/>
          </table:table-cell>
          <table:table-cell table:style-name="Tabla36.D2" office:value-type="string">
            <text:p text:style-name="P6"/>
          </table:table-cell>
        </table:table-row>
        <table:table-row table:style-name="Tabla36.3">
          <table:table-cell table:style-name="Tabla36.A2" office:value-type="string">
            <text:p text:style-name="P31">SE4.a.12</text:p>
          </table:table-cell>
          <table:table-cell table:style-name="Tabla36.A2" office:value-type="string">
            <text:p text:style-name="P18">El sistema valida que hubo bonificacion y se entregaron mas de 20 boletos.</text:p>
          </table:table-cell>
          <table:table-cell table:style-name="Tabla36.A2" office:value-type="string">
            <text:p text:style-name="P6"/>
          </table:table-cell>
          <table:table-cell table:style-name="Tabla36.D2" office:value-type="string">
            <text:p text:style-name="P6"/>
          </table:table-cell>
        </table:table-row>
        <table:table-row table:style-name="Tabla36.3">
          <table:table-cell table:style-name="Tabla36.A2" office:value-type="string">
            <text:p text:style-name="P31">SE4.a.13</text:p>
          </table:table-cell>
          <table:table-cell table:style-name="Tabla36.A2" office:value-type="string">
            <text:p text:style-name="P18">El sistema valida que el sorteo instantaneo no esta activo.</text:p>
          </table:table-cell>
          <table:table-cell table:style-name="Tabla36.A2" office:value-type="string">
            <text:p text:style-name="P6"/>
          </table:table-cell>
          <table:table-cell table:style-name="Tabla36.D2" office:value-type="string">
            <text:p text:style-name="P6"/>
          </table:table-cell>
        </table:table-row>
        <table:table-row table:style-name="Tabla36.3">
          <table:table-cell table:style-name="Tabla36.A2" office:value-type="string">
            <text:p text:style-name="P31">SE4.a.14</text:p>
          </table:table-cell>
          <table:table-cell table:style-name="Tabla36.A2" office:value-type="string">
            <text:p text:style-name="P18"><text:s/>El flujo continua en el paso 16 del flujo basico.</text:p>
          </table:table-cell>
          <table:table-cell table:style-name="Tabla36.A2" office:value-type="string">
            <text:p text:style-name="P6"/>
          </table:table-cell>
          <table:table-cell table:style-name="Tabla36.D2" office:value-type="string">
            <text:p text:style-name="P6"/>
          </table:table-cell>
        </table:table-row>
        <table:table-row table:style-name="Tabla36.3">
          <table:table-cell table:style-name="Tabla36.A2" office:value-type="string">
            <text:p text:style-name="P31">S16</text:p>
          </table:table-cell>
          <table:table-cell table:style-name="Tabla36.A2" office:value-type="string">
            <text:p text:style-name="P18">El sistema graba la imagen del recibo de abono.</text:p>
          </table:table-cell>
          <table:table-cell table:style-name="Tabla36.A2" office:value-type="string">
            <text:p text:style-name="P6"/>
          </table:table-cell>
          <table:table-cell table:style-name="Tabla36.D2" office:value-type="string">
            <text:p text:style-name="P6"/>
          </table:table-cell>
        </table:table-row>
        <table:table-row table:style-name="Tabla36.3">
          <table:table-cell table:style-name="Tabla36.A2" office:value-type="string">
            <text:p text:style-name="P31">S17</text:p>
          </table:table-cell>
          <table:table-cell table:style-name="Tabla36.A2" office:value-type="string">
            <text:p text:style-name="P18">El sistema determina si el cliente cumple con los datos requeridos y muestra el tipo de encuesta que se le aplicará al cliente.</text:p>
          </table:table-cell>
          <table:table-cell table:style-name="Tabla36.A2" office:value-type="string">
            <text:p text:style-name="P6"/>
          </table:table-cell>
          <table:table-cell table:style-name="Tabla36.D2" office:value-type="string">
            <text:p text:style-name="P6"/>
          </table:table-cell>
        </table:table-row>
        <table:table-row table:style-name="Tabla36.3">
          <table:table-cell table:style-name="Tabla36.A2" office:value-type="string">
            <text:p text:style-name="P31">S18</text:p>
          </table:table-cell>
          <table:table-cell table:style-name="Tabla36.A2" office:value-type="string">
            <text:p text:style-name="P18"><text:s/>El sistema verifica que no se capturo el pago de servicios.</text:p>
          </table:table-cell>
          <table:table-cell table:style-name="Tabla36.A2" office:value-type="string">
            <text:p text:style-name="P6"/>
          </table:table-cell>
          <table:table-cell table:style-name="Tabla36.D2" office:value-type="string">
            <text:p text:style-name="P6"/>
          </table:table-cell>
        </table:table-row>
        <table:table-row table:style-name="Tabla36.3">
          <table:table-cell table:style-name="Tabla36.A2" office:value-type="string">
            <text:p text:style-name="P31">S19</text:p>
          </table:table-cell>
          <table:table-cell table:style-name="Tabla36.A2" office:value-type="string">
            <text:p text:style-name="P18"><text:s/>El sistema manda llamar el caso de uso CU-<text:soft-page-break/>0011-Invitacion Prestamo.</text:p>
          </table:table-cell>
          <table:table-cell table:style-name="Tabla36.A2" office:value-type="string">
            <text:p text:style-name="P6"/>
          </table:table-cell>
          <table:table-cell table:style-name="Tabla36.D2" office:value-type="string">
            <text:p text:style-name="P6"/>
          </table:table-cell>
        </table:table-row>
        <table:table-row table:style-name="Tabla36.3">
          <table:table-cell table:style-name="Tabla36.A2" office:value-type="string">
            <text:p text:style-name="P31">S20</text:p>
          </table:table-cell>
          <table:table-cell table:style-name="Tabla36.A2" office:value-type="string">
            <text:p text:style-name="P18">Fin de caso de uso</text:p>
          </table:table-cell>
          <table:table-cell table:style-name="Tabla36.A2" office:value-type="string">
            <text:p text:style-name="P6"/>
          </table:table-cell>
          <table:table-cell table:style-name="Tabla36.D2" office:value-type="string">
            <text:p text:style-name="P6"/>
          </table:table-cell>
        </table:table-row>
        <table:table-row table:style-name="Tabla36.3">
          <table:table-cell table:style-name="Tabla36.A2" office:value-type="string">
            <text:p text:style-name="P4">Estado el Caso de Prueba </text:p>
          </table:table-cell>
          <table:table-cell table:style-name="Tabla36.A2" office:value-type="string">
            <text:p text:style-name="P18">En preparación</text:p>
          </table:table-cell>
          <table:table-cell table:style-name="Tabla36.A2" office:value-type="string">
            <text:p text:style-name="P5"/>
          </table:table-cell>
          <table:table-cell table:style-name="Tabla36.D2" office:value-type="string">
            <text:p text:style-name="P6"/>
          </table:table-cell>
        </table:table-row>
      </table:table>
      <text:p text:style-name="Standard"/>
      <text:p text:style-name="Standard"/>
      <text:p text:style-name="Standard"/>
      <table:table table:name="Tabla35" table:style-name="Tabla35">
        <table:table-column table:style-name="Tabla35.A"/>
        <table:table-column table:style-name="Tabla35.B"/>
        <table:table-column table:style-name="Tabla35.C"/>
        <table:table-column table:style-name="Tabla35.D"/>
        <table:table-row table:style-name="Tabla35.1">
          <table:table-cell table:style-name="Tabla35.A1" office:value-type="string">
            <text:p text:style-name="P4">Juego de Prueba:</text:p>
          </table:table-cell>
          <table:table-cell table:style-name="Tabla35.B1" table:number-columns-spanned="3" office:value-type="string">
            <text:p text:style-name="P32">CP-0005-37</text:p>
          </table:table-cell>
          <table:covered-table-cell/>
          <table:covered-table-cell/>
        </table:table-row>
        <table:table-row table:style-name="Tabla35.1">
          <table:table-cell table:style-name="Tabla35.A2" office:value-type="string">
            <text:p text:style-name="P4">Paso</text:p>
          </table:table-cell>
          <table:table-cell table:style-name="Tabla35.A2" office:value-type="string">
            <text:p text:style-name="P4">Descripción</text:p>
          </table:table-cell>
          <table:table-cell table:style-name="Tabla35.A2" office:value-type="string">
            <text:p text:style-name="P4">Resultado</text:p>
          </table:table-cell>
          <table:table-cell table:style-name="Tabla35.D2" office:value-type="string">
            <text:p text:style-name="P4">ID Problema</text:p>
          </table:table-cell>
        </table:table-row>
        <table:table-row table:style-name="Tabla35.3">
          <table:table-cell table:style-name="Tabla35.A2" office:value-type="string">
            <text:p text:style-name="P31">S1</text:p>
          </table:table-cell>
          <table:table-cell table:style-name="Tabla35.A2" office:value-type="string">
            <text:p text:style-name="P18">El caso de uso inicia cuando el sistema requiere imprimir el recibo de abono.</text:p>
          </table:table-cell>
          <table:table-cell table:style-name="Tabla35.A2" office:value-type="string">
            <text:p text:style-name="P6"/>
          </table:table-cell>
          <table:table-cell table:style-name="Tabla35.D2" office:value-type="string">
            <text:p text:style-name="P6"/>
          </table:table-cell>
        </table:table-row>
        <table:table-row table:style-name="Tabla35.3">
          <table:table-cell table:style-name="Tabla35.A2" office:value-type="string">
            <text:p text:style-name="P31">S2</text:p>
          </table:table-cell>
          <table:table-cell table:style-name="Tabla35.A2" office:value-type="string">
            <text:p text:style-name="P18">El sistema identifica si hay que imprimir la documentación del seguro de vida. <text:s text:c="3"/></text:p>
          </table:table-cell>
          <table:table-cell table:style-name="Tabla35.A2" office:value-type="string">
            <text:p text:style-name="P6"/>
          </table:table-cell>
          <table:table-cell table:style-name="Tabla35.D2" office:value-type="string">
            <text:p text:style-name="P6"/>
          </table:table-cell>
        </table:table-row>
        <table:table-row table:style-name="Tabla35.3">
          <table:table-cell table:style-name="Tabla35.A2" office:value-type="string">
            <text:p text:style-name="P31">S3</text:p>
          </table:table-cell>
          <table:table-cell table:style-name="Tabla35.A2" office:value-type="string">
            <text:p text:style-name="P18">El sistema verifica si la tienda esta trabajando como tienda local o si está accesando a una cartera regional o por ciudad. <text:s text:c="6"/></text:p>
          </table:table-cell>
          <table:table-cell table:style-name="Tabla35.A2" office:value-type="string">
            <text:p text:style-name="P6"/>
          </table:table-cell>
          <table:table-cell table:style-name="Tabla35.D2" office:value-type="string">
            <text:p text:style-name="P6"/>
          </table:table-cell>
        </table:table-row>
        <table:table-row table:style-name="Tabla35.3">
          <table:table-cell table:style-name="Tabla35.A2" office:value-type="string">
            <text:p text:style-name="P31">SE4A</text:p>
          </table:table-cell>
          <table:table-cell table:style-name="Tabla35.A2" office:value-type="string">
            <text:p text:style-name="P18">El sistema valida que el tipo de impresora es termica.</text:p>
          </table:table-cell>
          <table:table-cell table:style-name="Tabla35.A2" office:value-type="string">
            <text:p text:style-name="P6"/>
          </table:table-cell>
          <table:table-cell table:style-name="Tabla35.D2" office:value-type="string">
            <text:p text:style-name="P6"/>
          </table:table-cell>
        </table:table-row>
        <table:table-row table:style-name="Tabla35.3">
          <table:table-cell table:style-name="Tabla35.A2" office:value-type="string">
            <text:p text:style-name="P31">SE4.a.1</text:p>
          </table:table-cell>
          <table:table-cell table:style-name="Tabla35.A2" office:value-type="string">
            <text:p text:style-name="P18">El sistema imprime lo siguiente en la parte superior izquierda del recibo:</text:p>
            <text:p text:style-name="P18"><text:s/>Logo de la empresa</text:p>
            <text:p text:style-name="P18">Coppel S.A. de C.V. República 2855</text:p>
            <text:p text:style-name="P18">Culiacán, Sin. RFC: COP-920428-Q20</text:p>
          </table:table-cell>
          <table:table-cell table:style-name="Tabla35.A2" office:value-type="string">
            <text:p text:style-name="P6"/>
          </table:table-cell>
          <table:table-cell table:style-name="Tabla35.D2" office:value-type="string">
            <text:p text:style-name="P6"/>
          </table:table-cell>
        </table:table-row>
        <table:table-row table:style-name="Tabla35.3">
          <table:table-cell table:style-name="Tabla35.A2" office:value-type="string">
            <text:p text:style-name="P31">SE4.a.2</text:p>
          </table:table-cell>
          <table:table-cell table:style-name="Tabla35.A2" office:value-type="string">
            <text:p text:style-name="P18">El sistema imprime lo siguiente en la parte superior derecha del recibo:</text:p>
            <text:p text:style-name="P18"/>
            <text:p text:style-name="P18">Recibo de Abono No. #### ######</text:p>
            <text:p text:style-name="P18">Nombre: (Nombre del cliente) <text:s text:c="11"/>Cliente: (No. Cliente)</text:p>
            <text:p text:style-name="P18">Fecha: dd-mmm-aaaa <text:s text:c="24"/>Tel: (telefono tienda)</text:p>
            <text:p text:style-name="P18">T-####: (nombre tienda) <text:s text:c="23"/>Caja: (area y caja)</text:p>
            <text:p text:style-name="P18">Gerente: (nombre gerente del area del sistema)</text:p>
          </table:table-cell>
          <table:table-cell table:style-name="Tabla35.A2" office:value-type="string">
            <text:p text:style-name="P6"/>
          </table:table-cell>
          <table:table-cell table:style-name="Tabla35.D2" office:value-type="string">
            <text:p text:style-name="P6"/>
          </table:table-cell>
        </table:table-row>
        <table:table-row table:style-name="Tabla35.3">
          <table:table-cell table:style-name="Tabla35.A2" office:value-type="string">
            <text:p text:style-name="P31">SE4.a.3</text:p>
          </table:table-cell>
          <table:table-cell table:style-name="Tabla35.A2" office:value-type="string">
            <text:p text:style-name="P18">El sistema imprime los siguientes datos en el recibo:</text:p>
            <text:p text:style-name="P18"><text:s text:c="31"/>Detallado</text:p>
            <text:p text:style-name="P18"><text:s text:c="32"/>Fecha de Compra:</text:p>
            <text:p text:style-name="P18"><text:s text:c="32"/>No. Factura:</text:p>
            <text:p text:style-name="P18"><text:s text:c="32"/>Usted Debía:</text:p>
            <text:p text:style-name="P18"><text:s text:c="32"/>Abono a Cuenta:</text:p>
            <text:p text:style-name="P18"><text:s text:c="32"/>Abono a Intereses:</text:p>
            <text:p text:style-name="P18"><text:s text:c="32"/>Usted Debe Hoy:</text:p>
            <text:p text:style-name="P18"><text:s text:c="32"/>Atrasado:</text:p>
            <text:p text:style-name="P18"><text:s text:c="32"/>Salda Con:</text:p>
            <text:p text:style-name="P18"><text:s text:c="32"/>Hasta el dia</text:p>
          </table:table-cell>
          <table:table-cell table:style-name="Tabla35.A2" office:value-type="string">
            <text:p text:style-name="P6"/>
          </table:table-cell>
          <table:table-cell table:style-name="Tabla35.D2" office:value-type="string">
            <text:p text:style-name="P6"/>
          </table:table-cell>
        </table:table-row>
        <table:table-row table:style-name="Tabla35.3">
          <table:table-cell table:style-name="Tabla35.A2" office:value-type="string">
            <text:p text:style-name="P31">SE4.a.4</text:p>
          </table:table-cell>
          <table:table-cell table:style-name="Tabla35.A2" office:value-type="string">
            <text:p text:style-name="P18">El sistema imprime los datos de cada una de las cuentas del cliente.</text:p>
          </table:table-cell>
          <table:table-cell table:style-name="Tabla35.A2" office:value-type="string">
            <text:p text:style-name="P6"/>
          </table:table-cell>
          <table:table-cell table:style-name="Tabla35.D2" office:value-type="string">
            <text:p text:style-name="P6"/>
          </table:table-cell>
        </table:table-row>
        <table:table-row table:style-name="Tabla35.3">
          <table:table-cell table:style-name="Tabla35.A2" office:value-type="string">
            <text:p text:style-name="P31">SE4.a.5</text:p>
          </table:table-cell>
          <table:table-cell table:style-name="Tabla35.A2" office:value-type="string">
            <text:p text:style-name="P18">El sistema imprime los totales en la parte <text:soft-page-break/>derecha del recibo.</text:p>
          </table:table-cell>
          <table:table-cell table:style-name="Tabla35.A2" office:value-type="string">
            <text:p text:style-name="P6"/>
          </table:table-cell>
          <table:table-cell table:style-name="Tabla35.D2" office:value-type="string">
            <text:p text:style-name="P6"/>
          </table:table-cell>
        </table:table-row>
        <table:table-row table:style-name="Tabla35.3">
          <table:table-cell table:style-name="Tabla35.A2" office:value-type="string">
            <text:p text:style-name="P31">SE4.a.6</text:p>
          </table:table-cell>
          <table:table-cell table:style-name="Tabla35.A2" office:value-type="string">
            <text:p text:style-name="P18">El sistema imprime los siguientes datos en la parte inferior derecha del recibo:</text:p>
            <text:p text:style-name="P18"><text:s text:c="32"/>Total Abono: <text:s text:c="3"/>#,###.##</text:p>
            <text:p text:style-name="P18"><text:s text:c="32"/>Pago: <text:s text:c="10"/>#,###.##</text:p>
            <text:p text:style-name="P18"><text:s text:c="32"/>Cambio: <text:s text:c="8"/>#,###.##</text:p>
          </table:table-cell>
          <table:table-cell table:style-name="Tabla35.A2" office:value-type="string">
            <text:p text:style-name="P6"/>
          </table:table-cell>
          <table:table-cell table:style-name="Tabla35.D2" office:value-type="string">
            <text:p text:style-name="P6"/>
          </table:table-cell>
        </table:table-row>
        <table:table-row table:style-name="Tabla35.3">
          <table:table-cell table:style-name="Tabla35.A2" office:value-type="string">
            <text:p text:style-name="P31">SE4.a.7.a</text:p>
          </table:table-cell>
          <table:table-cell table:style-name="Tabla35.A2" office:value-type="string">
            <text:p text:style-name="P18">El sistema valida que el sorteo esta activo.</text:p>
          </table:table-cell>
          <table:table-cell table:style-name="Tabla35.A2" office:value-type="string">
            <text:p text:style-name="P6"/>
          </table:table-cell>
          <table:table-cell table:style-name="Tabla35.D2" office:value-type="string">
            <text:p text:style-name="P6"/>
          </table:table-cell>
        </table:table-row>
        <table:table-row table:style-name="Tabla35.3">
          <table:table-cell table:style-name="Tabla35.A2" office:value-type="string">
            <text:p text:style-name="P31">SE4.a.7.a.1.a</text:p>
          </table:table-cell>
          <table:table-cell table:style-name="Tabla35.A2" office:value-type="string">
            <text:p text:style-name="P18">El sistema valida que el importe del abono si amerita boletos del sorteo</text:p>
          </table:table-cell>
          <table:table-cell table:style-name="Tabla35.A2" office:value-type="string">
            <text:p text:style-name="P6"/>
          </table:table-cell>
          <table:table-cell table:style-name="Tabla35.D2" office:value-type="string">
            <text:p text:style-name="P6"/>
          </table:table-cell>
        </table:table-row>
        <table:table-row table:style-name="Tabla35.3">
          <table:table-cell table:style-name="Tabla35.A2" office:value-type="string">
            <text:p text:style-name="P31">SE4.a.7.a.1.a.1</text:p>
          </table:table-cell>
          <table:table-cell table:style-name="Tabla35.A2" office:value-type="string">
            <text:p text:style-name="P18">El sistema manda llamar al CU-0001-Boletos.</text:p>
          </table:table-cell>
          <table:table-cell table:style-name="Tabla35.A2" office:value-type="string">
            <text:p text:style-name="P6"/>
          </table:table-cell>
          <table:table-cell table:style-name="Tabla35.D2" office:value-type="string">
            <text:p text:style-name="P6"/>
          </table:table-cell>
        </table:table-row>
        <table:table-row table:style-name="Tabla35.3">
          <table:table-cell table:style-name="Tabla35.A2" office:value-type="string">
            <text:p text:style-name="P31">SE4.a.7.a.1.a.2</text:p>
          </table:table-cell>
          <table:table-cell table:style-name="Tabla35.A2" office:value-type="string">
            <text:p text:style-name="P18">El sistema obtiene la cantidad de boletos a entregar del caso de uso anterior.</text:p>
          </table:table-cell>
          <table:table-cell table:style-name="Tabla35.A2" office:value-type="string">
            <text:p text:style-name="P6"/>
          </table:table-cell>
          <table:table-cell table:style-name="Tabla35.D2" office:value-type="string">
            <text:p text:style-name="P6"/>
          </table:table-cell>
        </table:table-row>
        <table:table-row table:style-name="Tabla35.3">
          <table:table-cell table:style-name="Tabla35.A2" office:value-type="string">
            <text:p text:style-name="P31">SE4.a.7.a.1.a.3</text:p>
          </table:table-cell>
          <table:table-cell table:style-name="Tabla35.A2" office:value-type="string">
            <text:p text:style-name="P18">El sistema identifica que se obtuvierón boletos.</text:p>
          </table:table-cell>
          <table:table-cell table:style-name="Tabla35.A2" office:value-type="string">
            <text:p text:style-name="P6"/>
          </table:table-cell>
          <table:table-cell table:style-name="Tabla35.D2" office:value-type="string">
            <text:p text:style-name="P6"/>
          </table:table-cell>
        </table:table-row>
        <table:table-row table:style-name="Tabla35.3">
          <table:table-cell table:style-name="Tabla35.A2" office:value-type="string">
            <text:p text:style-name="P31">SE4.a.7.a.1.a.4</text:p>
          </table:table-cell>
          <table:table-cell table:style-name="Tabla35.A2" office:value-type="string">
            <text:p text:style-name="P18">El sistema imprime en el recibo la leyenda <text:s/>"Sus números para el Gran Sorteo. Consérvelos y Mucha Suerte".</text:p>
          </table:table-cell>
          <table:table-cell table:style-name="Tabla35.A2" office:value-type="string">
            <text:p text:style-name="P6"/>
          </table:table-cell>
          <table:table-cell table:style-name="Tabla35.D2" office:value-type="string">
            <text:p text:style-name="P6"/>
          </table:table-cell>
        </table:table-row>
        <table:table-row table:style-name="Tabla35.3">
          <table:table-cell table:style-name="Tabla35.A2" office:value-type="string">
            <text:p text:style-name="P31">SE4.a.7.a.1.a.5</text:p>
          </table:table-cell>
          <table:table-cell table:style-name="Tabla35.A2" office:value-type="string">
            <text:p text:style-name="P18">El sistema imprime en el recibo la leyenda "SEGOB " y el numero de permiso.</text:p>
          </table:table-cell>
          <table:table-cell table:style-name="Tabla35.A2" office:value-type="string">
            <text:p text:style-name="P6"/>
          </table:table-cell>
          <table:table-cell table:style-name="Tabla35.D2" office:value-type="string">
            <text:p text:style-name="P6"/>
          </table:table-cell>
        </table:table-row>
        <table:table-row table:style-name="Tabla35.3">
          <table:table-cell table:style-name="Tabla35.A2" office:value-type="string">
            <text:p text:style-name="P31">SE4.a.7.a.1.a.6</text:p>
          </table:table-cell>
          <table:table-cell table:style-name="Tabla35.A2" office:value-type="string">
            <text:p text:style-name="P18">El flujo continua en el paso 4.a.8 del flujo alternativo.</text:p>
          </table:table-cell>
          <table:table-cell table:style-name="Tabla35.A2" office:value-type="string">
            <text:p text:style-name="P6"/>
          </table:table-cell>
          <table:table-cell table:style-name="Tabla35.D2" office:value-type="string">
            <text:p text:style-name="P6"/>
          </table:table-cell>
        </table:table-row>
        <table:table-row table:style-name="Tabla35.3">
          <table:table-cell table:style-name="Tabla35.A2" office:value-type="string">
            <text:p text:style-name="P31">SE4.a.8</text:p>
          </table:table-cell>
          <table:table-cell table:style-name="Tabla35.A2" office:value-type="string">
            <text:p text:style-name="P18">El sistema identifica el mensaje a imprimir para el cliente en recibo de abono segun sea su puntualidad y estado de las cuentas.</text:p>
          </table:table-cell>
          <table:table-cell table:style-name="Tabla35.A2" office:value-type="string">
            <text:p text:style-name="P6"/>
          </table:table-cell>
          <table:table-cell table:style-name="Tabla35.D2" office:value-type="string">
            <text:p text:style-name="P6"/>
          </table:table-cell>
        </table:table-row>
        <table:table-row table:style-name="Tabla35.3">
          <table:table-cell table:style-name="Tabla35.A2" office:value-type="string">
            <text:p text:style-name="P31">SE4.a.9</text:p>
          </table:table-cell>
          <table:table-cell table:style-name="Tabla35.A2" office:value-type="string">
            <text:p text:style-name="P18">El sistema valida que esta activo el sorteo y se entregaron mas de 14 boletos</text:p>
          </table:table-cell>
          <table:table-cell table:style-name="Tabla35.A2" office:value-type="string">
            <text:p text:style-name="P6"/>
          </table:table-cell>
          <table:table-cell table:style-name="Tabla35.D2" office:value-type="string">
            <text:p text:style-name="P6"/>
          </table:table-cell>
        </table:table-row>
        <table:table-row table:style-name="Tabla35.3">
          <table:table-cell table:style-name="Tabla35.A2" office:value-type="string">
            <text:p text:style-name="P31">SE4.a.10</text:p>
          </table:table-cell>
          <table:table-cell table:style-name="Tabla35.A2" office:value-type="string">
            <text:p text:style-name="P18">El sistema valida que la tienda esta trabajando como local o que está accesando a una cartera regional o por ciudad.</text:p>
          </table:table-cell>
          <table:table-cell table:style-name="Tabla35.A2" office:value-type="string">
            <text:p text:style-name="P6"/>
          </table:table-cell>
          <table:table-cell table:style-name="Tabla35.D2" office:value-type="string">
            <text:p text:style-name="P6"/>
          </table:table-cell>
        </table:table-row>
        <table:table-row table:style-name="Tabla35.3">
          <table:table-cell table:style-name="Tabla35.A2" office:value-type="string">
            <text:p text:style-name="P31">SE4.a.11</text:p>
          </table:table-cell>
          <table:table-cell table:style-name="Tabla35.A2" office:value-type="string">
            <text:p text:style-name="P18">El sistema imprime en el recibo la leyenda "Sus movimientos estan actualizados al: %s".</text:p>
          </table:table-cell>
          <table:table-cell table:style-name="Tabla35.A2" office:value-type="string">
            <text:p text:style-name="P6"/>
          </table:table-cell>
          <table:table-cell table:style-name="Tabla35.D2" office:value-type="string">
            <text:p text:style-name="P6"/>
          </table:table-cell>
        </table:table-row>
        <table:table-row table:style-name="Tabla35.3">
          <table:table-cell table:style-name="Tabla35.A2" office:value-type="string">
            <text:p text:style-name="P31">SE4.a.12</text:p>
          </table:table-cell>
          <table:table-cell table:style-name="Tabla35.A2" office:value-type="string">
            <text:p text:style-name="P18">El sistema valida que hubo bonificacion y se entregaron mas de 20 boletos.</text:p>
          </table:table-cell>
          <table:table-cell table:style-name="Tabla35.A2" office:value-type="string">
            <text:p text:style-name="P6"/>
          </table:table-cell>
          <table:table-cell table:style-name="Tabla35.D2" office:value-type="string">
            <text:p text:style-name="P6"/>
          </table:table-cell>
        </table:table-row>
        <table:table-row table:style-name="Tabla35.3">
          <table:table-cell table:style-name="Tabla35.A2" office:value-type="string">
            <text:p text:style-name="P31">SE4.a.13</text:p>
          </table:table-cell>
          <table:table-cell table:style-name="Tabla35.A2" office:value-type="string">
            <text:p text:style-name="P18">El sistema valida que el sorteo instantaneo no esta activo.</text:p>
          </table:table-cell>
          <table:table-cell table:style-name="Tabla35.A2" office:value-type="string">
            <text:p text:style-name="P6"/>
          </table:table-cell>
          <table:table-cell table:style-name="Tabla35.D2" office:value-type="string">
            <text:p text:style-name="P6"/>
          </table:table-cell>
        </table:table-row>
        <table:table-row table:style-name="Tabla35.3">
          <table:table-cell table:style-name="Tabla35.A2" office:value-type="string">
            <text:p text:style-name="P31">SE4.a.14</text:p>
          </table:table-cell>
          <table:table-cell table:style-name="Tabla35.A2" office:value-type="string">
            <text:p text:style-name="P18"><text:s/>El flujo continua en el paso 16 del flujo basico.</text:p>
          </table:table-cell>
          <table:table-cell table:style-name="Tabla35.A2" office:value-type="string">
            <text:p text:style-name="P6"/>
          </table:table-cell>
          <table:table-cell table:style-name="Tabla35.D2" office:value-type="string">
            <text:p text:style-name="P6"/>
          </table:table-cell>
        </table:table-row>
        <table:table-row table:style-name="Tabla35.3">
          <table:table-cell table:style-name="Tabla35.A2" office:value-type="string">
            <text:p text:style-name="P31">S16</text:p>
          </table:table-cell>
          <table:table-cell table:style-name="Tabla35.A2" office:value-type="string">
            <text:p text:style-name="P18">El sistema graba la imagen del recibo de abono.</text:p>
          </table:table-cell>
          <table:table-cell table:style-name="Tabla35.A2" office:value-type="string">
            <text:p text:style-name="P6"/>
          </table:table-cell>
          <table:table-cell table:style-name="Tabla35.D2" office:value-type="string">
            <text:p text:style-name="P6"/>
          </table:table-cell>
        </table:table-row>
        <table:table-row table:style-name="Tabla35.3">
          <table:table-cell table:style-name="Tabla35.A2" office:value-type="string">
            <text:p text:style-name="P31">S17</text:p>
          </table:table-cell>
          <table:table-cell table:style-name="Tabla35.A2" office:value-type="string">
            <text:p text:style-name="P18">El sistema determina si el cliente cumple con los datos requeridos y muestra el tipo de encuesta que se le aplicará al cliente.</text:p>
          </table:table-cell>
          <table:table-cell table:style-name="Tabla35.A2" office:value-type="string">
            <text:p text:style-name="P6"/>
          </table:table-cell>
          <table:table-cell table:style-name="Tabla35.D2" office:value-type="string">
            <text:p text:style-name="P6"/>
          </table:table-cell>
        </table:table-row>
        <table:table-row table:style-name="Tabla35.3">
          <table:table-cell table:style-name="Tabla35.A2" office:value-type="string">
            <text:p text:style-name="P31">S18</text:p>
          </table:table-cell>
          <table:table-cell table:style-name="Tabla35.A2" office:value-type="string">
            <text:p text:style-name="P18"><text:s/>El sistema verifica que no se capturo el pago de servicios.</text:p>
          </table:table-cell>
          <table:table-cell table:style-name="Tabla35.A2" office:value-type="string">
            <text:p text:style-name="P6"/>
          </table:table-cell>
          <table:table-cell table:style-name="Tabla35.D2" office:value-type="string">
            <text:p text:style-name="P6"/>
          </table:table-cell>
        </table:table-row>
        <table:table-row table:style-name="Tabla35.3">
          <table:table-cell table:style-name="Tabla35.A2" office:value-type="string">
            <text:p text:style-name="P31">S19</text:p>
          </table:table-cell>
          <table:table-cell table:style-name="Tabla35.A2" office:value-type="string">
            <text:p text:style-name="P18"><text:s/>El sistema manda llamar el caso de uso CU-0011-Invitacion Prestamo.</text:p>
          </table:table-cell>
          <table:table-cell table:style-name="Tabla35.A2" office:value-type="string">
            <text:p text:style-name="P6"/>
          </table:table-cell>
          <table:table-cell table:style-name="Tabla35.D2" office:value-type="string">
            <text:p text:style-name="P6"/>
          </table:table-cell>
        </table:table-row>
        <table:table-row table:style-name="Tabla35.3">
          <table:table-cell table:style-name="Tabla35.A2" office:value-type="string">
            <text:p text:style-name="P31">S20</text:p>
          </table:table-cell>
          <table:table-cell table:style-name="Tabla35.A2" office:value-type="string">
            <text:p text:style-name="P18">Fin de caso de uso</text:p>
          </table:table-cell>
          <table:table-cell table:style-name="Tabla35.A2" office:value-type="string">
            <text:p text:style-name="P6"/>
          </table:table-cell>
          <table:table-cell table:style-name="Tabla35.D2" office:value-type="string">
            <text:p text:style-name="P6"/>
          </table:table-cell>
        </table:table-row>
        <table:table-row table:style-name="Tabla35.3">
          <table:table-cell table:style-name="Tabla35.A2" office:value-type="string">
            <text:p text:style-name="P4">Estado el Caso de Prueba </text:p>
          </table:table-cell>
          <table:table-cell table:style-name="Tabla35.A2" office:value-type="string">
            <text:p text:style-name="P18">En preparación</text:p>
          </table:table-cell>
          <table:table-cell table:style-name="Tabla35.A2" office:value-type="string">
            <text:p text:style-name="P5"/>
          </table:table-cell>
          <table:table-cell table:style-name="Tabla35.D2" office:value-type="string">
            <text:p text:style-name="P6"/>
          </table:table-cell>
        </table:table-row>
      </table:table>
      <text:p text:style-name="Standard"/>
      <text:p text:style-name="Standard"/>
      <text:p text:style-name="Standard"><text:soft-page-break/></text:p>
      <table:table table:name="Tabla39" table:style-name="Tabla39">
        <table:table-column table:style-name="Tabla39.A"/>
        <table:table-column table:style-name="Tabla39.B"/>
        <table:table-column table:style-name="Tabla39.C"/>
        <table:table-column table:style-name="Tabla39.D"/>
        <table:table-row table:style-name="Tabla39.1">
          <table:table-cell table:style-name="Tabla39.A1" office:value-type="string">
            <text:p text:style-name="P4">Juego de Prueba:</text:p>
          </table:table-cell>
          <table:table-cell table:style-name="Tabla39.B1" table:number-columns-spanned="3" office:value-type="string">
            <text:p text:style-name="P32">CP-0005-38</text:p>
          </table:table-cell>
          <table:covered-table-cell/>
          <table:covered-table-cell/>
        </table:table-row>
        <table:table-row table:style-name="Tabla39.1">
          <table:table-cell table:style-name="Tabla39.A2" office:value-type="string">
            <text:p text:style-name="P4">Paso</text:p>
          </table:table-cell>
          <table:table-cell table:style-name="Tabla39.A2" office:value-type="string">
            <text:p text:style-name="P4">Descripción</text:p>
          </table:table-cell>
          <table:table-cell table:style-name="Tabla39.A2" office:value-type="string">
            <text:p text:style-name="P4">Resultado</text:p>
          </table:table-cell>
          <table:table-cell table:style-name="Tabla39.D2" office:value-type="string">
            <text:p text:style-name="P4">ID Problema</text:p>
          </table:table-cell>
        </table:table-row>
        <table:table-row table:style-name="Tabla39.3">
          <table:table-cell table:style-name="Tabla39.A2" office:value-type="string">
            <text:p text:style-name="P31">S1</text:p>
          </table:table-cell>
          <table:table-cell table:style-name="Tabla39.A2" office:value-type="string">
            <text:p text:style-name="P18">El caso de uso inicia cuando el sistema requiere imprimir el recibo de abono.</text:p>
          </table:table-cell>
          <table:table-cell table:style-name="Tabla39.A2" office:value-type="string">
            <text:p text:style-name="P6"/>
          </table:table-cell>
          <table:table-cell table:style-name="Tabla39.D2" office:value-type="string">
            <text:p text:style-name="P6"/>
          </table:table-cell>
        </table:table-row>
        <table:table-row table:style-name="Tabla39.3">
          <table:table-cell table:style-name="Tabla39.A2" office:value-type="string">
            <text:p text:style-name="P31">S2</text:p>
          </table:table-cell>
          <table:table-cell table:style-name="Tabla39.A2" office:value-type="string">
            <text:p text:style-name="P18">El sistema identifica si hay que imprimir la documentación del seguro de vida. </text:p>
          </table:table-cell>
          <table:table-cell table:style-name="Tabla39.A2" office:value-type="string">
            <text:p text:style-name="P6"/>
          </table:table-cell>
          <table:table-cell table:style-name="Tabla39.D2" office:value-type="string">
            <text:p text:style-name="P6"/>
          </table:table-cell>
        </table:table-row>
        <table:table-row table:style-name="Tabla39.3">
          <table:table-cell table:style-name="Tabla39.A2" office:value-type="string">
            <text:p text:style-name="P31">S3</text:p>
          </table:table-cell>
          <table:table-cell table:style-name="Tabla39.A2" office:value-type="string">
            <text:p text:style-name="P18">El sistema verifica si la tienda esta trabajando como tienda local o si está accesando a una cartera regional o por ciudad. <text:s text:c="8"/></text:p>
          </table:table-cell>
          <table:table-cell table:style-name="Tabla39.A2" office:value-type="string">
            <text:p text:style-name="P6"/>
          </table:table-cell>
          <table:table-cell table:style-name="Tabla39.D2" office:value-type="string">
            <text:p text:style-name="P6"/>
          </table:table-cell>
        </table:table-row>
        <table:table-row table:style-name="Tabla39.3">
          <table:table-cell table:style-name="Tabla39.A2" office:value-type="string">
            <text:p text:style-name="P31">SE4A</text:p>
          </table:table-cell>
          <table:table-cell table:style-name="Tabla39.A2" office:value-type="string">
            <text:p text:style-name="P18">El sistema valida que el tipo de impresora es termica.</text:p>
          </table:table-cell>
          <table:table-cell table:style-name="Tabla39.A2" office:value-type="string">
            <text:p text:style-name="P6"/>
          </table:table-cell>
          <table:table-cell table:style-name="Tabla39.D2" office:value-type="string">
            <text:p text:style-name="P6"/>
          </table:table-cell>
        </table:table-row>
        <table:table-row table:style-name="Tabla39.3">
          <table:table-cell table:style-name="Tabla39.A2" office:value-type="string">
            <text:p text:style-name="P31">SE4.a.1</text:p>
          </table:table-cell>
          <table:table-cell table:style-name="Tabla39.A2" office:value-type="string">
            <text:p text:style-name="P18">El sistema imprime lo siguiente en la parte superior izquierda del recibo:</text:p>
            <text:p text:style-name="P18"><text:s/>Logo de la empresa</text:p>
            <text:p text:style-name="P18">Coppel S.A. de C.V. República 2855</text:p>
            <text:p text:style-name="P18">Culiacán, Sin. RFC: COP-920428-Q20</text:p>
          </table:table-cell>
          <table:table-cell table:style-name="Tabla39.A2" office:value-type="string">
            <text:p text:style-name="P6"/>
          </table:table-cell>
          <table:table-cell table:style-name="Tabla39.D2" office:value-type="string">
            <text:p text:style-name="P6"/>
          </table:table-cell>
        </table:table-row>
        <table:table-row table:style-name="Tabla39.3">
          <table:table-cell table:style-name="Tabla39.A2" office:value-type="string">
            <text:p text:style-name="P31">SE4.a.2</text:p>
          </table:table-cell>
          <table:table-cell table:style-name="Tabla39.A2" office:value-type="string">
            <text:p text:style-name="P18">El sistema imprime lo siguiente en la parte superior derecha del recibo:</text:p>
            <text:p text:style-name="P18"/>
            <text:p text:style-name="P18">Recibo de Abono No. #### ######</text:p>
            <text:p text:style-name="P18">Nombre: (Nombre del cliente) <text:s text:c="11"/>Cliente: (No. Cliente)</text:p>
            <text:p text:style-name="P18">Fecha: dd-mmm-aaaa <text:s text:c="24"/>Tel: (telefono tienda)</text:p>
            <text:p text:style-name="P18">T-####: (nombre tienda) <text:s text:c="23"/>Caja: (area y caja)</text:p>
            <text:p text:style-name="P18">Gerente: (nombre gerente del area del sistema)</text:p>
          </table:table-cell>
          <table:table-cell table:style-name="Tabla39.A2" office:value-type="string">
            <text:p text:style-name="P6"/>
          </table:table-cell>
          <table:table-cell table:style-name="Tabla39.D2" office:value-type="string">
            <text:p text:style-name="P6"/>
          </table:table-cell>
        </table:table-row>
        <table:table-row table:style-name="Tabla39.3">
          <table:table-cell table:style-name="Tabla39.A2" office:value-type="string">
            <text:p text:style-name="P31">SE4.a.3</text:p>
          </table:table-cell>
          <table:table-cell table:style-name="Tabla39.A2" office:value-type="string">
            <text:p text:style-name="P18">El sistema imprime los siguientes datos en el recibo:</text:p>
            <text:p text:style-name="P18"><text:s text:c="31"/>Detallado</text:p>
            <text:p text:style-name="P18"><text:s text:c="32"/>Fecha de Compra:</text:p>
            <text:p text:style-name="P18"><text:s text:c="32"/>No. Factura:</text:p>
            <text:p text:style-name="P18"><text:s text:c="32"/>Usted Debía:</text:p>
            <text:p text:style-name="P18"><text:s text:c="32"/>Abono a Cuenta:</text:p>
            <text:p text:style-name="P18"><text:s text:c="32"/>Abono a Intereses:</text:p>
            <text:p text:style-name="P18"><text:s text:c="32"/>Usted Debe Hoy:</text:p>
            <text:p text:style-name="P18"><text:s text:c="32"/>Atrasado:</text:p>
            <text:p text:style-name="P18"><text:s text:c="32"/>Salda Con:</text:p>
            <text:p text:style-name="P18"><text:s text:c="32"/>Hasta el dia</text:p>
          </table:table-cell>
          <table:table-cell table:style-name="Tabla39.A2" office:value-type="string">
            <text:p text:style-name="P6"/>
          </table:table-cell>
          <table:table-cell table:style-name="Tabla39.D2" office:value-type="string">
            <text:p text:style-name="P6"/>
          </table:table-cell>
        </table:table-row>
        <table:table-row table:style-name="Tabla39.3">
          <table:table-cell table:style-name="Tabla39.A2" office:value-type="string">
            <text:p text:style-name="P31">SE4.a.4</text:p>
          </table:table-cell>
          <table:table-cell table:style-name="Tabla39.A2" office:value-type="string">
            <text:p text:style-name="P18">El sistema imprime los datos de cada una de las cuentas del cliente.</text:p>
          </table:table-cell>
          <table:table-cell table:style-name="Tabla39.A2" office:value-type="string">
            <text:p text:style-name="P6"/>
          </table:table-cell>
          <table:table-cell table:style-name="Tabla39.D2" office:value-type="string">
            <text:p text:style-name="P6"/>
          </table:table-cell>
        </table:table-row>
        <table:table-row table:style-name="Tabla39.3">
          <table:table-cell table:style-name="Tabla39.A2" office:value-type="string">
            <text:p text:style-name="P31">SE4.a.5</text:p>
          </table:table-cell>
          <table:table-cell table:style-name="Tabla39.A2" office:value-type="string">
            <text:p text:style-name="P18">El sistema imprime los totales en la parte derecha del recibo.</text:p>
          </table:table-cell>
          <table:table-cell table:style-name="Tabla39.A2" office:value-type="string">
            <text:p text:style-name="P6"/>
          </table:table-cell>
          <table:table-cell table:style-name="Tabla39.D2" office:value-type="string">
            <text:p text:style-name="P6"/>
          </table:table-cell>
        </table:table-row>
        <table:table-row table:style-name="Tabla39.3">
          <table:table-cell table:style-name="Tabla39.A2" office:value-type="string">
            <text:p text:style-name="P31">SE4.a.6</text:p>
          </table:table-cell>
          <table:table-cell table:style-name="Tabla39.A2" office:value-type="string">
            <text:p text:style-name="P18">El sistema imprime los siguientes datos en la parte inferior derecha del recibo:</text:p>
            <text:p text:style-name="P18"><text:s text:c="32"/>Total Abono: <text:s text:c="3"/>#,###.##</text:p>
            <text:p text:style-name="P18"><text:s text:c="32"/>Pago: <text:s text:c="10"/>#,###.##</text:p>
            <text:p text:style-name="P18"><text:soft-page-break/><text:s text:c="32"/>Cambio: <text:s text:c="8"/>#,###.##</text:p>
          </table:table-cell>
          <table:table-cell table:style-name="Tabla39.A2" office:value-type="string">
            <text:p text:style-name="P6"/>
          </table:table-cell>
          <table:table-cell table:style-name="Tabla39.D2" office:value-type="string">
            <text:p text:style-name="P6"/>
          </table:table-cell>
        </table:table-row>
        <table:table-row table:style-name="Tabla39.3">
          <table:table-cell table:style-name="Tabla39.A2" office:value-type="string">
            <text:p text:style-name="P31">SE4.a.7.a</text:p>
          </table:table-cell>
          <table:table-cell table:style-name="Tabla39.A2" office:value-type="string">
            <text:p text:style-name="P18">El sistema valida que el sorteo esta activo.</text:p>
          </table:table-cell>
          <table:table-cell table:style-name="Tabla39.A2" office:value-type="string">
            <text:p text:style-name="P6"/>
          </table:table-cell>
          <table:table-cell table:style-name="Tabla39.D2" office:value-type="string">
            <text:p text:style-name="P6"/>
          </table:table-cell>
        </table:table-row>
        <table:table-row table:style-name="Tabla39.3">
          <table:table-cell table:style-name="Tabla39.A2" office:value-type="string">
            <text:p text:style-name="P31">SE4.a.7.a.1.a</text:p>
          </table:table-cell>
          <table:table-cell table:style-name="Tabla39.A2" office:value-type="string">
            <text:p text:style-name="P18">El sistema valida que el importe del abono si amerita boletos del sorteo</text:p>
          </table:table-cell>
          <table:table-cell table:style-name="Tabla39.A2" office:value-type="string">
            <text:p text:style-name="P6"/>
          </table:table-cell>
          <table:table-cell table:style-name="Tabla39.D2" office:value-type="string">
            <text:p text:style-name="P6"/>
          </table:table-cell>
        </table:table-row>
        <table:table-row table:style-name="Tabla39.3">
          <table:table-cell table:style-name="Tabla39.A2" office:value-type="string">
            <text:p text:style-name="P31">SE4.a.7.a.1.a.1</text:p>
          </table:table-cell>
          <table:table-cell table:style-name="Tabla39.A2" office:value-type="string">
            <text:p text:style-name="P18">El sistema manda llamar al CU-0001-Boletos.</text:p>
          </table:table-cell>
          <table:table-cell table:style-name="Tabla39.A2" office:value-type="string">
            <text:p text:style-name="P6"/>
          </table:table-cell>
          <table:table-cell table:style-name="Tabla39.D2" office:value-type="string">
            <text:p text:style-name="P6"/>
          </table:table-cell>
        </table:table-row>
        <table:table-row table:style-name="Tabla39.3">
          <table:table-cell table:style-name="Tabla39.A2" office:value-type="string">
            <text:p text:style-name="P31">SE4.a.7.a.1.a.2</text:p>
          </table:table-cell>
          <table:table-cell table:style-name="Tabla39.A2" office:value-type="string">
            <text:p text:style-name="P18">El sistema obtiene la cantidad de boletos a entregar del caso de uso anterior.</text:p>
          </table:table-cell>
          <table:table-cell table:style-name="Tabla39.A2" office:value-type="string">
            <text:p text:style-name="P6"/>
          </table:table-cell>
          <table:table-cell table:style-name="Tabla39.D2" office:value-type="string">
            <text:p text:style-name="P6"/>
          </table:table-cell>
        </table:table-row>
        <table:table-row table:style-name="Tabla39.3">
          <table:table-cell table:style-name="Tabla39.A2" office:value-type="string">
            <text:p text:style-name="P31">SE4.a.7.a.1.a.3</text:p>
          </table:table-cell>
          <table:table-cell table:style-name="Tabla39.A2" office:value-type="string">
            <text:p text:style-name="P18">El sistema identifica que se obtuvierón boletos.</text:p>
          </table:table-cell>
          <table:table-cell table:style-name="Tabla39.A2" office:value-type="string">
            <text:p text:style-name="P6"/>
          </table:table-cell>
          <table:table-cell table:style-name="Tabla39.D2" office:value-type="string">
            <text:p text:style-name="P6"/>
          </table:table-cell>
        </table:table-row>
        <table:table-row table:style-name="Tabla39.3">
          <table:table-cell table:style-name="Tabla39.A2" office:value-type="string">
            <text:p text:style-name="P31">SE4.a.7.a.1.a.4</text:p>
          </table:table-cell>
          <table:table-cell table:style-name="Tabla39.A2" office:value-type="string">
            <text:p text:style-name="P18">El sistema imprime en el recibo la leyenda <text:s/>"Sus números para el Gran Sorteo. Consérvelos y Mucha Suerte".</text:p>
          </table:table-cell>
          <table:table-cell table:style-name="Tabla39.A2" office:value-type="string">
            <text:p text:style-name="P6"/>
          </table:table-cell>
          <table:table-cell table:style-name="Tabla39.D2" office:value-type="string">
            <text:p text:style-name="P6"/>
          </table:table-cell>
        </table:table-row>
        <table:table-row table:style-name="Tabla39.3">
          <table:table-cell table:style-name="Tabla39.A2" office:value-type="string">
            <text:p text:style-name="P31">SE4.a.7.a.1.a.5</text:p>
          </table:table-cell>
          <table:table-cell table:style-name="Tabla39.A2" office:value-type="string">
            <text:p text:style-name="P18">El sistema imprime en el recibo la leyenda "SEGOB " y el numero de permiso.</text:p>
          </table:table-cell>
          <table:table-cell table:style-name="Tabla39.A2" office:value-type="string">
            <text:p text:style-name="P6"/>
          </table:table-cell>
          <table:table-cell table:style-name="Tabla39.D2" office:value-type="string">
            <text:p text:style-name="P6"/>
          </table:table-cell>
        </table:table-row>
        <table:table-row table:style-name="Tabla39.3">
          <table:table-cell table:style-name="Tabla39.A2" office:value-type="string">
            <text:p text:style-name="P31">SE4.a.7.a.1.a.6</text:p>
          </table:table-cell>
          <table:table-cell table:style-name="Tabla39.A2" office:value-type="string">
            <text:p text:style-name="P18">El flujo continua en el paso 4.a.8 del flujo alternativo.</text:p>
          </table:table-cell>
          <table:table-cell table:style-name="Tabla39.A2" office:value-type="string">
            <text:p text:style-name="P6"/>
          </table:table-cell>
          <table:table-cell table:style-name="Tabla39.D2" office:value-type="string">
            <text:p text:style-name="P6"/>
          </table:table-cell>
        </table:table-row>
        <table:table-row table:style-name="Tabla39.3">
          <table:table-cell table:style-name="Tabla39.A2" office:value-type="string">
            <text:p text:style-name="P31">SE4.a.8</text:p>
          </table:table-cell>
          <table:table-cell table:style-name="Tabla39.A2" office:value-type="string">
            <text:p text:style-name="P18">El sistema identifica el mensaje a imprimir para el cliente en recibo de abono segun sea su puntualidad y estado de las cuentas.</text:p>
          </table:table-cell>
          <table:table-cell table:style-name="Tabla39.A2" office:value-type="string">
            <text:p text:style-name="P6"/>
          </table:table-cell>
          <table:table-cell table:style-name="Tabla39.D2" office:value-type="string">
            <text:p text:style-name="P6"/>
          </table:table-cell>
        </table:table-row>
        <table:table-row table:style-name="Tabla39.3">
          <table:table-cell table:style-name="Tabla39.A2" office:value-type="string">
            <text:p text:style-name="P31">SE4.a.9.a</text:p>
          </table:table-cell>
          <table:table-cell table:style-name="Tabla39.A2" office:value-type="string">
            <text:p text:style-name="P18">El sistema valida que no esta activo el sorteo o que se entregaron menos de 15 boletos.</text:p>
          </table:table-cell>
          <table:table-cell table:style-name="Tabla39.A2" office:value-type="string">
            <text:p text:style-name="P6"/>
          </table:table-cell>
          <table:table-cell table:style-name="Tabla39.D2" office:value-type="string">
            <text:p text:style-name="P6"/>
          </table:table-cell>
        </table:table-row>
        <table:table-row table:style-name="Tabla39.3">
          <table:table-cell table:style-name="Tabla39.A2" office:value-type="string">
            <text:p text:style-name="P31">SE4.a.9.a.1</text:p>
          </table:table-cell>
          <table:table-cell table:style-name="Tabla39.A2" office:value-type="string">
            <text:p text:style-name="P18">El sistema imprime el mensaje para el cliente en el recibo.</text:p>
          </table:table-cell>
          <table:table-cell table:style-name="Tabla39.A2" office:value-type="string">
            <text:p text:style-name="P6"/>
          </table:table-cell>
          <table:table-cell table:style-name="Tabla39.D2" office:value-type="string">
            <text:p text:style-name="P6"/>
          </table:table-cell>
        </table:table-row>
        <table:table-row table:style-name="Tabla39.3">
          <table:table-cell table:style-name="Tabla39.A2" office:value-type="string">
            <text:p text:style-name="P31">SE4.a.9.a.2</text:p>
          </table:table-cell>
          <table:table-cell table:style-name="Tabla39.A2" office:value-type="string">
            <text:p text:style-name="P18">El flujo continua en el paso 4.a.10 del flujo alternativo.</text:p>
          </table:table-cell>
          <table:table-cell table:style-name="Tabla39.A2" office:value-type="string">
            <text:p text:style-name="P6"/>
          </table:table-cell>
          <table:table-cell table:style-name="Tabla39.D2" office:value-type="string">
            <text:p text:style-name="P6"/>
          </table:table-cell>
        </table:table-row>
        <table:table-row table:style-name="Tabla39.3">
          <table:table-cell table:style-name="Tabla39.A2" office:value-type="string">
            <text:p text:style-name="P31">SE4.a.10</text:p>
          </table:table-cell>
          <table:table-cell table:style-name="Tabla39.A2" office:value-type="string">
            <text:p text:style-name="P18">El sistema valida que la tienda esta trabajando como local o que está accesando a una cartera regional o por ciudad.</text:p>
          </table:table-cell>
          <table:table-cell table:style-name="Tabla39.A2" office:value-type="string">
            <text:p text:style-name="P6"/>
          </table:table-cell>
          <table:table-cell table:style-name="Tabla39.D2" office:value-type="string">
            <text:p text:style-name="P6"/>
          </table:table-cell>
        </table:table-row>
        <table:table-row table:style-name="Tabla39.3">
          <table:table-cell table:style-name="Tabla39.A2" office:value-type="string">
            <text:p text:style-name="P31">SE4.a.11</text:p>
          </table:table-cell>
          <table:table-cell table:style-name="Tabla39.A2" office:value-type="string">
            <text:p text:style-name="P18">El sistema imprime en el recibo la leyenda "Sus movimientos estan actualizados al: %s".</text:p>
          </table:table-cell>
          <table:table-cell table:style-name="Tabla39.A2" office:value-type="string">
            <text:p text:style-name="P6"/>
          </table:table-cell>
          <table:table-cell table:style-name="Tabla39.D2" office:value-type="string">
            <text:p text:style-name="P6"/>
          </table:table-cell>
        </table:table-row>
        <table:table-row table:style-name="Tabla39.3">
          <table:table-cell table:style-name="Tabla39.A2" office:value-type="string">
            <text:p text:style-name="P31">SE4.a.12</text:p>
          </table:table-cell>
          <table:table-cell table:style-name="Tabla39.A2" office:value-type="string">
            <text:p text:style-name="P18">El sistema valida que hubo bonificacion y se entregaron mas de 20 boletos.</text:p>
          </table:table-cell>
          <table:table-cell table:style-name="Tabla39.A2" office:value-type="string">
            <text:p text:style-name="P6"/>
          </table:table-cell>
          <table:table-cell table:style-name="Tabla39.D2" office:value-type="string">
            <text:p text:style-name="P6"/>
          </table:table-cell>
        </table:table-row>
        <table:table-row table:style-name="Tabla39.3">
          <table:table-cell table:style-name="Tabla39.A2" office:value-type="string">
            <text:p text:style-name="P31">SE4.a.13</text:p>
          </table:table-cell>
          <table:table-cell table:style-name="Tabla39.A2" office:value-type="string">
            <text:p text:style-name="P18">El sistema valida que el sorteo instantaneo no esta activo.</text:p>
          </table:table-cell>
          <table:table-cell table:style-name="Tabla39.A2" office:value-type="string">
            <text:p text:style-name="P6"/>
          </table:table-cell>
          <table:table-cell table:style-name="Tabla39.D2" office:value-type="string">
            <text:p text:style-name="P6"/>
          </table:table-cell>
        </table:table-row>
        <table:table-row table:style-name="Tabla39.3">
          <table:table-cell table:style-name="Tabla39.A2" office:value-type="string">
            <text:p text:style-name="P31">SE4.a.14</text:p>
          </table:table-cell>
          <table:table-cell table:style-name="Tabla39.A2" office:value-type="string">
            <text:p text:style-name="P18"><text:s/>El flujo continua en el paso 16 del flujo basico.</text:p>
          </table:table-cell>
          <table:table-cell table:style-name="Tabla39.A2" office:value-type="string">
            <text:p text:style-name="P6"/>
          </table:table-cell>
          <table:table-cell table:style-name="Tabla39.D2" office:value-type="string">
            <text:p text:style-name="P6"/>
          </table:table-cell>
        </table:table-row>
        <table:table-row table:style-name="Tabla39.3">
          <table:table-cell table:style-name="Tabla39.A2" office:value-type="string">
            <text:p text:style-name="P31">S16</text:p>
          </table:table-cell>
          <table:table-cell table:style-name="Tabla39.A2" office:value-type="string">
            <text:p text:style-name="P18">El sistema graba la imagen del recibo de abono.</text:p>
          </table:table-cell>
          <table:table-cell table:style-name="Tabla39.A2" office:value-type="string">
            <text:p text:style-name="P6"/>
          </table:table-cell>
          <table:table-cell table:style-name="Tabla39.D2" office:value-type="string">
            <text:p text:style-name="P6"/>
          </table:table-cell>
        </table:table-row>
        <table:table-row table:style-name="Tabla39.3">
          <table:table-cell table:style-name="Tabla39.A2" office:value-type="string">
            <text:p text:style-name="P31">S17</text:p>
          </table:table-cell>
          <table:table-cell table:style-name="Tabla39.A2" office:value-type="string">
            <text:p text:style-name="P18">El sistema determina si el cliente cumple con los datos requeridos y muestra el tipo de encuesta que se le aplicará al cliente.</text:p>
          </table:table-cell>
          <table:table-cell table:style-name="Tabla39.A2" office:value-type="string">
            <text:p text:style-name="P6"/>
          </table:table-cell>
          <table:table-cell table:style-name="Tabla39.D2" office:value-type="string">
            <text:p text:style-name="P6"/>
          </table:table-cell>
        </table:table-row>
        <table:table-row table:style-name="Tabla39.3">
          <table:table-cell table:style-name="Tabla39.A2" office:value-type="string">
            <text:p text:style-name="P31">S18</text:p>
          </table:table-cell>
          <table:table-cell table:style-name="Tabla39.A2" office:value-type="string">
            <text:p text:style-name="P18"><text:s/>El sistema verifica que no se capturo el pago de servicios.</text:p>
          </table:table-cell>
          <table:table-cell table:style-name="Tabla39.A2" office:value-type="string">
            <text:p text:style-name="P6"/>
          </table:table-cell>
          <table:table-cell table:style-name="Tabla39.D2" office:value-type="string">
            <text:p text:style-name="P6"/>
          </table:table-cell>
        </table:table-row>
        <table:table-row table:style-name="Tabla39.3">
          <table:table-cell table:style-name="Tabla39.A2" office:value-type="string">
            <text:p text:style-name="P31">S19</text:p>
          </table:table-cell>
          <table:table-cell table:style-name="Tabla39.A2" office:value-type="string">
            <text:p text:style-name="P18"><text:s/>El sistema manda llamar el caso de uso CU-0011-Invitacion Prestamo.</text:p>
          </table:table-cell>
          <table:table-cell table:style-name="Tabla39.A2" office:value-type="string">
            <text:p text:style-name="P6"/>
          </table:table-cell>
          <table:table-cell table:style-name="Tabla39.D2" office:value-type="string">
            <text:p text:style-name="P6"/>
          </table:table-cell>
        </table:table-row>
        <table:table-row table:style-name="Tabla39.3">
          <table:table-cell table:style-name="Tabla39.A2" office:value-type="string">
            <text:p text:style-name="P31">S20</text:p>
          </table:table-cell>
          <table:table-cell table:style-name="Tabla39.A2" office:value-type="string">
            <text:p text:style-name="P18">Fin de caso de uso</text:p>
          </table:table-cell>
          <table:table-cell table:style-name="Tabla39.A2" office:value-type="string">
            <text:p text:style-name="P6"/>
          </table:table-cell>
          <table:table-cell table:style-name="Tabla39.D2" office:value-type="string">
            <text:p text:style-name="P6"/>
          </table:table-cell>
        </table:table-row>
        <table:table-row table:style-name="Tabla39.3">
          <table:table-cell table:style-name="Tabla39.A2" office:value-type="string">
            <text:p text:style-name="P4">Estado el Caso de Prueba </text:p>
          </table:table-cell>
          <table:table-cell table:style-name="Tabla39.A2" office:value-type="string">
            <text:p text:style-name="P18">En preparación</text:p>
          </table:table-cell>
          <table:table-cell table:style-name="Tabla39.A2" office:value-type="string">
            <text:p text:style-name="P5"/>
          </table:table-cell>
          <table:table-cell table:style-name="Tabla39.D2" office:value-type="string">
            <text:p text:style-name="P6"/>
          </table:table-cell>
        </table:table-row>
      </table:table>
      <text:p text:style-name="Standard"/>
      <text:p text:style-name="Standard"/>
      <table:table table:name="Tabla40" table:style-name="Tabla40">
        <table:table-column table:style-name="Tabla40.A"/>
        <table:table-column table:style-name="Tabla40.B"/>
        <table:table-column table:style-name="Tabla40.C"/>
        <table:table-column table:style-name="Tabla40.D"/>
        <table:table-row table:style-name="Tabla40.1">
          <table:table-cell table:style-name="Tabla40.A1" office:value-type="string">
            <text:p text:style-name="P4">Juego de Prueba:</text:p>
          </table:table-cell>
          <table:table-cell table:style-name="Tabla40.B1" table:number-columns-spanned="3" office:value-type="string">
            <text:p text:style-name="P32">CP-0005-39</text:p>
          </table:table-cell>
          <table:covered-table-cell/>
          <table:covered-table-cell/>
        </table:table-row>
        <text:soft-page-break/>
        <table:table-row table:style-name="Tabla40.1">
          <table:table-cell table:style-name="Tabla40.A2" office:value-type="string">
            <text:p text:style-name="P4">Paso</text:p>
          </table:table-cell>
          <table:table-cell table:style-name="Tabla40.A2" office:value-type="string">
            <text:p text:style-name="P4">Descripción</text:p>
          </table:table-cell>
          <table:table-cell table:style-name="Tabla40.A2" office:value-type="string">
            <text:p text:style-name="P4">Resultado</text:p>
          </table:table-cell>
          <table:table-cell table:style-name="Tabla40.D2" office:value-type="string">
            <text:p text:style-name="P4">ID Problema</text:p>
          </table:table-cell>
        </table:table-row>
        <table:table-row table:style-name="Tabla40.3">
          <table:table-cell table:style-name="Tabla40.A2" office:value-type="string">
            <text:p text:style-name="P31">S1</text:p>
          </table:table-cell>
          <table:table-cell table:style-name="Tabla40.A2" office:value-type="string">
            <text:p text:style-name="P18">El caso de uso inicia cuando el sistema requiere imprimir el recibo de abono.</text:p>
          </table:table-cell>
          <table:table-cell table:style-name="Tabla40.A2" office:value-type="string">
            <text:p text:style-name="P6"/>
          </table:table-cell>
          <table:table-cell table:style-name="Tabla40.D2" office:value-type="string">
            <text:p text:style-name="P6"/>
          </table:table-cell>
        </table:table-row>
        <table:table-row table:style-name="Tabla40.3">
          <table:table-cell table:style-name="Tabla40.A2" office:value-type="string">
            <text:p text:style-name="P31">S2</text:p>
          </table:table-cell>
          <table:table-cell table:style-name="Tabla40.A2" office:value-type="string">
            <text:p text:style-name="P18">El sistema identifica si hay que imprimir la documentación del seguro de vida. <text:s/></text:p>
          </table:table-cell>
          <table:table-cell table:style-name="Tabla40.A2" office:value-type="string">
            <text:p text:style-name="P6"/>
          </table:table-cell>
          <table:table-cell table:style-name="Tabla40.D2" office:value-type="string">
            <text:p text:style-name="P6"/>
          </table:table-cell>
        </table:table-row>
        <table:table-row table:style-name="Tabla40.3">
          <table:table-cell table:style-name="Tabla40.A2" office:value-type="string">
            <text:p text:style-name="P31">S3</text:p>
          </table:table-cell>
          <table:table-cell table:style-name="Tabla40.A2" office:value-type="string">
            <text:p text:style-name="P18">El sistema verifica si la tienda esta trabajando como tienda local o si está accesando a una cartera regional o por ciudad. <text:s text:c="8"/></text:p>
          </table:table-cell>
          <table:table-cell table:style-name="Tabla40.A2" office:value-type="string">
            <text:p text:style-name="P6"/>
          </table:table-cell>
          <table:table-cell table:style-name="Tabla40.D2" office:value-type="string">
            <text:p text:style-name="P6"/>
          </table:table-cell>
        </table:table-row>
        <table:table-row table:style-name="Tabla40.3">
          <table:table-cell table:style-name="Tabla40.A2" office:value-type="string">
            <text:p text:style-name="P31">SE4A</text:p>
          </table:table-cell>
          <table:table-cell table:style-name="Tabla40.A2" office:value-type="string">
            <text:p text:style-name="P18">El sistema valida que el tipo de impresora es termica.</text:p>
          </table:table-cell>
          <table:table-cell table:style-name="Tabla40.A2" office:value-type="string">
            <text:p text:style-name="P6"/>
          </table:table-cell>
          <table:table-cell table:style-name="Tabla40.D2" office:value-type="string">
            <text:p text:style-name="P6"/>
          </table:table-cell>
        </table:table-row>
        <table:table-row table:style-name="Tabla40.3">
          <table:table-cell table:style-name="Tabla40.A2" office:value-type="string">
            <text:p text:style-name="P31">SE4.a.1</text:p>
          </table:table-cell>
          <table:table-cell table:style-name="Tabla40.A2" office:value-type="string">
            <text:p text:style-name="P18">El sistema imprime lo siguiente en la parte superior izquierda del recibo:</text:p>
            <text:p text:style-name="P18"><text:s/>Logo de la empresa</text:p>
            <text:p text:style-name="P18">Coppel S.A. de C.V. República 2855</text:p>
            <text:p text:style-name="P18">Culiacán, Sin. RFC: COP-920428-Q20</text:p>
          </table:table-cell>
          <table:table-cell table:style-name="Tabla40.A2" office:value-type="string">
            <text:p text:style-name="P6"/>
          </table:table-cell>
          <table:table-cell table:style-name="Tabla40.D2" office:value-type="string">
            <text:p text:style-name="P6"/>
          </table:table-cell>
        </table:table-row>
        <table:table-row table:style-name="Tabla40.3">
          <table:table-cell table:style-name="Tabla40.A2" office:value-type="string">
            <text:p text:style-name="P31">SE4.a.2</text:p>
          </table:table-cell>
          <table:table-cell table:style-name="Tabla40.A2" office:value-type="string">
            <text:p text:style-name="P18">El sistema imprime lo siguiente en la parte superior derecha del recibo:</text:p>
            <text:p text:style-name="P18"/>
            <text:p text:style-name="P18">Recibo de Abono No. #### ######</text:p>
            <text:p text:style-name="P18">Nombre: (Nombre del cliente) <text:s text:c="11"/>Cliente: (No. Cliente)</text:p>
            <text:p text:style-name="P18">Fecha: dd-mmm-aaaa <text:s text:c="24"/>Tel: (telefono tienda)</text:p>
            <text:p text:style-name="P18">T-####: (nombre tienda) <text:s text:c="23"/>Caja: (area y caja)</text:p>
            <text:p text:style-name="P18">Gerente: (nombre gerente del area del sistema)</text:p>
          </table:table-cell>
          <table:table-cell table:style-name="Tabla40.A2" office:value-type="string">
            <text:p text:style-name="P6"/>
          </table:table-cell>
          <table:table-cell table:style-name="Tabla40.D2" office:value-type="string">
            <text:p text:style-name="P6"/>
          </table:table-cell>
        </table:table-row>
        <table:table-row table:style-name="Tabla40.3">
          <table:table-cell table:style-name="Tabla40.A2" office:value-type="string">
            <text:p text:style-name="P31">SE4.a.3</text:p>
          </table:table-cell>
          <table:table-cell table:style-name="Tabla40.A2" office:value-type="string">
            <text:p text:style-name="P18">El sistema imprime los siguientes datos en el recibo:</text:p>
            <text:p text:style-name="P18"><text:s text:c="31"/>Detallado</text:p>
            <text:p text:style-name="P18"><text:s text:c="32"/>Fecha de Compra:</text:p>
            <text:p text:style-name="P18"><text:s text:c="32"/>No. Factura:</text:p>
            <text:p text:style-name="P18"><text:s text:c="32"/>Usted Debía:</text:p>
            <text:p text:style-name="P18"><text:s text:c="32"/>Abono a Cuenta:</text:p>
            <text:p text:style-name="P18"><text:s text:c="32"/>Abono a Intereses:</text:p>
            <text:p text:style-name="P18"><text:s text:c="32"/>Usted Debe Hoy:</text:p>
            <text:p text:style-name="P18"><text:s text:c="32"/>Atrasado:</text:p>
            <text:p text:style-name="P18"><text:s text:c="32"/>Salda Con:</text:p>
            <text:p text:style-name="P18"><text:s text:c="32"/>Hasta el dia</text:p>
          </table:table-cell>
          <table:table-cell table:style-name="Tabla40.A2" office:value-type="string">
            <text:p text:style-name="P6"/>
          </table:table-cell>
          <table:table-cell table:style-name="Tabla40.D2" office:value-type="string">
            <text:p text:style-name="P6"/>
          </table:table-cell>
        </table:table-row>
        <table:table-row table:style-name="Tabla40.3">
          <table:table-cell table:style-name="Tabla40.A2" office:value-type="string">
            <text:p text:style-name="P31">SE4.a.4</text:p>
          </table:table-cell>
          <table:table-cell table:style-name="Tabla40.A2" office:value-type="string">
            <text:p text:style-name="P18">El sistema imprime los datos de cada una de las cuentas del cliente.</text:p>
          </table:table-cell>
          <table:table-cell table:style-name="Tabla40.A2" office:value-type="string">
            <text:p text:style-name="P6"/>
          </table:table-cell>
          <table:table-cell table:style-name="Tabla40.D2" office:value-type="string">
            <text:p text:style-name="P6"/>
          </table:table-cell>
        </table:table-row>
        <table:table-row table:style-name="Tabla40.3">
          <table:table-cell table:style-name="Tabla40.A2" office:value-type="string">
            <text:p text:style-name="P31">SE4.a.5</text:p>
          </table:table-cell>
          <table:table-cell table:style-name="Tabla40.A2" office:value-type="string">
            <text:p text:style-name="P18">El sistema imprime los totales en la parte derecha del recibo.</text:p>
          </table:table-cell>
          <table:table-cell table:style-name="Tabla40.A2" office:value-type="string">
            <text:p text:style-name="P6"/>
          </table:table-cell>
          <table:table-cell table:style-name="Tabla40.D2" office:value-type="string">
            <text:p text:style-name="P6"/>
          </table:table-cell>
        </table:table-row>
        <table:table-row table:style-name="Tabla40.3">
          <table:table-cell table:style-name="Tabla40.A2" office:value-type="string">
            <text:p text:style-name="P31">SE4.a.6</text:p>
          </table:table-cell>
          <table:table-cell table:style-name="Tabla40.A2" office:value-type="string">
            <text:p text:style-name="P18">El sistema imprime los siguientes datos en la parte inferior derecha del recibo:</text:p>
            <text:p text:style-name="P18"><text:s text:c="32"/>Total Abono: <text:s text:c="3"/>#,###.##</text:p>
            <text:p text:style-name="P18"><text:s text:c="32"/>Pago: <text:s text:c="10"/>#,###.##</text:p>
            <text:p text:style-name="P18"><text:s text:c="32"/>Cambio: <text:s text:c="8"/>#,###.##</text:p>
          </table:table-cell>
          <table:table-cell table:style-name="Tabla40.A2" office:value-type="string">
            <text:p text:style-name="P6"/>
          </table:table-cell>
          <table:table-cell table:style-name="Tabla40.D2" office:value-type="string">
            <text:p text:style-name="P6"/>
          </table:table-cell>
        </table:table-row>
        <text:soft-page-break/>
        <table:table-row table:style-name="Tabla40.3">
          <table:table-cell table:style-name="Tabla40.A2" office:value-type="string">
            <text:p text:style-name="P31">SE4.a.7.a</text:p>
          </table:table-cell>
          <table:table-cell table:style-name="Tabla40.A2" office:value-type="string">
            <text:p text:style-name="P18">El sistema valida que el sorteo esta activo.</text:p>
          </table:table-cell>
          <table:table-cell table:style-name="Tabla40.A2" office:value-type="string">
            <text:p text:style-name="P6"/>
          </table:table-cell>
          <table:table-cell table:style-name="Tabla40.D2" office:value-type="string">
            <text:p text:style-name="P6"/>
          </table:table-cell>
        </table:table-row>
        <table:table-row table:style-name="Tabla40.3">
          <table:table-cell table:style-name="Tabla40.A2" office:value-type="string">
            <text:p text:style-name="P31">SE4.a.7.a.1.a</text:p>
          </table:table-cell>
          <table:table-cell table:style-name="Tabla40.A2" office:value-type="string">
            <text:p text:style-name="P18">El sistema valida que el importe del abono si amerita boletos del sorteo</text:p>
          </table:table-cell>
          <table:table-cell table:style-name="Tabla40.A2" office:value-type="string">
            <text:p text:style-name="P6"/>
          </table:table-cell>
          <table:table-cell table:style-name="Tabla40.D2" office:value-type="string">
            <text:p text:style-name="P6"/>
          </table:table-cell>
        </table:table-row>
        <table:table-row table:style-name="Tabla40.3">
          <table:table-cell table:style-name="Tabla40.A2" office:value-type="string">
            <text:p text:style-name="P31">SE4.a.7.a.1.a.1</text:p>
          </table:table-cell>
          <table:table-cell table:style-name="Tabla40.A2" office:value-type="string">
            <text:p text:style-name="P18">El sistema manda llamar al CU-0001-Boletos.</text:p>
          </table:table-cell>
          <table:table-cell table:style-name="Tabla40.A2" office:value-type="string">
            <text:p text:style-name="P6"/>
          </table:table-cell>
          <table:table-cell table:style-name="Tabla40.D2" office:value-type="string">
            <text:p text:style-name="P6"/>
          </table:table-cell>
        </table:table-row>
        <table:table-row table:style-name="Tabla40.3">
          <table:table-cell table:style-name="Tabla40.A2" office:value-type="string">
            <text:p text:style-name="P31">SE4.a.7.a.1.a.2</text:p>
          </table:table-cell>
          <table:table-cell table:style-name="Tabla40.A2" office:value-type="string">
            <text:p text:style-name="P18">El sistema obtiene la cantidad de boletos a entregar del caso de uso anterior.</text:p>
          </table:table-cell>
          <table:table-cell table:style-name="Tabla40.A2" office:value-type="string">
            <text:p text:style-name="P6"/>
          </table:table-cell>
          <table:table-cell table:style-name="Tabla40.D2" office:value-type="string">
            <text:p text:style-name="P6"/>
          </table:table-cell>
        </table:table-row>
        <table:table-row table:style-name="Tabla40.3">
          <table:table-cell table:style-name="Tabla40.A2" office:value-type="string">
            <text:p text:style-name="P31">SE4.a.7.a.1.a.3</text:p>
          </table:table-cell>
          <table:table-cell table:style-name="Tabla40.A2" office:value-type="string">
            <text:p text:style-name="P18">El sistema identifica que se obtuvierón boletos.</text:p>
          </table:table-cell>
          <table:table-cell table:style-name="Tabla40.A2" office:value-type="string">
            <text:p text:style-name="P6"/>
          </table:table-cell>
          <table:table-cell table:style-name="Tabla40.D2" office:value-type="string">
            <text:p text:style-name="P6"/>
          </table:table-cell>
        </table:table-row>
        <table:table-row table:style-name="Tabla40.3">
          <table:table-cell table:style-name="Tabla40.A2" office:value-type="string">
            <text:p text:style-name="P31">SE4.a.7.a.1.a.4</text:p>
          </table:table-cell>
          <table:table-cell table:style-name="Tabla40.A2" office:value-type="string">
            <text:p text:style-name="P18">El sistema imprime en el recibo la leyenda <text:s/>"Sus números para el Gran Sorteo. Consérvelos y Mucha Suerte".</text:p>
          </table:table-cell>
          <table:table-cell table:style-name="Tabla40.A2" office:value-type="string">
            <text:p text:style-name="P6"/>
          </table:table-cell>
          <table:table-cell table:style-name="Tabla40.D2" office:value-type="string">
            <text:p text:style-name="P6"/>
          </table:table-cell>
        </table:table-row>
        <table:table-row table:style-name="Tabla40.3">
          <table:table-cell table:style-name="Tabla40.A2" office:value-type="string">
            <text:p text:style-name="P31">SE4.a.7.a.1.a.5</text:p>
          </table:table-cell>
          <table:table-cell table:style-name="Tabla40.A2" office:value-type="string">
            <text:p text:style-name="P18">El sistema imprime en el recibo la leyenda "SEGOB " y el numero de permiso.</text:p>
          </table:table-cell>
          <table:table-cell table:style-name="Tabla40.A2" office:value-type="string">
            <text:p text:style-name="P6"/>
          </table:table-cell>
          <table:table-cell table:style-name="Tabla40.D2" office:value-type="string">
            <text:p text:style-name="P6"/>
          </table:table-cell>
        </table:table-row>
        <table:table-row table:style-name="Tabla40.3">
          <table:table-cell table:style-name="Tabla40.A2" office:value-type="string">
            <text:p text:style-name="P31">SE4.a.7.a.1.a.6</text:p>
          </table:table-cell>
          <table:table-cell table:style-name="Tabla40.A2" office:value-type="string">
            <text:p text:style-name="P18">El flujo continua en el paso 4.a.8 del flujo alternativo.</text:p>
          </table:table-cell>
          <table:table-cell table:style-name="Tabla40.A2" office:value-type="string">
            <text:p text:style-name="P6"/>
          </table:table-cell>
          <table:table-cell table:style-name="Tabla40.D2" office:value-type="string">
            <text:p text:style-name="P6"/>
          </table:table-cell>
        </table:table-row>
        <table:table-row table:style-name="Tabla40.3">
          <table:table-cell table:style-name="Tabla40.A2" office:value-type="string">
            <text:p text:style-name="P31">SE4.a.8</text:p>
          </table:table-cell>
          <table:table-cell table:style-name="Tabla40.A2" office:value-type="string">
            <text:p text:style-name="P18">El sistema identifica el mensaje a imprimir para el cliente en recibo de abono segun sea su puntualidad y estado de las cuentas.</text:p>
          </table:table-cell>
          <table:table-cell table:style-name="Tabla40.A2" office:value-type="string">
            <text:p text:style-name="P6"/>
          </table:table-cell>
          <table:table-cell table:style-name="Tabla40.D2" office:value-type="string">
            <text:p text:style-name="P6"/>
          </table:table-cell>
        </table:table-row>
        <table:table-row table:style-name="Tabla40.3">
          <table:table-cell table:style-name="Tabla40.A2" office:value-type="string">
            <text:p text:style-name="P31">SE4.a.9</text:p>
          </table:table-cell>
          <table:table-cell table:style-name="Tabla40.A2" office:value-type="string">
            <text:p text:style-name="P18">El sistema valida que esta activo el sorteo y se entregaron mas de 14 boletos</text:p>
          </table:table-cell>
          <table:table-cell table:style-name="Tabla40.A2" office:value-type="string">
            <text:p text:style-name="P6"/>
          </table:table-cell>
          <table:table-cell table:style-name="Tabla40.D2" office:value-type="string">
            <text:p text:style-name="P6"/>
          </table:table-cell>
        </table:table-row>
        <table:table-row table:style-name="Tabla40.3">
          <table:table-cell table:style-name="Tabla40.A2" office:value-type="string">
            <text:p text:style-name="P31">SE4.a.10</text:p>
          </table:table-cell>
          <table:table-cell table:style-name="Tabla40.A2" office:value-type="string">
            <text:p text:style-name="P18">El sistema valida que la tienda esta trabajando como local o que está accesando a una cartera regional o por ciudad.</text:p>
          </table:table-cell>
          <table:table-cell table:style-name="Tabla40.A2" office:value-type="string">
            <text:p text:style-name="P6"/>
          </table:table-cell>
          <table:table-cell table:style-name="Tabla40.D2" office:value-type="string">
            <text:p text:style-name="P6"/>
          </table:table-cell>
        </table:table-row>
        <table:table-row table:style-name="Tabla40.3">
          <table:table-cell table:style-name="Tabla40.A2" office:value-type="string">
            <text:p text:style-name="P31">SE4.a.10.a.1</text:p>
          </table:table-cell>
          <table:table-cell table:style-name="Tabla40.A2" office:value-type="string">
            <text:p text:style-name="P18">El sistema valida que la tienda tiene estacionamiento.</text:p>
          </table:table-cell>
          <table:table-cell table:style-name="Tabla40.A2" office:value-type="string">
            <text:p text:style-name="P6"/>
          </table:table-cell>
          <table:table-cell table:style-name="Tabla40.D2" office:value-type="string">
            <text:p text:style-name="P6"/>
          </table:table-cell>
        </table:table-row>
        <table:table-row table:style-name="Tabla40.3">
          <table:table-cell table:style-name="Tabla40.A2" office:value-type="string">
            <text:p text:style-name="P31">SE4.a.10.a.2</text:p>
          </table:table-cell>
          <table:table-cell table:style-name="Tabla40.A2" office:value-type="string">
            <text:p text:style-name="P18">El sistema imprime la leyenda "Estacionamiento exclusivo para Clientes"</text:p>
          </table:table-cell>
          <table:table-cell table:style-name="Tabla40.A2" office:value-type="string">
            <text:p text:style-name="P6"/>
          </table:table-cell>
          <table:table-cell table:style-name="Tabla40.D2" office:value-type="string">
            <text:p text:style-name="P6"/>
          </table:table-cell>
        </table:table-row>
        <table:table-row table:style-name="Tabla40.3">
          <table:table-cell table:style-name="Tabla40.A2" office:value-type="string">
            <text:p text:style-name="P31">SE4.a.10.a.3</text:p>
          </table:table-cell>
          <table:table-cell table:style-name="Tabla40.A2" office:value-type="string">
            <text:p text:style-name="P18">El flujo continúa en el paso 4.a.12 del flujo alternativo</text:p>
          </table:table-cell>
          <table:table-cell table:style-name="Tabla40.A2" office:value-type="string">
            <text:p text:style-name="P6"/>
          </table:table-cell>
          <table:table-cell table:style-name="Tabla40.D2" office:value-type="string">
            <text:p text:style-name="P6"/>
          </table:table-cell>
        </table:table-row>
        <table:table-row table:style-name="Tabla40.3">
          <table:table-cell table:style-name="Tabla40.A2" office:value-type="string">
            <text:p text:style-name="P31">SE4.a.12</text:p>
          </table:table-cell>
          <table:table-cell table:style-name="Tabla40.A2" office:value-type="string">
            <text:p text:style-name="P18">El sistema valida que hubo bonificacion y se entregaron mas de 20 boletos.</text:p>
          </table:table-cell>
          <table:table-cell table:style-name="Tabla40.A2" office:value-type="string">
            <text:p text:style-name="P6"/>
          </table:table-cell>
          <table:table-cell table:style-name="Tabla40.D2" office:value-type="string">
            <text:p text:style-name="P6"/>
          </table:table-cell>
        </table:table-row>
        <table:table-row table:style-name="Tabla40.3">
          <table:table-cell table:style-name="Tabla40.A2" office:value-type="string">
            <text:p text:style-name="P31">SE4.a.13</text:p>
          </table:table-cell>
          <table:table-cell table:style-name="Tabla40.A2" office:value-type="string">
            <text:p text:style-name="P18">El sistema valida que el sorteo instantaneo no esta activo.</text:p>
          </table:table-cell>
          <table:table-cell table:style-name="Tabla40.A2" office:value-type="string">
            <text:p text:style-name="P6"/>
          </table:table-cell>
          <table:table-cell table:style-name="Tabla40.D2" office:value-type="string">
            <text:p text:style-name="P6"/>
          </table:table-cell>
        </table:table-row>
        <table:table-row table:style-name="Tabla40.3">
          <table:table-cell table:style-name="Tabla40.A2" office:value-type="string">
            <text:p text:style-name="P31">SE4.a.14</text:p>
          </table:table-cell>
          <table:table-cell table:style-name="Tabla40.A2" office:value-type="string">
            <text:p text:style-name="P18"><text:s/>El flujo continua en el paso 16 del flujo basico.</text:p>
          </table:table-cell>
          <table:table-cell table:style-name="Tabla40.A2" office:value-type="string">
            <text:p text:style-name="P6"/>
          </table:table-cell>
          <table:table-cell table:style-name="Tabla40.D2" office:value-type="string">
            <text:p text:style-name="P6"/>
          </table:table-cell>
        </table:table-row>
        <table:table-row table:style-name="Tabla40.3">
          <table:table-cell table:style-name="Tabla40.A2" office:value-type="string">
            <text:p text:style-name="P31">S16</text:p>
          </table:table-cell>
          <table:table-cell table:style-name="Tabla40.A2" office:value-type="string">
            <text:p text:style-name="P18">El sistema graba la imagen del recibo de abono.</text:p>
          </table:table-cell>
          <table:table-cell table:style-name="Tabla40.A2" office:value-type="string">
            <text:p text:style-name="P6"/>
          </table:table-cell>
          <table:table-cell table:style-name="Tabla40.D2" office:value-type="string">
            <text:p text:style-name="P6"/>
          </table:table-cell>
        </table:table-row>
        <table:table-row table:style-name="Tabla40.3">
          <table:table-cell table:style-name="Tabla40.A2" office:value-type="string">
            <text:p text:style-name="P31">S17</text:p>
          </table:table-cell>
          <table:table-cell table:style-name="Tabla40.A2" office:value-type="string">
            <text:p text:style-name="P18">El sistema determina si el cliente cumple con los datos requeridos y muestra el tipo de encuesta que se le aplicará al cliente.</text:p>
          </table:table-cell>
          <table:table-cell table:style-name="Tabla40.A2" office:value-type="string">
            <text:p text:style-name="P6"/>
          </table:table-cell>
          <table:table-cell table:style-name="Tabla40.D2" office:value-type="string">
            <text:p text:style-name="P6"/>
          </table:table-cell>
        </table:table-row>
        <table:table-row table:style-name="Tabla40.3">
          <table:table-cell table:style-name="Tabla40.A2" office:value-type="string">
            <text:p text:style-name="P31">S18</text:p>
          </table:table-cell>
          <table:table-cell table:style-name="Tabla40.A2" office:value-type="string">
            <text:p text:style-name="P18"><text:s/>El sistema verifica que no se capturo el pago de servicios.</text:p>
          </table:table-cell>
          <table:table-cell table:style-name="Tabla40.A2" office:value-type="string">
            <text:p text:style-name="P6"/>
          </table:table-cell>
          <table:table-cell table:style-name="Tabla40.D2" office:value-type="string">
            <text:p text:style-name="P6"/>
          </table:table-cell>
        </table:table-row>
        <table:table-row table:style-name="Tabla40.3">
          <table:table-cell table:style-name="Tabla40.A2" office:value-type="string">
            <text:p text:style-name="P31">S19</text:p>
          </table:table-cell>
          <table:table-cell table:style-name="Tabla40.A2" office:value-type="string">
            <text:p text:style-name="P18"><text:s/>El sistema manda llamar el caso de uso CU-0011-Invitacion Prestamo.</text:p>
          </table:table-cell>
          <table:table-cell table:style-name="Tabla40.A2" office:value-type="string">
            <text:p text:style-name="P6"/>
          </table:table-cell>
          <table:table-cell table:style-name="Tabla40.D2" office:value-type="string">
            <text:p text:style-name="P6"/>
          </table:table-cell>
        </table:table-row>
        <table:table-row table:style-name="Tabla40.3">
          <table:table-cell table:style-name="Tabla40.A2" office:value-type="string">
            <text:p text:style-name="P31">S20</text:p>
          </table:table-cell>
          <table:table-cell table:style-name="Tabla40.A2" office:value-type="string">
            <text:p text:style-name="P18">Fin de caso de uso</text:p>
          </table:table-cell>
          <table:table-cell table:style-name="Tabla40.A2" office:value-type="string">
            <text:p text:style-name="P6"/>
          </table:table-cell>
          <table:table-cell table:style-name="Tabla40.D2" office:value-type="string">
            <text:p text:style-name="P6"/>
          </table:table-cell>
        </table:table-row>
        <table:table-row table:style-name="Tabla40.3">
          <table:table-cell table:style-name="Tabla40.A2" office:value-type="string">
            <text:p text:style-name="P4">Estado el Caso de Prueba </text:p>
          </table:table-cell>
          <table:table-cell table:style-name="Tabla40.A2" office:value-type="string">
            <text:p text:style-name="P18">En preparación</text:p>
          </table:table-cell>
          <table:table-cell table:style-name="Tabla40.A2" office:value-type="string">
            <text:p text:style-name="P5"/>
          </table:table-cell>
          <table:table-cell table:style-name="Tabla40.D2" office:value-type="string">
            <text:p text:style-name="P6"/>
          </table:table-cell>
        </table:table-row>
      </table:table>
      <text:p text:style-name="Standard"/>
      <text:p text:style-name="Standard"/>
      <table:table table:name="Tabla41" table:style-name="Tabla41">
        <table:table-column table:style-name="Tabla41.A"/>
        <table:table-column table:style-name="Tabla41.B"/>
        <table:table-column table:style-name="Tabla41.C"/>
        <table:table-column table:style-name="Tabla41.D"/>
        <table:table-row table:style-name="Tabla41.1">
          <table:table-cell table:style-name="Tabla41.A1" office:value-type="string">
            <text:p text:style-name="P4">Juego de Prueba:</text:p>
          </table:table-cell>
          <table:table-cell table:style-name="Tabla41.B1" table:number-columns-spanned="3" office:value-type="string">
            <text:p text:style-name="P32">CP-0005-40</text:p>
          </table:table-cell>
          <table:covered-table-cell/>
          <table:covered-table-cell/>
        </table:table-row>
        <table:table-row table:style-name="Tabla41.1">
          <table:table-cell table:style-name="Tabla41.A2" office:value-type="string">
            <text:p text:style-name="P4">Paso</text:p>
          </table:table-cell>
          <table:table-cell table:style-name="Tabla41.A2" office:value-type="string">
            <text:p text:style-name="P4">Descripción</text:p>
          </table:table-cell>
          <table:table-cell table:style-name="Tabla41.A2" office:value-type="string">
            <text:p text:style-name="P4">Resultado</text:p>
          </table:table-cell>
          <table:table-cell table:style-name="Tabla41.D2" office:value-type="string">
            <text:p text:style-name="P4">ID Problema</text:p>
          </table:table-cell>
        </table:table-row>
        <text:soft-page-break/>
        <table:table-row table:style-name="Tabla41.3">
          <table:table-cell table:style-name="Tabla41.A2" office:value-type="string">
            <text:p text:style-name="P31">S1</text:p>
          </table:table-cell>
          <table:table-cell table:style-name="Tabla41.A2" office:value-type="string">
            <text:p text:style-name="P18">El caso de uso inicia cuando el sistema requiere imprimir el recibo de abono.</text:p>
          </table:table-cell>
          <table:table-cell table:style-name="Tabla41.A2" office:value-type="string">
            <text:p text:style-name="P6"/>
          </table:table-cell>
          <table:table-cell table:style-name="Tabla41.D2" office:value-type="string">
            <text:p text:style-name="P6"/>
          </table:table-cell>
        </table:table-row>
        <table:table-row table:style-name="Tabla41.3">
          <table:table-cell table:style-name="Tabla41.A2" office:value-type="string">
            <text:p text:style-name="P31">S2</text:p>
          </table:table-cell>
          <table:table-cell table:style-name="Tabla41.A2" office:value-type="string">
            <text:p text:style-name="P18">El sistema identifica si hay que imprimir la documentación del seguro de vida. <text:s text:c="7"/></text:p>
          </table:table-cell>
          <table:table-cell table:style-name="Tabla41.A2" office:value-type="string">
            <text:p text:style-name="P6"/>
          </table:table-cell>
          <table:table-cell table:style-name="Tabla41.D2" office:value-type="string">
            <text:p text:style-name="P6"/>
          </table:table-cell>
        </table:table-row>
        <table:table-row table:style-name="Tabla41.3">
          <table:table-cell table:style-name="Tabla41.A2" office:value-type="string">
            <text:p text:style-name="P31">S3</text:p>
          </table:table-cell>
          <table:table-cell table:style-name="Tabla41.A2" office:value-type="string">
            <text:p text:style-name="P18">El sistema verifica si la tienda esta trabajando como tienda local o si está accesando a una cartera regional o por ciudad. <text:s text:c="7"/></text:p>
          </table:table-cell>
          <table:table-cell table:style-name="Tabla41.A2" office:value-type="string">
            <text:p text:style-name="P6"/>
          </table:table-cell>
          <table:table-cell table:style-name="Tabla41.D2" office:value-type="string">
            <text:p text:style-name="P6"/>
          </table:table-cell>
        </table:table-row>
        <table:table-row table:style-name="Tabla41.3">
          <table:table-cell table:style-name="Tabla41.A2" office:value-type="string">
            <text:p text:style-name="P31">SE4A</text:p>
          </table:table-cell>
          <table:table-cell table:style-name="Tabla41.A2" office:value-type="string">
            <text:p text:style-name="P18">El sistema valida que el tipo de impresora es termica.</text:p>
          </table:table-cell>
          <table:table-cell table:style-name="Tabla41.A2" office:value-type="string">
            <text:p text:style-name="P6"/>
          </table:table-cell>
          <table:table-cell table:style-name="Tabla41.D2" office:value-type="string">
            <text:p text:style-name="P6"/>
          </table:table-cell>
        </table:table-row>
        <table:table-row table:style-name="Tabla41.3">
          <table:table-cell table:style-name="Tabla41.A2" office:value-type="string">
            <text:p text:style-name="P31">SE4.a.1</text:p>
          </table:table-cell>
          <table:table-cell table:style-name="Tabla41.A2" office:value-type="string">
            <text:p text:style-name="P18">El sistema imprime lo siguiente en la parte superior izquierda del recibo:</text:p>
            <text:p text:style-name="P18"><text:s/>Logo de la empresa</text:p>
            <text:p text:style-name="P18">Coppel S.A. de C.V. República 2855</text:p>
            <text:p text:style-name="P18">Culiacán, Sin. RFC: COP-920428-Q20</text:p>
          </table:table-cell>
          <table:table-cell table:style-name="Tabla41.A2" office:value-type="string">
            <text:p text:style-name="P6"/>
          </table:table-cell>
          <table:table-cell table:style-name="Tabla41.D2" office:value-type="string">
            <text:p text:style-name="P6"/>
          </table:table-cell>
        </table:table-row>
        <table:table-row table:style-name="Tabla41.3">
          <table:table-cell table:style-name="Tabla41.A2" office:value-type="string">
            <text:p text:style-name="P31">SE4.a.2</text:p>
          </table:table-cell>
          <table:table-cell table:style-name="Tabla41.A2" office:value-type="string">
            <text:p text:style-name="P18">El sistema imprime lo siguiente en la parte superior derecha del recibo:</text:p>
            <text:p text:style-name="P18"/>
            <text:p text:style-name="P18">Recibo de Abono No. #### ######</text:p>
            <text:p text:style-name="P18">Nombre: (Nombre del cliente) <text:s text:c="11"/>Cliente: (No. Cliente)</text:p>
            <text:p text:style-name="P18">Fecha: dd-mmm-aaaa <text:s text:c="24"/>Tel: (telefono tienda)</text:p>
            <text:p text:style-name="P18">T-####: (nombre tienda) <text:s text:c="23"/>Caja: (area y caja)</text:p>
            <text:p text:style-name="P18">Gerente: (nombre gerente del area del sistema)</text:p>
          </table:table-cell>
          <table:table-cell table:style-name="Tabla41.A2" office:value-type="string">
            <text:p text:style-name="P6"/>
          </table:table-cell>
          <table:table-cell table:style-name="Tabla41.D2" office:value-type="string">
            <text:p text:style-name="P6"/>
          </table:table-cell>
        </table:table-row>
        <table:table-row table:style-name="Tabla41.3">
          <table:table-cell table:style-name="Tabla41.A2" office:value-type="string">
            <text:p text:style-name="P31">SE4.a.3</text:p>
          </table:table-cell>
          <table:table-cell table:style-name="Tabla41.A2" office:value-type="string">
            <text:p text:style-name="P18">El sistema imprime los siguientes datos en el recibo:</text:p>
            <text:p text:style-name="P18"><text:s text:c="31"/>Detallado</text:p>
            <text:p text:style-name="P18"><text:s text:c="32"/>Fecha de Compra:</text:p>
            <text:p text:style-name="P18"><text:s text:c="32"/>No. Factura:</text:p>
            <text:p text:style-name="P18"><text:s text:c="32"/>Usted Debía:</text:p>
            <text:p text:style-name="P18"><text:s text:c="32"/>Abono a Cuenta:</text:p>
            <text:p text:style-name="P18"><text:s text:c="32"/>Abono a Intereses:</text:p>
            <text:p text:style-name="P18"><text:s text:c="32"/>Usted Debe Hoy:</text:p>
            <text:p text:style-name="P18"><text:s text:c="32"/>Atrasado:</text:p>
            <text:p text:style-name="P18"><text:s text:c="32"/>Salda Con:</text:p>
            <text:p text:style-name="P18"><text:s text:c="32"/>Hasta el dia</text:p>
          </table:table-cell>
          <table:table-cell table:style-name="Tabla41.A2" office:value-type="string">
            <text:p text:style-name="P6"/>
          </table:table-cell>
          <table:table-cell table:style-name="Tabla41.D2" office:value-type="string">
            <text:p text:style-name="P6"/>
          </table:table-cell>
        </table:table-row>
        <table:table-row table:style-name="Tabla41.3">
          <table:table-cell table:style-name="Tabla41.A2" office:value-type="string">
            <text:p text:style-name="P31">SE4.a.4</text:p>
          </table:table-cell>
          <table:table-cell table:style-name="Tabla41.A2" office:value-type="string">
            <text:p text:style-name="P18">El sistema imprime los datos de cada una de las cuentas del cliente.</text:p>
          </table:table-cell>
          <table:table-cell table:style-name="Tabla41.A2" office:value-type="string">
            <text:p text:style-name="P6"/>
          </table:table-cell>
          <table:table-cell table:style-name="Tabla41.D2" office:value-type="string">
            <text:p text:style-name="P6"/>
          </table:table-cell>
        </table:table-row>
        <table:table-row table:style-name="Tabla41.3">
          <table:table-cell table:style-name="Tabla41.A2" office:value-type="string">
            <text:p text:style-name="P31">SE4.a.5</text:p>
          </table:table-cell>
          <table:table-cell table:style-name="Tabla41.A2" office:value-type="string">
            <text:p text:style-name="P18">El sistema imprime los totales en la parte derecha del recibo.</text:p>
          </table:table-cell>
          <table:table-cell table:style-name="Tabla41.A2" office:value-type="string">
            <text:p text:style-name="P6"/>
          </table:table-cell>
          <table:table-cell table:style-name="Tabla41.D2" office:value-type="string">
            <text:p text:style-name="P6"/>
          </table:table-cell>
        </table:table-row>
        <table:table-row table:style-name="Tabla41.3">
          <table:table-cell table:style-name="Tabla41.A2" office:value-type="string">
            <text:p text:style-name="P31">SE4.a.6</text:p>
          </table:table-cell>
          <table:table-cell table:style-name="Tabla41.A2" office:value-type="string">
            <text:p text:style-name="P18">El sistema imprime los siguientes datos en la parte inferior derecha del recibo:</text:p>
            <text:p text:style-name="P18"><text:s text:c="32"/>Total Abono: <text:s text:c="3"/>#,###.##</text:p>
            <text:p text:style-name="P18"><text:s text:c="32"/>Pago: <text:s text:c="10"/>#,###.##</text:p>
            <text:p text:style-name="P18"><text:s text:c="32"/>Cambio: <text:s text:c="8"/>#,###.##</text:p>
          </table:table-cell>
          <table:table-cell table:style-name="Tabla41.A2" office:value-type="string">
            <text:p text:style-name="P6"/>
          </table:table-cell>
          <table:table-cell table:style-name="Tabla41.D2" office:value-type="string">
            <text:p text:style-name="P6"/>
          </table:table-cell>
        </table:table-row>
        <table:table-row table:style-name="Tabla41.3">
          <table:table-cell table:style-name="Tabla41.A2" office:value-type="string">
            <text:p text:style-name="P31">SE4.a.7.a</text:p>
          </table:table-cell>
          <table:table-cell table:style-name="Tabla41.A2" office:value-type="string">
            <text:p text:style-name="P18">El sistema valida que el sorteo esta activo.</text:p>
          </table:table-cell>
          <table:table-cell table:style-name="Tabla41.A2" office:value-type="string">
            <text:p text:style-name="P6"/>
          </table:table-cell>
          <table:table-cell table:style-name="Tabla41.D2" office:value-type="string">
            <text:p text:style-name="P6"/>
          </table:table-cell>
        </table:table-row>
        <text:soft-page-break/>
        <table:table-row table:style-name="Tabla41.3">
          <table:table-cell table:style-name="Tabla41.A2" office:value-type="string">
            <text:p text:style-name="P31">SE4.a.7.a.1.a</text:p>
          </table:table-cell>
          <table:table-cell table:style-name="Tabla41.A2" office:value-type="string">
            <text:p text:style-name="P18">El sistema valida que el importe del abono si amerita boletos del sorteo</text:p>
          </table:table-cell>
          <table:table-cell table:style-name="Tabla41.A2" office:value-type="string">
            <text:p text:style-name="P6"/>
          </table:table-cell>
          <table:table-cell table:style-name="Tabla41.D2" office:value-type="string">
            <text:p text:style-name="P6"/>
          </table:table-cell>
        </table:table-row>
        <table:table-row table:style-name="Tabla41.3">
          <table:table-cell table:style-name="Tabla41.A2" office:value-type="string">
            <text:p text:style-name="P31">SE4.a.7.a.1.a.1</text:p>
          </table:table-cell>
          <table:table-cell table:style-name="Tabla41.A2" office:value-type="string">
            <text:p text:style-name="P18">El sistema manda llamar al CU-0001-Boletos.</text:p>
          </table:table-cell>
          <table:table-cell table:style-name="Tabla41.A2" office:value-type="string">
            <text:p text:style-name="P6"/>
          </table:table-cell>
          <table:table-cell table:style-name="Tabla41.D2" office:value-type="string">
            <text:p text:style-name="P6"/>
          </table:table-cell>
        </table:table-row>
        <table:table-row table:style-name="Tabla41.3">
          <table:table-cell table:style-name="Tabla41.A2" office:value-type="string">
            <text:p text:style-name="P31">SE4.a.7.a.1.a.2</text:p>
          </table:table-cell>
          <table:table-cell table:style-name="Tabla41.A2" office:value-type="string">
            <text:p text:style-name="P18">El sistema obtiene la cantidad de boletos a entregar del caso de uso anterior.</text:p>
          </table:table-cell>
          <table:table-cell table:style-name="Tabla41.A2" office:value-type="string">
            <text:p text:style-name="P6"/>
          </table:table-cell>
          <table:table-cell table:style-name="Tabla41.D2" office:value-type="string">
            <text:p text:style-name="P6"/>
          </table:table-cell>
        </table:table-row>
        <table:table-row table:style-name="Tabla41.3">
          <table:table-cell table:style-name="Tabla41.A2" office:value-type="string">
            <text:p text:style-name="P31">SE4.a.7.a.1.a.3</text:p>
          </table:table-cell>
          <table:table-cell table:style-name="Tabla41.A2" office:value-type="string">
            <text:p text:style-name="P18">El sistema identifica que se obtuvierón boletos.</text:p>
          </table:table-cell>
          <table:table-cell table:style-name="Tabla41.A2" office:value-type="string">
            <text:p text:style-name="P6"/>
          </table:table-cell>
          <table:table-cell table:style-name="Tabla41.D2" office:value-type="string">
            <text:p text:style-name="P6"/>
          </table:table-cell>
        </table:table-row>
        <table:table-row table:style-name="Tabla41.3">
          <table:table-cell table:style-name="Tabla41.A2" office:value-type="string">
            <text:p text:style-name="P31">SE4.a.7.a.1.a.4</text:p>
          </table:table-cell>
          <table:table-cell table:style-name="Tabla41.A2" office:value-type="string">
            <text:p text:style-name="P18">El sistema imprime en el recibo la leyenda <text:s/>"Sus números para el Gran Sorteo. Consérvelos y Mucha Suerte".</text:p>
          </table:table-cell>
          <table:table-cell table:style-name="Tabla41.A2" office:value-type="string">
            <text:p text:style-name="P6"/>
          </table:table-cell>
          <table:table-cell table:style-name="Tabla41.D2" office:value-type="string">
            <text:p text:style-name="P6"/>
          </table:table-cell>
        </table:table-row>
        <table:table-row table:style-name="Tabla41.3">
          <table:table-cell table:style-name="Tabla41.A2" office:value-type="string">
            <text:p text:style-name="P31">SE4.a.7.a.1.a.5</text:p>
          </table:table-cell>
          <table:table-cell table:style-name="Tabla41.A2" office:value-type="string">
            <text:p text:style-name="P18">El sistema imprime en el recibo la leyenda "SEGOB " y el numero de permiso.</text:p>
          </table:table-cell>
          <table:table-cell table:style-name="Tabla41.A2" office:value-type="string">
            <text:p text:style-name="P6"/>
          </table:table-cell>
          <table:table-cell table:style-name="Tabla41.D2" office:value-type="string">
            <text:p text:style-name="P6"/>
          </table:table-cell>
        </table:table-row>
        <table:table-row table:style-name="Tabla41.3">
          <table:table-cell table:style-name="Tabla41.A2" office:value-type="string">
            <text:p text:style-name="P31">SE4.a.7.a.1.a.6</text:p>
          </table:table-cell>
          <table:table-cell table:style-name="Tabla41.A2" office:value-type="string">
            <text:p text:style-name="P18">El flujo continua en el paso 4.a.8 del flujo alternativo.</text:p>
          </table:table-cell>
          <table:table-cell table:style-name="Tabla41.A2" office:value-type="string">
            <text:p text:style-name="P6"/>
          </table:table-cell>
          <table:table-cell table:style-name="Tabla41.D2" office:value-type="string">
            <text:p text:style-name="P6"/>
          </table:table-cell>
        </table:table-row>
        <table:table-row table:style-name="Tabla41.3">
          <table:table-cell table:style-name="Tabla41.A2" office:value-type="string">
            <text:p text:style-name="P31">SE4.a.8</text:p>
          </table:table-cell>
          <table:table-cell table:style-name="Tabla41.A2" office:value-type="string">
            <text:p text:style-name="P18">El sistema identifica el mensaje a imprimir para el cliente en recibo de abono segun sea su puntualidad y estado de las cuentas.</text:p>
          </table:table-cell>
          <table:table-cell table:style-name="Tabla41.A2" office:value-type="string">
            <text:p text:style-name="P6"/>
          </table:table-cell>
          <table:table-cell table:style-name="Tabla41.D2" office:value-type="string">
            <text:p text:style-name="P6"/>
          </table:table-cell>
        </table:table-row>
        <table:table-row table:style-name="Tabla41.3">
          <table:table-cell table:style-name="Tabla41.A2" office:value-type="string">
            <text:p text:style-name="P31">SE4.a.9</text:p>
          </table:table-cell>
          <table:table-cell table:style-name="Tabla41.A2" office:value-type="string">
            <text:p text:style-name="P18">El sistema valida que esta activo el sorteo y se entregaron mas de 14 boletos</text:p>
          </table:table-cell>
          <table:table-cell table:style-name="Tabla41.A2" office:value-type="string">
            <text:p text:style-name="P6"/>
          </table:table-cell>
          <table:table-cell table:style-name="Tabla41.D2" office:value-type="string">
            <text:p text:style-name="P6"/>
          </table:table-cell>
        </table:table-row>
        <table:table-row table:style-name="Tabla41.3">
          <table:table-cell table:style-name="Tabla41.A2" office:value-type="string">
            <text:p text:style-name="P31">SE4.a.10</text:p>
          </table:table-cell>
          <table:table-cell table:style-name="Tabla41.A2" office:value-type="string">
            <text:p text:style-name="P18">El sistema valida que la tienda esta trabajando como local o que está accesando a una cartera regional o por ciudad.</text:p>
          </table:table-cell>
          <table:table-cell table:style-name="Tabla41.A2" office:value-type="string">
            <text:p text:style-name="P6"/>
          </table:table-cell>
          <table:table-cell table:style-name="Tabla41.D2" office:value-type="string">
            <text:p text:style-name="P6"/>
          </table:table-cell>
        </table:table-row>
        <table:table-row table:style-name="Tabla41.3">
          <table:table-cell table:style-name="Tabla41.A2" office:value-type="string">
            <text:p text:style-name="P31">SE4.a.10.a.1</text:p>
          </table:table-cell>
          <table:table-cell table:style-name="Tabla41.A2" office:value-type="string">
            <text:p text:style-name="P18">El sistema valida que la tienda tiene estacionamiento.</text:p>
          </table:table-cell>
          <table:table-cell table:style-name="Tabla41.A2" office:value-type="string">
            <text:p text:style-name="P6"/>
          </table:table-cell>
          <table:table-cell table:style-name="Tabla41.D2" office:value-type="string">
            <text:p text:style-name="P6"/>
          </table:table-cell>
        </table:table-row>
        <table:table-row table:style-name="Tabla41.3">
          <table:table-cell table:style-name="Tabla41.A2" office:value-type="string">
            <text:p text:style-name="P31">SE4.a.10.a.2</text:p>
          </table:table-cell>
          <table:table-cell table:style-name="Tabla41.A2" office:value-type="string">
            <text:p text:style-name="P18">El sistema imprime la leyenda "Estacionamiento exclusivo para Clientes"</text:p>
          </table:table-cell>
          <table:table-cell table:style-name="Tabla41.A2" office:value-type="string">
            <text:p text:style-name="P6"/>
          </table:table-cell>
          <table:table-cell table:style-name="Tabla41.D2" office:value-type="string">
            <text:p text:style-name="P6"/>
          </table:table-cell>
        </table:table-row>
        <table:table-row table:style-name="Tabla41.3">
          <table:table-cell table:style-name="Tabla41.A2" office:value-type="string">
            <text:p text:style-name="P31">SE4.a.10.a.3</text:p>
          </table:table-cell>
          <table:table-cell table:style-name="Tabla41.A2" office:value-type="string">
            <text:p text:style-name="P18">El flujo continúa en el paso 4.a.12 del flujo alternativo</text:p>
          </table:table-cell>
          <table:table-cell table:style-name="Tabla41.A2" office:value-type="string">
            <text:p text:style-name="P6"/>
          </table:table-cell>
          <table:table-cell table:style-name="Tabla41.D2" office:value-type="string">
            <text:p text:style-name="P6"/>
          </table:table-cell>
        </table:table-row>
        <table:table-row table:style-name="Tabla41.3">
          <table:table-cell table:style-name="Tabla41.A2" office:value-type="string">
            <text:p text:style-name="P31">SE4.a.12.a</text:p>
          </table:table-cell>
          <table:table-cell table:style-name="Tabla41.A2" office:value-type="string">
            <text:p text:style-name="P18">El sistema valida que no hubo bonificacion o no se entregaron mas de 20 boletos.</text:p>
          </table:table-cell>
          <table:table-cell table:style-name="Tabla41.A2" office:value-type="string">
            <text:p text:style-name="P6"/>
          </table:table-cell>
          <table:table-cell table:style-name="Tabla41.D2" office:value-type="string">
            <text:p text:style-name="P6"/>
          </table:table-cell>
        </table:table-row>
        <table:table-row table:style-name="Tabla41.3">
          <table:table-cell table:style-name="Tabla41.A2" office:value-type="string">
            <text:p text:style-name="P31">SE4.a.12.a.1</text:p>
          </table:table-cell>
          <table:table-cell table:style-name="Tabla41.A2" office:value-type="string">
            <text:p text:style-name="P18">El sistema imprime en el recibo la leyenda "¡Coppel, Mejora tu vida!¡Gracias por tu Abono!"</text:p>
          </table:table-cell>
          <table:table-cell table:style-name="Tabla41.A2" office:value-type="string">
            <text:p text:style-name="P6"/>
          </table:table-cell>
          <table:table-cell table:style-name="Tabla41.D2" office:value-type="string">
            <text:p text:style-name="P6"/>
          </table:table-cell>
        </table:table-row>
        <table:table-row table:style-name="Tabla41.3">
          <table:table-cell table:style-name="Tabla41.A2" office:value-type="string">
            <text:p text:style-name="P31">SE4.a.12.a.2</text:p>
          </table:table-cell>
          <table:table-cell table:style-name="Tabla41.A2" office:value-type="string">
            <text:p text:style-name="P18">El flujo continua en el paso 4.a.13 del flujo alternativo.</text:p>
          </table:table-cell>
          <table:table-cell table:style-name="Tabla41.A2" office:value-type="string">
            <text:p text:style-name="P6"/>
          </table:table-cell>
          <table:table-cell table:style-name="Tabla41.D2" office:value-type="string">
            <text:p text:style-name="P6"/>
          </table:table-cell>
        </table:table-row>
        <table:table-row table:style-name="Tabla41.3">
          <table:table-cell table:style-name="Tabla41.A2" office:value-type="string">
            <text:p text:style-name="P31">SE4.a.13</text:p>
          </table:table-cell>
          <table:table-cell table:style-name="Tabla41.A2" office:value-type="string">
            <text:p text:style-name="P18">El sistema valida que el sorteo instantaneo no esta activo.</text:p>
          </table:table-cell>
          <table:table-cell table:style-name="Tabla41.A2" office:value-type="string">
            <text:p text:style-name="P6"/>
          </table:table-cell>
          <table:table-cell table:style-name="Tabla41.D2" office:value-type="string">
            <text:p text:style-name="P6"/>
          </table:table-cell>
        </table:table-row>
        <table:table-row table:style-name="Tabla41.3">
          <table:table-cell table:style-name="Tabla41.A2" office:value-type="string">
            <text:p text:style-name="P31">SE4.a.14</text:p>
          </table:table-cell>
          <table:table-cell table:style-name="Tabla41.A2" office:value-type="string">
            <text:p text:style-name="P18"><text:s/>El flujo continua en el paso 16 del flujo basico.</text:p>
          </table:table-cell>
          <table:table-cell table:style-name="Tabla41.A2" office:value-type="string">
            <text:p text:style-name="P6"/>
          </table:table-cell>
          <table:table-cell table:style-name="Tabla41.D2" office:value-type="string">
            <text:p text:style-name="P6"/>
          </table:table-cell>
        </table:table-row>
        <table:table-row table:style-name="Tabla41.3">
          <table:table-cell table:style-name="Tabla41.A2" office:value-type="string">
            <text:p text:style-name="P31">S16</text:p>
          </table:table-cell>
          <table:table-cell table:style-name="Tabla41.A2" office:value-type="string">
            <text:p text:style-name="P18">El sistema graba la imagen del recibo de abono.</text:p>
          </table:table-cell>
          <table:table-cell table:style-name="Tabla41.A2" office:value-type="string">
            <text:p text:style-name="P6"/>
          </table:table-cell>
          <table:table-cell table:style-name="Tabla41.D2" office:value-type="string">
            <text:p text:style-name="P6"/>
          </table:table-cell>
        </table:table-row>
        <table:table-row table:style-name="Tabla41.3">
          <table:table-cell table:style-name="Tabla41.A2" office:value-type="string">
            <text:p text:style-name="P31">S17</text:p>
          </table:table-cell>
          <table:table-cell table:style-name="Tabla41.A2" office:value-type="string">
            <text:p text:style-name="P18">El sistema determina si el cliente cumple con los datos requeridos y muestra el tipo de encuesta que se le aplicará al cliente.</text:p>
          </table:table-cell>
          <table:table-cell table:style-name="Tabla41.A2" office:value-type="string">
            <text:p text:style-name="P6"/>
          </table:table-cell>
          <table:table-cell table:style-name="Tabla41.D2" office:value-type="string">
            <text:p text:style-name="P6"/>
          </table:table-cell>
        </table:table-row>
        <table:table-row table:style-name="Tabla41.3">
          <table:table-cell table:style-name="Tabla41.A2" office:value-type="string">
            <text:p text:style-name="P31">S18</text:p>
          </table:table-cell>
          <table:table-cell table:style-name="Tabla41.A2" office:value-type="string">
            <text:p text:style-name="P18"><text:s/>El sistema verifica que no se capturo el pago de servicios.</text:p>
          </table:table-cell>
          <table:table-cell table:style-name="Tabla41.A2" office:value-type="string">
            <text:p text:style-name="P6"/>
          </table:table-cell>
          <table:table-cell table:style-name="Tabla41.D2" office:value-type="string">
            <text:p text:style-name="P6"/>
          </table:table-cell>
        </table:table-row>
        <table:table-row table:style-name="Tabla41.3">
          <table:table-cell table:style-name="Tabla41.A2" office:value-type="string">
            <text:p text:style-name="P31">S19</text:p>
          </table:table-cell>
          <table:table-cell table:style-name="Tabla41.A2" office:value-type="string">
            <text:p text:style-name="P18"><text:s/>El sistema manda llamar el caso de uso CU-0011-Invitacion Prestamo.</text:p>
          </table:table-cell>
          <table:table-cell table:style-name="Tabla41.A2" office:value-type="string">
            <text:p text:style-name="P6"/>
          </table:table-cell>
          <table:table-cell table:style-name="Tabla41.D2" office:value-type="string">
            <text:p text:style-name="P6"/>
          </table:table-cell>
        </table:table-row>
        <table:table-row table:style-name="Tabla41.3">
          <table:table-cell table:style-name="Tabla41.A2" office:value-type="string">
            <text:p text:style-name="P31">S20</text:p>
          </table:table-cell>
          <table:table-cell table:style-name="Tabla41.A2" office:value-type="string">
            <text:p text:style-name="P18">Fin de caso de uso</text:p>
          </table:table-cell>
          <table:table-cell table:style-name="Tabla41.A2" office:value-type="string">
            <text:p text:style-name="P6"/>
          </table:table-cell>
          <table:table-cell table:style-name="Tabla41.D2" office:value-type="string">
            <text:p text:style-name="P6"/>
          </table:table-cell>
        </table:table-row>
        <table:table-row table:style-name="Tabla41.3">
          <table:table-cell table:style-name="Tabla41.A2" office:value-type="string">
            <text:p text:style-name="P4">Estado el Caso de Prueba </text:p>
          </table:table-cell>
          <table:table-cell table:style-name="Tabla41.A2" office:value-type="string">
            <text:p text:style-name="P18">En preparación</text:p>
          </table:table-cell>
          <table:table-cell table:style-name="Tabla41.A2" office:value-type="string">
            <text:p text:style-name="P5"/>
          </table:table-cell>
          <table:table-cell table:style-name="Tabla41.D2" office:value-type="string">
            <text:p text:style-name="P6"/>
          </table:table-cell>
        </table:table-row>
      </table:table>
      <text:p text:style-name="Standard"><text:soft-page-break/></text:p>
      <text:p text:style-name="Standard"/>
      <table:table table:name="Tabla42" table:style-name="Tabla42">
        <table:table-column table:style-name="Tabla42.A"/>
        <table:table-column table:style-name="Tabla42.B"/>
        <table:table-column table:style-name="Tabla42.C"/>
        <table:table-column table:style-name="Tabla42.D"/>
        <table:table-row table:style-name="Tabla42.1">
          <table:table-cell table:style-name="Tabla42.A1" office:value-type="string">
            <text:p text:style-name="P4">Juego de Prueba:</text:p>
          </table:table-cell>
          <table:table-cell table:style-name="Tabla42.B1" table:number-columns-spanned="3" office:value-type="string">
            <text:p text:style-name="P32">CP-0005-41</text:p>
          </table:table-cell>
          <table:covered-table-cell/>
          <table:covered-table-cell/>
        </table:table-row>
        <table:table-row table:style-name="Tabla42.1">
          <table:table-cell table:style-name="Tabla42.A2" office:value-type="string">
            <text:p text:style-name="P4">Paso</text:p>
          </table:table-cell>
          <table:table-cell table:style-name="Tabla42.A2" office:value-type="string">
            <text:p text:style-name="P4">Descripción</text:p>
          </table:table-cell>
          <table:table-cell table:style-name="Tabla42.A2" office:value-type="string">
            <text:p text:style-name="P4">Resultado</text:p>
          </table:table-cell>
          <table:table-cell table:style-name="Tabla42.D2" office:value-type="string">
            <text:p text:style-name="P4">ID Problema</text:p>
          </table:table-cell>
        </table:table-row>
        <table:table-row table:style-name="Tabla42.3">
          <table:table-cell table:style-name="Tabla42.A2" office:value-type="string">
            <text:p text:style-name="P31">S1</text:p>
          </table:table-cell>
          <table:table-cell table:style-name="Tabla42.A2" office:value-type="string">
            <text:p text:style-name="P18">El caso de uso inicia cuando el sistema requiere imprimir el recibo de abono.</text:p>
          </table:table-cell>
          <table:table-cell table:style-name="Tabla42.A2" office:value-type="string">
            <text:p text:style-name="P6"/>
          </table:table-cell>
          <table:table-cell table:style-name="Tabla42.D2" office:value-type="string">
            <text:p text:style-name="P6"/>
          </table:table-cell>
        </table:table-row>
        <table:table-row table:style-name="Tabla42.3">
          <table:table-cell table:style-name="Tabla42.A2" office:value-type="string">
            <text:p text:style-name="P31">S2</text:p>
          </table:table-cell>
          <table:table-cell table:style-name="Tabla42.A2" office:value-type="string">
            <text:p text:style-name="P18">El sistema identifica si hay que imprimir la documentación del seguro de vida. <text:s text:c="10"/></text:p>
          </table:table-cell>
          <table:table-cell table:style-name="Tabla42.A2" office:value-type="string">
            <text:p text:style-name="P6"/>
          </table:table-cell>
          <table:table-cell table:style-name="Tabla42.D2" office:value-type="string">
            <text:p text:style-name="P6"/>
          </table:table-cell>
        </table:table-row>
        <table:table-row table:style-name="Tabla42.3">
          <table:table-cell table:style-name="Tabla42.A2" office:value-type="string">
            <text:p text:style-name="P31">S3</text:p>
          </table:table-cell>
          <table:table-cell table:style-name="Tabla42.A2" office:value-type="string">
            <text:p text:style-name="P18">El sistema verifica si la tienda esta trabajando como tienda local o si está accesando a una cartera regional o por ciudad. <text:s text:c="6"/></text:p>
          </table:table-cell>
          <table:table-cell table:style-name="Tabla42.A2" office:value-type="string">
            <text:p text:style-name="P6"/>
          </table:table-cell>
          <table:table-cell table:style-name="Tabla42.D2" office:value-type="string">
            <text:p text:style-name="P6"/>
          </table:table-cell>
        </table:table-row>
        <table:table-row table:style-name="Tabla42.3">
          <table:table-cell table:style-name="Tabla42.A2" office:value-type="string">
            <text:p text:style-name="P31">SE4A</text:p>
          </table:table-cell>
          <table:table-cell table:style-name="Tabla42.A2" office:value-type="string">
            <text:p text:style-name="P18">El sistema valida que el tipo de impresora es termica.</text:p>
          </table:table-cell>
          <table:table-cell table:style-name="Tabla42.A2" office:value-type="string">
            <text:p text:style-name="P6"/>
          </table:table-cell>
          <table:table-cell table:style-name="Tabla42.D2" office:value-type="string">
            <text:p text:style-name="P6"/>
          </table:table-cell>
        </table:table-row>
        <table:table-row table:style-name="Tabla42.3">
          <table:table-cell table:style-name="Tabla42.A2" office:value-type="string">
            <text:p text:style-name="P31">SE4.a.1</text:p>
          </table:table-cell>
          <table:table-cell table:style-name="Tabla42.A2" office:value-type="string">
            <text:p text:style-name="P18">El sistema imprime lo siguiente en la parte superior izquierda del recibo:</text:p>
            <text:p text:style-name="P18"><text:s/>Logo de la empresa</text:p>
            <text:p text:style-name="P18">Coppel S.A. de C.V. República 2855</text:p>
            <text:p text:style-name="P18">Culiacán, Sin. RFC: COP-920428-Q20</text:p>
          </table:table-cell>
          <table:table-cell table:style-name="Tabla42.A2" office:value-type="string">
            <text:p text:style-name="P6"/>
          </table:table-cell>
          <table:table-cell table:style-name="Tabla42.D2" office:value-type="string">
            <text:p text:style-name="P6"/>
          </table:table-cell>
        </table:table-row>
        <table:table-row table:style-name="Tabla42.3">
          <table:table-cell table:style-name="Tabla42.A2" office:value-type="string">
            <text:p text:style-name="P31">SE4.a.2</text:p>
          </table:table-cell>
          <table:table-cell table:style-name="Tabla42.A2" office:value-type="string">
            <text:p text:style-name="P18">El sistema imprime lo siguiente en la parte superior derecha del recibo:</text:p>
            <text:p text:style-name="P18"/>
            <text:p text:style-name="P18">Recibo de Abono No. #### ######</text:p>
            <text:p text:style-name="P18">Nombre: (Nombre del cliente) <text:s text:c="11"/>Cliente: (No. Cliente)</text:p>
            <text:p text:style-name="P18">Fecha: dd-mmm-aaaa <text:s text:c="24"/>Tel: (telefono tienda)</text:p>
            <text:p text:style-name="P18">T-####: (nombre tienda) <text:s text:c="23"/>Caja: (area y caja)</text:p>
            <text:p text:style-name="P18">Gerente: (nombre gerente del area del sistema)</text:p>
          </table:table-cell>
          <table:table-cell table:style-name="Tabla42.A2" office:value-type="string">
            <text:p text:style-name="P6"/>
          </table:table-cell>
          <table:table-cell table:style-name="Tabla42.D2" office:value-type="string">
            <text:p text:style-name="P6"/>
          </table:table-cell>
        </table:table-row>
        <table:table-row table:style-name="Tabla42.3">
          <table:table-cell table:style-name="Tabla42.A2" office:value-type="string">
            <text:p text:style-name="P31">SE4.a.3</text:p>
          </table:table-cell>
          <table:table-cell table:style-name="Tabla42.A2" office:value-type="string">
            <text:p text:style-name="P18">El sistema imprime los siguientes datos en el recibo:</text:p>
            <text:p text:style-name="P18"><text:s text:c="31"/>Detallado</text:p>
            <text:p text:style-name="P18"><text:s text:c="32"/>Fecha de Compra:</text:p>
            <text:p text:style-name="P18"><text:s text:c="32"/>No. Factura:</text:p>
            <text:p text:style-name="P18"><text:s text:c="32"/>Usted Debía:</text:p>
            <text:p text:style-name="P18"><text:s text:c="32"/>Abono a Cuenta:</text:p>
            <text:p text:style-name="P18"><text:s text:c="32"/>Abono a Intereses:</text:p>
            <text:p text:style-name="P18"><text:s text:c="32"/>Usted Debe Hoy:</text:p>
            <text:p text:style-name="P18"><text:s text:c="32"/>Atrasado:</text:p>
            <text:p text:style-name="P18"><text:s text:c="32"/>Salda Con:</text:p>
            <text:p text:style-name="P18"><text:s text:c="32"/>Hasta el dia</text:p>
          </table:table-cell>
          <table:table-cell table:style-name="Tabla42.A2" office:value-type="string">
            <text:p text:style-name="P6"/>
          </table:table-cell>
          <table:table-cell table:style-name="Tabla42.D2" office:value-type="string">
            <text:p text:style-name="P6"/>
          </table:table-cell>
        </table:table-row>
        <table:table-row table:style-name="Tabla42.3">
          <table:table-cell table:style-name="Tabla42.A2" office:value-type="string">
            <text:p text:style-name="P31">SE4.a.4</text:p>
          </table:table-cell>
          <table:table-cell table:style-name="Tabla42.A2" office:value-type="string">
            <text:p text:style-name="P18">El sistema imprime los datos de cada una de las cuentas del cliente.</text:p>
          </table:table-cell>
          <table:table-cell table:style-name="Tabla42.A2" office:value-type="string">
            <text:p text:style-name="P6"/>
          </table:table-cell>
          <table:table-cell table:style-name="Tabla42.D2" office:value-type="string">
            <text:p text:style-name="P6"/>
          </table:table-cell>
        </table:table-row>
        <table:table-row table:style-name="Tabla42.3">
          <table:table-cell table:style-name="Tabla42.A2" office:value-type="string">
            <text:p text:style-name="P31">SE4.a.5</text:p>
          </table:table-cell>
          <table:table-cell table:style-name="Tabla42.A2" office:value-type="string">
            <text:p text:style-name="P18">El sistema imprime los totales en la parte derecha del recibo.</text:p>
          </table:table-cell>
          <table:table-cell table:style-name="Tabla42.A2" office:value-type="string">
            <text:p text:style-name="P6"/>
          </table:table-cell>
          <table:table-cell table:style-name="Tabla42.D2" office:value-type="string">
            <text:p text:style-name="P6"/>
          </table:table-cell>
        </table:table-row>
        <table:table-row table:style-name="Tabla42.3">
          <table:table-cell table:style-name="Tabla42.A2" office:value-type="string">
            <text:p text:style-name="P31">SE4.a.6</text:p>
          </table:table-cell>
          <table:table-cell table:style-name="Tabla42.A2" office:value-type="string">
            <text:p text:style-name="P18">El sistema imprime los siguientes datos en la parte inferior derecha del recibo:</text:p>
            <text:p text:style-name="P18"><text:s text:c="32"/>Total Abono: <text:s text:c="3"/>#,###.##</text:p>
            <text:p text:style-name="P18"><text:soft-page-break/><text:s text:c="32"/>Pago: <text:s text:c="10"/>#,###.##</text:p>
            <text:p text:style-name="P18"><text:s text:c="32"/>Cambio: <text:s text:c="8"/>#,###.##</text:p>
          </table:table-cell>
          <table:table-cell table:style-name="Tabla42.A2" office:value-type="string">
            <text:p text:style-name="P6"/>
          </table:table-cell>
          <table:table-cell table:style-name="Tabla42.D2" office:value-type="string">
            <text:p text:style-name="P6"/>
          </table:table-cell>
        </table:table-row>
        <table:table-row table:style-name="Tabla42.3">
          <table:table-cell table:style-name="Tabla42.A2" office:value-type="string">
            <text:p text:style-name="P31">SE4.a.7.a</text:p>
          </table:table-cell>
          <table:table-cell table:style-name="Tabla42.A2" office:value-type="string">
            <text:p text:style-name="P18">El sistema valida que el sorteo esta activo.</text:p>
          </table:table-cell>
          <table:table-cell table:style-name="Tabla42.A2" office:value-type="string">
            <text:p text:style-name="P6"/>
          </table:table-cell>
          <table:table-cell table:style-name="Tabla42.D2" office:value-type="string">
            <text:p text:style-name="P6"/>
          </table:table-cell>
        </table:table-row>
        <table:table-row table:style-name="Tabla42.3">
          <table:table-cell table:style-name="Tabla42.A2" office:value-type="string">
            <text:p text:style-name="P31">SE4.a.7.a.1.a</text:p>
          </table:table-cell>
          <table:table-cell table:style-name="Tabla42.A2" office:value-type="string">
            <text:p text:style-name="P18">El sistema valida que el importe del abono si amerita boletos del sorteo</text:p>
          </table:table-cell>
          <table:table-cell table:style-name="Tabla42.A2" office:value-type="string">
            <text:p text:style-name="P6"/>
          </table:table-cell>
          <table:table-cell table:style-name="Tabla42.D2" office:value-type="string">
            <text:p text:style-name="P6"/>
          </table:table-cell>
        </table:table-row>
        <table:table-row table:style-name="Tabla42.3">
          <table:table-cell table:style-name="Tabla42.A2" office:value-type="string">
            <text:p text:style-name="P31">SE4.a.7.a.1.a.1</text:p>
          </table:table-cell>
          <table:table-cell table:style-name="Tabla42.A2" office:value-type="string">
            <text:p text:style-name="P18">El sistema manda llamar al CU-0001-Boletos.</text:p>
          </table:table-cell>
          <table:table-cell table:style-name="Tabla42.A2" office:value-type="string">
            <text:p text:style-name="P6"/>
          </table:table-cell>
          <table:table-cell table:style-name="Tabla42.D2" office:value-type="string">
            <text:p text:style-name="P6"/>
          </table:table-cell>
        </table:table-row>
        <table:table-row table:style-name="Tabla42.3">
          <table:table-cell table:style-name="Tabla42.A2" office:value-type="string">
            <text:p text:style-name="P31">SE4.a.7.a.1.a.2</text:p>
          </table:table-cell>
          <table:table-cell table:style-name="Tabla42.A2" office:value-type="string">
            <text:p text:style-name="P18">El sistema obtiene la cantidad de boletos a entregar del caso de uso anterior.</text:p>
          </table:table-cell>
          <table:table-cell table:style-name="Tabla42.A2" office:value-type="string">
            <text:p text:style-name="P6"/>
          </table:table-cell>
          <table:table-cell table:style-name="Tabla42.D2" office:value-type="string">
            <text:p text:style-name="P6"/>
          </table:table-cell>
        </table:table-row>
        <table:table-row table:style-name="Tabla42.3">
          <table:table-cell table:style-name="Tabla42.A2" office:value-type="string">
            <text:p text:style-name="P31">SE4.a.7.a.1.a.3</text:p>
          </table:table-cell>
          <table:table-cell table:style-name="Tabla42.A2" office:value-type="string">
            <text:p text:style-name="P18">El sistema identifica que se obtuvierón boletos.</text:p>
          </table:table-cell>
          <table:table-cell table:style-name="Tabla42.A2" office:value-type="string">
            <text:p text:style-name="P6"/>
          </table:table-cell>
          <table:table-cell table:style-name="Tabla42.D2" office:value-type="string">
            <text:p text:style-name="P6"/>
          </table:table-cell>
        </table:table-row>
        <table:table-row table:style-name="Tabla42.3">
          <table:table-cell table:style-name="Tabla42.A2" office:value-type="string">
            <text:p text:style-name="P31">SE4.a.7.a.1.a.4</text:p>
          </table:table-cell>
          <table:table-cell table:style-name="Tabla42.A2" office:value-type="string">
            <text:p text:style-name="P18">El sistema imprime en el recibo la leyenda <text:s/>"Sus números para el Gran Sorteo. Consérvelos y Mucha Suerte".</text:p>
          </table:table-cell>
          <table:table-cell table:style-name="Tabla42.A2" office:value-type="string">
            <text:p text:style-name="P6"/>
          </table:table-cell>
          <table:table-cell table:style-name="Tabla42.D2" office:value-type="string">
            <text:p text:style-name="P6"/>
          </table:table-cell>
        </table:table-row>
        <table:table-row table:style-name="Tabla42.3">
          <table:table-cell table:style-name="Tabla42.A2" office:value-type="string">
            <text:p text:style-name="P31">SE4.a.7.a.1.a.5</text:p>
          </table:table-cell>
          <table:table-cell table:style-name="Tabla42.A2" office:value-type="string">
            <text:p text:style-name="P18">El sistema imprime en el recibo la leyenda "SEGOB " y el numero de permiso.</text:p>
          </table:table-cell>
          <table:table-cell table:style-name="Tabla42.A2" office:value-type="string">
            <text:p text:style-name="P6"/>
          </table:table-cell>
          <table:table-cell table:style-name="Tabla42.D2" office:value-type="string">
            <text:p text:style-name="P6"/>
          </table:table-cell>
        </table:table-row>
        <table:table-row table:style-name="Tabla42.3">
          <table:table-cell table:style-name="Tabla42.A2" office:value-type="string">
            <text:p text:style-name="P31">SE4.a.7.a.1.a.6</text:p>
          </table:table-cell>
          <table:table-cell table:style-name="Tabla42.A2" office:value-type="string">
            <text:p text:style-name="P18">El flujo continua en el paso 4.a.8 del flujo alternativo.</text:p>
          </table:table-cell>
          <table:table-cell table:style-name="Tabla42.A2" office:value-type="string">
            <text:p text:style-name="P6"/>
          </table:table-cell>
          <table:table-cell table:style-name="Tabla42.D2" office:value-type="string">
            <text:p text:style-name="P6"/>
          </table:table-cell>
        </table:table-row>
        <table:table-row table:style-name="Tabla42.3">
          <table:table-cell table:style-name="Tabla42.A2" office:value-type="string">
            <text:p text:style-name="P31">SE4.a.8</text:p>
          </table:table-cell>
          <table:table-cell table:style-name="Tabla42.A2" office:value-type="string">
            <text:p text:style-name="P18">El sistema identifica el mensaje a imprimir para el cliente en recibo de abono segun sea su puntualidad y estado de las cuentas.</text:p>
          </table:table-cell>
          <table:table-cell table:style-name="Tabla42.A2" office:value-type="string">
            <text:p text:style-name="P6"/>
          </table:table-cell>
          <table:table-cell table:style-name="Tabla42.D2" office:value-type="string">
            <text:p text:style-name="P6"/>
          </table:table-cell>
        </table:table-row>
        <table:table-row table:style-name="Tabla42.3">
          <table:table-cell table:style-name="Tabla42.A2" office:value-type="string">
            <text:p text:style-name="P31">SE4.a.9</text:p>
          </table:table-cell>
          <table:table-cell table:style-name="Tabla42.A2" office:value-type="string">
            <text:p text:style-name="P18">El sistema valida que esta activo el sorteo y se entregaron mas de 14 boletos</text:p>
          </table:table-cell>
          <table:table-cell table:style-name="Tabla42.A2" office:value-type="string">
            <text:p text:style-name="P6"/>
          </table:table-cell>
          <table:table-cell table:style-name="Tabla42.D2" office:value-type="string">
            <text:p text:style-name="P6"/>
          </table:table-cell>
        </table:table-row>
        <table:table-row table:style-name="Tabla42.3">
          <table:table-cell table:style-name="Tabla42.A2" office:value-type="string">
            <text:p text:style-name="P31">SE4.a.10</text:p>
          </table:table-cell>
          <table:table-cell table:style-name="Tabla42.A2" office:value-type="string">
            <text:p text:style-name="P18">El sistema valida que la tienda esta trabajando como local o que está accesando a una cartera regional o por ciudad.</text:p>
          </table:table-cell>
          <table:table-cell table:style-name="Tabla42.A2" office:value-type="string">
            <text:p text:style-name="P6"/>
          </table:table-cell>
          <table:table-cell table:style-name="Tabla42.D2" office:value-type="string">
            <text:p text:style-name="P6"/>
          </table:table-cell>
        </table:table-row>
        <table:table-row table:style-name="Tabla42.3">
          <table:table-cell table:style-name="Tabla42.A2" office:value-type="string">
            <text:p text:style-name="P31">SE4.a.11</text:p>
          </table:table-cell>
          <table:table-cell table:style-name="Tabla42.A2" office:value-type="string">
            <text:p text:style-name="P18">El sistema imprime en el recibo la leyenda "Sus movimientos estan actualizados al: %s".</text:p>
          </table:table-cell>
          <table:table-cell table:style-name="Tabla42.A2" office:value-type="string">
            <text:p text:style-name="P6"/>
          </table:table-cell>
          <table:table-cell table:style-name="Tabla42.D2" office:value-type="string">
            <text:p text:style-name="P6"/>
          </table:table-cell>
        </table:table-row>
        <table:table-row table:style-name="Tabla42.3">
          <table:table-cell table:style-name="Tabla42.A2" office:value-type="string">
            <text:p text:style-name="P31">SE4.a.12</text:p>
          </table:table-cell>
          <table:table-cell table:style-name="Tabla42.A2" office:value-type="string">
            <text:p text:style-name="P18">El sistema valida que hubo bonificacion y se entregaron mas de 20 boletos.</text:p>
          </table:table-cell>
          <table:table-cell table:style-name="Tabla42.A2" office:value-type="string">
            <text:p text:style-name="P6"/>
          </table:table-cell>
          <table:table-cell table:style-name="Tabla42.D2" office:value-type="string">
            <text:p text:style-name="P6"/>
          </table:table-cell>
        </table:table-row>
        <table:table-row table:style-name="Tabla42.3">
          <table:table-cell table:style-name="Tabla42.A2" office:value-type="string">
            <text:p text:style-name="P31">SE4.a.13.a</text:p>
          </table:table-cell>
          <table:table-cell table:style-name="Tabla42.A2" office:value-type="string">
            <text:p text:style-name="P18">El sistema valida que el sorteo instantaneo esta activo.</text:p>
          </table:table-cell>
          <table:table-cell table:style-name="Tabla42.A2" office:value-type="string">
            <text:p text:style-name="P6"/>
          </table:table-cell>
          <table:table-cell table:style-name="Tabla42.D2" office:value-type="string">
            <text:p text:style-name="P6"/>
          </table:table-cell>
        </table:table-row>
        <table:table-row table:style-name="Tabla42.3">
          <table:table-cell table:style-name="Tabla42.A2" office:value-type="string">
            <text:p text:style-name="P31">SE4.a.13.a.1</text:p>
          </table:table-cell>
          <table:table-cell table:style-name="Tabla42.A2" office:value-type="string">
            <text:p text:style-name="P18">El sistema valida que el importe de la venta es valido.</text:p>
          </table:table-cell>
          <table:table-cell table:style-name="Tabla42.A2" office:value-type="string">
            <text:p text:style-name="P6"/>
          </table:table-cell>
          <table:table-cell table:style-name="Tabla42.D2" office:value-type="string">
            <text:p text:style-name="P6"/>
          </table:table-cell>
        </table:table-row>
        <table:table-row table:style-name="Tabla42.3">
          <table:table-cell table:style-name="Tabla42.A2" office:value-type="string">
            <text:p text:style-name="P31">SE4.a.13.a.2</text:p>
          </table:table-cell>
          <table:table-cell table:style-name="Tabla42.A2" office:value-type="string">
            <text:p text:style-name="P18">El sistema verifica que el cliente resulto ganador</text:p>
          </table:table-cell>
          <table:table-cell table:style-name="Tabla42.A2" office:value-type="string">
            <text:p text:style-name="P6"/>
          </table:table-cell>
          <table:table-cell table:style-name="Tabla42.D2" office:value-type="string">
            <text:p text:style-name="P6"/>
          </table:table-cell>
        </table:table-row>
        <table:table-row table:style-name="Tabla42.3">
          <table:table-cell table:style-name="Tabla42.A2" office:value-type="string">
            <text:p text:style-name="P31">SE4.a.13.a.3</text:p>
          </table:table-cell>
          <table:table-cell table:style-name="Tabla42.A2" office:value-type="string">
            <text:p text:style-name="P18">El sistema imprime recibo con los siguientes datos:</text:p>
            <text:p text:style-name="P18"><text:s/>Logo de la empresa</text:p>
            <text:p text:style-name="P18">Coppel S.A. de C.V. República 2855</text:p>
            <text:p text:style-name="P18">Culiacán, Sin. RFC: COP-920428-Q20</text:p>
            <text:p text:style-name="P18"/>
            <text:p text:style-name="P18"><text:s/>Recibo de Abono No. #### ######</text:p>
            <text:p text:style-name="P18"><text:s/>Cliente: (No. Cliente)</text:p>
            <text:p text:style-name="P18"><text:s/>Nombre: (Nombre del cliente)</text:p>
            <text:p text:style-name="P18">Fecha: dd-mmm-aaaa <text:s text:c="23"/>Tel: (telefono tienda)</text:p>
            <text:p text:style-name="P18"><text:s/>T-####: (nombre tienda) <text:s text:c="24"/>Caja: (area y caja)</text:p>
            <text:p text:style-name="P18">Gerente: (nombre gerente del area del sistema)</text:p>
          </table:table-cell>
          <table:table-cell table:style-name="Tabla42.A2" office:value-type="string">
            <text:p text:style-name="P6"/>
          </table:table-cell>
          <table:table-cell table:style-name="Tabla42.D2" office:value-type="string">
            <text:p text:style-name="P6"/>
          </table:table-cell>
        </table:table-row>
        <text:soft-page-break/>
        <table:table-row table:style-name="Tabla42.3">
          <table:table-cell table:style-name="Tabla42.A2" office:value-type="string">
            <text:p text:style-name="P31">SE4.a.13.a.4</text:p>
          </table:table-cell>
          <table:table-cell table:style-name="Tabla42.A2" office:value-type="string">
            <text:p text:style-name="P18">El sistema imprime la leyenda "¡FELICIDADES, ERES GANADOR", ademas muestra la descripcion del premio en el recibo.</text:p>
          </table:table-cell>
          <table:table-cell table:style-name="Tabla42.A2" office:value-type="string">
            <text:p text:style-name="P6"/>
          </table:table-cell>
          <table:table-cell table:style-name="Tabla42.D2" office:value-type="string">
            <text:p text:style-name="P6"/>
          </table:table-cell>
        </table:table-row>
        <table:table-row table:style-name="Tabla42.3">
          <table:table-cell table:style-name="Tabla42.A2" office:value-type="string">
            <text:p text:style-name="P31">SE4.a.13.a.5</text:p>
          </table:table-cell>
          <table:table-cell table:style-name="Tabla42.A2" office:value-type="string">
            <text:p text:style-name="P18">El sistema valida que el premio no es dinero electronico.</text:p>
          </table:table-cell>
          <table:table-cell table:style-name="Tabla42.A2" office:value-type="string">
            <text:p text:style-name="P6"/>
          </table:table-cell>
          <table:table-cell table:style-name="Tabla42.D2" office:value-type="string">
            <text:p text:style-name="P6"/>
          </table:table-cell>
        </table:table-row>
        <table:table-row table:style-name="Tabla42.3">
          <table:table-cell table:style-name="Tabla42.A2" office:value-type="string">
            <text:p text:style-name="P31">SE4.a.13.a.6</text:p>
          </table:table-cell>
          <table:table-cell table:style-name="Tabla42.A2" office:value-type="string">
            <text:p text:style-name="P18">El sistema muestra mensaje de aviso.</text:p>
          </table:table-cell>
          <table:table-cell table:style-name="Tabla42.A2" office:value-type="string">
            <text:p text:style-name="P6"/>
          </table:table-cell>
          <table:table-cell table:style-name="Tabla42.D2" office:value-type="string">
            <text:p text:style-name="P6"/>
          </table:table-cell>
        </table:table-row>
        <table:table-row table:style-name="Tabla42.3">
          <table:table-cell table:style-name="Tabla42.A2" office:value-type="string">
            <text:p text:style-name="P31">SE4.a.13.a.7</text:p>
          </table:table-cell>
          <table:table-cell table:style-name="Tabla42.A2" office:value-type="string">
            <text:p text:style-name="P18">El cajero acepta el mensaje y el flujo continua en el paso 16 del flujo basico.</text:p>
          </table:table-cell>
          <table:table-cell table:style-name="Tabla42.A2" office:value-type="string">
            <text:p text:style-name="P6"/>
          </table:table-cell>
          <table:table-cell table:style-name="Tabla42.D2" office:value-type="string">
            <text:p text:style-name="P6"/>
          </table:table-cell>
        </table:table-row>
        <table:table-row table:style-name="Tabla42.3">
          <table:table-cell table:style-name="Tabla42.A2" office:value-type="string">
            <text:p text:style-name="P31">S16</text:p>
          </table:table-cell>
          <table:table-cell table:style-name="Tabla42.A2" office:value-type="string">
            <text:p text:style-name="P18">El sistema graba la imagen del recibo de abono.</text:p>
          </table:table-cell>
          <table:table-cell table:style-name="Tabla42.A2" office:value-type="string">
            <text:p text:style-name="P6"/>
          </table:table-cell>
          <table:table-cell table:style-name="Tabla42.D2" office:value-type="string">
            <text:p text:style-name="P6"/>
          </table:table-cell>
        </table:table-row>
        <table:table-row table:style-name="Tabla42.3">
          <table:table-cell table:style-name="Tabla42.A2" office:value-type="string">
            <text:p text:style-name="P31">S17</text:p>
          </table:table-cell>
          <table:table-cell table:style-name="Tabla42.A2" office:value-type="string">
            <text:p text:style-name="P18">El sistema determina si el cliente cumple con los datos requeridos y muestra el tipo de encuesta que se le aplicará al cliente.</text:p>
          </table:table-cell>
          <table:table-cell table:style-name="Tabla42.A2" office:value-type="string">
            <text:p text:style-name="P6"/>
          </table:table-cell>
          <table:table-cell table:style-name="Tabla42.D2" office:value-type="string">
            <text:p text:style-name="P6"/>
          </table:table-cell>
        </table:table-row>
        <table:table-row table:style-name="Tabla42.3">
          <table:table-cell table:style-name="Tabla42.A2" office:value-type="string">
            <text:p text:style-name="P31">S18</text:p>
          </table:table-cell>
          <table:table-cell table:style-name="Tabla42.A2" office:value-type="string">
            <text:p text:style-name="P18"><text:s/>El sistema verifica que no se capturo el pago de servicios.</text:p>
          </table:table-cell>
          <table:table-cell table:style-name="Tabla42.A2" office:value-type="string">
            <text:p text:style-name="P6"/>
          </table:table-cell>
          <table:table-cell table:style-name="Tabla42.D2" office:value-type="string">
            <text:p text:style-name="P6"/>
          </table:table-cell>
        </table:table-row>
        <table:table-row table:style-name="Tabla42.3">
          <table:table-cell table:style-name="Tabla42.A2" office:value-type="string">
            <text:p text:style-name="P31">S19</text:p>
          </table:table-cell>
          <table:table-cell table:style-name="Tabla42.A2" office:value-type="string">
            <text:p text:style-name="P18"><text:s/>El sistema manda llamar el caso de uso CU-0011-Invitacion Prestamo.</text:p>
          </table:table-cell>
          <table:table-cell table:style-name="Tabla42.A2" office:value-type="string">
            <text:p text:style-name="P6"/>
          </table:table-cell>
          <table:table-cell table:style-name="Tabla42.D2" office:value-type="string">
            <text:p text:style-name="P6"/>
          </table:table-cell>
        </table:table-row>
        <table:table-row table:style-name="Tabla42.3">
          <table:table-cell table:style-name="Tabla42.A2" office:value-type="string">
            <text:p text:style-name="P31">S20</text:p>
          </table:table-cell>
          <table:table-cell table:style-name="Tabla42.A2" office:value-type="string">
            <text:p text:style-name="P18">Fin de caso de uso</text:p>
          </table:table-cell>
          <table:table-cell table:style-name="Tabla42.A2" office:value-type="string">
            <text:p text:style-name="P6"/>
          </table:table-cell>
          <table:table-cell table:style-name="Tabla42.D2" office:value-type="string">
            <text:p text:style-name="P6"/>
          </table:table-cell>
        </table:table-row>
        <table:table-row table:style-name="Tabla42.3">
          <table:table-cell table:style-name="Tabla42.A2" office:value-type="string">
            <text:p text:style-name="P4">Estado el Caso de Prueba </text:p>
          </table:table-cell>
          <table:table-cell table:style-name="Tabla42.A2" office:value-type="string">
            <text:p text:style-name="P18">En preparación</text:p>
          </table:table-cell>
          <table:table-cell table:style-name="Tabla42.A2" office:value-type="string">
            <text:p text:style-name="P5"/>
          </table:table-cell>
          <table:table-cell table:style-name="Tabla42.D2" office:value-type="string">
            <text:p text:style-name="P6"/>
          </table:table-cell>
        </table:table-row>
      </table:table>
      <text:p text:style-name="Standard"/>
      <text:p text:style-name="Standard"/>
      <table:table table:name="Tabla43" table:style-name="Tabla43">
        <table:table-column table:style-name="Tabla43.A"/>
        <table:table-column table:style-name="Tabla43.B"/>
        <table:table-column table:style-name="Tabla43.C"/>
        <table:table-column table:style-name="Tabla43.D"/>
        <table:table-row table:style-name="Tabla43.1">
          <table:table-cell table:style-name="Tabla43.A1" office:value-type="string">
            <text:p text:style-name="P4">Juego de Prueba:</text:p>
          </table:table-cell>
          <table:table-cell table:style-name="Tabla43.B1" table:number-columns-spanned="3" office:value-type="string">
            <text:p text:style-name="P32">CP-0005-42</text:p>
          </table:table-cell>
          <table:covered-table-cell/>
          <table:covered-table-cell/>
        </table:table-row>
        <table:table-row table:style-name="Tabla43.1">
          <table:table-cell table:style-name="Tabla43.A2" office:value-type="string">
            <text:p text:style-name="P4">Paso</text:p>
          </table:table-cell>
          <table:table-cell table:style-name="Tabla43.A2" office:value-type="string">
            <text:p text:style-name="P4">Descripción</text:p>
          </table:table-cell>
          <table:table-cell table:style-name="Tabla43.A2" office:value-type="string">
            <text:p text:style-name="P4">Resultado</text:p>
          </table:table-cell>
          <table:table-cell table:style-name="Tabla43.D2" office:value-type="string">
            <text:p text:style-name="P4">ID Problema</text:p>
          </table:table-cell>
        </table:table-row>
        <table:table-row table:style-name="Tabla43.3">
          <table:table-cell table:style-name="Tabla43.A2" office:value-type="string">
            <text:p text:style-name="P31">S1</text:p>
          </table:table-cell>
          <table:table-cell table:style-name="Tabla43.A2" office:value-type="string">
            <text:p text:style-name="P18">El caso de uso inicia cuando el sistema requiere imprimir el recibo de abono.</text:p>
          </table:table-cell>
          <table:table-cell table:style-name="Tabla43.A2" office:value-type="string">
            <text:p text:style-name="P6"/>
          </table:table-cell>
          <table:table-cell table:style-name="Tabla43.D2" office:value-type="string">
            <text:p text:style-name="P6"/>
          </table:table-cell>
        </table:table-row>
        <table:table-row table:style-name="Tabla43.3">
          <table:table-cell table:style-name="Tabla43.A2" office:value-type="string">
            <text:p text:style-name="P31">S2</text:p>
          </table:table-cell>
          <table:table-cell table:style-name="Tabla43.A2" office:value-type="string">
            <text:p text:style-name="P18">El sistema identifica si hay que imprimir la documentación del seguro de vida. <text:s text:c="8"/></text:p>
          </table:table-cell>
          <table:table-cell table:style-name="Tabla43.A2" office:value-type="string">
            <text:p text:style-name="P6"/>
          </table:table-cell>
          <table:table-cell table:style-name="Tabla43.D2" office:value-type="string">
            <text:p text:style-name="P6"/>
          </table:table-cell>
        </table:table-row>
        <table:table-row table:style-name="Tabla43.3">
          <table:table-cell table:style-name="Tabla43.A2" office:value-type="string">
            <text:p text:style-name="P31">S3</text:p>
          </table:table-cell>
          <table:table-cell table:style-name="Tabla43.A2" office:value-type="string">
            <text:p text:style-name="P18">El sistema verifica si la tienda esta trabajando como tienda local o si está accesando a una cartera regional o por ciudad. <text:s text:c="6"/></text:p>
          </table:table-cell>
          <table:table-cell table:style-name="Tabla43.A2" office:value-type="string">
            <text:p text:style-name="P6"/>
          </table:table-cell>
          <table:table-cell table:style-name="Tabla43.D2" office:value-type="string">
            <text:p text:style-name="P6"/>
          </table:table-cell>
        </table:table-row>
        <table:table-row table:style-name="Tabla43.3">
          <table:table-cell table:style-name="Tabla43.A2" office:value-type="string">
            <text:p text:style-name="P31">SE4A</text:p>
          </table:table-cell>
          <table:table-cell table:style-name="Tabla43.A2" office:value-type="string">
            <text:p text:style-name="P18">El sistema valida que el tipo de impresora es termica.</text:p>
          </table:table-cell>
          <table:table-cell table:style-name="Tabla43.A2" office:value-type="string">
            <text:p text:style-name="P6"/>
          </table:table-cell>
          <table:table-cell table:style-name="Tabla43.D2" office:value-type="string">
            <text:p text:style-name="P6"/>
          </table:table-cell>
        </table:table-row>
        <table:table-row table:style-name="Tabla43.3">
          <table:table-cell table:style-name="Tabla43.A2" office:value-type="string">
            <text:p text:style-name="P31">SE4.a.1</text:p>
          </table:table-cell>
          <table:table-cell table:style-name="Tabla43.A2" office:value-type="string">
            <text:p text:style-name="P18">El sistema imprime lo siguiente en la parte superior izquierda del recibo:</text:p>
            <text:p text:style-name="P18"><text:s/>Logo de la empresa</text:p>
            <text:p text:style-name="P18">Coppel S.A. de C.V. República 2855</text:p>
            <text:p text:style-name="P18">Culiacán, Sin. RFC: COP-920428-Q20</text:p>
          </table:table-cell>
          <table:table-cell table:style-name="Tabla43.A2" office:value-type="string">
            <text:p text:style-name="P6"/>
          </table:table-cell>
          <table:table-cell table:style-name="Tabla43.D2" office:value-type="string">
            <text:p text:style-name="P6"/>
          </table:table-cell>
        </table:table-row>
        <table:table-row table:style-name="Tabla43.3">
          <table:table-cell table:style-name="Tabla43.A2" office:value-type="string">
            <text:p text:style-name="P31">SE4.a.2</text:p>
          </table:table-cell>
          <table:table-cell table:style-name="Tabla43.A2" office:value-type="string">
            <text:p text:style-name="P18">El sistema imprime lo siguiente en la parte superior derecha del recibo:</text:p>
            <text:p text:style-name="P18"/>
            <text:p text:style-name="P18">Recibo de Abono No. #### ######</text:p>
            <text:p text:style-name="P18">Nombre: (Nombre del cliente) <text:s text:c="11"/>Cliente: (No. Cliente)</text:p>
            <text:p text:style-name="P18">Fecha: dd-mmm-aaaa <text:s text:c="24"/>Tel: (telefono tienda)</text:p>
            <text:p text:style-name="P18">T-####: (nombre tienda) <text:s text:c="23"/>Caja: (area y caja)</text:p>
            <text:p text:style-name="P18">Gerente: (nombre gerente del area del sistema)</text:p>
          </table:table-cell>
          <table:table-cell table:style-name="Tabla43.A2" office:value-type="string">
            <text:p text:style-name="P6"/>
          </table:table-cell>
          <table:table-cell table:style-name="Tabla43.D2" office:value-type="string">
            <text:p text:style-name="P6"/>
          </table:table-cell>
        </table:table-row>
        <table:table-row table:style-name="Tabla43.3">
          <table:table-cell table:style-name="Tabla43.A2" office:value-type="string">
            <text:p text:style-name="P31">SE4.a.3</text:p>
          </table:table-cell>
          <table:table-cell table:style-name="Tabla43.A2" office:value-type="string">
            <text:p text:style-name="P18">El sistema imprime los siguientes datos en el <text:soft-page-break/>recibo:</text:p>
            <text:p text:style-name="P18"><text:s text:c="31"/>Detallado</text:p>
            <text:p text:style-name="P18"><text:s text:c="32"/>Fecha de Compra:</text:p>
            <text:p text:style-name="P18"><text:s text:c="32"/>No. Factura:</text:p>
            <text:p text:style-name="P18"><text:s text:c="32"/>Usted Debía:</text:p>
            <text:p text:style-name="P18"><text:s text:c="32"/>Abono a Cuenta:</text:p>
            <text:p text:style-name="P18"><text:s text:c="32"/>Abono a Intereses:</text:p>
            <text:p text:style-name="P18"><text:s text:c="32"/>Usted Debe Hoy:</text:p>
            <text:p text:style-name="P18"><text:s text:c="32"/>Atrasado:</text:p>
            <text:p text:style-name="P18"><text:s text:c="32"/>Salda Con:</text:p>
            <text:p text:style-name="P18"><text:s text:c="32"/>Hasta el dia</text:p>
          </table:table-cell>
          <table:table-cell table:style-name="Tabla43.A2" office:value-type="string">
            <text:p text:style-name="P6"/>
          </table:table-cell>
          <table:table-cell table:style-name="Tabla43.D2" office:value-type="string">
            <text:p text:style-name="P6"/>
          </table:table-cell>
        </table:table-row>
        <table:table-row table:style-name="Tabla43.3">
          <table:table-cell table:style-name="Tabla43.A2" office:value-type="string">
            <text:p text:style-name="P31">SE4.a.4</text:p>
          </table:table-cell>
          <table:table-cell table:style-name="Tabla43.A2" office:value-type="string">
            <text:p text:style-name="P18">El sistema imprime los datos de cada una de las cuentas del cliente.</text:p>
          </table:table-cell>
          <table:table-cell table:style-name="Tabla43.A2" office:value-type="string">
            <text:p text:style-name="P6"/>
          </table:table-cell>
          <table:table-cell table:style-name="Tabla43.D2" office:value-type="string">
            <text:p text:style-name="P6"/>
          </table:table-cell>
        </table:table-row>
        <table:table-row table:style-name="Tabla43.3">
          <table:table-cell table:style-name="Tabla43.A2" office:value-type="string">
            <text:p text:style-name="P31">SE4.a.5</text:p>
          </table:table-cell>
          <table:table-cell table:style-name="Tabla43.A2" office:value-type="string">
            <text:p text:style-name="P18">El sistema imprime los totales en la parte derecha del recibo.</text:p>
          </table:table-cell>
          <table:table-cell table:style-name="Tabla43.A2" office:value-type="string">
            <text:p text:style-name="P6"/>
          </table:table-cell>
          <table:table-cell table:style-name="Tabla43.D2" office:value-type="string">
            <text:p text:style-name="P6"/>
          </table:table-cell>
        </table:table-row>
        <table:table-row table:style-name="Tabla43.3">
          <table:table-cell table:style-name="Tabla43.A2" office:value-type="string">
            <text:p text:style-name="P31">SE4.a.6</text:p>
          </table:table-cell>
          <table:table-cell table:style-name="Tabla43.A2" office:value-type="string">
            <text:p text:style-name="P18">El sistema imprime los siguientes datos en la parte inferior derecha del recibo:</text:p>
            <text:p text:style-name="P18"><text:s text:c="32"/>Total Abono: <text:s text:c="3"/>#,###.##</text:p>
            <text:p text:style-name="P18"><text:s text:c="32"/>Pago: <text:s text:c="10"/>#,###.##</text:p>
            <text:p text:style-name="P18"><text:s text:c="32"/>Cambio: <text:s text:c="8"/>#,###.##</text:p>
          </table:table-cell>
          <table:table-cell table:style-name="Tabla43.A2" office:value-type="string">
            <text:p text:style-name="P6"/>
          </table:table-cell>
          <table:table-cell table:style-name="Tabla43.D2" office:value-type="string">
            <text:p text:style-name="P6"/>
          </table:table-cell>
        </table:table-row>
        <table:table-row table:style-name="Tabla43.3">
          <table:table-cell table:style-name="Tabla43.A2" office:value-type="string">
            <text:p text:style-name="P31">SE4.a.7.a</text:p>
          </table:table-cell>
          <table:table-cell table:style-name="Tabla43.A2" office:value-type="string">
            <text:p text:style-name="P18">El sistema valida que el sorteo esta activo.</text:p>
          </table:table-cell>
          <table:table-cell table:style-name="Tabla43.A2" office:value-type="string">
            <text:p text:style-name="P6"/>
          </table:table-cell>
          <table:table-cell table:style-name="Tabla43.D2" office:value-type="string">
            <text:p text:style-name="P6"/>
          </table:table-cell>
        </table:table-row>
        <table:table-row table:style-name="Tabla43.3">
          <table:table-cell table:style-name="Tabla43.A2" office:value-type="string">
            <text:p text:style-name="P31">SE4.a.7.a.1.a</text:p>
          </table:table-cell>
          <table:table-cell table:style-name="Tabla43.A2" office:value-type="string">
            <text:p text:style-name="P18">El sistema valida que el importe del abono si amerita boletos del sorteo</text:p>
          </table:table-cell>
          <table:table-cell table:style-name="Tabla43.A2" office:value-type="string">
            <text:p text:style-name="P6"/>
          </table:table-cell>
          <table:table-cell table:style-name="Tabla43.D2" office:value-type="string">
            <text:p text:style-name="P6"/>
          </table:table-cell>
        </table:table-row>
        <table:table-row table:style-name="Tabla43.3">
          <table:table-cell table:style-name="Tabla43.A2" office:value-type="string">
            <text:p text:style-name="P31">SE4.a.7.a.1.a.1</text:p>
          </table:table-cell>
          <table:table-cell table:style-name="Tabla43.A2" office:value-type="string">
            <text:p text:style-name="P18">El sistema manda llamar al CU-0001-Boletos.</text:p>
          </table:table-cell>
          <table:table-cell table:style-name="Tabla43.A2" office:value-type="string">
            <text:p text:style-name="P6"/>
          </table:table-cell>
          <table:table-cell table:style-name="Tabla43.D2" office:value-type="string">
            <text:p text:style-name="P6"/>
          </table:table-cell>
        </table:table-row>
        <table:table-row table:style-name="Tabla43.3">
          <table:table-cell table:style-name="Tabla43.A2" office:value-type="string">
            <text:p text:style-name="P31">SE4.a.7.a.1.a.2</text:p>
          </table:table-cell>
          <table:table-cell table:style-name="Tabla43.A2" office:value-type="string">
            <text:p text:style-name="P18">El sistema obtiene la cantidad de boletos a entregar del caso de uso anterior.</text:p>
          </table:table-cell>
          <table:table-cell table:style-name="Tabla43.A2" office:value-type="string">
            <text:p text:style-name="P6"/>
          </table:table-cell>
          <table:table-cell table:style-name="Tabla43.D2" office:value-type="string">
            <text:p text:style-name="P6"/>
          </table:table-cell>
        </table:table-row>
        <table:table-row table:style-name="Tabla43.3">
          <table:table-cell table:style-name="Tabla43.A2" office:value-type="string">
            <text:p text:style-name="P31">SE4.a.7.a.1.a.3</text:p>
          </table:table-cell>
          <table:table-cell table:style-name="Tabla43.A2" office:value-type="string">
            <text:p text:style-name="P18">El sistema identifica que se obtuvierón boletos.</text:p>
          </table:table-cell>
          <table:table-cell table:style-name="Tabla43.A2" office:value-type="string">
            <text:p text:style-name="P6"/>
          </table:table-cell>
          <table:table-cell table:style-name="Tabla43.D2" office:value-type="string">
            <text:p text:style-name="P6"/>
          </table:table-cell>
        </table:table-row>
        <table:table-row table:style-name="Tabla43.3">
          <table:table-cell table:style-name="Tabla43.A2" office:value-type="string">
            <text:p text:style-name="P31">SE4.a.7.a.1.a.4</text:p>
          </table:table-cell>
          <table:table-cell table:style-name="Tabla43.A2" office:value-type="string">
            <text:p text:style-name="P18">El sistema imprime en el recibo la leyenda <text:s/>"Sus números para el Gran Sorteo. Consérvelos y Mucha Suerte".</text:p>
          </table:table-cell>
          <table:table-cell table:style-name="Tabla43.A2" office:value-type="string">
            <text:p text:style-name="P6"/>
          </table:table-cell>
          <table:table-cell table:style-name="Tabla43.D2" office:value-type="string">
            <text:p text:style-name="P6"/>
          </table:table-cell>
        </table:table-row>
        <table:table-row table:style-name="Tabla43.3">
          <table:table-cell table:style-name="Tabla43.A2" office:value-type="string">
            <text:p text:style-name="P31">SE4.a.7.a.1.a.5</text:p>
          </table:table-cell>
          <table:table-cell table:style-name="Tabla43.A2" office:value-type="string">
            <text:p text:style-name="P18">El sistema imprime en el recibo la leyenda "SEGOB " y el numero de permiso.</text:p>
          </table:table-cell>
          <table:table-cell table:style-name="Tabla43.A2" office:value-type="string">
            <text:p text:style-name="P6"/>
          </table:table-cell>
          <table:table-cell table:style-name="Tabla43.D2" office:value-type="string">
            <text:p text:style-name="P6"/>
          </table:table-cell>
        </table:table-row>
        <table:table-row table:style-name="Tabla43.3">
          <table:table-cell table:style-name="Tabla43.A2" office:value-type="string">
            <text:p text:style-name="P31">SE4.a.7.a.1.a.6</text:p>
          </table:table-cell>
          <table:table-cell table:style-name="Tabla43.A2" office:value-type="string">
            <text:p text:style-name="P18">El flujo continua en el paso 4.a.8 del flujo alternativo.</text:p>
          </table:table-cell>
          <table:table-cell table:style-name="Tabla43.A2" office:value-type="string">
            <text:p text:style-name="P6"/>
          </table:table-cell>
          <table:table-cell table:style-name="Tabla43.D2" office:value-type="string">
            <text:p text:style-name="P6"/>
          </table:table-cell>
        </table:table-row>
        <table:table-row table:style-name="Tabla43.3">
          <table:table-cell table:style-name="Tabla43.A2" office:value-type="string">
            <text:p text:style-name="P31">SE4.a.8</text:p>
          </table:table-cell>
          <table:table-cell table:style-name="Tabla43.A2" office:value-type="string">
            <text:p text:style-name="P18">El sistema identifica el mensaje a imprimir para el cliente en recibo de abono segun sea su puntualidad y estado de las cuentas.</text:p>
          </table:table-cell>
          <table:table-cell table:style-name="Tabla43.A2" office:value-type="string">
            <text:p text:style-name="P6"/>
          </table:table-cell>
          <table:table-cell table:style-name="Tabla43.D2" office:value-type="string">
            <text:p text:style-name="P6"/>
          </table:table-cell>
        </table:table-row>
        <table:table-row table:style-name="Tabla43.3">
          <table:table-cell table:style-name="Tabla43.A2" office:value-type="string">
            <text:p text:style-name="P31">SE4.a.9</text:p>
          </table:table-cell>
          <table:table-cell table:style-name="Tabla43.A2" office:value-type="string">
            <text:p text:style-name="P18">El sistema valida que esta activo el sorteo y se entregaron mas de 14 boletos</text:p>
          </table:table-cell>
          <table:table-cell table:style-name="Tabla43.A2" office:value-type="string">
            <text:p text:style-name="P6"/>
          </table:table-cell>
          <table:table-cell table:style-name="Tabla43.D2" office:value-type="string">
            <text:p text:style-name="P6"/>
          </table:table-cell>
        </table:table-row>
        <table:table-row table:style-name="Tabla43.3">
          <table:table-cell table:style-name="Tabla43.A2" office:value-type="string">
            <text:p text:style-name="P31">SE4.a.10</text:p>
          </table:table-cell>
          <table:table-cell table:style-name="Tabla43.A2" office:value-type="string">
            <text:p text:style-name="P18">El sistema valida que la tienda esta trabajando como local o que está accesando a una cartera regional o por ciudad.</text:p>
          </table:table-cell>
          <table:table-cell table:style-name="Tabla43.A2" office:value-type="string">
            <text:p text:style-name="P6"/>
          </table:table-cell>
          <table:table-cell table:style-name="Tabla43.D2" office:value-type="string">
            <text:p text:style-name="P6"/>
          </table:table-cell>
        </table:table-row>
        <table:table-row table:style-name="Tabla43.3">
          <table:table-cell table:style-name="Tabla43.A2" office:value-type="string">
            <text:p text:style-name="P31">SE4.a.11</text:p>
          </table:table-cell>
          <table:table-cell table:style-name="Tabla43.A2" office:value-type="string">
            <text:p text:style-name="P18">El sistema imprime en el recibo la leyenda "Sus movimientos estan actualizados al: %s".</text:p>
          </table:table-cell>
          <table:table-cell table:style-name="Tabla43.A2" office:value-type="string">
            <text:p text:style-name="P6"/>
          </table:table-cell>
          <table:table-cell table:style-name="Tabla43.D2" office:value-type="string">
            <text:p text:style-name="P6"/>
          </table:table-cell>
        </table:table-row>
        <table:table-row table:style-name="Tabla43.3">
          <table:table-cell table:style-name="Tabla43.A2" office:value-type="string">
            <text:p text:style-name="P31">SE4.a.12</text:p>
          </table:table-cell>
          <table:table-cell table:style-name="Tabla43.A2" office:value-type="string">
            <text:p text:style-name="P18">El sistema valida que hubo bonificacion y se entregaron mas de 20 boletos.</text:p>
          </table:table-cell>
          <table:table-cell table:style-name="Tabla43.A2" office:value-type="string">
            <text:p text:style-name="P6"/>
          </table:table-cell>
          <table:table-cell table:style-name="Tabla43.D2" office:value-type="string">
            <text:p text:style-name="P6"/>
          </table:table-cell>
        </table:table-row>
        <table:table-row table:style-name="Tabla43.3">
          <table:table-cell table:style-name="Tabla43.A2" office:value-type="string">
            <text:p text:style-name="P31">SE4.a.13.a</text:p>
          </table:table-cell>
          <table:table-cell table:style-name="Tabla43.A2" office:value-type="string">
            <text:p text:style-name="P18">El sistema valida que el sorteo instantaneo esta <text:soft-page-break/>activo.</text:p>
          </table:table-cell>
          <table:table-cell table:style-name="Tabla43.A2" office:value-type="string">
            <text:p text:style-name="P6"/>
          </table:table-cell>
          <table:table-cell table:style-name="Tabla43.D2" office:value-type="string">
            <text:p text:style-name="P6"/>
          </table:table-cell>
        </table:table-row>
        <table:table-row table:style-name="Tabla43.3">
          <table:table-cell table:style-name="Tabla43.A2" office:value-type="string">
            <text:p text:style-name="P31">SE4.a.13.a.1</text:p>
          </table:table-cell>
          <table:table-cell table:style-name="Tabla43.A2" office:value-type="string">
            <text:p text:style-name="P18">El sistema valida que el importe de la venta es valido.</text:p>
          </table:table-cell>
          <table:table-cell table:style-name="Tabla43.A2" office:value-type="string">
            <text:p text:style-name="P6"/>
          </table:table-cell>
          <table:table-cell table:style-name="Tabla43.D2" office:value-type="string">
            <text:p text:style-name="P6"/>
          </table:table-cell>
        </table:table-row>
        <table:table-row table:style-name="Tabla43.3">
          <table:table-cell table:style-name="Tabla43.A2" office:value-type="string">
            <text:p text:style-name="P31">SE4.a.13.a.2</text:p>
          </table:table-cell>
          <table:table-cell table:style-name="Tabla43.A2" office:value-type="string">
            <text:p text:style-name="P18">El sistema verifica que el cliente resulto ganador</text:p>
          </table:table-cell>
          <table:table-cell table:style-name="Tabla43.A2" office:value-type="string">
            <text:p text:style-name="P6"/>
          </table:table-cell>
          <table:table-cell table:style-name="Tabla43.D2" office:value-type="string">
            <text:p text:style-name="P6"/>
          </table:table-cell>
        </table:table-row>
        <table:table-row table:style-name="Tabla43.3">
          <table:table-cell table:style-name="Tabla43.A2" office:value-type="string">
            <text:p text:style-name="P31">SE4.a.13.a.3</text:p>
          </table:table-cell>
          <table:table-cell table:style-name="Tabla43.A2" office:value-type="string">
            <text:p text:style-name="P18">El sistema imprime recibo con los siguientes datos:</text:p>
            <text:p text:style-name="P18"><text:s/>Logo de la empresa</text:p>
            <text:p text:style-name="P18">Coppel S.A. de C.V. República 2855</text:p>
            <text:p text:style-name="P18">Culiacán, Sin. RFC: COP-920428-Q20</text:p>
            <text:p text:style-name="P18"/>
            <text:p text:style-name="P18"><text:s/>Recibo de Abono No. #### ######</text:p>
            <text:p text:style-name="P18"><text:s/>Cliente: (No. Cliente)</text:p>
            <text:p text:style-name="P18"><text:s/>Nombre: (Nombre del cliente)</text:p>
            <text:p text:style-name="P18">Fecha: dd-mmm-aaaa <text:s text:c="23"/>Tel: (telefono tienda)</text:p>
            <text:p text:style-name="P18"><text:s/>T-####: (nombre tienda) <text:s text:c="24"/>Caja: (area y caja)</text:p>
            <text:p text:style-name="P18">Gerente: (nombre gerente del area del sistema)</text:p>
          </table:table-cell>
          <table:table-cell table:style-name="Tabla43.A2" office:value-type="string">
            <text:p text:style-name="P6"/>
          </table:table-cell>
          <table:table-cell table:style-name="Tabla43.D2" office:value-type="string">
            <text:p text:style-name="P6"/>
          </table:table-cell>
        </table:table-row>
        <table:table-row table:style-name="Tabla43.3">
          <table:table-cell table:style-name="Tabla43.A2" office:value-type="string">
            <text:p text:style-name="P31">SE4.a.13.a.4</text:p>
          </table:table-cell>
          <table:table-cell table:style-name="Tabla43.A2" office:value-type="string">
            <text:p text:style-name="P18">El sistema imprime la leyenda "¡FELICIDADES, ERES GANADOR", ademas muestra la descripcion del premio en el recibo.</text:p>
          </table:table-cell>
          <table:table-cell table:style-name="Tabla43.A2" office:value-type="string">
            <text:p text:style-name="P6"/>
          </table:table-cell>
          <table:table-cell table:style-name="Tabla43.D2" office:value-type="string">
            <text:p text:style-name="P6"/>
          </table:table-cell>
        </table:table-row>
        <table:table-row table:style-name="Tabla43.3">
          <table:table-cell table:style-name="Tabla43.A2" office:value-type="string">
            <text:p text:style-name="P31">SE4.a.13.a.5.a</text:p>
          </table:table-cell>
          <table:table-cell table:style-name="Tabla43.A2" office:value-type="string">
            <text:p text:style-name="P18">El sistema valida que el premio es dinero electronico.</text:p>
          </table:table-cell>
          <table:table-cell table:style-name="Tabla43.A2" office:value-type="string">
            <text:p text:style-name="P6"/>
          </table:table-cell>
          <table:table-cell table:style-name="Tabla43.D2" office:value-type="string">
            <text:p text:style-name="P6"/>
          </table:table-cell>
        </table:table-row>
        <table:table-row table:style-name="Tabla43.3">
          <table:table-cell table:style-name="Tabla43.A2" office:value-type="string">
            <text:p text:style-name="P31">SE4.a.13.a.5.a.1</text:p>
          </table:table-cell>
          <table:table-cell table:style-name="Tabla43.A2" office:value-type="string">
            <text:p text:style-name="P18"><text:s/>El sistema graba o actualiza el monto de dinero electronico en la tabla crdineroelectronico</text:p>
          </table:table-cell>
          <table:table-cell table:style-name="Tabla43.A2" office:value-type="string">
            <text:p text:style-name="P6"/>
          </table:table-cell>
          <table:table-cell table:style-name="Tabla43.D2" office:value-type="string">
            <text:p text:style-name="P6"/>
          </table:table-cell>
        </table:table-row>
        <table:table-row table:style-name="Tabla43.3">
          <table:table-cell table:style-name="Tabla43.A2" office:value-type="string">
            <text:p text:style-name="P31">SE4.a.13.a.5.a.2</text:p>
          </table:table-cell>
          <table:table-cell table:style-name="Tabla43.A2" office:value-type="string">
            <text:p text:style-name="P18">El flujo continua en el paso 4.a.13.a.6 del flujo alternativo</text:p>
          </table:table-cell>
          <table:table-cell table:style-name="Tabla43.A2" office:value-type="string">
            <text:p text:style-name="P6"/>
          </table:table-cell>
          <table:table-cell table:style-name="Tabla43.D2" office:value-type="string">
            <text:p text:style-name="P6"/>
          </table:table-cell>
        </table:table-row>
        <table:table-row table:style-name="Tabla43.3">
          <table:table-cell table:style-name="Tabla43.A2" office:value-type="string">
            <text:p text:style-name="P31">SE4.a.13.a.6</text:p>
          </table:table-cell>
          <table:table-cell table:style-name="Tabla43.A2" office:value-type="string">
            <text:p text:style-name="P18">El sistema muestra mensaje de aviso.</text:p>
          </table:table-cell>
          <table:table-cell table:style-name="Tabla43.A2" office:value-type="string">
            <text:p text:style-name="P6"/>
          </table:table-cell>
          <table:table-cell table:style-name="Tabla43.D2" office:value-type="string">
            <text:p text:style-name="P6"/>
          </table:table-cell>
        </table:table-row>
        <table:table-row table:style-name="Tabla43.3">
          <table:table-cell table:style-name="Tabla43.A2" office:value-type="string">
            <text:p text:style-name="P31">SE4.a.13.a.7</text:p>
          </table:table-cell>
          <table:table-cell table:style-name="Tabla43.A2" office:value-type="string">
            <text:p text:style-name="P18">El cajero acepta el mensaje y el flujo continua en el paso 16 del flujo basico.</text:p>
          </table:table-cell>
          <table:table-cell table:style-name="Tabla43.A2" office:value-type="string">
            <text:p text:style-name="P6"/>
          </table:table-cell>
          <table:table-cell table:style-name="Tabla43.D2" office:value-type="string">
            <text:p text:style-name="P6"/>
          </table:table-cell>
        </table:table-row>
        <table:table-row table:style-name="Tabla43.3">
          <table:table-cell table:style-name="Tabla43.A2" office:value-type="string">
            <text:p text:style-name="P31">S16</text:p>
          </table:table-cell>
          <table:table-cell table:style-name="Tabla43.A2" office:value-type="string">
            <text:p text:style-name="P18">El sistema graba la imagen del recibo de abono.</text:p>
          </table:table-cell>
          <table:table-cell table:style-name="Tabla43.A2" office:value-type="string">
            <text:p text:style-name="P6"/>
          </table:table-cell>
          <table:table-cell table:style-name="Tabla43.D2" office:value-type="string">
            <text:p text:style-name="P6"/>
          </table:table-cell>
        </table:table-row>
        <table:table-row table:style-name="Tabla43.3">
          <table:table-cell table:style-name="Tabla43.A2" office:value-type="string">
            <text:p text:style-name="P31">S17</text:p>
          </table:table-cell>
          <table:table-cell table:style-name="Tabla43.A2" office:value-type="string">
            <text:p text:style-name="P18">El sistema determina si el cliente cumple con los datos requeridos y muestra el tipo de encuesta que se le aplicará al cliente.</text:p>
          </table:table-cell>
          <table:table-cell table:style-name="Tabla43.A2" office:value-type="string">
            <text:p text:style-name="P6"/>
          </table:table-cell>
          <table:table-cell table:style-name="Tabla43.D2" office:value-type="string">
            <text:p text:style-name="P6"/>
          </table:table-cell>
        </table:table-row>
        <table:table-row table:style-name="Tabla43.3">
          <table:table-cell table:style-name="Tabla43.A2" office:value-type="string">
            <text:p text:style-name="P31">S18</text:p>
          </table:table-cell>
          <table:table-cell table:style-name="Tabla43.A2" office:value-type="string">
            <text:p text:style-name="P18"><text:s/>El sistema verifica que no se capturo el pago de servicios.</text:p>
          </table:table-cell>
          <table:table-cell table:style-name="Tabla43.A2" office:value-type="string">
            <text:p text:style-name="P6"/>
          </table:table-cell>
          <table:table-cell table:style-name="Tabla43.D2" office:value-type="string">
            <text:p text:style-name="P6"/>
          </table:table-cell>
        </table:table-row>
        <table:table-row table:style-name="Tabla43.3">
          <table:table-cell table:style-name="Tabla43.A2" office:value-type="string">
            <text:p text:style-name="P31">S19</text:p>
          </table:table-cell>
          <table:table-cell table:style-name="Tabla43.A2" office:value-type="string">
            <text:p text:style-name="P18"><text:s/>El sistema manda llamar el caso de uso CU-0011-Invitacion Prestamo.</text:p>
          </table:table-cell>
          <table:table-cell table:style-name="Tabla43.A2" office:value-type="string">
            <text:p text:style-name="P6"/>
          </table:table-cell>
          <table:table-cell table:style-name="Tabla43.D2" office:value-type="string">
            <text:p text:style-name="P6"/>
          </table:table-cell>
        </table:table-row>
        <table:table-row table:style-name="Tabla43.3">
          <table:table-cell table:style-name="Tabla43.A2" office:value-type="string">
            <text:p text:style-name="P31">S20</text:p>
          </table:table-cell>
          <table:table-cell table:style-name="Tabla43.A2" office:value-type="string">
            <text:p text:style-name="P18">Fin de caso de uso</text:p>
          </table:table-cell>
          <table:table-cell table:style-name="Tabla43.A2" office:value-type="string">
            <text:p text:style-name="P6"/>
          </table:table-cell>
          <table:table-cell table:style-name="Tabla43.D2" office:value-type="string">
            <text:p text:style-name="P6"/>
          </table:table-cell>
        </table:table-row>
        <table:table-row table:style-name="Tabla43.3">
          <table:table-cell table:style-name="Tabla43.A2" office:value-type="string">
            <text:p text:style-name="P4">Estado el Caso de Prueba </text:p>
          </table:table-cell>
          <table:table-cell table:style-name="Tabla43.A2" office:value-type="string">
            <text:p text:style-name="P18">En preparación</text:p>
          </table:table-cell>
          <table:table-cell table:style-name="Tabla43.A2" office:value-type="string">
            <text:p text:style-name="P5"/>
          </table:table-cell>
          <table:table-cell table:style-name="Tabla43.D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Arial Narrow1" svg:font-family="'Arial Narrow'" style:font-family-generic="swiss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0pt" fo:language="es" fo:country="ES" style:font-name-asian="Times New Roman" style:font-size-asian="10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-left="0.501cm" fo:margin-right="0cm" fo:margin-top="0.212cm" fo:margin-bottom="0cm" fo:line-height="150%" fo:text-align="justify" style:justify-single-word="false" fo:text-indent="0cm" style:auto-text-indent="false"/>
      <style:text-properties style:font-name="Arial" fo:font-size="11pt" style:font-size-asian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style:font-name="Arial Narrow" fo:font-size="12pt" fo:letter-spacing="0.035cm" fo:font-weight="bold" style:font-size-asian="12pt" style:font-weight-asian="bold"/>
    </style:style>
    <style:style style:name="Heading_20_2" style:display-name="Heading 2" style:family="paragraph" style:parent-style-name="Standard" style:next-style-name="Standard" style:class="text">
      <style:paragraph-properties fo:keep-with-next="always"/>
      <style:text-properties style:font-name="Arial Narrow" fo:font-size="12pt" fo:letter-spacing="0.035cm" fo:font-weight="bold" style:font-size-asian="12pt" style:font-weight-asian="bold"/>
    </style:style>
    <style:style style:name="Heading_20_3" style:display-name="Heading 3" style:family="paragraph" style:parent-style-name="Standard" style:next-style-name="Standard" style:class="text">
      <style:paragraph-properties fo:keep-with-next="always"/>
      <style:text-properties style:font-name="Arial Narrow" fo:font-size="12pt" fo:letter-spacing="0.035cm" fo:language="es" fo:country="ES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13.002cm" fo:margin-right="0cm" fo:text-indent="0cm" style:auto-text-indent="false" fo:keep-with-next="always"/>
      <style:text-properties style:font-name="Arial" fo:font-size="11pt" fo:font-weight="bold" style:font-size-asian="11pt" style:font-weight-asian="bold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padding-left="0.141cm" fo:padding-right="0.141cm" fo:padding-top="0.035cm" fo:padding-bottom="0.035cm" fo:border="0.018cm solid #000000" fo:keep-with-next="always"/>
      <style:text-properties style:font-name="Arial" fo:font-size="11pt" fo:font-weight="bold" style:font-size-asian="11pt" style:font-weight-asian="bold"/>
    </style:style>
    <style:style style:name="Heading_20_6" style:display-name="Heading 6" style:family="paragraph" style:parent-style-name="Standard" style:next-style-name="Standard" style:class="text">
      <style:paragraph-properties fo:margin-left="-0.376cm" fo:margin-right="0cm" fo:line-height="150%" fo:text-align="center" style:justify-single-word="false" fo:text-indent="0.376cm" style:auto-text-indent="false" fo:keep-with-next="always"/>
      <style:text-properties style:font-name="Arial" fo:font-size="11pt" fo:font-weight="bold" style:font-size-asian="11pt" style:font-weight-asian="bold"/>
    </style:style>
    <style:style style:name="Heading_20_7" style:display-name="Heading 7" style:family="paragraph" style:parent-style-name="Standard" style:next-style-name="Standard" style:class="text">
      <style:paragraph-properties fo:margin-top="0.212cm" fo:margin-bottom="0cm" fo:line-height="150%" fo:keep-with-next="always"/>
      <style:text-properties fo:color="#008000" style:font-name="Arial" fo:font-size="11pt" fo:font-weight="bold" style:font-size-asian="11pt" style:font-weight-asian="bold"/>
    </style:style>
    <style:style style:name="Heading_20_8" style:display-name="Heading 8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Arial" fo:font-size="12pt" fo:font-weight="bold" style:font-size-asian="12pt" style:font-weight-asian="bold"/>
    </style:style>
    <style:style style:name="Heading_20_9" style:display-name="Heading 9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Arial" fo:font-size="11pt" fo:font-weight="bold" style:font-size-asian="11pt" style:font-weight-asian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Arial" fo:font-size="11pt" style:font-size-asian="11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Arial" fo:font-size="11pt" style:font-size-asian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/>
      <style:text-properties style:font-name="Arial Narrow" fo:font-size="12pt" fo:font-weight="bold" style:letter-kerning="true" style:font-size-asian="12pt" style:font-weight-asian="bold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cm" fo:margin-right="0cm" fo:text-indent="0cm" style:auto-text-indent="false"/>
      <style:text-properties style:font-name="Arial Narrow" fo:font-size="12pt" style:letter-kerning="true" style:font-size-asian="12pt" style:font-size-complex="12pt"/>
    </style:style>
    <style:style style:name="Contents_20_3" style:display-name="Contents 3" style:family="paragraph" style:parent-style-name="Standard" style:next-style-name="Standard" style:class="index">
      <style:paragraph-properties fo:margin-left="0.85cm" fo:margin-right="0cm" fo:text-indent="0cm" style:auto-text-indent="false"/>
      <style:text-properties style:font-name="Arial Narrow" fo:font-size="12pt" style:font-size-asian="12pt" style:font-size-complex="12pt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font-size="11pt" style:letter-kerning="true" style:font-size-asian="11pt" style:font-size-complex="10.5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font-size="12pt" style:font-size-asian="12pt" style:font-size-complex="12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font-size="12pt" style:font-size-asian="12pt" style:font-size-complex="12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font-size="12pt" style:font-size-asian="12pt" style:font-size-complex="12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font-size="12pt" style:font-size-asian="12pt" style:font-size-complex="12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font-size="12pt" style:font-size-asian="12pt" style:font-size-complex="12pt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26.575cm" style:type="right" style:leader-style="dotted" style:leader-text="."/>
        </style:tab-stops>
      </style:paragraph-properties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Arial Narrow" fo:font-size="18pt" fo:letter-spacing="0.035cm" fo:font-weight="bold" style:font-size-asian="18pt" style:font-weight-asian="bold"/>
    </style:style>
    <style:style style:name="Subtitle" style:family="paragraph" style:parent-style-name="Standard" style:next-style-name="Standard" style:class="chapter">
      <style:paragraph-properties fo:margin-top="0.423cm" fo:margin-bottom="0.212cm" fo:text-align="center" style:justify-single-word="false" fo:keep-with-next="always" style:text-autospace="none" style:punctuation-wrap="simple" style:vertical-align="baseline"/>
      <style:text-properties style:font-name="Arial" fo:font-size="12pt" fo:language="en" fo:country="US" fo:font-weight="bold" style:font-size-asian="12pt" style:font-weight-asian="bold"/>
    </style:style>
    <style:style style:name="Sangría_20_3_20_de_20_t._20_independiente" style:display-name="Sangría 3 de t. independiente" style:family="paragraph" style:parent-style-name="Standard">
      <style:paragraph-properties fo:margin-left="0.751cm" fo:margin-right="0cm" fo:line-height="150%" fo:text-align="justify" style:justify-single-word="false" fo:text-indent="0cm" style:auto-text-indent="false"/>
      <style:text-properties style:font-name="Arial" fo:font-size="11pt" style:font-size-asian="11pt"/>
    </style:style>
    <style:style style:name="Texto_20_de_20_bloque" style:display-name="Texto de bloque" style:family="paragraph" style:parent-style-name="Standard">
      <style:paragraph-properties fo:margin-left="1cm" fo:margin-right="1cm" fo:text-indent="0cm" style:auto-text-indent="false" fo:padding-left="0.141cm" fo:padding-right="0.141cm" fo:padding-top="0.035cm" fo:padding-bottom="0.035cm" fo:border="0.018cm solid #000000"/>
      <style:text-properties style:font-name="Arial" fo:font-size="9pt" style:font-size-asian="9pt"/>
    </style:style>
    <style:style style:name="InfoBlue" style:family="paragraph" style:parent-style-name="Standard" style:next-style-name="Text_20_body">
      <style:paragraph-properties fo:margin-left="1.27cm" fo:margin-right="0cm" fo:line-height="150%" fo:text-align="justify" style:justify-single-word="false" fo:orphans="0" fo:widows="0" fo:text-indent="0cm" style:auto-text-indent="false"/>
      <style:text-properties style:font-name="Arial Narrow" fo:font-size="12pt" fo:letter-spacing="0.035cm" style:font-size-asian="12pt"/>
    </style:style>
    <style:style style:name="Sangría_20_2_20_de_20_t._20_independiente" style:display-name="Sangría 2 de t. independiente" style:family="paragraph" style:parent-style-name="Standard">
      <style:paragraph-properties fo:margin-left="1.501cm" fo:margin-right="0cm" fo:line-height="150%" fo:text-align="justify" style:justify-single-word="false" fo:text-indent="0cm" style:auto-text-indent="false"/>
    </style:style>
    <style:style style:name="Tabletext" style:family="paragraph" style:parent-style-name="Standard">
      <style:paragraph-properties fo:margin-top="0cm" fo:margin-bottom="0.212cm" style:line-height-at-least="0.423cm" fo:keep-together="always" fo:orphans="0" fo:widows="0"/>
      <style:text-properties style:font-name="Garamond" fo:language="en" fo:country="US" style:letter-kerning="true" style:font-name-complex="Arial" style:font-weight-complex="bold"/>
    </style:style>
    <style:style style:name="Table_20_Text" style:display-name="Table Text" style:family="paragraph" style:parent-style-name="Standard">
      <style:paragraph-properties fo:margin-top="0cm" fo:margin-bottom="0.212cm" style:text-autospace="none" style:punctuation-wrap="simple" style:vertical-align="baseline"/>
      <style:text-properties style:font-name="Arial" fo:language="en" fo:country="US"/>
    </style:style>
    <style:style style:name="Texto_20_independiente_20_2" style:display-name="Texto independiente 2" style:family="paragraph" style:parent-style-name="Standard">
      <style:paragraph-properties fo:line-height="150%" fo:text-align="justify" style:justify-single-word="false"/>
      <style:text-properties style:font-name="Arial" fo:font-size="11pt" style:font-size-asian="11pt"/>
    </style:style>
    <style:style style:name="ViñetaBlanca1" style:family="paragraph" style:parent-style-name="Standard">
      <style:paragraph-properties fo:margin-left="0cm" fo:margin-right="0cm" fo:text-align="justify" style:justify-single-word="false" fo:text-indent="0cm" style:auto-text-indent="false" fo:keep-with-next="always"/>
      <style:text-properties style:font-name="Arial Narrow" fo:font-size="11pt" style:font-size-asian="11pt"/>
    </style:style>
    <style:style style:name="ViñetaBlanca2" style:family="paragraph" style:parent-style-name="Standard" style:default-outline-level="2">
      <style:paragraph-properties fo:margin-left="0cm" fo:margin-right="0cm" fo:text-align="justify" style:justify-single-word="false" fo:text-indent="0cm" style:auto-text-indent="false" fo:keep-with-next="always"/>
      <style:text-properties style:font-name="Arial Narrow" fo:font-size="11pt" style:font-size-asian="11pt"/>
    </style:style>
    <style:style style:name="ViñetaNegra1" style:family="paragraph" style:parent-style-name="Standard">
      <style:paragraph-properties fo:margin-left="0cm" fo:margin-right="0cm" fo:text-align="justify" style:justify-single-word="false" fo:text-indent="0cm" style:auto-text-indent="false" fo:keep-with-next="always"/>
      <style:text-properties style:font-name="Arial Narrow" fo:font-size="11pt" style:font-size-asian="11pt" style:font-weight-complex="bold"/>
    </style:style>
    <style:style style:name="ViñetaNegra2" style:family="paragraph" style:parent-style-name="Standard">
      <style:paragraph-properties fo:margin-left="0cm" fo:margin-right="0cm" fo:text-align="justify" style:justify-single-word="false" fo:text-indent="0cm" style:auto-text-indent="false" fo:keep-with-next="always"/>
      <style:text-properties style:font-name="Arial Narrow" fo:font-size="11pt" style:font-size-asian="11pt"/>
    </style:style>
    <style:style style:name="ViñetaNegra3" style:family="paragraph" style:parent-style-name="Standard">
      <style:paragraph-properties fo:margin-left="0cm" fo:margin-right="0cm" fo:text-align="justify" style:justify-single-word="false" fo:text-indent="0cm" style:auto-text-indent="false" fo:keep-with-next="always"/>
      <style:text-properties style:font-name="Arial Narrow" fo:font-size="11pt" fo:language="es" fo:country="ES" style:font-size-asian="11pt"/>
    </style:style>
    <style:style style:name="ViñetaBlanca3" style:family="paragraph" style:parent-style-name="Standard">
      <style:paragraph-properties fo:margin-left="0cm" fo:margin-right="0cm" fo:text-align="justify" style:justify-single-word="false" fo:text-indent="0cm" style:auto-text-indent="false" fo:keep-with-next="always"/>
      <style:text-properties style:font-name="Arial Narrow" fo:font-size="11pt" fo:language="es" fo:country="ES" style:font-size-asian="11pt"/>
    </style:style>
    <style:style style:name="ViñetaBlanca4" style:family="paragraph" style:parent-style-name="Standard">
      <style:paragraph-properties fo:margin-left="0cm" fo:margin-right="0cm" fo:text-align="justify" style:justify-single-word="false" fo:text-indent="0cm" style:auto-text-indent="false" fo:keep-with-next="always"/>
      <style:text-properties style:font-name="Arial Narrow" fo:font-size="11pt" fo:language="en" fo:country="US" style:font-size-asian="11pt" style:font-weight-complex="bold"/>
    </style:style>
    <style:style style:name="ViñetaNegra4" style:family="paragraph" style:parent-style-name="Standard">
      <style:paragraph-properties fo:margin-left="0cm" fo:margin-right="0cm" fo:text-align="justify" style:justify-single-word="false" fo:text-indent="0cm" style:auto-text-indent="false" fo:keep-with-next="always"/>
      <style:text-properties style:font-name="Arial Narrow" fo:font-size="11pt" fo:language="en" fo:country="US" style:font-size-asian="11pt" style:font-weight-complex="bold"/>
    </style:style>
    <style:style style:name="TextoNivel2" style:family="paragraph" style:parent-style-name="Heading_20_2">
      <style:paragraph-properties fo:margin-left="1.39cm" fo:margin-right="0cm" fo:text-align="justify" style:justify-single-word="false" fo:text-indent="0cm" style:auto-text-indent="false" fo:keep-with-next="auto"/>
      <style:text-properties fo:font-size="11pt" fo:letter-spacing="normal" fo:font-weight="normal" style:font-size-asian="11pt" style:font-weight-asian="normal" style:font-weight-complex="bold"/>
    </style:style>
    <style:style style:name="Page_20_Number" style:display-name="Page Number" style:family="text" style:parent-style-name="Fuente_20_de_20_párrafo_20_predeter."/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WW8Num1z0" style:family="text">
      <style:text-properties fo:font-weight="bold" style:font-weight-asian="bold"/>
    </style:style>
    <style:style style:name="WW8Num1z2" style:family="text">
      <style:text-properties style:text-position="0% 100%" style:font-name="Wingdings" fo:font-size="12pt" fo:letter-spacing="normal" fo:font-style="normal" fo:font-weight="normal" style:font-size-asian="12pt" style:font-style-asian="normal" style:font-weight-asian="normal" style:text-scale="100%"/>
    </style:style>
    <style:style style:name="WW8Num1z3" style:family="text">
      <style:text-properties style:font-name="Symbol"/>
    </style:style>
    <style:style style:name="WW8Num1z4" style:family="text">
      <style:text-properties style:font-name="Courier New"/>
    </style:style>
    <style:style style:name="WW8Num1z5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fo:font-weight="bold" style:font-weight-asian="bold"/>
    </style:style>
    <style:style style:name="WW8Num3z1" style:family="text">
      <style:text-properties style:font-name="Courier New"/>
    </style:style>
    <style:style style:name="WW8Num4z0" style:family="text">
      <style:text-properties style:font-name="Arial Narrow"/>
    </style:style>
    <style:style style:name="WW8Num5z0" style:family="text">
      <style:text-properties style:font-name="Wingdings" fo:font-size="8pt" style:font-size-asian="8pt"/>
    </style:style>
    <style:style style:name="WW8Num5z2" style:family="text">
      <style:text-properties style:text-position="0% 100%" style:font-name="Wingdings" fo:font-size="12pt" fo:letter-spacing="normal" fo:font-style="normal" fo:font-weight="normal" style:font-size-asian="12pt" style:font-style-asian="normal" style:font-weight-asian="normal" style:text-scale="100%"/>
    </style:style>
    <style:style style:name="WW8Num6z3" style:family="text">
      <style:text-properties style:font-name="Symbol"/>
    </style:style>
    <style:style style:name="Absatz-Standardschriftart" style:family="text"/>
    <style:style style:name="WW-Absatz-Standardschriftart" style:family="text"/>
    <style:style style:name="WW8Num2z0" style:family="text">
      <style:text-properties style:font-name="Wingdings" fo:font-size="8pt" style:font-size-asian="8pt"/>
    </style:style>
    <style:style style:name="WW-Absatz-Standardschriftart1" style:family="text"/>
    <style:style style:name="WW8Num2z1" style:family="text">
      <style:text-properties style:font-name="Courier New"/>
    </style:style>
    <style:style style:name="WW8Num5z3" style:family="text">
      <style:text-properties style:font-name="Symbol"/>
    </style:style>
    <style:style style:name="WW8Num5z4" style:family="text">
      <style:text-properties style:font-name="Courier New"/>
    </style:style>
    <style:style style:name="WW8Num5z5" style:family="text">
      <style:text-properties style:font-name="Wingdings"/>
    </style:style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8Num7z0" style:family="text">
      <style:text-properties style:font-name="Arial Narrow"/>
    </style:style>
    <style:style style:name="WW8Num8z0" style:family="text">
      <style:text-properties style:font-name="Wingdings" fo:font-size="8pt" style:font-size-asian="8pt"/>
    </style:style>
    <style:style style:name="WW8Num9z0" style:family="text">
      <style:text-properties style:font-name="Wingdings" fo:font-size="8pt" style:font-size-asian="8pt"/>
    </style:style>
    <style:style style:name="WW8Num9z2" style:family="text">
      <style:text-properties fo:font-size="12pt" style:font-size-asian="12pt" style:font-size-complex="12pt"/>
    </style:style>
    <style:style style:name="WW8Num9z3" style:family="text">
      <style:text-properties style:font-name="Symbol"/>
    </style:style>
    <style:style style:name="WW8Num9z4" style:family="text">
      <style:text-properties style:font-name="Courier New"/>
    </style:style>
    <style:style style:name="WW8Num9z5" style:family="text">
      <style:text-properties style:font-name="Wingdings"/>
    </style:style>
    <style:style style:name="WW-Absatz-Standardschriftart1111111111" style:family="text"/>
    <style:style style:name="WW8Num2z2" style:family="text">
      <style:text-properties style:font-name="Wingdings"/>
    </style:style>
    <style:style style:name="WW8Num5z1" style:family="text">
      <style:text-properties style:text-position="0% 100%" style:font-name="Wingdings" fo:font-size="16pt" fo:letter-spacing="normal" fo:font-style="normal" fo:font-weight="normal" style:font-size-asian="16pt" style:font-style-asian="normal" style:font-weight-asian="normal" style:text-scale="100%"/>
    </style:style>
    <style:style style:name="WW8Num6z0" style:family="text">
      <style:text-properties style:font-name="Wingdings" fo:font-size="8pt" style:font-size-asian="8pt"/>
    </style:style>
    <style:style style:name="WW8Num6z1" style:family="text">
      <style:text-properties style:text-position="0% 100%" style:font-name="Wingdings" fo:font-size="16pt" fo:letter-spacing="normal" fo:font-style="normal" fo:font-weight="normal" style:font-size-asian="16pt" style:font-style-asian="normal" style:font-weight-asian="normal" style:text-scale="100%"/>
    </style:style>
    <style:style style:name="WW8Num6z2" style:family="text">
      <style:text-properties style:text-position="0% 100%" style:font-name="Wingdings" fo:font-size="14pt" fo:letter-spacing="normal" fo:font-style="normal" fo:font-weight="normal" style:font-size-asian="14pt" style:font-style-asian="normal" style:font-weight-asian="normal" style:text-scale="100%"/>
    </style:style>
    <style:style style:name="WW8Num6z4" style:family="text">
      <style:text-properties style:font-name="Courier New"/>
    </style:style>
    <style:style style:name="WW8Num6z5" style:family="text">
      <style:text-properties style:font-name="Wingdings"/>
    </style:style>
    <style:style style:name="WW8Num8z1" style:family="text">
      <style:text-properties style:font-name="Courier New"/>
    </style:style>
    <style:style style:name="WW8Num8z3" style:family="text">
      <style:text-properties style:text-position="0% 100%" style:font-name="Wingdings" fo:font-size="14pt" fo:letter-spacing="normal" fo:font-style="normal" fo:font-weight="normal" style:font-size-asian="14pt" style:font-style-asian="normal" style:font-weight-asian="normal" style:text-scale="100%"/>
    </style:style>
    <style:style style:name="WW8Num8z6" style:family="text">
      <style:text-properties style:font-name="Symbol"/>
    </style:style>
    <style:style style:name="WW8Num8z8" style:family="text">
      <style:text-properties style:font-name="Wingdings"/>
    </style:style>
    <style:style style:name="WW8Num12z0" style:family="text">
      <style:text-properties style:font-name="Arial Narrow"/>
    </style:style>
    <style:style style:name="WW8NumSt7z0" style:family="text">
      <style:text-properties style:font-name="Arial Narrow"/>
    </style:style>
    <style:style style:name="WW8NumSt8z0" style:family="text">
      <style:text-properties style:font-name="Arial Narrow"/>
    </style:style>
    <style:style style:name="WW8NumSt9z0" style:family="text">
      <style:text-properties style:font-name="Arial Narrow"/>
    </style:style>
    <style:style style:name="WW8NumSt10z0" style:family="text">
      <style:text-properties style:font-name="Arial Narrow"/>
    </style:style>
    <style:style style:name="WW8NumSt11z0" style:family="text">
      <style:text-properties style:font-name="Arial Narrow"/>
    </style:style>
    <style:style style:name="WW8NumSt13z0" style:family="text">
      <style:text-properties style:font-name="Arial Narrow"/>
    </style:style>
    <style:style style:name="WW8NumSt14z0" style:family="text">
      <style:text-properties style:font-name="Arial Narrow"/>
    </style:style>
    <style:style style:name="WW8NumSt15z0" style:family="text">
      <style:text-properties style:font-name="Arial Narrow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bullet text:level="1" text:style-name="WW8Num1z0" style:num-suffix="." text:bullet-char="">
        <style:list-level-properties text:space-before="1.39cm" text:min-label-width="0.63cm"/>
        <style:text-properties style:font-name="Wingdings"/>
      </text:list-level-style-bullet>
      <text:list-level-style-bullet text:level="2" text:style-name="WW8Num1z0" style:num-suffix="." text:bullet-char="">
        <style:list-level-properties text:space-before="1.39cm" text:min-label-width="0.63cm"/>
        <style:text-properties style:font-name="Wingdings"/>
      </text:list-level-style-bullet>
      <text:list-level-style-bullet text:level="3" text:style-name="WW8Num1z2" style:num-suffix="." text:bullet-char="">
        <style:list-level-properties text:space-before="2.02cm" text:min-label-width="0.601cm"/>
        <style:text-properties style:font-name="Wingdings"/>
      </text:list-level-style-bullet>
      <text:list-level-style-bullet text:level="4" text:style-name="WW8Num1z3" style:num-suffix="." text:bullet-char="">
        <style:list-level-properties text:space-before="5.946cm" text:min-label-width="0.635cm"/>
        <style:text-properties style:font-name="Symbol"/>
      </text:list-level-style-bullet>
      <text:list-level-style-bullet text:level="5" text:style-name="WW8Num1z4" style:num-suffix="." text:bullet-char="o">
        <style:list-level-properties text:space-before="7.216cm" text:min-label-width="0.635cm"/>
        <style:text-properties fo:font-family="'Courier New'" style:font-family-generic="modern" style:font-pitch="fixed"/>
      </text:list-level-style-bullet>
      <text:list-level-style-bullet text:level="6" text:style-name="WW8Num1z5" style:num-suffix="." text:bullet-char="">
        <style:list-level-properties text:space-before="8.486cm" text:min-label-width="0.635cm"/>
        <style:text-properties style:font-name="Wingdings"/>
      </text:list-level-style-bullet>
      <text:list-level-style-bullet text:level="7" text:style-name="WW8Num1z3" style:num-suffix="." text:bullet-char="">
        <style:list-level-properties text:space-before="9.756cm" text:min-label-width="0.635cm"/>
        <style:text-properties style:font-name="Symbol"/>
      </text:list-level-style-bullet>
      <text:list-level-style-bullet text:level="8" text:style-name="WW8Num1z4" style:num-suffix="." text:bullet-char="o">
        <style:list-level-properties text:space-before="11.026cm" text:min-label-width="0.635cm"/>
        <style:text-properties fo:font-family="'Courier New'" style:font-family-generic="modern" style:font-pitch="fixed"/>
      </text:list-level-style-bullet>
      <text:list-level-style-bullet text:level="9" text:style-name="WW8Num1z5" style:num-suffix="." text:bullet-char="">
        <style:list-level-properties text:space-before="12.29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text:style-name="WW8Num2z3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style:num-suffix="." text:bullet-char="">
        <style:list-level-properties text:space-before="0.635cm" text:min-label-width="0.635cm"/>
        <style:text-properties fo:font-family="Symbol" style:font-charset="x-symbol"/>
      </text:list-level-style-bullet>
      <text:list-level-style-number text:level="2" text:style-name="WW8Num3z1" style:num-suffix="." style:num-format="1">
        <style:list-level-properties text:space-before="1.27cm" text:min-label-width="0.635cm"/>
      </text:list-level-style-number>
      <text:list-level-style-number text:level="3" text:style-name="WW8Num3z1" style:num-suffix="." style:num-format="1">
        <style:list-level-properties text:space-before="1.905cm" text:min-label-width="0.635cm"/>
      </text:list-level-style-number>
      <text:list-level-style-number text:level="4" text:style-name="WW8Num3z1" style:num-suffix="." style:num-format="1">
        <style:list-level-properties text:space-before="2.54cm" text:min-label-width="0.635cm"/>
      </text:list-level-style-number>
      <text:list-level-style-number text:level="5" text:style-name="WW8Num3z1" style:num-suffix="." style:num-format="1">
        <style:list-level-properties text:space-before="3.175cm" text:min-label-width="0.635cm"/>
      </text:list-level-style-number>
      <text:list-level-style-number text:level="6" text:style-name="WW8Num3z1" style:num-suffix="." style:num-format="1">
        <style:list-level-properties text:space-before="3.81cm" text:min-label-width="0.635cm"/>
      </text:list-level-style-number>
      <text:list-level-style-number text:level="7" text:style-name="WW8Num3z1" style:num-suffix="." style:num-format="1">
        <style:list-level-properties text:space-before="4.445cm" text:min-label-width="0.635cm"/>
      </text:list-level-style-number>
      <text:list-level-style-number text:level="8" text:style-name="WW8Num3z1" style:num-suffix="." style:num-format="1">
        <style:list-level-properties text:space-before="5.08cm" text:min-label-width="0.635cm"/>
      </text:list-level-style-number>
      <text:list-level-style-number text:level="9" text:style-name="WW8Num3z1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text:style-name="WW8Num4z0" style:num-suffix="." style:num-format="1">
        <style:list-level-properties text:space-before="0.635cm" text:min-label-width="0.635cm"/>
      </text:list-level-style-number>
      <text:list-level-style-number text:level="2" text:style-name="WW8Num4z0" style:num-suffix="." style:num-format="1">
        <style:list-level-properties text:space-before="1.27cm" text:min-label-width="0.635cm"/>
      </text:list-level-style-number>
      <text:list-level-style-number text:level="3" text:style-name="WW8Num4z0" style:num-suffix="." style:num-format="1">
        <style:list-level-properties text:space-before="1.905cm" text:min-label-width="0.635cm"/>
      </text:list-level-style-number>
      <text:list-level-style-number text:level="4" text:style-name="WW8Num4z0" style:num-suffix="." style:num-format="1">
        <style:list-level-properties text:space-before="2.54cm" text:min-label-width="0.635cm"/>
      </text:list-level-style-number>
      <text:list-level-style-number text:level="5" text:style-name="WW8Num4z0" style:num-suffix="." style:num-format="1">
        <style:list-level-properties text:space-before="3.175cm" text:min-label-width="0.635cm"/>
      </text:list-level-style-number>
      <text:list-level-style-number text:level="6" text:style-name="WW8Num4z0" style:num-suffix="." style:num-format="1">
        <style:list-level-properties text:space-before="3.81cm" text:min-label-width="0.635cm"/>
      </text:list-level-style-number>
      <text:list-level-style-number text:level="7" text:style-name="WW8Num4z0" style:num-suffix="." style:num-format="1">
        <style:list-level-properties text:space-before="4.445cm" text:min-label-width="0.635cm"/>
      </text:list-level-style-number>
      <text:list-level-style-number text:level="8" text:style-name="WW8Num4z0" style:num-suffix="." style:num-format="1">
        <style:list-level-properties text:space-before="5.08cm" text:min-label-width="0.635cm"/>
      </text:list-level-style-number>
      <text:list-level-style-number text:level="9" text:style-name="WW8Num4z0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bullet text:level="1" text:style-name="WW8Num5z0" style:num-suffix="." text:bullet-char="">
        <style:list-level-properties text:space-before="0.635cm" text:min-label-width="0.635cm"/>
        <style:text-properties fo:font-family="Wingdings" style:font-charset="x-symbol"/>
      </text:list-level-style-bullet>
      <text:list-level-style-bullet text:level="2" text:style-name="WW8Num5z0" style:num-suffix="." text:bullet-char="">
        <style:list-level-properties text:space-before="1.27cm" text:min-label-width="0.635cm"/>
        <style:text-properties fo:font-family="Wingdings" style:font-charset="x-symbol"/>
      </text:list-level-style-bullet>
      <text:list-level-style-number text:level="3" text:style-name="WW8Num5z2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WW8Num5z2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WW8Num5z2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WW8Num5z2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WW8Num5z2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WW8Num5z2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WW8Num5z2" style:num-prefix=" " style:num-suffix=" " style:num-format="1" text:display-levels="9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text:style-name="WW8Num6z3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4" style:family="table">
      <style:table-properties style:width="17.482cm" table:align="left" style:writing-mode="lr-tb"/>
    </style:style>
    <style:style style:name="Tabla4.A" style:family="table-column">
      <style:table-column-properties style:column-width="13.123cm"/>
    </style:style>
    <style:style style:name="Tabla4.B" style:family="table-column">
      <style:table-column-properties style:column-width="4.359cm"/>
    </style:style>
    <style:style style:name="Tabla4.1" style:family="table-row">
      <style:table-row-properties style:keep-together="true" fo:keep-together="auto"/>
    </style:style>
    <style:style style:name="Tabla4.A1.1" style:family="table-column">
      <style:table-column-properties style:column-width="9.604cm"/>
    </style:style>
    <style:style style:name="Tabla4.A1.2" style:family="table-column">
      <style:table-column-properties style:column-width="3.519cm"/>
    </style:style>
    <style:style style:name="Tabla4.A1.1" style:family="table-row">
      <style:table-row-properties style:row-height="1.058cm" style:keep-together="true" fo:keep-together="auto"/>
    </style:style>
    <style:style style:name="Tabla4.A1.1.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4.A1.2" style:family="table-row">
      <style:table-row-properties style:row-height="0.656cm" style:keep-together="true" fo:keep-together="auto"/>
    </style:style>
    <style:style style:name="Tabla4.A1.1.2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a4.B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3" style:family="table">
      <style:table-properties style:width="17.642cm" fo:margin-left="-0.109cm" table:align="left" style:writing-mode="lr-tb"/>
    </style:style>
    <style:style style:name="Tabla3.A" style:family="table-column">
      <style:table-column-properties style:column-width="7.803cm"/>
    </style:style>
    <style:style style:name="Tabla3.B" style:family="table-column">
      <style:table-column-properties style:column-width="9.839cm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3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a3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a3.B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la6" style:family="table">
      <style:table-properties style:width="17.383cm" table:align="left" style:writing-mode="lr-tb"/>
    </style:style>
    <style:style style:name="Tabla6.A" style:family="table-column">
      <style:table-column-properties style:column-width="13.229cm"/>
    </style:style>
    <style:style style:name="Tabla6.B" style:family="table-column">
      <style:table-column-properties style:column-width="4.154cm"/>
    </style:style>
    <style:style style:name="Tabla6.1" style:family="table-row">
      <style:table-row-properties style:keep-together="true" fo:keep-together="auto"/>
    </style:style>
    <style:style style:name="Tabla6.A1.1" style:family="table-column">
      <style:table-column-properties style:column-width="9.71cm"/>
    </style:style>
    <style:style style:name="Tabla6.A1.2" style:family="table-column">
      <style:table-column-properties style:column-width="3.519cm"/>
    </style:style>
    <style:style style:name="Tabla6.A1.1" style:family="table-row">
      <style:table-row-properties style:row-height="0.953cm" style:keep-together="true" fo:keep-together="auto"/>
    </style:style>
    <style:style style:name="Tabla6.A1.1.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6.A1.2" style:family="table-row">
      <style:table-row-properties style:row-height="0.654cm" style:keep-together="true" fo:keep-together="auto"/>
    </style:style>
    <style:style style:name="Tabla6.A1.1.2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a6.B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5" style:family="table">
      <style:table-properties style:width="17.642cm" fo:margin-left="-0.109cm" table:align="left" style:writing-mode="lr-tb"/>
    </style:style>
    <style:style style:name="Tabla5.A" style:family="table-column">
      <style:table-column-properties style:column-width="7.803cm"/>
    </style:style>
    <style:style style:name="Tabla5.B" style:family="table-column">
      <style:table-column-properties style:column-width="9.839cm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5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a5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MP1" style:family="paragraph" style:parent-style-name="Standard">
      <style:paragraph-properties style:snap-to-layout-grid="false"/>
      <style:text-properties style:use-window-font-color="true" style:font-name="Arial Narrow" fo:font-size="11pt" fo:language="es" fo:country="ES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MP2" style:family="paragraph" style:parent-style-name="Standard">
      <style:paragraph-properties style:snap-to-layout-grid="false"/>
      <style:text-properties style:use-window-font-color="true" style:font-name="Arial Narrow" fo:font-size="11pt" fo:language="es" fo:country="ES" fo:font-weight="normal" style:font-name-asian="Times New Roman" style:font-size-asian="11pt" style:language-asian="zxx" style:country-asian="none" style:font-weight-asian="normal" style:font-name-complex="Times New Roman" style:font-size-complex="11pt" style:language-complex="ar" style:country-complex="SA" style:font-weight-complex="normal"/>
    </style:style>
    <style:style style:name="MP3" style:family="paragraph" style:parent-style-name="Standard">
      <style:paragraph-properties fo:text-align="center" style:justify-single-word="false" style:snap-to-layout-grid="false"/>
      <style:text-properties style:use-window-font-color="true" fo:font-size="10pt" fo:language="es" fo:country="E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MP4" style:family="paragraph" style:parent-style-name="Footer">
      <style:paragraph-properties style:snap-to-layout-grid="false"/>
      <style:text-properties style:use-window-font-color="true" style:font-name="Arial Narrow" fo:font-size="11pt" fo:language="es" fo:country="E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MP5" style:family="paragraph" style:parent-style-name="Footer">
      <style:paragraph-properties fo:text-align="end" style:justify-single-word="false" style:snap-to-layout-grid="false"/>
    </style:style>
    <style:style style:name="MP6" style:family="paragraph" style:parent-style-name="Footer">
      <style:paragraph-properties fo:text-align="end" style:justify-single-word="false" style:snap-to-layout-grid="false"/>
      <style:text-properties style:use-window-font-color="true" fo:font-size="11pt" fo:language="es" fo:country="E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MP7" style:family="paragraph" style:parent-style-name="Header">
      <style:paragraph-properties fo:text-align="end" style:justify-single-word="false"/>
      <style:text-properties style:use-window-font-color="true" fo:font-size="10pt" fo:language="es" fo:country="E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MP8" style:family="paragraph" style:parent-style-name="Footer">
      <style:paragraph-properties fo:text-align="end" style:justify-single-word="false"/>
      <style:text-properties style:use-window-font-color="true" style:font-name="Arial Narrow" fo:font-size="10pt" fo:language="en" fo:country="U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MT1" style:family="text">
      <style:text-properties fo:letter-spacing="0.035cm" style:letter-kerning="true"/>
    </style:style>
    <style:style style:name="MT2" style:family="text">
      <style:text-properties style:use-window-font-color="true" style:font-name="Arial Narrow" fo:font-size="11pt" fo:language="es" fo:country="E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MT3" style:family="text">
      <style:text-properties style:use-window-font-color="true" fo:font-size="11pt" fo:language="es" fo:country="E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MT4" style:family="text">
      <style:text-properties fo:letter-spacing="0.035cm" fo:font-weight="normal" style:letter-kerning="true" style:font-weight-asian="normal" style:font-weight-complex="normal"/>
    </style:style>
    <style:style style:name="Mfr1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0.75cm" fo:margin-bottom="2.051cm" fo:margin-left="1.75cm" fo:margin-right="1.84cm" fo:background-color="#ffffff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501cm" fo:margin-left="0cm" fo:margin-right="0cm" fo:margin-bottom="1.402cm" style:dynamic-spacing="true"/>
      </style:header-style>
      <style:footer-style>
        <style:header-footer-properties fo:min-height="0.979cm" fo:margin-left="0cm" fo:margin-right="0cm" fo:margin-top="0.88cm" style:dynamic-spacing="true"/>
      </style:footer-style>
    </style:page-layout>
  </office:automatic-styles>
  <office:master-styles>
    <style:master-page style:name="Standard" style:page-layout-name="Mpm1">
      <style:header>
        <table:table table:name="Tabla4" table:style-name="Tabla4">
          <table:table-column table:style-name="Tabla4.A"/>
          <table:table-column table:style-name="Tabla4.B"/>
          <table:table-row table:style-name="Tabla4.1">
            <table:table-cell>
              <table:table table:is-sub-table="true">
                <table:table-column table:style-name="Tabla4.A1.1"/>
                <table:table-column table:style-name="Tabla4.A1.2"/>
                <table:table-row table:style-name="Tabla4.A1.1">
                  <table:table-cell table:style-name="Tabla4.A1.1.1" office:value-type="string">
                    <text:p text:style-name="MP1">Título del Documento: </text:p>
                    <text:p text:style-name="MP1">CP-0005-ImprimirReciboAbono</text:p>
                    <text:p text:style-name="MP1"><text:s text:c="7"/></text:p>
                    <text:p text:style-name="MP1"/>
                    <text:p text:style-name="MP1"/>
                  </table:table-cell>
                  <table:table-cell table:style-name="Tabla4.A1.1.1" office:value-type="string">
                    <text:p text:style-name="MP1">Ver. <text:s text:c="5"/>20100406.1008</text:p>
                  </table:table-cell>
                </table:table-row>
                <table:table-row table:style-name="Tabla4.A1.2">
                  <table:table-cell table:style-name="Tabla4.A1.1.2" table:number-columns-spanned="2" office:value-type="string">
                    <text:p text:style-name="MP2">Nombre y Folio Proyecto: <text:span text:style-name="MT1">MostarEncuesta-2124</text:span></text:p>
                  </table:table-cell>
                  <table:covered-table-cell/>
                </table:table-row>
              </table:table>
            </table:table-cell>
            <table:table-cell table:style-name="Tabla4.B1" office:value-type="string">
              <text:p text:style-name="MP3"><draw:frame draw:style-name="Mfr1" draw:name="gráficos1" text:anchor-type="char" svg:x="0.088cm" svg:y="0.168cm" svg:width="3.747cm" svg:height="0.852cm" draw:z-index="1"><draw:image xlink:href="Pictures/2000000700001D90000004A80BFCAF2C.wmf" xlink:type="simple" xlink:show="embed" xlink:actuate="onLoad"/></draw:frame></text:p>
            </table:table-cell>
          </table:table-row>
        </table:table>
        <text:p text:style-name="Standard"/>
      </style:header>
      <style:footer>
        <table:table table:name="Tabla3" table:style-name="Tabla3">
          <table:table-column table:style-name="Tabla3.A"/>
          <table:table-column table:style-name="Tabla3.B"/>
          <table:table-row table:style-name="Tabla3.1">
            <table:table-cell table:style-name="Tabla3.A1" office:value-type="string">
              <text:p text:style-name="MP4">Coppel S.A. de CV.</text:p>
            </table:table-cell>
            <table:table-cell table:style-name="Tabla3.B1" office:value-type="string">
              <text:p text:style-name="MP5"><text:span text:style-name="MT2">Página </text:span><text:span text:style-name="MT3"><text:page-number text:select-page="current">49</text:page-number></text:span><text:span text:style-name="MT2"> de </text:span><text:span text:style-name="MT3"><text:page-count style:num-format="1">78</text:page-count></text:span></text:p>
            </table:table-cell>
          </table:table-row>
          <table:table-row table:style-name="Tabla3.1">
            <table:table-cell table:style-name="Tabla3.A2" office:value-type="string">
              <text:p text:style-name="MP4">Nivel de Confidencialidad: Medio</text:p>
            </table:table-cell>
            <table:table-cell table:style-name="Tabla3.B2" office:value-type="string">
              <text:p text:style-name="MP6"><text:file-name text:display="name-and-extension">CP-0005-ImprimirReciboAbono.odt</text:file-name></text:p>
            </table:table-cell>
          </table:table-row>
        </table:table>
        <text:p text:style-name="Standard"/>
      </style:footer>
    </style:master-page>
    <style:master-page style:name="First_20_Page" style:display-name="First Page" style:page-layout-name="Mpm1" style:next-style-name="Standard">
      <style:header>
        <text:p text:style-name="MP7"><draw:frame draw:style-name="Mfr1" draw:name="gráficos2" text:anchor-type="char" svg:x="10.054cm" svg:y="0.062cm" svg:width="7.257cm" svg:height="1.12cm" draw:z-index="0"><draw:image xlink:href="Pictures/2000000700001D5B000004A8D2094553.wmf" xlink:type="simple" xlink:show="embed" xlink:actuate="onLoad"/></draw:frame></text:p>
        <text:p text:style-name="MP7"/>
        <text:p text:style-name="MP7"/>
      </style:header>
      <style:footer>
        <text:p text:style-name="MP8"/>
      </style:footer>
    </style:master-page>
    <style:master-page style:name="Convertir_20_1" style:display-name="Convertir 1" style:page-layout-name="Mpm1">
      <style:header>
        <text:p text:style-name="Standard"/>
      </style:header>
      <style:footer>
        <text:p text:style-name="Standard"/>
      </style:footer>
    </style:master-page>
    <style:master-page style:name="Convertir_20_2" style:display-name="Convertir 2" style:page-layout-name="Mpm1">
      <style:header>
        <text:p text:style-name="Standard"/>
      </style:header>
      <style:footer>
        <text:p text:style-name="Standard"/>
      </style:footer>
    </style:master-page>
    <style:master-page style:name="Convertir_20_3" style:display-name="Convertir 3" style:page-layout-name="Mpm1">
      <style:header>
        <text:p text:style-name="Standard"/>
      </style:header>
      <style:footer>
        <text:p text:style-name="Standard"/>
      </style:footer>
    </style:master-page>
    <style:master-page style:name="Convertir_20_4" style:display-name="Convertir 4" style:page-layout-name="Mpm1">
      <style:header>
        <table:table table:name="Tabla6" table:style-name="Tabla6">
          <table:table-column table:style-name="Tabla6.A"/>
          <table:table-column table:style-name="Tabla6.B"/>
          <table:table-row table:style-name="Tabla6.1">
            <table:table-cell>
              <table:table table:is-sub-table="true">
                <table:table-column table:style-name="Tabla6.A1.1"/>
                <table:table-column table:style-name="Tabla6.A1.2"/>
                <table:table-row table:style-name="Tabla6.A1.1">
                  <table:table-cell table:style-name="Tabla6.A1.1.1" office:value-type="string">
                    <text:p text:style-name="MP1">Título del Documento: </text:p>
                    <text:p text:style-name="MP1">CP-0005-ImprimirReciboAbono</text:p>
                    <text:p text:style-name="MP1"/>
                    <text:p text:style-name="MP1"/>
                  </table:table-cell>
                  <table:table-cell table:style-name="Tabla6.A1.1.1" office:value-type="string">
                    <text:p text:style-name="MP1">Ver. <text:s text:c="4"/>20100406.1008</text:p>
                  </table:table-cell>
                </table:table-row>
                <table:table-row table:style-name="Tabla6.A1.2">
                  <table:table-cell table:style-name="Tabla6.A1.1.2" table:number-columns-spanned="2" office:value-type="string">
                    <text:p text:style-name="MP1">Nombre y Folio Proyecto: <text:span text:style-name="MT4">MostarEncuesta-2124</text:span></text:p>
                  </table:table-cell>
                  <table:covered-table-cell/>
                </table:table-row>
              </table:table>
            </table:table-cell>
            <table:table-cell table:style-name="Tabla6.B1" office:value-type="string">
              <text:p text:style-name="MP3"><draw:frame draw:style-name="Mfr1" draw:name="gráficos3" text:anchor-type="char" svg:x="0.141cm" svg:y="0.168cm" svg:width="3.747cm" svg:height="0.852cm" draw:z-index="67"><draw:image xlink:href="Pictures/2000000700001D90000004A80BFCAF2C.wmf" xlink:type="simple" xlink:show="embed" xlink:actuate="onLoad"/></draw:frame></text:p>
            </table:table-cell>
          </table:table-row>
        </table:table>
        <text:p text:style-name="Standard"/>
      </style:header>
      <style:footer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MP4">Coppel S.A. de CV.</text:p>
            </table:table-cell>
            <table:table-cell table:style-name="Tabla5.B1" office:value-type="string">
              <text:p text:style-name="MP5"><text:span text:style-name="MT2">Página </text:span><text:span text:style-name="MT3"><text:page-number text:select-page="current">49</text:page-number></text:span><text:span text:style-name="MT2"> de </text:span><text:span text:style-name="MT3"><text:page-count style:num-format="1">78</text:page-count></text:span></text:p>
            </table:table-cell>
          </table:table-row>
          <table:table-row table:style-name="Tabla5.1">
            <table:table-cell table:style-name="Tabla5.A2" office:value-type="string">
              <text:p text:style-name="MP4">Nivel de Confidencialidad: Medio</text:p>
            </table:table-cell>
            <table:table-cell table:style-name="Tabla5.B2" office:value-type="string">
              <text:p text:style-name="MP6"><text:file-name text:display="name-and-extension">CP-0005-ImprimirReciboAbono.odt</text:file-name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8-12-29T11:34:03</meta:creation-date>
    <dc:date>2011-04-12T09:14:57.09</dc:date>
    <meta:printed-by>Alex Coppel S.A. de C.V.</meta:printed-by>
    <meta:print-date>2009-03-13T17:53:10</meta:print-date>
    <dc:language>es-ES</dc:language>
    <meta:editing-cycles>418</meta:editing-cycles>
    <meta:editing-duration>P2DT14H2M39S</meta:editing-duration>
    <dc:creator>maru sanchez</dc:creator>
    <meta:document-statistic meta:table-count="47" meta:image-count="3" meta:object-count="0" meta:page-count="78" meta:paragraph-count="3265" meta:word-count="20846" meta:character-count="135134"/>
    <meta:user-defined meta:name="Info 1"/>
    <meta:user-defined meta:name="Info 2"/>
    <meta:user-defined meta:name="Info 3"/>
    <meta:user-defined meta:name="Info 4"/>
  </office:meta>
</office:document-meta>
</file>